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465in"/>
    </style:style>
    <style:style style:name="co2" style:family="table-column">
      <style:table-column-properties fo:break-before="auto" style:column-width="0.4638in"/>
    </style:style>
    <style:style style:name="co3" style:family="table-column">
      <style:table-column-properties fo:break-before="auto" style:column-width="3.8953in"/>
    </style:style>
    <style:style style:name="co4" style:family="table-column">
      <style:table-column-properties fo:break-before="auto" style:column-width="0.9681in"/>
    </style:style>
    <style:style style:name="co5" style:family="table-column">
      <style:table-column-properties fo:break-before="auto" style:column-width="0.6571in"/>
    </style:style>
    <style:style style:name="co6" style:family="table-column">
      <style:table-column-properties fo:break-before="auto" style:column-width="0.8071in"/>
    </style:style>
    <style:style style:name="co7" style:family="table-column">
      <style:table-column-properties fo:break-before="auto" style:column-width="1.1827in"/>
    </style:style>
    <style:style style:name="co8" style:family="table-column">
      <style:table-column-properties fo:break-before="auto" style:column-width="1.622in"/>
    </style:style>
    <style:style style:name="co9" style:family="table-column">
      <style:table-column-properties fo:break-before="auto" style:column-width="1.2575in"/>
    </style:style>
    <style:style style:name="co10" style:family="table-column">
      <style:table-column-properties fo:break-before="auto" style:column-width="1.0965in"/>
    </style:style>
    <style:style style:name="co11" style:family="table-column">
      <style:table-column-properties fo:break-before="auto" style:column-width="1.3008in"/>
    </style:style>
    <style:style style:name="co12" style:family="table-column">
      <style:table-column-properties fo:break-before="auto" style:column-width="1.6646in"/>
    </style:style>
    <style:style style:name="co13" style:family="table-column">
      <style:table-column-properties fo:break-before="auto" style:column-width="1.772in"/>
    </style:style>
    <style:style style:name="co14" style:family="table-column">
      <style:table-column-properties fo:break-before="auto" style:column-width="1.15in"/>
    </style:style>
    <style:style style:name="co15" style:family="table-column">
      <style:table-column-properties fo:break-before="auto" style:column-width="1.2681in"/>
    </style:style>
    <style:style style:name="co16" style:family="table-column">
      <style:table-column-properties fo:break-before="auto" style:column-width="1.1075in"/>
    </style:style>
    <style:style style:name="co17" style:family="table-column">
      <style:table-column-properties fo:break-before="auto" style:column-width="0.9146in"/>
    </style:style>
    <style:style style:name="co18" style:family="table-column">
      <style:table-column-properties fo:break-before="auto" style:column-width="0.9465in"/>
    </style:style>
    <style:style style:name="co19" style:family="table-column">
      <style:table-column-properties fo:break-before="auto" style:column-width="4.8492in"/>
    </style:style>
    <style:style style:name="co20" style:family="table-column">
      <style:table-column-properties fo:break-before="auto" style:column-width="4.8382in"/>
    </style:style>
    <style:style style:name="co21" style:family="table-column">
      <style:table-column-properties fo:break-before="auto" style:column-width="2.6945in"/>
    </style:style>
    <style:style style:name="co22" style:family="table-column">
      <style:table-column-properties fo:break-before="auto" style:column-width="3.348in"/>
    </style:style>
    <style:style style:name="co23" style:family="table-column">
      <style:table-column-properties fo:break-before="auto" style:column-width="2.0291in"/>
    </style:style>
    <style:style style:name="co24" style:family="table-column">
      <style:table-column-properties fo:break-before="auto" style:column-width="2.2547in"/>
    </style:style>
    <style:style style:name="co25" style:family="table-column">
      <style:table-column-properties fo:break-before="auto" style:column-width="4.0882in"/>
    </style:style>
    <style:style style:name="co26" style:family="table-column">
      <style:table-column-properties fo:break-before="auto" style:column-width="4.0984in"/>
    </style:style>
    <style:style style:name="co27" style:family="table-column">
      <style:table-column-properties fo:break-before="auto" style:column-width="2.7799in"/>
    </style:style>
    <style:style style:name="co28" style:family="table-column">
      <style:table-column-properties fo:break-before="auto" style:column-width="3.2516in"/>
    </style:style>
    <style:style style:name="co29" style:family="table-column">
      <style:table-column-properties fo:break-before="auto" style:column-width="2.2654in"/>
    </style:style>
    <style:style style:name="co30" style:family="table-column">
      <style:table-column-properties fo:break-before="auto" style:column-width="2.3835in"/>
    </style:style>
    <style:style style:name="co31" style:family="table-column">
      <style:table-column-properties fo:break-before="auto" style:column-width="2.222in"/>
    </style:style>
    <style:style style:name="co32" style:family="table-column">
      <style:table-column-properties fo:break-before="auto" style:column-width="2.1366in"/>
    </style:style>
    <style:style style:name="co3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49"/>
    <style:style style:name="ce2" style:family="table-cell" style:parent-style-name="Default" style:data-style-name="N11">
      <style:map style:condition="cell-content()&lt;-0.05" style:apply-style-name="Warning" style:base-cell-address="finresults.H1"/>
    </style:style>
    <style:style style:name="ce3" style:family="table-cell" style:parent-style-name="Default" style:data-style-name="N11">
      <style:map style:condition="cell-content()&lt;-0.08" style:apply-style-name="Warning" style:base-cell-address="finresults.J1"/>
    </style:style>
  </office:automatic-styles>
  <office:body>
    <office:spreadsheet>
      <table:calculation-settings table:automatic-find-labels="false" table:use-regular-expressions="false" table:use-wildcards="true"/>
      <table:table table:name="finresul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ce2"/>
        <table:table-column table:style-name="co8" table:default-cell-style-name="ce2"/>
        <table:table-column table:style-name="co9" table:default-cell-style-name="ce3"/>
        <table:table-column table:style-name="co8" table:default-cell-style-name="ce2"/>
        <table:table-column table:style-name="co8" table:number-columns-repeated="2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row table:style-name="ro1">
          <table:table-cell office:value-type="string" calcext:value-type="string">
            <text:p>cik</text:p>
          </table:table-cell>
          <table:table-cell office:value-type="string" calcext:value-type="string">
            <text:p>ticke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currency</text:p>
          </table:table-cell>
          <table:table-cell office:value-type="string" calcext:value-type="string">
            <text:p>CY</text:p>
          </table:table-cell>
          <table:table-cell office:value-type="string" calcext:value-type="string">
            <text:p>PY</text:p>
          </table:table-cell>
          <table:table-cell office:value-type="string" calcext:value-type="string">
            <text:p>Deposits Change</text:p>
          </table:table-cell>
          <table:table-cell office:value-type="string" calcext:value-type="string">
            <text:p>AFS Change / % of Dep</text:p>
          </table:table-cell>
          <table:table-cell office:value-type="string" calcext:value-type="string">
            <text:p>HTM Change / % of Dep</text:p>
          </table:table-cell>
          <table:table-cell office:value-type="string" calcext:value-type="string">
            <text:p>OCI / % Dep</text:p>
          </table:table-cell>
          <table:table-cell office:value-type="string" calcext:value-type="string">
            <text:p>CY_afs_unrealized_loss</text:p>
          </table:table-cell>
          <table:table-cell office:value-type="string" calcext:value-type="string">
            <text:p>CY_afs_unrealized_gain</text:p>
          </table:table-cell>
          <table:table-cell office:value-type="string" calcext:value-type="string">
            <text:p>CY_afs_fair_value</text:p>
          </table:table-cell>
          <table:table-cell office:value-type="string" calcext:value-type="string">
            <text:p>CY_afs_historical_value</text:p>
          </table:table-cell>
          <table:table-cell office:value-type="string" calcext:value-type="string">
            <text:p>CY_deposits</text:p>
          </table:table-cell>
          <table:table-cell office:value-type="string" calcext:value-type="string">
            <text:p>CY_htm_fair_value</text:p>
          </table:table-cell>
          <table:table-cell office:value-type="string" calcext:value-type="string">
            <text:p>CY_htm_unrealized_gain</text:p>
          </table:table-cell>
          <table:table-cell office:value-type="string" calcext:value-type="string">
            <text:p>CY_htm_unrealized_loss</text:p>
          </table:table-cell>
          <table:table-cell office:value-type="string" calcext:value-type="string">
            <text:p>CY_htm_historical_value</text:p>
          </table:table-cell>
          <table:table-cell office:value-type="string" calcext:value-type="string">
            <text:p>CY_notes_historical_value</text:p>
          </table:table-cell>
          <table:table-cell office:value-type="string" calcext:value-type="string">
            <text:p>CY_total_assets</text:p>
          </table:table-cell>
          <table:table-cell office:value-type="string" calcext:value-type="string">
            <text:p>CY_total_liabilities</text:p>
          </table:table-cell>
          <table:table-cell office:value-type="string" calcext:value-type="string">
            <text:p>CY_net_income</text:p>
          </table:table-cell>
          <table:table-cell office:value-type="string" calcext:value-type="string">
            <text:p>CY_oci</text:p>
          </table:table-cell>
          <table:table-cell office:value-type="string" calcext:value-type="string">
            <text:p>PY_afs_unrealized_loss</text:p>
          </table:table-cell>
          <table:table-cell office:value-type="string" calcext:value-type="string">
            <text:p>PY_afs_unrealized_gain</text:p>
          </table:table-cell>
          <table:table-cell office:value-type="string" calcext:value-type="string">
            <text:p>PY_afs_fair_value</text:p>
          </table:table-cell>
          <table:table-cell office:value-type="string" calcext:value-type="string">
            <text:p>PY_afs_historical_value</text:p>
          </table:table-cell>
          <table:table-cell office:value-type="string" calcext:value-type="string">
            <text:p>PY_deposits</text:p>
          </table:table-cell>
          <table:table-cell office:value-type="string" calcext:value-type="string">
            <text:p>PY_htm_fair_value</text:p>
          </table:table-cell>
          <table:table-cell office:value-type="string" calcext:value-type="string">
            <text:p>PY_htm_unrealized_gain</text:p>
          </table:table-cell>
          <table:table-cell office:value-type="string" calcext:value-type="string">
            <text:p>PY_htm_unrealized_loss</text:p>
          </table:table-cell>
          <table:table-cell office:value-type="string" calcext:value-type="string">
            <text:p>PY_htm_historical_value</text:p>
          </table:table-cell>
          <table:table-cell office:value-type="string" calcext:value-type="string">
            <text:p>PY_notes_historical_value</text:p>
          </table:table-cell>
          <table:table-cell office:value-type="string" calcext:value-type="string">
            <text:p>PY_total_assets</text:p>
          </table:table-cell>
          <table:table-cell office:value-type="string" calcext:value-type="string">
            <text:p>PY_total_liabilities</text:p>
          </table:table-cell>
          <table:table-cell office:value-type="string" calcext:value-type="string">
            <text:p>PY_net_income</text:p>
          </table:table-cell>
          <table:table-cell office:value-type="string" calcext:value-type="string">
            <text:p>PY_oci</text:p>
          </table:table-cell>
          <table:table-cell office:value-type="string" calcext:value-type="string">
            <text:p>CY_afs_unrealized_loss_stmt_item_name</text:p>
          </table:table-cell>
          <table:table-cell office:value-type="string" calcext:value-type="string">
            <text:p>CY_afs_unrealized_gain_stmt_item_name</text:p>
          </table:table-cell>
          <table:table-cell office:value-type="string" calcext:value-type="string">
            <text:p>CY_afs_fair_value_stmt_item_name</text:p>
          </table:table-cell>
          <table:table-cell office:value-type="string" calcext:value-type="string">
            <text:p>CY_afs_historical_value_stmt_item_name</text:p>
          </table:table-cell>
          <table:table-cell office:value-type="string" calcext:value-type="string">
            <text:p>CY_deposits_stmt_item_name</text:p>
          </table:table-cell>
          <table:table-cell office:value-type="string" calcext:value-type="string">
            <text:p>CY_htm_fair_value_stmt_item_name</text:p>
          </table:table-cell>
          <table:table-cell office:value-type="string" calcext:value-type="string">
            <text:p>CY_htm_unrealized_gain_stmt_item_name</text:p>
          </table:table-cell>
          <table:table-cell office:value-type="string" calcext:value-type="string">
            <text:p>CY_htm_unrealized_loss_stmt_item_name</text:p>
          </table:table-cell>
          <table:table-cell office:value-type="string" calcext:value-type="string">
            <text:p>CY_htm_historical_value_stmt_item_name</text:p>
          </table:table-cell>
          <table:table-cell office:value-type="string" calcext:value-type="string">
            <text:p>CY_notes_historical_value_stmt_item_name</text:p>
          </table:table-cell>
          <table:table-cell office:value-type="string" calcext:value-type="string">
            <text:p>CY_total_assets_stmt_item_name</text:p>
          </table:table-cell>
          <table:table-cell office:value-type="string" calcext:value-type="string">
            <text:p>CY_total_liabilities_stmt_item_name</text:p>
          </table:table-cell>
          <table:table-cell office:value-type="string" calcext:value-type="string">
            <text:p>CY_net_income_stmt_item_name</text:p>
          </table:table-cell>
          <table:table-cell office:value-type="string" calcext:value-type="string">
            <text:p>CY_oci_stmt_item_name</text:p>
          </table:table-cell>
          <table:table-cell office:value-type="string" calcext:value-type="string">
            <text:p>PY_afs_unrealized_loss_stmt_item_name</text:p>
          </table:table-cell>
          <table:table-cell office:value-type="string" calcext:value-type="string">
            <text:p>PY_afs_unrealized_gain_stmt_item_name</text:p>
          </table:table-cell>
          <table:table-cell office:value-type="string" calcext:value-type="string">
            <text:p>PY_afs_fair_value_stmt_item_name</text:p>
          </table:table-cell>
          <table:table-cell office:value-type="string" calcext:value-type="string">
            <text:p>PY_afs_historical_value_stmt_item_name</text:p>
          </table:table-cell>
          <table:table-cell office:value-type="string" calcext:value-type="string">
            <text:p>PY_deposits_stmt_item_name</text:p>
          </table:table-cell>
          <table:table-cell office:value-type="string" calcext:value-type="string">
            <text:p>PY_htm_fair_value_stmt_item_name</text:p>
          </table:table-cell>
          <table:table-cell office:value-type="string" calcext:value-type="string">
            <text:p>PY_htm_unrealized_gain_stmt_item_name</text:p>
          </table:table-cell>
          <table:table-cell office:value-type="string" calcext:value-type="string">
            <text:p>PY_htm_unrealized_loss_stmt_item_name</text:p>
          </table:table-cell>
          <table:table-cell office:value-type="string" calcext:value-type="string">
            <text:p>PY_htm_historical_value_stmt_item_name</text:p>
          </table:table-cell>
          <table:table-cell office:value-type="string" calcext:value-type="string">
            <text:p>PY_notes_historical_value_stmt_item_name</text:p>
          </table:table-cell>
          <table:table-cell office:value-type="string" calcext:value-type="string">
            <text:p>PY_total_assets_stmt_item_name</text:p>
          </table:table-cell>
          <table:table-cell office:value-type="string" calcext:value-type="string">
            <text:p>PY_total_liabilities_stmt_item_name</text:p>
          </table:table-cell>
          <table:table-cell office:value-type="string" calcext:value-type="string">
            <text:p>PY_net_income_stmt_item_name</text:p>
          </table:table-cell>
          <table:table-cell office:value-type="string" calcext:value-type="string">
            <text:p>PY_oci_stmt_item_name</text:p>
          </table:table-cell>
        </table:table-row>
        <table:table-row table:style-name="ro1">
          <table:table-cell office:value-type="float" office:value="34782" calcext:value-type="float">
            <text:p>34782</text:p>
          </table:table-cell>
          <table:table-cell office:value-type="string" calcext:value-type="string">
            <text:p>SRCE</text:p>
          </table:table-cell>
          <table:table-cell office:value-type="string" calcext:value-type="string">
            <text:p>1st Source Corporation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D</text:p>
          </table:table-cell>
          <table:table-cell table:style-name="ce1" office:value-type="date" office:date-value="2022-12-31" calcext:value-type="date">
            <text:p>2022-12-31</text:p>
          </table:table-cell>
          <table:table-cell table:style-name="ce1" office:value-type="date" office:date-value="2021-12-31" calcext:value-type="date">
            <text:p>2021-12-31</text:p>
          </table:table-cell>
          <table:table-cell table:formula="of:=([.P2]-[.AD2])/[.AD2]" office:value-type="percentage" office:value="0.0373106115900953" calcext:value-type="percentage">
            <text:p>3.73%</text:p>
          </table:table-cell>
          <table:table-cell table:formula="of:=([.L2]-[.M2])/[.AD2]" office:value-type="percentage" office:value="0.029052419762347" calcext:value-type="percentage">
            <text:p>2.91%</text:p>
          </table:table-cell>
          <table:table-cell table:formula="of:=([.R2]-[.S2])/[.AD2]" office:value-type="percentage" office:value="0" calcext:value-type="percentage">
            <text:p>0.00%</text:p>
          </table:table-cell>
          <table:table-cell table:formula="of:=[.Y2]/[.AD2]" office:value-type="percentage" office:value="-0.00259317733844483" calcext:value-type="percentage">
            <text:p>-0.26%</text:p>
          </table:table-cell>
          <table:table-cell office:value-type="float" office:value="194694000" calcext:value-type="float">
            <text:p>194694000</text:p>
          </table:table-cell>
          <table:table-cell office:value-type="float" office:value="651000" calcext:value-type="float">
            <text:p>651000</text:p>
          </table:table-cell>
          <table:table-cell office:value-type="float" office:value="1775128000" calcext:value-type="float">
            <text:p>1775128000</text:p>
          </table:table-cell>
          <table:table-cell office:value-type="float" office:value="1969171000" calcext:value-type="float">
            <text:p>1969171000</text:p>
          </table:table-cell>
          <table:table-cell office:value-type="float" office:value="6928265000" calcext:value-type="float">
            <text:p>692826500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5871894000" calcext:value-type="float">
            <text:p>5871894000</text:p>
          </table:table-cell>
          <table:table-cell office:value-type="float" office:value="8339416000" calcext:value-type="float">
            <text:p>8339416000</text:p>
          </table:table-cell>
          <table:table-cell office:value-type="float" office:value="7415650000" calcext:value-type="float">
            <text:p>7415650000</text:p>
          </table:table-cell>
          <table:table-cell office:value-type="float" office:value="120532000" calcext:value-type="float">
            <text:p>120532000</text:p>
          </table:table-cell>
          <table:table-cell office:value-type="float" office:value="-17320000" calcext:value-type="float">
            <text:p>-17320000</text:p>
          </table:table-cell>
          <table:table-cell office:value-type="float" office:value="22608000" calcext:value-type="float">
            <text:p>22608000</text:p>
          </table:table-cell>
          <table:table-cell office:value-type="float" office:value="9618000" calcext:value-type="float">
            <text:p>9618000</text:p>
          </table:table-cell>
          <table:table-cell office:value-type="float" office:value="1863041000" calcext:value-type="float">
            <text:p>1863041000</text:p>
          </table:table-cell>
          <table:table-cell office:value-type="float" office:value="1876031000" calcext:value-type="float">
            <text:p>1876031000</text:p>
          </table:table-cell>
          <table:table-cell office:value-type="float" office:value="6679065000" calcext:value-type="float">
            <text:p>667906500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5218722000" calcext:value-type="float">
            <text:p>5218722000</text:p>
          </table:table-cell>
          <table:table-cell office:value-type="float" office:value="8096289000" calcext:value-type="float">
            <text:p>8096289000</text:p>
          </table:table-cell>
          <table:table-cell office:value-type="float" office:value="7126825000" calcext:value-type="float">
            <text:p>7126825000</text:p>
          </table:table-cell>
          <table:table-cell office:value-type="float" office:value="118557000" calcext:value-type="float">
            <text:p>118557000</text:p>
          </table:table-cell>
          <table:table-cell office:value-type="float" office:value="90302000" calcext:value-type="float">
            <text:p>90302000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table:number-columns-repeated="3"/>
          <table:table-cell office:value-type="string" calcext:value-type="string">
            <text:p>HeldToMaturitySecurities</text:p>
          </table:table-cell>
          <table:table-cell office:value-type="string" calcext:value-type="string">
            <text:p>LoansAndLeasesReceivableNetReportedAmount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ProfitLoss</text:p>
          </table:table-cell>
          <table:table-cell office:value-type="string" calcext:value-type="string">
            <text:p>ComprehensiveIncomeNetOfTax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table:number-columns-repeated="3"/>
          <table:table-cell office:value-type="string" calcext:value-type="string">
            <text:p>HeldToMaturitySecurities</text:p>
          </table:table-cell>
          <table:table-cell office:value-type="string" calcext:value-type="string">
            <text:p>LoansAndLeasesReceivableNetReportedAmount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ProfitLoss</text:p>
          </table:table-cell>
          <table:table-cell office:value-type="string" calcext:value-type="string">
            <text:p>ComprehensiveIncomeNetOfTax</text:p>
          </table:table-cell>
        </table:table-row>
        <table:table-row table:style-name="ro1">
          <table:table-cell office:value-type="float" office:value="715579" calcext:value-type="float">
            <text:p>715579</text:p>
          </table:table-cell>
          <table:table-cell office:value-type="string" calcext:value-type="string">
            <text:p>ACNB</text:p>
          </table:table-cell>
          <table:table-cell office:value-type="string" calcext:value-type="string">
            <text:p>ACNB Corporation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D</text:p>
          </table:table-cell>
          <table:table-cell table:style-name="ce1" office:value-type="date" office:date-value="2022-12-31" calcext:value-type="date">
            <text:p>2022-12-31</text:p>
          </table:table-cell>
          <table:table-cell table:style-name="ce1" office:value-type="date" office:date-value="2021-12-31" calcext:value-type="date">
            <text:p>2021-12-31</text:p>
          </table:table-cell>
          <table:table-cell table:formula="of:=([.P3]-[.AD3])/[.AD3]" office:value-type="percentage" office:value="-0.0937252847750299" calcext:value-type="percentage">
            <text:p>-9.37%</text:p>
          </table:table-cell>
          <table:table-cell table:formula="of:=([.L3]-[.M3])/[.AD3]" office:value-type="percentage" office:value="0.0264125002215226" calcext:value-type="percentage">
            <text:p>2.64%</text:p>
          </table:table-cell>
          <table:table-cell table:formula="of:=([.R3]-[.S3])/[.AD3]" office:value-type="percentage" office:value="-0.00284331984690006" calcext:value-type="percentage">
            <text:p>-0.28%</text:p>
          </table:table-cell>
          <table:table-cell table:formula="of:=[.Y3]/[.AD3]" office:value-type="percentage" office:value="-0.00524029741315181" calcext:value-type="percentage">
            <text:p>-0.52%</text:p>
          </table:table-cell>
          <table:table-cell office:value-type="float" office:value="64640000" calcext:value-type="float">
            <text:p>64640000</text:p>
          </table:table-cell>
          <table:table-cell office:value-type="float" office:value="553000" calcext:value-type="float">
            <text:p>553000</text:p>
          </table:table-cell>
          <table:table-cell office:value-type="float" office:value="553554000" calcext:value-type="float">
            <text:p>553554000</text:p>
          </table:table-cell>
          <table:table-cell office:value-type="float" office:value="617641000" calcext:value-type="float">
            <text:p>617641000</text:p>
          </table:table-cell>
          <table:table-cell office:value-type="float" office:value="2198975000" calcext:value-type="float">
            <text:p>2198975000</text:p>
          </table:table-cell>
          <table:table-cell office:value-type="float" office:value="58078000" calcext:value-type="float">
            <text:p>58078000</text:p>
          </table:table-cell>
          <table:table-cell office:value-type="float" office:value="0" calcext:value-type="float">
            <text:p>0</text:p>
          </table:table-cell>
          <table:table-cell office:value-type="float" office:value="6899000" calcext:value-type="float">
            <text:p>6899000</text:p>
          </table:table-cell>
          <table:table-cell office:value-type="float" office:value="64977000" calcext:value-type="float">
            <text:p>64977000</text:p>
          </table:table-cell>
          <table:table-cell office:value-type="float" office:value="1538610000" calcext:value-type="float">
            <text:p>1538610000</text:p>
          </table:table-cell>
          <table:table-cell office:value-type="float" office:value="2525507000" calcext:value-type="float">
            <text:p>2525507000</text:p>
          </table:table-cell>
          <table:table-cell office:value-type="float" office:value="2280465000" calcext:value-type="float">
            <text:p>2280465000</text:p>
          </table:table-cell>
          <table:table-cell office:value-type="float" office:value="35752000" calcext:value-type="float">
            <text:p>35752000</text:p>
          </table:table-cell>
          <table:table-cell office:value-type="float" office:value="-12715000" calcext:value-type="float">
            <text:p>-12715000</text:p>
          </table:table-cell>
          <table:table-cell office:value-type="float" office:value="7011000" calcext:value-type="float">
            <text:p>7011000</text:p>
          </table:table-cell>
          <table:table-cell office:value-type="float" office:value="2544000" calcext:value-type="float">
            <text:p>2544000</text:p>
          </table:table-cell>
          <table:table-cell office:value-type="float" office:value="437098000" calcext:value-type="float">
            <text:p>437098000</text:p>
          </table:table-cell>
          <table:table-cell office:value-type="float" office:value="441565000" calcext:value-type="float">
            <text:p>441565000</text:p>
          </table:table-cell>
          <table:table-cell office:value-type="float" office:value="2426389000" calcext:value-type="float">
            <text:p>2426389000</text:p>
          </table:table-cell>
          <table:table-cell office:value-type="float" office:value="6652000" calcext:value-type="float">
            <text:p>6652000</text:p>
          </table:table-cell>
          <table:table-cell office:value-type="float" office:value="198000" calcext:value-type="float">
            <text:p>198000</text:p>
          </table:table-cell>
          <table:table-cell office:value-type="float" office:value="0" calcext:value-type="float">
            <text:p>0</text:p>
          </table:table-cell>
          <table:table-cell office:value-type="float" office:value="6454000" calcext:value-type="float">
            <text:p>6454000</text:p>
          </table:table-cell>
          <table:table-cell office:value-type="float" office:value="1468427000" calcext:value-type="float">
            <text:p>1468427000</text:p>
          </table:table-cell>
          <table:table-cell office:value-type="float" office:value="2786987000" calcext:value-type="float">
            <text:p>2786987000</text:p>
          </table:table-cell>
          <table:table-cell office:value-type="float" office:value="2514873000" calcext:value-type="float">
            <text:p>2514873000</text:p>
          </table:table-cell>
          <table:table-cell office:value-type="float" office:value="27834000" calcext:value-type="float">
            <text:p>27834000</text:p>
          </table:table-cell>
          <table:table-cell office:value-type="float" office:value="23927000" calcext:value-type="float">
            <text:p>23927000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office:value-type="string" calcext:value-type="string">
            <text:p>HeldToMaturitySecuritiesAccumulatedUnrecognizedHoldingGain</text:p>
          </table:table-cell>
          <table:table-cell office:value-type="string" calcext:value-type="string">
            <text:p>HeldToMaturitySecuritiesAccumulatedUnrecognizedHoldingLoss</text:p>
          </table:table-cell>
          <table:table-cell office:value-type="string" calcext:value-type="string">
            <text:p>HeldToMaturitySecurities</text:p>
          </table:table-cell>
          <table:table-cell office:value-type="string" calcext:value-type="string">
            <text:p>NotesReceivableGross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office:value-type="string" calcext:value-type="string">
            <text:p>HeldToMaturitySecuritiesAccumulatedUnrecognizedHoldingGain</text:p>
          </table:table-cell>
          <table:table-cell office:value-type="string" calcext:value-type="string">
            <text:p>HeldToMaturitySecuritiesAccumulatedUnrecognizedHoldingLoss</text:p>
          </table:table-cell>
          <table:table-cell office:value-type="string" calcext:value-type="string">
            <text:p>HeldToMaturitySecurities</text:p>
          </table:table-cell>
          <table:table-cell office:value-type="string" calcext:value-type="string">
            <text:p>NotesReceivableGross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</table:table-row>
        <table:table-row table:style-name="ro1">
          <table:table-cell office:value-type="float" office:value="903419" calcext:value-type="float">
            <text:p>903419</text:p>
          </table:table-cell>
          <table:table-cell office:value-type="string" calcext:value-type="string">
            <text:p>ALRS</text:p>
          </table:table-cell>
          <table:table-cell office:value-type="string" calcext:value-type="string">
            <text:p>Alerus Financial Corporation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D</text:p>
          </table:table-cell>
          <table:table-cell table:style-name="ce1" office:value-type="date" office:date-value="2022-12-31" calcext:value-type="date">
            <text:p>2022-12-31</text:p>
          </table:table-cell>
          <table:table-cell table:style-name="ce1" office:value-type="date" office:date-value="2021-12-31" calcext:value-type="date">
            <text:p>2021-12-31</text:p>
          </table:table-cell>
          <table:table-cell table:formula="of:=([.P4]-[.AD4])/[.AD4]" office:value-type="percentage" office:value="-0.00173494659055774" calcext:value-type="percentage">
            <text:p>-0.17%</text:p>
          </table:table-cell>
          <table:table-cell table:formula="of:=([.L4]-[.M4])/[.AD4]" office:value-type="percentage" office:value="0.0452801543270431" calcext:value-type="percentage">
            <text:p>4.53%</text:p>
          </table:table-cell>
          <table:table-cell table:formula="of:=([.R4]-[.S4])/[.AD4]" office:value-type="percentage" office:value="-0.0174590342712728" calcext:value-type="percentage">
            <text:p>-1.75%</text:p>
          </table:table-cell>
          <table:table-cell table:formula="of:=[.Y4]/[.AD4]" office:value-type="percentage" office:value="-0.018620116546501" calcext:value-type="percentage">
            <text:p>-1.86%</text:p>
          </table:table-cell>
          <table:table-cell office:value-type="float" office:value="132264000" calcext:value-type="float">
            <text:p>132264000</text:p>
          </table:table-cell>
          <table:table-cell office:value-type="float" office:value="21000" calcext:value-type="float">
            <text:p>21000</text:p>
          </table:table-cell>
          <table:table-cell office:value-type="float" office:value="717324000" calcext:value-type="float">
            <text:p>717324000</text:p>
          </table:table-cell>
          <table:table-cell office:value-type="float" office:value="849567000" calcext:value-type="float">
            <text:p>849567000</text:p>
          </table:table-cell>
          <table:table-cell office:value-type="float" office:value="2915484000" calcext:value-type="float">
            <text:p>2915484000</text:p>
          </table:table-cell>
          <table:table-cell office:value-type="float" office:value="270912000" calcext:value-type="float">
            <text:p>270912000</text:p>
          </table:table-cell>
          <table:table-cell/>
          <table:table-cell office:value-type="float" office:value="50990000" calcext:value-type="float">
            <text:p>50990000</text:p>
          </table:table-cell>
          <table:table-cell office:value-type="float" office:value="321902000" calcext:value-type="float">
            <text:p>321902000</text:p>
          </table:table-cell>
          <table:table-cell office:value-type="float" office:value="2443994000" calcext:value-type="float">
            <text:p>2443994000</text:p>
          </table:table-cell>
          <table:table-cell office:value-type="float" office:value="3779637000" calcext:value-type="float">
            <text:p>3779637000</text:p>
          </table:table-cell>
          <table:table-cell office:value-type="float" office:value="3422765000" calcext:value-type="float">
            <text:p>3422765000</text:p>
          </table:table-cell>
          <table:table-cell office:value-type="float" office:value="40005000" calcext:value-type="float">
            <text:p>40005000</text:p>
          </table:table-cell>
          <table:table-cell office:value-type="float" office:value="-54381000" calcext:value-type="float">
            <text:p>-54381000</text:p>
          </table:table-cell>
          <table:table-cell office:value-type="float" office:value="11971000" calcext:value-type="float">
            <text:p>11971000</text:p>
          </table:table-cell>
          <table:table-cell office:value-type="float" office:value="5362000" calcext:value-type="float">
            <text:p>5362000</text:p>
          </table:table-cell>
          <table:table-cell office:value-type="float" office:value="853649000" calcext:value-type="float">
            <text:p>853649000</text:p>
          </table:table-cell>
          <table:table-cell office:value-type="float" office:value="860258000" calcext:value-type="float">
            <text:p>860258000</text:p>
          </table:table-cell>
          <table:table-cell office:value-type="float" office:value="2920551000" calcext:value-type="float">
            <text:p>2920551000</text:p>
          </table:table-cell>
          <table:table-cell office:value-type="float" office:value="349677000" calcext:value-type="float">
            <text:p>349677000</text:p>
          </table:table-cell>
          <table:table-cell office:value-type="float" office:value="1110000" calcext:value-type="float">
            <text:p>1110000</text:p>
          </table:table-cell>
          <table:table-cell office:value-type="float" office:value="3494000" calcext:value-type="float">
            <text:p>3494000</text:p>
          </table:table-cell>
          <table:table-cell office:value-type="float" office:value="352061000" calcext:value-type="float">
            <text:p>352061000</text:p>
          </table:table-cell>
          <table:table-cell office:value-type="float" office:value="1758020000" calcext:value-type="float">
            <text:p>1758020000</text:p>
          </table:table-cell>
          <table:table-cell office:value-type="float" office:value="3392691000" calcext:value-type="float">
            <text:p>3392691000</text:p>
          </table:table-cell>
          <table:table-cell office:value-type="float" office:value="3033288000" calcext:value-type="float">
            <text:p>3033288000</text:p>
          </table:table-cell>
          <table:table-cell office:value-type="float" office:value="52681000" calcext:value-type="float">
            <text:p>52681000</text:p>
          </table:table-cell>
          <table:table-cell office:value-type="float" office:value="37788000" calcext:value-type="float">
            <text:p>37788000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/>
          <table:table-cell office:value-type="string" calcext:value-type="string">
            <text:p>HeldToMaturitySecuritiesAccumulatedUnrecognizedHoldingLoss</text:p>
          </table:table-cell>
          <table:table-cell office:value-type="string" calcext:value-type="string">
            <text:p>HeldToMaturitySecurities</text:p>
          </table:table-cell>
          <table:table-cell office:value-type="string" calcext:value-type="string">
            <text:p>LoansAndLeasesReceivableGrossCarryingAmount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office:value-type="string" calcext:value-type="string">
            <text:p>HeldToMaturitySecuritiesAccumulatedUnrecognizedHoldingGain</text:p>
          </table:table-cell>
          <table:table-cell office:value-type="string" calcext:value-type="string">
            <text:p>HeldToMaturitySecuritiesAccumulatedUnrecognizedHoldingLoss</text:p>
          </table:table-cell>
          <table:table-cell office:value-type="string" calcext:value-type="string">
            <text:p>HeldToMaturitySecurities</text:p>
          </table:table-cell>
          <table:table-cell office:value-type="string" calcext:value-type="string">
            <text:p>LoansAndLeasesReceivableGrossCarryingAmount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</table:table-row>
        <table:table-row table:style-name="ro1">
          <table:table-cell office:value-type="float" office:value="1823608" calcext:value-type="float">
            <text:p>1823608</text:p>
          </table:table-cell>
          <table:table-cell office:value-type="string" calcext:value-type="string">
            <text:p>AMAL</text:p>
          </table:table-cell>
          <table:table-cell office:value-type="string" calcext:value-type="string">
            <text:p>Amalgamated Financial Corp.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D</text:p>
          </table:table-cell>
          <table:table-cell table:style-name="ce1" office:value-type="date" office:date-value="2022-12-31" calcext:value-type="date">
            <text:p>2022-12-31</text:p>
          </table:table-cell>
          <table:table-cell table:style-name="ce1" office:value-type="date" office:date-value="2021-12-31" calcext:value-type="date">
            <text:p>2021-12-31</text:p>
          </table:table-cell>
          <table:table-cell table:formula="of:=([.P5]-[.AD5])/[.AD5]" office:value-type="percentage" office:value="0.0375664601247118" calcext:value-type="percentage">
            <text:p>3.76%</text:p>
          </table:table-cell>
          <table:table-cell table:formula="of:=([.L5]-[.M5])/[.AD5]" office:value-type="percentage" office:value="0.0207460210454112" calcext:value-type="percentage">
            <text:p>2.07%</text:p>
          </table:table-cell>
          <table:table-cell table:formula="of:=([.R5]-[.S5])/[.AD5]" office:value-type="percentage" office:value="-0.0198906431538697" calcext:value-type="percentage">
            <text:p>-1.99%</text:p>
          </table:table-cell>
          <table:table-cell table:formula="of:=[.Y5]/[.AD5]" office:value-type="percentage" office:value="0" calcext:value-type="percentage">
            <text:p>0.00%</text:p>
          </table:table-cell>
          <table:table-cell office:value-type="float" office:value="131925000" calcext:value-type="float">
            <text:p>131925000</text:p>
          </table:table-cell>
          <table:table-cell office:value-type="float" office:value="58000" calcext:value-type="float">
            <text:p>58000</text:p>
          </table:table-cell>
          <table:table-cell table:number-columns-repeated="2"/>
          <table:table-cell office:value-type="float" office:value="6595037000" calcext:value-type="float">
            <text:p>6595037000</text:p>
          </table:table-cell>
          <table:table-cell office:value-type="float" office:value="1414871000" calcext:value-type="float">
            <text:p>1414871000</text:p>
          </table:table-cell>
          <table:table-cell office:value-type="float" office:value="9000" calcext:value-type="float">
            <text:p>9000</text:p>
          </table:table-cell>
          <table:table-cell office:value-type="float" office:value="126439000" calcext:value-type="float">
            <text:p>126439000</text:p>
          </table:table-cell>
          <table:table-cell table:number-columns-repeated="2"/>
          <table:table-cell office:value-type="float" office:value="7843124000" calcext:value-type="float">
            <text:p>7843124000</text:p>
          </table:table-cell>
          <table:table-cell office:value-type="float" office:value="7334169000" calcext:value-type="float">
            <text:p>7334169000</text:p>
          </table:table-cell>
          <table:table-cell office:value-type="float" office:value="81477000" calcext:value-type="float">
            <text:p>81477000</text:p>
          </table:table-cell>
          <table:table-cell/>
          <table:table-cell office:value-type="float" office:value="7393000" calcext:value-type="float">
            <text:p>7393000</text:p>
          </table:table-cell>
          <table:table-cell office:value-type="float" office:value="17754000" calcext:value-type="float">
            <text:p>17754000</text:p>
          </table:table-cell>
          <table:table-cell office:value-type="float" office:value="2113410000" calcext:value-type="float">
            <text:p>2113410000</text:p>
          </table:table-cell>
          <table:table-cell office:value-type="float" office:value="2103049000" calcext:value-type="float">
            <text:p>2103049000</text:p>
          </table:table-cell>
          <table:table-cell office:value-type="float" office:value="6356255000" calcext:value-type="float">
            <text:p>6356255000</text:p>
          </table:table-cell>
          <table:table-cell office:value-type="float" office:value="849704000" calcext:value-type="float">
            <text:p>849704000</text:p>
          </table:table-cell>
          <table:table-cell office:value-type="float" office:value="8018000" calcext:value-type="float">
            <text:p>8018000</text:p>
          </table:table-cell>
          <table:table-cell office:value-type="float" office:value="1883000" calcext:value-type="float">
            <text:p>1883000</text:p>
          </table:table-cell>
          <table:table-cell office:value-type="float" office:value="843569000" calcext:value-type="float">
            <text:p>843569000</text:p>
          </table:table-cell>
          <table:table-cell office:value-type="float" office:value="3312224000" calcext:value-type="float">
            <text:p>3312224000</text:p>
          </table:table-cell>
          <table:table-cell office:value-type="float" office:value="7077876000" calcext:value-type="float">
            <text:p>7077876000</text:p>
          </table:table-cell>
          <table:table-cell office:value-type="float" office:value="6514001000" calcext:value-type="float">
            <text:p>6514001000</text:p>
          </table:table-cell>
          <table:table-cell office:value-type="float" office:value="52937000" calcext:value-type="float">
            <text:p>52937000</text:p>
          </table:table-cell>
          <table:table-cell office:value-type="float" office:value="41170000" calcext:value-type="float">
            <text:p>41170000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table:number-columns-repeated="2"/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office:value-type="string" calcext:value-type="string">
            <text:p>HeldToMaturitySecuritiesAccumulatedUnrecognizedHoldingGain</text:p>
          </table:table-cell>
          <table:table-cell office:value-type="string" calcext:value-type="string">
            <text:p>HeldToMaturitySecuritiesAccumulatedUnrecognizedHoldingLoss</text:p>
          </table:table-cell>
          <table:table-cell table:number-columns-repeated="2"/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/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office:value-type="string" calcext:value-type="string">
            <text:p>HeldToMaturitySecuritiesAccumulatedUnrecognizedHoldingGain</text:p>
          </table:table-cell>
          <table:table-cell office:value-type="string" calcext:value-type="string">
            <text:p>HeldToMaturitySecuritiesAccumulatedUnrecognizedHoldingLoss</text:p>
          </table:table-cell>
          <table:table-cell office:value-type="string" calcext:value-type="string">
            <text:p>HeldToMaturitySecurities</text:p>
          </table:table-cell>
          <table:table-cell office:value-type="string" calcext:value-type="string">
            <text:p>NotesReceivableGross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</table:table-row>
        <table:table-row table:style-name="ro1">
          <table:table-cell office:value-type="float" office:value="1734342" calcext:value-type="float">
            <text:p>1734342</text:p>
          </table:table-cell>
          <table:table-cell office:value-type="string" calcext:value-type="string">
            <text:p>AMTB</text:p>
          </table:table-cell>
          <table:table-cell office:value-type="string" calcext:value-type="string">
            <text:p>Amerant Bancorp Inc.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D</text:p>
          </table:table-cell>
          <table:table-cell table:style-name="ce1" office:value-type="date" office:date-value="2022-12-31" calcext:value-type="date">
            <text:p>2022-12-31</text:p>
          </table:table-cell>
          <table:table-cell table:style-name="ce1" office:value-type="date" office:date-value="2021-12-31" calcext:value-type="date">
            <text:p>2021-12-31</text:p>
          </table:table-cell>
          <table:table-cell table:formula="of:=([.P6]-[.AD6])/[.AD6]" office:value-type="percentage" office:value="0.250996337866735" calcext:value-type="percentage">
            <text:p>25.10%</text:p>
          </table:table-cell>
          <table:table-cell table:formula="of:=([.L6]-[.M6])/[.AD6]" office:value-type="percentage" office:value="0.0198827144148747" calcext:value-type="percentage">
            <text:p>1.99%</text:p>
          </table:table-cell>
          <table:table-cell table:formula="of:=([.R6]-[.S6])/[.AD6]" office:value-type="percentage" office:value="-0.00434959351759257" calcext:value-type="percentage">
            <text:p>-0.43%</text:p>
          </table:table-cell>
          <table:table-cell table:formula="of:=[.Y6]/[.AD6]" office:value-type="percentage" office:value="-0.00577921248773058" calcext:value-type="percentage">
            <text:p>-0.58%</text:p>
          </table:table-cell>
          <table:table-cell office:value-type="float" office:value="112981000" calcext:value-type="float">
            <text:p>112981000</text:p>
          </table:table-cell>
          <table:table-cell office:value-type="float" office:value="1024000" calcext:value-type="float">
            <text:p>1024000</text:p>
          </table:table-cell>
          <table:table-cell table:number-columns-repeated="2"/>
          <table:table-cell office:value-type="float" office:value="7044199000" calcext:value-type="float">
            <text:p>7044199000</text:p>
          </table:table-cell>
          <table:table-cell office:value-type="float" office:value="217609000" calcext:value-type="float">
            <text:p>217609000</text:p>
          </table:table-cell>
          <table:table-cell office:value-type="float" office:value="109000" calcext:value-type="float">
            <text:p>109000</text:p>
          </table:table-cell>
          <table:table-cell office:value-type="float" office:value="24601000" calcext:value-type="float">
            <text:p>24601000</text:p>
          </table:table-cell>
          <table:table-cell table:number-columns-repeated="2"/>
          <table:table-cell office:value-type="float" office:value="9127804000" calcext:value-type="float">
            <text:p>9127804000</text:p>
          </table:table-cell>
          <table:table-cell office:value-type="float" office:value="8422078000" calcext:value-type="float">
            <text:p>8422078000</text:p>
          </table:table-cell>
          <table:table-cell office:value-type="float" office:value="63310000" calcext:value-type="float">
            <text:p>63310000</text:p>
          </table:table-cell>
          <table:table-cell office:value-type="float" office:value="-32542000" calcext:value-type="float">
            <text:p>-32542000</text:p>
          </table:table-cell>
          <table:table-cell office:value-type="float" office:value="5737000" calcext:value-type="float">
            <text:p>5737000</text:p>
          </table:table-cell>
          <table:table-cell office:value-type="float" office:value="21512000" calcext:value-type="float">
            <text:p>21512000</text:p>
          </table:table-cell>
          <table:table-cell office:value-type="float" office:value="1175319000" calcext:value-type="float">
            <text:p>1175319000</text:p>
          </table:table-cell>
          <table:table-cell office:value-type="float" office:value="1159544000" calcext:value-type="float">
            <text:p>1159544000</text:p>
          </table:table-cell>
          <table:table-cell office:value-type="float" office:value="5630871000" calcext:value-type="float">
            <text:p>5630871000</text:p>
          </table:table-cell>
          <table:table-cell office:value-type="float" office:value="119077000" calcext:value-type="float">
            <text:p>119077000</text:p>
          </table:table-cell>
          <table:table-cell office:value-type="float" office:value="1643000" calcext:value-type="float">
            <text:p>1643000</text:p>
          </table:table-cell>
          <table:table-cell office:value-type="float" office:value="741000" calcext:value-type="float">
            <text:p>741000</text:p>
          </table:table-cell>
          <table:table-cell office:value-type="float" office:value="118175000" calcext:value-type="float">
            <text:p>118175000</text:p>
          </table:table-cell>
          <table:table-cell office:value-type="float" office:value="5409440000" calcext:value-type="float">
            <text:p>5409440000</text:p>
          </table:table-cell>
          <table:table-cell office:value-type="float" office:value="7638399000" calcext:value-type="float">
            <text:p>7638399000</text:p>
          </table:table-cell>
          <table:table-cell office:value-type="float" office:value="6806526000" calcext:value-type="float">
            <text:p>6806526000</text:p>
          </table:table-cell>
          <table:table-cell office:value-type="float" office:value="112921000" calcext:value-type="float">
            <text:p>112921000</text:p>
          </table:table-cell>
          <table:table-cell office:value-type="float" office:value="96474000" calcext:value-type="float">
            <text:p>96474000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table:number-columns-repeated="2"/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office:value-type="string" calcext:value-type="string">
            <text:p>HeldToMaturitySecuritiesAccumulatedUnrecognizedHoldingGain</text:p>
          </table:table-cell>
          <table:table-cell office:value-type="string" calcext:value-type="string">
            <text:p>HeldToMaturitySecuritiesAccumulatedUnrecognizedHoldingLoss</text:p>
          </table:table-cell>
          <table:table-cell table:number-columns-repeated="2"/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office:value-type="string" calcext:value-type="string">
            <text:p>HeldToMaturitySecuritiesAccumulatedUnrecognizedHoldingGain</text:p>
          </table:table-cell>
          <table:table-cell office:value-type="string" calcext:value-type="string">
            <text:p>HeldToMaturitySecuritiesAccumulatedUnrecognizedHoldingLoss</text:p>
          </table:table-cell>
          <table:table-cell office:value-type="string" calcext:value-type="string">
            <text:p>HeldToMaturitySecurities</text:p>
          </table:table-cell>
          <table:table-cell office:value-type="string" calcext:value-type="string">
            <text:p>NotesReceivableGross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</table:table-row>
        <table:table-row table:style-name="ro1">
          <table:table-cell office:value-type="float" office:value="741516" calcext:value-type="float">
            <text:p>741516</text:p>
          </table:table-cell>
          <table:table-cell office:value-type="string" calcext:value-type="string">
            <text:p>AMNB</text:p>
          </table:table-cell>
          <table:table-cell office:value-type="string" calcext:value-type="string">
            <text:p>American National Bankshares Inc.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D</text:p>
          </table:table-cell>
          <table:table-cell table:style-name="ce1" office:value-type="date" office:date-value="2022-12-31" calcext:value-type="date">
            <text:p>2022-12-31</text:p>
          </table:table-cell>
          <table:table-cell table:style-name="ce1" office:value-type="date" office:date-value="2021-12-31" calcext:value-type="date">
            <text:p>2021-12-31</text:p>
          </table:table-cell>
          <table:table-cell table:formula="of:=([.P7]-[.AD7])/[.AD7]" office:value-type="percentage" office:value="-0.101726328929373" calcext:value-type="percentage">
            <text:p>-10.17%</text:p>
          </table:table-cell>
          <table:table-cell table:formula="of:=([.L7]-[.M7])/[.AD7]" office:value-type="percentage" office:value="0.0245814265593165" calcext:value-type="percentage">
            <text:p>2.46%</text:p>
          </table:table-cell>
          <table:table-cell table:formula="of:=([.R7]-[.S7])/[.AD7]" office:value-type="percentage" office:value="0" calcext:value-type="percentage">
            <text:p>0.00%</text:p>
          </table:table-cell>
          <table:table-cell table:formula="of:=[.Y7]/[.AD7]" office:value-type="percentage" office:value="-0.00535332535506909" calcext:value-type="percentage">
            <text:p>-0.54%</text:p>
          </table:table-cell>
          <table:table-cell office:value-type="float" office:value="71066000" calcext:value-type="float">
            <text:p>71066000</text:p>
          </table:table-cell>
          <table:table-cell office:value-type="float" office:value="17000" calcext:value-type="float">
            <text:p>17000</text:p>
          </table:table-cell>
          <table:table-cell office:value-type="float" office:value="608062000" calcext:value-type="float">
            <text:p>608062000</text:p>
          </table:table-cell>
          <table:table-cell office:value-type="float" office:value="679111000" calcext:value-type="float">
            <text:p>679111000</text:p>
          </table:table-cell>
          <table:table-cell office:value-type="float" office:value="2596328000" calcext:value-type="float">
            <text:p>259632800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3065902000" calcext:value-type="float">
            <text:p>3065902000</text:p>
          </table:table-cell>
          <table:table-cell office:value-type="float" office:value="2744728000" calcext:value-type="float">
            <text:p>2744728000</text:p>
          </table:table-cell>
          <table:table-cell office:value-type="float" office:value="34428000" calcext:value-type="float">
            <text:p>34428000</text:p>
          </table:table-cell>
          <table:table-cell office:value-type="float" office:value="-15473000" calcext:value-type="float">
            <text:p>-15473000</text:p>
          </table:table-cell>
          <table:table-cell office:value-type="float" office:value="7258000" calcext:value-type="float">
            <text:p>7258000</text:p>
          </table:table-cell>
          <table:table-cell office:value-type="float" office:value="5086000" calcext:value-type="float">
            <text:p>5086000</text:p>
          </table:table-cell>
          <table:table-cell office:value-type="float" office:value="692467000" calcext:value-type="float">
            <text:p>692467000</text:p>
          </table:table-cell>
          <table:table-cell office:value-type="float" office:value="694639000" calcext:value-type="float">
            <text:p>694639000</text:p>
          </table:table-cell>
          <table:table-cell office:value-type="float" office:value="2890353000" calcext:value-type="float">
            <text:p>289035300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927902000" calcext:value-type="float">
            <text:p>1927902000</text:p>
          </table:table-cell>
          <table:table-cell office:value-type="float" office:value="3334597000" calcext:value-type="float">
            <text:p>3334597000</text:p>
          </table:table-cell>
          <table:table-cell office:value-type="float" office:value="2979805000" calcext:value-type="float">
            <text:p>2979805000</text:p>
          </table:table-cell>
          <table:table-cell office:value-type="float" office:value="43526000" calcext:value-type="float">
            <text:p>43526000</text:p>
          </table:table-cell>
          <table:table-cell office:value-type="float" office:value="36014000" calcext:value-type="float">
            <text:p>36014000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table:number-columns-repeated="3"/>
          <table:table-cell office:value-type="string" calcext:value-type="string">
            <text:p>HeldToMaturitySecurities</text:p>
          </table:table-cell>
          <table:table-cell/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table:number-columns-repeated="3"/>
          <table:table-cell office:value-type="string" calcext:value-type="string">
            <text:p>HeldToMaturitySecurities</text:p>
          </table:table-cell>
          <table:table-cell office:value-type="string" calcext:value-type="string">
            <text:p>LoansAndLeasesReceivableNetReportedAmount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</table:table-row>
        <table:table-row table:style-name="ro1">
          <table:table-cell office:value-type="float" office:value="351569" calcext:value-type="float">
            <text:p>351569</text:p>
          </table:table-cell>
          <table:table-cell office:value-type="string" calcext:value-type="string">
            <text:p>ABCB</text:p>
          </table:table-cell>
          <table:table-cell office:value-type="string" calcext:value-type="string">
            <text:p>Ameris Bancorp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D</text:p>
          </table:table-cell>
          <table:table-cell table:style-name="ce1" office:value-type="date" office:date-value="2022-12-31" calcext:value-type="date">
            <text:p>2022-12-31</text:p>
          </table:table-cell>
          <table:table-cell table:style-name="ce1" office:value-type="date" office:date-value="2021-12-31" calcext:value-type="date">
            <text:p>2021-12-31</text:p>
          </table:table-cell>
          <table:table-cell table:formula="of:=([.P8]-[.AD8])/[.AD8]" office:value-type="percentage" office:value="-0.0103132111260741" calcext:value-type="percentage">
            <text:p>-1.03%</text:p>
          </table:table-cell>
          <table:table-cell table:formula="of:=([.L8]-[.M8])/[.AD8]" office:value-type="percentage" office:value="0.00299355934714879" calcext:value-type="percentage">
            <text:p>0.30%</text:p>
          </table:table-cell>
          <table:table-cell table:formula="of:=([.R8]-[.S8])/[.AD8]" office:value-type="percentage" office:value="-0.00103358395260993" calcext:value-type="percentage">
            <text:p>-0.10%</text:p>
          </table:table-cell>
          <table:table-cell table:formula="of:=[.Y8]/[.AD8]" office:value-type="percentage" office:value="0.0144640224457456" calcext:value-type="percentage">
            <text:p>1.45%</text:p>
          </table:table-cell>
          <table:table-cell office:value-type="float" office:value="59134000" calcext:value-type="float">
            <text:p>59134000</text:p>
          </table:table-cell>
          <table:table-cell office:value-type="float" office:value="264000" calcext:value-type="float">
            <text:p>264000</text:p>
          </table:table-cell>
          <table:table-cell table:number-columns-repeated="2"/>
          <table:table-cell office:value-type="float" office:value="19462738000" calcext:value-type="float">
            <text:p>19462738000</text:p>
          </table:table-cell>
          <table:table-cell office:value-type="float" office:value="114538000" calcext:value-type="float">
            <text:p>114538000</text:p>
          </table:table-cell>
          <table:table-cell office:value-type="float" office:value="0" calcext:value-type="float">
            <text:p>0</text:p>
          </table:table-cell>
          <table:table-cell office:value-type="float" office:value="20326000" calcext:value-type="float">
            <text:p>20326000</text:p>
          </table:table-cell>
          <table:table-cell table:number-columns-repeated="2"/>
          <table:table-cell office:value-type="float" office:value="25053286000" calcext:value-type="float">
            <text:p>25053286000</text:p>
          </table:table-cell>
          <table:table-cell office:value-type="float" office:value="21855886000" calcext:value-type="float">
            <text:p>21855886000</text:p>
          </table:table-cell>
          <table:table-cell office:value-type="float" office:value="346540000" calcext:value-type="float">
            <text:p>346540000</text:p>
          </table:table-cell>
          <table:table-cell office:value-type="float" office:value="284443000" calcext:value-type="float">
            <text:p>284443000</text:p>
          </table:table-cell>
          <table:table-cell office:value-type="float" office:value="195000" calcext:value-type="float">
            <text:p>195000</text:p>
          </table:table-cell>
          <table:table-cell office:value-type="float" office:value="19929000" calcext:value-type="float">
            <text:p>19929000</text:p>
          </table:table-cell>
          <table:table-cell office:value-type="float" office:value="592621000" calcext:value-type="float">
            <text:p>592621000</text:p>
          </table:table-cell>
          <table:table-cell office:value-type="float" office:value="572887000" calcext:value-type="float">
            <text:p>572887000</text:p>
          </table:table-cell>
          <table:table-cell office:value-type="float" office:value="19665553000" calcext:value-type="float">
            <text:p>19665553000</text:p>
          </table:table-cell>
          <table:table-cell office:value-type="float" office:value="78206000" calcext:value-type="float">
            <text:p>78206000</text:p>
          </table:table-cell>
          <table:table-cell office:value-type="float" office:value="4000" calcext:value-type="float">
            <text:p>4000</text:p>
          </table:table-cell>
          <table:table-cell office:value-type="float" office:value="1648000" calcext:value-type="float">
            <text:p>1648000</text:p>
          </table:table-cell>
          <table:table-cell table:number-columns-repeated="2"/>
          <table:table-cell office:value-type="float" office:value="23858321000" calcext:value-type="float">
            <text:p>23858321000</text:p>
          </table:table-cell>
          <table:table-cell office:value-type="float" office:value="20891870000" calcext:value-type="float">
            <text:p>20891870000</text:p>
          </table:table-cell>
          <table:table-cell office:value-type="float" office:value="376913000" calcext:value-type="float">
            <text:p>376913000</text:p>
          </table:table-cell>
          <table:table-cell office:value-type="float" office:value="358998000" calcext:value-type="float">
            <text:p>358998000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table:number-columns-repeated="2"/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office:value-type="string" calcext:value-type="string">
            <text:p>HeldToMaturitySecuritiesAccumulatedUnrecognizedHoldingGain</text:p>
          </table:table-cell>
          <table:table-cell office:value-type="string" calcext:value-type="string">
            <text:p>HeldToMaturitySecuritiesAccumulatedUnrecognizedHoldingLoss</text:p>
          </table:table-cell>
          <table:table-cell table:number-columns-repeated="2"/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office:value-type="string" calcext:value-type="string">
            <text:p>HeldToMaturitySecuritiesAccumulatedUnrecognizedHoldingGain</text:p>
          </table:table-cell>
          <table:table-cell office:value-type="string" calcext:value-type="string">
            <text:p>HeldToMaturitySecuritiesAccumulatedUnrecognizedHoldingLoss</text:p>
          </table:table-cell>
          <table:table-cell table:number-columns-repeated="2"/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</table:table-row>
        <table:table-row table:style-name="ro1">
          <table:table-cell office:value-type="float" office:value="1132651" calcext:value-type="float">
            <text:p>1132651</text:p>
          </table:table-cell>
          <table:table-cell office:value-type="string" calcext:value-type="string">
            <text:p>ATLO</text:p>
          </table:table-cell>
          <table:table-cell office:value-type="string" calcext:value-type="string">
            <text:p>Ames National Corporation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D</text:p>
          </table:table-cell>
          <table:table-cell table:style-name="ce1" office:value-type="date" office:date-value="2022-12-31" calcext:value-type="date">
            <text:p>2022-12-31</text:p>
          </table:table-cell>
          <table:table-cell table:style-name="ce1" office:value-type="date" office:date-value="2021-12-31" calcext:value-type="date">
            <text:p>2021-12-31</text:p>
          </table:table-cell>
          <table:table-cell table:formula="of:=([.P9]-[.AD9])/[.AD9]" office:value-type="percentage" office:value="0.0106165060097901" calcext:value-type="percentage">
            <text:p>1.06%</text:p>
          </table:table-cell>
          <table:table-cell table:formula="of:=([.L9]-[.M9])/[.AD9]" office:value-type="percentage" office:value="0.0444926276038741" calcext:value-type="percentage">
            <text:p>4.45%</text:p>
          </table:table-cell>
          <table:table-cell table:formula="of:=([.R9]-[.S9])/[.AD9]" office:value-type="percentage" office:value="0" calcext:value-type="percentage">
            <text:p>0.00%</text:p>
          </table:table-cell>
          <table:table-cell table:formula="of:=[.Y9]/[.AD9]" office:value-type="percentage" office:value="-0.0248352119973227" calcext:value-type="percentage">
            <text:p>-2.48%</text:p>
          </table:table-cell>
          <table:table-cell office:value-type="float" office:value="83600000" calcext:value-type="float">
            <text:p>83600000</text:p>
          </table:table-cell>
          <table:table-cell office:value-type="float" office:value="42000" calcext:value-type="float">
            <text:p>42000</text:p>
          </table:table-cell>
          <table:table-cell office:value-type="float" office:value="786438000" calcext:value-type="float">
            <text:p>786438000</text:p>
          </table:table-cell>
          <table:table-cell office:value-type="float" office:value="869996000" calcext:value-type="float">
            <text:p>869996000</text:p>
          </table:table-cell>
          <table:table-cell office:value-type="float" office:value="1897957000" calcext:value-type="float">
            <text:p>1897957000</text:p>
          </table:table-cell>
          <table:table-cell table:number-columns-repeated="4"/>
          <table:table-cell office:value-type="float" office:value="1241320000" calcext:value-type="float">
            <text:p>1241320000</text:p>
          </table:table-cell>
          <table:table-cell office:value-type="float" office:value="2134926000" calcext:value-type="float">
            <text:p>2134926000</text:p>
          </table:table-cell>
          <table:table-cell office:value-type="float" office:value="1985828000" calcext:value-type="float">
            <text:p>1985828000</text:p>
          </table:table-cell>
          <table:table-cell office:value-type="float" office:value="19293000" calcext:value-type="float">
            <text:p>19293000</text:p>
          </table:table-cell>
          <table:table-cell office:value-type="float" office:value="-46641000" calcext:value-type="float">
            <text:p>-46641000</text:p>
          </table:table-cell>
          <table:table-cell office:value-type="float" office:value="6503000" calcext:value-type="float">
            <text:p>6503000</text:p>
          </table:table-cell>
          <table:table-cell office:value-type="float" office:value="10321000" calcext:value-type="float">
            <text:p>10321000</text:p>
          </table:table-cell>
          <table:table-cell office:value-type="float" office:value="831003000" calcext:value-type="float">
            <text:p>831003000</text:p>
          </table:table-cell>
          <table:table-cell office:value-type="float" office:value="827185000" calcext:value-type="float">
            <text:p>827185000</text:p>
          </table:table-cell>
          <table:table-cell office:value-type="float" office:value="1878019000" calcext:value-type="float">
            <text:p>1878019000</text:p>
          </table:table-cell>
          <table:table-cell table:number-columns-repeated="4"/>
          <table:table-cell office:value-type="float" office:value="1160667000" calcext:value-type="float">
            <text:p>1160667000</text:p>
          </table:table-cell>
          <table:table-cell office:value-type="float" office:value="2137041000" calcext:value-type="float">
            <text:p>2137041000</text:p>
          </table:table-cell>
          <table:table-cell office:value-type="float" office:value="1929263000" calcext:value-type="float">
            <text:p>1929263000</text:p>
          </table:table-cell>
          <table:table-cell office:value-type="float" office:value="23913000" calcext:value-type="float">
            <text:p>23913000</text:p>
          </table:table-cell>
          <table:table-cell office:value-type="float" office:value="10754000" calcext:value-type="float">
            <text:p>10754000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table:number-columns-repeated="4"/>
          <table:table-cell office:value-type="string" calcext:value-type="string">
            <text:p>LoansAndLeasesReceivableGrossCarryingAmount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table:number-columns-repeated="4"/>
          <table:table-cell office:value-type="string" calcext:value-type="string">
            <text:p>LoansAndLeasesReceivableGrossCarryingAmount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</table:table-row>
        <table:table-row table:style-name="ro1">
          <table:table-cell office:value-type="float" office:value="760498" calcext:value-type="float">
            <text:p>760498</text:p>
          </table:table-cell>
          <table:table-cell office:value-type="string" calcext:value-type="string">
            <text:p>BANF</text:p>
          </table:table-cell>
          <table:table-cell office:value-type="string" calcext:value-type="string">
            <text:p>BancFirst Corporation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D</text:p>
          </table:table-cell>
          <table:table-cell table:style-name="ce1" office:value-type="date" office:date-value="2022-12-31" calcext:value-type="date">
            <text:p>2022-12-31</text:p>
          </table:table-cell>
          <table:table-cell table:style-name="ce1" office:value-type="date" office:date-value="2021-12-31" calcext:value-type="date">
            <text:p>2021-12-31</text:p>
          </table:table-cell>
          <table:table-cell table:formula="of:=([.P10]-[.AD10])/[.AD10]" office:value-type="percentage" office:value="0.356196815734819" calcext:value-type="percentage">
            <text:p>35.62%</text:p>
          </table:table-cell>
          <table:table-cell table:formula="of:=([.L10]-[.M10])/[.AD10]" office:value-type="percentage" office:value="0.0115757532766661" calcext:value-type="percentage">
            <text:p>1.16%</text:p>
          </table:table-cell>
          <table:table-cell table:formula="of:=([.R10]-[.S10])/[.AD10]" office:value-type="percentage" office:value="0" calcext:value-type="percentage">
            <text:p>0.00%</text:p>
          </table:table-cell>
          <table:table-cell table:formula="of:=[.Y10]/[.AD10]" office:value-type="percentage" office:value="0.0147538641661293" calcext:value-type="percentage">
            <text:p>1.48%</text:p>
          </table:table-cell>
          <table:table-cell office:value-type="float" office:value="93924000" calcext:value-type="float">
            <text:p>93924000</text:p>
          </table:table-cell>
          <table:table-cell office:value-type="float" office:value="254000" calcext:value-type="float">
            <text:p>254000</text:p>
          </table:table-cell>
          <table:table-cell office:value-type="float" office:value="1538221000" calcext:value-type="float">
            <text:p>1538221000</text:p>
          </table:table-cell>
          <table:table-cell office:value-type="float" office:value="1631891000" calcext:value-type="float">
            <text:p>1631891000</text:p>
          </table:table-cell>
          <table:table-cell office:value-type="float" office:value="10974228000" calcext:value-type="float">
            <text:p>10974228000</text:p>
          </table:table-cell>
          <table:table-cell office:value-type="float" office:value="2383000" calcext:value-type="float">
            <text:p>2383000</text:p>
          </table:table-cell>
          <table:table-cell table:number-columns-repeated="2"/>
          <table:table-cell office:value-type="float" office:value="2383000" calcext:value-type="float">
            <text:p>2383000</text:p>
          </table:table-cell>
          <table:table-cell office:value-type="float" office:value="18171000" calcext:value-type="float">
            <text:p>18171000</text:p>
          </table:table-cell>
          <table:table-cell office:value-type="float" office:value="12387863000" calcext:value-type="float">
            <text:p>12387863000</text:p>
          </table:table-cell>
          <table:table-cell office:value-type="float" office:value="11137027000" calcext:value-type="float">
            <text:p>11137027000</text:p>
          </table:table-cell>
          <table:table-cell office:value-type="float" office:value="193100000" calcext:value-type="float">
            <text:p>193100000</text:p>
          </table:table-cell>
          <table:table-cell office:value-type="float" office:value="119387000" calcext:value-type="float">
            <text:p>119387000</text:p>
          </table:table-cell>
          <table:table-cell office:value-type="float" office:value="1791000" calcext:value-type="float">
            <text:p>1791000</text:p>
          </table:table-cell>
          <table:table-cell office:value-type="float" office:value="4625000" calcext:value-type="float">
            <text:p>4625000</text:p>
          </table:table-cell>
          <table:table-cell office:value-type="float" office:value="531523000" calcext:value-type="float">
            <text:p>531523000</text:p>
          </table:table-cell>
          <table:table-cell office:value-type="float" office:value="528689000" calcext:value-type="float">
            <text:p>528689000</text:p>
          </table:table-cell>
          <table:table-cell office:value-type="float" office:value="8091914000" calcext:value-type="float">
            <text:p>8091914000</text:p>
          </table:table-cell>
          <table:table-cell office:value-type="float" office:value="2978000" calcext:value-type="float">
            <text:p>29780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2977000" calcext:value-type="float">
            <text:p>2977000</text:p>
          </table:table-cell>
          <table:table-cell office:value-type="float" office:value="24857000" calcext:value-type="float">
            <text:p>24857000</text:p>
          </table:table-cell>
          <table:table-cell office:value-type="float" office:value="9405612000" calcext:value-type="float">
            <text:p>9405612000</text:p>
          </table:table-cell>
          <table:table-cell office:value-type="float" office:value="8233878000" calcext:value-type="float">
            <text:p>8233878000</text:p>
          </table:table-cell>
          <table:table-cell office:value-type="float" office:value="167630000" calcext:value-type="float">
            <text:p>167630000</text:p>
          </table:table-cell>
          <table:table-cell office:value-type="float" office:value="162350000" calcext:value-type="float">
            <text:p>162350000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table:number-columns-repeated="2"/>
          <table:table-cell office:value-type="string" calcext:value-type="string">
            <text:p>HeldToMaturitySecurities</text:p>
          </table:table-cell>
          <table:table-cell office:value-type="string" calcext:value-type="string">
            <text:p>LoansAndLeasesReceivableGrossCarryingAmount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office:value-type="string" calcext:value-type="string">
            <text:p>HeldToMaturitySecuritiesAccumulatedUnrecognizedHoldingGain</text:p>
          </table:table-cell>
          <table:table-cell/>
          <table:table-cell office:value-type="string" calcext:value-type="string">
            <text:p>HeldToMaturitySecurities</text:p>
          </table:table-cell>
          <table:table-cell office:value-type="string" calcext:value-type="string">
            <text:p>LoansAndLeasesReceivableGrossCarryingAmount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</table:table-row>
        <table:table-row table:style-name="ro1">
          <table:table-cell office:value-type="float" office:value="1746109" calcext:value-type="float">
            <text:p>1746109</text:p>
          </table:table-cell>
          <table:table-cell office:value-type="string" calcext:value-type="string">
            <text:p>BFC</text:p>
          </table:table-cell>
          <table:table-cell office:value-type="string" calcext:value-type="string">
            <text:p>Bank First Corporation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D</text:p>
          </table:table-cell>
          <table:table-cell table:style-name="ce1" office:value-type="date" office:date-value="2022-12-31" calcext:value-type="date">
            <text:p>2022-12-31</text:p>
          </table:table-cell>
          <table:table-cell table:style-name="ce1" office:value-type="date" office:date-value="2021-12-31" calcext:value-type="date">
            <text:p>2021-12-31</text:p>
          </table:table-cell>
          <table:table-cell table:formula="of:=([.P11]-[.AD11])/[.AD11]" office:value-type="percentage" office:value="0.210322965939473" calcext:value-type="percentage">
            <text:p>21.03%</text:p>
          </table:table-cell>
          <table:table-cell table:formula="of:=([.L11]-[.M11])/[.AD11]" office:value-type="percentage" office:value="0.00843326319786113" calcext:value-type="percentage">
            <text:p>0.84%</text:p>
          </table:table-cell>
          <table:table-cell table:formula="of:=([.R11]-[.S11])/[.AD11]" office:value-type="percentage" office:value="-0.000524829539162488" calcext:value-type="percentage">
            <text:p>-0.05%</text:p>
          </table:table-cell>
          <table:table-cell table:formula="of:=[.Y11]/[.AD11]" office:value-type="percentage" office:value="0.0102984448909209" calcext:value-type="percentage">
            <text:p>1.03%</text:p>
          </table:table-cell>
          <table:table-cell office:value-type="float" office:value="21792000" calcext:value-type="float">
            <text:p>21792000</text:p>
          </table:table-cell>
          <table:table-cell office:value-type="float" office:value="469000" calcext:value-type="float">
            <text:p>469000</text:p>
          </table:table-cell>
          <table:table-cell office:value-type="float" office:value="304637000" calcext:value-type="float">
            <text:p>304637000</text:p>
          </table:table-cell>
          <table:table-cell office:value-type="float" office:value="325960000" calcext:value-type="float">
            <text:p>325960000</text:p>
          </table:table-cell>
          <table:table-cell office:value-type="float" office:value="3060229000" calcext:value-type="float">
            <text:p>3060229000</text:p>
          </table:table-cell>
          <table:table-cell office:value-type="float" office:value="43770000" calcext:value-type="float">
            <text:p>43770000</text:p>
          </table:table-cell>
          <table:table-cell office:value-type="float" office:value="115000" calcext:value-type="float">
            <text:p>115000</text:p>
          </table:table-cell>
          <table:table-cell office:value-type="float" office:value="1442000" calcext:value-type="float">
            <text:p>1442000</text:p>
          </table:table-cell>
          <table:table-cell office:value-type="float" office:value="45097000" calcext:value-type="float">
            <text:p>45097000</text:p>
          </table:table-cell>
          <table:table-cell office:value-type="float" office:value="2894809000" calcext:value-type="float">
            <text:p>2894809000</text:p>
          </table:table-cell>
          <table:table-cell office:value-type="float" office:value="3660432000" calcext:value-type="float">
            <text:p>3660432000</text:p>
          </table:table-cell>
          <table:table-cell office:value-type="float" office:value="3207329000" calcext:value-type="float">
            <text:p>3207329000</text:p>
          </table:table-cell>
          <table:table-cell office:value-type="float" office:value="12844000" calcext:value-type="float">
            <text:p>12844000</text:p>
          </table:table-cell>
          <table:table-cell office:value-type="float" office:value="26039000" calcext:value-type="float">
            <text:p>26039000</text:p>
          </table:table-cell>
          <table:table-cell office:value-type="float" office:value="696000" calcext:value-type="float">
            <text:p>696000</text:p>
          </table:table-cell>
          <table:table-cell office:value-type="float" office:value="5638000" calcext:value-type="float">
            <text:p>5638000</text:p>
          </table:table-cell>
          <table:table-cell office:value-type="float" office:value="212689000" calcext:value-type="float">
            <text:p>212689000</text:p>
          </table:table-cell>
          <table:table-cell office:value-type="float" office:value="207747000" calcext:value-type="float">
            <text:p>207747000</text:p>
          </table:table-cell>
          <table:table-cell office:value-type="float" office:value="2528440000" calcext:value-type="float">
            <text:p>2528440000</text:p>
          </table:table-cell>
          <table:table-cell office:value-type="float" office:value="5922000" calcext:value-type="float">
            <text:p>5922000</text:p>
          </table:table-cell>
          <table:table-cell table:number-columns-repeated="2"/>
          <table:table-cell office:value-type="float" office:value="5911000" calcext:value-type="float">
            <text:p>5911000</text:p>
          </table:table-cell>
          <table:table-cell office:value-type="float" office:value="7241000" calcext:value-type="float">
            <text:p>7241000</text:p>
          </table:table-cell>
          <table:table-cell office:value-type="float" office:value="2937552000" calcext:value-type="float">
            <text:p>2937552000</text:p>
          </table:table-cell>
          <table:table-cell office:value-type="float" office:value="2614899000" calcext:value-type="float">
            <text:p>2614899000</text:p>
          </table:table-cell>
          <table:table-cell office:value-type="float" office:value="11163000" calcext:value-type="float">
            <text:p>11163000</text:p>
          </table:table-cell>
          <table:table-cell office:value-type="float" office:value="43294000" calcext:value-type="float">
            <text:p>43294000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office:value-type="string" calcext:value-type="string">
            <text:p>HeldToMaturitySecuritiesAccumulatedUnrecognizedHoldingGain</text:p>
          </table:table-cell>
          <table:table-cell office:value-type="string" calcext:value-type="string">
            <text:p>HeldToMaturitySecuritiesAccumulatedUnrecognizedHoldingLoss</text:p>
          </table:table-cell>
          <table:table-cell office:value-type="string" calcext:value-type="string">
            <text:p>HeldToMaturitySecurities</text:p>
          </table:table-cell>
          <table:table-cell office:value-type="string" calcext:value-type="string">
            <text:p>LoansAndLeasesReceivableGrossCarryingAmount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table:number-columns-repeated="2"/>
          <table:table-cell office:value-type="string" calcext:value-type="string">
            <text:p>HeldToMaturitySecurities</text:p>
          </table:table-cell>
          <table:table-cell office:value-type="string" calcext:value-type="string">
            <text:p>NotesReceivableGross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</table:table-row>
        <table:table-row table:style-name="ro1">
          <table:table-cell office:value-type="float" office:value="1403475" calcext:value-type="float">
            <text:p>1403475</text:p>
          </table:table-cell>
          <table:table-cell office:value-type="string" calcext:value-type="string">
            <text:p>BMRC</text:p>
          </table:table-cell>
          <table:table-cell office:value-type="string" calcext:value-type="string">
            <text:p>Bank of Marin Bancorp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D</text:p>
          </table:table-cell>
          <table:table-cell table:style-name="ce1" office:value-type="date" office:date-value="2022-12-31" calcext:value-type="date">
            <text:p>2022-12-31</text:p>
          </table:table-cell>
          <table:table-cell table:style-name="ce1" office:value-type="date" office:date-value="2021-12-31" calcext:value-type="date">
            <text:p>2021-12-31</text:p>
          </table:table-cell>
          <table:table-cell table:formula="of:=([.P12]-[.AD12])/[.AD12]" office:value-type="percentage" office:value="-0.0617563114571162" calcext:value-type="percentage">
            <text:p>-6.18%</text:p>
          </table:table-cell>
          <table:table-cell table:formula="of:=([.L12]-[.M12])/[.AD12]" office:value-type="percentage" office:value="0.0237646873482034" calcext:value-type="percentage">
            <text:p>2.38%</text:p>
          </table:table-cell>
          <table:table-cell table:formula="of:=([.R12]-[.S12])/[.AD12]" office:value-type="percentage" office:value="-0.0333376219296058" calcext:value-type="percentage">
            <text:p>-3.33%</text:p>
          </table:table-cell>
          <table:table-cell table:formula="of:=[.Y12]/[.AD12]" office:value-type="percentage" office:value="-0.00659988709613895" calcext:value-type="percentage">
            <text:p>-0.66%</text:p>
          </table:table-cell>
          <table:table-cell office:value-type="float" office:value="90543000" calcext:value-type="float">
            <text:p>90543000</text:p>
          </table:table-cell>
          <table:table-cell office:value-type="float" office:value="34000" calcext:value-type="float">
            <text:p>34000</text:p>
          </table:table-cell>
          <table:table-cell table:number-columns-repeated="2"/>
          <table:table-cell office:value-type="float" office:value="3573348000" calcext:value-type="float">
            <text:p>3573348000</text:p>
          </table:table-cell>
          <table:table-cell office:value-type="float" office:value="845239000" calcext:value-type="float">
            <text:p>845239000</text:p>
          </table:table-cell>
          <table:table-cell office:value-type="float" office:value="70000" calcext:value-type="float">
            <text:p>70000</text:p>
          </table:table-cell>
          <table:table-cell office:value-type="float" office:value="127038000" calcext:value-type="float">
            <text:p>127038000</text:p>
          </table:table-cell>
          <table:table-cell table:number-columns-repeated="2"/>
          <table:table-cell office:value-type="float" office:value="4147464000" calcext:value-type="float">
            <text:p>4147464000</text:p>
          </table:table-cell>
          <table:table-cell office:value-type="float" office:value="3735372000" calcext:value-type="float">
            <text:p>3735372000</text:p>
          </table:table-cell>
          <table:table-cell office:value-type="float" office:value="46586000" calcext:value-type="float">
            <text:p>46586000</text:p>
          </table:table-cell>
          <table:table-cell office:value-type="float" office:value="-25136000" calcext:value-type="float">
            <text:p>-25136000</text:p>
          </table:table-cell>
          <table:table-cell office:value-type="float" office:value="13026000" calcext:value-type="float">
            <text:p>13026000</text:p>
          </table:table-cell>
          <table:table-cell office:value-type="float" office:value="11074000" calcext:value-type="float">
            <text:p>11074000</text:p>
          </table:table-cell>
          <table:table-cell table:number-columns-repeated="2"/>
          <table:table-cell office:value-type="float" office:value="3808550000" calcext:value-type="float">
            <text:p>3808550000</text:p>
          </table:table-cell>
          <table:table-cell office:value-type="float" office:value="342755000" calcext:value-type="float">
            <text:p>342755000</text:p>
          </table:table-cell>
          <table:table-cell office:value-type="float" office:value="3400000" calcext:value-type="float">
            <text:p>3400000</text:p>
          </table:table-cell>
          <table:table-cell office:value-type="float" office:value="2867000" calcext:value-type="float">
            <text:p>2867000</text:p>
          </table:table-cell>
          <table:table-cell office:value-type="float" office:value="342222000" calcext:value-type="float">
            <text:p>342222000</text:p>
          </table:table-cell>
          <table:table-cell office:value-type="float" office:value="2255645000" calcext:value-type="float">
            <text:p>2255645000</text:p>
          </table:table-cell>
          <table:table-cell office:value-type="float" office:value="4314209000" calcext:value-type="float">
            <text:p>4314209000</text:p>
          </table:table-cell>
          <table:table-cell office:value-type="float" office:value="3863841000" calcext:value-type="float">
            <text:p>3863841000</text:p>
          </table:table-cell>
          <table:table-cell office:value-type="float" office:value="9714000" calcext:value-type="float">
            <text:p>9714000</text:p>
          </table:table-cell>
          <table:table-cell office:value-type="float" office:value="842000" calcext:value-type="float">
            <text:p>842000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table:number-columns-repeated="2"/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office:value-type="string" calcext:value-type="string">
            <text:p>HeldToMaturitySecuritiesAccumulatedUnrecognizedHoldingGain</text:p>
          </table:table-cell>
          <table:table-cell office:value-type="string" calcext:value-type="string">
            <text:p>HeldToMaturitySecuritiesAccumulatedUnrecognizedHoldingLoss</text:p>
          </table:table-cell>
          <table:table-cell table:number-columns-repeated="2"/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table:number-columns-repeated="2"/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office:value-type="string" calcext:value-type="string">
            <text:p>HeldToMaturitySecuritiesAccumulatedUnrecognizedHoldingGain</text:p>
          </table:table-cell>
          <table:table-cell office:value-type="string" calcext:value-type="string">
            <text:p>HeldToMaturitySecuritiesAccumulatedUnrecognizedHoldingLoss</text:p>
          </table:table-cell>
          <table:table-cell office:value-type="string" calcext:value-type="string">
            <text:p>HeldToMaturitySecurities</text:p>
          </table:table-cell>
          <table:table-cell office:value-type="string" calcext:value-type="string">
            <text:p>NotesReceivableGross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</table:table-row>
        <table:table-row table:style-name="ro1">
          <table:table-cell office:value-type="float" office:value="1007273" calcext:value-type="float">
            <text:p>1007273</text:p>
          </table:table-cell>
          <table:table-cell office:value-type="string" calcext:value-type="string">
            <text:p>BKSC</text:p>
          </table:table-cell>
          <table:table-cell office:value-type="string" calcext:value-type="string">
            <text:p>Bank of South Carolina Corp.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D</text:p>
          </table:table-cell>
          <table:table-cell table:style-name="ce1" office:value-type="date" office:date-value="2022-12-31" calcext:value-type="date">
            <text:p>2022-12-31</text:p>
          </table:table-cell>
          <table:table-cell table:style-name="ce1" office:value-type="date" office:date-value="2021-12-31" calcext:value-type="date">
            <text:p>2021-12-31</text:p>
          </table:table-cell>
          <table:table-cell table:formula="of:=([.P13]-[.AD13])/[.AD13]" office:value-type="percentage" office:value="-0.0172709512319323" calcext:value-type="percentage">
            <text:p>-1.73%</text:p>
          </table:table-cell>
          <table:table-cell table:formula="of:=([.L13]-[.M13])/[.AD13]" office:value-type="percentage" office:value="0.0423937641580257" calcext:value-type="percentage">
            <text:p>4.24%</text:p>
          </table:table-cell>
          <table:table-cell table:formula="of:=([.R13]-[.S13])/[.AD13]" office:value-type="percentage" office:value="0" calcext:value-type="percentage">
            <text:p>0.00%</text:p>
          </table:table-cell>
          <table:table-cell table:formula="of:=[.Y13]/[.AD13]" office:value-type="percentage" office:value="-0.0190652193128816" calcext:value-type="percentage">
            <text:p>-1.91%</text:p>
          </table:table-cell>
          <table:table-cell office:value-type="float" office:value="25828434" calcext:value-type="float">
            <text:p>25828434</text:p>
          </table:table-cell>
          <table:table-cell office:value-type="float" office:value="2510" calcext:value-type="float">
            <text:p>2510</text:p>
          </table:table-cell>
          <table:table-cell office:value-type="float" office:value="271172226" calcext:value-type="float">
            <text:p>271172226</text:p>
          </table:table-cell>
          <table:table-cell office:value-type="float" office:value="296998150" calcext:value-type="float">
            <text:p>296998150</text:p>
          </table:table-cell>
          <table:table-cell office:value-type="float" office:value="598670258" calcext:value-type="float">
            <text:p>598670258</text:p>
          </table:table-cell>
          <table:table-cell table:number-columns-repeated="4"/>
          <table:table-cell office:value-type="float" office:value="326690561" calcext:value-type="float">
            <text:p>326690561</text:p>
          </table:table-cell>
          <table:table-cell office:value-type="float" office:value="653345609" calcext:value-type="float">
            <text:p>653345609</text:p>
          </table:table-cell>
          <table:table-cell office:value-type="float" office:value="614534222" calcext:value-type="float">
            <text:p>614534222</text:p>
          </table:table-cell>
          <table:table-cell office:value-type="float" office:value="1807785" calcext:value-type="float">
            <text:p>1807785</text:p>
          </table:table-cell>
          <table:table-cell office:value-type="float" office:value="-11614371" calcext:value-type="float">
            <text:p>-11614371</text:p>
          </table:table-cell>
          <table:table-cell office:value-type="float" office:value="3379845" calcext:value-type="float">
            <text:p>3379845</text:p>
          </table:table-cell>
          <table:table-cell office:value-type="float" office:value="679883" calcext:value-type="float">
            <text:p>679883</text:p>
          </table:table-cell>
          <table:table-cell office:value-type="float" office:value="212347489" calcext:value-type="float">
            <text:p>212347489</text:p>
          </table:table-cell>
          <table:table-cell office:value-type="float" office:value="215047451" calcext:value-type="float">
            <text:p>215047451</text:p>
          </table:table-cell>
          <table:table-cell office:value-type="float" office:value="609191576" calcext:value-type="float">
            <text:p>609191576</text:p>
          </table:table-cell>
          <table:table-cell table:number-columns-repeated="4"/>
          <table:table-cell office:value-type="float" office:value="302255242" calcext:value-type="float">
            <text:p>302255242</text:p>
          </table:table-cell>
          <table:table-cell office:value-type="float" office:value="679220646" calcext:value-type="float">
            <text:p>679220646</text:p>
          </table:table-cell>
          <table:table-cell office:value-type="float" office:value="625303013" calcext:value-type="float">
            <text:p>625303013</text:p>
          </table:table-cell>
          <table:table-cell office:value-type="float" office:value="1539169" calcext:value-type="float">
            <text:p>1539169</text:p>
          </table:table-cell>
          <table:table-cell office:value-type="float" office:value="2942029" calcext:value-type="float">
            <text:p>2942029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table:number-columns-repeated="4"/>
          <table:table-cell office:value-type="string" calcext:value-type="string">
            <text:p>LoansAndLeasesReceivableNetReportedAmount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table:number-columns-repeated="4"/>
          <table:table-cell office:value-type="string" calcext:value-type="string">
            <text:p>LoansAndLeasesReceivableNetReportedAmount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</table:table-row>
        <table:table-row table:style-name="ro1">
          <table:table-cell office:value-type="float" office:value="1303942" calcext:value-type="float">
            <text:p>1303942</text:p>
          </table:table-cell>
          <table:table-cell office:value-type="string" calcext:value-type="string">
            <text:p>BFIN</text:p>
          </table:table-cell>
          <table:table-cell office:value-type="string" calcext:value-type="string">
            <text:p>BankFinancial Corporation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D</text:p>
          </table:table-cell>
          <table:table-cell table:style-name="ce1" office:value-type="date" office:date-value="2022-12-31" calcext:value-type="date">
            <text:p>2022-12-31</text:p>
          </table:table-cell>
          <table:table-cell table:style-name="ce1" office:value-type="date" office:date-value="2021-12-31" calcext:value-type="date">
            <text:p>2021-12-31</text:p>
          </table:table-cell>
          <table:table-cell table:formula="of:=([.P14]-[.AD14])/[.AD14]" office:value-type="percentage" office:value="-0.0762527789329838" calcext:value-type="percentage">
            <text:p>-7.63%</text:p>
          </table:table-cell>
          <table:table-cell table:formula="of:=([.L14]-[.M14])/[.AD14]" office:value-type="percentage" office:value="0.00555013971087676" calcext:value-type="percentage">
            <text:p>0.56%</text:p>
          </table:table-cell>
          <table:table-cell table:formula="of:=([.R14]-[.S14])/[.AD14]" office:value-type="percentage" office:value="0" calcext:value-type="percentage">
            <text:p>0.00%</text:p>
          </table:table-cell>
          <table:table-cell table:formula="of:=[.Y14]/[.AD14]" office:value-type="percentage" office:value="0.00289029185766757" calcext:value-type="percentage">
            <text:p>0.29%</text:p>
          </table:table-cell>
          <table:table-cell office:value-type="float" office:value="8288000" calcext:value-type="float">
            <text:p>8288000</text:p>
          </table:table-cell>
          <table:table-cell office:value-type="float" office:value="27000" calcext:value-type="float">
            <text:p>27000</text:p>
          </table:table-cell>
          <table:table-cell office:value-type="float" office:value="210338000" calcext:value-type="float">
            <text:p>210338000</text:p>
          </table:table-cell>
          <table:table-cell office:value-type="float" office:value="218599000" calcext:value-type="float">
            <text:p>218599000</text:p>
          </table:table-cell>
          <table:table-cell office:value-type="float" office:value="1374934000" calcext:value-type="float">
            <text:p>1374934000</text:p>
          </table:table-cell>
          <table:table-cell table:number-columns-repeated="4"/>
          <table:table-cell office:value-type="float" office:value="1233287000" calcext:value-type="float">
            <text:p>1233287000</text:p>
          </table:table-cell>
          <table:table-cell office:value-type="float" office:value="1575137000" calcext:value-type="float">
            <text:p>1575137000</text:p>
          </table:table-cell>
          <table:table-cell office:value-type="float" office:value="1423466000" calcext:value-type="float">
            <text:p>1423466000</text:p>
          </table:table-cell>
          <table:table-cell office:value-type="float" office:value="10494000" calcext:value-type="float">
            <text:p>10494000</text:p>
          </table:table-cell>
          <table:table-cell office:value-type="float" office:value="4302000" calcext:value-type="float">
            <text:p>4302000</text:p>
          </table:table-cell>
          <table:table-cell office:value-type="float" office:value="76000" calcext:value-type="float">
            <text:p>76000</text:p>
          </table:table-cell>
          <table:table-cell office:value-type="float" office:value="185000" calcext:value-type="float">
            <text:p>185000</text:p>
          </table:table-cell>
          <table:table-cell office:value-type="float" office:value="85694000" calcext:value-type="float">
            <text:p>85694000</text:p>
          </table:table-cell>
          <table:table-cell office:value-type="float" office:value="85585000" calcext:value-type="float">
            <text:p>85585000</text:p>
          </table:table-cell>
          <table:table-cell office:value-type="float" office:value="1488431000" calcext:value-type="float">
            <text:p>1488431000</text:p>
          </table:table-cell>
          <table:table-cell table:number-columns-repeated="4"/>
          <table:table-cell office:value-type="float" office:value="1050638000" calcext:value-type="float">
            <text:p>1050638000</text:p>
          </table:table-cell>
          <table:table-cell office:value-type="float" office:value="1700682000" calcext:value-type="float">
            <text:p>1700682000</text:p>
          </table:table-cell>
          <table:table-cell office:value-type="float" office:value="1543216000" calcext:value-type="float">
            <text:p>1543216000</text:p>
          </table:table-cell>
          <table:table-cell office:value-type="float" office:value="7410000" calcext:value-type="float">
            <text:p>7410000</text:p>
          </table:table-cell>
          <table:table-cell office:value-type="float" office:value="7277000" calcext:value-type="float">
            <text:p>7277000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table:number-columns-repeated="4"/>
          <table:table-cell office:value-type="string" calcext:value-type="string">
            <text:p>LoansAndLeasesReceivableGrossCarryingAmount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ProfitLoss</text:p>
          </table:table-cell>
          <table:table-cell office:value-type="string" calcext:value-type="string">
            <text:p>ComprehensiveIncomeNetOfTax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table:number-columns-repeated="4"/>
          <table:table-cell office:value-type="string" calcext:value-type="string">
            <text:p>LoansAndLeasesReceivableGrossCarryingAmount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ProfitLoss</text:p>
          </table:table-cell>
          <table:table-cell office:value-type="string" calcext:value-type="string">
            <text:p>ComprehensiveIncomeNetOfTax</text:p>
          </table:table-cell>
        </table:table-row>
        <table:table-row table:style-name="ro1">
          <table:table-cell office:value-type="float" office:value="1505732" calcext:value-type="float">
            <text:p>1505732</text:p>
          </table:table-cell>
          <table:table-cell office:value-type="string" calcext:value-type="string">
            <text:p>BWFG</text:p>
          </table:table-cell>
          <table:table-cell office:value-type="string" calcext:value-type="string">
            <text:p>Bankwell Financial Group Inc.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D</text:p>
          </table:table-cell>
          <table:table-cell table:style-name="ce1" office:value-type="date" office:date-value="2022-12-31" calcext:value-type="date">
            <text:p>2022-12-31</text:p>
          </table:table-cell>
          <table:table-cell table:style-name="ce1" office:value-type="date" office:date-value="2021-12-31" calcext:value-type="date">
            <text:p>2021-12-31</text:p>
          </table:table-cell>
          <table:table-cell table:formula="of:=([.P15]-[.AD15])/[.AD15]" office:value-type="percentage" office:value="0.318653784043111" calcext:value-type="percentage">
            <text:p>31.87%</text:p>
          </table:table-cell>
          <table:table-cell table:formula="of:=([.L15]-[.M15])/[.AD15]" office:value-type="percentage" office:value="0.00409087014206228" calcext:value-type="percentage">
            <text:p>0.41%</text:p>
          </table:table-cell>
          <table:table-cell table:formula="of:=([.R15]-[.S15])/[.AD15]" office:value-type="percentage" office:value="-0.000258004009419971" calcext:value-type="percentage">
            <text:p>-0.03%</text:p>
          </table:table-cell>
          <table:table-cell table:formula="of:=[.Y15]/[.AD15]" office:value-type="percentage" office:value="0.0215635796267228" calcext:value-type="percentage">
            <text:p>2.16%</text:p>
          </table:table-cell>
          <table:table-cell office:value-type="float" office:value="8689000" calcext:value-type="float">
            <text:p>8689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2352000" calcext:value-type="float">
            <text:p>112352000</text:p>
          </table:table-cell>
          <table:table-cell office:value-type="float" office:value="2800818000" calcext:value-type="float">
            <text:p>2800818000</text:p>
          </table:table-cell>
          <table:table-cell office:value-type="float" office:value="15435000" calcext:value-type="float">
            <text:p>15435000</text:p>
          </table:table-cell>
          <table:table-cell office:value-type="float" office:value="316000" calcext:value-type="float">
            <text:p>316000</text:p>
          </table:table-cell>
          <table:table-cell office:value-type="float" office:value="864000" calcext:value-type="float">
            <text:p>864000</text:p>
          </table:table-cell>
          <table:table-cell table:number-columns-repeated="2"/>
          <table:table-cell office:value-type="float" office:value="3252449000" calcext:value-type="float">
            <text:p>3252449000</text:p>
          </table:table-cell>
          <table:table-cell office:value-type="float" office:value="3013980000" calcext:value-type="float">
            <text:p>3013980000</text:p>
          </table:table-cell>
          <table:table-cell office:value-type="float" office:value="37429000" calcext:value-type="float">
            <text:p>37429000</text:p>
          </table:table-cell>
          <table:table-cell office:value-type="float" office:value="45801000" calcext:value-type="float">
            <text:p>45801000</text:p>
          </table:table-cell>
          <table:table-cell office:value-type="float" office:value="249000" calcext:value-type="float">
            <text:p>249000</text:p>
          </table:table-cell>
          <table:table-cell office:value-type="float" office:value="2376000" calcext:value-type="float">
            <text:p>2376000</text:p>
          </table:table-cell>
          <table:table-cell office:value-type="float" office:value="90198000" calcext:value-type="float">
            <text:p>90198000</text:p>
          </table:table-cell>
          <table:table-cell office:value-type="float" office:value="88071000" calcext:value-type="float">
            <text:p>88071000</text:p>
          </table:table-cell>
          <table:table-cell office:value-type="float" office:value="2123998000" calcext:value-type="float">
            <text:p>2123998000</text:p>
          </table:table-cell>
          <table:table-cell office:value-type="float" office:value="18445000" calcext:value-type="float">
            <text:p>18445000</text:p>
          </table:table-cell>
          <table:table-cell office:value-type="float" office:value="2608000" calcext:value-type="float">
            <text:p>2608000</text:p>
          </table:table-cell>
          <table:table-cell office:value-type="float" office:value="206000" calcext:value-type="float">
            <text:p>206000</text:p>
          </table:table-cell>
          <table:table-cell office:value-type="float" office:value="16043000" calcext:value-type="float">
            <text:p>16043000</text:p>
          </table:table-cell>
          <table:table-cell office:value-type="float" office:value="1894881000" calcext:value-type="float">
            <text:p>1894881000</text:p>
          </table:table-cell>
          <table:table-cell office:value-type="float" office:value="2456264000" calcext:value-type="float">
            <text:p>2456264000</text:p>
          </table:table-cell>
          <table:table-cell office:value-type="float" office:value="2254277000" calcext:value-type="float">
            <text:p>2254277000</text:p>
          </table:table-cell>
          <table:table-cell office:value-type="float" office:value="26586000" calcext:value-type="float">
            <text:p>26586000</text:p>
          </table:table-cell>
          <table:table-cell office:value-type="float" office:value="33600000" calcext:value-type="float">
            <text:p>33600000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/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office:value-type="string" calcext:value-type="string">
            <text:p>HeldToMaturitySecuritiesAccumulatedUnrecognizedHoldingGain</text:p>
          </table:table-cell>
          <table:table-cell office:value-type="string" calcext:value-type="string">
            <text:p>HeldToMaturitySecuritiesAccumulatedUnrecognizedHoldingLoss</text:p>
          </table:table-cell>
          <table:table-cell table:number-columns-repeated="2"/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office:value-type="string" calcext:value-type="string">
            <text:p>HeldToMaturitySecuritiesAccumulatedUnrecognizedHoldingGain</text:p>
          </table:table-cell>
          <table:table-cell office:value-type="string" calcext:value-type="string">
            <text:p>HeldToMaturitySecuritiesAccumulatedUnrecognizedHoldingLoss</text:p>
          </table:table-cell>
          <table:table-cell office:value-type="string" calcext:value-type="string">
            <text:p>HeldToMaturitySecurities</text:p>
          </table:table-cell>
          <table:table-cell office:value-type="string" calcext:value-type="string">
            <text:p>NotesReceivableGross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</table:table-row>
        <table:table-row table:style-name="ro1">
          <table:table-cell office:value-type="float" office:value="946673" calcext:value-type="float">
            <text:p>946673</text:p>
          </table:table-cell>
          <table:table-cell office:value-type="string" calcext:value-type="string">
            <text:p>BANR</text:p>
          </table:table-cell>
          <table:table-cell office:value-type="string" calcext:value-type="string">
            <text:p>Banner Corporation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D</text:p>
          </table:table-cell>
          <table:table-cell table:style-name="ce1" office:value-type="date" office:date-value="2022-12-31" calcext:value-type="date">
            <text:p>2022-12-31</text:p>
          </table:table-cell>
          <table:table-cell table:style-name="ce1" office:value-type="date" office:date-value="2021-12-31" calcext:value-type="date">
            <text:p>2021-12-31</text:p>
          </table:table-cell>
          <table:table-cell table:formula="of:=([.P16]-[.AD16])/[.AD16]" office:value-type="percentage" office:value="-0.0493388222029097" calcext:value-type="percentage">
            <text:p>-4.93%</text:p>
          </table:table-cell>
          <table:table-cell table:formula="of:=([.L16]-[.M16])/[.AD16]" office:value-type="percentage" office:value="0.0299956731842049" calcext:value-type="percentage">
            <text:p>3.00%</text:p>
          </table:table-cell>
          <table:table-cell table:formula="of:=([.R16]-[.S16])/[.AD16]" office:value-type="percentage" office:value="-0.0122696881460952" calcext:value-type="percentage">
            <text:p>-1.23%</text:p>
          </table:table-cell>
          <table:table-cell table:formula="of:=[.Y16]/[.AD16]" office:value-type="percentage" office:value="-0.0116965019659127" calcext:value-type="percentage">
            <text:p>-1.17%</text:p>
          </table:table-cell>
          <table:table-cell office:value-type="float" office:value="431209000" calcext:value-type="float">
            <text:p>431209000</text:p>
          </table:table-cell>
          <table:table-cell office:value-type="float" office:value="1463000" calcext:value-type="float">
            <text:p>1463000</text:p>
          </table:table-cell>
          <table:table-cell office:value-type="float" office:value="2789031000" calcext:value-type="float">
            <text:p>2789031000</text:p>
          </table:table-cell>
          <table:table-cell office:value-type="float" office:value="3218777000" calcext:value-type="float">
            <text:p>3218777000</text:p>
          </table:table-cell>
          <table:table-cell office:value-type="float" office:value="13620059000" calcext:value-type="float">
            <text:p>13620059000</text:p>
          </table:table-cell>
          <table:table-cell office:value-type="float" office:value="942180000" calcext:value-type="float">
            <text:p>942180000</text:p>
          </table:table-cell>
          <table:table-cell office:value-type="float" office:value="109000" calcext:value-type="float">
            <text:p>109000</text:p>
          </table:table-cell>
          <table:table-cell office:value-type="float" office:value="175896000" calcext:value-type="float">
            <text:p>175896000</text:p>
          </table:table-cell>
          <table:table-cell office:value-type="float" office:value="1117967000" calcext:value-type="float">
            <text:p>1117967000</text:p>
          </table:table-cell>
          <table:table-cell office:value-type="float" office:value="10146724000" calcext:value-type="float">
            <text:p>10146724000</text:p>
          </table:table-cell>
          <table:table-cell office:value-type="float" office:value="15833431000" calcext:value-type="float">
            <text:p>15833431000</text:p>
          </table:table-cell>
          <table:table-cell office:value-type="float" office:value="14376999000" calcext:value-type="float">
            <text:p>14376999000</text:p>
          </table:table-cell>
          <table:table-cell office:value-type="float" office:value="195378000" calcext:value-type="float">
            <text:p>195378000</text:p>
          </table:table-cell>
          <table:table-cell office:value-type="float" office:value="-167575000" calcext:value-type="float">
            <text:p>-167575000</text:p>
          </table:table-cell>
          <table:table-cell office:value-type="float" office:value="51094000" calcext:value-type="float">
            <text:p>51094000</text:p>
          </table:table-cell>
          <table:table-cell office:value-type="float" office:value="36927000" calcext:value-type="float">
            <text:p>36927000</text:p>
          </table:table-cell>
          <table:table-cell office:value-type="float" office:value="3638993000" calcext:value-type="float">
            <text:p>3638993000</text:p>
          </table:table-cell>
          <table:table-cell office:value-type="float" office:value="3653160000" calcext:value-type="float">
            <text:p>3653160000</text:p>
          </table:table-cell>
          <table:table-cell office:value-type="float" office:value="14326933000" calcext:value-type="float">
            <text:p>14326933000</text:p>
          </table:table-cell>
          <table:table-cell office:value-type="float" office:value="541853000" calcext:value-type="float">
            <text:p>541853000</text:p>
          </table:table-cell>
          <table:table-cell office:value-type="float" office:value="21917000" calcext:value-type="float">
            <text:p>21917000</text:p>
          </table:table-cell>
          <table:table-cell office:value-type="float" office:value="1419000" calcext:value-type="float">
            <text:p>1419000</text:p>
          </table:table-cell>
          <table:table-cell office:value-type="float" office:value="521355000" calcext:value-type="float">
            <text:p>521355000</text:p>
          </table:table-cell>
          <table:table-cell office:value-type="float" office:value="9084763000" calcext:value-type="float">
            <text:p>9084763000</text:p>
          </table:table-cell>
          <table:table-cell office:value-type="float" office:value="16804872000" calcext:value-type="float">
            <text:p>16804872000</text:p>
          </table:table-cell>
          <table:table-cell office:value-type="float" office:value="15114545000" calcext:value-type="float">
            <text:p>15114545000</text:p>
          </table:table-cell>
          <table:table-cell office:value-type="float" office:value="49927000" calcext:value-type="float">
            <text:p>49927000</text:p>
          </table:table-cell>
          <table:table-cell office:value-type="float" office:value="132163000" calcext:value-type="float">
            <text:p>132163000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office:value-type="string" calcext:value-type="string">
            <text:p>HeldToMaturitySecuritiesAccumulatedUnrecognizedHoldingGain</text:p>
          </table:table-cell>
          <table:table-cell office:value-type="string" calcext:value-type="string">
            <text:p>HeldToMaturitySecuritiesAccumulatedUnrecognizedHoldingLoss</text:p>
          </table:table-cell>
          <table:table-cell office:value-type="string" calcext:value-type="string">
            <text:p>HeldToMaturitySecurities</text:p>
          </table:table-cell>
          <table:table-cell office:value-type="string" calcext:value-type="string">
            <text:p>LoansAndLeasesReceivableGrossCarryingAmount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office:value-type="string" calcext:value-type="string">
            <text:p>HeldToMaturitySecuritiesAccumulatedUnrecognizedHoldingGain</text:p>
          </table:table-cell>
          <table:table-cell office:value-type="string" calcext:value-type="string">
            <text:p>HeldToMaturitySecuritiesAccumulatedUnrecognizedHoldingLoss</text:p>
          </table:table-cell>
          <table:table-cell office:value-type="string" calcext:value-type="string">
            <text:p>HeldToMaturitySecurities</text:p>
          </table:table-cell>
          <table:table-cell office:value-type="string" calcext:value-type="string">
            <text:p>LoansAndLeasesReceivableGrossCarryingAmount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</table:table-row>
        <table:table-row table:style-name="ro1">
          <table:table-cell office:value-type="float" office:value="875357" calcext:value-type="float">
            <text:p>875357</text:p>
          </table:table-cell>
          <table:table-cell office:value-type="string" calcext:value-type="string">
            <text:p>BOKF</text:p>
          </table:table-cell>
          <table:table-cell office:value-type="string" calcext:value-type="string">
            <text:p>BOK Financial Corporation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D</text:p>
          </table:table-cell>
          <table:table-cell table:style-name="ce1" office:value-type="date" office:date-value="2022-12-31" calcext:value-type="date">
            <text:p>2022-12-31</text:p>
          </table:table-cell>
          <table:table-cell table:style-name="ce1" office:value-type="date" office:date-value="2021-12-31" calcext:value-type="date">
            <text:p>2021-12-31</text:p>
          </table:table-cell>
          <table:table-cell table:formula="of:=([.P17]-[.AD17])/[.AD17]" office:value-type="percentage" office:value="-0.163943172672344" calcext:value-type="percentage">
            <text:p>-16.39%</text:p>
          </table:table-cell>
          <table:table-cell table:formula="of:=([.L17]-[.M17])/[.AD17]" office:value-type="percentage" office:value="0.0209871432461701" calcext:value-type="percentage">
            <text:p>2.10%</text:p>
          </table:table-cell>
          <table:table-cell table:formula="of:=([.R17]-[.S17])/[.AD17]" office:value-type="percentage" office:value="-0.0040608302315847" calcext:value-type="percentage">
            <text:p>-0.41%</text:p>
          </table:table-cell>
          <table:table-cell table:formula="of:=[.Y17]/[.AD17]" office:value-type="percentage" office:value="-0.00943340389479585" calcext:value-type="percentage">
            <text:p>-0.94%</text:p>
          </table:table-cell>
          <table:table-cell office:value-type="float" office:value="894214000" calcext:value-type="float">
            <text:p>894214000</text:p>
          </table:table-cell>
          <table:table-cell office:value-type="float" office:value="28661000" calcext:value-type="float">
            <text:p>28661000</text:p>
          </table:table-cell>
          <table:table-cell office:value-type="float" office:value="11493860000" calcext:value-type="float">
            <text:p>11493860000</text:p>
          </table:table-cell>
          <table:table-cell office:value-type="float" office:value="12359413000" calcext:value-type="float">
            <text:p>12359413000</text:p>
          </table:table-cell>
          <table:table-cell office:value-type="float" office:value="34480705000" calcext:value-type="float">
            <text:p>34480705000</text:p>
          </table:table-cell>
          <table:table-cell office:value-type="float" office:value="2346768000" calcext:value-type="float">
            <text:p>2346768000</text:p>
          </table:table-cell>
          <table:table-cell office:value-type="float" office:value="6611000" calcext:value-type="float">
            <text:p>6611000</text:p>
          </table:table-cell>
          <table:table-cell office:value-type="float" office:value="174088000" calcext:value-type="float">
            <text:p>174088000</text:p>
          </table:table-cell>
          <table:table-cell office:value-type="float" office:value="2513687000" calcext:value-type="float">
            <text:p>2513687000</text:p>
          </table:table-cell>
          <table:table-cell office:value-type="float" office:value="22557150000" calcext:value-type="float">
            <text:p>22557150000</text:p>
          </table:table-cell>
          <table:table-cell office:value-type="float" office:value="47790642000" calcext:value-type="float">
            <text:p>47790642000</text:p>
          </table:table-cell>
          <table:table-cell office:value-type="float" office:value="43103284000" calcext:value-type="float">
            <text:p>43103284000</text:p>
          </table:table-cell>
          <table:table-cell office:value-type="float" office:value="520273000" calcext:value-type="float">
            <text:p>520273000</text:p>
          </table:table-cell>
          <table:table-cell office:value-type="float" office:value="-389053000" calcext:value-type="float">
            <text:p>-389053000</text:p>
          </table:table-cell>
          <table:table-cell office:value-type="float" office:value="113980000" calcext:value-type="float">
            <text:p>113980000</text:p>
          </table:table-cell>
          <table:table-cell office:value-type="float" office:value="207361000" calcext:value-type="float">
            <text:p>207361000</text:p>
          </table:table-cell>
          <table:table-cell office:value-type="float" office:value="13157817000" calcext:value-type="float">
            <text:p>13157817000</text:p>
          </table:table-cell>
          <table:table-cell office:value-type="float" office:value="13064436000" calcext:value-type="float">
            <text:p>13064436000</text:p>
          </table:table-cell>
          <table:table-cell office:value-type="float" office:value="41242059000" calcext:value-type="float">
            <text:p>41242059000</text:p>
          </table:table-cell>
          <table:table-cell office:value-type="float" office:value="231395000" calcext:value-type="float">
            <text:p>231395000</text:p>
          </table:table-cell>
          <table:table-cell office:value-type="float" office:value="20412000" calcext:value-type="float">
            <text:p>20412000</text:p>
          </table:table-cell>
          <table:table-cell office:value-type="float" office:value="16000" calcext:value-type="float">
            <text:p>16000</text:p>
          </table:table-cell>
          <table:table-cell office:value-type="float" office:value="210444000" calcext:value-type="float">
            <text:p>210444000</text:p>
          </table:table-cell>
          <table:table-cell office:value-type="float" office:value="20205680000" calcext:value-type="float">
            <text:p>20205680000</text:p>
          </table:table-cell>
          <table:table-cell office:value-type="float" office:value="50249431000" calcext:value-type="float">
            <text:p>50249431000</text:p>
          </table:table-cell>
          <table:table-cell office:value-type="float" office:value="44881060000" calcext:value-type="float">
            <text:p>44881060000</text:p>
          </table:table-cell>
          <table:table-cell office:value-type="float" office:value="618121000" calcext:value-type="float">
            <text:p>618121000</text:p>
          </table:table-cell>
          <table:table-cell office:value-type="float" office:value="354624000" calcext:value-type="float">
            <text:p>354624000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office:value-type="string" calcext:value-type="string">
            <text:p>HeldToMaturitySecuritiesAccumulatedUnrecognizedHoldingGain</text:p>
          </table:table-cell>
          <table:table-cell office:value-type="string" calcext:value-type="string">
            <text:p>HeldToMaturitySecuritiesAccumulatedUnrecognizedHoldingLoss</text:p>
          </table:table-cell>
          <table:table-cell office:value-type="string" calcext:value-type="string">
            <text:p>HeldToMaturitySecurities</text:p>
          </table:table-cell>
          <table:table-cell office:value-type="string" calcext:value-type="string">
            <text:p>NotesReceivableGross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office:value-type="string" calcext:value-type="string">
            <text:p>HeldToMaturitySecuritiesAccumulatedUnrecognizedHoldingGain</text:p>
          </table:table-cell>
          <table:table-cell office:value-type="string" calcext:value-type="string">
            <text:p>HeldToMaturitySecuritiesAccumulatedUnrecognizedHoldingLoss</text:p>
          </table:table-cell>
          <table:table-cell office:value-type="string" calcext:value-type="string">
            <text:p>HeldToMaturitySecurities</text:p>
          </table:table-cell>
          <table:table-cell office:value-type="string" calcext:value-type="string">
            <text:p>NotesReceivableGross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</table:table-row>
        <table:table-row table:style-name="ro1">
          <table:table-cell office:value-type="float" office:value="1341317" calcext:value-type="float">
            <text:p>1341317</text:p>
          </table:table-cell>
          <table:table-cell office:value-type="string" calcext:value-type="string">
            <text:p>BWB</text:p>
          </table:table-cell>
          <table:table-cell office:value-type="string" calcext:value-type="string">
            <text:p>Bridgewater Bancshares Inc.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D</text:p>
          </table:table-cell>
          <table:table-cell table:style-name="ce1" office:value-type="date" office:date-value="2022-12-31" calcext:value-type="date">
            <text:p>2022-12-31</text:p>
          </table:table-cell>
          <table:table-cell table:style-name="ce1" office:value-type="date" office:date-value="2021-12-31" calcext:value-type="date">
            <text:p>2021-12-31</text:p>
          </table:table-cell>
          <table:table-cell table:formula="of:=([.P18]-[.AD18])/[.AD18]" office:value-type="percentage" office:value="0.159629384872975" calcext:value-type="percentage">
            <text:p>15.96%</text:p>
          </table:table-cell>
          <table:table-cell table:formula="of:=([.L18]-[.M18])/[.AD18]" office:value-type="percentage" office:value="0.0162525961081882" calcext:value-type="percentage">
            <text:p>1.63%</text:p>
          </table:table-cell>
          <table:table-cell table:formula="of:=([.R18]-[.S18])/[.AD18]" office:value-type="percentage" office:value="0" calcext:value-type="percentage">
            <text:p>0.00%</text:p>
          </table:table-cell>
          <table:table-cell table:formula="of:=[.Y18]/[.AD18]" office:value-type="percentage" office:value="0.00897551690512338" calcext:value-type="percentage">
            <text:p>0.90%</text:p>
          </table:table-cell>
          <table:table-cell office:value-type="float" office:value="50723000" calcext:value-type="float">
            <text:p>50723000</text:p>
          </table:table-cell>
          <table:table-cell office:value-type="float" office:value="2839000" calcext:value-type="float">
            <text:p>2839000</text:p>
          </table:table-cell>
          <table:table-cell office:value-type="float" office:value="548613000" calcext:value-type="float">
            <text:p>548613000</text:p>
          </table:table-cell>
          <table:table-cell office:value-type="float" office:value="596497000" calcext:value-type="float">
            <text:p>596497000</text:p>
          </table:table-cell>
          <table:table-cell office:value-type="float" office:value="3416543000" calcext:value-type="float">
            <text:p>3416543000</text:p>
          </table:table-cell>
          <table:table-cell table:number-columns-repeated="3"/>
          <table:table-cell office:value-type="float" office:value="1181000" calcext:value-type="float">
            <text:p>1181000</text:p>
          </table:table-cell>
          <table:table-cell office:value-type="float" office:value="3569446000" calcext:value-type="float">
            <text:p>3569446000</text:p>
          </table:table-cell>
          <table:table-cell office:value-type="float" office:value="4345662000" calcext:value-type="float">
            <text:p>4345662000</text:p>
          </table:table-cell>
          <table:table-cell office:value-type="float" office:value="3951598000" calcext:value-type="float">
            <text:p>3951598000</text:p>
          </table:table-cell>
          <table:table-cell office:value-type="float" office:value="53392000" calcext:value-type="float">
            <text:p>53392000</text:p>
          </table:table-cell>
          <table:table-cell office:value-type="float" office:value="26444000" calcext:value-type="float">
            <text:p>26444000</text:p>
          </table:table-cell>
          <table:table-cell office:value-type="float" office:value="3351000" calcext:value-type="float">
            <text:p>3351000</text:p>
          </table:table-cell>
          <table:table-cell office:value-type="float" office:value="12463000" calcext:value-type="float">
            <text:p>12463000</text:p>
          </table:table-cell>
          <table:table-cell office:value-type="float" office:value="439362000" calcext:value-type="float">
            <text:p>439362000</text:p>
          </table:table-cell>
          <table:table-cell office:value-type="float" office:value="430250000" calcext:value-type="float">
            <text:p>430250000</text:p>
          </table:table-cell>
          <table:table-cell office:value-type="float" office:value="2946237000" calcext:value-type="float">
            <text:p>2946237000</text:p>
          </table:table-cell>
          <table:table-cell table:number-columns-repeated="3"/>
          <table:table-cell office:value-type="float" office:value="1876000" calcext:value-type="float">
            <text:p>1876000</text:p>
          </table:table-cell>
          <table:table-cell office:value-type="float" office:value="2819472000" calcext:value-type="float">
            <text:p>2819472000</text:p>
          </table:table-cell>
          <table:table-cell office:value-type="float" office:value="3477659000" calcext:value-type="float">
            <text:p>3477659000</text:p>
          </table:table-cell>
          <table:table-cell office:value-type="float" office:value="3098387000" calcext:value-type="float">
            <text:p>3098387000</text:p>
          </table:table-cell>
          <table:table-cell office:value-type="float" office:value="45687000" calcext:value-type="float">
            <text:p>45687000</text:p>
          </table:table-cell>
          <table:table-cell office:value-type="float" office:value="48114000" calcext:value-type="float">
            <text:p>48114000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table:number-columns-repeated="3"/>
          <table:table-cell office:value-type="string" calcext:value-type="string">
            <text:p>HeldToMaturitySecurities</text:p>
          </table:table-cell>
          <table:table-cell office:value-type="string" calcext:value-type="string">
            <text:p>LoansAndLeasesReceivableGrossCarryingAmount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table:number-columns-repeated="3"/>
          <table:table-cell office:value-type="string" calcext:value-type="string">
            <text:p>HeldToMaturitySecurities</text:p>
          </table:table-cell>
          <table:table-cell office:value-type="string" calcext:value-type="string">
            <text:p>LoansAndLeasesReceivableGrossCarryingAmount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</table:table-row>
        <table:table-row table:style-name="ro1">
          <table:table-cell office:value-type="float" office:value="1624322" calcext:value-type="float">
            <text:p>1624322</text:p>
          </table:table-cell>
          <table:table-cell office:value-type="string" calcext:value-type="string">
            <text:p>BFST</text:p>
          </table:table-cell>
          <table:table-cell office:value-type="string" calcext:value-type="string">
            <text:p>Business First Bancshares Inc.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D</text:p>
          </table:table-cell>
          <table:table-cell table:style-name="ce1" office:value-type="date" office:date-value="2022-12-31" calcext:value-type="date">
            <text:p>2022-12-31</text:p>
          </table:table-cell>
          <table:table-cell table:style-name="ce1" office:value-type="date" office:date-value="2021-12-31" calcext:value-type="date">
            <text:p>2021-12-31</text:p>
          </table:table-cell>
          <table:table-cell table:formula="of:=([.P19]-[.AD19])/[.AD19]" office:value-type="percentage" office:value="0.182244401480103" calcext:value-type="percentage">
            <text:p>18.22%</text:p>
          </table:table-cell>
          <table:table-cell table:formula="of:=([.L19]-[.M19])/[.AD19]" office:value-type="percentage" office:value="0.0232625500854368" calcext:value-type="percentage">
            <text:p>2.33%</text:p>
          </table:table-cell>
          <table:table-cell table:formula="of:=([.R19]-[.S19])/[.AD19]" office:value-type="percentage" office:value="0" calcext:value-type="percentage">
            <text:p>0.00%</text:p>
          </table:table-cell>
          <table:table-cell table:formula="of:=[.Y19]/[.AD19]" office:value-type="percentage" office:value="-0.00460404637107603" calcext:value-type="percentage">
            <text:p>-0.46%</text:p>
          </table:table-cell>
          <table:table-cell office:value-type="float" office:value="95151000" calcext:value-type="float">
            <text:p>95151000</text:p>
          </table:table-cell>
          <table:table-cell office:value-type="float" office:value="303000" calcext:value-type="float">
            <text:p>303000</text:p>
          </table:table-cell>
          <table:table-cell office:value-type="float" office:value="890751000" calcext:value-type="float">
            <text:p>890751000</text:p>
          </table:table-cell>
          <table:table-cell office:value-type="float" office:value="985599000" calcext:value-type="float">
            <text:p>985599000</text:p>
          </table:table-cell>
          <table:table-cell office:value-type="float" office:value="4820345000" calcext:value-type="float">
            <text:p>482034500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4567998000" calcext:value-type="float">
            <text:p>4567998000</text:p>
          </table:table-cell>
          <table:table-cell office:value-type="float" office:value="5990460000" calcext:value-type="float">
            <text:p>5990460000</text:p>
          </table:table-cell>
          <table:table-cell office:value-type="float" office:value="5409979000" calcext:value-type="float">
            <text:p>5409979000</text:p>
          </table:table-cell>
          <table:table-cell office:value-type="float" office:value="54255000" calcext:value-type="float">
            <text:p>54255000</text:p>
          </table:table-cell>
          <table:table-cell office:value-type="float" office:value="-18772000" calcext:value-type="float">
            <text:p>-18772000</text:p>
          </table:table-cell>
          <table:table-cell office:value-type="float" office:value="9542000" calcext:value-type="float">
            <text:p>9542000</text:p>
          </table:table-cell>
          <table:table-cell office:value-type="float" office:value="8160000" calcext:value-type="float">
            <text:p>8160000</text:p>
          </table:table-cell>
          <table:table-cell office:value-type="float" office:value="1021061000" calcext:value-type="float">
            <text:p>1021061000</text:p>
          </table:table-cell>
          <table:table-cell office:value-type="float" office:value="1022443000" calcext:value-type="float">
            <text:p>1022443000</text:p>
          </table:table-cell>
          <table:table-cell office:value-type="float" office:value="4077283000" calcext:value-type="float">
            <text:p>407728300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3160496000" calcext:value-type="float">
            <text:p>3160496000</text:p>
          </table:table-cell>
          <table:table-cell office:value-type="float" office:value="4726378000" calcext:value-type="float">
            <text:p>4726378000</text:p>
          </table:table-cell>
          <table:table-cell office:value-type="float" office:value="4293010000" calcext:value-type="float">
            <text:p>4293010000</text:p>
          </table:table-cell>
          <table:table-cell office:value-type="float" office:value="52136000" calcext:value-type="float">
            <text:p>52136000</text:p>
          </table:table-cell>
          <table:table-cell office:value-type="float" office:value="40331000" calcext:value-type="float">
            <text:p>40331000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table:number-columns-repeated="3"/>
          <table:table-cell office:value-type="string" calcext:value-type="string">
            <text:p>HeldToMaturitySecurities</text:p>
          </table:table-cell>
          <table:table-cell office:value-type="string" calcext:value-type="string">
            <text:p>LoansAndLeasesReceivableNetReportedAmount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table:number-columns-repeated="3"/>
          <table:table-cell office:value-type="string" calcext:value-type="string">
            <text:p>HeldToMaturitySecurities</text:p>
          </table:table-cell>
          <table:table-cell office:value-type="string" calcext:value-type="string">
            <text:p>LoansAndLeasesReceivableNetReportedAmount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</table:table-row>
        <table:table-row table:style-name="ro1">
          <table:table-cell office:value-type="float" office:value="913341" calcext:value-type="float">
            <text:p>913341</text:p>
          </table:table-cell>
          <table:table-cell office:value-type="string" calcext:value-type="string">
            <text:p>CFFI</text:p>
          </table:table-cell>
          <table:table-cell office:value-type="string" calcext:value-type="string">
            <text:p>C&amp;F Financial Corporation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D</text:p>
          </table:table-cell>
          <table:table-cell table:style-name="ce1" office:value-type="date" office:date-value="2022-12-31" calcext:value-type="date">
            <text:p>2022-12-31</text:p>
          </table:table-cell>
          <table:table-cell table:style-name="ce1" office:value-type="date" office:date-value="2021-12-31" calcext:value-type="date">
            <text:p>2021-12-31</text:p>
          </table:table-cell>
          <table:table-cell table:formula="of:=([.P20]-[.AD20])/[.AD20]" office:value-type="percentage" office:value="0.0466130509857339" calcext:value-type="percentage">
            <text:p>4.66%</text:p>
          </table:table-cell>
          <table:table-cell table:formula="of:=([.L20]-[.M20])/[.AD20]" office:value-type="percentage" office:value="0.0232616078227779" calcext:value-type="percentage">
            <text:p>2.33%</text:p>
          </table:table-cell>
          <table:table-cell table:formula="of:=([.R20]-[.S20])/[.AD20]" office:value-type="percentage" office:value="0" calcext:value-type="percentage">
            <text:p>0.00%</text:p>
          </table:table-cell>
          <table:table-cell table:formula="of:=[.Y20]/[.AD20]" office:value-type="percentage" office:value="-0.00298336897150026" calcext:value-type="percentage">
            <text:p>-0.30%</text:p>
          </table:table-cell>
          <table:table-cell office:value-type="float" office:value="44902000" calcext:value-type="float">
            <text:p>44902000</text:p>
          </table:table-cell>
          <table:table-cell office:value-type="float" office:value="365000" calcext:value-type="float">
            <text:p>365000</text:p>
          </table:table-cell>
          <table:table-cell office:value-type="float" office:value="512591000" calcext:value-type="float">
            <text:p>512591000</text:p>
          </table:table-cell>
          <table:table-cell office:value-type="float" office:value="557128000" calcext:value-type="float">
            <text:p>557128000</text:p>
          </table:table-cell>
          <table:table-cell office:value-type="float" office:value="2003860000" calcext:value-type="float">
            <text:p>2003860000</text:p>
          </table:table-cell>
          <table:table-cell table:number-columns-repeated="4"/>
          <table:table-cell office:value-type="float" office:value="1595200000" calcext:value-type="float">
            <text:p>1595200000</text:p>
          </table:table-cell>
          <table:table-cell office:value-type="float" office:value="2332317000" calcext:value-type="float">
            <text:p>2332317000</text:p>
          </table:table-cell>
          <table:table-cell office:value-type="float" office:value="2136084000" calcext:value-type="float">
            <text:p>2136084000</text:p>
          </table:table-cell>
          <table:table-cell office:value-type="float" office:value="29159000" calcext:value-type="float">
            <text:p>29159000</text:p>
          </table:table-cell>
          <table:table-cell office:value-type="float" office:value="-5712000" calcext:value-type="float">
            <text:p>-5712000</text:p>
          </table:table-cell>
          <table:table-cell office:value-type="float" office:value="2941000" calcext:value-type="float">
            <text:p>2941000</text:p>
          </table:table-cell>
          <table:table-cell office:value-type="float" office:value="3494000" calcext:value-type="float">
            <text:p>3494000</text:p>
          </table:table-cell>
          <table:table-cell office:value-type="float" office:value="373073000" calcext:value-type="float">
            <text:p>373073000</text:p>
          </table:table-cell>
          <table:table-cell office:value-type="float" office:value="372520000" calcext:value-type="float">
            <text:p>372520000</text:p>
          </table:table-cell>
          <table:table-cell office:value-type="float" office:value="1914614000" calcext:value-type="float">
            <text:p>1914614000</text:p>
          </table:table-cell>
          <table:table-cell table:number-columns-repeated="4"/>
          <table:table-cell office:value-type="float" office:value="1369903000" calcext:value-type="float">
            <text:p>1369903000</text:p>
          </table:table-cell>
          <table:table-cell office:value-type="float" office:value="2264521000" calcext:value-type="float">
            <text:p>2264521000</text:p>
          </table:table-cell>
          <table:table-cell office:value-type="float" office:value="2053497000" calcext:value-type="float">
            <text:p>2053497000</text:p>
          </table:table-cell>
          <table:table-cell office:value-type="float" office:value="28667000" calcext:value-type="float">
            <text:p>28667000</text:p>
          </table:table-cell>
          <table:table-cell office:value-type="float" office:value="28535000" calcext:value-type="float">
            <text:p>28535000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table:number-columns-repeated="4"/>
          <table:table-cell office:value-type="string" calcext:value-type="string">
            <text:p>LoansAndLeasesReceivableNetReportedAmount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table:number-columns-repeated="4"/>
          <table:table-cell office:value-type="string" calcext:value-type="string">
            <text:p>LoansAndLeasesReceivableNetReportedAmount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</table:table-row>
        <table:table-row table:style-name="ro1">
          <table:table-cell office:value-type="float" office:value="711772" calcext:value-type="float">
            <text:p>711772</text:p>
          </table:table-cell>
          <table:table-cell office:value-type="string" calcext:value-type="string">
            <text:p>CATC</text:p>
          </table:table-cell>
          <table:table-cell office:value-type="string" calcext:value-type="string">
            <text:p>Cambridge Bancorp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D</text:p>
          </table:table-cell>
          <table:table-cell table:style-name="ce1" office:value-type="date" office:date-value="2022-12-31" calcext:value-type="date">
            <text:p>2022-12-31</text:p>
          </table:table-cell>
          <table:table-cell table:style-name="ce1" office:value-type="date" office:date-value="2021-12-31" calcext:value-type="date">
            <text:p>2021-12-31</text:p>
          </table:table-cell>
          <table:table-cell table:formula="of:=([.P21]-[.AD21])/[.AD21]" office:value-type="percentage" office:value="0.111800278540213" calcext:value-type="percentage">
            <text:p>11.18%</text:p>
          </table:table-cell>
          <table:table-cell table:formula="of:=([.L21]-[.M21])/[.AD21]" office:value-type="percentage" office:value="0.00660586375172241" calcext:value-type="percentage">
            <text:p>0.66%</text:p>
          </table:table-cell>
          <table:table-cell table:formula="of:=([.R21]-[.S21])/[.AD21]" office:value-type="percentage" office:value="-0.038421879444545" calcext:value-type="percentage">
            <text:p>-3.84%</text:p>
          </table:table-cell>
          <table:table-cell table:formula="of:=[.Y21]/[.AD21]" office:value-type="percentage" office:value="0.00769310335910631" calcext:value-type="percentage">
            <text:p>0.77%</text:p>
          </table:table-cell>
          <table:table-cell office:value-type="float" office:value="28618000" calcext:value-type="float">
            <text:p>28618000</text:p>
          </table:table-cell>
          <table:table-cell office:value-type="float" office:value="7000" calcext:value-type="float">
            <text:p>7000</text:p>
          </table:table-cell>
          <table:table-cell office:value-type="float" office:value="153416000" calcext:value-type="float">
            <text:p>153416000</text:p>
          </table:table-cell>
          <table:table-cell office:value-type="float" office:value="182027000" calcext:value-type="float">
            <text:p>182027000</text:p>
          </table:table-cell>
          <table:table-cell office:value-type="float" office:value="4815376000" calcext:value-type="float">
            <text:p>4815376000</text:p>
          </table:table-cell>
          <table:table-cell office:value-type="float" office:value="885586000" calcext:value-type="float">
            <text:p>885586000</text:p>
          </table:table-cell>
          <table:table-cell office:value-type="float" office:value="92000" calcext:value-type="float">
            <text:p>92000</text:p>
          </table:table-cell>
          <table:table-cell office:value-type="float" office:value="166503000" calcext:value-type="float">
            <text:p>166503000</text:p>
          </table:table-cell>
          <table:table-cell office:value-type="float" office:value="1051997000" calcext:value-type="float">
            <text:p>1051997000</text:p>
          </table:table-cell>
          <table:table-cell office:value-type="float" office:value="4046250000" calcext:value-type="float">
            <text:p>4046250000</text:p>
          </table:table-cell>
          <table:table-cell office:value-type="float" office:value="5559737000" calcext:value-type="float">
            <text:p>5559737000</text:p>
          </table:table-cell>
          <table:table-cell office:value-type="float" office:value="5042185000" calcext:value-type="float">
            <text:p>5042185000</text:p>
          </table:table-cell>
          <table:table-cell office:value-type="float" office:value="52909000" calcext:value-type="float">
            <text:p>52909000</text:p>
          </table:table-cell>
          <table:table-cell office:value-type="float" office:value="33320000" calcext:value-type="float">
            <text:p>33320000</text:p>
          </table:table-cell>
          <table:table-cell office:value-type="float" office:value="4696000" calcext:value-type="float">
            <text:p>4696000</text:p>
          </table:table-cell>
          <table:table-cell office:value-type="float" office:value="1229000" calcext:value-type="float">
            <text:p>1229000</text:p>
          </table:table-cell>
          <table:table-cell office:value-type="float" office:value="197803000" calcext:value-type="float">
            <text:p>197803000</text:p>
          </table:table-cell>
          <table:table-cell office:value-type="float" office:value="201270000" calcext:value-type="float">
            <text:p>201270000</text:p>
          </table:table-cell>
          <table:table-cell office:value-type="float" office:value="4331152000" calcext:value-type="float">
            <text:p>4331152000</text:p>
          </table:table-cell>
          <table:table-cell office:value-type="float" office:value="971092000" calcext:value-type="float">
            <text:p>971092000</text:p>
          </table:table-cell>
          <table:table-cell office:value-type="float" office:value="7805000" calcext:value-type="float">
            <text:p>7805000</text:p>
          </table:table-cell>
          <table:table-cell office:value-type="float" office:value="13774000" calcext:value-type="float">
            <text:p>13774000</text:p>
          </table:table-cell>
          <table:table-cell office:value-type="float" office:value="977061000" calcext:value-type="float">
            <text:p>977061000</text:p>
          </table:table-cell>
          <table:table-cell office:value-type="float" office:value="3306858000" calcext:value-type="float">
            <text:p>3306858000</text:p>
          </table:table-cell>
          <table:table-cell office:value-type="float" office:value="4891544000" calcext:value-type="float">
            <text:p>4891544000</text:p>
          </table:table-cell>
          <table:table-cell office:value-type="float" office:value="4453707000" calcext:value-type="float">
            <text:p>4453707000</text:p>
          </table:table-cell>
          <table:table-cell office:value-type="float" office:value="54024000" calcext:value-type="float">
            <text:p>54024000</text:p>
          </table:table-cell>
          <table:table-cell office:value-type="float" office:value="50380000" calcext:value-type="float">
            <text:p>50380000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office:value-type="string" calcext:value-type="string">
            <text:p>HeldToMaturitySecuritiesAccumulatedUnrecognizedHoldingGain</text:p>
          </table:table-cell>
          <table:table-cell office:value-type="string" calcext:value-type="string">
            <text:p>HeldToMaturitySecuritiesAccumulatedUnrecognizedHoldingLoss</text:p>
          </table:table-cell>
          <table:table-cell office:value-type="string" calcext:value-type="string">
            <text:p>HeldToMaturitySecurities</text:p>
          </table:table-cell>
          <table:table-cell office:value-type="string" calcext:value-type="string">
            <text:p>NotesReceivableGross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office:value-type="string" calcext:value-type="string">
            <text:p>HeldToMaturitySecuritiesAccumulatedUnrecognizedHoldingGain</text:p>
          </table:table-cell>
          <table:table-cell office:value-type="string" calcext:value-type="string">
            <text:p>HeldToMaturitySecuritiesAccumulatedUnrecognizedHoldingLoss</text:p>
          </table:table-cell>
          <table:table-cell office:value-type="string" calcext:value-type="string">
            <text:p>HeldToMaturitySecurities</text:p>
          </table:table-cell>
          <table:table-cell office:value-type="string" calcext:value-type="string">
            <text:p>NotesReceivableGross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</table:table-row>
        <table:table-row table:style-name="ro1">
          <table:table-cell office:value-type="float" office:value="750686" calcext:value-type="float">
            <text:p>750686</text:p>
          </table:table-cell>
          <table:table-cell office:value-type="string" calcext:value-type="string">
            <text:p>CAC</text:p>
          </table:table-cell>
          <table:table-cell office:value-type="string" calcext:value-type="string">
            <text:p>Camden National Corporation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D</text:p>
          </table:table-cell>
          <table:table-cell table:style-name="ce1" office:value-type="date" office:date-value="2022-12-31" calcext:value-type="date">
            <text:p>2022-12-31</text:p>
          </table:table-cell>
          <table:table-cell table:style-name="ce1" office:value-type="date" office:date-value="2021-12-31" calcext:value-type="date">
            <text:p>2021-12-31</text:p>
          </table:table-cell>
          <table:table-cell table:formula="of:=([.P22]-[.AD22])/[.AD22]" office:value-type="percentage" office:value="0.0473085813088577" calcext:value-type="percentage">
            <text:p>4.73%</text:p>
          </table:table-cell>
          <table:table-cell table:formula="of:=([.L22]-[.M22])/[.AD22]" office:value-type="percentage" office:value="0.0219326176004673" calcext:value-type="percentage">
            <text:p>2.19%</text:p>
          </table:table-cell>
          <table:table-cell table:formula="of:=([.R22]-[.S22])/[.AD22]" office:value-type="percentage" office:value="-0.00876350027088958" calcext:value-type="percentage">
            <text:p>-0.88%</text:p>
          </table:table-cell>
          <table:table-cell table:formula="of:=[.Y22]/[.AD22]" office:value-type="percentage" office:value="-0.0126466486825784" calcext:value-type="percentage">
            <text:p>-1.26%</text:p>
          </table:table-cell>
          <table:table-cell office:value-type="float" office:value="101230000" calcext:value-type="float">
            <text:p>101230000</text:p>
          </table:table-cell>
          <table:table-cell office:value-type="float" office:value="145000" calcext:value-type="float">
            <text:p>145000</text:p>
          </table:table-cell>
          <table:table-cell office:value-type="float" office:value="695875000" calcext:value-type="float">
            <text:p>695875000</text:p>
          </table:table-cell>
          <table:table-cell office:value-type="float" office:value="796960000" calcext:value-type="float">
            <text:p>796960000</text:p>
          </table:table-cell>
          <table:table-cell office:value-type="float" office:value="4826929000" calcext:value-type="float">
            <text:p>4826929000</text:p>
          </table:table-cell>
          <table:table-cell office:value-type="float" office:value="506193000" calcext:value-type="float">
            <text:p>506193000</text:p>
          </table:table-cell>
          <table:table-cell office:value-type="float" office:value="763000" calcext:value-type="float">
            <text:p>763000</text:p>
          </table:table-cell>
          <table:table-cell office:value-type="float" office:value="41153000" calcext:value-type="float">
            <text:p>41153000</text:p>
          </table:table-cell>
          <table:table-cell office:value-type="float" office:value="546583000" calcext:value-type="float">
            <text:p>546583000</text:p>
          </table:table-cell>
          <table:table-cell office:value-type="float" office:value="4010353000" calcext:value-type="float">
            <text:p>4010353000</text:p>
          </table:table-cell>
          <table:table-cell office:value-type="float" office:value="5671850000" calcext:value-type="float">
            <text:p>5671850000</text:p>
          </table:table-cell>
          <table:table-cell office:value-type="float" office:value="5220572000" calcext:value-type="float">
            <text:p>5220572000</text:p>
          </table:table-cell>
          <table:table-cell office:value-type="float" office:value="61439000" calcext:value-type="float">
            <text:p>61439000</text:p>
          </table:table-cell>
          <table:table-cell office:value-type="float" office:value="-58287000" calcext:value-type="float">
            <text:p>-58287000</text:p>
          </table:table-cell>
          <table:table-cell office:value-type="float" office:value="17730000" calcext:value-type="float">
            <text:p>17730000</text:p>
          </table:table-cell>
          <table:table-cell office:value-type="float" office:value="16235000" calcext:value-type="float">
            <text:p>16235000</text:p>
          </table:table-cell>
          <table:table-cell office:value-type="float" office:value="1507486000" calcext:value-type="float">
            <text:p>1507486000</text:p>
          </table:table-cell>
          <table:table-cell office:value-type="float" office:value="1508981000" calcext:value-type="float">
            <text:p>1508981000</text:p>
          </table:table-cell>
          <table:table-cell office:value-type="float" office:value="4608889000" calcext:value-type="float">
            <text:p>4608889000</text:p>
          </table:table-cell>
          <table:table-cell office:value-type="float" office:value="1380000" calcext:value-type="float">
            <text:p>1380000</text:p>
          </table:table-cell>
          <table:table-cell office:value-type="float" office:value="89000" calcext:value-type="float">
            <text:p>89000</text:p>
          </table:table-cell>
          <table:table-cell office:value-type="float" office:value="0" calcext:value-type="float">
            <text:p>0</text:p>
          </table:table-cell>
          <table:table-cell office:value-type="float" office:value="1291000" calcext:value-type="float">
            <text:p>1291000</text:p>
          </table:table-cell>
          <table:table-cell office:value-type="float" office:value="3431474000" calcext:value-type="float">
            <text:p>3431474000</text:p>
          </table:table-cell>
          <table:table-cell office:value-type="float" office:value="5500356000" calcext:value-type="float">
            <text:p>5500356000</text:p>
          </table:table-cell>
          <table:table-cell office:value-type="float" office:value="4959062000" calcext:value-type="float">
            <text:p>4959062000</text:p>
          </table:table-cell>
          <table:table-cell office:value-type="float" office:value="69014000" calcext:value-type="float">
            <text:p>69014000</text:p>
          </table:table-cell>
          <table:table-cell office:value-type="float" office:value="42045000" calcext:value-type="float">
            <text:p>42045000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office:value-type="string" calcext:value-type="string">
            <text:p>HeldToMaturitySecuritiesAccumulatedUnrecognizedHoldingGain</text:p>
          </table:table-cell>
          <table:table-cell office:value-type="string" calcext:value-type="string">
            <text:p>HeldToMaturitySecuritiesAccumulatedUnrecognizedHoldingLoss</text:p>
          </table:table-cell>
          <table:table-cell office:value-type="string" calcext:value-type="string">
            <text:p>HeldToMaturitySecurities</text:p>
          </table:table-cell>
          <table:table-cell office:value-type="string" calcext:value-type="string">
            <text:p>LoansAndLeasesReceivableGrossCarryingAmount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office:value-type="string" calcext:value-type="string">
            <text:p>HeldToMaturitySecuritiesAccumulatedUnrecognizedHoldingGain</text:p>
          </table:table-cell>
          <table:table-cell office:value-type="string" calcext:value-type="string">
            <text:p>HeldToMaturitySecuritiesAccumulatedUnrecognizedHoldingLoss</text:p>
          </table:table-cell>
          <table:table-cell office:value-type="string" calcext:value-type="string">
            <text:p>HeldToMaturitySecurities</text:p>
          </table:table-cell>
          <table:table-cell office:value-type="string" calcext:value-type="string">
            <text:p>NotesReceivableGross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</table:table-row>
        <table:table-row table:style-name="ro1">
          <table:table-cell office:value-type="float" office:value="1419536" calcext:value-type="float">
            <text:p>1419536</text:p>
          </table:table-cell>
          <table:table-cell office:value-type="string" calcext:value-type="string">
            <text:p>CBNK</text:p>
          </table:table-cell>
          <table:table-cell office:value-type="string" calcext:value-type="string">
            <text:p>Capital Bancorp Inc.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D</text:p>
          </table:table-cell>
          <table:table-cell table:style-name="ce1" office:value-type="date" office:date-value="2022-12-31" calcext:value-type="date">
            <text:p>2022-12-31</text:p>
          </table:table-cell>
          <table:table-cell table:style-name="ce1" office:value-type="date" office:date-value="2021-12-31" calcext:value-type="date">
            <text:p>2021-12-31</text:p>
          </table:table-cell>
          <table:table-cell table:formula="of:=([.P23]-[.AD23])/[.AD23]" office:value-type="percentage" office:value="-0.0217373522441528" calcext:value-type="percentage">
            <text:p>-2.17%</text:p>
          </table:table-cell>
          <table:table-cell table:formula="of:=([.L23]-[.M23])/[.AD23]" office:value-type="percentage" office:value="0.0124731726073193" calcext:value-type="percentage">
            <text:p>1.25%</text:p>
          </table:table-cell>
          <table:table-cell table:formula="of:=([.R23]-[.S23])/[.AD23]" office:value-type="percentage" office:value="0" calcext:value-type="percentage">
            <text:p>0.00%</text:p>
          </table:table-cell>
          <table:table-cell table:formula="of:=[.Y23]/[.AD23]" office:value-type="percentage" office:value="0.0145392365746184" calcext:value-type="percentage">
            <text:p>1.45%</text:p>
          </table:table-cell>
          <table:table-cell office:value-type="float" office:value="22416000" calcext:value-type="float">
            <text:p>22416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758072000" calcext:value-type="float">
            <text:p>1758072000</text:p>
          </table:table-cell>
          <table:table-cell table:number-columns-repeated="5"/>
          <table:table-cell office:value-type="float" office:value="2123655000" calcext:value-type="float">
            <text:p>2123655000</text:p>
          </table:table-cell>
          <table:table-cell office:value-type="float" office:value="1899640000" calcext:value-type="float">
            <text:p>1899640000</text:p>
          </table:table-cell>
          <table:table-cell office:value-type="float" office:value="41804000" calcext:value-type="float">
            <text:p>41804000</text:p>
          </table:table-cell>
          <table:table-cell office:value-type="float" office:value="26129000" calcext:value-type="float">
            <text:p>26129000</text:p>
          </table:table-cell>
          <table:table-cell office:value-type="float" office:value="2165000" calcext:value-type="float">
            <text:p>2165000</text:p>
          </table:table-cell>
          <table:table-cell office:value-type="float" office:value="661000" calcext:value-type="float">
            <text:p>661000</text:p>
          </table:table-cell>
          <table:table-cell table:number-columns-repeated="2"/>
          <table:table-cell office:value-type="float" office:value="1797137000" calcext:value-type="float">
            <text:p>1797137000</text:p>
          </table:table-cell>
          <table:table-cell table:number-columns-repeated="4"/>
          <table:table-cell office:value-type="float" office:value="1531202000" calcext:value-type="float">
            <text:p>1531202000</text:p>
          </table:table-cell>
          <table:table-cell office:value-type="float" office:value="2055300000" calcext:value-type="float">
            <text:p>2055300000</text:p>
          </table:table-cell>
          <table:table-cell office:value-type="float" office:value="1857397000" calcext:value-type="float">
            <text:p>1857397000</text:p>
          </table:table-cell>
          <table:table-cell office:value-type="float" office:value="39978000" calcext:value-type="float">
            <text:p>39978000</text:p>
          </table:table-cell>
          <table:table-cell office:value-type="float" office:value="37185000" calcext:value-type="float">
            <text:p>37185000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table:number-columns-repeated="2"/>
          <table:table-cell office:value-type="string" calcext:value-type="string">
            <text:p>Deposits</text:p>
          </table:table-cell>
          <table:table-cell table:number-columns-repeated="5"/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table:number-columns-repeated="2"/>
          <table:table-cell office:value-type="string" calcext:value-type="string">
            <text:p>Deposits</text:p>
          </table:table-cell>
          <table:table-cell table:number-columns-repeated="4"/>
          <table:table-cell office:value-type="string" calcext:value-type="string">
            <text:p>NotesReceivableGross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</table:table-row>
        <table:table-row table:style-name="ro1">
          <table:table-cell office:value-type="float" office:value="726601" calcext:value-type="float">
            <text:p>726601</text:p>
          </table:table-cell>
          <table:table-cell office:value-type="string" calcext:value-type="string">
            <text:p>CCBG</text:p>
          </table:table-cell>
          <table:table-cell office:value-type="string" calcext:value-type="string">
            <text:p>Capital City Bank Group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D</text:p>
          </table:table-cell>
          <table:table-cell table:style-name="ce1" office:value-type="date" office:date-value="2022-12-31" calcext:value-type="date">
            <text:p>2022-12-31</text:p>
          </table:table-cell>
          <table:table-cell table:style-name="ce1" office:value-type="date" office:date-value="2021-12-31" calcext:value-type="date">
            <text:p>2021-12-31</text:p>
          </table:table-cell>
          <table:table-cell table:formula="of:=([.P24]-[.AD24])/[.AD24]" office:value-type="percentage" office:value="0.0609920325614041" calcext:value-type="percentage">
            <text:p>6.10%</text:p>
          </table:table-cell>
          <table:table-cell table:formula="of:=([.L24]-[.M24])/[.AD24]" office:value-type="percentage" office:value="0.0112842868924296" calcext:value-type="percentage">
            <text:p>1.13%</text:p>
          </table:table-cell>
          <table:table-cell table:formula="of:=([.R24]-[.S24])/[.AD24]" office:value-type="percentage" office:value="-0.0129396136996204" calcext:value-type="percentage">
            <text:p>-1.29%</text:p>
          </table:table-cell>
          <table:table-cell table:formula="of:=[.Y24]/[.AD24]" office:value-type="percentage" office:value="0.00515289822244942" calcext:value-type="percentage">
            <text:p>0.52%</text:p>
          </table:table-cell>
          <table:table-cell office:value-type="float" office:value="41946000" calcext:value-type="float">
            <text:p>41946000</text:p>
          </table:table-cell>
          <table:table-cell office:value-type="float" office:value="49000" calcext:value-type="float">
            <text:p>49000</text:p>
          </table:table-cell>
          <table:table-cell office:value-type="float" office:value="413294000" calcext:value-type="float">
            <text:p>413294000</text:p>
          </table:table-cell>
          <table:table-cell office:value-type="float" office:value="455232000" calcext:value-type="float">
            <text:p>455232000</text:p>
          </table:table-cell>
          <table:table-cell office:value-type="float" office:value="3939317000" calcext:value-type="float">
            <text:p>3939317000</text:p>
          </table:table-cell>
          <table:table-cell office:value-type="float" office:value="612701000" calcext:value-type="float">
            <text:p>612701000</text:p>
          </table:table-cell>
          <table:table-cell office:value-type="float" office:value="8000" calcext:value-type="float">
            <text:p>8000</text:p>
          </table:table-cell>
          <table:table-cell office:value-type="float" office:value="48051000" calcext:value-type="float">
            <text:p>48051000</text:p>
          </table:table-cell>
          <table:table-cell/>
          <table:table-cell office:value-type="float" office:value="2500444000" calcext:value-type="float">
            <text:p>2500444000</text:p>
          </table:table-cell>
          <table:table-cell office:value-type="float" office:value="4525958000" calcext:value-type="float">
            <text:p>4525958000</text:p>
          </table:table-cell>
          <table:table-cell office:value-type="float" office:value="4123185000" calcext:value-type="float">
            <text:p>4123185000</text:p>
          </table:table-cell>
          <table:table-cell office:value-type="float" office:value="40147000" calcext:value-type="float">
            <text:p>40147000</text:p>
          </table:table-cell>
          <table:table-cell office:value-type="float" office:value="19132000" calcext:value-type="float">
            <text:p>19132000</text:p>
          </table:table-cell>
          <table:table-cell office:value-type="float" office:value="7460000" calcext:value-type="float">
            <text:p>7460000</text:p>
          </table:table-cell>
          <table:table-cell office:value-type="float" office:value="1375000" calcext:value-type="float">
            <text:p>1375000</text:p>
          </table:table-cell>
          <table:table-cell office:value-type="float" office:value="654611000" calcext:value-type="float">
            <text:p>654611000</text:p>
          </table:table-cell>
          <table:table-cell office:value-type="float" office:value="660732000" calcext:value-type="float">
            <text:p>660732000</text:p>
          </table:table-cell>
          <table:table-cell office:value-type="float" office:value="3712862000" calcext:value-type="float">
            <text:p>3712862000</text:p>
          </table:table-cell>
          <table:table-cell office:value-type="float" office:value="339699000" calcext:value-type="float">
            <text:p>339699000</text:p>
          </table:table-cell>
          <table:table-cell office:value-type="float" office:value="2819000" calcext:value-type="float">
            <text:p>2819000</text:p>
          </table:table-cell>
          <table:table-cell office:value-type="float" office:value="2721000" calcext:value-type="float">
            <text:p>2721000</text:p>
          </table:table-cell>
          <table:table-cell/>
          <table:table-cell office:value-type="float" office:value="1909859000" calcext:value-type="float">
            <text:p>1909859000</text:p>
          </table:table-cell>
          <table:table-cell office:value-type="float" office:value="4263849000" calcext:value-type="float">
            <text:p>4263849000</text:p>
          </table:table-cell>
          <table:table-cell office:value-type="float" office:value="3868925000" calcext:value-type="float">
            <text:p>3868925000</text:p>
          </table:table-cell>
          <table:table-cell office:value-type="float" office:value="33396000" calcext:value-type="float">
            <text:p>33396000</text:p>
          </table:table-cell>
          <table:table-cell office:value-type="float" office:value="61324000" calcext:value-type="float">
            <text:p>61324000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office:value-type="string" calcext:value-type="string">
            <text:p>HeldToMaturitySecuritiesAccumulatedUnrecognizedHoldingGain</text:p>
          </table:table-cell>
          <table:table-cell office:value-type="string" calcext:value-type="string">
            <text:p>HeldToMaturitySecuritiesAccumulatedUnrecognizedHoldingLoss</text:p>
          </table:table-cell>
          <table:table-cell/>
          <table:table-cell office:value-type="string" calcext:value-type="string">
            <text:p>LoansAndLeasesReceivableNetReportedAmount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office:value-type="string" calcext:value-type="string">
            <text:p>HeldToMaturitySecuritiesAccumulatedUnrecognizedHoldingGain</text:p>
          </table:table-cell>
          <table:table-cell office:value-type="string" calcext:value-type="string">
            <text:p>HeldToMaturitySecuritiesAccumulatedUnrecognizedHoldingLoss</text:p>
          </table:table-cell>
          <table:table-cell/>
          <table:table-cell office:value-type="string" calcext:value-type="string">
            <text:p>LoansAndLeasesReceivableNetReportedAmount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</table:table-row>
        <table:table-row table:style-name="ro1">
          <table:table-cell office:value-type="float" office:value="1676479" calcext:value-type="float">
            <text:p>1676479</text:p>
          </table:table-cell>
          <table:table-cell office:value-type="string" calcext:value-type="string">
            <text:p>CSTR</text:p>
          </table:table-cell>
          <table:table-cell office:value-type="string" calcext:value-type="string">
            <text:p>CapStar Financial Holdings Inc.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D</text:p>
          </table:table-cell>
          <table:table-cell table:style-name="ce1" office:value-type="date" office:date-value="2022-12-31" calcext:value-type="date">
            <text:p>2022-12-31</text:p>
          </table:table-cell>
          <table:table-cell table:style-name="ce1" office:value-type="date" office:date-value="2021-12-31" calcext:value-type="date">
            <text:p>2021-12-31</text:p>
          </table:table-cell>
          <table:table-cell table:formula="of:=([.P25]-[.AD25])/[.AD25]" office:value-type="percentage" office:value="-0.00166227008275214" calcext:value-type="percentage">
            <text:p>-0.17%</text:p>
          </table:table-cell>
          <table:table-cell table:formula="of:=([.L25]-[.M25])/[.AD25]" office:value-type="percentage" office:value="0.0260945109696042" calcext:value-type="percentage">
            <text:p>2.61%</text:p>
          </table:table-cell>
          <table:table-cell table:formula="of:=([.R25]-[.S25])/[.AD25]" office:value-type="percentage" office:value="0" calcext:value-type="percentage">
            <text:p>0.00%</text:p>
          </table:table-cell>
          <table:table-cell table:formula="of:=[.Y25]/[.AD25]" office:value-type="percentage" office:value="-0.0036378456651893" calcext:value-type="percentage">
            <text:p>-0.36%</text:p>
          </table:table-cell>
          <table:table-cell office:value-type="float" office:value="70177000" calcext:value-type="float">
            <text:p>70177000</text:p>
          </table:table-cell>
          <table:table-cell office:value-type="float" office:value="132000" calcext:value-type="float">
            <text:p>132000</text:p>
          </table:table-cell>
          <table:table-cell office:value-type="float" office:value="396416000" calcext:value-type="float">
            <text:p>396416000</text:p>
          </table:table-cell>
          <table:table-cell office:value-type="float" office:value="466461000" calcext:value-type="float">
            <text:p>466461000</text:p>
          </table:table-cell>
          <table:table-cell office:value-type="float" office:value="2679819000" calcext:value-type="float">
            <text:p>2679819000</text:p>
          </table:table-cell>
          <table:table-cell office:value-type="float" office:value="1240000" calcext:value-type="float">
            <text:p>1240000</text:p>
          </table:table-cell>
          <table:table-cell table:number-columns-repeated="2"/>
          <table:table-cell office:value-type="float" office:value="1240000" calcext:value-type="float">
            <text:p>1240000</text:p>
          </table:table-cell>
          <table:table-cell office:value-type="float" office:value="2312798000" calcext:value-type="float">
            <text:p>2312798000</text:p>
          </table:table-cell>
          <table:table-cell office:value-type="float" office:value="3117169000" calcext:value-type="float">
            <text:p>3117169000</text:p>
          </table:table-cell>
          <table:table-cell office:value-type="float" office:value="2762987000" calcext:value-type="float">
            <text:p>2762987000</text:p>
          </table:table-cell>
          <table:table-cell office:value-type="float" office:value="39017000" calcext:value-type="float">
            <text:p>39017000</text:p>
          </table:table-cell>
          <table:table-cell office:value-type="float" office:value="-9765000" calcext:value-type="float">
            <text:p>-9765000</text:p>
          </table:table-cell>
          <table:table-cell office:value-type="float" office:value="9829000" calcext:value-type="float">
            <text:p>9829000</text:p>
          </table:table-cell>
          <table:table-cell office:value-type="float" office:value="5689000" calcext:value-type="float">
            <text:p>5689000</text:p>
          </table:table-cell>
          <table:table-cell office:value-type="float" office:value="459396000" calcext:value-type="float">
            <text:p>459396000</text:p>
          </table:table-cell>
          <table:table-cell office:value-type="float" office:value="463536000" calcext:value-type="float">
            <text:p>463536000</text:p>
          </table:table-cell>
          <table:table-cell office:value-type="float" office:value="2684281000" calcext:value-type="float">
            <text:p>2684281000</text:p>
          </table:table-cell>
          <table:table-cell office:value-type="float" office:value="1830000" calcext:value-type="float">
            <text:p>1830000</text:p>
          </table:table-cell>
          <table:table-cell office:value-type="float" office:value="48000" calcext:value-type="float">
            <text:p>48000</text:p>
          </table:table-cell>
          <table:table-cell/>
          <table:table-cell office:value-type="float" office:value="1782000" calcext:value-type="float">
            <text:p>1782000</text:p>
          </table:table-cell>
          <table:table-cell office:value-type="float" office:value="1965769000" calcext:value-type="float">
            <text:p>1965769000</text:p>
          </table:table-cell>
          <table:table-cell office:value-type="float" office:value="3133046000" calcext:value-type="float">
            <text:p>3133046000</text:p>
          </table:table-cell>
          <table:table-cell office:value-type="float" office:value="2752952000" calcext:value-type="float">
            <text:p>2752952000</text:p>
          </table:table-cell>
          <table:table-cell office:value-type="float" office:value="12469000" calcext:value-type="float">
            <text:p>12469000</text:p>
          </table:table-cell>
          <table:table-cell office:value-type="float" office:value="39679000" calcext:value-type="float">
            <text:p>39679000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table:number-columns-repeated="2"/>
          <table:table-cell office:value-type="string" calcext:value-type="string">
            <text:p>HeldToMaturitySecurities</text:p>
          </table:table-cell>
          <table:table-cell office:value-type="string" calcext:value-type="string">
            <text:p>LoansAndLeasesReceivableGrossCarryingAmount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office:value-type="string" calcext:value-type="string">
            <text:p>HeldToMaturitySecuritiesAccumulatedUnrecognizedHoldingGain</text:p>
          </table:table-cell>
          <table:table-cell/>
          <table:table-cell office:value-type="string" calcext:value-type="string">
            <text:p>HeldToMaturitySecurities</text:p>
          </table:table-cell>
          <table:table-cell office:value-type="string" calcext:value-type="string">
            <text:p>LoansAndLeasesReceivableGrossCarryingAmount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</table:table-row>
        <table:table-row table:style-name="ro1">
          <table:table-cell office:value-type="float" office:value="1829576" calcext:value-type="float">
            <text:p>1829576</text:p>
          </table:table-cell>
          <table:table-cell office:value-type="string" calcext:value-type="string">
            <text:p>CARE</text:p>
          </table:table-cell>
          <table:table-cell office:value-type="string" calcext:value-type="string">
            <text:p>Carter Bankshares Inc.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D</text:p>
          </table:table-cell>
          <table:table-cell table:style-name="ce1" office:value-type="date" office:date-value="2022-12-31" calcext:value-type="date">
            <text:p>2022-12-31</text:p>
          </table:table-cell>
          <table:table-cell table:style-name="ce1" office:value-type="date" office:date-value="2021-12-31" calcext:value-type="date">
            <text:p>2021-12-31</text:p>
          </table:table-cell>
          <table:table-cell table:formula="of:=([.P26]-[.AD26])/[.AD26]" office:value-type="percentage" office:value="-0.0184246159769592" calcext:value-type="percentage">
            <text:p>-1.84%</text:p>
          </table:table-cell>
          <table:table-cell table:formula="of:=([.L26]-[.M26])/[.AD26]" office:value-type="percentage" office:value="0.0295889442029636" calcext:value-type="percentage">
            <text:p>2.96%</text:p>
          </table:table-cell>
          <table:table-cell table:formula="of:=([.R26]-[.S26])/[.AD26]" office:value-type="percentage" office:value="0" calcext:value-type="percentage">
            <text:p>0.00%</text:p>
          </table:table-cell>
          <table:table-cell table:formula="of:=[.Y26]/[.AD26]" office:value-type="percentage" office:value="-0.0100581969438223" calcext:value-type="percentage">
            <text:p>-1.01%</text:p>
          </table:table-cell>
          <table:table-cell office:value-type="float" office:value="109734000" calcext:value-type="float">
            <text:p>109734000</text:p>
          </table:table-cell>
          <table:table-cell office:value-type="float" office:value="300000" calcext:value-type="float">
            <text:p>300000</text:p>
          </table:table-cell>
          <table:table-cell table:number-columns-repeated="2"/>
          <table:table-cell office:value-type="float" office:value="3630333000" calcext:value-type="float">
            <text:p>3630333000</text:p>
          </table:table-cell>
          <table:table-cell table:number-columns-repeated="5"/>
          <table:table-cell office:value-type="float" office:value="4204519000" calcext:value-type="float">
            <text:p>4204519000</text:p>
          </table:table-cell>
          <table:table-cell office:value-type="float" office:value="3875892000" calcext:value-type="float">
            <text:p>3875892000</text:p>
          </table:table-cell>
          <table:table-cell office:value-type="float" office:value="15609000" calcext:value-type="float">
            <text:p>15609000</text:p>
          </table:table-cell>
          <table:table-cell office:value-type="float" office:value="-37200000" calcext:value-type="float">
            <text:p>-37200000</text:p>
          </table:table-cell>
          <table:table-cell office:value-type="float" office:value="7815000" calcext:value-type="float">
            <text:p>7815000</text:p>
          </table:table-cell>
          <table:table-cell office:value-type="float" office:value="9969000" calcext:value-type="float">
            <text:p>9969000</text:p>
          </table:table-cell>
          <table:table-cell table:number-columns-repeated="2"/>
          <table:table-cell office:value-type="float" office:value="3698476000" calcext:value-type="float">
            <text:p>3698476000</text:p>
          </table:table-cell>
          <table:table-cell table:number-columns-repeated="5"/>
          <table:table-cell office:value-type="float" office:value="4133746000" calcext:value-type="float">
            <text:p>4133746000</text:p>
          </table:table-cell>
          <table:table-cell office:value-type="float" office:value="3726150000" calcext:value-type="float">
            <text:p>3726150000</text:p>
          </table:table-cell>
          <table:table-cell office:value-type="float" office:value="5610000" calcext:value-type="float">
            <text:p>5610000</text:p>
          </table:table-cell>
          <table:table-cell office:value-type="float" office:value="17571000" calcext:value-type="float">
            <text:p>17571000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table:number-columns-repeated="2"/>
          <table:table-cell office:value-type="string" calcext:value-type="string">
            <text:p>Deposits</text:p>
          </table:table-cell>
          <table:table-cell table:number-columns-repeated="5"/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table:number-columns-repeated="2"/>
          <table:table-cell office:value-type="string" calcext:value-type="string">
            <text:p>Deposits</text:p>
          </table:table-cell>
          <table:table-cell table:number-columns-repeated="5"/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</table:table-row>
        <table:table-row table:style-name="ro1">
          <table:table-cell office:value-type="float" office:value="861842" calcext:value-type="float">
            <text:p>861842</text:p>
          </table:table-cell>
          <table:table-cell office:value-type="string" calcext:value-type="string">
            <text:p>CATY</text:p>
          </table:table-cell>
          <table:table-cell office:value-type="string" calcext:value-type="string">
            <text:p>Cathay General Bancorp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D</text:p>
          </table:table-cell>
          <table:table-cell table:style-name="ce1" office:value-type="date" office:date-value="2022-12-31" calcext:value-type="date">
            <text:p>2022-12-31</text:p>
          </table:table-cell>
          <table:table-cell table:style-name="ce1" office:value-type="date" office:date-value="2021-12-31" calcext:value-type="date">
            <text:p>2021-12-31</text:p>
          </table:table-cell>
          <table:table-cell table:formula="of:=([.P27]-[.AD27])/[.AD27]" office:value-type="percentage" office:value="0.0247212418160589" calcext:value-type="percentage">
            <text:p>2.47%</text:p>
          </table:table-cell>
          <table:table-cell table:formula="of:=([.L27]-[.M27])/[.AD27]" office:value-type="percentage" office:value="0.00824111534947811" calcext:value-type="percentage">
            <text:p>0.82%</text:p>
          </table:table-cell>
          <table:table-cell table:formula="of:=([.R27]-[.S27])/[.AD27]" office:value-type="percentage" office:value="0" calcext:value-type="percentage">
            <text:p>0.00%</text:p>
          </table:table-cell>
          <table:table-cell table:formula="of:=[.Y27]/[.AD27]" office:value-type="percentage" office:value="0.0144755682562592" calcext:value-type="percentage">
            <text:p>1.45%</text:p>
          </table:table-cell>
          <table:table-cell office:value-type="float" office:value="149515000" calcext:value-type="float">
            <text:p>149515000</text:p>
          </table:table-cell>
          <table:table-cell office:value-type="float" office:value="690000" calcext:value-type="float">
            <text:p>690000</text:p>
          </table:table-cell>
          <table:table-cell office:value-type="float" office:value="1473348000" calcext:value-type="float">
            <text:p>1473348000</text:p>
          </table:table-cell>
          <table:table-cell office:value-type="float" office:value="1622173000" calcext:value-type="float">
            <text:p>1622173000</text:p>
          </table:table-cell>
          <table:table-cell office:value-type="float" office:value="18505279000" calcext:value-type="float">
            <text:p>18505279000</text:p>
          </table:table-cell>
          <table:table-cell table:number-columns-repeated="4"/>
          <table:table-cell office:value-type="float" office:value="18247383000" calcext:value-type="float">
            <text:p>18247383000</text:p>
          </table:table-cell>
          <table:table-cell office:value-type="float" office:value="21947976000" calcext:value-type="float">
            <text:p>21947976000</text:p>
          </table:table-cell>
          <table:table-cell office:value-type="float" office:value="19473936000" calcext:value-type="float">
            <text:p>19473936000</text:p>
          </table:table-cell>
          <table:table-cell office:value-type="float" office:value="360642000" calcext:value-type="float">
            <text:p>360642000</text:p>
          </table:table-cell>
          <table:table-cell office:value-type="float" office:value="261412000" calcext:value-type="float">
            <text:p>261412000</text:p>
          </table:table-cell>
          <table:table-cell office:value-type="float" office:value="10633000" calcext:value-type="float">
            <text:p>10633000</text:p>
          </table:table-cell>
          <table:table-cell office:value-type="float" office:value="11075000" calcext:value-type="float">
            <text:p>11075000</text:p>
          </table:table-cell>
          <table:table-cell office:value-type="float" office:value="1127309000" calcext:value-type="float">
            <text:p>1127309000</text:p>
          </table:table-cell>
          <table:table-cell office:value-type="float" office:value="1126867000" calcext:value-type="float">
            <text:p>1126867000</text:p>
          </table:table-cell>
          <table:table-cell office:value-type="float" office:value="18058842000" calcext:value-type="float">
            <text:p>18058842000</text:p>
          </table:table-cell>
          <table:table-cell table:number-columns-repeated="4"/>
          <table:table-cell office:value-type="float" office:value="16338158000" calcext:value-type="float">
            <text:p>16338158000</text:p>
          </table:table-cell>
          <table:table-cell office:value-type="float" office:value="20886723000" calcext:value-type="float">
            <text:p>20886723000</text:p>
          </table:table-cell>
          <table:table-cell office:value-type="float" office:value="18440472000" calcext:value-type="float">
            <text:p>18440472000</text:p>
          </table:table-cell>
          <table:table-cell office:value-type="float" office:value="298304000" calcext:value-type="float">
            <text:p>298304000</text:p>
          </table:table-cell>
          <table:table-cell office:value-type="float" office:value="289929000" calcext:value-type="float">
            <text:p>289929000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table:number-columns-repeated="4"/>
          <table:table-cell office:value-type="string" calcext:value-type="string">
            <text:p>NotesReceivableGross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table:number-columns-repeated="4"/>
          <table:table-cell office:value-type="string" calcext:value-type="string">
            <text:p>NotesReceivableGross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</table:table-row>
        <table:table-row table:style-name="ro1">
          <table:table-cell office:value-type="float" office:value="1605301" calcext:value-type="float">
            <text:p>1605301</text:p>
          </table:table-cell>
          <table:table-cell office:value-type="string" calcext:value-type="string">
            <text:p>CBFV</text:p>
          </table:table-cell>
          <table:table-cell office:value-type="string" calcext:value-type="string">
            <text:p>CB Financial Services Inc.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D</text:p>
          </table:table-cell>
          <table:table-cell table:style-name="ce1" office:value-type="date" office:date-value="2022-12-31" calcext:value-type="date">
            <text:p>2022-12-31</text:p>
          </table:table-cell>
          <table:table-cell table:style-name="ce1" office:value-type="date" office:date-value="2021-12-31" calcext:value-type="date">
            <text:p>2021-12-31</text:p>
          </table:table-cell>
          <table:table-cell table:formula="of:=([.P28]-[.AD28])/[.AD28]" office:value-type="percentage" office:value="0.034150950625829" calcext:value-type="percentage">
            <text:p>3.42%</text:p>
          </table:table-cell>
          <table:table-cell table:formula="of:=([.L28]-[.M28])/[.AD28]" office:value-type="percentage" office:value="0.0272685843049112" calcext:value-type="percentage">
            <text:p>2.73%</text:p>
          </table:table-cell>
          <table:table-cell table:formula="of:=([.R28]-[.S28])/[.AD28]" office:value-type="percentage" office:value="0" calcext:value-type="percentage">
            <text:p>0.00%</text:p>
          </table:table-cell>
          <table:table-cell table:formula="of:=[.Y28]/[.AD28]" office:value-type="percentage" office:value="-0.0114681647756872" calcext:value-type="percentage">
            <text:p>-1.15%</text:p>
          </table:table-cell>
          <table:table-cell office:value-type="float" office:value="33448000" calcext:value-type="float">
            <text:p>33448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68503000" calcext:value-type="float">
            <text:p>1268503000</text:p>
          </table:table-cell>
          <table:table-cell table:number-columns-repeated="5"/>
          <table:table-cell office:value-type="float" office:value="1408938000" calcext:value-type="float">
            <text:p>1408938000</text:p>
          </table:table-cell>
          <table:table-cell office:value-type="float" office:value="1298783000" calcext:value-type="float">
            <text:p>1298783000</text:p>
          </table:table-cell>
          <table:table-cell office:value-type="float" office:value="11247000" calcext:value-type="float">
            <text:p>11247000</text:p>
          </table:table-cell>
          <table:table-cell office:value-type="float" office:value="-14067000" calcext:value-type="float">
            <text:p>-14067000</text:p>
          </table:table-cell>
          <table:table-cell office:value-type="float" office:value="3820000" calcext:value-type="float">
            <text:p>3820000</text:p>
          </table:table-cell>
          <table:table-cell office:value-type="float" office:value="2638000" calcext:value-type="float">
            <text:p>2638000</text:p>
          </table:table-cell>
          <table:table-cell office:value-type="float" office:value="222108000" calcext:value-type="float">
            <text:p>222108000</text:p>
          </table:table-cell>
          <table:table-cell office:value-type="float" office:value="223290000" calcext:value-type="float">
            <text:p>223290000</text:p>
          </table:table-cell>
          <table:table-cell office:value-type="float" office:value="1226613000" calcext:value-type="float">
            <text:p>1226613000</text:p>
          </table:table-cell>
          <table:table-cell table:number-columns-repeated="4"/>
          <table:table-cell office:value-type="float" office:value="1020796000" calcext:value-type="float">
            <text:p>1020796000</text:p>
          </table:table-cell>
          <table:table-cell office:value-type="float" office:value="1425479000" calcext:value-type="float">
            <text:p>1425479000</text:p>
          </table:table-cell>
          <table:table-cell office:value-type="float" office:value="1292355000" calcext:value-type="float">
            <text:p>1292355000</text:p>
          </table:table-cell>
          <table:table-cell office:value-type="float" office:value="11570000" calcext:value-type="float">
            <text:p>11570000</text:p>
          </table:table-cell>
          <table:table-cell office:value-type="float" office:value="7241000" calcext:value-type="float">
            <text:p>7241000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table:number-columns-repeated="2"/>
          <table:table-cell office:value-type="string" calcext:value-type="string">
            <text:p>Deposits</text:p>
          </table:table-cell>
          <table:table-cell table:number-columns-repeated="5"/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table:number-columns-repeated="4"/>
          <table:table-cell office:value-type="string" calcext:value-type="string">
            <text:p>NotesReceivableGross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</table:table-row>
        <table:table-row table:style-name="ro1">
          <table:table-cell office:value-type="float" office:value="1127371" calcext:value-type="float">
            <text:p>1127371</text:p>
          </table:table-cell>
          <table:table-cell office:value-type="string" calcext:value-type="string">
            <text:p>CVCY</text:p>
          </table:table-cell>
          <table:table-cell office:value-type="string" calcext:value-type="string">
            <text:p>Central Valley Community Bancorp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D</text:p>
          </table:table-cell>
          <table:table-cell table:style-name="ce1" office:value-type="date" office:date-value="2022-12-31" calcext:value-type="date">
            <text:p>2022-12-31</text:p>
          </table:table-cell>
          <table:table-cell table:style-name="ce1" office:value-type="date" office:date-value="2021-12-31" calcext:value-type="date">
            <text:p>2021-12-31</text:p>
          </table:table-cell>
          <table:table-cell table:formula="of:=([.P29]-[.AD29])/[.AD29]" office:value-type="percentage" office:value="-0.0109044812104031" calcext:value-type="percentage">
            <text:p>-1.09%</text:p>
          </table:table-cell>
          <table:table-cell table:formula="of:=([.L29]-[.M29])/[.AD29]" office:value-type="percentage" office:value="0.0431708731451948" calcext:value-type="percentage">
            <text:p>4.32%</text:p>
          </table:table-cell>
          <table:table-cell table:formula="of:=([.R29]-[.S29])/[.AD29]" office:value-type="percentage" office:value="-0.0159497116304574" calcext:value-type="percentage">
            <text:p>-1.59%</text:p>
          </table:table-cell>
          <table:table-cell table:formula="of:=[.Y29]/[.AD29]" office:value-type="percentage" office:value="-0.0293075597902202" calcext:value-type="percentage">
            <text:p>-2.93%</text:p>
          </table:table-cell>
          <table:table-cell office:value-type="float" office:value="91661000" calcext:value-type="float">
            <text:p>91661000</text:p>
          </table:table-cell>
          <table:table-cell office:value-type="float" office:value="18000" calcext:value-type="float">
            <text:p>18000</text:p>
          </table:table-cell>
          <table:table-cell office:value-type="float" office:value="648825000" calcext:value-type="float">
            <text:p>648825000</text:p>
          </table:table-cell>
          <table:table-cell office:value-type="float" office:value="740468000" calcext:value-type="float">
            <text:p>740468000</text:p>
          </table:table-cell>
          <table:table-cell office:value-type="float" office:value="2099649000" calcext:value-type="float">
            <text:p>2099649000</text:p>
          </table:table-cell>
          <table:table-cell office:value-type="float" office:value="168905000" calcext:value-type="float">
            <text:p>168905000</text:p>
          </table:table-cell>
          <table:table-cell office:value-type="float" office:value="67000" calcext:value-type="float">
            <text:p>67000</text:p>
          </table:table-cell>
          <table:table-cell office:value-type="float" office:value="33925000" calcext:value-type="float">
            <text:p>33925000</text:p>
          </table:table-cell>
          <table:table-cell/>
          <table:table-cell office:value-type="float" office:value="1254918000" calcext:value-type="float">
            <text:p>1254918000</text:p>
          </table:table-cell>
          <table:table-cell office:value-type="float" office:value="2422519000" calcext:value-type="float">
            <text:p>2422519000</text:p>
          </table:table-cell>
          <table:table-cell office:value-type="float" office:value="2247859000" calcext:value-type="float">
            <text:p>2247859000</text:p>
          </table:table-cell>
          <table:table-cell office:value-type="float" office:value="26645000" calcext:value-type="float">
            <text:p>26645000</text:p>
          </table:table-cell>
          <table:table-cell office:value-type="float" office:value="-62214000" calcext:value-type="float">
            <text:p>-62214000</text:p>
          </table:table-cell>
          <table:table-cell office:value-type="float" office:value="9538000" calcext:value-type="float">
            <text:p>9538000</text:p>
          </table:table-cell>
          <table:table-cell office:value-type="float" office:value="20373000" calcext:value-type="float">
            <text:p>20373000</text:p>
          </table:table-cell>
          <table:table-cell office:value-type="float" office:value="1109208000" calcext:value-type="float">
            <text:p>1109208000</text:p>
          </table:table-cell>
          <table:table-cell office:value-type="float" office:value="1098373000" calcext:value-type="float">
            <text:p>1098373000</text:p>
          </table:table-cell>
          <table:table-cell office:value-type="float" office:value="2122797000" calcext:value-type="float">
            <text:p>212279700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038240000" calcext:value-type="float">
            <text:p>1038240000</text:p>
          </table:table-cell>
          <table:table-cell office:value-type="float" office:value="2450139000" calcext:value-type="float">
            <text:p>2450139000</text:p>
          </table:table-cell>
          <table:table-cell office:value-type="float" office:value="2202294000" calcext:value-type="float">
            <text:p>2202294000</text:p>
          </table:table-cell>
          <table:table-cell office:value-type="float" office:value="28401000" calcext:value-type="float">
            <text:p>28401000</text:p>
          </table:table-cell>
          <table:table-cell office:value-type="float" office:value="21177000" calcext:value-type="float">
            <text:p>21177000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office:value-type="string" calcext:value-type="string">
            <text:p>HeldToMaturitySecuritiesAccumulatedUnrecognizedHoldingGain</text:p>
          </table:table-cell>
          <table:table-cell office:value-type="string" calcext:value-type="string">
            <text:p>HeldToMaturitySecuritiesAccumulatedUnrecognizedHoldingLoss</text:p>
          </table:table-cell>
          <table:table-cell/>
          <table:table-cell office:value-type="string" calcext:value-type="string">
            <text:p>NotesReceivableGross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table:number-columns-repeated="3"/>
          <table:table-cell office:value-type="string" calcext:value-type="string">
            <text:p>NotesReceivableGross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</table:table-row>
        <table:table-row table:style-name="ro1">
          <table:table-cell office:value-type="float" office:value="1879103" calcext:value-type="float">
            <text:p>1879103</text:p>
          </table:table-cell>
          <table:table-cell office:value-type="string" calcext:value-type="string">
            <text:p>CFSB</text:p>
          </table:table-cell>
          <table:table-cell office:value-type="string" calcext:value-type="string">
            <text:p>CFSB Bancorp Inc.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D</text:p>
          </table:table-cell>
          <table:table-cell table:style-name="ce1" office:value-type="date" office:date-value="2022-06-30" calcext:value-type="date">
            <text:p>2022-06-30</text:p>
          </table:table-cell>
          <table:table-cell table:style-name="ce1" office:value-type="date" office:date-value="2021-06-30" calcext:value-type="date">
            <text:p>2021-06-30</text:p>
          </table:table-cell>
          <table:table-cell table:formula="of:=([.P30]-[.AD30])/[.AD30]" office:value-type="percentage" office:value="0.00843420895480444" calcext:value-type="percentage">
            <text:p>0.84%</text:p>
          </table:table-cell>
          <table:table-cell table:formula="of:=([.L30]-[.M30])/[.AD30]" office:value-type="percentage" office:value="0" calcext:value-type="percentage">
            <text:p>0.00%</text:p>
          </table:table-cell>
          <table:table-cell table:formula="of:=([.R30]-[.S30])/[.AD30]" office:value-type="percentage" office:value="-0.0409099531393805" calcext:value-type="percentage">
            <text:p>-4.09%</text:p>
          </table:table-cell>
          <table:table-cell table:formula="of:=[.Y30]/[.AD30]" office:value-type="percentage" office:value="0.00149293577917197" calcext:value-type="percentage">
            <text:p>0.15%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99000" calcext:value-type="float">
            <text:p>199000</text:p>
          </table:table-cell>
          <table:table-cell office:value-type="float" office:value="287075000" calcext:value-type="float">
            <text:p>287075000</text:p>
          </table:table-cell>
          <table:table-cell office:value-type="float" office:value="133593000" calcext:value-type="float">
            <text:p>133593000</text:p>
          </table:table-cell>
          <table:table-cell office:value-type="float" office:value="69000" calcext:value-type="float">
            <text:p>69000</text:p>
          </table:table-cell>
          <table:table-cell office:value-type="float" office:value="11715000" calcext:value-type="float">
            <text:p>11715000</text:p>
          </table:table-cell>
          <table:table-cell office:value-type="float" office:value="145239000" calcext:value-type="float">
            <text:p>145239000</text:p>
          </table:table-cell>
          <table:table-cell office:value-type="float" office:value="174689000" calcext:value-type="float">
            <text:p>174689000</text:p>
          </table:table-cell>
          <table:table-cell office:value-type="float" office:value="366183000" calcext:value-type="float">
            <text:p>366183000</text:p>
          </table:table-cell>
          <table:table-cell office:value-type="float" office:value="291933000" calcext:value-type="float">
            <text:p>291933000</text:p>
          </table:table-cell>
          <table:table-cell office:value-type="float" office:value="442000" calcext:value-type="float">
            <text:p>442000</text:p>
          </table:table-cell>
          <table:table-cell office:value-type="float" office:value="425000" calcext:value-type="float">
            <text:p>425000</text:p>
          </table:table-cell>
          <table:table-cell office:value-type="float" office:value="0" calcext:value-type="float">
            <text:p>0</text:p>
          </table:table-cell>
          <table:table-cell office:value-type="float" office:value="24000" calcext:value-type="float">
            <text:p>24000</text:p>
          </table:table-cell>
          <table:table-cell office:value-type="float" office:value="2294000" calcext:value-type="float">
            <text:p>2294000</text:p>
          </table:table-cell>
          <table:table-cell office:value-type="float" office:value="2270000" calcext:value-type="float">
            <text:p>2270000</text:p>
          </table:table-cell>
          <table:table-cell office:value-type="float" office:value="284674000" calcext:value-type="float">
            <text:p>284674000</text:p>
          </table:table-cell>
          <table:table-cell office:value-type="float" office:value="107391000" calcext:value-type="float">
            <text:p>107391000</text:p>
          </table:table-cell>
          <table:table-cell office:value-type="float" office:value="2636000" calcext:value-type="float">
            <text:p>2636000</text:p>
          </table:table-cell>
          <table:table-cell office:value-type="float" office:value="359000" calcext:value-type="float">
            <text:p>359000</text:p>
          </table:table-cell>
          <table:table-cell office:value-type="float" office:value="105114000" calcext:value-type="float">
            <text:p>105114000</text:p>
          </table:table-cell>
          <table:table-cell office:value-type="float" office:value="176486000" calcext:value-type="float">
            <text:p>176486000</text:p>
          </table:table-cell>
          <table:table-cell office:value-type="float" office:value="338854000" calcext:value-type="float">
            <text:p>338854000</text:p>
          </table:table-cell>
          <table:table-cell office:value-type="float" office:value="290209000" calcext:value-type="float">
            <text:p>290209000</text:p>
          </table:table-cell>
          <table:table-cell office:value-type="float" office:value="1392000" calcext:value-type="float">
            <text:p>1392000</text:p>
          </table:table-cell>
          <table:table-cell office:value-type="float" office:value="1399000" calcext:value-type="float">
            <text:p>1399000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office:value-type="string" calcext:value-type="string">
            <text:p>HeldToMaturitySecuritiesAccumulatedUnrecognizedHoldingGain</text:p>
          </table:table-cell>
          <table:table-cell office:value-type="string" calcext:value-type="string">
            <text:p>HeldToMaturitySecuritiesAccumulatedUnrecognizedHoldingLoss</text:p>
          </table:table-cell>
          <table:table-cell office:value-type="string" calcext:value-type="string">
            <text:p>HeldToMaturitySecurities</text:p>
          </table:table-cell>
          <table:table-cell office:value-type="string" calcext:value-type="string">
            <text:p>LoansAndLeasesReceivableGrossCarryingAmount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office:value-type="string" calcext:value-type="string">
            <text:p>HeldToMaturitySecuritiesAccumulatedUnrecognizedHoldingGain</text:p>
          </table:table-cell>
          <table:table-cell office:value-type="string" calcext:value-type="string">
            <text:p>HeldToMaturitySecuritiesAccumulatedUnrecognizedHoldingLoss</text:p>
          </table:table-cell>
          <table:table-cell office:value-type="string" calcext:value-type="string">
            <text:p>HeldToMaturitySecurities</text:p>
          </table:table-cell>
          <table:table-cell office:value-type="string" calcext:value-type="string">
            <text:p>LoansAndLeasesReceivableGrossCarryingAmount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</table:table-row>
        <table:table-row table:style-name="ro1">
          <table:table-cell office:value-type="float" office:value="810958" calcext:value-type="float">
            <text:p>810958</text:p>
          </table:table-cell>
          <table:table-cell office:value-type="string" calcext:value-type="string">
            <text:p>CZNC</text:p>
          </table:table-cell>
          <table:table-cell office:value-type="string" calcext:value-type="string">
            <text:p>Citizens &amp; Northern Corp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D</text:p>
          </table:table-cell>
          <table:table-cell table:style-name="ce1" office:value-type="date" office:date-value="2022-12-31" calcext:value-type="date">
            <text:p>2022-12-31</text:p>
          </table:table-cell>
          <table:table-cell table:style-name="ce1" office:value-type="date" office:date-value="2021-12-31" calcext:value-type="date">
            <text:p>2021-12-31</text:p>
          </table:table-cell>
          <table:table-cell table:formula="of:=([.P31]-[.AD31])/[.AD31]" office:value-type="percentage" office:value="0.037678306130718" calcext:value-type="percentage">
            <text:p>3.77%</text:p>
          </table:table-cell>
          <table:table-cell table:formula="of:=([.L31]-[.M31])/[.AD31]" office:value-type="percentage" office:value="0.0331215650421286" calcext:value-type="percentage">
            <text:p>3.31%</text:p>
          </table:table-cell>
          <table:table-cell table:formula="of:=([.R31]-[.S31])/[.AD31]" office:value-type="percentage" office:value="0" calcext:value-type="percentage">
            <text:p>0.00%</text:p>
          </table:table-cell>
          <table:table-cell table:formula="of:=[.Y31]/[.AD31]" office:value-type="percentage" office:value="-0.0146935679926859" calcext:value-type="percentage">
            <text:p>-1.47%</text:p>
          </table:table-cell>
          <table:table-cell office:value-type="float" office:value="64082000" calcext:value-type="float">
            <text:p>64082000</text:p>
          </table:table-cell>
          <table:table-cell office:value-type="float" office:value="321000" calcext:value-type="float">
            <text:p>321000</text:p>
          </table:table-cell>
          <table:table-cell table:number-columns-repeated="2"/>
          <table:table-cell office:value-type="float" office:value="1997593000" calcext:value-type="float">
            <text:p>1997593000</text:p>
          </table:table-cell>
          <table:table-cell table:number-columns-repeated="5"/>
          <table:table-cell office:value-type="float" office:value="2454307000" calcext:value-type="float">
            <text:p>2454307000</text:p>
          </table:table-cell>
          <table:table-cell office:value-type="float" office:value="2204982000" calcext:value-type="float">
            <text:p>2204982000</text:p>
          </table:table-cell>
          <table:table-cell office:value-type="float" office:value="26618000" calcext:value-type="float">
            <text:p>26618000</text:p>
          </table:table-cell>
          <table:table-cell office:value-type="float" office:value="-28286000" calcext:value-type="float">
            <text:p>-28286000</text:p>
          </table:table-cell>
          <table:table-cell office:value-type="float" office:value="3217000" calcext:value-type="float">
            <text:p>3217000</text:p>
          </table:table-cell>
          <table:table-cell office:value-type="float" office:value="9304000" calcext:value-type="float">
            <text:p>9304000</text:p>
          </table:table-cell>
          <table:table-cell office:value-type="float" office:value="517679000" calcext:value-type="float">
            <text:p>517679000</text:p>
          </table:table-cell>
          <table:table-cell office:value-type="float" office:value="511592000" calcext:value-type="float">
            <text:p>511592000</text:p>
          </table:table-cell>
          <table:table-cell office:value-type="float" office:value="1925060000" calcext:value-type="float">
            <text:p>1925060000</text:p>
          </table:table-cell>
          <table:table-cell table:number-columns-repeated="4"/>
          <table:table-cell office:value-type="float" office:value="1564849000" calcext:value-type="float">
            <text:p>1564849000</text:p>
          </table:table-cell>
          <table:table-cell office:value-type="float" office:value="2327648000" calcext:value-type="float">
            <text:p>2327648000</text:p>
          </table:table-cell>
          <table:table-cell office:value-type="float" office:value="2026243000" calcext:value-type="float">
            <text:p>2026243000</text:p>
          </table:table-cell>
          <table:table-cell office:value-type="float" office:value="7308000" calcext:value-type="float">
            <text:p>7308000</text:p>
          </table:table-cell>
          <table:table-cell office:value-type="float" office:value="23785000" calcext:value-type="float">
            <text:p>23785000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table:number-columns-repeated="2"/>
          <table:table-cell office:value-type="string" calcext:value-type="string">
            <text:p>Deposits</text:p>
          </table:table-cell>
          <table:table-cell table:number-columns-repeated="5"/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table:number-columns-repeated="4"/>
          <table:table-cell office:value-type="string" calcext:value-type="string">
            <text:p>LoansAndLeasesReceivableGrossCarryingAmount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</table:table-row>
        <table:table-row table:style-name="ro1">
          <table:table-cell office:value-type="float" office:value="739421" calcext:value-type="float">
            <text:p>739421</text:p>
          </table:table-cell>
          <table:table-cell office:value-type="string" calcext:value-type="string">
            <text:p>CZFS</text:p>
          </table:table-cell>
          <table:table-cell office:value-type="string" calcext:value-type="string">
            <text:p>Citizens Financial Services Inc.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D</text:p>
          </table:table-cell>
          <table:table-cell table:style-name="ce1" office:value-type="date" office:date-value="2022-12-31" calcext:value-type="date">
            <text:p>2022-12-31</text:p>
          </table:table-cell>
          <table:table-cell table:style-name="ce1" office:value-type="date" office:date-value="2021-12-31" calcext:value-type="date">
            <text:p>2021-12-31</text:p>
          </table:table-cell>
          <table:table-cell table:formula="of:=([.P32]-[.AD32])/[.AD32]" office:value-type="percentage" office:value="0.00438798334123937" calcext:value-type="percentage">
            <text:p>0.44%</text:p>
          </table:table-cell>
          <table:table-cell table:formula="of:=([.L32]-[.M32])/[.AD32]" office:value-type="percentage" office:value="0.0258622520696827" calcext:value-type="percentage">
            <text:p>2.59%</text:p>
          </table:table-cell>
          <table:table-cell table:formula="of:=([.R32]-[.S32])/[.AD32]" office:value-type="percentage" office:value="0" calcext:value-type="percentage">
            <text:p>0.00%</text:p>
          </table:table-cell>
          <table:table-cell table:formula="of:=[.Y32]/[.AD32]" office:value-type="percentage" office:value="-0.00213816837504105" calcext:value-type="percentage">
            <text:p>-0.21%</text:p>
          </table:table-cell>
          <table:table-cell office:value-type="float" office:value="47537000" calcext:value-type="float">
            <text:p>47537000</text:p>
          </table:table-cell>
          <table:table-cell office:value-type="float" office:value="50000" calcext:value-type="float">
            <text:p>50000</text:p>
          </table:table-cell>
          <table:table-cell office:value-type="float" office:value="439506000" calcext:value-type="float">
            <text:p>439506000</text:p>
          </table:table-cell>
          <table:table-cell office:value-type="float" office:value="486993000" calcext:value-type="float">
            <text:p>486993000</text:p>
          </table:table-cell>
          <table:table-cell office:value-type="float" office:value="1844208000" calcext:value-type="float">
            <text:p>184420800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7020000" calcext:value-type="float">
            <text:p>7020000</text:p>
          </table:table-cell>
          <table:table-cell office:value-type="float" office:value="2333393000" calcext:value-type="float">
            <text:p>2333393000</text:p>
          </table:table-cell>
          <table:table-cell office:value-type="float" office:value="2133246000" calcext:value-type="float">
            <text:p>2133246000</text:p>
          </table:table-cell>
          <table:table-cell office:value-type="float" office:value="29060000" calcext:value-type="float">
            <text:p>29060000</text:p>
          </table:table-cell>
          <table:table-cell office:value-type="float" office:value="-3926000" calcext:value-type="float">
            <text:p>-3926000</text:p>
          </table:table-cell>
          <table:table-cell office:value-type="float" office:value="3997000" calcext:value-type="float">
            <text:p>3997000</text:p>
          </table:table-cell>
          <table:table-cell office:value-type="float" office:value="4381000" calcext:value-type="float">
            <text:p>4381000</text:p>
          </table:table-cell>
          <table:table-cell office:value-type="float" office:value="412402000" calcext:value-type="float">
            <text:p>412402000</text:p>
          </table:table-cell>
          <table:table-cell office:value-type="float" office:value="412018000" calcext:value-type="float">
            <text:p>412018000</text:p>
          </table:table-cell>
          <table:table-cell office:value-type="float" office:value="1836151000" calcext:value-type="float">
            <text:p>183615100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4637000" calcext:value-type="float">
            <text:p>4637000</text:p>
          </table:table-cell>
          <table:table-cell office:value-type="float" office:value="2143863000" calcext:value-type="float">
            <text:p>2143863000</text:p>
          </table:table-cell>
          <table:table-cell office:value-type="float" office:value="1931371000" calcext:value-type="float">
            <text:p>1931371000</text:p>
          </table:table-cell>
          <table:table-cell office:value-type="float" office:value="6944000" calcext:value-type="float">
            <text:p>6944000</text:p>
          </table:table-cell>
          <table:table-cell office:value-type="float" office:value="26376000" calcext:value-type="float">
            <text:p>26376000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table:number-columns-repeated="3"/>
          <table:table-cell office:value-type="string" calcext:value-type="string">
            <text:p>HeldToMaturitySecurities</text:p>
          </table:table-cell>
          <table:table-cell office:value-type="string" calcext:value-type="string">
            <text:p>NotesReceivableGross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table:number-columns-repeated="3"/>
          <table:table-cell office:value-type="string" calcext:value-type="string">
            <text:p>HeldToMaturitySecurities</text:p>
          </table:table-cell>
          <table:table-cell office:value-type="string" calcext:value-type="string">
            <text:p>NotesReceivableGross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</table:table-row>
        <table:table-row table:style-name="ro1">
          <table:table-cell office:value-type="float" office:value="1075706" calcext:value-type="float">
            <text:p>1075706</text:p>
          </table:table-cell>
          <table:table-cell office:value-type="string" calcext:value-type="string">
            <text:p>CIZN</text:p>
          </table:table-cell>
          <table:table-cell office:value-type="string" calcext:value-type="string">
            <text:p>Citizens Holding Company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D</text:p>
          </table:table-cell>
          <table:table-cell table:style-name="ce1" office:value-type="date" office:date-value="2022-12-31" calcext:value-type="date">
            <text:p>2022-12-31</text:p>
          </table:table-cell>
          <table:table-cell table:style-name="ce1" office:value-type="date" office:date-value="2021-12-31" calcext:value-type="date">
            <text:p>2021-12-31</text:p>
          </table:table-cell>
          <table:table-cell table:formula="of:=([.P33]-[.AD33])/[.AD33]" office:value-type="percentage" office:value="0.0130498285804736" calcext:value-type="percentage">
            <text:p>1.30%</text:p>
          </table:table-cell>
          <table:table-cell table:formula="of:=([.L33]-[.M33])/[.AD33]" office:value-type="percentage" office:value="0.0369990970346041" calcext:value-type="percentage">
            <text:p>3.70%</text:p>
          </table:table-cell>
          <table:table-cell table:formula="of:=([.R33]-[.S33])/[.AD33]" office:value-type="percentage" office:value="-0.028148417292327" calcext:value-type="percentage">
            <text:p>-2.81%</text:p>
          </table:table-cell>
          <table:table-cell table:formula="of:=[.Y33]/[.AD33]" office:value-type="percentage" office:value="-0.0554505293679602" calcext:value-type="percentage">
            <text:p>-5.55%</text:p>
          </table:table-cell>
          <table:table-cell office:value-type="float" office:value="41139000" calcext:value-type="float">
            <text:p>41139000</text:p>
          </table:table-cell>
          <table:table-cell office:value-type="float" office:value="0" calcext:value-type="float">
            <text:p>0</text:p>
          </table:table-cell>
          <table:table-cell office:value-type="float" office:value="201322000" calcext:value-type="float">
            <text:p>201322000</text:p>
          </table:table-cell>
          <table:table-cell office:value-type="float" office:value="242461000" calcext:value-type="float">
            <text:p>242461000</text:p>
          </table:table-cell>
          <table:table-cell office:value-type="float" office:value="1126402000" calcext:value-type="float">
            <text:p>1126402000</text:p>
          </table:table-cell>
          <table:table-cell office:value-type="float" office:value="375292000" calcext:value-type="float">
            <text:p>375292000</text:p>
          </table:table-cell>
          <table:table-cell office:value-type="float" office:value="0" calcext:value-type="float">
            <text:p>0</text:p>
          </table:table-cell>
          <table:table-cell office:value-type="float" office:value="31298000" calcext:value-type="float">
            <text:p>31298000</text:p>
          </table:table-cell>
          <table:table-cell/>
          <table:table-cell office:value-type="float" office:value="585591000" calcext:value-type="float">
            <text:p>585591000</text:p>
          </table:table-cell>
          <table:table-cell office:value-type="float" office:value="1324003000" calcext:value-type="float">
            <text:p>1324003000</text:p>
          </table:table-cell>
          <table:table-cell office:value-type="float" office:value="1284978000" calcext:value-type="float">
            <text:p>1284978000</text:p>
          </table:table-cell>
          <table:table-cell office:value-type="float" office:value="9620000" calcext:value-type="float">
            <text:p>9620000</text:p>
          </table:table-cell>
          <table:table-cell office:value-type="float" office:value="-61655000" calcext:value-type="float">
            <text:p>-61655000</text:p>
          </table:table-cell>
          <table:table-cell office:value-type="float" office:value="16464000" calcext:value-type="float">
            <text:p>16464000</text:p>
          </table:table-cell>
          <table:table-cell office:value-type="float" office:value="742000" calcext:value-type="float">
            <text:p>742000</text:p>
          </table:table-cell>
          <table:table-cell office:value-type="float" office:value="631835000" calcext:value-type="float">
            <text:p>631835000</text:p>
          </table:table-cell>
          <table:table-cell office:value-type="float" office:value="647557000" calcext:value-type="float">
            <text:p>647557000</text:p>
          </table:table-cell>
          <table:table-cell office:value-type="float" office:value="1111892000" calcext:value-type="float">
            <text:p>1111892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575000" calcext:value-type="float">
            <text:p>3575000</text:p>
          </table:table-cell>
          <table:table-cell office:value-type="float" office:value="1361309000" calcext:value-type="float">
            <text:p>1361309000</text:p>
          </table:table-cell>
          <table:table-cell office:value-type="float" office:value="1255409000" calcext:value-type="float">
            <text:p>1255409000</text:p>
          </table:table-cell>
          <table:table-cell office:value-type="float" office:value="7494000" calcext:value-type="float">
            <text:p>7494000</text:p>
          </table:table-cell>
          <table:table-cell office:value-type="float" office:value="-8439000" calcext:value-type="float">
            <text:p>-8439000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office:value-type="string" calcext:value-type="string">
            <text:p>HeldToMaturitySecuritiesAccumulatedUnrecognizedHoldingGain</text:p>
          </table:table-cell>
          <table:table-cell office:value-type="string" calcext:value-type="string">
            <text:p>HeldToMaturitySecuritiesAccumulatedUnrecognizedHoldingLoss</text:p>
          </table:table-cell>
          <table:table-cell/>
          <table:table-cell office:value-type="string" calcext:value-type="string">
            <text:p>LoansAndLeasesReceivableGrossCarryingAmount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table:number-columns-repeated="2"/>
          <table:table-cell office:value-type="string" calcext:value-type="string">
            <text:p>HeldToMaturitySecurities</text:p>
          </table:table-cell>
          <table:table-cell office:value-type="string" calcext:value-type="string">
            <text:p>NotesReceivableGross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</table:table-row>
        <table:table-row table:style-name="ro1">
          <table:table-cell office:value-type="float" office:value="726854" calcext:value-type="float">
            <text:p>726854</text:p>
          </table:table-cell>
          <table:table-cell office:value-type="string" calcext:value-type="string">
            <text:p>CHCO</text:p>
          </table:table-cell>
          <table:table-cell office:value-type="string" calcext:value-type="string">
            <text:p>City Holding Company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D</text:p>
          </table:table-cell>
          <table:table-cell table:style-name="ce1" office:value-type="date" office:date-value="2022-12-31" calcext:value-type="date">
            <text:p>2022-12-31</text:p>
          </table:table-cell>
          <table:table-cell table:style-name="ce1" office:value-type="date" office:date-value="2021-12-31" calcext:value-type="date">
            <text:p>2021-12-31</text:p>
          </table:table-cell>
          <table:table-cell table:formula="of:=([.P34]-[.AD34])/[.AD34]" office:value-type="percentage" office:value="-0.011262175819071" calcext:value-type="percentage">
            <text:p>-1.13%</text:p>
          </table:table-cell>
          <table:table-cell table:formula="of:=([.L34]-[.M34])/[.AD34]" office:value-type="percentage" office:value="0.034179191023719" calcext:value-type="percentage">
            <text:p>3.42%</text:p>
          </table:table-cell>
          <table:table-cell table:formula="of:=([.R34]-[.S34])/[.AD34]" office:value-type="percentage" office:value="0" calcext:value-type="percentage">
            <text:p>0.00%</text:p>
          </table:table-cell>
          <table:table-cell table:formula="of:=[.Y34]/[.AD34]" office:value-type="percentage" office:value="-0.00886782140345349" calcext:value-type="percentage">
            <text:p>-0.89%</text:p>
          </table:table-cell>
          <table:table-cell office:value-type="float" office:value="168989000" calcext:value-type="float">
            <text:p>168989000</text:p>
          </table:table-cell>
          <table:table-cell office:value-type="float" office:value="645000" calcext:value-type="float">
            <text:p>645000</text:p>
          </table:table-cell>
          <table:table-cell office:value-type="float" office:value="1505520000" calcext:value-type="float">
            <text:p>1505520000</text:p>
          </table:table-cell>
          <table:table-cell office:value-type="float" office:value="1673864000" calcext:value-type="float">
            <text:p>1673864000</text:p>
          </table:table-cell>
          <table:table-cell office:value-type="float" office:value="4869866000" calcext:value-type="float">
            <text:p>4869866000</text:p>
          </table:table-cell>
          <table:table-cell table:number-columns-repeated="4"/>
          <table:table-cell office:value-type="float" office:value="3646258000" calcext:value-type="float">
            <text:p>3646258000</text:p>
          </table:table-cell>
          <table:table-cell office:value-type="float" office:value="5878106000" calcext:value-type="float">
            <text:p>5878106000</text:p>
          </table:table-cell>
          <table:table-cell office:value-type="float" office:value="5300254000" calcext:value-type="float">
            <text:p>5300254000</text:p>
          </table:table-cell>
          <table:table-cell office:value-type="float" office:value="30672000" calcext:value-type="float">
            <text:p>30672000</text:p>
          </table:table-cell>
          <table:table-cell office:value-type="float" office:value="-43677000" calcext:value-type="float">
            <text:p>-43677000</text:p>
          </table:table-cell>
          <table:table-cell office:value-type="float" office:value="5403000" calcext:value-type="float">
            <text:p>5403000</text:p>
          </table:table-cell>
          <table:table-cell office:value-type="float" office:value="28961000" calcext:value-type="float">
            <text:p>28961000</text:p>
          </table:table-cell>
          <table:table-cell office:value-type="float" office:value="1408165000" calcext:value-type="float">
            <text:p>1408165000</text:p>
          </table:table-cell>
          <table:table-cell office:value-type="float" office:value="1384607000" calcext:value-type="float">
            <text:p>1384607000</text:p>
          </table:table-cell>
          <table:table-cell office:value-type="float" office:value="4925336000" calcext:value-type="float">
            <text:p>4925336000</text:p>
          </table:table-cell>
          <table:table-cell table:number-columns-repeated="4"/>
          <table:table-cell office:value-type="float" office:value="3543814000" calcext:value-type="float">
            <text:p>3543814000</text:p>
          </table:table-cell>
          <table:table-cell office:value-type="float" office:value="6003695000" calcext:value-type="float">
            <text:p>6003695000</text:p>
          </table:table-cell>
          <table:table-cell office:value-type="float" office:value="5322590000" calcext:value-type="float">
            <text:p>5322590000</text:p>
          </table:table-cell>
          <table:table-cell office:value-type="float" office:value="23386000" calcext:value-type="float">
            <text:p>23386000</text:p>
          </table:table-cell>
          <table:table-cell office:value-type="float" office:value="71107000" calcext:value-type="float">
            <text:p>71107000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table:number-columns-repeated="4"/>
          <table:table-cell office:value-type="string" calcext:value-type="string">
            <text:p>LoansAndLeasesReceivableGrossCarryingAmount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table:number-columns-repeated="4"/>
          <table:table-cell office:value-type="string" calcext:value-type="string">
            <text:p>NotesReceivableGross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</table:table-row>
        <table:table-row table:style-name="ro1">
          <table:table-cell office:value-type="float" office:value="944745" calcext:value-type="float">
            <text:p>944745</text:p>
          </table:table-cell>
          <table:table-cell office:value-type="string" calcext:value-type="string">
            <text:p>CIVB</text:p>
          </table:table-cell>
          <table:table-cell office:value-type="string" calcext:value-type="string">
            <text:p>Civista Bancshares Inc.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D</text:p>
          </table:table-cell>
          <table:table-cell table:style-name="ce1" office:value-type="date" office:date-value="2022-12-31" calcext:value-type="date">
            <text:p>2022-12-31</text:p>
          </table:table-cell>
          <table:table-cell table:style-name="ce1" office:value-type="date" office:date-value="2021-12-31" calcext:value-type="date">
            <text:p>2021-12-31</text:p>
          </table:table-cell>
          <table:table-cell table:formula="of:=([.P35]-[.AD35])/[.AD35]" office:value-type="percentage" office:value="0.0841159084222666" calcext:value-type="percentage">
            <text:p>8.41%</text:p>
          </table:table-cell>
          <table:table-cell table:formula="of:=([.L35]-[.M35])/[.AD35]" office:value-type="percentage" office:value="0.0277026409142049" calcext:value-type="percentage">
            <text:p>2.77%</text:p>
          </table:table-cell>
          <table:table-cell table:formula="of:=([.R35]-[.S35])/[.AD35]" office:value-type="percentage" office:value="0" calcext:value-type="percentage">
            <text:p>0.00%</text:p>
          </table:table-cell>
          <table:table-cell table:formula="of:=[.Y35]/[.AD35]" office:value-type="percentage" office:value="-0.0113534938745008" calcext:value-type="percentage">
            <text:p>-1.14%</text:p>
          </table:table-cell>
          <table:table-cell office:value-type="float" office:value="67768000" calcext:value-type="float">
            <text:p>67768000</text:p>
          </table:table-cell>
          <table:table-cell office:value-type="float" office:value="819000" calcext:value-type="float">
            <text:p>819000</text:p>
          </table:table-cell>
          <table:table-cell office:value-type="float" office:value="615402000" calcext:value-type="float">
            <text:p>615402000</text:p>
          </table:table-cell>
          <table:table-cell office:value-type="float" office:value="682351000" calcext:value-type="float">
            <text:p>682351000</text:p>
          </table:table-cell>
          <table:table-cell office:value-type="float" office:value="2619984000" calcext:value-type="float">
            <text:p>2619984000</text:p>
          </table:table-cell>
          <table:table-cell table:number-columns-repeated="4"/>
          <table:table-cell office:value-type="float" office:value="9253000" calcext:value-type="float">
            <text:p>9253000</text:p>
          </table:table-cell>
          <table:table-cell office:value-type="float" office:value="3537830000" calcext:value-type="float">
            <text:p>3537830000</text:p>
          </table:table-cell>
          <table:table-cell office:value-type="float" office:value="3202995000" calcext:value-type="float">
            <text:p>3202995000</text:p>
          </table:table-cell>
          <table:table-cell office:value-type="float" office:value="39427000" calcext:value-type="float">
            <text:p>39427000</text:p>
          </table:table-cell>
          <table:table-cell office:value-type="float" office:value="-27438000" calcext:value-type="float">
            <text:p>-27438000</text:p>
          </table:table-cell>
          <table:table-cell office:value-type="float" office:value="2087000" calcext:value-type="float">
            <text:p>2087000</text:p>
          </table:table-cell>
          <table:table-cell office:value-type="float" office:value="20664000" calcext:value-type="float">
            <text:p>20664000</text:p>
          </table:table-cell>
          <table:table-cell office:value-type="float" office:value="559874000" calcext:value-type="float">
            <text:p>559874000</text:p>
          </table:table-cell>
          <table:table-cell office:value-type="float" office:value="541297000" calcext:value-type="float">
            <text:p>541297000</text:p>
          </table:table-cell>
          <table:table-cell office:value-type="float" office:value="2416701000" calcext:value-type="float">
            <text:p>2416701000</text:p>
          </table:table-cell>
          <table:table-cell table:number-columns-repeated="4"/>
          <table:table-cell office:value-type="float" office:value="4070000" calcext:value-type="float">
            <text:p>4070000</text:p>
          </table:table-cell>
          <table:table-cell office:value-type="float" office:value="3012905000" calcext:value-type="float">
            <text:p>3012905000</text:p>
          </table:table-cell>
          <table:table-cell office:value-type="float" office:value="2657693000" calcext:value-type="float">
            <text:p>2657693000</text:p>
          </table:table-cell>
          <table:table-cell office:value-type="float" office:value="40546000" calcext:value-type="float">
            <text:p>40546000</text:p>
          </table:table-cell>
          <table:table-cell office:value-type="float" office:value="34747000" calcext:value-type="float">
            <text:p>34747000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table:number-columns-repeated="4"/>
          <table:table-cell office:value-type="string" calcext:value-type="string">
            <text:p>NotesReceivableGross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table:number-columns-repeated="4"/>
          <table:table-cell office:value-type="string" calcext:value-type="string">
            <text:p>NotesReceivableGross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</table:table-row>
        <table:table-row table:style-name="ro1">
          <table:table-cell office:value-type="float" office:value="736772" calcext:value-type="float">
            <text:p>736772</text:p>
          </table:table-cell>
          <table:table-cell office:value-type="string" calcext:value-type="string">
            <text:p>CCNE</text:p>
          </table:table-cell>
          <table:table-cell office:value-type="string" calcext:value-type="string">
            <text:p>CNB Financial Corporation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D</text:p>
          </table:table-cell>
          <table:table-cell table:style-name="ce1" office:value-type="date" office:date-value="2022-12-31" calcext:value-type="date">
            <text:p>2022-12-31</text:p>
          </table:table-cell>
          <table:table-cell table:style-name="ce1" office:value-type="date" office:date-value="2021-12-31" calcext:value-type="date">
            <text:p>2021-12-31</text:p>
          </table:table-cell>
          <table:table-cell table:formula="of:=([.P36]-[.AD36])/[.AD36]" office:value-type="percentage" office:value="-0.019760290218527" calcext:value-type="percentage">
            <text:p>-1.98%</text:p>
          </table:table-cell>
          <table:table-cell table:formula="of:=([.L36]-[.M36])/[.AD36]" office:value-type="percentage" office:value="0.0130593671795792" calcext:value-type="percentage">
            <text:p>1.31%</text:p>
          </table:table-cell>
          <table:table-cell table:formula="of:=([.R36]-[.S36])/[.AD36]" office:value-type="percentage" office:value="-0.00792621286834242" calcext:value-type="percentage">
            <text:p>-0.79%</text:p>
          </table:table-cell>
          <table:table-cell table:formula="of:=[.Y36]/[.AD36]" office:value-type="percentage" office:value="0.0023458214075395" calcext:value-type="percentage">
            <text:p>0.23%</text:p>
          </table:table-cell>
          <table:table-cell office:value-type="float" office:value="61607000" calcext:value-type="float">
            <text:p>61607000</text:p>
          </table:table-cell>
          <table:table-cell office:value-type="float" office:value="24000" calcext:value-type="float">
            <text:p>24000</text:p>
          </table:table-cell>
          <table:table-cell table:number-columns-repeated="2"/>
          <table:table-cell office:value-type="float" office:value="4622437000" calcext:value-type="float">
            <text:p>4622437000</text:p>
          </table:table-cell>
          <table:table-cell office:value-type="float" office:value="367388000" calcext:value-type="float">
            <text:p>367388000</text:p>
          </table:table-cell>
          <table:table-cell office:value-type="float" office:value="0" calcext:value-type="float">
            <text:p>0</text:p>
          </table:table-cell>
          <table:table-cell office:value-type="float" office:value="37377000" calcext:value-type="float">
            <text:p>37377000</text:p>
          </table:table-cell>
          <table:table-cell table:number-columns-repeated="2"/>
          <table:table-cell office:value-type="float" office:value="5475179000" calcext:value-type="float">
            <text:p>5475179000</text:p>
          </table:table-cell>
          <table:table-cell office:value-type="float" office:value="4944417000" calcext:value-type="float">
            <text:p>4944417000</text:p>
          </table:table-cell>
          <table:table-cell office:value-type="float" office:value="63188000" calcext:value-type="float">
            <text:p>63188000</text:p>
          </table:table-cell>
          <table:table-cell office:value-type="float" office:value="11062000" calcext:value-type="float">
            <text:p>11062000</text:p>
          </table:table-cell>
          <table:table-cell office:value-type="float" office:value="10444000" calcext:value-type="float">
            <text:p>10444000</text:p>
          </table:table-cell>
          <table:table-cell office:value-type="float" office:value="9550000" calcext:value-type="float">
            <text:p>9550000</text:p>
          </table:table-cell>
          <table:table-cell office:value-type="float" office:value="697191000" calcext:value-type="float">
            <text:p>697191000</text:p>
          </table:table-cell>
          <table:table-cell office:value-type="float" office:value="698085000" calcext:value-type="float">
            <text:p>698085000</text:p>
          </table:table-cell>
          <table:table-cell office:value-type="float" office:value="4715619000" calcext:value-type="float">
            <text:p>4715619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634792000" calcext:value-type="float">
            <text:p>3634792000</text:p>
          </table:table-cell>
          <table:table-cell office:value-type="float" office:value="5328939000" calcext:value-type="float">
            <text:p>5328939000</text:p>
          </table:table-cell>
          <table:table-cell office:value-type="float" office:value="4886092000" calcext:value-type="float">
            <text:p>4886092000</text:p>
          </table:table-cell>
          <table:table-cell office:value-type="float" office:value="57707000" calcext:value-type="float">
            <text:p>57707000</text:p>
          </table:table-cell>
          <table:table-cell office:value-type="float" office:value="42239000" calcext:value-type="float">
            <text:p>42239000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table:number-columns-repeated="2"/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office:value-type="string" calcext:value-type="string">
            <text:p>HeldToMaturitySecuritiesAccumulatedUnrecognizedHoldingGain</text:p>
          </table:table-cell>
          <table:table-cell office:value-type="string" calcext:value-type="string">
            <text:p>HeldToMaturitySecuritiesAccumulatedUnrecognizedHoldingLoss</text:p>
          </table:table-cell>
          <table:table-cell table:number-columns-repeated="2"/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office:value-type="string" calcext:value-type="string">
            <text:p>HeldToMaturitySecuritiesAccumulatedUnrecognizedHoldingGain</text:p>
          </table:table-cell>
          <table:table-cell office:value-type="string" calcext:value-type="string">
            <text:p>HeldToMaturitySecuritiesAccumulatedUnrecognizedHoldingLoss</text:p>
          </table:table-cell>
          <table:table-cell office:value-type="string" calcext:value-type="string">
            <text:p>HeldToMaturitySecurities</text:p>
          </table:table-cell>
          <table:table-cell office:value-type="string" calcext:value-type="string">
            <text:p>NotesReceivableGross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</table:table-row>
        <table:table-row table:style-name="ro1">
          <table:table-cell office:value-type="float" office:value="1437958" calcext:value-type="float">
            <text:p>1437958</text:p>
          </table:table-cell>
          <table:table-cell office:value-type="string" calcext:value-type="string">
            <text:p>CCB</text:p>
          </table:table-cell>
          <table:table-cell office:value-type="string" calcext:value-type="string">
            <text:p>Coastal Financial Corporation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D</text:p>
          </table:table-cell>
          <table:table-cell table:style-name="ce1" office:value-type="date" office:date-value="2022-12-31" calcext:value-type="date">
            <text:p>2022-12-31</text:p>
          </table:table-cell>
          <table:table-cell table:style-name="ce1" office:value-type="date" office:date-value="2021-12-31" calcext:value-type="date">
            <text:p>2021-12-31</text:p>
          </table:table-cell>
          <table:table-cell table:formula="of:=([.P37]-[.AD37])/[.AD37]" office:value-type="percentage" office:value="0.191952151357123" calcext:value-type="percentage">
            <text:p>19.20%</text:p>
          </table:table-cell>
          <table:table-cell table:formula="of:=([.L37]-[.M37])/[.AD37]" office:value-type="percentage" office:value="0.00125011263705232" calcext:value-type="percentage">
            <text:p>0.13%</text:p>
          </table:table-cell>
          <table:table-cell table:formula="of:=([.R37]-[.S37])/[.AD37]" office:value-type="percentage" office:value="0" calcext:value-type="percentage">
            <text:p>0.00%</text:p>
          </table:table-cell>
          <table:table-cell table:formula="of:=[.Y37]/[.AD37]" office:value-type="percentage" office:value="0.0161973138865727" calcext:value-type="percentage">
            <text:p>1.62%</text:p>
          </table:table-cell>
          <table:table-cell office:value-type="float" office:value="2955000" calcext:value-type="float">
            <text:p>2955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817521000" calcext:value-type="float">
            <text:p>2817521000</text:p>
          </table:table-cell>
          <table:table-cell office:value-type="float" office:value="916000" calcext:value-type="float">
            <text:p>916000</text:p>
          </table:table-cell>
          <table:table-cell table:number-columns-repeated="4"/>
          <table:table-cell office:value-type="float" office:value="3144467000" calcext:value-type="float">
            <text:p>3144467000</text:p>
          </table:table-cell>
          <table:table-cell office:value-type="float" office:value="2900973000" calcext:value-type="float">
            <text:p>2900973000</text:p>
          </table:table-cell>
          <table:table-cell office:value-type="float" office:value="40625000" calcext:value-type="float">
            <text:p>40625000</text:p>
          </table:table-cell>
          <table:table-cell office:value-type="float" office:value="38287000" calcext:value-type="float">
            <text:p>38287000</text:p>
          </table:table-cell>
          <table:table-cell office:value-type="float" office:value="1000" calcext:value-type="float">
            <text:p>1000</text:p>
          </table:table-cell>
          <table:table-cell office:value-type="float" office:value="6000" calcext:value-type="float">
            <text:p>6000</text:p>
          </table:table-cell>
          <table:table-cell office:value-type="float" office:value="35327000" calcext:value-type="float">
            <text:p>35327000</text:p>
          </table:table-cell>
          <table:table-cell office:value-type="float" office:value="35322000" calcext:value-type="float">
            <text:p>35322000</text:p>
          </table:table-cell>
          <table:table-cell office:value-type="float" office:value="2363787000" calcext:value-type="float">
            <text:p>2363787000</text:p>
          </table:table-cell>
          <table:table-cell office:value-type="float" office:value="1348000" calcext:value-type="float">
            <text:p>1348000</text:p>
          </table:table-cell>
          <table:table-cell table:number-columns-repeated="2"/>
          <table:table-cell office:value-type="float" office:value="1296000" calcext:value-type="float">
            <text:p>1296000</text:p>
          </table:table-cell>
          <table:table-cell office:value-type="float" office:value="1751501000" calcext:value-type="float">
            <text:p>1751501000</text:p>
          </table:table-cell>
          <table:table-cell office:value-type="float" office:value="2635517000" calcext:value-type="float">
            <text:p>2635517000</text:p>
          </table:table-cell>
          <table:table-cell office:value-type="float" office:value="2434295000" calcext:value-type="float">
            <text:p>2434295000</text:p>
          </table:table-cell>
          <table:table-cell office:value-type="float" office:value="27005000" calcext:value-type="float">
            <text:p>27005000</text:p>
          </table:table-cell>
          <table:table-cell office:value-type="float" office:value="26975000" calcext:value-type="float">
            <text:p>26975000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table:number-columns-repeated="2"/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table:number-columns-repeated="4"/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table:number-columns-repeated="2"/>
          <table:table-cell office:value-type="string" calcext:value-type="string">
            <text:p>HeldToMaturitySecurities</text:p>
          </table:table-cell>
          <table:table-cell office:value-type="string" calcext:value-type="string">
            <text:p>LoansAndLeasesReceivableGrossCarryingAmount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</table:table-row>
        <table:table-row table:style-name="ro1">
          <table:table-cell office:value-type="float" office:value="711669" calcext:value-type="float">
            <text:p>711669</text:p>
          </table:table-cell>
          <table:table-cell office:value-type="string" calcext:value-type="string">
            <text:p>CBAN</text:p>
          </table:table-cell>
          <table:table-cell office:value-type="string" calcext:value-type="string">
            <text:p>Colony Bankcorp Inc.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D</text:p>
          </table:table-cell>
          <table:table-cell table:style-name="ce1" office:value-type="date" office:date-value="2022-12-31" calcext:value-type="date">
            <text:p>2022-12-31</text:p>
          </table:table-cell>
          <table:table-cell table:style-name="ce1" office:value-type="date" office:date-value="2021-12-31" calcext:value-type="date">
            <text:p>2021-12-31</text:p>
          </table:table-cell>
          <table:table-cell table:formula="of:=([.P38]-[.AD38])/[.AD38]" office:value-type="percentage" office:value="0.0490139846239885" calcext:value-type="percentage">
            <text:p>4.90%</text:p>
          </table:table-cell>
          <table:table-cell table:formula="of:=([.L38]-[.M38])/[.AD38]" office:value-type="percentage" office:value="0.0242789546737819" calcext:value-type="percentage">
            <text:p>2.43%</text:p>
          </table:table-cell>
          <table:table-cell table:formula="of:=([.R38]-[.S38])/[.AD38]" office:value-type="percentage" office:value="-0.0229907420508985" calcext:value-type="percentage">
            <text:p>-2.30%</text:p>
          </table:table-cell>
          <table:table-cell table:formula="of:=[.Y38]/[.AD38]" office:value-type="percentage" office:value="-0.0171485146179917" calcext:value-type="percentage">
            <text:p>-1.71%</text:p>
          </table:table-cell>
          <table:table-cell office:value-type="float" office:value="57826000" calcext:value-type="float">
            <text:p>57826000</text:p>
          </table:table-cell>
          <table:table-cell office:value-type="float" office:value="173000" calcext:value-type="float">
            <text:p>173000</text:p>
          </table:table-cell>
          <table:table-cell table:number-columns-repeated="2"/>
          <table:table-cell office:value-type="float" office:value="2490997000" calcext:value-type="float">
            <text:p>2490997000</text:p>
          </table:table-cell>
          <table:table-cell office:value-type="float" office:value="411264000" calcext:value-type="float">
            <text:p>411264000</text:p>
          </table:table-cell>
          <table:table-cell office:value-type="float" office:value="32000" calcext:value-type="float">
            <text:p>32000</text:p>
          </table:table-cell>
          <table:table-cell office:value-type="float" office:value="54626000" calcext:value-type="float">
            <text:p>54626000</text:p>
          </table:table-cell>
          <table:table-cell table:number-columns-repeated="2"/>
          <table:table-cell office:value-type="float" office:value="2936570000" calcext:value-type="float">
            <text:p>2936570000</text:p>
          </table:table-cell>
          <table:table-cell office:value-type="float" office:value="2706302000" calcext:value-type="float">
            <text:p>2706302000</text:p>
          </table:table-cell>
          <table:table-cell office:value-type="float" office:value="19542000" calcext:value-type="float">
            <text:p>19542000</text:p>
          </table:table-cell>
          <table:table-cell office:value-type="float" office:value="-40721000" calcext:value-type="float">
            <text:p>-40721000</text:p>
          </table:table-cell>
          <table:table-cell office:value-type="float" office:value="11909000" calcext:value-type="float">
            <text:p>11909000</text:p>
          </table:table-cell>
          <table:table-cell office:value-type="float" office:value="3562000" calcext:value-type="float">
            <text:p>3562000</text:p>
          </table:table-cell>
          <table:table-cell table:number-columns-repeated="2"/>
          <table:table-cell office:value-type="float" office:value="2374608000" calcext:value-type="float">
            <text:p>2374608000</text:p>
          </table:table-cell>
          <table:table-cell table:number-columns-repeated="5"/>
          <table:table-cell office:value-type="float" office:value="2691715000" calcext:value-type="float">
            <text:p>2691715000</text:p>
          </table:table-cell>
          <table:table-cell office:value-type="float" office:value="2474008000" calcext:value-type="float">
            <text:p>2474008000</text:p>
          </table:table-cell>
          <table:table-cell office:value-type="float" office:value="18659000" calcext:value-type="float">
            <text:p>18659000</text:p>
          </table:table-cell>
          <table:table-cell office:value-type="float" office:value="5701000" calcext:value-type="float">
            <text:p>5701000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table:number-columns-repeated="2"/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office:value-type="string" calcext:value-type="string">
            <text:p>HeldToMaturitySecuritiesAccumulatedUnrecognizedHoldingGain</text:p>
          </table:table-cell>
          <table:table-cell office:value-type="string" calcext:value-type="string">
            <text:p>HeldToMaturitySecuritiesAccumulatedUnrecognizedHoldingLoss</text:p>
          </table:table-cell>
          <table:table-cell table:number-columns-repeated="2"/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table:number-columns-repeated="2"/>
          <table:table-cell office:value-type="string" calcext:value-type="string">
            <text:p>Deposits</text:p>
          </table:table-cell>
          <table:table-cell table:number-columns-repeated="5"/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</table:table-row>
        <table:table-row table:style-name="ro1">
          <table:table-cell office:value-type="float" office:value="887343" calcext:value-type="float">
            <text:p>887343</text:p>
          </table:table-cell>
          <table:table-cell office:value-type="string" calcext:value-type="string">
            <text:p>COLB</text:p>
          </table:table-cell>
          <table:table-cell office:value-type="string" calcext:value-type="string">
            <text:p>Columbia Banking System Inc.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D</text:p>
          </table:table-cell>
          <table:table-cell table:style-name="ce1" office:value-type="date" office:date-value="2022-12-31" calcext:value-type="date">
            <text:p>2022-12-31</text:p>
          </table:table-cell>
          <table:table-cell table:style-name="ce1" office:value-type="date" office:date-value="2021-12-31" calcext:value-type="date">
            <text:p>2021-12-31</text:p>
          </table:table-cell>
          <table:table-cell table:formula="of:=([.P39]-[.AD39])/[.AD39]" office:value-type="percentage" office:value="-0.0721075351267885" calcext:value-type="percentage">
            <text:p>-7.21%</text:p>
          </table:table-cell>
          <table:table-cell table:formula="of:=([.L39]-[.M39])/[.AD39]" office:value-type="percentage" office:value="0.038519853982054" calcext:value-type="percentage">
            <text:p>3.85%</text:p>
          </table:table-cell>
          <table:table-cell table:formula="of:=([.R39]-[.S39])/[.AD39]" office:value-type="percentage" office:value="-0.0173243757743912" calcext:value-type="percentage">
            <text:p>-1.73%</text:p>
          </table:table-cell>
          <table:table-cell table:formula="of:=[.Y39]/[.AD39]" office:value-type="percentage" office:value="-0.0164062805817731" calcext:value-type="percentage">
            <text:p>-1.64%</text:p>
          </table:table-cell>
          <table:table-cell office:value-type="float" office:value="694330000" calcext:value-type="float">
            <text:p>694330000</text:p>
          </table:table-cell>
          <table:table-cell office:value-type="float" office:value="583000" calcext:value-type="float">
            <text:p>583000</text:p>
          </table:table-cell>
          <table:table-cell office:value-type="float" office:value="4589099000" calcext:value-type="float">
            <text:p>4589099000</text:p>
          </table:table-cell>
          <table:table-cell office:value-type="float" office:value="5282846000" calcext:value-type="float">
            <text:p>5282846000</text:p>
          </table:table-cell>
          <table:table-cell office:value-type="float" office:value="16711450000" calcext:value-type="float">
            <text:p>16711450000</text:p>
          </table:table-cell>
          <table:table-cell office:value-type="float" office:value="1722778000" calcext:value-type="float">
            <text:p>1722778000</text:p>
          </table:table-cell>
          <table:table-cell office:value-type="float" office:value="0" calcext:value-type="float">
            <text:p>0</text:p>
          </table:table-cell>
          <table:table-cell office:value-type="float" office:value="312014000" calcext:value-type="float">
            <text:p>312014000</text:p>
          </table:table-cell>
          <table:table-cell/>
          <table:table-cell office:value-type="float" office:value="11610973000" calcext:value-type="float">
            <text:p>11610973000</text:p>
          </table:table-cell>
          <table:table-cell office:value-type="float" office:value="20265843000" calcext:value-type="float">
            <text:p>20265843000</text:p>
          </table:table-cell>
          <table:table-cell office:value-type="float" office:value="18052690000" calcext:value-type="float">
            <text:p>18052690000</text:p>
          </table:table-cell>
          <table:table-cell office:value-type="float" office:value="250178000" calcext:value-type="float">
            <text:p>250178000</text:p>
          </table:table-cell>
          <table:table-cell office:value-type="float" office:value="-295479000" calcext:value-type="float">
            <text:p>-295479000</text:p>
          </table:table-cell>
          <table:table-cell office:value-type="float" office:value="57881000" calcext:value-type="float">
            <text:p>57881000</text:p>
          </table:table-cell>
          <table:table-cell office:value-type="float" office:value="70839000" calcext:value-type="float">
            <text:p>70839000</text:p>
          </table:table-cell>
          <table:table-cell office:value-type="float" office:value="5910999000" calcext:value-type="float">
            <text:p>5910999000</text:p>
          </table:table-cell>
          <table:table-cell office:value-type="float" office:value="5898041000" calcext:value-type="float">
            <text:p>5898041000</text:p>
          </table:table-cell>
          <table:table-cell office:value-type="float" office:value="18010115000" calcext:value-type="float">
            <text:p>18010115000</text:p>
          </table:table-cell>
          <table:table-cell office:value-type="float" office:value="2122606000" calcext:value-type="float">
            <text:p>2122606000</text:p>
          </table:table-cell>
          <table:table-cell office:value-type="float" office:value="50000" calcext:value-type="float">
            <text:p>50000</text:p>
          </table:table-cell>
          <table:table-cell office:value-type="float" office:value="25771000" calcext:value-type="float">
            <text:p>25771000</text:p>
          </table:table-cell>
          <table:table-cell/>
          <table:table-cell office:value-type="float" office:value="10641937000" calcext:value-type="float">
            <text:p>10641937000</text:p>
          </table:table-cell>
          <table:table-cell office:value-type="float" office:value="20945333000" calcext:value-type="float">
            <text:p>20945333000</text:p>
          </table:table-cell>
          <table:table-cell office:value-type="float" office:value="18356591000" calcext:value-type="float">
            <text:p>18356591000</text:p>
          </table:table-cell>
          <table:table-cell office:value-type="float" office:value="202820000" calcext:value-type="float">
            <text:p>202820000</text:p>
          </table:table-cell>
          <table:table-cell office:value-type="float" office:value="55787000" calcext:value-type="float">
            <text:p>55787000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office:value-type="string" calcext:value-type="string">
            <text:p>HeldToMaturitySecuritiesAccumulatedUnrecognizedHoldingGain</text:p>
          </table:table-cell>
          <table:table-cell office:value-type="string" calcext:value-type="string">
            <text:p>HeldToMaturitySecuritiesAccumulatedUnrecognizedHoldingLoss</text:p>
          </table:table-cell>
          <table:table-cell/>
          <table:table-cell office:value-type="string" calcext:value-type="string">
            <text:p>NotesReceivableGross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office:value-type="string" calcext:value-type="string">
            <text:p>HeldToMaturitySecuritiesAccumulatedUnrecognizedHoldingGain</text:p>
          </table:table-cell>
          <table:table-cell office:value-type="string" calcext:value-type="string">
            <text:p>HeldToMaturitySecuritiesAccumulatedUnrecognizedHoldingLoss</text:p>
          </table:table-cell>
          <table:table-cell/>
          <table:table-cell office:value-type="string" calcext:value-type="string">
            <text:p>NotesReceivableGross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</table:table-row>
        <table:table-row table:style-name="ro1">
          <table:table-cell office:value-type="float" office:value="1723596" calcext:value-type="float">
            <text:p>1723596</text:p>
          </table:table-cell>
          <table:table-cell office:value-type="string" calcext:value-type="string">
            <text:p>CLBK</text:p>
          </table:table-cell>
          <table:table-cell office:value-type="string" calcext:value-type="string">
            <text:p>Columbia Financial Inc.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D</text:p>
          </table:table-cell>
          <table:table-cell table:style-name="ce1" office:value-type="date" office:date-value="2022-12-31" calcext:value-type="date">
            <text:p>2022-12-31</text:p>
          </table:table-cell>
          <table:table-cell table:style-name="ce1" office:value-type="date" office:date-value="2021-12-31" calcext:value-type="date">
            <text:p>2021-12-31</text:p>
          </table:table-cell>
          <table:table-cell table:formula="of:=([.P40]-[.AD40])/[.AD40]" office:value-type="percentage" office:value="0.0569261167713048" calcext:value-type="percentage">
            <text:p>5.69%</text:p>
          </table:table-cell>
          <table:table-cell table:formula="of:=([.L40]-[.M40])/[.AD40]" office:value-type="percentage" office:value="0.0247426229317631" calcext:value-type="percentage">
            <text:p>2.47%</text:p>
          </table:table-cell>
          <table:table-cell table:formula="of:=([.R40]-[.S40])/[.AD40]" office:value-type="percentage" office:value="-0.00675436473675256" calcext:value-type="percentage">
            <text:p>-0.68%</text:p>
          </table:table-cell>
          <table:table-cell table:formula="of:=[.Y40]/[.AD40]" office:value-type="percentage" office:value="-0.00623548918551333" calcext:value-type="percentage">
            <text:p>-0.62%</text:p>
          </table:table-cell>
          <table:table-cell office:value-type="float" office:value="187448000" calcext:value-type="float">
            <text:p>187448000</text:p>
          </table:table-cell>
          <table:table-cell office:value-type="float" office:value="141000" calcext:value-type="float">
            <text:p>141000</text:p>
          </table:table-cell>
          <table:table-cell table:number-columns-repeated="2"/>
          <table:table-cell office:value-type="float" office:value="8001159000" calcext:value-type="float">
            <text:p>8001159000</text:p>
          </table:table-cell>
          <table:table-cell office:value-type="float" office:value="370391000" calcext:value-type="float">
            <text:p>370391000</text:p>
          </table:table-cell>
          <table:table-cell office:value-type="float" office:value="0" calcext:value-type="float">
            <text:p>0</text:p>
          </table:table-cell>
          <table:table-cell office:value-type="float" office:value="51132000" calcext:value-type="float">
            <text:p>51132000</text:p>
          </table:table-cell>
          <table:table-cell table:number-columns-repeated="2"/>
          <table:table-cell office:value-type="float" office:value="10408169000" calcext:value-type="float">
            <text:p>10408169000</text:p>
          </table:table-cell>
          <table:table-cell office:value-type="float" office:value="9354574000" calcext:value-type="float">
            <text:p>9354574000</text:p>
          </table:table-cell>
          <table:table-cell office:value-type="float" office:value="86173000" calcext:value-type="float">
            <text:p>86173000</text:p>
          </table:table-cell>
          <table:table-cell office:value-type="float" office:value="-47204000" calcext:value-type="float">
            <text:p>-47204000</text:p>
          </table:table-cell>
          <table:table-cell office:value-type="float" office:value="14475000" calcext:value-type="float">
            <text:p>14475000</text:p>
          </table:table-cell>
          <table:table-cell office:value-type="float" office:value="16943000" calcext:value-type="float">
            <text:p>16943000</text:p>
          </table:table-cell>
          <table:table-cell table:number-columns-repeated="2"/>
          <table:table-cell office:value-type="float" office:value="7570216000" calcext:value-type="float">
            <text:p>7570216000</text:p>
          </table:table-cell>
          <table:table-cell office:value-type="float" office:value="434789000" calcext:value-type="float">
            <text:p>434789000</text:p>
          </table:table-cell>
          <table:table-cell office:value-type="float" office:value="6741000" calcext:value-type="float">
            <text:p>6741000</text:p>
          </table:table-cell>
          <table:table-cell office:value-type="float" office:value="1686000" calcext:value-type="float">
            <text:p>1686000</text:p>
          </table:table-cell>
          <table:table-cell office:value-type="float" office:value="429734000" calcext:value-type="float">
            <text:p>429734000</text:p>
          </table:table-cell>
          <table:table-cell/>
          <table:table-cell office:value-type="float" office:value="9224097000" calcext:value-type="float">
            <text:p>9224097000</text:p>
          </table:table-cell>
          <table:table-cell office:value-type="float" office:value="8145016000" calcext:value-type="float">
            <text:p>8145016000</text:p>
          </table:table-cell>
          <table:table-cell office:value-type="float" office:value="92049000" calcext:value-type="float">
            <text:p>92049000</text:p>
          </table:table-cell>
          <table:table-cell office:value-type="float" office:value="115755000" calcext:value-type="float">
            <text:p>115755000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table:number-columns-repeated="2"/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office:value-type="string" calcext:value-type="string">
            <text:p>HeldToMaturitySecuritiesAccumulatedUnrecognizedHoldingGain</text:p>
          </table:table-cell>
          <table:table-cell office:value-type="string" calcext:value-type="string">
            <text:p>HeldToMaturitySecuritiesAccumulatedUnrecognizedHoldingLoss</text:p>
          </table:table-cell>
          <table:table-cell table:number-columns-repeated="2"/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table:number-columns-repeated="2"/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office:value-type="string" calcext:value-type="string">
            <text:p>HeldToMaturitySecuritiesAccumulatedUnrecognizedHoldingGain</text:p>
          </table:table-cell>
          <table:table-cell office:value-type="string" calcext:value-type="string">
            <text:p>HeldToMaturitySecuritiesAccumulatedUnrecognizedHoldingLoss</text:p>
          </table:table-cell>
          <table:table-cell office:value-type="string" calcext:value-type="string">
            <text:p>HeldToMaturitySecurities</text:p>
          </table:table-cell>
          <table:table-cell/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</table:table-row>
        <table:table-row table:style-name="ro1">
          <table:table-cell office:value-type="float" office:value="22356" calcext:value-type="float">
            <text:p>22356</text:p>
          </table:table-cell>
          <table:table-cell office:value-type="string" calcext:value-type="string">
            <text:p>CBSH</text:p>
          </table:table-cell>
          <table:table-cell office:value-type="string" calcext:value-type="string">
            <text:p>Commerce Bancshares Inc.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D</text:p>
          </table:table-cell>
          <table:table-cell table:style-name="ce1" office:value-type="date" office:date-value="2022-12-31" calcext:value-type="date">
            <text:p>2022-12-31</text:p>
          </table:table-cell>
          <table:table-cell table:style-name="ce1" office:value-type="date" office:date-value="2021-12-31" calcext:value-type="date">
            <text:p>2021-12-31</text:p>
          </table:table-cell>
          <table:table-cell table:formula="of:=([.P41]-[.AD41])/[.AD41]" office:value-type="percentage" office:value="-0.121612186707489" calcext:value-type="percentage">
            <text:p>-12.16%</text:p>
          </table:table-cell>
          <table:table-cell table:formula="of:=([.L41]-[.M41])/[.AD41]" office:value-type="percentage" office:value="0.403438619024614" calcext:value-type="percentage">
            <text:p>40.34%</text:p>
          </table:table-cell>
          <table:table-cell table:formula="of:=([.R41]-[.S41])/[.AD41]" office:value-type="percentage" office:value="0" calcext:value-type="percentage">
            <text:p>0.00%</text:p>
          </table:table-cell>
          <table:table-cell table:formula="of:=[.Y41]/[.AD41]" office:value-type="percentage" office:value="-0.0226593548407439" calcext:value-type="percentage">
            <text:p>-2.27%</text:p>
          </table:table-cell>
          <table:table-cell office:value-type="float" office:value="12027745000" calcext:value-type="float">
            <text:p>12027745000</text:p>
          </table:table-cell>
          <table:table-cell/>
          <table:table-cell office:value-type="float" office:value="12238316000" calcext:value-type="float">
            <text:p>12238316000</text:p>
          </table:table-cell>
          <table:table-cell office:value-type="float" office:value="13738206000" calcext:value-type="float">
            <text:p>13738206000</text:p>
          </table:table-cell>
          <table:table-cell office:value-type="float" office:value="26187440000" calcext:value-type="float">
            <text:p>26187440000</text:p>
          </table:table-cell>
          <table:table-cell table:number-columns-repeated="4"/>
          <table:table-cell office:value-type="float" office:value="16303131000" calcext:value-type="float">
            <text:p>16303131000</text:p>
          </table:table-cell>
          <table:table-cell office:value-type="float" office:value="31875931000" calcext:value-type="float">
            <text:p>31875931000</text:p>
          </table:table-cell>
          <table:table-cell office:value-type="float" office:value="29394354000" calcext:value-type="float">
            <text:p>29394354000</text:p>
          </table:table-cell>
          <table:table-cell office:value-type="float" office:value="488399000" calcext:value-type="float">
            <text:p>488399000</text:p>
          </table:table-cell>
          <table:table-cell office:value-type="float" office:value="-675545000" calcext:value-type="float">
            <text:p>-675545000</text:p>
          </table:table-cell>
          <table:table-cell office:value-type="float" office:value="9047662000" calcext:value-type="float">
            <text:p>9047662000</text:p>
          </table:table-cell>
          <table:table-cell/>
          <table:table-cell office:value-type="float" office:value="14450027000" calcext:value-type="float">
            <text:p>14450027000</text:p>
          </table:table-cell>
          <table:table-cell office:value-type="float" office:value="14419133000" calcext:value-type="float">
            <text:p>14419133000</text:p>
          </table:table-cell>
          <table:table-cell office:value-type="float" office:value="29813073000" calcext:value-type="float">
            <text:p>29813073000</text:p>
          </table:table-cell>
          <table:table-cell table:number-columns-repeated="4"/>
          <table:table-cell office:value-type="float" office:value="15176359000" calcext:value-type="float">
            <text:p>15176359000</text:p>
          </table:table-cell>
          <table:table-cell office:value-type="float" office:value="36689088000" calcext:value-type="float">
            <text:p>36689088000</text:p>
          </table:table-cell>
          <table:table-cell office:value-type="float" office:value="33240764000" calcext:value-type="float">
            <text:p>33240764000</text:p>
          </table:table-cell>
          <table:table-cell office:value-type="float" office:value="530765000" calcext:value-type="float">
            <text:p>530765000</text:p>
          </table:table-cell>
          <table:table-cell office:value-type="float" office:value="276468000" calcext:value-type="float">
            <text:p>276468000</text:p>
          </table:table-cell>
          <table:table-cell office:value-type="string" calcext:value-type="string">
            <text:p>DebtSecuritiesAvailableForSaleUnrealizedLossPosition</text:p>
          </table:table-cell>
          <table:table-cell/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table:number-columns-repeated="4"/>
          <table:table-cell office:value-type="string" calcext:value-type="string">
            <text:p>LoansAndLeasesReceivableGrossCarryingAmount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  <table:table-cell office:value-type="string" calcext:value-type="string">
            <text:p>DebtSecuritiesAvailableForSaleUnrealizedLossPosition</text:p>
          </table:table-cell>
          <table:table-cell/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table:number-columns-repeated="4"/>
          <table:table-cell office:value-type="string" calcext:value-type="string">
            <text:p>LoansAndLeasesReceivableGrossCarryingAmount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</table:table-row>
        <table:table-row table:style-name="ro1">
          <table:table-cell office:value-type="float" office:value="350852" calcext:value-type="float">
            <text:p>350852</text:p>
          </table:table-cell>
          <table:table-cell office:value-type="string" calcext:value-type="string">
            <text:p>CTBI</text:p>
          </table:table-cell>
          <table:table-cell office:value-type="string" calcext:value-type="string">
            <text:p>Community Trust Bancorp Inc.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D</text:p>
          </table:table-cell>
          <table:table-cell table:style-name="ce1" office:value-type="date" office:date-value="2022-12-31" calcext:value-type="date">
            <text:p>2022-12-31</text:p>
          </table:table-cell>
          <table:table-cell table:style-name="ce1" office:value-type="date" office:date-value="2021-12-31" calcext:value-type="date">
            <text:p>2021-12-31</text:p>
          </table:table-cell>
          <table:table-cell table:formula="of:=([.P42]-[.AD42])/[.AD42]" office:value-type="percentage" office:value="0.0188410447548185" calcext:value-type="percentage">
            <text:p>1.88%</text:p>
          </table:table-cell>
          <table:table-cell table:formula="of:=([.L42]-[.M42])/[.AD42]" office:value-type="percentage" office:value="0.0401397972327827" calcext:value-type="percentage">
            <text:p>4.01%</text:p>
          </table:table-cell>
          <table:table-cell table:formula="of:=([.R42]-[.S42])/[.AD42]" office:value-type="percentage" office:value="0" calcext:value-type="percentage">
            <text:p>0.00%</text:p>
          </table:table-cell>
          <table:table-cell table:formula="of:=[.Y42]/[.AD42]" office:value-type="percentage" office:value="-0.00978065010363024" calcext:value-type="percentage">
            <text:p>-0.98%</text:p>
          </table:table-cell>
          <table:table-cell office:value-type="float" office:value="174624000" calcext:value-type="float">
            <text:p>174624000</text:p>
          </table:table-cell>
          <table:table-cell office:value-type="float" office:value="245000" calcext:value-type="float">
            <text:p>245000</text:p>
          </table:table-cell>
          <table:table-cell office:value-type="float" office:value="1256226000" calcext:value-type="float">
            <text:p>1256226000</text:p>
          </table:table-cell>
          <table:table-cell office:value-type="float" office:value="1430605000" calcext:value-type="float">
            <text:p>1430605000</text:p>
          </table:table-cell>
          <table:table-cell office:value-type="float" office:value="4426143000" calcext:value-type="float">
            <text:p>4426143000</text:p>
          </table:table-cell>
          <table:table-cell table:number-columns-repeated="4"/>
          <table:table-cell office:value-type="float" office:value="3709290000" calcext:value-type="float">
            <text:p>3709290000</text:p>
          </table:table-cell>
          <table:table-cell office:value-type="float" office:value="5380316000" calcext:value-type="float">
            <text:p>5380316000</text:p>
          </table:table-cell>
          <table:table-cell office:value-type="float" office:value="4752269000" calcext:value-type="float">
            <text:p>4752269000</text:p>
          </table:table-cell>
          <table:table-cell office:value-type="float" office:value="81814000" calcext:value-type="float">
            <text:p>81814000</text:p>
          </table:table-cell>
          <table:table-cell office:value-type="float" office:value="-42490000" calcext:value-type="float">
            <text:p>-42490000</text:p>
          </table:table-cell>
          <table:table-cell office:value-type="float" office:value="17683000" calcext:value-type="float">
            <text:p>17683000</text:p>
          </table:table-cell>
          <table:table-cell office:value-type="float" office:value="11283000" calcext:value-type="float">
            <text:p>11283000</text:p>
          </table:table-cell>
          <table:table-cell office:value-type="float" office:value="1455429000" calcext:value-type="float">
            <text:p>1455429000</text:p>
          </table:table-cell>
          <table:table-cell office:value-type="float" office:value="1461829000" calcext:value-type="float">
            <text:p>1461829000</text:p>
          </table:table-cell>
          <table:table-cell office:value-type="float" office:value="4344292000" calcext:value-type="float">
            <text:p>4344292000</text:p>
          </table:table-cell>
          <table:table-cell table:number-columns-repeated="4"/>
          <table:table-cell office:value-type="float" office:value="3408813000" calcext:value-type="float">
            <text:p>3408813000</text:p>
          </table:table-cell>
          <table:table-cell office:value-type="float" office:value="5418257000" calcext:value-type="float">
            <text:p>5418257000</text:p>
          </table:table-cell>
          <table:table-cell office:value-type="float" office:value="4720055000" calcext:value-type="float">
            <text:p>4720055000</text:p>
          </table:table-cell>
          <table:table-cell office:value-type="float" office:value="87939000" calcext:value-type="float">
            <text:p>87939000</text:p>
          </table:table-cell>
          <table:table-cell office:value-type="float" office:value="69523000" calcext:value-type="float">
            <text:p>69523000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table:number-columns-repeated="4"/>
          <table:table-cell office:value-type="string" calcext:value-type="string">
            <text:p>NotesReceivableGross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table:number-columns-repeated="4"/>
          <table:table-cell office:value-type="string" calcext:value-type="string">
            <text:p>NotesReceivableGross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</table:table-row>
        <table:table-row table:style-name="ro1">
          <table:table-cell office:value-type="float" office:value="712771" calcext:value-type="float">
            <text:p>712771</text:p>
          </table:table-cell>
          <table:table-cell office:value-type="string" calcext:value-type="string">
            <text:p>CNOB</text:p>
          </table:table-cell>
          <table:table-cell office:value-type="string" calcext:value-type="string">
            <text:p>ConnectOne Bancorp Inc.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D</text:p>
          </table:table-cell>
          <table:table-cell table:style-name="ce1" office:value-type="date" office:date-value="2022-12-31" calcext:value-type="date">
            <text:p>2022-12-31</text:p>
          </table:table-cell>
          <table:table-cell table:style-name="ce1" office:value-type="date" office:date-value="2021-12-31" calcext:value-type="date">
            <text:p>2021-12-31</text:p>
          </table:table-cell>
          <table:table-cell table:formula="of:=([.P43]-[.AD43])/[.AD43]" office:value-type="percentage" office:value="0.161641654375139" calcext:value-type="percentage">
            <text:p>16.16%</text:p>
          </table:table-cell>
          <table:table-cell table:formula="of:=([.L43]-[.M43])/[.AD43]" office:value-type="percentage" office:value="0.0137242452296741" calcext:value-type="percentage">
            <text:p>1.37%</text:p>
          </table:table-cell>
          <table:table-cell table:formula="of:=([.R43]-[.S43])/[.AD43]" office:value-type="percentage" office:value="0" calcext:value-type="percentage">
            <text:p>0.00%</text:p>
          </table:table-cell>
          <table:table-cell table:formula="of:=[.Y43]/[.AD43]" office:value-type="percentage" office:value="0.0148826305832366" calcext:value-type="percentage">
            <text:p>1.49%</text:p>
          </table:table-cell>
          <table:table-cell office:value-type="float" office:value="87204000" calcext:value-type="float">
            <text:p>87204000</text:p>
          </table:table-cell>
          <table:table-cell office:value-type="float" office:value="289000" calcext:value-type="float">
            <text:p>289000</text:p>
          </table:table-cell>
          <table:table-cell office:value-type="float" office:value="634884000" calcext:value-type="float">
            <text:p>634884000</text:p>
          </table:table-cell>
          <table:table-cell office:value-type="float" office:value="721799000" calcext:value-type="float">
            <text:p>721799000</text:p>
          </table:table-cell>
          <table:table-cell office:value-type="float" office:value="7356622000" calcext:value-type="float">
            <text:p>7356622000</text:p>
          </table:table-cell>
          <table:table-cell table:number-columns-repeated="4"/>
          <table:table-cell office:value-type="float" office:value="8099689000" calcext:value-type="float">
            <text:p>8099689000</text:p>
          </table:table-cell>
          <table:table-cell office:value-type="float" office:value="9644948000" calcext:value-type="float">
            <text:p>9644948000</text:p>
          </table:table-cell>
          <table:table-cell office:value-type="float" office:value="8466197000" calcext:value-type="float">
            <text:p>8466197000</text:p>
          </table:table-cell>
          <table:table-cell office:value-type="float" office:value="32557000" calcext:value-type="float">
            <text:p>32557000</text:p>
          </table:table-cell>
          <table:table-cell office:value-type="float" office:value="94251000" calcext:value-type="float">
            <text:p>94251000</text:p>
          </table:table-cell>
          <table:table-cell office:value-type="float" office:value="4956000" calcext:value-type="float">
            <text:p>4956000</text:p>
          </table:table-cell>
          <table:table-cell office:value-type="float" office:value="4281000" calcext:value-type="float">
            <text:p>4281000</text:p>
          </table:table-cell>
          <table:table-cell office:value-type="float" office:value="534507000" calcext:value-type="float">
            <text:p>534507000</text:p>
          </table:table-cell>
          <table:table-cell office:value-type="float" office:value="535182000" calcext:value-type="float">
            <text:p>535182000</text:p>
          </table:table-cell>
          <table:table-cell office:value-type="float" office:value="6332953000" calcext:value-type="float">
            <text:p>6332953000</text:p>
          </table:table-cell>
          <table:table-cell office:value-type="float" office:value="13794000" calcext:value-type="float">
            <text:p>13794000</text:p>
          </table:table-cell>
          <table:table-cell table:number-columns-repeated="3"/>
          <table:table-cell office:value-type="float" office:value="6828622000" calcext:value-type="float">
            <text:p>6828622000</text:p>
          </table:table-cell>
          <table:table-cell office:value-type="float" office:value="8129480000" calcext:value-type="float">
            <text:p>8129480000</text:p>
          </table:table-cell>
          <table:table-cell office:value-type="float" office:value="7005268000" calcext:value-type="float">
            <text:p>7005268000</text:p>
          </table:table-cell>
          <table:table-cell office:value-type="float" office:value="33038000" calcext:value-type="float">
            <text:p>33038000</text:p>
          </table:table-cell>
          <table:table-cell office:value-type="float" office:value="126152000" calcext:value-type="float">
            <text:p>126152000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table:number-columns-repeated="4"/>
          <table:table-cell office:value-type="string" calcext:value-type="string">
            <text:p>NotesReceivableGross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table:number-columns-repeated="3"/>
          <table:table-cell office:value-type="string" calcext:value-type="string">
            <text:p>NotesReceivableGross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</table:table-row>
        <table:table-row table:style-name="ro1">
          <table:table-cell office:value-type="float" office:value="1458412" calcext:value-type="float">
            <text:p>1458412</text:p>
          </table:table-cell>
          <table:table-cell office:value-type="string" calcext:value-type="string">
            <text:p>CFB</text:p>
          </table:table-cell>
          <table:table-cell office:value-type="string" calcext:value-type="string">
            <text:p>CrossFirst Bankshares Inc.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D</text:p>
          </table:table-cell>
          <table:table-cell table:style-name="ce1" office:value-type="date" office:date-value="2022-12-31" calcext:value-type="date">
            <text:p>2022-12-31</text:p>
          </table:table-cell>
          <table:table-cell table:style-name="ce1" office:value-type="date" office:date-value="2021-12-31" calcext:value-type="date">
            <text:p>2021-12-31</text:p>
          </table:table-cell>
          <table:table-cell table:formula="of:=([.P44]-[.AD44])/[.AD44]" office:value-type="percentage" office:value="0.20661705095464" calcext:value-type="percentage">
            <text:p>20.66%</text:p>
          </table:table-cell>
          <table:table-cell table:formula="of:=([.L44]-[.M44])/[.AD44]" office:value-type="percentage" office:value="0.0176659093427552" calcext:value-type="percentage">
            <text:p>1.77%</text:p>
          </table:table-cell>
          <table:table-cell table:formula="of:=([.R44]-[.S44])/[.AD44]" office:value-type="percentage" office:value="0" calcext:value-type="percentage">
            <text:p>0.00%</text:p>
          </table:table-cell>
          <table:table-cell table:formula="of:=[.Y44]/[.AD44]" office:value-type="percentage" office:value="-0.00521970613611718" calcext:value-type="percentage">
            <text:p>-0.52%</text:p>
          </table:table-cell>
          <table:table-cell office:value-type="float" office:value="83901000" calcext:value-type="float">
            <text:p>83901000</text:p>
          </table:table-cell>
          <table:table-cell office:value-type="float" office:value="1161000" calcext:value-type="float">
            <text:p>1161000</text:p>
          </table:table-cell>
          <table:table-cell office:value-type="float" office:value="686901000" calcext:value-type="float">
            <text:p>686901000</text:p>
          </table:table-cell>
          <table:table-cell office:value-type="float" office:value="769641000" calcext:value-type="float">
            <text:p>769641000</text:p>
          </table:table-cell>
          <table:table-cell office:value-type="float" office:value="5651308000" calcext:value-type="float">
            <text:p>5651308000</text:p>
          </table:table-cell>
          <table:table-cell table:number-columns-repeated="4"/>
          <table:table-cell office:value-type="float" office:value="5372729000" calcext:value-type="float">
            <text:p>5372729000</text:p>
          </table:table-cell>
          <table:table-cell office:value-type="float" office:value="6601086000" calcext:value-type="float">
            <text:p>6601086000</text:p>
          </table:table-cell>
          <table:table-cell office:value-type="float" office:value="5992487000" calcext:value-type="float">
            <text:p>5992487000</text:p>
          </table:table-cell>
          <table:table-cell office:value-type="float" office:value="61599000" calcext:value-type="float">
            <text:p>61599000</text:p>
          </table:table-cell>
          <table:table-cell office:value-type="float" office:value="-24447000" calcext:value-type="float">
            <text:p>-24447000</text:p>
          </table:table-cell>
          <table:table-cell office:value-type="float" office:value="2551000" calcext:value-type="float">
            <text:p>2551000</text:p>
          </table:table-cell>
          <table:table-cell office:value-type="float" office:value="31568000" calcext:value-type="float">
            <text:p>31568000</text:p>
          </table:table-cell>
          <table:table-cell office:value-type="float" office:value="745969000" calcext:value-type="float">
            <text:p>745969000</text:p>
          </table:table-cell>
          <table:table-cell office:value-type="float" office:value="716952000" calcext:value-type="float">
            <text:p>716952000</text:p>
          </table:table-cell>
          <table:table-cell office:value-type="float" office:value="4683597000" calcext:value-type="float">
            <text:p>4683597000</text:p>
          </table:table-cell>
          <table:table-cell table:number-columns-repeated="4"/>
          <table:table-cell office:value-type="float" office:value="4256213000" calcext:value-type="float">
            <text:p>4256213000</text:p>
          </table:table-cell>
          <table:table-cell office:value-type="float" office:value="5621457000" calcext:value-type="float">
            <text:p>5621457000</text:p>
          </table:table-cell>
          <table:table-cell office:value-type="float" office:value="4953884000" calcext:value-type="float">
            <text:p>4953884000</text:p>
          </table:table-cell>
          <table:table-cell office:value-type="float" office:value="69413000" calcext:value-type="float">
            <text:p>69413000</text:p>
          </table:table-cell>
          <table:table-cell office:value-type="float" office:value="61499000" calcext:value-type="float">
            <text:p>61499000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table:number-columns-repeated="4"/>
          <table:table-cell office:value-type="string" calcext:value-type="string">
            <text:p>NotesReceivableGross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table:number-columns-repeated="4"/>
          <table:table-cell office:value-type="string" calcext:value-type="string">
            <text:p>NotesReceivableGross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</table:table-row>
        <table:table-row table:style-name="ro1">
          <table:table-cell office:value-type="float" office:value="354647" calcext:value-type="float">
            <text:p>354647</text:p>
          </table:table-cell>
          <table:table-cell office:value-type="string" calcext:value-type="string">
            <text:p>CVBF</text:p>
          </table:table-cell>
          <table:table-cell office:value-type="string" calcext:value-type="string">
            <text:p>CVB Financial Corporation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D</text:p>
          </table:table-cell>
          <table:table-cell table:style-name="ce1" office:value-type="date" office:date-value="2022-12-31" calcext:value-type="date">
            <text:p>2022-12-31</text:p>
          </table:table-cell>
          <table:table-cell table:style-name="ce1" office:value-type="date" office:date-value="2021-12-31" calcext:value-type="date">
            <text:p>2021-12-31</text:p>
          </table:table-cell>
          <table:table-cell table:formula="of:=([.P45]-[.AD45])/[.AD45]" office:value-type="percentage" office:value="-0.010803963058595" calcext:value-type="percentage">
            <text:p>-1.08%</text:p>
          </table:table-cell>
          <table:table-cell table:formula="of:=([.L45]-[.M45])/[.AD45]" office:value-type="percentage" office:value="0.0385379906140682" calcext:value-type="percentage">
            <text:p>3.85%</text:p>
          </table:table-cell>
          <table:table-cell table:formula="of:=([.R45]-[.S45])/[.AD45]" office:value-type="percentage" office:value="-0.0307259879094747" calcext:value-type="percentage">
            <text:p>-3.07%</text:p>
          </table:table-cell>
          <table:table-cell table:formula="of:=[.Y45]/[.AD45]" office:value-type="percentage" office:value="-0.00889326981926171" calcext:value-type="percentage">
            <text:p>-0.89%</text:p>
          </table:table-cell>
          <table:table-cell office:value-type="float" office:value="500192000" calcext:value-type="float">
            <text:p>500192000</text:p>
          </table:table-cell>
          <table:table-cell office:value-type="float" office:value="106000" calcext:value-type="float">
            <text:p>106000</text:p>
          </table:table-cell>
          <table:table-cell office:value-type="float" office:value="3255211000" calcext:value-type="float">
            <text:p>3255211000</text:p>
          </table:table-cell>
          <table:table-cell office:value-type="float" office:value="3755297000" calcext:value-type="float">
            <text:p>3755297000</text:p>
          </table:table-cell>
          <table:table-cell office:value-type="float" office:value="12836245000" calcext:value-type="float">
            <text:p>12836245000</text:p>
          </table:table-cell>
          <table:table-cell office:value-type="float" office:value="2155587000" calcext:value-type="float">
            <text:p>2155587000</text:p>
          </table:table-cell>
          <table:table-cell office:value-type="float" office:value="913000" calcext:value-type="float">
            <text:p>913000</text:p>
          </table:table-cell>
          <table:table-cell office:value-type="float" office:value="399627000" calcext:value-type="float">
            <text:p>399627000</text:p>
          </table:table-cell>
          <table:table-cell office:value-type="float" office:value="2554301000" calcext:value-type="float">
            <text:p>2554301000</text:p>
          </table:table-cell>
          <table:table-cell office:value-type="float" office:value="9073571000" calcext:value-type="float">
            <text:p>9073571000</text:p>
          </table:table-cell>
          <table:table-cell office:value-type="float" office:value="16476540000" calcext:value-type="float">
            <text:p>16476540000</text:p>
          </table:table-cell>
          <table:table-cell office:value-type="float" office:value="14528023000" calcext:value-type="float">
            <text:p>14528023000</text:p>
          </table:table-cell>
          <table:table-cell office:value-type="float" office:value="235425000" calcext:value-type="float">
            <text:p>235425000</text:p>
          </table:table-cell>
          <table:table-cell office:value-type="float" office:value="-115403000" calcext:value-type="float">
            <text:p>-115403000</text:p>
          </table:table-cell>
          <table:table-cell office:value-type="float" office:value="29888000" calcext:value-type="float">
            <text:p>29888000</text:p>
          </table:table-cell>
          <table:table-cell office:value-type="float" office:value="28562000" calcext:value-type="float">
            <text:p>28562000</text:p>
          </table:table-cell>
          <table:table-cell office:value-type="float" office:value="3183923000" calcext:value-type="float">
            <text:p>3183923000</text:p>
          </table:table-cell>
          <table:table-cell office:value-type="float" office:value="3185249000" calcext:value-type="float">
            <text:p>3185249000</text:p>
          </table:table-cell>
          <table:table-cell office:value-type="float" office:value="12976442000" calcext:value-type="float">
            <text:p>12976442000</text:p>
          </table:table-cell>
          <table:table-cell office:value-type="float" office:value="1921693000" calcext:value-type="float">
            <text:p>1921693000</text:p>
          </table:table-cell>
          <table:table-cell office:value-type="float" office:value="15326000" calcext:value-type="float">
            <text:p>15326000</text:p>
          </table:table-cell>
          <table:table-cell office:value-type="float" office:value="19603000" calcext:value-type="float">
            <text:p>19603000</text:p>
          </table:table-cell>
          <table:table-cell office:value-type="float" office:value="1925970000" calcext:value-type="float">
            <text:p>1925970000</text:p>
          </table:table-cell>
          <table:table-cell office:value-type="float" office:value="7879537000" calcext:value-type="float">
            <text:p>7879537000</text:p>
          </table:table-cell>
          <table:table-cell office:value-type="float" office:value="15883697000" calcext:value-type="float">
            <text:p>15883697000</text:p>
          </table:table-cell>
          <table:table-cell office:value-type="float" office:value="13802194000" calcext:value-type="float">
            <text:p>13802194000</text:p>
          </table:table-cell>
          <table:table-cell office:value-type="float" office:value="212521000" calcext:value-type="float">
            <text:p>212521000</text:p>
          </table:table-cell>
          <table:table-cell office:value-type="float" office:value="173204000" calcext:value-type="float">
            <text:p>173204000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office:value-type="string" calcext:value-type="string">
            <text:p>HeldToMaturitySecuritiesAccumulatedUnrecognizedHoldingGain</text:p>
          </table:table-cell>
          <table:table-cell office:value-type="string" calcext:value-type="string">
            <text:p>HeldToMaturitySecuritiesAccumulatedUnrecognizedHoldingLoss</text:p>
          </table:table-cell>
          <table:table-cell office:value-type="string" calcext:value-type="string">
            <text:p>HeldToMaturitySecurities</text:p>
          </table:table-cell>
          <table:table-cell office:value-type="string" calcext:value-type="string">
            <text:p>NotesReceivableGross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office:value-type="string" calcext:value-type="string">
            <text:p>HeldToMaturitySecuritiesAccumulatedUnrecognizedHoldingGain</text:p>
          </table:table-cell>
          <table:table-cell office:value-type="string" calcext:value-type="string">
            <text:p>HeldToMaturitySecuritiesAccumulatedUnrecognizedHoldingLoss</text:p>
          </table:table-cell>
          <table:table-cell office:value-type="string" calcext:value-type="string">
            <text:p>HeldToMaturitySecurities</text:p>
          </table:table-cell>
          <table:table-cell office:value-type="string" calcext:value-type="string">
            <text:p>NotesReceivableGross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</table:table-row>
        <table:table-row table:style-name="ro1">
          <table:table-cell office:value-type="float" office:value="1050441" calcext:value-type="float">
            <text:p>1050441</text:p>
          </table:table-cell>
          <table:table-cell office:value-type="string" calcext:value-type="string">
            <text:p>EGBN</text:p>
          </table:table-cell>
          <table:table-cell office:value-type="string" calcext:value-type="string">
            <text:p>Eagle Bancorp Inc.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D</text:p>
          </table:table-cell>
          <table:table-cell table:style-name="ce1" office:value-type="date" office:date-value="2022-12-31" calcext:value-type="date">
            <text:p>2022-12-31</text:p>
          </table:table-cell>
          <table:table-cell table:style-name="ce1" office:value-type="date" office:date-value="2021-12-31" calcext:value-type="date">
            <text:p>2021-12-31</text:p>
          </table:table-cell>
          <table:table-cell table:formula="of:=([.P46]-[.AD46])/[.AD46]" office:value-type="percentage" office:value="-0.127070371906539" calcext:value-type="percentage">
            <text:p>-12.71%</text:p>
          </table:table-cell>
          <table:table-cell table:formula="of:=([.L46]-[.M46])/[.AD46]" office:value-type="percentage" office:value="0.0205594527497761" calcext:value-type="percentage">
            <text:p>2.06%</text:p>
          </table:table-cell>
          <table:table-cell table:formula="of:=([.R46]-[.S46])/[.AD46]" office:value-type="percentage" office:value="-0.0125664977548555" calcext:value-type="percentage">
            <text:p>-1.26%</text:p>
          </table:table-cell>
          <table:table-cell table:formula="of:=[.Y46]/[.AD46]" office:value-type="percentage" office:value="-0.00444169937705004" calcext:value-type="percentage">
            <text:p>-0.44%</text:p>
          </table:table-cell>
          <table:table-cell office:value-type="float" office:value="205278000" calcext:value-type="float">
            <text:p>205278000</text:p>
          </table:table-cell>
          <table:table-cell office:value-type="float" office:value="63000" calcext:value-type="float">
            <text:p>63000</text:p>
          </table:table-cell>
          <table:table-cell/>
          <table:table-cell office:value-type="float" office:value="1803898000" calcext:value-type="float">
            <text:p>1803898000</text:p>
          </table:table-cell>
          <table:table-cell office:value-type="float" office:value="8713182000" calcext:value-type="float">
            <text:p>8713182000</text:p>
          </table:table-cell>
          <table:table-cell office:value-type="float" office:value="968707000" calcext:value-type="float">
            <text:p>968707000</text:p>
          </table:table-cell>
          <table:table-cell office:value-type="float" office:value="0" calcext:value-type="float">
            <text:p>0</text:p>
          </table:table-cell>
          <table:table-cell office:value-type="float" office:value="125433000" calcext:value-type="float">
            <text:p>125433000</text:p>
          </table:table-cell>
          <table:table-cell office:value-type="float" office:value="1094140000" calcext:value-type="float">
            <text:p>1094140000</text:p>
          </table:table-cell>
          <table:table-cell office:value-type="float" office:value="7635632000" calcext:value-type="float">
            <text:p>7635632000</text:p>
          </table:table-cell>
          <table:table-cell office:value-type="float" office:value="11150854000" calcext:value-type="float">
            <text:p>11150854000</text:p>
          </table:table-cell>
          <table:table-cell office:value-type="float" office:value="9922533000" calcext:value-type="float">
            <text:p>9922533000</text:p>
          </table:table-cell>
          <table:table-cell office:value-type="float" office:value="140930000" calcext:value-type="float">
            <text:p>140930000</text:p>
          </table:table-cell>
          <table:table-cell office:value-type="float" office:value="-44335000" calcext:value-type="float">
            <text:p>-44335000</text:p>
          </table:table-cell>
          <table:table-cell office:value-type="float" office:value="29607000" calcext:value-type="float">
            <text:p>29607000</text:p>
          </table:table-cell>
          <table:table-cell office:value-type="float" office:value="10968000" calcext:value-type="float">
            <text:p>10968000</text:p>
          </table:table-cell>
          <table:table-cell office:value-type="float" office:value="2623408000" calcext:value-type="float">
            <text:p>2623408000</text:p>
          </table:table-cell>
          <table:table-cell office:value-type="float" office:value="2642667000" calcext:value-type="float">
            <text:p>2642667000</text:p>
          </table:table-cell>
          <table:table-cell office:value-type="float" office:value="9981540000" calcext:value-type="float">
            <text:p>998154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7065598000" calcext:value-type="float">
            <text:p>7065598000</text:p>
          </table:table-cell>
          <table:table-cell office:value-type="float" office:value="11847310000" calcext:value-type="float">
            <text:p>11847310000</text:p>
          </table:table-cell>
          <table:table-cell office:value-type="float" office:value="10496535000" calcext:value-type="float">
            <text:p>10496535000</text:p>
          </table:table-cell>
          <table:table-cell office:value-type="float" office:value="176691000" calcext:value-type="float">
            <text:p>176691000</text:p>
          </table:table-cell>
          <table:table-cell office:value-type="float" office:value="146949000" calcext:value-type="float">
            <text:p>146949000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/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office:value-type="string" calcext:value-type="string">
            <text:p>HeldToMaturitySecuritiesAccumulatedUnrecognizedHoldingGain</text:p>
          </table:table-cell>
          <table:table-cell office:value-type="string" calcext:value-type="string">
            <text:p>HeldToMaturitySecuritiesAccumulatedUnrecognizedHoldingLoss</text:p>
          </table:table-cell>
          <table:table-cell office:value-type="string" calcext:value-type="string">
            <text:p>HeldToMaturitySecurities</text:p>
          </table:table-cell>
          <table:table-cell office:value-type="string" calcext:value-type="string">
            <text:p>NotesReceivableGross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table:number-columns-repeated="2"/>
          <table:table-cell office:value-type="string" calcext:value-type="string">
            <text:p>HeldToMaturitySecurities</text:p>
          </table:table-cell>
          <table:table-cell office:value-type="string" calcext:value-type="string">
            <text:p>NotesReceivableGross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</table:table-row>
        <table:table-row table:style-name="ro1">
          <table:table-cell office:value-type="float" office:value="1069157" calcext:value-type="float">
            <text:p>1069157</text:p>
          </table:table-cell>
          <table:table-cell office:value-type="string" calcext:value-type="string">
            <text:p>EWBC</text:p>
          </table:table-cell>
          <table:table-cell office:value-type="string" calcext:value-type="string">
            <text:p>East West Bancorp Inc.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D</text:p>
          </table:table-cell>
          <table:table-cell table:style-name="ce1" office:value-type="date" office:date-value="2022-12-31" calcext:value-type="date">
            <text:p>2022-12-31</text:p>
          </table:table-cell>
          <table:table-cell table:style-name="ce1" office:value-type="date" office:date-value="2021-12-31" calcext:value-type="date">
            <text:p>2021-12-31</text:p>
          </table:table-cell>
          <table:table-cell table:formula="of:=([.P47]-[.AD47])/[.AD47]" office:value-type="percentage" office:value="0.0490588734897714" calcext:value-type="percentage">
            <text:p>4.91%</text:p>
          </table:table-cell>
          <table:table-cell table:formula="of:=([.L47]-[.M47])/[.AD47]" office:value-type="percentage" office:value="0.108410184175858" calcext:value-type="percentage">
            <text:p>10.84%</text:p>
          </table:table-cell>
          <table:table-cell table:formula="of:=([.R47]-[.S47])/[.AD47]" office:value-type="percentage" office:value="0" calcext:value-type="percentage">
            <text:p>0.00%</text:p>
          </table:table-cell>
          <table:table-cell table:formula="of:=[.Y47]/[.AD47]" office:value-type="percentage" office:value="0.00848791910828556" calcext:value-type="percentage">
            <text:p>0.85%</text:p>
          </table:table-cell>
          <table:table-cell office:value-type="float" office:value="5783741000" calcext:value-type="float">
            <text:p>5783741000</text:p>
          </table:table-cell>
          <table:table-cell table:number-columns-repeated="3"/>
          <table:table-cell office:value-type="float" office:value="55967849000" calcext:value-type="float">
            <text:p>55967849000</text:p>
          </table:table-cell>
          <table:table-cell office:value-type="float" office:value="2455171000" calcext:value-type="float">
            <text:p>2455171000</text:p>
          </table:table-cell>
          <table:table-cell table:number-columns-repeated="4"/>
          <table:table-cell office:value-type="float" office:value="64112150000" calcext:value-type="float">
            <text:p>64112150000</text:p>
          </table:table-cell>
          <table:table-cell office:value-type="float" office:value="58127538000" calcext:value-type="float">
            <text:p>58127538000</text:p>
          </table:table-cell>
          <table:table-cell office:value-type="float" office:value="1128083000" calcext:value-type="float">
            <text:p>1128083000</text:p>
          </table:table-cell>
          <table:table-cell office:value-type="float" office:value="452835000" calcext:value-type="float">
            <text:p>452835000</text:p>
          </table:table-cell>
          <table:table-cell office:value-type="float" office:value="172851000" calcext:value-type="float">
            <text:p>172851000</text:p>
          </table:table-cell>
          <table:table-cell office:value-type="float" office:value="51025000" calcext:value-type="float">
            <text:p>51025000</text:p>
          </table:table-cell>
          <table:table-cell office:value-type="float" office:value="9965353000" calcext:value-type="float">
            <text:p>9965353000</text:p>
          </table:table-cell>
          <table:table-cell office:value-type="float" office:value="10087179000" calcext:value-type="float">
            <text:p>10087179000</text:p>
          </table:table-cell>
          <table:table-cell office:value-type="float" office:value="53350532000" calcext:value-type="float">
            <text:p>53350532000</text:p>
          </table:table-cell>
          <table:table-cell table:number-columns-repeated="5"/>
          <table:table-cell office:value-type="float" office:value="60870701000" calcext:value-type="float">
            <text:p>60870701000</text:p>
          </table:table-cell>
          <table:table-cell office:value-type="float" office:value="55033483000" calcext:value-type="float">
            <text:p>55033483000</text:p>
          </table:table-cell>
          <table:table-cell office:value-type="float" office:value="872981000" calcext:value-type="float">
            <text:p>872981000</text:p>
          </table:table-cell>
          <table:table-cell office:value-type="float" office:value="738275000" calcext:value-type="float">
            <text:p>738275000</text:p>
          </table:table-cell>
          <table:table-cell office:value-type="string" calcext:value-type="string">
            <text:p>DebtSecuritiesAvailableForSaleUnrealizedLossPosition</text:p>
          </table:table-cell>
          <table:table-cell table:number-columns-repeated="3"/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table:number-columns-repeated="4"/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table:number-columns-repeated="5"/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</table:table-row>
        <table:table-row table:style-name="ro1">
          <table:table-cell office:value-type="float" office:value="1810546" calcext:value-type="float">
            <text:p>1810546</text:p>
          </table:table-cell>
          <table:table-cell office:value-type="string" calcext:value-type="string">
            <text:p>EBC</text:p>
          </table:table-cell>
          <table:table-cell office:value-type="string" calcext:value-type="string">
            <text:p>Eastern Bankshares Inc.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D</text:p>
          </table:table-cell>
          <table:table-cell table:style-name="ce1" office:value-type="date" office:date-value="2022-12-31" calcext:value-type="date">
            <text:p>2022-12-31</text:p>
          </table:table-cell>
          <table:table-cell table:style-name="ce1" office:value-type="date" office:date-value="2021-12-31" calcext:value-type="date">
            <text:p>2021-12-31</text:p>
          </table:table-cell>
          <table:table-cell table:formula="of:=([.P48]-[.AD48])/[.AD48]" office:value-type="percentage" office:value="-0.0333167739190601" calcext:value-type="percentage">
            <text:p>-3.33%</text:p>
          </table:table-cell>
          <table:table-cell table:formula="of:=([.L48]-[.M48])/[.AD48]" office:value-type="percentage" office:value="0.0578071643556086" calcext:value-type="percentage">
            <text:p>5.78%</text:p>
          </table:table-cell>
          <table:table-cell table:formula="of:=([.R48]-[.S48])/[.AD48]" office:value-type="percentage" office:value="-0.00272162999659013" calcext:value-type="percentage">
            <text:p>-0.27%</text:p>
          </table:table-cell>
          <table:table-cell table:formula="of:=[.Y48]/[.AD48]" office:value-type="percentage" office:value="-0.0339681289948993" calcext:value-type="percentage">
            <text:p>-3.40%</text:p>
          </table:table-cell>
          <table:table-cell office:value-type="float" office:value="1134666000" calcext:value-type="float">
            <text:p>11346660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office:value-type="float" office:value="18974359000" calcext:value-type="float">
            <text:p>18974359000</text:p>
          </table:table-cell>
          <table:table-cell office:value-type="float" office:value="423226000" calcext:value-type="float">
            <text:p>423226000</text:p>
          </table:table-cell>
          <table:table-cell office:value-type="float" office:value="0" calcext:value-type="float">
            <text:p>0</text:p>
          </table:table-cell>
          <table:table-cell office:value-type="float" office:value="53421000" calcext:value-type="float">
            <text:p>53421000</text:p>
          </table:table-cell>
          <table:table-cell table:number-columns-repeated="2"/>
          <table:table-cell office:value-type="float" office:value="22646858000" calcext:value-type="float">
            <text:p>22646858000</text:p>
          </table:table-cell>
          <table:table-cell office:value-type="float" office:value="20175068000" calcext:value-type="float">
            <text:p>20175068000</text:p>
          </table:table-cell>
          <table:table-cell office:value-type="float" office:value="199759000" calcext:value-type="float">
            <text:p>199759000</text:p>
          </table:table-cell>
          <table:table-cell office:value-type="float" office:value="-666737000" calcext:value-type="float">
            <text:p>-666737000</text:p>
          </table:table-cell>
          <table:table-cell office:value-type="float" office:value="112447000" calcext:value-type="float">
            <text:p>112447000</text:p>
          </table:table-cell>
          <table:table-cell office:value-type="float" office:value="36492000" calcext:value-type="float">
            <text:p>36492000</text:p>
          </table:table-cell>
          <table:table-cell office:value-type="float" office:value="8511224000" calcext:value-type="float">
            <text:p>8511224000</text:p>
          </table:table-cell>
          <table:table-cell office:value-type="float" office:value="8587179000" calcext:value-type="float">
            <text:p>8587179000</text:p>
          </table:table-cell>
          <table:table-cell office:value-type="float" office:value="19628311000" calcext:value-type="float">
            <text:p>196283110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3512128000" calcext:value-type="float">
            <text:p>23512128000</text:p>
          </table:table-cell>
          <table:table-cell office:value-type="float" office:value="20105776000" calcext:value-type="float">
            <text:p>20105776000</text:p>
          </table:table-cell>
          <table:table-cell office:value-type="float" office:value="154665000" calcext:value-type="float">
            <text:p>154665000</text:p>
          </table:table-cell>
          <table:table-cell office:value-type="float" office:value="43735000" calcext:value-type="float">
            <text:p>43735000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table:number-columns-repeated="2"/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office:value-type="string" calcext:value-type="string">
            <text:p>HeldToMaturitySecuritiesAccumulatedUnrecognizedHoldingGain</text:p>
          </table:table-cell>
          <table:table-cell office:value-type="string" calcext:value-type="string">
            <text:p>HeldToMaturitySecuritiesAccumulatedUnrecognizedHoldingLoss</text:p>
          </table:table-cell>
          <table:table-cell table:number-columns-repeated="2"/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table:number-columns-repeated="4"/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</table:table-row>
        <table:table-row table:style-name="ro1">
          <table:table-cell office:value-type="float" office:value="1018399" calcext:value-type="float">
            <text:p>1018399</text:p>
          </table:table-cell>
          <table:table-cell office:value-type="string" calcext:value-type="string">
            <text:p>EBTC</text:p>
          </table:table-cell>
          <table:table-cell office:value-type="string" calcext:value-type="string">
            <text:p>Enterprise Bancorp Inc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D</text:p>
          </table:table-cell>
          <table:table-cell table:style-name="ce1" office:value-type="date" office:date-value="2022-12-31" calcext:value-type="date">
            <text:p>2022-12-31</text:p>
          </table:table-cell>
          <table:table-cell table:style-name="ce1" office:value-type="date" office:date-value="2021-12-31" calcext:value-type="date">
            <text:p>2021-12-31</text:p>
          </table:table-cell>
          <table:table-cell table:formula="of:=([.P49]-[.AD49])/[.AD49]" office:value-type="percentage" office:value="0.0139607194442344" calcext:value-type="percentage">
            <text:p>1.40%</text:p>
          </table:table-cell>
          <table:table-cell table:formula="of:=([.L49]-[.M49])/[.AD49]" office:value-type="percentage" office:value="0.0311853132437524" calcext:value-type="percentage">
            <text:p>3.12%</text:p>
          </table:table-cell>
          <table:table-cell table:formula="of:=([.R49]-[.S49])/[.AD49]" office:value-type="percentage" office:value="0" calcext:value-type="percentage">
            <text:p>0.00%</text:p>
          </table:table-cell>
          <table:table-cell table:formula="of:=[.Y49]/[.AD49]" office:value-type="percentage" office:value="-0.0146104291727205" calcext:value-type="percentage">
            <text:p>-1.46%</text:p>
          </table:table-cell>
          <table:table-cell office:value-type="float" office:value="124250000" calcext:value-type="float">
            <text:p>124250000</text:p>
          </table:table-cell>
          <table:table-cell office:value-type="float" office:value="125000" calcext:value-type="float">
            <text:p>125000</text:p>
          </table:table-cell>
          <table:table-cell table:number-columns-repeated="2"/>
          <table:table-cell office:value-type="float" office:value="4035806000" calcext:value-type="float">
            <text:p>4035806000</text:p>
          </table:table-cell>
          <table:table-cell table:number-columns-repeated="5"/>
          <table:table-cell office:value-type="float" office:value="4438333000" calcext:value-type="float">
            <text:p>4438333000</text:p>
          </table:table-cell>
          <table:table-cell office:value-type="float" office:value="4156066000" calcext:value-type="float">
            <text:p>4156066000</text:p>
          </table:table-cell>
          <table:table-cell office:value-type="float" office:value="42716000" calcext:value-type="float">
            <text:p>42716000</text:p>
          </table:table-cell>
          <table:table-cell office:value-type="float" office:value="-58153000" calcext:value-type="float">
            <text:p>-58153000</text:p>
          </table:table-cell>
          <table:table-cell office:value-type="float" office:value="12113000" calcext:value-type="float">
            <text:p>12113000</text:p>
          </table:table-cell>
          <table:table-cell office:value-type="float" office:value="18020000" calcext:value-type="float">
            <text:p>18020000</text:p>
          </table:table-cell>
          <table:table-cell table:number-columns-repeated="2"/>
          <table:table-cell office:value-type="float" office:value="3980239000" calcext:value-type="float">
            <text:p>3980239000</text:p>
          </table:table-cell>
          <table:table-cell table:number-columns-repeated="5"/>
          <table:table-cell office:value-type="float" office:value="4447819000" calcext:value-type="float">
            <text:p>4447819000</text:p>
          </table:table-cell>
          <table:table-cell office:value-type="float" office:value="4100924000" calcext:value-type="float">
            <text:p>4100924000</text:p>
          </table:table-cell>
          <table:table-cell office:value-type="float" office:value="42171000" calcext:value-type="float">
            <text:p>42171000</text:p>
          </table:table-cell>
          <table:table-cell office:value-type="float" office:value="24640000" calcext:value-type="float">
            <text:p>24640000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table:number-columns-repeated="2"/>
          <table:table-cell office:value-type="string" calcext:value-type="string">
            <text:p>Deposits</text:p>
          </table:table-cell>
          <table:table-cell table:number-columns-repeated="5"/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table:number-columns-repeated="2"/>
          <table:table-cell office:value-type="string" calcext:value-type="string">
            <text:p>Deposits</text:p>
          </table:table-cell>
          <table:table-cell table:number-columns-repeated="5"/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</table:table-row>
        <table:table-row table:style-name="ro1">
          <table:table-cell office:value-type="float" office:value="1025835" calcext:value-type="float">
            <text:p>1025835</text:p>
          </table:table-cell>
          <table:table-cell office:value-type="string" calcext:value-type="string">
            <text:p>EFSC</text:p>
          </table:table-cell>
          <table:table-cell office:value-type="string" calcext:value-type="string">
            <text:p>Enterprise Financial Services Corporation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D</text:p>
          </table:table-cell>
          <table:table-cell table:style-name="ce1" office:value-type="date" office:date-value="2022-12-31" calcext:value-type="date">
            <text:p>2022-12-31</text:p>
          </table:table-cell>
          <table:table-cell table:style-name="ce1" office:value-type="date" office:date-value="2021-12-31" calcext:value-type="date">
            <text:p>2021-12-31</text:p>
          </table:table-cell>
          <table:table-cell table:formula="of:=([.P50]-[.AD50])/[.AD50]" office:value-type="percentage" office:value="-0.0453683109159462" calcext:value-type="percentage">
            <text:p>-4.54%</text:p>
          </table:table-cell>
          <table:table-cell table:formula="of:=([.L50]-[.M50])/[.AD50]" office:value-type="percentage" office:value="0.0170354746236248" calcext:value-type="percentage">
            <text:p>1.70%</text:p>
          </table:table-cell>
          <table:table-cell table:formula="of:=([.R50]-[.S50])/[.AD50]" office:value-type="percentage" office:value="-0.00724034338055531" calcext:value-type="percentage">
            <text:p>-0.72%</text:p>
          </table:table-cell>
          <table:table-cell table:formula="of:=[.Y50]/[.AD50]" office:value-type="percentage" office:value="0.00475449185938503" calcext:value-type="percentage">
            <text:p>0.48%</text:p>
          </table:table-cell>
          <table:table-cell office:value-type="float" office:value="193728000" calcext:value-type="float">
            <text:p>193728000</text:p>
          </table:table-cell>
          <table:table-cell office:value-type="float" office:value="481000" calcext:value-type="float">
            <text:p>481000</text:p>
          </table:table-cell>
          <table:table-cell office:value-type="float" office:value="1535807000" calcext:value-type="float">
            <text:p>1535807000</text:p>
          </table:table-cell>
          <table:table-cell office:value-type="float" office:value="1729054000" calcext:value-type="float">
            <text:p>1729054000</text:p>
          </table:table-cell>
          <table:table-cell office:value-type="float" office:value="10829150000" calcext:value-type="float">
            <text:p>10829150000</text:p>
          </table:table-cell>
          <table:table-cell office:value-type="float" office:value="628517000" calcext:value-type="float">
            <text:p>628517000</text:p>
          </table:table-cell>
          <table:table-cell office:value-type="float" office:value="2484000" calcext:value-type="float">
            <text:p>2484000</text:p>
          </table:table-cell>
          <table:table-cell office:value-type="float" office:value="84617000" calcext:value-type="float">
            <text:p>84617000</text:p>
          </table:table-cell>
          <table:table-cell office:value-type="float" office:value="710650000" calcext:value-type="float">
            <text:p>710650000</text:p>
          </table:table-cell>
          <table:table-cell office:value-type="float" office:value="9737138000" calcext:value-type="float">
            <text:p>9737138000</text:p>
          </table:table-cell>
          <table:table-cell office:value-type="float" office:value="13054172000" calcext:value-type="float">
            <text:p>13054172000</text:p>
          </table:table-cell>
          <table:table-cell office:value-type="float" office:value="11531909000" calcext:value-type="float">
            <text:p>11531909000</text:p>
          </table:table-cell>
          <table:table-cell office:value-type="float" office:value="203043000" calcext:value-type="float">
            <text:p>203043000</text:p>
          </table:table-cell>
          <table:table-cell office:value-type="float" office:value="53934000" calcext:value-type="float">
            <text:p>53934000</text:p>
          </table:table-cell>
          <table:table-cell office:value-type="float" office:value="8201000" calcext:value-type="float">
            <text:p>8201000</text:p>
          </table:table-cell>
          <table:table-cell office:value-type="float" office:value="15247000" calcext:value-type="float">
            <text:p>15247000</text:p>
          </table:table-cell>
          <table:table-cell office:value-type="float" office:value="1366006000" calcext:value-type="float">
            <text:p>1366006000</text:p>
          </table:table-cell>
          <table:table-cell office:value-type="float" office:value="1358960000" calcext:value-type="float">
            <text:p>1358960000</text:p>
          </table:table-cell>
          <table:table-cell office:value-type="float" office:value="11343799000" calcext:value-type="float">
            <text:p>11343799000</text:p>
          </table:table-cell>
          <table:table-cell office:value-type="float" office:value="434672000" calcext:value-type="float">
            <text:p>434672000</text:p>
          </table:table-cell>
          <table:table-cell office:value-type="float" office:value="5773000" calcext:value-type="float">
            <text:p>5773000</text:p>
          </table:table-cell>
          <table:table-cell office:value-type="float" office:value="1396000" calcext:value-type="float">
            <text:p>1396000</text:p>
          </table:table-cell>
          <table:table-cell office:value-type="float" office:value="430295000" calcext:value-type="float">
            <text:p>430295000</text:p>
          </table:table-cell>
          <table:table-cell office:value-type="float" office:value="9017642000" calcext:value-type="float">
            <text:p>9017642000</text:p>
          </table:table-cell>
          <table:table-cell office:value-type="float" office:value="13537358000" calcext:value-type="float">
            <text:p>13537358000</text:p>
          </table:table-cell>
          <table:table-cell office:value-type="float" office:value="12008242000" calcext:value-type="float">
            <text:p>12008242000</text:p>
          </table:table-cell>
          <table:table-cell office:value-type="float" office:value="133055000" calcext:value-type="float">
            <text:p>133055000</text:p>
          </table:table-cell>
          <table:table-cell office:value-type="float" office:value="114712000" calcext:value-type="float">
            <text:p>114712000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office:value-type="string" calcext:value-type="string">
            <text:p>HeldToMaturitySecuritiesAccumulatedUnrecognizedHoldingGain</text:p>
          </table:table-cell>
          <table:table-cell office:value-type="string" calcext:value-type="string">
            <text:p>HeldToMaturitySecuritiesAccumulatedUnrecognizedHoldingLoss</text:p>
          </table:table-cell>
          <table:table-cell office:value-type="string" calcext:value-type="string">
            <text:p>HeldToMaturitySecurities</text:p>
          </table:table-cell>
          <table:table-cell office:value-type="string" calcext:value-type="string">
            <text:p>NotesReceivableGross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office:value-type="string" calcext:value-type="string">
            <text:p>HeldToMaturitySecuritiesAccumulatedUnrecognizedHoldingGain</text:p>
          </table:table-cell>
          <table:table-cell office:value-type="string" calcext:value-type="string">
            <text:p>HeldToMaturitySecuritiesAccumulatedUnrecognizedHoldingLoss</text:p>
          </table:table-cell>
          <table:table-cell office:value-type="string" calcext:value-type="string">
            <text:p>HeldToMaturitySecurities</text:p>
          </table:table-cell>
          <table:table-cell office:value-type="string" calcext:value-type="string">
            <text:p>NotesReceivableGross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</table:table-row>
        <table:table-row table:style-name="ro1">
          <table:table-cell office:value-type="float" office:value="1382230" calcext:value-type="float">
            <text:p>1382230</text:p>
          </table:table-cell>
          <table:table-cell office:value-type="string" calcext:value-type="string">
            <text:p>ESSA</text:p>
          </table:table-cell>
          <table:table-cell office:value-type="string" calcext:value-type="string">
            <text:p>ESSA Bancorp Inc.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D</text:p>
          </table:table-cell>
          <table:table-cell table:style-name="ce1" office:value-type="date" office:date-value="2022-09-30" calcext:value-type="date">
            <text:p>2022-09-30</text:p>
          </table:table-cell>
          <table:table-cell table:style-name="ce1" office:value-type="date" office:date-value="2021-09-30" calcext:value-type="date">
            <text:p>2021-09-30</text:p>
          </table:table-cell>
          <table:table-cell table:formula="of:=([.P51]-[.AD51])/[.AD51]" office:value-type="percentage" office:value="-0.156525672095177" calcext:value-type="percentage">
            <text:p>-15.65%</text:p>
          </table:table-cell>
          <table:table-cell table:formula="of:=([.L51]-[.M51])/[.AD51]" office:value-type="percentage" office:value="0.154737900453208" calcext:value-type="percentage">
            <text:p>15.47%</text:p>
          </table:table-cell>
          <table:table-cell table:formula="of:=([.R51]-[.S51])/[.AD51]" office:value-type="percentage" office:value="0" calcext:value-type="percentage">
            <text:p>0.00%</text:p>
          </table:table-cell>
          <table:table-cell table:formula="of:=[.Y51]/[.AD51]" office:value-type="percentage" office:value="0.0100811984487643" calcext:value-type="percentage">
            <text:p>1.01%</text:p>
          </table:table-cell>
          <table:table-cell office:value-type="float" office:value="253169000" calcext:value-type="float">
            <text:p>253169000</text:p>
          </table:table-cell>
          <table:table-cell/>
          <table:table-cell office:value-type="float" office:value="208647000" calcext:value-type="float">
            <text:p>208647000</text:p>
          </table:table-cell>
          <table:table-cell office:value-type="float" office:value="226218000" calcext:value-type="float">
            <text:p>226218000</text:p>
          </table:table-cell>
          <table:table-cell office:value-type="float" office:value="1380021000" calcext:value-type="float">
            <text:p>1380021000</text:p>
          </table:table-cell>
          <table:table-cell table:number-columns-repeated="3"/>
          <table:table-cell office:value-type="float" office:value="57285000" calcext:value-type="float">
            <text:p>57285000</text:p>
          </table:table-cell>
          <table:table-cell office:value-type="float" office:value="1454311000" calcext:value-type="float">
            <text:p>1454311000</text:p>
          </table:table-cell>
          <table:table-cell office:value-type="float" office:value="1861817000" calcext:value-type="float">
            <text:p>1861817000</text:p>
          </table:table-cell>
          <table:table-cell office:value-type="float" office:value="1649480000" calcext:value-type="float">
            <text:p>1649480000</text:p>
          </table:table-cell>
          <table:table-cell office:value-type="float" office:value="20070000" calcext:value-type="float">
            <text:p>20070000</text:p>
          </table:table-cell>
          <table:table-cell office:value-type="float" office:value="16494000" calcext:value-type="float">
            <text:p>16494000</text:p>
          </table:table-cell>
          <table:table-cell office:value-type="float" office:value="654000" calcext:value-type="float">
            <text:p>654000</text:p>
          </table:table-cell>
          <table:table-cell office:value-type="float" office:value="3136000" calcext:value-type="float">
            <text:p>3136000</text:p>
          </table:table-cell>
          <table:table-cell office:value-type="float" office:value="240581000" calcext:value-type="float">
            <text:p>240581000</text:p>
          </table:table-cell>
          <table:table-cell office:value-type="float" office:value="238099000" calcext:value-type="float">
            <text:p>238099000</text:p>
          </table:table-cell>
          <table:table-cell office:value-type="float" office:value="1636115000" calcext:value-type="float">
            <text:p>1636115000</text:p>
          </table:table-cell>
          <table:table-cell office:value-type="float" office:value="21249000" calcext:value-type="float">
            <text:p>21249000</text:p>
          </table:table-cell>
          <table:table-cell/>
          <table:table-cell office:value-type="float" office:value="234000" calcext:value-type="float">
            <text:p>234000</text:p>
          </table:table-cell>
          <table:table-cell office:value-type="float" office:value="21483000" calcext:value-type="float">
            <text:p>21483000</text:p>
          </table:table-cell>
          <table:table-cell office:value-type="float" office:value="1358966000" calcext:value-type="float">
            <text:p>1358966000</text:p>
          </table:table-cell>
          <table:table-cell office:value-type="float" office:value="1861436000" calcext:value-type="float">
            <text:p>1861436000</text:p>
          </table:table-cell>
          <table:table-cell office:value-type="float" office:value="1659614000" calcext:value-type="float">
            <text:p>1659614000</text:p>
          </table:table-cell>
          <table:table-cell office:value-type="float" office:value="3923000" calcext:value-type="float">
            <text:p>3923000</text:p>
          </table:table-cell>
          <table:table-cell office:value-type="float" office:value="21162000" calcext:value-type="float">
            <text:p>21162000</text:p>
          </table:table-cell>
          <table:table-cell office:value-type="string" calcext:value-type="string">
            <text:p>DebtSecuritiesAvailableForSaleUnrealizedLossPosition</text:p>
          </table:table-cell>
          <table:table-cell/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table:number-columns-repeated="3"/>
          <table:table-cell office:value-type="string" calcext:value-type="string">
            <text:p>HeldToMaturitySecurities</text:p>
          </table:table-cell>
          <table:table-cell office:value-type="string" calcext:value-type="string">
            <text:p>LoansAndLeasesReceivableGrossCarryingAmount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/>
          <table:table-cell office:value-type="string" calcext:value-type="string">
            <text:p>HeldToMaturitySecuritiesAccumulatedUnrecognizedHoldingLoss</text:p>
          </table:table-cell>
          <table:table-cell office:value-type="string" calcext:value-type="string">
            <text:p>HeldToMaturitySecurities</text:p>
          </table:table-cell>
          <table:table-cell office:value-type="string" calcext:value-type="string">
            <text:p>LoansAndLeasesReceivableGrossCarryingAmount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</table:table-row>
        <table:table-row table:style-name="ro1">
          <table:table-cell office:value-type="float" office:value="709337" calcext:value-type="float">
            <text:p>709337</text:p>
          </table:table-cell>
          <table:table-cell office:value-type="string" calcext:value-type="string">
            <text:p>FMNB</text:p>
          </table:table-cell>
          <table:table-cell office:value-type="string" calcext:value-type="string">
            <text:p>Farmers National Banc Corp.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D</text:p>
          </table:table-cell>
          <table:table-cell table:style-name="ce1" office:value-type="date" office:date-value="2022-12-31" calcext:value-type="date">
            <text:p>2022-12-31</text:p>
          </table:table-cell>
          <table:table-cell table:style-name="ce1" office:value-type="date" office:date-value="2021-12-31" calcext:value-type="date">
            <text:p>2021-12-31</text:p>
          </table:table-cell>
          <table:table-cell table:formula="of:=([.P52]-[.AD52])/[.AD52]" office:value-type="percentage" office:value="0.00409699385577781" calcext:value-type="percentage">
            <text:p>0.41%</text:p>
          </table:table-cell>
          <table:table-cell table:formula="of:=([.L52]-[.M52])/[.AD52]" office:value-type="percentage" office:value="0.075125273628615" calcext:value-type="percentage">
            <text:p>7.51%</text:p>
          </table:table-cell>
          <table:table-cell table:formula="of:=([.R52]-[.S52])/[.AD52]" office:value-type="percentage" office:value="0" calcext:value-type="percentage">
            <text:p>0.00%</text:p>
          </table:table-cell>
          <table:table-cell table:formula="of:=[.Y52]/[.AD52]" office:value-type="percentage" office:value="-0.0448766433574319" calcext:value-type="percentage">
            <text:p>-4.49%</text:p>
          </table:table-cell>
          <table:table-cell office:value-type="float" office:value="266765000" calcext:value-type="float">
            <text:p>266765000</text:p>
          </table:table-cell>
          <table:table-cell office:value-type="float" office:value="278000" calcext:value-type="float">
            <text:p>278000</text:p>
          </table:table-cell>
          <table:table-cell office:value-type="float" office:value="1268025000" calcext:value-type="float">
            <text:p>1268025000</text:p>
          </table:table-cell>
          <table:table-cell office:value-type="float" office:value="1534512000" calcext:value-type="float">
            <text:p>1534512000</text:p>
          </table:table-cell>
          <table:table-cell office:value-type="float" office:value="3561768000" calcext:value-type="float">
            <text:p>3561768000</text:p>
          </table:table-cell>
          <table:table-cell table:number-columns-repeated="4"/>
          <table:table-cell office:value-type="float" office:value="2404750000" calcext:value-type="float">
            <text:p>2404750000</text:p>
          </table:table-cell>
          <table:table-cell office:value-type="float" office:value="4082200000" calcext:value-type="float">
            <text:p>4082200000</text:p>
          </table:table-cell>
          <table:table-cell office:value-type="float" office:value="3789905000" calcext:value-type="float">
            <text:p>3789905000</text:p>
          </table:table-cell>
          <table:table-cell office:value-type="float" office:value="13356000" calcext:value-type="float">
            <text:p>13356000</text:p>
          </table:table-cell>
          <table:table-cell office:value-type="float" office:value="-159188000" calcext:value-type="float">
            <text:p>-159188000</text:p>
          </table:table-cell>
          <table:table-cell office:value-type="float" office:value="13737000" calcext:value-type="float">
            <text:p>13737000</text:p>
          </table:table-cell>
          <table:table-cell office:value-type="float" office:value="25455000" calcext:value-type="float">
            <text:p>25455000</text:p>
          </table:table-cell>
          <table:table-cell office:value-type="float" office:value="1427677000" calcext:value-type="float">
            <text:p>1427677000</text:p>
          </table:table-cell>
          <table:table-cell office:value-type="float" office:value="1415959000" calcext:value-type="float">
            <text:p>1415959000</text:p>
          </table:table-cell>
          <table:table-cell office:value-type="float" office:value="3547235000" calcext:value-type="float">
            <text:p>3547235000</text:p>
          </table:table-cell>
          <table:table-cell table:number-columns-repeated="4"/>
          <table:table-cell office:value-type="float" office:value="2331082000" calcext:value-type="float">
            <text:p>2331082000</text:p>
          </table:table-cell>
          <table:table-cell office:value-type="float" office:value="4142749000" calcext:value-type="float">
            <text:p>4142749000</text:p>
          </table:table-cell>
          <table:table-cell office:value-type="float" office:value="3670317000" calcext:value-type="float">
            <text:p>3670317000</text:p>
          </table:table-cell>
          <table:table-cell office:value-type="float" office:value="5702000" calcext:value-type="float">
            <text:p>5702000</text:p>
          </table:table-cell>
          <table:table-cell office:value-type="float" office:value="39107000" calcext:value-type="float">
            <text:p>39107000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table:number-columns-repeated="4"/>
          <table:table-cell office:value-type="string" calcext:value-type="string">
            <text:p>NotesReceivableGross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table:number-columns-repeated="4"/>
          <table:table-cell office:value-type="string" calcext:value-type="string">
            <text:p>NotesReceivableGross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</table:table-row>
        <table:table-row table:style-name="ro1">
          <table:table-cell office:value-type="float" office:value="35527" calcext:value-type="float">
            <text:p>35527</text:p>
          </table:table-cell>
          <table:table-cell office:value-type="string" calcext:value-type="string">
            <text:p>FITB</text:p>
          </table:table-cell>
          <table:table-cell office:value-type="string" calcext:value-type="string">
            <text:p>Fifth Third Bancorp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D</text:p>
          </table:table-cell>
          <table:table-cell table:style-name="ce1" office:value-type="date" office:date-value="2022-12-31" calcext:value-type="date">
            <text:p>2022-12-31</text:p>
          </table:table-cell>
          <table:table-cell table:style-name="ce1" office:value-type="date" office:date-value="2021-12-31" calcext:value-type="date">
            <text:p>2021-12-31</text:p>
          </table:table-cell>
          <table:table-cell table:formula="of:=([.P53]-[.AD53])/[.AD53]" office:value-type="percentage" office:value="-0.0332734875150599" calcext:value-type="percentage">
            <text:p>-3.33%</text:p>
          </table:table-cell>
          <table:table-cell table:formula="of:=([.L53]-[.M53])/[.AD53]" office:value-type="percentage" office:value="0.0355944815855992" calcext:value-type="percentage">
            <text:p>3.56%</text:p>
          </table:table-cell>
          <table:table-cell table:formula="of:=([.R53]-[.S53])/[.AD53]" office:value-type="percentage" office:value="0" calcext:value-type="percentage">
            <text:p>0.00%</text:p>
          </table:table-cell>
          <table:table-cell table:formula="of:=[.Y53]/[.AD53]" office:value-type="percentage" office:value="0" calcext:value-type="percentage">
            <text:p>0.00%</text:p>
          </table:table-cell>
          <table:table-cell office:value-type="float" office:value="6046000000" calcext:value-type="float">
            <text:p>6046000000</text:p>
          </table:table-cell>
          <table:table-cell office:value-type="float" office:value="19000000" calcext:value-type="float">
            <text:p>19000000</text:p>
          </table:table-cell>
          <table:table-cell table:number-columns-repeated="2"/>
          <table:table-cell office:value-type="float" office:value="163690000000" calcext:value-type="float">
            <text:p>163690000000</text:p>
          </table:table-cell>
          <table:table-cell office:value-type="float" office:value="5000000" calcext:value-type="float">
            <text:p>5000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207452000000" calcext:value-type="float">
            <text:p>207452000000</text:p>
          </table:table-cell>
          <table:table-cell office:value-type="float" office:value="190125000000" calcext:value-type="float">
            <text:p>190125000000</text:p>
          </table:table-cell>
          <table:table-cell office:value-type="float" office:value="2446000000" calcext:value-type="float">
            <text:p>2446000000</text:p>
          </table:table-cell>
          <table:table-cell/>
          <table:table-cell office:value-type="float" office:value="144000000" calcext:value-type="float">
            <text:p>144000000</text:p>
          </table:table-cell>
          <table:table-cell office:value-type="float" office:value="1313000000" calcext:value-type="float">
            <text:p>1313000000</text:p>
          </table:table-cell>
          <table:table-cell office:value-type="float" office:value="38110000000" calcext:value-type="float">
            <text:p>38110000000</text:p>
          </table:table-cell>
          <table:table-cell office:value-type="float" office:value="36941000000" calcext:value-type="float">
            <text:p>36941000000</text:p>
          </table:table-cell>
          <table:table-cell office:value-type="float" office:value="169324000000" calcext:value-type="float">
            <text:p>169324000000</text:p>
          </table:table-cell>
          <table:table-cell office:value-type="float" office:value="8000000" calcext:value-type="float">
            <text:p>80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00000" calcext:value-type="float">
            <text:p>8000000</text:p>
          </table:table-cell>
          <table:table-cell/>
          <table:table-cell office:value-type="float" office:value="211116000000" calcext:value-type="float">
            <text:p>211116000000</text:p>
          </table:table-cell>
          <table:table-cell office:value-type="float" office:value="188906000000" calcext:value-type="float">
            <text:p>188906000000</text:p>
          </table:table-cell>
          <table:table-cell office:value-type="float" office:value="2770000000" calcext:value-type="float">
            <text:p>2770000000</text:p>
          </table:table-cell>
          <table:table-cell/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table:number-columns-repeated="2"/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office:value-type="string" calcext:value-type="string">
            <text:p>HeldToMaturitySecuritiesAccumulatedUnrecognizedHoldingGain</text:p>
          </table:table-cell>
          <table:table-cell office:value-type="string" calcext:value-type="string">
            <text:p>HeldToMaturitySecuritiesAccumulatedUnrecognizedHoldingLoss</text:p>
          </table:table-cell>
          <table:table-cell table:number-columns-repeated="2"/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/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office:value-type="string" calcext:value-type="string">
            <text:p>HeldToMaturitySecuritiesAccumulatedUnrecognizedHoldingGain</text:p>
          </table:table-cell>
          <table:table-cell office:value-type="string" calcext:value-type="string">
            <text:p>HeldToMaturitySecuritiesAccumulatedUnrecognizedHoldingLoss</text:p>
          </table:table-cell>
          <table:table-cell office:value-type="string" calcext:value-type="string">
            <text:p>HeldToMaturitySecurities</text:p>
          </table:table-cell>
          <table:table-cell/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/>
        </table:table-row>
        <table:table-row table:style-name="ro1">
          <table:table-cell office:value-type="float" office:value="862831" calcext:value-type="float">
            <text:p>862831</text:p>
          </table:table-cell>
          <table:table-cell office:value-type="string" calcext:value-type="string">
            <text:p>FISI</text:p>
          </table:table-cell>
          <table:table-cell office:value-type="string" calcext:value-type="string">
            <text:p>Financial Institutions Inc.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D</text:p>
          </table:table-cell>
          <table:table-cell table:style-name="ce1" office:value-type="date" office:date-value="2022-12-31" calcext:value-type="date">
            <text:p>2022-12-31</text:p>
          </table:table-cell>
          <table:table-cell table:style-name="ce1" office:value-type="date" office:date-value="2021-12-31" calcext:value-type="date">
            <text:p>2021-12-31</text:p>
          </table:table-cell>
          <table:table-cell table:formula="of:=([.P54]-[.AD54])/[.AD54]" office:value-type="percentage" office:value="0.0211999361934416" calcext:value-type="percentage">
            <text:p>2.12%</text:p>
          </table:table-cell>
          <table:table-cell table:formula="of:=([.L54]-[.M54])/[.AD54]" office:value-type="percentage" office:value="0.0357743485205372" calcext:value-type="percentage">
            <text:p>3.58%</text:p>
          </table:table-cell>
          <table:table-cell table:formula="of:=([.R54]-[.S54])/[.AD54]" office:value-type="percentage" office:value="-0.00306437211653398" calcext:value-type="percentage">
            <text:p>-0.31%</text:p>
          </table:table-cell>
          <table:table-cell table:formula="of:=[.Y54]/[.AD54]" office:value-type="percentage" office:value="-0.0140264631486051" calcext:value-type="percentage">
            <text:p>-1.40%</text:p>
          </table:table-cell>
          <table:table-cell office:value-type="float" office:value="173024000" calcext:value-type="float">
            <text:p>173024000</text:p>
          </table:table-cell>
          <table:table-cell office:value-type="float" office:value="338000" calcext:value-type="float">
            <text:p>338000</text:p>
          </table:table-cell>
          <table:table-cell office:value-type="float" office:value="954371000" calcext:value-type="float">
            <text:p>954371000</text:p>
          </table:table-cell>
          <table:table-cell office:value-type="float" office:value="1127057000" calcext:value-type="float">
            <text:p>1127057000</text:p>
          </table:table-cell>
          <table:table-cell office:value-type="float" office:value="4929424000" calcext:value-type="float">
            <text:p>4929424000</text:p>
          </table:table-cell>
          <table:table-cell office:value-type="float" office:value="174188000" calcext:value-type="float">
            <text:p>174188000</text:p>
          </table:table-cell>
          <table:table-cell office:value-type="float" office:value="24000" calcext:value-type="float">
            <text:p>24000</text:p>
          </table:table-cell>
          <table:table-cell office:value-type="float" office:value="14816000" calcext:value-type="float">
            <text:p>14816000</text:p>
          </table:table-cell>
          <table:table-cell office:value-type="float" office:value="188980000" calcext:value-type="float">
            <text:p>188980000</text:p>
          </table:table-cell>
          <table:table-cell office:value-type="float" office:value="3998718000" calcext:value-type="float">
            <text:p>3998718000</text:p>
          </table:table-cell>
          <table:table-cell office:value-type="float" office:value="5797272000" calcext:value-type="float">
            <text:p>5797272000</text:p>
          </table:table-cell>
          <table:table-cell office:value-type="float" office:value="5391667000" calcext:value-type="float">
            <text:p>5391667000</text:p>
          </table:table-cell>
          <table:table-cell office:value-type="float" office:value="56573000" calcext:value-type="float">
            <text:p>56573000</text:p>
          </table:table-cell>
          <table:table-cell office:value-type="float" office:value="-67707000" calcext:value-type="float">
            <text:p>-67707000</text:p>
          </table:table-cell>
          <table:table-cell office:value-type="float" office:value="14766000" calcext:value-type="float">
            <text:p>14766000</text:p>
          </table:table-cell>
          <table:table-cell office:value-type="float" office:value="8446000" calcext:value-type="float">
            <text:p>8446000</text:p>
          </table:table-cell>
          <table:table-cell office:value-type="float" office:value="1178515000" calcext:value-type="float">
            <text:p>1178515000</text:p>
          </table:table-cell>
          <table:table-cell office:value-type="float" office:value="1184835000" calcext:value-type="float">
            <text:p>1184835000</text:p>
          </table:table-cell>
          <table:table-cell office:value-type="float" office:value="4827090000" calcext:value-type="float">
            <text:p>4827090000</text:p>
          </table:table-cell>
          <table:table-cell office:value-type="float" office:value="209820000" calcext:value-type="float">
            <text:p>209820000</text:p>
          </table:table-cell>
          <table:table-cell office:value-type="float" office:value="4683000" calcext:value-type="float">
            <text:p>4683000</text:p>
          </table:table-cell>
          <table:table-cell office:value-type="float" office:value="449000" calcext:value-type="float">
            <text:p>449000</text:p>
          </table:table-cell>
          <table:table-cell office:value-type="float" office:value="205586000" calcext:value-type="float">
            <text:p>205586000</text:p>
          </table:table-cell>
          <table:table-cell office:value-type="float" office:value="3631355000" calcext:value-type="float">
            <text:p>3631355000</text:p>
          </table:table-cell>
          <table:table-cell office:value-type="float" office:value="5520779000" calcext:value-type="float">
            <text:p>5520779000</text:p>
          </table:table-cell>
          <table:table-cell office:value-type="float" office:value="5015637000" calcext:value-type="float">
            <text:p>5015637000</text:p>
          </table:table-cell>
          <table:table-cell office:value-type="float" office:value="77697000" calcext:value-type="float">
            <text:p>77697000</text:p>
          </table:table-cell>
          <table:table-cell office:value-type="float" office:value="62362000" calcext:value-type="float">
            <text:p>62362000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office:value-type="string" calcext:value-type="string">
            <text:p>HeldToMaturitySecuritiesAccumulatedUnrecognizedHoldingGain</text:p>
          </table:table-cell>
          <table:table-cell office:value-type="string" calcext:value-type="string">
            <text:p>HeldToMaturitySecuritiesAccumulatedUnrecognizedHoldingLoss</text:p>
          </table:table-cell>
          <table:table-cell office:value-type="string" calcext:value-type="string">
            <text:p>HeldToMaturitySecurities</text:p>
          </table:table-cell>
          <table:table-cell office:value-type="string" calcext:value-type="string">
            <text:p>NotesReceivableGross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office:value-type="string" calcext:value-type="string">
            <text:p>HeldToMaturitySecuritiesAccumulatedUnrecognizedHoldingGain</text:p>
          </table:table-cell>
          <table:table-cell office:value-type="string" calcext:value-type="string">
            <text:p>HeldToMaturitySecuritiesAccumulatedUnrecognizedHoldingLoss</text:p>
          </table:table-cell>
          <table:table-cell office:value-type="string" calcext:value-type="string">
            <text:p>HeldToMaturitySecurities</text:p>
          </table:table-cell>
          <table:table-cell office:value-type="string" calcext:value-type="string">
            <text:p>NotesReceivableGross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</table:table-row>
        <table:table-row table:style-name="ro1">
          <table:table-cell office:value-type="float" office:value="811589" calcext:value-type="float">
            <text:p>811589</text:p>
          </table:table-cell>
          <table:table-cell office:value-type="string" calcext:value-type="string">
            <text:p>FBNC</text:p>
          </table:table-cell>
          <table:table-cell office:value-type="string" calcext:value-type="string">
            <text:p>First Bancorp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D</text:p>
          </table:table-cell>
          <table:table-cell table:style-name="ce1" office:value-type="date" office:date-value="2022-12-31" calcext:value-type="date">
            <text:p>2022-12-31</text:p>
          </table:table-cell>
          <table:table-cell table:style-name="ce1" office:value-type="date" office:date-value="2021-12-31" calcext:value-type="date">
            <text:p>2021-12-31</text:p>
          </table:table-cell>
          <table:table-cell table:formula="of:=([.P55]-[.AD55])/[.AD55]" office:value-type="percentage" office:value="0.0112771708307264" calcext:value-type="percentage">
            <text:p>1.13%</text:p>
          </table:table-cell>
          <table:table-cell table:formula="of:=([.L55]-[.M55])/[.AD55]" office:value-type="percentage" office:value="0.0486664170126807" calcext:value-type="percentage">
            <text:p>4.87%</text:p>
          </table:table-cell>
          <table:table-cell table:formula="of:=([.R55]-[.S55])/[.AD55]" office:value-type="percentage" office:value="-0.0119645412432659" calcext:value-type="percentage">
            <text:p>-1.20%</text:p>
          </table:table-cell>
          <table:table-cell table:formula="of:=[.Y55]/[.AD55]" office:value-type="percentage" office:value="-0.0186384564238173" calcext:value-type="percentage">
            <text:p>-1.86%</text:p>
          </table:table-cell>
          <table:table-cell office:value-type="float" office:value="444067000" calcext:value-type="float">
            <text:p>444067000</text:p>
          </table:table-cell>
          <table:table-cell office:value-type="float" office:value="4000" calcext:value-type="float">
            <text:p>4000</text:p>
          </table:table-cell>
          <table:table-cell table:number-columns-repeated="2"/>
          <table:table-cell office:value-type="float" office:value="9227529000" calcext:value-type="float">
            <text:p>9227529000</text:p>
          </table:table-cell>
          <table:table-cell office:value-type="float" office:value="432528000" calcext:value-type="float">
            <text:p>432528000</text:p>
          </table:table-cell>
          <table:table-cell office:value-type="float" office:value="7000" calcext:value-type="float">
            <text:p>7000</text:p>
          </table:table-cell>
          <table:table-cell office:value-type="float" office:value="109179000" calcext:value-type="float">
            <text:p>109179000</text:p>
          </table:table-cell>
          <table:table-cell table:number-columns-repeated="2"/>
          <table:table-cell office:value-type="float" office:value="10625049000" calcext:value-type="float">
            <text:p>10625049000</text:p>
          </table:table-cell>
          <table:table-cell office:value-type="float" office:value="9593453000" calcext:value-type="float">
            <text:p>9593453000</text:p>
          </table:table-cell>
          <table:table-cell office:value-type="float" office:value="146936000" calcext:value-type="float">
            <text:p>146936000</text:p>
          </table:table-cell>
          <table:table-cell office:value-type="float" office:value="-170069000" calcext:value-type="float">
            <text:p>-170069000</text:p>
          </table:table-cell>
          <table:table-cell office:value-type="float" office:value="42662000" calcext:value-type="float">
            <text:p>42662000</text:p>
          </table:table-cell>
          <table:table-cell office:value-type="float" office:value="10595000" calcext:value-type="float">
            <text:p>10595000</text:p>
          </table:table-cell>
          <table:table-cell table:number-columns-repeated="2"/>
          <table:table-cell office:value-type="float" office:value="9124629000" calcext:value-type="float">
            <text:p>9124629000</text:p>
          </table:table-cell>
          <table:table-cell office:value-type="float" office:value="511699000" calcext:value-type="float">
            <text:p>511699000</text:p>
          </table:table-cell>
          <table:table-cell office:value-type="float" office:value="3540000" calcext:value-type="float">
            <text:p>3540000</text:p>
          </table:table-cell>
          <table:table-cell office:value-type="float" office:value="5666000" calcext:value-type="float">
            <text:p>5666000</text:p>
          </table:table-cell>
          <table:table-cell table:number-columns-repeated="2"/>
          <table:table-cell office:value-type="float" office:value="10508901000" calcext:value-type="float">
            <text:p>10508901000</text:p>
          </table:table-cell>
          <table:table-cell office:value-type="float" office:value="9278326000" calcext:value-type="float">
            <text:p>9278326000</text:p>
          </table:table-cell>
          <table:table-cell office:value-type="float" office:value="95644000" calcext:value-type="float">
            <text:p>95644000</text:p>
          </table:table-cell>
          <table:table-cell office:value-type="float" office:value="56324000" calcext:value-type="float">
            <text:p>56324000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table:number-columns-repeated="2"/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office:value-type="string" calcext:value-type="string">
            <text:p>HeldToMaturitySecuritiesAccumulatedUnrecognizedHoldingGain</text:p>
          </table:table-cell>
          <table:table-cell office:value-type="string" calcext:value-type="string">
            <text:p>HeldToMaturitySecuritiesAccumulatedUnrecognizedHoldingLoss</text:p>
          </table:table-cell>
          <table:table-cell table:number-columns-repeated="2"/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table:number-columns-repeated="2"/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office:value-type="string" calcext:value-type="string">
            <text:p>HeldToMaturitySecuritiesAccumulatedUnrecognizedHoldingGain</text:p>
          </table:table-cell>
          <table:table-cell office:value-type="string" calcext:value-type="string">
            <text:p>HeldToMaturitySecuritiesAccumulatedUnrecognizedHoldingLoss</text:p>
          </table:table-cell>
          <table:table-cell table:number-columns-repeated="2"/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</table:table-row>
        <table:table-row table:style-name="ro1">
          <table:table-cell office:value-type="float" office:value="765207" calcext:value-type="float">
            <text:p>765207</text:p>
          </table:table-cell>
          <table:table-cell office:value-type="string" calcext:value-type="string">
            <text:p>FNLC</text:p>
          </table:table-cell>
          <table:table-cell office:value-type="string" calcext:value-type="string">
            <text:p>First Bancorp Inc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D</text:p>
          </table:table-cell>
          <table:table-cell table:style-name="ce1" office:value-type="date" office:date-value="2022-12-31" calcext:value-type="date">
            <text:p>2022-12-31</text:p>
          </table:table-cell>
          <table:table-cell table:style-name="ce1" office:value-type="date" office:date-value="2022-09-30" calcext:value-type="date">
            <text:p>2022-09-30</text:p>
          </table:table-cell>
          <table:table-cell table:formula="of:=([.P56]-[.AD56])/[.AD56]" office:value-type="percentage" office:value="0.00376716967327145" calcext:value-type="percentage">
            <text:p>0.38%</text:p>
          </table:table-cell>
          <table:table-cell table:formula="of:=([.L56]-[.M56])/[.AD56]" office:value-type="percentage" office:value="0.0238840582645449" calcext:value-type="percentage">
            <text:p>2.39%</text:p>
          </table:table-cell>
          <table:table-cell table:formula="of:=([.R56]-[.S56])/[.AD56]" office:value-type="percentage" office:value="-0.0231587262004372" calcext:value-type="percentage">
            <text:p>-2.32%</text:p>
          </table:table-cell>
          <table:table-cell table:formula="of:=[.Y56]/[.AD56]" office:value-type="percentage" office:value="0.00521319235139659" calcext:value-type="percentage">
            <text:p>0.52%</text:p>
          </table:table-cell>
          <table:table-cell office:value-type="float" office:value="56661000" calcext:value-type="float">
            <text:p>56661000</text:p>
          </table:table-cell>
          <table:table-cell office:value-type="float" office:value="57000" calcext:value-type="float">
            <text:p>57000</text:p>
          </table:table-cell>
          <table:table-cell table:number-columns-repeated="2"/>
          <table:table-cell office:value-type="float" office:value="2378877000" calcext:value-type="float">
            <text:p>2378877000</text:p>
          </table:table-cell>
          <table:table-cell office:value-type="float" office:value="339011000" calcext:value-type="float">
            <text:p>339011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55085000" calcext:value-type="float">
            <text:p>55085000</text:p>
          </table:table-cell>
          <table:table-cell/>
          <table:table-cell office:value-type="float" office:value="1914674000" calcext:value-type="float">
            <text:p>1914674000</text:p>
          </table:table-cell>
          <table:table-cell office:value-type="float" office:value="2739178000" calcext:value-type="float">
            <text:p>2739178000</text:p>
          </table:table-cell>
          <table:table-cell office:value-type="float" office:value="2510255000" calcext:value-type="float">
            <text:p>2510255000</text:p>
          </table:table-cell>
          <table:table-cell office:value-type="float" office:value="9197000" calcext:value-type="float">
            <text:p>9197000</text:p>
          </table:table-cell>
          <table:table-cell office:value-type="float" office:value="12355000" calcext:value-type="float">
            <text:p>12355000</text:p>
          </table:table-cell>
          <table:table-cell office:value-type="float" office:value="60335000" calcext:value-type="float">
            <text:p>60335000</text:p>
          </table:table-cell>
          <table:table-cell office:value-type="float" office:value="4000" calcext:value-type="float">
            <text:p>4000</text:p>
          </table:table-cell>
          <table:table-cell table:number-columns-repeated="2"/>
          <table:table-cell office:value-type="float" office:value="2369949000" calcext:value-type="float">
            <text:p>2369949000</text:p>
          </table:table-cell>
          <table:table-cell office:value-type="float" office:value="313796000" calcext:value-type="float">
            <text:p>313796000</text:p>
          </table:table-cell>
          <table:table-cell office:value-type="float" office:value="86000" calcext:value-type="float">
            <text:p>86000</text:p>
          </table:table-cell>
          <table:table-cell office:value-type="float" office:value="68196000" calcext:value-type="float">
            <text:p>68196000</text:p>
          </table:table-cell>
          <table:table-cell table:number-columns-repeated="2"/>
          <table:table-cell office:value-type="float" office:value="2735065000" calcext:value-type="float">
            <text:p>2735065000</text:p>
          </table:table-cell>
          <table:table-cell office:value-type="float" office:value="2515148000" calcext:value-type="float">
            <text:p>2515148000</text:p>
          </table:table-cell>
          <table:table-cell office:value-type="float" office:value="10091000" calcext:value-type="float">
            <text:p>10091000</text:p>
          </table:table-cell>
          <table:table-cell office:value-type="float" office:value="-4415000" calcext:value-type="float">
            <text:p>-4415000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table:number-columns-repeated="2"/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office:value-type="string" calcext:value-type="string">
            <text:p>HeldToMaturitySecuritiesAccumulatedUnrecognizedHoldingGain</text:p>
          </table:table-cell>
          <table:table-cell office:value-type="string" calcext:value-type="string">
            <text:p>HeldToMaturitySecuritiesAccumulatedUnrecognizedHoldingLoss</text:p>
          </table:table-cell>
          <table:table-cell/>
          <table:table-cell office:value-type="string" calcext:value-type="string">
            <text:p>NotesReceivableGross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table:number-columns-repeated="2"/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office:value-type="string" calcext:value-type="string">
            <text:p>HeldToMaturitySecuritiesAccumulatedUnrecognizedHoldingGain</text:p>
          </table:table-cell>
          <table:table-cell office:value-type="string" calcext:value-type="string">
            <text:p>HeldToMaturitySecuritiesAccumulatedUnrecognizedHoldingLoss</text:p>
          </table:table-cell>
          <table:table-cell table:number-columns-repeated="2"/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</table:table-row>
        <table:table-row table:style-name="ro1">
          <table:table-cell office:value-type="float" office:value="947559" calcext:value-type="float">
            <text:p>947559</text:p>
          </table:table-cell>
          <table:table-cell office:value-type="string" calcext:value-type="string">
            <text:p>FBMS</text:p>
          </table:table-cell>
          <table:table-cell office:value-type="string" calcext:value-type="string">
            <text:p>First Bancshares Inc.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D</text:p>
          </table:table-cell>
          <table:table-cell table:style-name="ce1" office:value-type="date" office:date-value="2022-12-31" calcext:value-type="date">
            <text:p>2022-12-31</text:p>
          </table:table-cell>
          <table:table-cell table:style-name="ce1" office:value-type="date" office:date-value="2021-12-31" calcext:value-type="date">
            <text:p>2021-12-31</text:p>
          </table:table-cell>
          <table:table-cell table:formula="of:=([.P57]-[.AD57])/[.AD57]" office:value-type="percentage" office:value="0.0512016566975027" calcext:value-type="percentage">
            <text:p>5.12%</text:p>
          </table:table-cell>
          <table:table-cell table:formula="of:=([.L57]-[.M57])/[.AD57]" office:value-type="percentage" office:value="0.0308480319829555" calcext:value-type="percentage">
            <text:p>3.08%</text:p>
          </table:table-cell>
          <table:table-cell table:formula="of:=([.R57]-[.S57])/[.AD57]" office:value-type="percentage" office:value="-0.00944883125072702" calcext:value-type="percentage">
            <text:p>-0.94%</text:p>
          </table:table-cell>
          <table:table-cell table:formula="of:=[.Y57]/[.AD57]" office:value-type="percentage" office:value="-0.0179873513043585" calcext:value-type="percentage">
            <text:p>-1.80%</text:p>
          </table:table-cell>
          <table:table-cell office:value-type="float" office:value="161908000" calcext:value-type="float">
            <text:p>161908000</text:p>
          </table:table-cell>
          <table:table-cell office:value-type="float" office:value="672000" calcext:value-type="float">
            <text:p>672000</text:p>
          </table:table-cell>
          <table:table-cell table:number-columns-repeated="2"/>
          <table:table-cell office:value-type="float" office:value="5494404000" calcext:value-type="float">
            <text:p>5494404000</text:p>
          </table:table-cell>
          <table:table-cell office:value-type="float" office:value="642097000" calcext:value-type="float">
            <text:p>642097000</text:p>
          </table:table-cell>
          <table:table-cell office:value-type="float" office:value="4532000" calcext:value-type="float">
            <text:p>4532000</text:p>
          </table:table-cell>
          <table:table-cell office:value-type="float" office:value="53919000" calcext:value-type="float">
            <text:p>53919000</text:p>
          </table:table-cell>
          <table:table-cell table:number-columns-repeated="2"/>
          <table:table-cell office:value-type="float" office:value="6461717000" calcext:value-type="float">
            <text:p>6461717000</text:p>
          </table:table-cell>
          <table:table-cell office:value-type="float" office:value="5815054000" calcext:value-type="float">
            <text:p>5815054000</text:p>
          </table:table-cell>
          <table:table-cell office:value-type="float" office:value="62919000" calcext:value-type="float">
            <text:p>62919000</text:p>
          </table:table-cell>
          <table:table-cell office:value-type="float" office:value="-94016000" calcext:value-type="float">
            <text:p>-94016000</text:p>
          </table:table-cell>
          <table:table-cell office:value-type="float" office:value="11096000" calcext:value-type="float">
            <text:p>11096000</text:p>
          </table:table-cell>
          <table:table-cell office:value-type="float" office:value="21775000" calcext:value-type="float">
            <text:p>21775000</text:p>
          </table:table-cell>
          <table:table-cell office:value-type="float" office:value="1751832000" calcext:value-type="float">
            <text:p>1751832000</text:p>
          </table:table-cell>
          <table:table-cell office:value-type="float" office:value="1741153000" calcext:value-type="float">
            <text:p>1741153000</text:p>
          </table:table-cell>
          <table:table-cell office:value-type="float" office:value="5226784000" calcext:value-type="float">
            <text:p>5226784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751832000" calcext:value-type="float">
            <text:p>1751832000</text:p>
          </table:table-cell>
          <table:table-cell office:value-type="float" office:value="2928811000" calcext:value-type="float">
            <text:p>2928811000</text:p>
          </table:table-cell>
          <table:table-cell office:value-type="float" office:value="6077414000" calcext:value-type="float">
            <text:p>6077414000</text:p>
          </table:table-cell>
          <table:table-cell office:value-type="float" office:value="5401242000" calcext:value-type="float">
            <text:p>5401242000</text:p>
          </table:table-cell>
          <table:table-cell office:value-type="float" office:value="64167000" calcext:value-type="float">
            <text:p>64167000</text:p>
          </table:table-cell>
          <table:table-cell office:value-type="float" office:value="46329000" calcext:value-type="float">
            <text:p>46329000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table:number-columns-repeated="2"/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office:value-type="string" calcext:value-type="string">
            <text:p>HeldToMaturitySecuritiesAccumulatedUnrecognizedHoldingGain</text:p>
          </table:table-cell>
          <table:table-cell office:value-type="string" calcext:value-type="string">
            <text:p>HeldToMaturitySecuritiesAccumulatedUnrecognizedHoldingLoss</text:p>
          </table:table-cell>
          <table:table-cell table:number-columns-repeated="2"/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table:number-columns-repeated="2"/>
          <table:table-cell office:value-type="string" calcext:value-type="string">
            <text:p>HeldToMaturitySecurities</text:p>
          </table:table-cell>
          <table:table-cell office:value-type="string" calcext:value-type="string">
            <text:p>LoansAndLeasesReceivableNetReportedAmount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</table:table-row>
        <table:table-row table:style-name="ro1">
          <table:table-cell office:value-type="float" office:value="947559" calcext:value-type="float">
            <text:p>947559</text:p>
          </table:table-cell>
          <table:table-cell office:value-type="string" calcext:value-type="string">
            <text:p>FRBA</text:p>
          </table:table-cell>
          <table:table-cell office:value-type="string" calcext:value-type="string">
            <text:p>First Bank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D</text:p>
          </table:table-cell>
          <table:table-cell table:style-name="ce1" office:value-type="date" office:date-value="2022-12-31" calcext:value-type="date">
            <text:p>2022-12-31</text:p>
          </table:table-cell>
          <table:table-cell table:style-name="ce1" office:value-type="date" office:date-value="2021-12-31" calcext:value-type="date">
            <text:p>2021-12-31</text:p>
          </table:table-cell>
          <table:table-cell table:formula="of:=([.P58]-[.AD58])/[.AD58]" office:value-type="percentage" office:value="0.0512016566975027" calcext:value-type="percentage">
            <text:p>5.12%</text:p>
          </table:table-cell>
          <table:table-cell table:formula="of:=([.L58]-[.M58])/[.AD58]" office:value-type="percentage" office:value="0.0308480319829555" calcext:value-type="percentage">
            <text:p>3.08%</text:p>
          </table:table-cell>
          <table:table-cell table:formula="of:=([.R58]-[.S58])/[.AD58]" office:value-type="percentage" office:value="-0.00944883125072702" calcext:value-type="percentage">
            <text:p>-0.94%</text:p>
          </table:table-cell>
          <table:table-cell table:formula="of:=[.Y58]/[.AD58]" office:value-type="percentage" office:value="-0.0179873513043585" calcext:value-type="percentage">
            <text:p>-1.80%</text:p>
          </table:table-cell>
          <table:table-cell office:value-type="float" office:value="161908000" calcext:value-type="float">
            <text:p>161908000</text:p>
          </table:table-cell>
          <table:table-cell office:value-type="float" office:value="672000" calcext:value-type="float">
            <text:p>672000</text:p>
          </table:table-cell>
          <table:table-cell table:number-columns-repeated="2"/>
          <table:table-cell office:value-type="float" office:value="5494404000" calcext:value-type="float">
            <text:p>5494404000</text:p>
          </table:table-cell>
          <table:table-cell office:value-type="float" office:value="642097000" calcext:value-type="float">
            <text:p>642097000</text:p>
          </table:table-cell>
          <table:table-cell office:value-type="float" office:value="4532000" calcext:value-type="float">
            <text:p>4532000</text:p>
          </table:table-cell>
          <table:table-cell office:value-type="float" office:value="53919000" calcext:value-type="float">
            <text:p>53919000</text:p>
          </table:table-cell>
          <table:table-cell table:number-columns-repeated="2"/>
          <table:table-cell office:value-type="float" office:value="6461717000" calcext:value-type="float">
            <text:p>6461717000</text:p>
          </table:table-cell>
          <table:table-cell office:value-type="float" office:value="5815054000" calcext:value-type="float">
            <text:p>5815054000</text:p>
          </table:table-cell>
          <table:table-cell office:value-type="float" office:value="62919000" calcext:value-type="float">
            <text:p>62919000</text:p>
          </table:table-cell>
          <table:table-cell office:value-type="float" office:value="-94016000" calcext:value-type="float">
            <text:p>-94016000</text:p>
          </table:table-cell>
          <table:table-cell office:value-type="float" office:value="11096000" calcext:value-type="float">
            <text:p>11096000</text:p>
          </table:table-cell>
          <table:table-cell office:value-type="float" office:value="21775000" calcext:value-type="float">
            <text:p>21775000</text:p>
          </table:table-cell>
          <table:table-cell office:value-type="float" office:value="1751832000" calcext:value-type="float">
            <text:p>1751832000</text:p>
          </table:table-cell>
          <table:table-cell office:value-type="float" office:value="1741153000" calcext:value-type="float">
            <text:p>1741153000</text:p>
          </table:table-cell>
          <table:table-cell office:value-type="float" office:value="5226784000" calcext:value-type="float">
            <text:p>5226784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751832000" calcext:value-type="float">
            <text:p>1751832000</text:p>
          </table:table-cell>
          <table:table-cell office:value-type="float" office:value="2928811000" calcext:value-type="float">
            <text:p>2928811000</text:p>
          </table:table-cell>
          <table:table-cell office:value-type="float" office:value="6077414000" calcext:value-type="float">
            <text:p>6077414000</text:p>
          </table:table-cell>
          <table:table-cell office:value-type="float" office:value="5401242000" calcext:value-type="float">
            <text:p>5401242000</text:p>
          </table:table-cell>
          <table:table-cell office:value-type="float" office:value="64167000" calcext:value-type="float">
            <text:p>64167000</text:p>
          </table:table-cell>
          <table:table-cell office:value-type="float" office:value="46329000" calcext:value-type="float">
            <text:p>46329000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table:number-columns-repeated="2"/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office:value-type="string" calcext:value-type="string">
            <text:p>HeldToMaturitySecuritiesAccumulatedUnrecognizedHoldingGain</text:p>
          </table:table-cell>
          <table:table-cell office:value-type="string" calcext:value-type="string">
            <text:p>HeldToMaturitySecuritiesAccumulatedUnrecognizedHoldingLoss</text:p>
          </table:table-cell>
          <table:table-cell table:number-columns-repeated="2"/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table:number-columns-repeated="2"/>
          <table:table-cell office:value-type="string" calcext:value-type="string">
            <text:p>HeldToMaturitySecurities</text:p>
          </table:table-cell>
          <table:table-cell office:value-type="string" calcext:value-type="string">
            <text:p>LoansAndLeasesReceivableNetReportedAmount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</table:table-row>
        <table:table-row table:style-name="ro1">
          <table:table-cell office:value-type="float" office:value="314489" calcext:value-type="float">
            <text:p>314489</text:p>
          </table:table-cell>
          <table:table-cell office:value-type="string" calcext:value-type="string">
            <text:p>BUSE</text:p>
          </table:table-cell>
          <table:table-cell office:value-type="string" calcext:value-type="string">
            <text:p>First Busey Corporation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D</text:p>
          </table:table-cell>
          <table:table-cell table:style-name="ce1" office:value-type="date" office:date-value="2022-12-31" calcext:value-type="date">
            <text:p>2022-12-31</text:p>
          </table:table-cell>
          <table:table-cell table:style-name="ce1" office:value-type="date" office:date-value="2021-12-31" calcext:value-type="date">
            <text:p>2021-12-31</text:p>
          </table:table-cell>
          <table:table-cell table:formula="of:=([.P59]-[.AD59])/[.AD59]" office:value-type="percentage" office:value="-0.0647529381087213" calcext:value-type="percentage">
            <text:p>-6.48%</text:p>
          </table:table-cell>
          <table:table-cell table:formula="of:=([.L59]-[.M59])/[.AD59]" office:value-type="percentage" office:value="0.0288858964373844" calcext:value-type="percentage">
            <text:p>2.89%</text:p>
          </table:table-cell>
          <table:table-cell table:formula="of:=([.R59]-[.S59])/[.AD59]" office:value-type="percentage" office:value="-0.0123523284459962" calcext:value-type="percentage">
            <text:p>-1.24%</text:p>
          </table:table-cell>
          <table:table-cell table:formula="of:=[.Y59]/[.AD59]" office:value-type="percentage" office:value="-0.0112558047363175" calcext:value-type="percentage">
            <text:p>-1.13%</text:p>
          </table:table-cell>
          <table:table-cell office:value-type="float" office:value="311204000" calcext:value-type="float">
            <text:p>311204000</text:p>
          </table:table-cell>
          <table:table-cell office:value-type="float" office:value="144000" calcext:value-type="float">
            <text:p>144000</text:p>
          </table:table-cell>
          <table:table-cell table:number-columns-repeated="2"/>
          <table:table-cell office:value-type="float" office:value="10071280000" calcext:value-type="float">
            <text:p>10071280000</text:p>
          </table:table-cell>
          <table:table-cell office:value-type="float" office:value="785295000" calcext:value-type="float">
            <text:p>785295000</text:p>
          </table:table-cell>
          <table:table-cell office:value-type="float" office:value="0" calcext:value-type="float">
            <text:p>0</text:p>
          </table:table-cell>
          <table:table-cell office:value-type="float" office:value="133017000" calcext:value-type="float">
            <text:p>133017000</text:p>
          </table:table-cell>
          <table:table-cell table:number-columns-repeated="2"/>
          <table:table-cell office:value-type="float" office:value="12336677000" calcext:value-type="float">
            <text:p>12336677000</text:p>
          </table:table-cell>
          <table:table-cell office:value-type="float" office:value="11190700000" calcext:value-type="float">
            <text:p>11190700000</text:p>
          </table:table-cell>
          <table:table-cell office:value-type="float" office:value="128311000" calcext:value-type="float">
            <text:p>128311000</text:p>
          </table:table-cell>
          <table:table-cell office:value-type="float" office:value="-121209000" calcext:value-type="float">
            <text:p>-121209000</text:p>
          </table:table-cell>
          <table:table-cell office:value-type="float" office:value="54654000" calcext:value-type="float">
            <text:p>54654000</text:p>
          </table:table-cell>
          <table:table-cell office:value-type="float" office:value="22382000" calcext:value-type="float">
            <text:p>22382000</text:p>
          </table:table-cell>
          <table:table-cell office:value-type="float" office:value="3981251000" calcext:value-type="float">
            <text:p>3981251000</text:p>
          </table:table-cell>
          <table:table-cell office:value-type="float" office:value="4013523000" calcext:value-type="float">
            <text:p>4013523000</text:p>
          </table:table-cell>
          <table:table-cell office:value-type="float" office:value="10768577000" calcext:value-type="float">
            <text:p>10768577000</text:p>
          </table:table-cell>
          <table:table-cell table:number-columns-repeated="5"/>
          <table:table-cell office:value-type="float" office:value="12859689000" calcext:value-type="float">
            <text:p>12859689000</text:p>
          </table:table-cell>
          <table:table-cell office:value-type="float" office:value="11540577000" calcext:value-type="float">
            <text:p>11540577000</text:p>
          </table:table-cell>
          <table:table-cell office:value-type="float" office:value="123449000" calcext:value-type="float">
            <text:p>123449000</text:p>
          </table:table-cell>
          <table:table-cell office:value-type="float" office:value="66382000" calcext:value-type="float">
            <text:p>66382000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table:number-columns-repeated="2"/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office:value-type="string" calcext:value-type="string">
            <text:p>HeldToMaturitySecuritiesAccumulatedUnrecognizedHoldingGain</text:p>
          </table:table-cell>
          <table:table-cell office:value-type="string" calcext:value-type="string">
            <text:p>HeldToMaturitySecuritiesAccumulatedUnrecognizedHoldingLoss</text:p>
          </table:table-cell>
          <table:table-cell table:number-columns-repeated="2"/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table:number-columns-repeated="5"/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</table:table-row>
        <table:table-row table:style-name="ro1">
          <table:table-cell office:value-type="float" office:value="1521951" calcext:value-type="float">
            <text:p>1521951</text:p>
          </table:table-cell>
          <table:table-cell office:value-type="string" calcext:value-type="string">
            <text:p>FBIZ</text:p>
          </table:table-cell>
          <table:table-cell office:value-type="string" calcext:value-type="string">
            <text:p>First Business Financial Services Inc.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D</text:p>
          </table:table-cell>
          <table:table-cell table:style-name="ce1" office:value-type="date" office:date-value="2022-12-31" calcext:value-type="date">
            <text:p>2022-12-31</text:p>
          </table:table-cell>
          <table:table-cell table:style-name="ce1" office:value-type="date" office:date-value="2021-12-31" calcext:value-type="date">
            <text:p>2021-12-31</text:p>
          </table:table-cell>
          <table:table-cell table:formula="of:=([.P60]-[.AD60])/[.AD60]" office:value-type="percentage" office:value="0.107401057140654" calcext:value-type="percentage">
            <text:p>10.74%</text:p>
          </table:table-cell>
          <table:table-cell table:formula="of:=([.L60]-[.M60])/[.AD60]" office:value-type="percentage" office:value="0.0141614353577745" calcext:value-type="percentage">
            <text:p>1.42%</text:p>
          </table:table-cell>
          <table:table-cell table:formula="of:=([.R60]-[.S60])/[.AD60]" office:value-type="percentage" office:value="-0.000186422040090443" calcext:value-type="percentage">
            <text:p>-0.02%</text:p>
          </table:table-cell>
          <table:table-cell table:formula="of:=[.Y60]/[.AD60]" office:value-type="percentage" office:value="0.0137926772401162" calcext:value-type="percentage">
            <text:p>1.38%</text:p>
          </table:table-cell>
          <table:table-cell office:value-type="float" office:value="27887000" calcext:value-type="float">
            <text:p>27887000</text:p>
          </table:table-cell>
          <table:table-cell office:value-type="float" office:value="160000" calcext:value-type="float">
            <text:p>160000</text:p>
          </table:table-cell>
          <table:table-cell office:value-type="float" office:value="212024000" calcext:value-type="float">
            <text:p>212024000</text:p>
          </table:table-cell>
          <table:table-cell office:value-type="float" office:value="239751000" calcext:value-type="float">
            <text:p>239751000</text:p>
          </table:table-cell>
          <table:table-cell office:value-type="float" office:value="2168206000" calcext:value-type="float">
            <text:p>2168206000</text:p>
          </table:table-cell>
          <table:table-cell office:value-type="float" office:value="12270000" calcext:value-type="float">
            <text:p>12270000</text:p>
          </table:table-cell>
          <table:table-cell office:value-type="float" office:value="7000" calcext:value-type="float">
            <text:p>7000</text:p>
          </table:table-cell>
          <table:table-cell office:value-type="float" office:value="372000" calcext:value-type="float">
            <text:p>372000</text:p>
          </table:table-cell>
          <table:table-cell office:value-type="float" office:value="12635000" calcext:value-type="float">
            <text:p>12635000</text:p>
          </table:table-cell>
          <table:table-cell office:value-type="float" office:value="2443215000" calcext:value-type="float">
            <text:p>2443215000</text:p>
          </table:table-cell>
          <table:table-cell office:value-type="float" office:value="2976611000" calcext:value-type="float">
            <text:p>2976611000</text:p>
          </table:table-cell>
          <table:table-cell office:value-type="float" office:value="2715971000" calcext:value-type="float">
            <text:p>2715971000</text:p>
          </table:table-cell>
          <table:table-cell office:value-type="float" office:value="10156000" calcext:value-type="float">
            <text:p>10156000</text:p>
          </table:table-cell>
          <table:table-cell office:value-type="float" office:value="27005000" calcext:value-type="float">
            <text:p>27005000</text:p>
          </table:table-cell>
          <table:table-cell office:value-type="float" office:value="2069000" calcext:value-type="float">
            <text:p>2069000</text:p>
          </table:table-cell>
          <table:table-cell office:value-type="float" office:value="2072000" calcext:value-type="float">
            <text:p>2072000</text:p>
          </table:table-cell>
          <table:table-cell office:value-type="float" office:value="205702000" calcext:value-type="float">
            <text:p>205702000</text:p>
          </table:table-cell>
          <table:table-cell office:value-type="float" office:value="205699000" calcext:value-type="float">
            <text:p>205699000</text:p>
          </table:table-cell>
          <table:table-cell office:value-type="float" office:value="1957923000" calcext:value-type="float">
            <text:p>1957923000</text:p>
          </table:table-cell>
          <table:table-cell office:value-type="float" office:value="20276000" calcext:value-type="float">
            <text:p>20276000</text:p>
          </table:table-cell>
          <table:table-cell office:value-type="float" office:value="533000" calcext:value-type="float">
            <text:p>533000</text:p>
          </table:table-cell>
          <table:table-cell office:value-type="float" office:value="3000" calcext:value-type="float">
            <text:p>3000</text:p>
          </table:table-cell>
          <table:table-cell office:value-type="float" office:value="19746000" calcext:value-type="float">
            <text:p>19746000</text:p>
          </table:table-cell>
          <table:table-cell office:value-type="float" office:value="2240931000" calcext:value-type="float">
            <text:p>2240931000</text:p>
          </table:table-cell>
          <table:table-cell office:value-type="float" office:value="2652905000" calcext:value-type="float">
            <text:p>2652905000</text:p>
          </table:table-cell>
          <table:table-cell office:value-type="float" office:value="2420483000" calcext:value-type="float">
            <text:p>2420483000</text:p>
          </table:table-cell>
          <table:table-cell office:value-type="float" office:value="8591000" calcext:value-type="float">
            <text:p>8591000</text:p>
          </table:table-cell>
          <table:table-cell office:value-type="float" office:value="35231000" calcext:value-type="float">
            <text:p>35231000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office:value-type="string" calcext:value-type="string">
            <text:p>HeldToMaturitySecuritiesAccumulatedUnrecognizedHoldingGain</text:p>
          </table:table-cell>
          <table:table-cell office:value-type="string" calcext:value-type="string">
            <text:p>HeldToMaturitySecuritiesAccumulatedUnrecognizedHoldingLoss</text:p>
          </table:table-cell>
          <table:table-cell office:value-type="string" calcext:value-type="string">
            <text:p>HeldToMaturitySecurities</text:p>
          </table:table-cell>
          <table:table-cell office:value-type="string" calcext:value-type="string">
            <text:p>LoansAndLeasesReceivableGrossCarryingAmount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office:value-type="string" calcext:value-type="string">
            <text:p>HeldToMaturitySecuritiesAccumulatedUnrecognizedHoldingGain</text:p>
          </table:table-cell>
          <table:table-cell office:value-type="string" calcext:value-type="string">
            <text:p>HeldToMaturitySecuritiesAccumulatedUnrecognizedHoldingLoss</text:p>
          </table:table-cell>
          <table:table-cell office:value-type="string" calcext:value-type="string">
            <text:p>HeldToMaturitySecurities</text:p>
          </table:table-cell>
          <table:table-cell office:value-type="string" calcext:value-type="string">
            <text:p>LoansAndLeasesReceivableGrossCarryingAmount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</table:table-row>
        <table:table-row table:style-name="ro1">
          <table:table-cell office:value-type="float" office:value="798941" calcext:value-type="float">
            <text:p>798941</text:p>
          </table:table-cell>
          <table:table-cell office:value-type="string" calcext:value-type="string">
            <text:p>FCNCA</text:p>
          </table:table-cell>
          <table:table-cell office:value-type="string" calcext:value-type="string">
            <text:p>First Citizens BancShares Inc.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D</text:p>
          </table:table-cell>
          <table:table-cell table:style-name="ce1" office:value-type="date" office:date-value="2022-12-31" calcext:value-type="date">
            <text:p>2022-12-31</text:p>
          </table:table-cell>
          <table:table-cell table:style-name="ce1" office:value-type="date" office:date-value="2021-12-31" calcext:value-type="date">
            <text:p>2021-12-31</text:p>
          </table:table-cell>
          <table:table-cell table:formula="of:=([.P61]-[.AD61])/[.AD61]" office:value-type="percentage" office:value="0.739252227366455" calcext:value-type="percentage">
            <text:p>73.93%</text:p>
          </table:table-cell>
          <table:table-cell table:formula="of:=([.L61]-[.M61])/[.AD61]" office:value-type="percentage" office:value="0.0189082986421818" calcext:value-type="percentage">
            <text:p>1.89%</text:p>
          </table:table-cell>
          <table:table-cell table:formula="of:=([.R61]-[.S61])/[.AD61]" office:value-type="percentage" office:value="-0.028868225498969" calcext:value-type="percentage">
            <text:p>-2.89%</text:p>
          </table:table-cell>
          <table:table-cell table:formula="of:=[.Y61]/[.AD61]" office:value-type="percentage" office:value="0.00686690269618333" calcext:value-type="percentage">
            <text:p>0.69%</text:p>
          </table:table-cell>
          <table:table-cell office:value-type="float" office:value="973000000" calcext:value-type="float">
            <text:p>973000000</text:p>
          </table:table-cell>
          <table:table-cell office:value-type="float" office:value="1000000" calcext:value-type="float">
            <text:p>1000000</text:p>
          </table:table-cell>
          <table:table-cell table:number-columns-repeated="2"/>
          <table:table-cell office:value-type="float" office:value="89408000000" calcext:value-type="float">
            <text:p>89408000000</text:p>
          </table:table-cell>
          <table:table-cell office:value-type="float" office:value="8795000000" calcext:value-type="float">
            <text:p>8795000000</text:p>
          </table:table-cell>
          <table:table-cell office:value-type="float" office:value="0" calcext:value-type="float">
            <text:p>0</text:p>
          </table:table-cell>
          <table:table-cell office:value-type="float" office:value="1484000000" calcext:value-type="float">
            <text:p>1484000000</text:p>
          </table:table-cell>
          <table:table-cell table:number-columns-repeated="2"/>
          <table:table-cell office:value-type="float" office:value="109298000000" calcext:value-type="float">
            <text:p>109298000000</text:p>
          </table:table-cell>
          <table:table-cell office:value-type="float" office:value="99636000000" calcext:value-type="float">
            <text:p>99636000000</text:p>
          </table:table-cell>
          <table:table-cell office:value-type="float" office:value="1098000000" calcext:value-type="float">
            <text:p>1098000000</text:p>
          </table:table-cell>
          <table:table-cell office:value-type="float" office:value="353000000" calcext:value-type="float">
            <text:p>353000000</text:p>
          </table:table-cell>
          <table:table-cell office:value-type="float" office:value="57000000" calcext:value-type="float">
            <text:p>57000000</text:p>
          </table:table-cell>
          <table:table-cell office:value-type="float" office:value="45000000" calcext:value-type="float">
            <text:p>45000000</text:p>
          </table:table-cell>
          <table:table-cell office:value-type="float" office:value="9203427000" calcext:value-type="float">
            <text:p>9203427000</text:p>
          </table:table-cell>
          <table:table-cell office:value-type="float" office:value="9215000000" calcext:value-type="float">
            <text:p>9215000000</text:p>
          </table:table-cell>
          <table:table-cell office:value-type="float" office:value="51406000000" calcext:value-type="float">
            <text:p>51406000000</text:p>
          </table:table-cell>
          <table:table-cell office:value-type="float" office:value="3759000000" calcext:value-type="float">
            <text:p>3759000000</text:p>
          </table:table-cell>
          <table:table-cell office:value-type="float" office:value="6000000" calcext:value-type="float">
            <text:p>6000000</text:p>
          </table:table-cell>
          <table:table-cell office:value-type="float" office:value="56000000" calcext:value-type="float">
            <text:p>56000000</text:p>
          </table:table-cell>
          <table:table-cell office:value-type="float" office:value="3809453000" calcext:value-type="float">
            <text:p>3809453000</text:p>
          </table:table-cell>
          <table:table-cell office:value-type="float" office:value="32371522000" calcext:value-type="float">
            <text:p>32371522000</text:p>
          </table:table-cell>
          <table:table-cell office:value-type="float" office:value="58309000000" calcext:value-type="float">
            <text:p>58309000000</text:p>
          </table:table-cell>
          <table:table-cell office:value-type="float" office:value="53571000000" calcext:value-type="float">
            <text:p>53571000000</text:p>
          </table:table-cell>
          <table:table-cell office:value-type="float" office:value="547000000" calcext:value-type="float">
            <text:p>547000000</text:p>
          </table:table-cell>
          <table:table-cell office:value-type="float" office:value="545000000" calcext:value-type="float">
            <text:p>545000000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table:number-columns-repeated="2"/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office:value-type="string" calcext:value-type="string">
            <text:p>HeldToMaturitySecuritiesAccumulatedUnrecognizedHoldingGain</text:p>
          </table:table-cell>
          <table:table-cell office:value-type="string" calcext:value-type="string">
            <text:p>HeldToMaturitySecuritiesAccumulatedUnrecognizedHoldingLoss</text:p>
          </table:table-cell>
          <table:table-cell table:number-columns-repeated="2"/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office:value-type="string" calcext:value-type="string">
            <text:p>HeldToMaturitySecuritiesAccumulatedUnrecognizedHoldingGain</text:p>
          </table:table-cell>
          <table:table-cell office:value-type="string" calcext:value-type="string">
            <text:p>HeldToMaturitySecuritiesAccumulatedUnrecognizedHoldingLoss</text:p>
          </table:table-cell>
          <table:table-cell office:value-type="string" calcext:value-type="string">
            <text:p>HeldToMaturitySecurities</text:p>
          </table:table-cell>
          <table:table-cell office:value-type="string" calcext:value-type="string">
            <text:p>NotesReceivableGross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</table:table-row>
        <table:table-row table:style-name="ro1">
          <table:table-cell office:value-type="float" office:value="859070" calcext:value-type="float">
            <text:p>859070</text:p>
          </table:table-cell>
          <table:table-cell office:value-type="string" calcext:value-type="string">
            <text:p>FCBC</text:p>
          </table:table-cell>
          <table:table-cell office:value-type="string" calcext:value-type="string">
            <text:p>First Community Bankshares Inc.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D</text:p>
          </table:table-cell>
          <table:table-cell table:style-name="ce1" office:value-type="date" office:date-value="2022-12-31" calcext:value-type="date">
            <text:p>2022-12-31</text:p>
          </table:table-cell>
          <table:table-cell table:style-name="ce1" office:value-type="date" office:date-value="2021-12-31" calcext:value-type="date">
            <text:p>2021-12-31</text:p>
          </table:table-cell>
          <table:table-cell table:formula="of:=([.P62]-[.AD62])/[.AD62]" office:value-type="percentage" office:value="-0.0185301409728397" calcext:value-type="percentage">
            <text:p>-1.85%</text:p>
          </table:table-cell>
          <table:table-cell table:formula="of:=([.L62]-[.M62])/[.AD62]" office:value-type="percentage" office:value="0.00724483959974954" calcext:value-type="percentage">
            <text:p>0.72%</text:p>
          </table:table-cell>
          <table:table-cell table:formula="of:=([.R62]-[.S62])/[.AD62]" office:value-type="percentage" office:value="0" calcext:value-type="percentage">
            <text:p>0.00%</text:p>
          </table:table-cell>
          <table:table-cell table:formula="of:=[.Y62]/[.AD62]" office:value-type="percentage" office:value="0.0119033879718956" calcext:value-type="percentage">
            <text:p>1.19%</text:p>
          </table:table-cell>
          <table:table-cell office:value-type="float" office:value="19798000" calcext:value-type="float">
            <text:p>19798000</text:p>
          </table:table-cell>
          <table:table-cell office:value-type="float" office:value="24000" calcext:value-type="float">
            <text:p>24000</text:p>
          </table:table-cell>
          <table:table-cell office:value-type="float" office:value="300349000" calcext:value-type="float">
            <text:p>300349000</text:p>
          </table:table-cell>
          <table:table-cell office:value-type="float" office:value="320123000" calcext:value-type="float">
            <text:p>320123000</text:p>
          </table:table-cell>
          <table:table-cell office:value-type="float" office:value="2678815000" calcext:value-type="float">
            <text:p>2678815000</text:p>
          </table:table-cell>
          <table:table-cell table:number-columns-repeated="5"/>
          <table:table-cell office:value-type="float" office:value="3135572000" calcext:value-type="float">
            <text:p>3135572000</text:p>
          </table:table-cell>
          <table:table-cell office:value-type="float" office:value="2713587000" calcext:value-type="float">
            <text:p>2713587000</text:p>
          </table:table-cell>
          <table:table-cell office:value-type="float" office:value="12583000" calcext:value-type="float">
            <text:p>12583000</text:p>
          </table:table-cell>
          <table:table-cell office:value-type="float" office:value="32489000" calcext:value-type="float">
            <text:p>32489000</text:p>
          </table:table-cell>
          <table:table-cell office:value-type="float" office:value="692000" calcext:value-type="float">
            <text:p>692000</text:p>
          </table:table-cell>
          <table:table-cell office:value-type="float" office:value="711000" calcext:value-type="float">
            <text:p>711000</text:p>
          </table:table-cell>
          <table:table-cell office:value-type="float" office:value="76292000" calcext:value-type="float">
            <text:p>76292000</text:p>
          </table:table-cell>
          <table:table-cell office:value-type="float" office:value="76273000" calcext:value-type="float">
            <text:p>76273000</text:p>
          </table:table-cell>
          <table:table-cell office:value-type="float" office:value="2729391000" calcext:value-type="float">
            <text:p>2729391000</text:p>
          </table:table-cell>
          <table:table-cell table:number-columns-repeated="4"/>
          <table:table-cell office:value-type="float" office:value="2165569000" calcext:value-type="float">
            <text:p>2165569000</text:p>
          </table:table-cell>
          <table:table-cell office:value-type="float" office:value="3194519000" calcext:value-type="float">
            <text:p>3194519000</text:p>
          </table:table-cell>
          <table:table-cell office:value-type="float" office:value="2766744000" calcext:value-type="float">
            <text:p>2766744000</text:p>
          </table:table-cell>
          <table:table-cell office:value-type="float" office:value="10555000" calcext:value-type="float">
            <text:p>10555000</text:p>
          </table:table-cell>
          <table:table-cell office:value-type="float" office:value="51545000" calcext:value-type="float">
            <text:p>51545000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table:number-columns-repeated="5"/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table:number-columns-repeated="4"/>
          <table:table-cell office:value-type="string" calcext:value-type="string">
            <text:p>NotesReceivableGross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</table:table-row>
        <table:table-row table:style-name="ro1">
          <table:table-cell office:value-type="float" office:value="708955" calcext:value-type="float">
            <text:p>708955</text:p>
          </table:table-cell>
          <table:table-cell office:value-type="string" calcext:value-type="string">
            <text:p>FFBC</text:p>
          </table:table-cell>
          <table:table-cell office:value-type="string" calcext:value-type="string">
            <text:p>First Financial Bancorp.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D</text:p>
          </table:table-cell>
          <table:table-cell table:style-name="ce1" office:value-type="date" office:date-value="2022-12-31" calcext:value-type="date">
            <text:p>2022-12-31</text:p>
          </table:table-cell>
          <table:table-cell table:style-name="ce1" office:value-type="date" office:date-value="2021-12-31" calcext:value-type="date">
            <text:p>2021-12-31</text:p>
          </table:table-cell>
          <table:table-cell table:formula="of:=([.P63]-[.AD63])/[.AD63]" office:value-type="percentage" office:value="-0.0132673718380286" calcext:value-type="percentage">
            <text:p>-1.33%</text:p>
          </table:table-cell>
          <table:table-cell table:formula="of:=([.L63]-[.M63])/[.AD63]" office:value-type="percentage" office:value="0.032455833822899" calcext:value-type="percentage">
            <text:p>3.25%</text:p>
          </table:table-cell>
          <table:table-cell table:formula="of:=([.R63]-[.S63])/[.AD63]" office:value-type="percentage" office:value="-0.000585458897693388" calcext:value-type="percentage">
            <text:p>-0.06%</text:p>
          </table:table-cell>
          <table:table-cell table:formula="of:=[.Y63]/[.AD63]" office:value-type="percentage" office:value="-0.010924370923016" calcext:value-type="percentage">
            <text:p>-1.09%</text:p>
          </table:table-cell>
          <table:table-cell office:value-type="float" office:value="418604000" calcext:value-type="float">
            <text:p>418604000</text:p>
          </table:table-cell>
          <table:table-cell office:value-type="float" office:value="834000" calcext:value-type="float">
            <text:p>834000</text:p>
          </table:table-cell>
          <table:table-cell office:value-type="float" office:value="3409648000" calcext:value-type="float">
            <text:p>3409648000</text:p>
          </table:table-cell>
          <table:table-cell office:value-type="float" office:value="3827418000" calcext:value-type="float">
            <text:p>3827418000</text:p>
          </table:table-cell>
          <table:table-cell office:value-type="float" office:value="12701177000" calcext:value-type="float">
            <text:p>12701177000</text:p>
          </table:table-cell>
          <table:table-cell office:value-type="float" office:value="76485000" calcext:value-type="float">
            <text:p>76485000</text:p>
          </table:table-cell>
          <table:table-cell office:value-type="float" office:value="105000" calcext:value-type="float">
            <text:p>105000</text:p>
          </table:table-cell>
          <table:table-cell office:value-type="float" office:value="7641000" calcext:value-type="float">
            <text:p>7641000</text:p>
          </table:table-cell>
          <table:table-cell office:value-type="float" office:value="84021000" calcext:value-type="float">
            <text:p>84021000</text:p>
          </table:table-cell>
          <table:table-cell office:value-type="float" office:value="8545307000" calcext:value-type="float">
            <text:p>8545307000</text:p>
          </table:table-cell>
          <table:table-cell office:value-type="float" office:value="17003316000" calcext:value-type="float">
            <text:p>17003316000</text:p>
          </table:table-cell>
          <table:table-cell office:value-type="float" office:value="14961943000" calcext:value-type="float">
            <text:p>14961943000</text:p>
          </table:table-cell>
          <table:table-cell office:value-type="float" office:value="217612000" calcext:value-type="float">
            <text:p>217612000</text:p>
          </table:table-cell>
          <table:table-cell office:value-type="float" office:value="-140618000" calcext:value-type="float">
            <text:p>-140618000</text:p>
          </table:table-cell>
          <table:table-cell office:value-type="float" office:value="31129000" calcext:value-type="float">
            <text:p>31129000</text:p>
          </table:table-cell>
          <table:table-cell office:value-type="float" office:value="58386000" calcext:value-type="float">
            <text:p>58386000</text:p>
          </table:table-cell>
          <table:table-cell office:value-type="float" office:value="4207846000" calcext:value-type="float">
            <text:p>4207846000</text:p>
          </table:table-cell>
          <table:table-cell office:value-type="float" office:value="4180589000" calcext:value-type="float">
            <text:p>4180589000</text:p>
          </table:table-cell>
          <table:table-cell office:value-type="float" office:value="12871954000" calcext:value-type="float">
            <text:p>12871954000</text:p>
          </table:table-cell>
          <table:table-cell office:value-type="float" office:value="99898000" calcext:value-type="float">
            <text:p>99898000</text:p>
          </table:table-cell>
          <table:table-cell office:value-type="float" office:value="1963000" calcext:value-type="float">
            <text:p>1963000</text:p>
          </table:table-cell>
          <table:table-cell office:value-type="float" office:value="485000" calcext:value-type="float">
            <text:p>485000</text:p>
          </table:table-cell>
          <table:table-cell office:value-type="float" office:value="98420000" calcext:value-type="float">
            <text:p>98420000</text:p>
          </table:table-cell>
          <table:table-cell office:value-type="float" office:value="7830455000" calcext:value-type="float">
            <text:p>7830455000</text:p>
          </table:table-cell>
          <table:table-cell office:value-type="float" office:value="16329141000" calcext:value-type="float">
            <text:p>16329141000</text:p>
          </table:table-cell>
          <table:table-cell office:value-type="float" office:value="14070199000" calcext:value-type="float">
            <text:p>14070199000</text:p>
          </table:table-cell>
          <table:table-cell office:value-type="float" office:value="205160000" calcext:value-type="float">
            <text:p>205160000</text:p>
          </table:table-cell>
          <table:table-cell office:value-type="float" office:value="156063000" calcext:value-type="float">
            <text:p>156063000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office:value-type="string" calcext:value-type="string">
            <text:p>HeldToMaturitySecuritiesAccumulatedUnrecognizedHoldingGain</text:p>
          </table:table-cell>
          <table:table-cell office:value-type="string" calcext:value-type="string">
            <text:p>HeldToMaturitySecuritiesAccumulatedUnrecognizedHoldingLoss</text:p>
          </table:table-cell>
          <table:table-cell office:value-type="string" calcext:value-type="string">
            <text:p>HeldToMaturitySecurities</text:p>
          </table:table-cell>
          <table:table-cell office:value-type="string" calcext:value-type="string">
            <text:p>NotesReceivableGross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office:value-type="string" calcext:value-type="string">
            <text:p>HeldToMaturitySecuritiesAccumulatedUnrecognizedHoldingGain</text:p>
          </table:table-cell>
          <table:table-cell office:value-type="string" calcext:value-type="string">
            <text:p>HeldToMaturitySecuritiesAccumulatedUnrecognizedHoldingLoss</text:p>
          </table:table-cell>
          <table:table-cell office:value-type="string" calcext:value-type="string">
            <text:p>HeldToMaturitySecurities</text:p>
          </table:table-cell>
          <table:table-cell office:value-type="string" calcext:value-type="string">
            <text:p>NotesReceivableGross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</table:table-row>
        <table:table-row table:style-name="ro1">
          <table:table-cell office:value-type="float" office:value="36029" calcext:value-type="float">
            <text:p>36029</text:p>
          </table:table-cell>
          <table:table-cell office:value-type="string" calcext:value-type="string">
            <text:p>FFIN</text:p>
          </table:table-cell>
          <table:table-cell office:value-type="string" calcext:value-type="string">
            <text:p>First Financial Bankshares Inc.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D</text:p>
          </table:table-cell>
          <table:table-cell table:style-name="ce1" office:value-type="date" office:date-value="2022-12-31" calcext:value-type="date">
            <text:p>2022-12-31</text:p>
          </table:table-cell>
          <table:table-cell table:style-name="ce1" office:value-type="date" office:date-value="2021-12-31" calcext:value-type="date">
            <text:p>2021-12-31</text:p>
          </table:table-cell>
          <table:table-cell table:formula="of:=([.P64]-[.AD64])/[.AD64]" office:value-type="percentage" office:value="0.0415482419513466" calcext:value-type="percentage">
            <text:p>4.15%</text:p>
          </table:table-cell>
          <table:table-cell table:formula="of:=([.L64]-[.M64])/[.AD64]" office:value-type="percentage" office:value="0.0641640817649156" calcext:value-type="percentage">
            <text:p>6.42%</text:p>
          </table:table-cell>
          <table:table-cell table:formula="of:=([.R64]-[.S64])/[.AD64]" office:value-type="percentage" office:value="0" calcext:value-type="percentage">
            <text:p>0.00%</text:p>
          </table:table-cell>
          <table:table-cell table:formula="of:=[.Y64]/[.AD64]" office:value-type="percentage" office:value="-0.0378560975037307" calcext:value-type="percentage">
            <text:p>-3.79%</text:p>
          </table:table-cell>
          <table:table-cell office:value-type="float" office:value="679226000" calcext:value-type="float">
            <text:p>679226000</text:p>
          </table:table-cell>
          <table:table-cell office:value-type="float" office:value="1237000" calcext:value-type="float">
            <text:p>1237000</text:p>
          </table:table-cell>
          <table:table-cell office:value-type="float" office:value="5474359000" calcext:value-type="float">
            <text:p>5474359000</text:p>
          </table:table-cell>
          <table:table-cell office:value-type="float" office:value="6152348000" calcext:value-type="float">
            <text:p>6152348000</text:p>
          </table:table-cell>
          <table:table-cell office:value-type="float" office:value="11005507000" calcext:value-type="float">
            <text:p>11005507000</text:p>
          </table:table-cell>
          <table:table-cell table:number-columns-repeated="4"/>
          <table:table-cell office:value-type="float" office:value="6442000000" calcext:value-type="float">
            <text:p>6442000000</text:p>
          </table:table-cell>
          <table:table-cell office:value-type="float" office:value="12974066000" calcext:value-type="float">
            <text:p>12974066000</text:p>
          </table:table-cell>
          <table:table-cell office:value-type="float" office:value="11708329000" calcext:value-type="float">
            <text:p>11708329000</text:p>
          </table:table-cell>
          <table:table-cell office:value-type="float" office:value="234475000" calcext:value-type="float">
            <text:p>234475000</text:p>
          </table:table-cell>
          <table:table-cell office:value-type="float" office:value="-400006000" calcext:value-type="float">
            <text:p>-400006000</text:p>
          </table:table-cell>
          <table:table-cell office:value-type="float" office:value="23711000" calcext:value-type="float">
            <text:p>23711000</text:p>
          </table:table-cell>
          <table:table-cell office:value-type="float" office:value="149380000" calcext:value-type="float">
            <text:p>149380000</text:p>
          </table:table-cell>
          <table:table-cell office:value-type="float" office:value="6573179000" calcext:value-type="float">
            <text:p>6573179000</text:p>
          </table:table-cell>
          <table:table-cell office:value-type="float" office:value="6447510000" calcext:value-type="float">
            <text:p>6447510000</text:p>
          </table:table-cell>
          <table:table-cell office:value-type="float" office:value="10566488000" calcext:value-type="float">
            <text:p>10566488000</text:p>
          </table:table-cell>
          <table:table-cell table:number-columns-repeated="4"/>
          <table:table-cell office:value-type="float" office:value="5389000000" calcext:value-type="float">
            <text:p>5389000000</text:p>
          </table:table-cell>
          <table:table-cell office:value-type="float" office:value="13102461000" calcext:value-type="float">
            <text:p>13102461000</text:p>
          </table:table-cell>
          <table:table-cell office:value-type="float" office:value="11343237000" calcext:value-type="float">
            <text:p>11343237000</text:p>
          </table:table-cell>
          <table:table-cell office:value-type="float" office:value="227562000" calcext:value-type="float">
            <text:p>227562000</text:p>
          </table:table-cell>
          <table:table-cell office:value-type="float" office:value="118598000" calcext:value-type="float">
            <text:p>118598000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table:number-columns-repeated="4"/>
          <table:table-cell office:value-type="string" calcext:value-type="string">
            <text:p>NotesReceivableGross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table:number-columns-repeated="4"/>
          <table:table-cell office:value-type="string" calcext:value-type="string">
            <text:p>NotesReceivableGross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</table:table-row>
        <table:table-row table:style-name="ro1">
          <table:table-cell office:value-type="float" office:value="714562" calcext:value-type="float">
            <text:p>714562</text:p>
          </table:table-cell>
          <table:table-cell office:value-type="string" calcext:value-type="string">
            <text:p>THFF</text:p>
          </table:table-cell>
          <table:table-cell office:value-type="string" calcext:value-type="string">
            <text:p>First Financial Corporation Indian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D</text:p>
          </table:table-cell>
          <table:table-cell table:style-name="ce1" office:value-type="date" office:date-value="2022-12-31" calcext:value-type="date">
            <text:p>2022-12-31</text:p>
          </table:table-cell>
          <table:table-cell table:style-name="ce1" office:value-type="date" office:date-value="2021-12-31" calcext:value-type="date">
            <text:p>2021-12-31</text:p>
          </table:table-cell>
          <table:table-cell table:formula="of:=([.P65]-[.AD65])/[.AD65]" office:value-type="percentage" office:value="-0.00922947344740495" calcext:value-type="percentage">
            <text:p>-0.92%</text:p>
          </table:table-cell>
          <table:table-cell table:formula="of:=([.L65]-[.M65])/[.AD65]" office:value-type="percentage" office:value="0.0381318446315275" calcext:value-type="percentage">
            <text:p>3.81%</text:p>
          </table:table-cell>
          <table:table-cell table:formula="of:=([.R65]-[.S65])/[.AD65]" office:value-type="percentage" office:value="0" calcext:value-type="percentage">
            <text:p>0.00%</text:p>
          </table:table-cell>
          <table:table-cell table:formula="of:=[.Y65]/[.AD65]" office:value-type="percentage" office:value="-0.0150670054148149" calcext:value-type="percentage">
            <text:p>-1.51%</text:p>
          </table:table-cell>
          <table:table-cell office:value-type="float" office:value="172134000" calcext:value-type="float">
            <text:p>172134000</text:p>
          </table:table-cell>
          <table:table-cell office:value-type="float" office:value="3989000" calcext:value-type="float">
            <text:p>3989000</text:p>
          </table:table-cell>
          <table:table-cell office:value-type="float" office:value="1330481000" calcext:value-type="float">
            <text:p>1330481000</text:p>
          </table:table-cell>
          <table:table-cell office:value-type="float" office:value="1498626000" calcext:value-type="float">
            <text:p>1498626000</text:p>
          </table:table-cell>
          <table:table-cell office:value-type="float" office:value="4368871000" calcext:value-type="float">
            <text:p>4368871000</text:p>
          </table:table-cell>
          <table:table-cell table:number-columns-repeated="5"/>
          <table:table-cell office:value-type="float" office:value="4989281000" calcext:value-type="float">
            <text:p>4989281000</text:p>
          </table:table-cell>
          <table:table-cell office:value-type="float" office:value="4513988000" calcext:value-type="float">
            <text:p>4513988000</text:p>
          </table:table-cell>
          <table:table-cell office:value-type="float" office:value="71109000" calcext:value-type="float">
            <text:p>71109000</text:p>
          </table:table-cell>
          <table:table-cell office:value-type="float" office:value="-66439000" calcext:value-type="float">
            <text:p>-66439000</text:p>
          </table:table-cell>
          <table:table-cell office:value-type="float" office:value="10182000" calcext:value-type="float">
            <text:p>10182000</text:p>
          </table:table-cell>
          <table:table-cell office:value-type="float" office:value="30126000" calcext:value-type="float">
            <text:p>30126000</text:p>
          </table:table-cell>
          <table:table-cell office:value-type="float" office:value="1359514000" calcext:value-type="float">
            <text:p>1359514000</text:p>
          </table:table-cell>
          <table:table-cell office:value-type="float" office:value="1339570000" calcext:value-type="float">
            <text:p>1339570000</text:p>
          </table:table-cell>
          <table:table-cell office:value-type="float" office:value="4409569000" calcext:value-type="float">
            <text:p>4409569000</text:p>
          </table:table-cell>
          <table:table-cell table:number-columns-repeated="4"/>
          <table:table-cell office:value-type="float" office:value="1853035000" calcext:value-type="float">
            <text:p>1853035000</text:p>
          </table:table-cell>
          <table:table-cell office:value-type="float" office:value="5175099000" calcext:value-type="float">
            <text:p>5175099000</text:p>
          </table:table-cell>
          <table:table-cell office:value-type="float" office:value="4592523000" calcext:value-type="float">
            <text:p>4592523000</text:p>
          </table:table-cell>
          <table:table-cell office:value-type="float" office:value="52987000" calcext:value-type="float">
            <text:p>52987000</text:p>
          </table:table-cell>
          <table:table-cell office:value-type="float" office:value="40797000" calcext:value-type="float">
            <text:p>40797000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table:number-columns-repeated="5"/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table:number-columns-repeated="4"/>
          <table:table-cell office:value-type="string" calcext:value-type="string">
            <text:p>NotesReceivableGross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</table:table-row>
        <table:table-row table:style-name="ro1">
          <table:table-cell office:value-type="float" office:value="1401564" calcext:value-type="float">
            <text:p>1401564</text:p>
          </table:table-cell>
          <table:table-cell office:value-type="string" calcext:value-type="string">
            <text:p>FFNW</text:p>
          </table:table-cell>
          <table:table-cell office:value-type="string" calcext:value-type="string">
            <text:p>First Financial Northwest Inc.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D</text:p>
          </table:table-cell>
          <table:table-cell table:style-name="ce1" office:value-type="date" office:date-value="2022-12-31" calcext:value-type="date">
            <text:p>2022-12-31</text:p>
          </table:table-cell>
          <table:table-cell table:style-name="ce1" office:value-type="date" office:date-value="2021-12-31" calcext:value-type="date">
            <text:p>2021-12-31</text:p>
          </table:table-cell>
          <table:table-cell table:formula="of:=([.P66]-[.AD66])/[.AD66]" office:value-type="percentage" office:value="0.0108563993662061" calcext:value-type="percentage">
            <text:p>1.09%</text:p>
          </table:table-cell>
          <table:table-cell table:formula="of:=([.L66]-[.M66])/[.AD66]" office:value-type="percentage" office:value="0.0156798338450799" calcext:value-type="percentage">
            <text:p>1.57%</text:p>
          </table:table-cell>
          <table:table-cell table:formula="of:=([.R66]-[.S66])/[.AD66]" office:value-type="percentage" office:value="0" calcext:value-type="percentage">
            <text:p>0.00%</text:p>
          </table:table-cell>
          <table:table-cell table:formula="of:=[.Y66]/[.AD66]" office:value-type="percentage" office:value="0.00505583710735619" calcext:value-type="percentage">
            <text:p>0.51%</text:p>
          </table:table-cell>
          <table:table-cell office:value-type="float" office:value="18190000" calcext:value-type="float">
            <text:p>18190000</text:p>
          </table:table-cell>
          <table:table-cell office:value-type="float" office:value="41000" calcext:value-type="float">
            <text:p>41000</text:p>
          </table:table-cell>
          <table:table-cell table:number-columns-repeated="2"/>
          <table:table-cell office:value-type="float" office:value="1170040000" calcext:value-type="float">
            <text:p>1170040000</text:p>
          </table:table-cell>
          <table:table-cell table:number-columns-repeated="3"/>
          <table:table-cell office:value-type="float" office:value="2444000" calcext:value-type="float">
            <text:p>2444000</text:p>
          </table:table-cell>
          <table:table-cell office:value-type="float" office:value="1167083000" calcext:value-type="float">
            <text:p>1167083000</text:p>
          </table:table-cell>
          <table:table-cell office:value-type="float" office:value="1502916000" calcext:value-type="float">
            <text:p>1502916000</text:p>
          </table:table-cell>
          <table:table-cell office:value-type="float" office:value="1342556000" calcext:value-type="float">
            <text:p>1342556000</text:p>
          </table:table-cell>
          <table:table-cell office:value-type="float" office:value="13240000" calcext:value-type="float">
            <text:p>13240000</text:p>
          </table:table-cell>
          <table:table-cell office:value-type="float" office:value="5852000" calcext:value-type="float">
            <text:p>5852000</text:p>
          </table:table-cell>
          <table:table-cell office:value-type="float" office:value="1459000" calcext:value-type="float">
            <text:p>1459000</text:p>
          </table:table-cell>
          <table:table-cell office:value-type="float" office:value="1656000" calcext:value-type="float">
            <text:p>1656000</text:p>
          </table:table-cell>
          <table:table-cell office:value-type="float" office:value="168948000" calcext:value-type="float">
            <text:p>168948000</text:p>
          </table:table-cell>
          <table:table-cell/>
          <table:table-cell office:value-type="float" office:value="1157474000" calcext:value-type="float">
            <text:p>1157474000</text:p>
          </table:table-cell>
          <table:table-cell table:number-columns-repeated="3"/>
          <table:table-cell office:value-type="float" office:value="2432000" calcext:value-type="float">
            <text:p>2432000</text:p>
          </table:table-cell>
          <table:table-cell office:value-type="float" office:value="1103461000" calcext:value-type="float">
            <text:p>1103461000</text:p>
          </table:table-cell>
          <table:table-cell office:value-type="float" office:value="1426329000" calcext:value-type="float">
            <text:p>1426329000</text:p>
          </table:table-cell>
          <table:table-cell office:value-type="float" office:value="1268450000" calcext:value-type="float">
            <text:p>1268450000</text:p>
          </table:table-cell>
          <table:table-cell office:value-type="float" office:value="12249000" calcext:value-type="float">
            <text:p>12249000</text:p>
          </table:table-cell>
          <table:table-cell office:value-type="float" office:value="14341000" calcext:value-type="float">
            <text:p>14341000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table:number-columns-repeated="2"/>
          <table:table-cell office:value-type="string" calcext:value-type="string">
            <text:p>Deposits</text:p>
          </table:table-cell>
          <table:table-cell table:number-columns-repeated="3"/>
          <table:table-cell office:value-type="string" calcext:value-type="string">
            <text:p>HeldToMaturitySecurities</text:p>
          </table:table-cell>
          <table:table-cell office:value-type="string" calcext:value-type="string">
            <text:p>LoansAndLeasesReceivableNetReportedAmount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/>
          <table:table-cell office:value-type="string" calcext:value-type="string">
            <text:p>Deposits</text:p>
          </table:table-cell>
          <table:table-cell table:number-columns-repeated="3"/>
          <table:table-cell office:value-type="string" calcext:value-type="string">
            <text:p>HeldToMaturitySecurities</text:p>
          </table:table-cell>
          <table:table-cell office:value-type="string" calcext:value-type="string">
            <text:p>LoansAndLeasesReceivableNetReportedAmount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</table:table-row>
        <table:table-row table:style-name="ro1">
          <table:table-cell office:value-type="float" office:value="1413837" calcext:value-type="float">
            <text:p>1413837</text:p>
          </table:table-cell>
          <table:table-cell office:value-type="string" calcext:value-type="string">
            <text:p>FFWM</text:p>
          </table:table-cell>
          <table:table-cell office:value-type="string" calcext:value-type="string">
            <text:p>First Foundation Inc.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D</text:p>
          </table:table-cell>
          <table:table-cell table:style-name="ce1" office:value-type="date" office:date-value="2022-12-31" calcext:value-type="date">
            <text:p>2022-12-31</text:p>
          </table:table-cell>
          <table:table-cell table:style-name="ce1" office:value-type="date" office:date-value="2021-12-31" calcext:value-type="date">
            <text:p>2021-12-31</text:p>
          </table:table-cell>
          <table:table-cell table:formula="of:=([.P67]-[.AD67])/[.AD67]" office:value-type="percentage" office:value="0.175971293560116" calcext:value-type="percentage">
            <text:p>17.60%</text:p>
          </table:table-cell>
          <table:table-cell table:formula="of:=([.L67]-[.M67])/[.AD67]" office:value-type="percentage" office:value="0.00175761124653312" calcext:value-type="percentage">
            <text:p>0.18%</text:p>
          </table:table-cell>
          <table:table-cell table:formula="of:=([.R67]-[.S67])/[.AD67]" office:value-type="percentage" office:value="-0.0101547215375467" calcext:value-type="percentage">
            <text:p>-1.02%</text:p>
          </table:table-cell>
          <table:table-cell table:formula="of:=[.Y67]/[.AD67]" office:value-type="percentage" office:value="0.0109276483324936" calcext:value-type="percentage">
            <text:p>1.09%</text:p>
          </table:table-cell>
          <table:table-cell office:value-type="float" office:value="15600000" calcext:value-type="float">
            <text:p>15600000</text:p>
          </table:table-cell>
          <table:table-cell office:value-type="float" office:value="112000" calcext:value-type="float">
            <text:p>112000</text:p>
          </table:table-cell>
          <table:table-cell table:number-columns-repeated="2"/>
          <table:table-cell office:value-type="float" office:value="10362612000" calcext:value-type="float">
            <text:p>10362612000</text:p>
          </table:table-cell>
          <table:table-cell office:value-type="float" office:value="773061000" calcext:value-type="float">
            <text:p>773061000</text:p>
          </table:table-cell>
          <table:table-cell/>
          <table:table-cell office:value-type="float" office:value="89483000" calcext:value-type="float">
            <text:p>89483000</text:p>
          </table:table-cell>
          <table:table-cell/>
          <table:table-cell office:value-type="float" office:value="10709180000" calcext:value-type="float">
            <text:p>10709180000</text:p>
          </table:table-cell>
          <table:table-cell office:value-type="float" office:value="13014179000" calcext:value-type="float">
            <text:p>13014179000</text:p>
          </table:table-cell>
          <table:table-cell office:value-type="float" office:value="11879801000" calcext:value-type="float">
            <text:p>11879801000</text:p>
          </table:table-cell>
          <table:table-cell office:value-type="float" office:value="17354000" calcext:value-type="float">
            <text:p>17354000</text:p>
          </table:table-cell>
          <table:table-cell office:value-type="float" office:value="96294000" calcext:value-type="float">
            <text:p>96294000</text:p>
          </table:table-cell>
          <table:table-cell office:value-type="float" office:value="6258000" calcext:value-type="float">
            <text:p>6258000</text:p>
          </table:table-cell>
          <table:table-cell office:value-type="float" office:value="9473000" calcext:value-type="float">
            <text:p>9473000</text:p>
          </table:table-cell>
          <table:table-cell office:value-type="float" office:value="1191378000" calcext:value-type="float">
            <text:p>1191378000</text:p>
          </table:table-cell>
          <table:table-cell office:value-type="float" office:value="1198562000" calcext:value-type="float">
            <text:p>1198562000</text:p>
          </table:table-cell>
          <table:table-cell office:value-type="float" office:value="8811960000" calcext:value-type="float">
            <text:p>881196000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6906728000" calcext:value-type="float">
            <text:p>6906728000</text:p>
          </table:table-cell>
          <table:table-cell office:value-type="float" office:value="10196204000" calcext:value-type="float">
            <text:p>10196204000</text:p>
          </table:table-cell>
          <table:table-cell office:value-type="float" office:value="9132153000" calcext:value-type="float">
            <text:p>9132153000</text:p>
          </table:table-cell>
          <table:table-cell office:value-type="float" office:value="23876000" calcext:value-type="float">
            <text:p>23876000</text:p>
          </table:table-cell>
          <table:table-cell office:value-type="float" office:value="97699000" calcext:value-type="float">
            <text:p>97699000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table:number-columns-repeated="2"/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/>
          <table:table-cell office:value-type="string" calcext:value-type="string">
            <text:p>HeldToMaturitySecuritiesAccumulatedUnrecognizedHoldingLoss</text:p>
          </table:table-cell>
          <table:table-cell/>
          <table:table-cell office:value-type="string" calcext:value-type="string">
            <text:p>LoansAndLeasesReceivableGrossCarryingAmount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table:number-columns-repeated="3"/>
          <table:table-cell office:value-type="string" calcext:value-type="string">
            <text:p>HeldToMaturitySecurities</text:p>
          </table:table-cell>
          <table:table-cell office:value-type="string" calcext:value-type="string">
            <text:p>NotesReceivableGross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</table:table-row>
        <table:table-row table:style-name="ro1">
          <table:table-cell office:value-type="float" office:value="1408534" calcext:value-type="float">
            <text:p>1408534</text:p>
          </table:table-cell>
          <table:table-cell office:value-type="string" calcext:value-type="string">
            <text:p>FGBI</text:p>
          </table:table-cell>
          <table:table-cell office:value-type="string" calcext:value-type="string">
            <text:p>First Guaranty Bancshares Inc.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D</text:p>
          </table:table-cell>
          <table:table-cell table:style-name="ce1" office:value-type="date" office:date-value="2022-12-31" calcext:value-type="date">
            <text:p>2022-12-31</text:p>
          </table:table-cell>
          <table:table-cell table:style-name="ce1" office:value-type="date" office:date-value="2021-12-31" calcext:value-type="date">
            <text:p>2021-12-31</text:p>
          </table:table-cell>
          <table:table-cell table:formula="of:=([.P68]-[.AD68])/[.AD68]" office:value-type="percentage" office:value="0.0490276881269035" calcext:value-type="percentage">
            <text:p>4.90%</text:p>
          </table:table-cell>
          <table:table-cell table:formula="of:=([.L68]-[.M68])/[.AD68]" office:value-type="percentage" office:value="0.00130445231489256" calcext:value-type="percentage">
            <text:p>0.13%</text:p>
          </table:table-cell>
          <table:table-cell table:formula="of:=([.R68]-[.S68])/[.AD68]" office:value-type="percentage" office:value="-0.029851045179419" calcext:value-type="percentage">
            <text:p>-2.99%</text:p>
          </table:table-cell>
          <table:table-cell table:formula="of:=[.Y68]/[.AD68]" office:value-type="percentage" office:value="0.00781400443367436" calcext:value-type="percentage">
            <text:p>0.78%</text:p>
          </table:table-cell>
          <table:table-cell office:value-type="float" office:value="3418000" calcext:value-type="float">
            <text:p>3418000</text:p>
          </table:table-cell>
          <table:table-cell office:value-type="float" office:value="31000" calcext:value-type="float">
            <text:p>31000</text:p>
          </table:table-cell>
          <table:table-cell office:value-type="float" office:value="131458000" calcext:value-type="float">
            <text:p>131458000</text:p>
          </table:table-cell>
          <table:table-cell office:value-type="float" office:value="134845000" calcext:value-type="float">
            <text:p>134845000</text:p>
          </table:table-cell>
          <table:table-cell office:value-type="float" office:value="2723792000" calcext:value-type="float">
            <text:p>2723792000</text:p>
          </table:table-cell>
          <table:table-cell office:value-type="float" office:value="242560000" calcext:value-type="float">
            <text:p>242560000</text:p>
          </table:table-cell>
          <table:table-cell office:value-type="float" office:value="0" calcext:value-type="float">
            <text:p>0</text:p>
          </table:table-cell>
          <table:table-cell office:value-type="float" office:value="77508000" calcext:value-type="float">
            <text:p>77508000</text:p>
          </table:table-cell>
          <table:table-cell office:value-type="float" office:value="320068000" calcext:value-type="float">
            <text:p>320068000</text:p>
          </table:table-cell>
          <table:table-cell office:value-type="float" office:value="2519077000" calcext:value-type="float">
            <text:p>2519077000</text:p>
          </table:table-cell>
          <table:table-cell office:value-type="float" office:value="3151347000" calcext:value-type="float">
            <text:p>3151347000</text:p>
          </table:table-cell>
          <table:table-cell office:value-type="float" office:value="2916356000" calcext:value-type="float">
            <text:p>2916356000</text:p>
          </table:table-cell>
          <table:table-cell office:value-type="float" office:value="28884000" calcext:value-type="float">
            <text:p>28884000</text:p>
          </table:table-cell>
          <table:table-cell office:value-type="float" office:value="20289000" calcext:value-type="float">
            <text:p>20289000</text:p>
          </table:table-cell>
          <table:table-cell office:value-type="float" office:value="2474000" calcext:value-type="float">
            <text:p>2474000</text:p>
          </table:table-cell>
          <table:table-cell office:value-type="float" office:value="898000" calcext:value-type="float">
            <text:p>898000</text:p>
          </table:table-cell>
          <table:table-cell office:value-type="float" office:value="210620000" calcext:value-type="float">
            <text:p>210620000</text:p>
          </table:table-cell>
          <table:table-cell office:value-type="float" office:value="212196000" calcext:value-type="float">
            <text:p>212196000</text:p>
          </table:table-cell>
          <table:table-cell office:value-type="float" office:value="2596492000" calcext:value-type="float">
            <text:p>2596492000</text:p>
          </table:table-cell>
          <table:table-cell office:value-type="float" office:value="150585000" calcext:value-type="float">
            <text:p>150585000</text:p>
          </table:table-cell>
          <table:table-cell office:value-type="float" office:value="0" calcext:value-type="float">
            <text:p>0</text:p>
          </table:table-cell>
          <table:table-cell office:value-type="float" office:value="2951000" calcext:value-type="float">
            <text:p>2951000</text:p>
          </table:table-cell>
          <table:table-cell office:value-type="float" office:value="153536000" calcext:value-type="float">
            <text:p>153536000</text:p>
          </table:table-cell>
          <table:table-cell office:value-type="float" office:value="2159359000" calcext:value-type="float">
            <text:p>2159359000</text:p>
          </table:table-cell>
          <table:table-cell office:value-type="float" office:value="2878120000" calcext:value-type="float">
            <text:p>2878120000</text:p>
          </table:table-cell>
          <table:table-cell office:value-type="float" office:value="2654231000" calcext:value-type="float">
            <text:p>2654231000</text:p>
          </table:table-cell>
          <table:table-cell office:value-type="float" office:value="27297000" calcext:value-type="float">
            <text:p>27297000</text:p>
          </table:table-cell>
          <table:table-cell office:value-type="float" office:value="20017000" calcext:value-type="float">
            <text:p>20017000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office:value-type="string" calcext:value-type="string">
            <text:p>HeldToMaturitySecuritiesAccumulatedUnrecognizedHoldingGain</text:p>
          </table:table-cell>
          <table:table-cell office:value-type="string" calcext:value-type="string">
            <text:p>HeldToMaturitySecuritiesAccumulatedUnrecognizedHoldingLoss</text:p>
          </table:table-cell>
          <table:table-cell office:value-type="string" calcext:value-type="string">
            <text:p>HeldToMaturitySecurities</text:p>
          </table:table-cell>
          <table:table-cell office:value-type="string" calcext:value-type="string">
            <text:p>NotesReceivableGross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office:value-type="string" calcext:value-type="string">
            <text:p>HeldToMaturitySecuritiesAccumulatedUnrecognizedHoldingGain</text:p>
          </table:table-cell>
          <table:table-cell office:value-type="string" calcext:value-type="string">
            <text:p>HeldToMaturitySecuritiesAccumulatedUnrecognizedHoldingLoss</text:p>
          </table:table-cell>
          <table:table-cell office:value-type="string" calcext:value-type="string">
            <text:p>HeldToMaturitySecurities</text:p>
          </table:table-cell>
          <table:table-cell office:value-type="string" calcext:value-type="string">
            <text:p>NotesReceivableGross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</table:table-row>
        <table:table-row table:style-name="ro1">
          <table:table-cell office:value-type="float" office:value="36377" calcext:value-type="float">
            <text:p>36377</text:p>
          </table:table-cell>
          <table:table-cell office:value-type="string" calcext:value-type="string">
            <text:p>FHB</text:p>
          </table:table-cell>
          <table:table-cell office:value-type="string" calcext:value-type="string">
            <text:p>First Hawaiian Inc.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D</text:p>
          </table:table-cell>
          <table:table-cell table:style-name="ce1" office:value-type="date" office:date-value="2022-12-31" calcext:value-type="date">
            <text:p>2022-12-31</text:p>
          </table:table-cell>
          <table:table-cell table:style-name="ce1" office:value-type="date" office:date-value="2021-12-31" calcext:value-type="date">
            <text:p>2021-12-31</text:p>
          </table:table-cell>
          <table:table-cell table:formula="of:=([.P69]-[.AD69])/[.AD69]" office:value-type="percentage" office:value="-0.0058267395166864" calcext:value-type="percentage">
            <text:p>-0.58%</text:p>
          </table:table-cell>
          <table:table-cell table:formula="of:=([.L69]-[.M69])/[.AD69]" office:value-type="percentage" office:value="0.0182647292514452" calcext:value-type="percentage">
            <text:p>1.83%</text:p>
          </table:table-cell>
          <table:table-cell table:formula="of:=([.R69]-[.S69])/[.AD69]" office:value-type="percentage" office:value="-0.0231854425616697" calcext:value-type="percentage">
            <text:p>-2.32%</text:p>
          </table:table-cell>
          <table:table-cell table:formula="of:=[.Y69]/[.AD69]" office:value-type="percentage" office:value="-0.0115453939481336" calcext:value-type="percentage">
            <text:p>-1.15%</text:p>
          </table:table-cell>
          <table:table-cell office:value-type="float" office:value="398516000" calcext:value-type="float">
            <text:p>398516000</text:p>
          </table:table-cell>
          <table:table-cell office:value-type="float" office:value="50000" calcext:value-type="float">
            <text:p>50000</text:p>
          </table:table-cell>
          <table:table-cell table:number-columns-repeated="2"/>
          <table:table-cell office:value-type="float" office:value="21689029000" calcext:value-type="float">
            <text:p>21689029000</text:p>
          </table:table-cell>
          <table:table-cell office:value-type="float" office:value="3814822000" calcext:value-type="float">
            <text:p>3814822000</text:p>
          </table:table-cell>
          <table:table-cell/>
          <table:table-cell office:value-type="float" office:value="505817000" calcext:value-type="float">
            <text:p>505817000</text:p>
          </table:table-cell>
          <table:table-cell table:number-columns-repeated="2"/>
          <table:table-cell office:value-type="float" office:value="24577223000" calcext:value-type="float">
            <text:p>24577223000</text:p>
          </table:table-cell>
          <table:table-cell office:value-type="float" office:value="22308218000" calcext:value-type="float">
            <text:p>22308218000</text:p>
          </table:table-cell>
          <table:table-cell office:value-type="float" office:value="265685000" calcext:value-type="float">
            <text:p>265685000</text:p>
          </table:table-cell>
          <table:table-cell office:value-type="float" office:value="-251876000" calcext:value-type="float">
            <text:p>-251876000</text:p>
          </table:table-cell>
          <table:table-cell office:value-type="float" office:value="157296000" calcext:value-type="float">
            <text:p>157296000</text:p>
          </table:table-cell>
          <table:table-cell office:value-type="float" office:value="24595000" calcext:value-type="float">
            <text:p>24595000</text:p>
          </table:table-cell>
          <table:table-cell office:value-type="float" office:value="8428032000" calcext:value-type="float">
            <text:p>8428032000</text:p>
          </table:table-cell>
          <table:table-cell office:value-type="float" office:value="8560733000" calcext:value-type="float">
            <text:p>8560733000</text:p>
          </table:table-cell>
          <table:table-cell office:value-type="float" office:value="21816146000" calcext:value-type="float">
            <text:p>2181614600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2804737000" calcext:value-type="float">
            <text:p>12804737000</text:p>
          </table:table-cell>
          <table:table-cell office:value-type="float" office:value="24992410000" calcext:value-type="float">
            <text:p>24992410000</text:p>
          </table:table-cell>
          <table:table-cell office:value-type="float" office:value="22335498000" calcext:value-type="float">
            <text:p>22335498000</text:p>
          </table:table-cell>
          <table:table-cell office:value-type="float" office:value="265735000" calcext:value-type="float">
            <text:p>265735000</text:p>
          </table:table-cell>
          <table:table-cell office:value-type="float" office:value="112438000" calcext:value-type="float">
            <text:p>112438000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table:number-columns-repeated="2"/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/>
          <table:table-cell office:value-type="string" calcext:value-type="string">
            <text:p>HeldToMaturitySecuritiesAccumulatedUnrecognizedHoldingLoss</text:p>
          </table:table-cell>
          <table:table-cell table:number-columns-repeated="2"/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table:number-columns-repeated="3"/>
          <table:table-cell office:value-type="string" calcext:value-type="string">
            <text:p>LoansAndLeasesReceivableNetReportedAmount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</table:table-row>
        <table:table-row table:style-name="ro1">
          <table:table-cell office:value-type="float" office:value="1562463" calcext:value-type="float">
            <text:p>1562463</text:p>
          </table:table-cell>
          <table:table-cell office:value-type="string" calcext:value-type="string">
            <text:p>INBK</text:p>
          </table:table-cell>
          <table:table-cell office:value-type="string" calcext:value-type="string">
            <text:p>First Internet Bancorp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D</text:p>
          </table:table-cell>
          <table:table-cell table:style-name="ce1" office:value-type="date" office:date-value="2022-12-31" calcext:value-type="date">
            <text:p>2022-12-31</text:p>
          </table:table-cell>
          <table:table-cell table:style-name="ce1" office:value-type="date" office:date-value="2021-12-31" calcext:value-type="date">
            <text:p>2021-12-31</text:p>
          </table:table-cell>
          <table:table-cell table:formula="of:=([.P70]-[.AD70])/[.AD70]" office:value-type="percentage" office:value="0.0825068835426943" calcext:value-type="percentage">
            <text:p>8.25%</text:p>
          </table:table-cell>
          <table:table-cell table:formula="of:=([.L70]-[.M70])/[.AD70]" office:value-type="percentage" office:value="0.0144069174846231" calcext:value-type="percentage">
            <text:p>1.44%</text:p>
          </table:table-cell>
          <table:table-cell table:formula="of:=([.R70]-[.S70])/[.AD70]" office:value-type="percentage" office:value="-0.00650684705276161" calcext:value-type="percentage">
            <text:p>-0.65%</text:p>
          </table:table-cell>
          <table:table-cell table:formula="of:=[.Y70]/[.AD70]" office:value-type="percentage" office:value="0.00407177318109482" calcext:value-type="percentage">
            <text:p>0.41%</text:p>
          </table:table-cell>
          <table:table-cell office:value-type="float" office:value="46292000" calcext:value-type="float">
            <text:p>46292000</text:p>
          </table:table-cell>
          <table:table-cell office:value-type="float" office:value="493000" calcext:value-type="float">
            <text:p>493000</text:p>
          </table:table-cell>
          <table:table-cell office:value-type="float" office:value="390384000" calcext:value-type="float">
            <text:p>390384000</text:p>
          </table:table-cell>
          <table:table-cell office:value-type="float" office:value="436183000" calcext:value-type="float">
            <text:p>436183000</text:p>
          </table:table-cell>
          <table:table-cell office:value-type="float" office:value="3441245000" calcext:value-type="float">
            <text:p>3441245000</text:p>
          </table:table-cell>
          <table:table-cell office:value-type="float" office:value="168483000" calcext:value-type="float">
            <text:p>168483000</text:p>
          </table:table-cell>
          <table:table-cell office:value-type="float" office:value="0" calcext:value-type="float">
            <text:p>0</text:p>
          </table:table-cell>
          <table:table-cell office:value-type="float" office:value="20685000" calcext:value-type="float">
            <text:p>20685000</text:p>
          </table:table-cell>
          <table:table-cell office:value-type="float" office:value="189168000" calcext:value-type="float">
            <text:p>189168000</text:p>
          </table:table-cell>
          <table:table-cell office:value-type="float" office:value="3452607000" calcext:value-type="float">
            <text:p>3452607000</text:p>
          </table:table-cell>
          <table:table-cell office:value-type="float" office:value="4543104000" calcext:value-type="float">
            <text:p>4543104000</text:p>
          </table:table-cell>
          <table:table-cell office:value-type="float" office:value="4178130000" calcext:value-type="float">
            <text:p>4178130000</text:p>
          </table:table-cell>
          <table:table-cell office:value-type="float" office:value="35541000" calcext:value-type="float">
            <text:p>35541000</text:p>
          </table:table-cell>
          <table:table-cell office:value-type="float" office:value="12944000" calcext:value-type="float">
            <text:p>12944000</text:p>
          </table:table-cell>
          <table:table-cell office:value-type="float" office:value="7691000" calcext:value-type="float">
            <text:p>7691000</text:p>
          </table:table-cell>
          <table:table-cell office:value-type="float" office:value="4228000" calcext:value-type="float">
            <text:p>4228000</text:p>
          </table:table-cell>
          <table:table-cell office:value-type="float" office:value="603044000" calcext:value-type="float">
            <text:p>603044000</text:p>
          </table:table-cell>
          <table:table-cell office:value-type="float" office:value="606507000" calcext:value-type="float">
            <text:p>606507000</text:p>
          </table:table-cell>
          <table:table-cell office:value-type="float" office:value="3178959000" calcext:value-type="float">
            <text:p>3178959000</text:p>
          </table:table-cell>
          <table:table-cell office:value-type="float" office:value="61468000" calcext:value-type="float">
            <text:p>61468000</text:p>
          </table:table-cell>
          <table:table-cell office:value-type="float" office:value="1903000" calcext:value-type="float">
            <text:p>1903000</text:p>
          </table:table-cell>
          <table:table-cell office:value-type="float" office:value="0" calcext:value-type="float">
            <text:p>0</text:p>
          </table:table-cell>
          <table:table-cell office:value-type="float" office:value="59565000" calcext:value-type="float">
            <text:p>59565000</text:p>
          </table:table-cell>
          <table:table-cell office:value-type="float" office:value="2833776000" calcext:value-type="float">
            <text:p>2833776000</text:p>
          </table:table-cell>
          <table:table-cell office:value-type="float" office:value="4210994000" calcext:value-type="float">
            <text:p>4210994000</text:p>
          </table:table-cell>
          <table:table-cell office:value-type="float" office:value="3830656000" calcext:value-type="float">
            <text:p>3830656000</text:p>
          </table:table-cell>
          <table:table-cell office:value-type="float" office:value="48114000" calcext:value-type="float">
            <text:p>48114000</text:p>
          </table:table-cell>
          <table:table-cell office:value-type="float" office:value="54271000" calcext:value-type="float">
            <text:p>54271000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office:value-type="string" calcext:value-type="string">
            <text:p>HeldToMaturitySecuritiesAccumulatedUnrecognizedHoldingGain</text:p>
          </table:table-cell>
          <table:table-cell office:value-type="string" calcext:value-type="string">
            <text:p>HeldToMaturitySecuritiesAccumulatedUnrecognizedHoldingLoss</text:p>
          </table:table-cell>
          <table:table-cell office:value-type="string" calcext:value-type="string">
            <text:p>HeldToMaturitySecurities</text:p>
          </table:table-cell>
          <table:table-cell office:value-type="string" calcext:value-type="string">
            <text:p>LoansAndLeasesReceivableGrossCarryingAmount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office:value-type="string" calcext:value-type="string">
            <text:p>HeldToMaturitySecuritiesAccumulatedUnrecognizedHoldingGain</text:p>
          </table:table-cell>
          <table:table-cell office:value-type="string" calcext:value-type="string">
            <text:p>HeldToMaturitySecuritiesAccumulatedUnrecognizedHoldingLoss</text:p>
          </table:table-cell>
          <table:table-cell office:value-type="string" calcext:value-type="string">
            <text:p>HeldToMaturitySecurities</text:p>
          </table:table-cell>
          <table:table-cell office:value-type="string" calcext:value-type="string">
            <text:p>NotesReceivableGross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</table:table-row>
        <table:table-row table:style-name="ro1">
          <table:table-cell office:value-type="float" office:value="860413" calcext:value-type="float">
            <text:p>860413</text:p>
          </table:table-cell>
          <table:table-cell office:value-type="string" calcext:value-type="string">
            <text:p>FIBK</text:p>
          </table:table-cell>
          <table:table-cell office:value-type="string" calcext:value-type="string">
            <text:p>First Interstate BancSystem Inc.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D</text:p>
          </table:table-cell>
          <table:table-cell table:style-name="ce1" office:value-type="date" office:date-value="2022-12-31" calcext:value-type="date">
            <text:p>2022-12-31</text:p>
          </table:table-cell>
          <table:table-cell table:style-name="ce1" office:value-type="date" office:date-value="2021-12-31" calcext:value-type="date">
            <text:p>2021-12-31</text:p>
          </table:table-cell>
          <table:table-cell table:formula="of:=([.P71]-[.AD71])/[.AD71]" office:value-type="percentage" office:value="0.541131927029552" calcext:value-type="percentage">
            <text:p>54.11%</text:p>
          </table:table-cell>
          <table:table-cell table:formula="of:=([.L71]-[.M71])/[.AD71]" office:value-type="percentage" office:value="0.0385627181983577" calcext:value-type="percentage">
            <text:p>3.86%</text:p>
          </table:table-cell>
          <table:table-cell table:formula="of:=([.R71]-[.S71])/[.AD71]" office:value-type="percentage" office:value="-0.0245611447116094" calcext:value-type="percentage">
            <text:p>-2.46%</text:p>
          </table:table-cell>
          <table:table-cell table:formula="of:=[.Y71]/[.AD71]" office:value-type="percentage" office:value="-0.0162204356591434" calcext:value-type="percentage">
            <text:p>-1.62%</text:p>
          </table:table-cell>
          <table:table-cell office:value-type="float" office:value="629700000" calcext:value-type="float">
            <text:p>629700000</text:p>
          </table:table-cell>
          <table:table-cell office:value-type="float" office:value="2300000" calcext:value-type="float">
            <text:p>2300000</text:p>
          </table:table-cell>
          <table:table-cell office:value-type="float" office:value="6946100000" calcext:value-type="float">
            <text:p>6946100000</text:p>
          </table:table-cell>
          <table:table-cell office:value-type="float" office:value="7573500000" calcext:value-type="float">
            <text:p>7573500000</text:p>
          </table:table-cell>
          <table:table-cell office:value-type="float" office:value="25073600000" calcext:value-type="float">
            <text:p>25073600000</text:p>
          </table:table-cell>
          <table:table-cell office:value-type="float" office:value="3052200000" calcext:value-type="float">
            <text:p>3052200000</text:p>
          </table:table-cell>
          <table:table-cell office:value-type="float" office:value="400000" calcext:value-type="float">
            <text:p>400000</text:p>
          </table:table-cell>
          <table:table-cell office:value-type="float" office:value="400000000" calcext:value-type="float">
            <text:p>400000000</text:p>
          </table:table-cell>
          <table:table-cell office:value-type="float" office:value="3453700000" calcext:value-type="float">
            <text:p>3453700000</text:p>
          </table:table-cell>
          <table:table-cell office:value-type="float" office:value="17879100000" calcext:value-type="float">
            <text:p>17879100000</text:p>
          </table:table-cell>
          <table:table-cell office:value-type="float" office:value="32287800000" calcext:value-type="float">
            <text:p>32287800000</text:p>
          </table:table-cell>
          <table:table-cell office:value-type="float" office:value="29214000000" calcext:value-type="float">
            <text:p>29214000000</text:p>
          </table:table-cell>
          <table:table-cell office:value-type="float" office:value="202200000" calcext:value-type="float">
            <text:p>202200000</text:p>
          </table:table-cell>
          <table:table-cell office:value-type="float" office:value="-263900000" calcext:value-type="float">
            <text:p>-263900000</text:p>
          </table:table-cell>
          <table:table-cell office:value-type="float" office:value="59400000" calcext:value-type="float">
            <text:p>59400000</text:p>
          </table:table-cell>
          <table:table-cell office:value-type="float" office:value="20600000" calcext:value-type="float">
            <text:p>20600000</text:p>
          </table:table-cell>
          <table:table-cell office:value-type="float" office:value="4820500000" calcext:value-type="float">
            <text:p>4820500000</text:p>
          </table:table-cell>
          <table:table-cell office:value-type="float" office:value="4859300000" calcext:value-type="float">
            <text:p>4859300000</text:p>
          </table:table-cell>
          <table:table-cell office:value-type="float" office:value="16269600000" calcext:value-type="float">
            <text:p>16269600000</text:p>
          </table:table-cell>
          <table:table-cell office:value-type="float" office:value="1667500000" calcext:value-type="float">
            <text:p>1667500000</text:p>
          </table:table-cell>
          <table:table-cell office:value-type="float" office:value="15600000" calcext:value-type="float">
            <text:p>15600000</text:p>
          </table:table-cell>
          <table:table-cell office:value-type="float" office:value="35700000" calcext:value-type="float">
            <text:p>35700000</text:p>
          </table:table-cell>
          <table:table-cell office:value-type="float" office:value="1687600000" calcext:value-type="float">
            <text:p>1687600000</text:p>
          </table:table-cell>
          <table:table-cell office:value-type="float" office:value="9331700000" calcext:value-type="float">
            <text:p>9331700000</text:p>
          </table:table-cell>
          <table:table-cell office:value-type="float" office:value="19671900000" calcext:value-type="float">
            <text:p>19671900000</text:p>
          </table:table-cell>
          <table:table-cell office:value-type="float" office:value="17685300000" calcext:value-type="float">
            <text:p>17685300000</text:p>
          </table:table-cell>
          <table:table-cell office:value-type="float" office:value="192100000" calcext:value-type="float">
            <text:p>192100000</text:p>
          </table:table-cell>
          <table:table-cell office:value-type="float" office:value="124500000" calcext:value-type="float">
            <text:p>124500000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office:value-type="string" calcext:value-type="string">
            <text:p>HeldToMaturitySecuritiesAccumulatedUnrecognizedHoldingGain</text:p>
          </table:table-cell>
          <table:table-cell office:value-type="string" calcext:value-type="string">
            <text:p>HeldToMaturitySecuritiesAccumulatedUnrecognizedHoldingLoss</text:p>
          </table:table-cell>
          <table:table-cell office:value-type="string" calcext:value-type="string">
            <text:p>HeldToMaturitySecurities</text:p>
          </table:table-cell>
          <table:table-cell office:value-type="string" calcext:value-type="string">
            <text:p>LoansAndLeasesReceivableNetReportedAmount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office:value-type="string" calcext:value-type="string">
            <text:p>HeldToMaturitySecuritiesAccumulatedUnrecognizedHoldingGain</text:p>
          </table:table-cell>
          <table:table-cell office:value-type="string" calcext:value-type="string">
            <text:p>HeldToMaturitySecuritiesAccumulatedUnrecognizedHoldingLoss</text:p>
          </table:table-cell>
          <table:table-cell office:value-type="string" calcext:value-type="string">
            <text:p>HeldToMaturitySecurities</text:p>
          </table:table-cell>
          <table:table-cell office:value-type="string" calcext:value-type="string">
            <text:p>LoansAndLeasesReceivableGrossCarryingAmount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</table:table-row>
        <table:table-row table:style-name="ro1">
          <table:table-cell office:value-type="float" office:value="712534" calcext:value-type="float">
            <text:p>712534</text:p>
          </table:table-cell>
          <table:table-cell office:value-type="string" calcext:value-type="string">
            <text:p>FRME</text:p>
          </table:table-cell>
          <table:table-cell office:value-type="string" calcext:value-type="string">
            <text:p>First Merchants Corporation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D</text:p>
          </table:table-cell>
          <table:table-cell table:style-name="ce1" office:value-type="date" office:date-value="2022-12-31" calcext:value-type="date">
            <text:p>2022-12-31</text:p>
          </table:table-cell>
          <table:table-cell table:style-name="ce1" office:value-type="date" office:date-value="2021-12-31" calcext:value-type="date">
            <text:p>2021-12-31</text:p>
          </table:table-cell>
          <table:table-cell table:formula="of:=([.P72]-[.AD72])/[.AD72]" office:value-type="percentage" office:value="0.129602043639713" calcext:value-type="percentage">
            <text:p>12.96%</text:p>
          </table:table-cell>
          <table:table-cell table:formula="of:=([.L72]-[.M72])/[.AD72]" office:value-type="percentage" office:value="0.0233013316942831" calcext:value-type="percentage">
            <text:p>2.33%</text:p>
          </table:table-cell>
          <table:table-cell table:formula="of:=([.R72]-[.S72])/[.AD72]" office:value-type="percentage" office:value="-0.0298059850727783" calcext:value-type="percentage">
            <text:p>-2.98%</text:p>
          </table:table-cell>
          <table:table-cell table:formula="of:=[.Y72]/[.AD72]" office:value-type="percentage" office:value="-0.00566853041611294" calcext:value-type="percentage">
            <text:p>-0.57%</text:p>
          </table:table-cell>
          <table:table-cell office:value-type="float" office:value="297125000" calcext:value-type="float">
            <text:p>297125000</text:p>
          </table:table-cell>
          <table:table-cell office:value-type="float" office:value="439000" calcext:value-type="float">
            <text:p>439000</text:p>
          </table:table-cell>
          <table:table-cell table:number-columns-repeated="2"/>
          <table:table-cell office:value-type="float" office:value="14382745000" calcext:value-type="float">
            <text:p>14382745000</text:p>
          </table:table-cell>
          <table:table-cell office:value-type="float" office:value="1907865000" calcext:value-type="float">
            <text:p>1907865000</text:p>
          </table:table-cell>
          <table:table-cell office:value-type="float" office:value="647000" calcext:value-type="float">
            <text:p>647000</text:p>
          </table:table-cell>
          <table:table-cell office:value-type="float" office:value="380154000" calcext:value-type="float">
            <text:p>380154000</text:p>
          </table:table-cell>
          <table:table-cell table:number-columns-repeated="2"/>
          <table:table-cell office:value-type="float" office:value="17938306000" calcext:value-type="float">
            <text:p>17938306000</text:p>
          </table:table-cell>
          <table:table-cell office:value-type="float" office:value="15903536000" calcext:value-type="float">
            <text:p>15903536000</text:p>
          </table:table-cell>
          <table:table-cell office:value-type="float" office:value="222089000" calcext:value-type="float">
            <text:p>222089000</text:p>
          </table:table-cell>
          <table:table-cell office:value-type="float" office:value="-72175000" calcext:value-type="float">
            <text:p>-72175000</text:p>
          </table:table-cell>
          <table:table-cell office:value-type="float" office:value="13640000" calcext:value-type="float">
            <text:p>13640000</text:p>
          </table:table-cell>
          <table:table-cell office:value-type="float" office:value="89536000" calcext:value-type="float">
            <text:p>89536000</text:p>
          </table:table-cell>
          <table:table-cell office:value-type="float" office:value="2344551000" calcext:value-type="float">
            <text:p>2344551000</text:p>
          </table:table-cell>
          <table:table-cell office:value-type="float" office:value="2268655000" calcext:value-type="float">
            <text:p>2268655000</text:p>
          </table:table-cell>
          <table:table-cell office:value-type="float" office:value="12732577000" calcext:value-type="float">
            <text:p>12732577000</text:p>
          </table:table-cell>
          <table:table-cell office:value-type="float" office:value="2202503000" calcext:value-type="float">
            <text:p>2202503000</text:p>
          </table:table-cell>
          <table:table-cell office:value-type="float" office:value="37776000" calcext:value-type="float">
            <text:p>37776000</text:p>
          </table:table-cell>
          <table:table-cell office:value-type="float" office:value="15320000" calcext:value-type="float">
            <text:p>15320000</text:p>
          </table:table-cell>
          <table:table-cell office:value-type="float" office:value="2179802000" calcext:value-type="float">
            <text:p>2179802000</text:p>
          </table:table-cell>
          <table:table-cell/>
          <table:table-cell office:value-type="float" office:value="15453149000" calcext:value-type="float">
            <text:p>15453149000</text:p>
          </table:table-cell>
          <table:table-cell office:value-type="float" office:value="13540578000" calcext:value-type="float">
            <text:p>13540578000</text:p>
          </table:table-cell>
          <table:table-cell office:value-type="float" office:value="205531000" calcext:value-type="float">
            <text:p>205531000</text:p>
          </table:table-cell>
          <table:table-cell office:value-type="float" office:value="185808000" calcext:value-type="float">
            <text:p>185808000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table:number-columns-repeated="2"/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office:value-type="string" calcext:value-type="string">
            <text:p>HeldToMaturitySecuritiesAccumulatedUnrecognizedHoldingGain</text:p>
          </table:table-cell>
          <table:table-cell office:value-type="string" calcext:value-type="string">
            <text:p>HeldToMaturitySecuritiesAccumulatedUnrecognizedHoldingLoss</text:p>
          </table:table-cell>
          <table:table-cell table:number-columns-repeated="2"/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office:value-type="string" calcext:value-type="string">
            <text:p>HeldToMaturitySecuritiesAccumulatedUnrecognizedHoldingGain</text:p>
          </table:table-cell>
          <table:table-cell office:value-type="string" calcext:value-type="string">
            <text:p>HeldToMaturitySecuritiesAccumulatedUnrecognizedHoldingLoss</text:p>
          </table:table-cell>
          <table:table-cell office:value-type="string" calcext:value-type="string">
            <text:p>HeldToMaturitySecurities</text:p>
          </table:table-cell>
          <table:table-cell/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</table:table-row>
        <table:table-row table:style-name="ro1">
          <table:table-cell office:value-type="float" office:value="700565" calcext:value-type="float">
            <text:p>700565</text:p>
          </table:table-cell>
          <table:table-cell office:value-type="string" calcext:value-type="string">
            <text:p>FMBH</text:p>
          </table:table-cell>
          <table:table-cell office:value-type="string" calcext:value-type="string">
            <text:p>First Mid Bancshares Inc.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D</text:p>
          </table:table-cell>
          <table:table-cell table:style-name="ce1" office:value-type="date" office:date-value="2022-12-31" calcext:value-type="date">
            <text:p>2022-12-31</text:p>
          </table:table-cell>
          <table:table-cell table:style-name="ce1" office:value-type="date" office:date-value="2021-12-31" calcext:value-type="date">
            <text:p>2021-12-31</text:p>
          </table:table-cell>
          <table:table-cell table:formula="of:=([.P73]-[.AD73])/[.AD73]" office:value-type="percentage" office:value="0.0606306564771897" calcext:value-type="percentage">
            <text:p>6.06%</text:p>
          </table:table-cell>
          <table:table-cell table:formula="of:=([.L73]-[.M73])/[.AD73]" office:value-type="percentage" office:value="0.0430520735860043" calcext:value-type="percentage">
            <text:p>4.31%</text:p>
          </table:table-cell>
          <table:table-cell table:formula="of:=([.R73]-[.S73])/[.AD73]" office:value-type="percentage" office:value="0" calcext:value-type="percentage">
            <text:p>0.00%</text:p>
          </table:table-cell>
          <table:table-cell table:formula="of:=[.Y73]/[.AD73]" office:value-type="percentage" office:value="-0.0156812709649538" calcext:value-type="percentage">
            <text:p>-1.57%</text:p>
          </table:table-cell>
          <table:table-cell office:value-type="float" office:value="213530000" calcext:value-type="float">
            <text:p>213530000</text:p>
          </table:table-cell>
          <table:table-cell office:value-type="float" office:value="143000" calcext:value-type="float">
            <text:p>143000</text:p>
          </table:table-cell>
          <table:table-cell office:value-type="float" office:value="1218985000" calcext:value-type="float">
            <text:p>1218985000</text:p>
          </table:table-cell>
          <table:table-cell office:value-type="float" office:value="1432372000" calcext:value-type="float">
            <text:p>1432372000</text:p>
          </table:table-cell>
          <table:table-cell office:value-type="float" office:value="5257001000" calcext:value-type="float">
            <text:p>5257001000</text:p>
          </table:table-cell>
          <table:table-cell office:value-type="float" office:value="2954000" calcext:value-type="float">
            <text:p>2954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54000" calcext:value-type="float">
            <text:p>2954000</text:p>
          </table:table-cell>
          <table:table-cell office:value-type="float" office:value="4825874000" calcext:value-type="float">
            <text:p>4825874000</text:p>
          </table:table-cell>
          <table:table-cell office:value-type="float" office:value="6744215000" calcext:value-type="float">
            <text:p>6744215000</text:p>
          </table:table-cell>
          <table:table-cell office:value-type="float" office:value="6111060000" calcext:value-type="float">
            <text:p>6111060000</text:p>
          </table:table-cell>
          <table:table-cell office:value-type="float" office:value="72952000" calcext:value-type="float">
            <text:p>72952000</text:p>
          </table:table-cell>
          <table:table-cell office:value-type="float" office:value="-77724000" calcext:value-type="float">
            <text:p>-77724000</text:p>
          </table:table-cell>
          <table:table-cell office:value-type="float" office:value="18335000" calcext:value-type="float">
            <text:p>18335000</text:p>
          </table:table-cell>
          <table:table-cell office:value-type="float" office:value="17166000" calcext:value-type="float">
            <text:p>17166000</text:p>
          </table:table-cell>
          <table:table-cell office:value-type="float" office:value="1421422000" calcext:value-type="float">
            <text:p>1421422000</text:p>
          </table:table-cell>
          <table:table-cell office:value-type="float" office:value="1422591000" calcext:value-type="float">
            <text:p>1422591000</text:p>
          </table:table-cell>
          <table:table-cell office:value-type="float" office:value="4956486000" calcext:value-type="float">
            <text:p>4956486000</text:p>
          </table:table-cell>
          <table:table-cell office:value-type="float" office:value="7035000" calcext:value-type="float">
            <text:p>7035000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float" office:value="7030000" calcext:value-type="float">
            <text:p>7030000</text:p>
          </table:table-cell>
          <table:table-cell office:value-type="float" office:value="3992775000" calcext:value-type="float">
            <text:p>3992775000</text:p>
          </table:table-cell>
          <table:table-cell office:value-type="float" office:value="5986582000" calcext:value-type="float">
            <text:p>5986582000</text:p>
          </table:table-cell>
          <table:table-cell office:value-type="float" office:value="5352688000" calcext:value-type="float">
            <text:p>5352688000</text:p>
          </table:table-cell>
          <table:table-cell office:value-type="float" office:value="16834000" calcext:value-type="float">
            <text:p>16834000</text:p>
          </table:table-cell>
          <table:table-cell office:value-type="float" office:value="33564000" calcext:value-type="float">
            <text:p>33564000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office:value-type="string" calcext:value-type="string">
            <text:p>HeldToMaturitySecuritiesAccumulatedUnrecognizedHoldingGain</text:p>
          </table:table-cell>
          <table:table-cell office:value-type="string" calcext:value-type="string">
            <text:p>HeldToMaturitySecuritiesAccumulatedUnrecognizedHoldingLoss</text:p>
          </table:table-cell>
          <table:table-cell office:value-type="string" calcext:value-type="string">
            <text:p>HeldToMaturitySecurities</text:p>
          </table:table-cell>
          <table:table-cell office:value-type="string" calcext:value-type="string">
            <text:p>NotesReceivableGross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office:value-type="string" calcext:value-type="string">
            <text:p>HeldToMaturitySecuritiesAccumulatedUnrecognizedHoldingGain</text:p>
          </table:table-cell>
          <table:table-cell office:value-type="string" calcext:value-type="string">
            <text:p>HeldToMaturitySecuritiesAccumulatedUnrecognizedHoldingLoss</text:p>
          </table:table-cell>
          <table:table-cell office:value-type="string" calcext:value-type="string">
            <text:p>HeldToMaturitySecurities</text:p>
          </table:table-cell>
          <table:table-cell office:value-type="string" calcext:value-type="string">
            <text:p>NotesReceivableGross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</table:table-row>
        <table:table-row table:style-name="ro1">
          <table:table-cell office:value-type="float" office:value="740663" calcext:value-type="float">
            <text:p>740663</text:p>
          </table:table-cell>
          <table:table-cell office:value-type="string" calcext:value-type="string">
            <text:p>FLIC</text:p>
          </table:table-cell>
          <table:table-cell office:value-type="string" calcext:value-type="string">
            <text:p>First of Long Island Corporation (The)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D</text:p>
          </table:table-cell>
          <table:table-cell table:style-name="ce1" office:value-type="date" office:date-value="2022-12-31" calcext:value-type="date">
            <text:p>2022-12-31</text:p>
          </table:table-cell>
          <table:table-cell table:style-name="ce1" office:value-type="date" office:date-value="2021-12-31" calcext:value-type="date">
            <text:p>2021-12-31</text:p>
          </table:table-cell>
          <table:table-cell table:formula="of:=([.P74]-[.AD74])/[.AD74]" office:value-type="percentage" office:value="0.0450612247360301" calcext:value-type="percentage">
            <text:p>4.51%</text:p>
          </table:table-cell>
          <table:table-cell table:formula="of:=([.L74]-[.M74])/[.AD74]" office:value-type="percentage" office:value="0.0244362030558827" calcext:value-type="percentage">
            <text:p>2.44%</text:p>
          </table:table-cell>
          <table:table-cell table:formula="of:=([.R74]-[.S74])/[.AD74]" office:value-type="percentage" office:value="0" calcext:value-type="percentage">
            <text:p>0.00%</text:p>
          </table:table-cell>
          <table:table-cell table:formula="of:=[.Y74]/[.AD74]" office:value-type="percentage" office:value="-0.00468200691049983" calcext:value-type="percentage">
            <text:p>-0.47%</text:p>
          </table:table-cell>
          <table:table-cell office:value-type="float" office:value="81148000" calcext:value-type="float">
            <text:p>81148000</text:p>
          </table:table-cell>
          <table:table-cell office:value-type="float" office:value="136000" calcext:value-type="float">
            <text:p>136000</text:p>
          </table:table-cell>
          <table:table-cell office:value-type="float" office:value="673413000" calcext:value-type="float">
            <text:p>673413000</text:p>
          </table:table-cell>
          <table:table-cell office:value-type="float" office:value="754425000" calcext:value-type="float">
            <text:p>754425000</text:p>
          </table:table-cell>
          <table:table-cell office:value-type="float" office:value="3464634000" calcext:value-type="float">
            <text:p>3464634000</text:p>
          </table:table-cell>
          <table:table-cell table:number-columns-repeated="4"/>
          <table:table-cell office:value-type="float" office:value="3311733000" calcext:value-type="float">
            <text:p>3311733000</text:p>
          </table:table-cell>
          <table:table-cell office:value-type="float" office:value="4281511000" calcext:value-type="float">
            <text:p>4281511000</text:p>
          </table:table-cell>
          <table:table-cell office:value-type="float" office:value="3916975000" calcext:value-type="float">
            <text:p>3916975000</text:p>
          </table:table-cell>
          <table:table-cell office:value-type="float" office:value="46932000" calcext:value-type="float">
            <text:p>46932000</text:p>
          </table:table-cell>
          <table:table-cell office:value-type="float" office:value="-15522000" calcext:value-type="float">
            <text:p>-15522000</text:p>
          </table:table-cell>
          <table:table-cell office:value-type="float" office:value="8898000" calcext:value-type="float">
            <text:p>8898000</text:p>
          </table:table-cell>
          <table:table-cell office:value-type="float" office:value="11721000" calcext:value-type="float">
            <text:p>11721000</text:p>
          </table:table-cell>
          <table:table-cell office:value-type="float" office:value="734318000" calcext:value-type="float">
            <text:p>734318000</text:p>
          </table:table-cell>
          <table:table-cell office:value-type="float" office:value="731495000" calcext:value-type="float">
            <text:p>731495000</text:p>
          </table:table-cell>
          <table:table-cell office:value-type="float" office:value="3315245000" calcext:value-type="float">
            <text:p>3315245000</text:p>
          </table:table-cell>
          <table:table-cell table:number-columns-repeated="4"/>
          <table:table-cell office:value-type="float" office:value="3105036000" calcext:value-type="float">
            <text:p>3105036000</text:p>
          </table:table-cell>
          <table:table-cell office:value-type="float" office:value="4068789000" calcext:value-type="float">
            <text:p>4068789000</text:p>
          </table:table-cell>
          <table:table-cell office:value-type="float" office:value="3654977000" calcext:value-type="float">
            <text:p>3654977000</text:p>
          </table:table-cell>
          <table:table-cell office:value-type="float" office:value="43089000" calcext:value-type="float">
            <text:p>43089000</text:p>
          </table:table-cell>
          <table:table-cell office:value-type="float" office:value="37206000" calcext:value-type="float">
            <text:p>37206000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table:number-columns-repeated="4"/>
          <table:table-cell office:value-type="string" calcext:value-type="string">
            <text:p>NotesReceivableGross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table:number-columns-repeated="4"/>
          <table:table-cell office:value-type="string" calcext:value-type="string">
            <text:p>NotesReceivableGross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</table:table-row>
        <table:table-row table:style-name="ro1">
          <table:table-cell office:value-type="float" office:value="1435508" calcext:value-type="float">
            <text:p>1435508</text:p>
          </table:table-cell>
          <table:table-cell office:value-type="string" calcext:value-type="string">
            <text:p>FSFG</text:p>
          </table:table-cell>
          <table:table-cell office:value-type="string" calcext:value-type="string">
            <text:p>First Savings Financial Group Inc.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D</text:p>
          </table:table-cell>
          <table:table-cell table:style-name="ce1" office:value-type="date" office:date-value="2022-09-30" calcext:value-type="date">
            <text:p>2022-09-30</text:p>
          </table:table-cell>
          <table:table-cell table:style-name="ce1" office:value-type="date" office:date-value="2021-09-30" calcext:value-type="date">
            <text:p>2021-09-30</text:p>
          </table:table-cell>
          <table:table-cell table:formula="of:=([.P75]-[.AD75])/[.AD75]" office:value-type="percentage" office:value="0.234814838951433" calcext:value-type="percentage">
            <text:p>23.48%</text:p>
          </table:table-cell>
          <table:table-cell table:formula="of:=([.L75]-[.M75])/[.AD75]" office:value-type="percentage" office:value="0.0279224164616563" calcext:value-type="percentage">
            <text:p>2.79%</text:p>
          </table:table-cell>
          <table:table-cell table:formula="of:=([.R75]-[.S75])/[.AD75]" office:value-type="percentage" office:value="0.0000285113801137197" calcext:value-type="percentage">
            <text:p>0.00%</text:p>
          </table:table-cell>
          <table:table-cell table:formula="of:=[.Y75]/[.AD75]" office:value-type="percentage" office:value="-0.0167752814480523" calcext:value-type="percentage">
            <text:p>-1.68%</text:p>
          </table:table-cell>
          <table:table-cell office:value-type="float" office:value="34468000" calcext:value-type="float">
            <text:p>34468000</text:p>
          </table:table-cell>
          <table:table-cell office:value-type="float" office:value="191000" calcext:value-type="float">
            <text:p>191000</text:p>
          </table:table-cell>
          <table:table-cell office:value-type="float" office:value="316517000" calcext:value-type="float">
            <text:p>316517000</text:p>
          </table:table-cell>
          <table:table-cell office:value-type="float" office:value="350794000" calcext:value-type="float">
            <text:p>350794000</text:p>
          </table:table-cell>
          <table:table-cell office:value-type="float" office:value="1515834000" calcext:value-type="float">
            <text:p>1515834000</text:p>
          </table:table-cell>
          <table:table-cell office:value-type="float" office:value="1593000" calcext:value-type="float">
            <text:p>1593000</text:p>
          </table:table-cell>
          <table:table-cell office:value-type="float" office:value="35000" calcext:value-type="float">
            <text:p>35000</text:p>
          </table:table-cell>
          <table:table-cell/>
          <table:table-cell office:value-type="float" office:value="1558000" calcext:value-type="float">
            <text:p>1558000</text:p>
          </table:table-cell>
          <table:table-cell office:value-type="float" office:value="1489277000" calcext:value-type="float">
            <text:p>1489277000</text:p>
          </table:table-cell>
          <table:table-cell office:value-type="float" office:value="2093725000" calcext:value-type="float">
            <text:p>2093725000</text:p>
          </table:table-cell>
          <table:table-cell office:value-type="float" office:value="1942160000" calcext:value-type="float">
            <text:p>1942160000</text:p>
          </table:table-cell>
          <table:table-cell office:value-type="float" office:value="15386000" calcext:value-type="float">
            <text:p>15386000</text:p>
          </table:table-cell>
          <table:table-cell office:value-type="float" office:value="-20593000" calcext:value-type="float">
            <text:p>-20593000</text:p>
          </table:table-cell>
          <table:table-cell office:value-type="float" office:value="453000" calcext:value-type="float">
            <text:p>453000</text:p>
          </table:table-cell>
          <table:table-cell office:value-type="float" office:value="11717000" calcext:value-type="float">
            <text:p>11717000</text:p>
          </table:table-cell>
          <table:table-cell office:value-type="float" office:value="206681000" calcext:value-type="float">
            <text:p>206681000</text:p>
          </table:table-cell>
          <table:table-cell office:value-type="float" office:value="195417000" calcext:value-type="float">
            <text:p>195417000</text:p>
          </table:table-cell>
          <table:table-cell office:value-type="float" office:value="1227580000" calcext:value-type="float">
            <text:p>1227580000</text:p>
          </table:table-cell>
          <table:table-cell office:value-type="float" office:value="2054000" calcext:value-type="float">
            <text:p>2054000</text:p>
          </table:table-cell>
          <table:table-cell office:value-type="float" office:value="217000" calcext:value-type="float">
            <text:p>217000</text:p>
          </table:table-cell>
          <table:table-cell office:value-type="float" office:value="0" calcext:value-type="float">
            <text:p>0</text:p>
          </table:table-cell>
          <table:table-cell office:value-type="float" office:value="1837000" calcext:value-type="float">
            <text:p>1837000</text:p>
          </table:table-cell>
          <table:table-cell office:value-type="float" office:value="1086225000" calcext:value-type="float">
            <text:p>1086225000</text:p>
          </table:table-cell>
          <table:table-cell office:value-type="float" office:value="1721394000" calcext:value-type="float">
            <text:p>1721394000</text:p>
          </table:table-cell>
          <table:table-cell office:value-type="float" office:value="1541017000" calcext:value-type="float">
            <text:p>1541017000</text:p>
          </table:table-cell>
          <table:table-cell office:value-type="float" office:value="29567000" calcext:value-type="float">
            <text:p>29567000</text:p>
          </table:table-cell>
          <table:table-cell office:value-type="float" office:value="27258000" calcext:value-type="float">
            <text:p>27258000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office:value-type="string" calcext:value-type="string">
            <text:p>HeldToMaturitySecuritiesAccumulatedUnrecognizedHoldingGain</text:p>
          </table:table-cell>
          <table:table-cell/>
          <table:table-cell office:value-type="string" calcext:value-type="string">
            <text:p>HeldToMaturitySecurities</text:p>
          </table:table-cell>
          <table:table-cell office:value-type="string" calcext:value-type="string">
            <text:p>NotesReceivableGross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office:value-type="string" calcext:value-type="string">
            <text:p>HeldToMaturitySecuritiesAccumulatedUnrecognizedHoldingGain</text:p>
          </table:table-cell>
          <table:table-cell office:value-type="string" calcext:value-type="string">
            <text:p>HeldToMaturitySecuritiesAccumulatedUnrecognizedHoldingLoss</text:p>
          </table:table-cell>
          <table:table-cell office:value-type="string" calcext:value-type="string">
            <text:p>HeldToMaturitySecurities</text:p>
          </table:table-cell>
          <table:table-cell office:value-type="string" calcext:value-type="string">
            <text:p>NotesReceivableGross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</table:table-row>
        <table:table-row table:style-name="ro1">
          <table:table-cell office:value-type="float" office:value="717806" calcext:value-type="float">
            <text:p>717806</text:p>
          </table:table-cell>
          <table:table-cell office:value-type="string" calcext:value-type="string">
            <text:p>FUSB</text:p>
          </table:table-cell>
          <table:table-cell office:value-type="string" calcext:value-type="string">
            <text:p>First US Bancshares Inc.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D</text:p>
          </table:table-cell>
          <table:table-cell table:style-name="ce1" office:value-type="date" office:date-value="2022-12-31" calcext:value-type="date">
            <text:p>2022-12-31</text:p>
          </table:table-cell>
          <table:table-cell table:style-name="ce1" office:value-type="date" office:date-value="2021-12-31" calcext:value-type="date">
            <text:p>2021-12-31</text:p>
          </table:table-cell>
          <table:table-cell table:formula="of:=([.P76]-[.AD76])/[.AD76]" office:value-type="percentage" office:value="0.0380599098464909" calcext:value-type="percentage">
            <text:p>3.81%</text:p>
          </table:table-cell>
          <table:table-cell table:formula="of:=([.L76]-[.M76])/[.AD76]" office:value-type="percentage" office:value="0.0132295144166868" calcext:value-type="percentage">
            <text:p>1.32%</text:p>
          </table:table-cell>
          <table:table-cell table:formula="of:=([.R76]-[.S76])/[.AD76]" office:value-type="percentage" office:value="-0.000110961836287145" calcext:value-type="percentage">
            <text:p>-0.01%</text:p>
          </table:table-cell>
          <table:table-cell table:formula="of:=[.Y76]/[.AD76]" office:value-type="percentage" office:value="0" calcext:value-type="percentage">
            <text:p>0.00%</text:p>
          </table:table-cell>
          <table:table-cell office:value-type="float" office:value="11096000" calcext:value-type="float">
            <text:p>11096000</text:p>
          </table:table-cell>
          <table:table-cell office:value-type="float" office:value="8000" calcext:value-type="float">
            <text:p>8000</text:p>
          </table:table-cell>
          <table:table-cell office:value-type="float" office:value="130795000" calcext:value-type="float">
            <text:p>130795000</text:p>
          </table:table-cell>
          <table:table-cell office:value-type="float" office:value="141883000" calcext:value-type="float">
            <text:p>141883000</text:p>
          </table:table-cell>
          <table:table-cell office:value-type="float" office:value="870025000" calcext:value-type="float">
            <text:p>870025000</text:p>
          </table:table-cell>
          <table:table-cell office:value-type="float" office:value="1769000" calcext:value-type="float">
            <text:p>1769000</text:p>
          </table:table-cell>
          <table:table-cell/>
          <table:table-cell office:value-type="float" office:value="93000" calcext:value-type="float">
            <text:p>93000</text:p>
          </table:table-cell>
          <table:table-cell office:value-type="float" office:value="1862000" calcext:value-type="float">
            <text:p>1862000</text:p>
          </table:table-cell>
          <table:table-cell office:value-type="float" office:value="775122000" calcext:value-type="float">
            <text:p>775122000</text:p>
          </table:table-cell>
          <table:table-cell office:value-type="float" office:value="994667000" calcext:value-type="float">
            <text:p>994667000</text:p>
          </table:table-cell>
          <table:table-cell office:value-type="float" office:value="909532000" calcext:value-type="float">
            <text:p>909532000</text:p>
          </table:table-cell>
          <table:table-cell office:value-type="float" office:value="6864000" calcext:value-type="float">
            <text:p>6864000</text:p>
          </table:table-cell>
          <table:table-cell/>
          <table:table-cell office:value-type="float" office:value="770000" calcext:value-type="float">
            <text:p>770000</text:p>
          </table:table-cell>
          <table:table-cell office:value-type="float" office:value="977000" calcext:value-type="float">
            <text:p>977000</text:p>
          </table:table-cell>
          <table:table-cell office:value-type="float" office:value="130883000" calcext:value-type="float">
            <text:p>130883000</text:p>
          </table:table-cell>
          <table:table-cell office:value-type="float" office:value="130676000" calcext:value-type="float">
            <text:p>130676000</text:p>
          </table:table-cell>
          <table:table-cell office:value-type="float" office:value="838126000" calcext:value-type="float">
            <text:p>838126000</text:p>
          </table:table-cell>
          <table:table-cell office:value-type="float" office:value="3477000" calcext:value-type="float">
            <text:p>3477000</text:p>
          </table:table-cell>
          <table:table-cell office:value-type="float" office:value="41000" calcext:value-type="float">
            <text:p>41000</text:p>
          </table:table-cell>
          <table:table-cell/>
          <table:table-cell office:value-type="float" office:value="3436000" calcext:value-type="float">
            <text:p>3436000</text:p>
          </table:table-cell>
          <table:table-cell office:value-type="float" office:value="710944000" calcext:value-type="float">
            <text:p>710944000</text:p>
          </table:table-cell>
          <table:table-cell office:value-type="float" office:value="958302000" calcext:value-type="float">
            <text:p>958302000</text:p>
          </table:table-cell>
          <table:table-cell office:value-type="float" office:value="868238000" calcext:value-type="float">
            <text:p>868238000</text:p>
          </table:table-cell>
          <table:table-cell office:value-type="float" office:value="4451000" calcext:value-type="float">
            <text:p>4451000</text:p>
          </table:table-cell>
          <table:table-cell/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/>
          <table:table-cell office:value-type="string" calcext:value-type="string">
            <text:p>HeldToMaturitySecuritiesAccumulatedUnrecognizedHoldingLoss</text:p>
          </table:table-cell>
          <table:table-cell office:value-type="string" calcext:value-type="string">
            <text:p>HeldToMaturitySecurities</text:p>
          </table:table-cell>
          <table:table-cell office:value-type="string" calcext:value-type="string">
            <text:p>LoansAndLeasesReceivableGrossCarryingAmount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/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office:value-type="string" calcext:value-type="string">
            <text:p>HeldToMaturitySecuritiesAccumulatedUnrecognizedHoldingGain</text:p>
          </table:table-cell>
          <table:table-cell/>
          <table:table-cell office:value-type="string" calcext:value-type="string">
            <text:p>HeldToMaturitySecurities</text:p>
          </table:table-cell>
          <table:table-cell office:value-type="string" calcext:value-type="string">
            <text:p>LoansAndLeasesReceivableGrossCarryingAmount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/>
        </table:table-row>
        <table:table-row table:style-name="ro1">
          <table:table-cell office:value-type="float" office:value="1327607" calcext:value-type="float">
            <text:p>1327607</text:p>
          </table:table-cell>
          <table:table-cell office:value-type="string" calcext:value-type="string">
            <text:p>MYFW</text:p>
          </table:table-cell>
          <table:table-cell office:value-type="string" calcext:value-type="string">
            <text:p>First Western Financial Inc.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D</text:p>
          </table:table-cell>
          <table:table-cell table:style-name="ce1" office:value-type="date" office:date-value="2022-12-31" calcext:value-type="date">
            <text:p>2022-12-31</text:p>
          </table:table-cell>
          <table:table-cell table:style-name="ce1" office:value-type="date" office:date-value="2021-12-31" calcext:value-type="date">
            <text:p>2021-12-31</text:p>
          </table:table-cell>
          <table:table-cell table:formula="of:=([.P77]-[.AD77])/[.AD77]" office:value-type="percentage" office:value="0.0904591415979395" calcext:value-type="percentage">
            <text:p>9.05%</text:p>
          </table:table-cell>
          <table:table-cell table:formula="of:=([.L77]-[.M77])/[.AD77]" office:value-type="percentage" office:value="0" calcext:value-type="percentage">
            <text:p>0.00%</text:p>
          </table:table-cell>
          <table:table-cell table:formula="of:=([.R77]-[.S77])/[.AD77]" office:value-type="percentage" office:value="-0.00287346029814531" calcext:value-type="percentage">
            <text:p>-0.29%</text:p>
          </table:table-cell>
          <table:table-cell table:formula="of:=[.Y77]/[.AD77]" office:value-type="percentage" office:value="0" calcext:value-type="percentage">
            <text:p>0.00%</text:p>
          </table:table-cell>
          <table:table-cell table:number-columns-repeated="4"/>
          <table:table-cell office:value-type="float" office:value="2405229000" calcext:value-type="float">
            <text:p>2405229000</text:p>
          </table:table-cell>
          <table:table-cell office:value-type="float" office:value="74718000" calcext:value-type="float">
            <text:p>74718000</text:p>
          </table:table-cell>
          <table:table-cell office:value-type="float" office:value="13000" calcext:value-type="float">
            <text:p>13000</text:p>
          </table:table-cell>
          <table:table-cell office:value-type="float" office:value="6351000" calcext:value-type="float">
            <text:p>6351000</text:p>
          </table:table-cell>
          <table:table-cell/>
          <table:table-cell office:value-type="float" office:value="2469413000" calcext:value-type="float">
            <text:p>2469413000</text:p>
          </table:table-cell>
          <table:table-cell office:value-type="float" office:value="2866748000" calcext:value-type="float">
            <text:p>2866748000</text:p>
          </table:table-cell>
          <table:table-cell office:value-type="float" office:value="2625884000" calcext:value-type="float">
            <text:p>2625884000</text:p>
          </table:table-cell>
          <table:table-cell office:value-type="float" office:value="21698000" calcext:value-type="float">
            <text:p>21698000</text:p>
          </table:table-cell>
          <table:table-cell/>
          <table:table-cell office:value-type="float" office:value="182000" calcext:value-type="float">
            <text:p>182000</text:p>
          </table:table-cell>
          <table:table-cell office:value-type="float" office:value="478000" calcext:value-type="float">
            <text:p>478000</text:p>
          </table:table-cell>
          <table:table-cell office:value-type="float" office:value="55562000" calcext:value-type="float">
            <text:p>55562000</text:p>
          </table:table-cell>
          <table:table-cell office:value-type="float" office:value="55266000" calcext:value-type="float">
            <text:p>55266000</text:p>
          </table:table-cell>
          <table:table-cell office:value-type="float" office:value="2205703000" calcext:value-type="float">
            <text:p>2205703000</text:p>
          </table:table-cell>
          <table:table-cell table:number-columns-repeated="4"/>
          <table:table-cell office:value-type="float" office:value="12329000" calcext:value-type="float">
            <text:p>12329000</text:p>
          </table:table-cell>
          <table:table-cell office:value-type="float" office:value="2527489000" calcext:value-type="float">
            <text:p>2527489000</text:p>
          </table:table-cell>
          <table:table-cell office:value-type="float" office:value="2308448000" calcext:value-type="float">
            <text:p>2308448000</text:p>
          </table:table-cell>
          <table:table-cell office:value-type="float" office:value="20610000" calcext:value-type="float">
            <text:p>20610000</text:p>
          </table:table-cell>
          <table:table-cell table:number-columns-repeated="5"/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office:value-type="string" calcext:value-type="string">
            <text:p>HeldToMaturitySecuritiesAccumulatedUnrecognizedHoldingGain</text:p>
          </table:table-cell>
          <table:table-cell office:value-type="string" calcext:value-type="string">
            <text:p>HeldToMaturitySecuritiesAccumulatedUnrecognizedHoldingLoss</text:p>
          </table:table-cell>
          <table:table-cell/>
          <table:table-cell office:value-type="string" calcext:value-type="string">
            <text:p>LoansAndLeasesReceivableGrossCarryingAmount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/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table:number-columns-repeated="4"/>
          <table:table-cell office:value-type="string" calcext:value-type="string">
            <text:p>NotesReceivableGross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/>
        </table:table-row>
        <table:table-row table:style-name="ro1">
          <table:table-cell office:value-type="float" office:value="1275168" calcext:value-type="float">
            <text:p>1275168</text:p>
          </table:table-cell>
          <table:table-cell office:value-type="string" calcext:value-type="string">
            <text:p>FSBC</text:p>
          </table:table-cell>
          <table:table-cell office:value-type="string" calcext:value-type="string">
            <text:p>Five Star Bancorp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D</text:p>
          </table:table-cell>
          <table:table-cell table:style-name="ce1" office:value-type="date" office:date-value="2022-12-31" calcext:value-type="date">
            <text:p>2022-12-31</text:p>
          </table:table-cell>
          <table:table-cell table:style-name="ce1" office:value-type="date" office:date-value="2021-12-31" calcext:value-type="date">
            <text:p>2021-12-31</text:p>
          </table:table-cell>
          <table:table-cell table:formula="of:=([.P78]-[.AD78])/[.AD78]" office:value-type="percentage" office:value="0.217033190573475" calcext:value-type="percentage">
            <text:p>21.70%</text:p>
          </table:table-cell>
          <table:table-cell table:formula="of:=([.L78]-[.M78])/[.AD78]" office:value-type="percentage" office:value="0.00835517019629116" calcext:value-type="percentage">
            <text:p>0.84%</text:p>
          </table:table-cell>
          <table:table-cell table:formula="of:=([.R78]-[.S78])/[.AD78]" office:value-type="percentage" office:value="-0.000141739103806395" calcext:value-type="percentage">
            <text:p>-0.01%</text:p>
          </table:table-cell>
          <table:table-cell table:formula="of:=[.Y78]/[.AD78]" office:value-type="percentage" office:value="0.0139608642585601" calcext:value-type="percentage">
            <text:p>1.40%</text:p>
          </table:table-cell>
          <table:table-cell office:value-type="float" office:value="19202000" calcext:value-type="float">
            <text:p>19202000</text:p>
          </table:table-cell>
          <table:table-cell office:value-type="float" office:value="103000" calcext:value-type="float">
            <text:p>103000</text:p>
          </table:table-cell>
          <table:table-cell office:value-type="float" office:value="115988000" calcext:value-type="float">
            <text:p>115988000</text:p>
          </table:table-cell>
          <table:table-cell office:value-type="float" office:value="135087000" calcext:value-type="float">
            <text:p>135087000</text:p>
          </table:table-cell>
          <table:table-cell office:value-type="float" office:value="2782004000" calcext:value-type="float">
            <text:p>2782004000</text:p>
          </table:table-cell>
          <table:table-cell office:value-type="float" office:value="3432000" calcext:value-type="float">
            <text:p>3432000</text:p>
          </table:table-cell>
          <table:table-cell office:value-type="float" office:value="0" calcext:value-type="float">
            <text:p>0</text:p>
          </table:table-cell>
          <table:table-cell office:value-type="float" office:value="324000" calcext:value-type="float">
            <text:p>324000</text:p>
          </table:table-cell>
          <table:table-cell office:value-type="float" office:value="3756000" calcext:value-type="float">
            <text:p>3756000</text:p>
          </table:table-cell>
          <table:table-cell office:value-type="float" office:value="2793466000" calcext:value-type="float">
            <text:p>2793466000</text:p>
          </table:table-cell>
          <table:table-cell office:value-type="float" office:value="3227159000" calcext:value-type="float">
            <text:p>3227159000</text:p>
          </table:table-cell>
          <table:table-cell office:value-type="float" office:value="2974334000" calcext:value-type="float">
            <text:p>2974334000</text:p>
          </table:table-cell>
          <table:table-cell office:value-type="float" office:value="44801000" calcext:value-type="float">
            <text:p>44801000</text:p>
          </table:table-cell>
          <table:table-cell office:value-type="float" office:value="31913000" calcext:value-type="float">
            <text:p>31913000</text:p>
          </table:table-cell>
          <table:table-cell office:value-type="float" office:value="1485000" calcext:value-type="float">
            <text:p>1485000</text:p>
          </table:table-cell>
          <table:table-cell office:value-type="float" office:value="682000" calcext:value-type="float">
            <text:p>682000</text:p>
          </table:table-cell>
          <table:table-cell office:value-type="float" office:value="148807000" calcext:value-type="float">
            <text:p>148807000</text:p>
          </table:table-cell>
          <table:table-cell office:value-type="float" office:value="149610000" calcext:value-type="float">
            <text:p>149610000</text:p>
          </table:table-cell>
          <table:table-cell office:value-type="float" office:value="2285890000" calcext:value-type="float">
            <text:p>2285890000</text:p>
          </table:table-cell>
          <table:table-cell office:value-type="float" office:value="5197000" calcext:value-type="float">
            <text:p>5197000</text:p>
          </table:table-cell>
          <table:table-cell office:value-type="float" office:value="251000" calcext:value-type="float">
            <text:p>251000</text:p>
          </table:table-cell>
          <table:table-cell office:value-type="float" office:value="0" calcext:value-type="float">
            <text:p>0</text:p>
          </table:table-cell>
          <table:table-cell office:value-type="float" office:value="4946000" calcext:value-type="float">
            <text:p>4946000</text:p>
          </table:table-cell>
          <table:table-cell office:value-type="float" office:value="1936066000" calcext:value-type="float">
            <text:p>1936066000</text:p>
          </table:table-cell>
          <table:table-cell office:value-type="float" office:value="2556761000" calcext:value-type="float">
            <text:p>2556761000</text:p>
          </table:table-cell>
          <table:table-cell office:value-type="float" office:value="2321715000" calcext:value-type="float">
            <text:p>2321715000</text:p>
          </table:table-cell>
          <table:table-cell office:value-type="float" office:value="42441000" calcext:value-type="float">
            <text:p>42441000</text:p>
          </table:table-cell>
          <table:table-cell office:value-type="float" office:value="40530000" calcext:value-type="float">
            <text:p>40530000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office:value-type="string" calcext:value-type="string">
            <text:p>HeldToMaturitySecuritiesAccumulatedUnrecognizedHoldingGain</text:p>
          </table:table-cell>
          <table:table-cell office:value-type="string" calcext:value-type="string">
            <text:p>HeldToMaturitySecuritiesAccumulatedUnrecognizedHoldingLoss</text:p>
          </table:table-cell>
          <table:table-cell office:value-type="string" calcext:value-type="string">
            <text:p>HeldToMaturitySecurities</text:p>
          </table:table-cell>
          <table:table-cell office:value-type="string" calcext:value-type="string">
            <text:p>LoansAndLeasesReceivableGrossCarryingAmount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office:value-type="string" calcext:value-type="string">
            <text:p>HeldToMaturitySecuritiesAccumulatedUnrecognizedHoldingGain</text:p>
          </table:table-cell>
          <table:table-cell office:value-type="string" calcext:value-type="string">
            <text:p>HeldToMaturitySecuritiesAccumulatedUnrecognizedHoldingLoss</text:p>
          </table:table-cell>
          <table:table-cell office:value-type="string" calcext:value-type="string">
            <text:p>HeldToMaturitySecurities</text:p>
          </table:table-cell>
          <table:table-cell office:value-type="string" calcext:value-type="string">
            <text:p>LoansAndLeasesReceivableGrossCarryingAmount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</table:table-row>
        <table:table-row table:style-name="ro1">
          <table:table-cell office:value-type="float" office:value="923139" calcext:value-type="float">
            <text:p>923139</text:p>
          </table:table-cell>
          <table:table-cell office:value-type="string" calcext:value-type="string">
            <text:p>FFIC</text:p>
          </table:table-cell>
          <table:table-cell office:value-type="string" calcext:value-type="string">
            <text:p>Flushing Financial Corporation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D</text:p>
          </table:table-cell>
          <table:table-cell table:style-name="ce1" office:value-type="date" office:date-value="2022-12-31" calcext:value-type="date">
            <text:p>2022-12-31</text:p>
          </table:table-cell>
          <table:table-cell table:style-name="ce1" office:value-type="date" office:date-value="2021-12-31" calcext:value-type="date">
            <text:p>2021-12-31</text:p>
          </table:table-cell>
          <table:table-cell table:formula="of:=([.P79]-[.AD79])/[.AD79]" office:value-type="percentage" office:value="0.0156444852316479" calcext:value-type="percentage">
            <text:p>1.56%</text:p>
          </table:table-cell>
          <table:table-cell table:formula="of:=([.L79]-[.M79])/[.AD79]" office:value-type="percentage" office:value="0.0143332218819518" calcext:value-type="percentage">
            <text:p>1.43%</text:p>
          </table:table-cell>
          <table:table-cell table:formula="of:=([.R79]-[.S79])/[.AD79]" office:value-type="percentage" office:value="-0.00192014808678174" calcext:value-type="percentage">
            <text:p>-0.19%</text:p>
          </table:table-cell>
          <table:table-cell table:formula="of:=[.Y79]/[.AD79]" office:value-type="percentage" office:value="0.00738257083100708" calcext:value-type="percentage">
            <text:p>0.74%</text:p>
          </table:table-cell>
          <table:table-cell office:value-type="float" office:value="91529000" calcext:value-type="float">
            <text:p>91529000</text:p>
          </table:table-cell>
          <table:table-cell office:value-type="float" office:value="5000" calcext:value-type="float">
            <text:p>5000</text:p>
          </table:table-cell>
          <table:table-cell office:value-type="float" office:value="735357000" calcext:value-type="float">
            <text:p>735357000</text:p>
          </table:table-cell>
          <table:table-cell office:value-type="float" office:value="826881000" calcext:value-type="float">
            <text:p>826881000</text:p>
          </table:table-cell>
          <table:table-cell office:value-type="float" office:value="6485342000" calcext:value-type="float">
            <text:p>6485342000</text:p>
          </table:table-cell>
          <table:table-cell office:value-type="float" office:value="62550000" calcext:value-type="float">
            <text:p>62550000</text:p>
          </table:table-cell>
          <table:table-cell/>
          <table:table-cell office:value-type="float" office:value="12261000" calcext:value-type="float">
            <text:p>12261000</text:p>
          </table:table-cell>
          <table:table-cell office:value-type="float" office:value="73711000" calcext:value-type="float">
            <text:p>73711000</text:p>
          </table:table-cell>
          <table:table-cell office:value-type="float" office:value="6934769000" calcext:value-type="float">
            <text:p>6934769000</text:p>
          </table:table-cell>
          <table:table-cell office:value-type="float" office:value="8422946000" calcext:value-type="float">
            <text:p>8422946000</text:p>
          </table:table-cell>
          <table:table-cell office:value-type="float" office:value="7745789000" calcext:value-type="float">
            <text:p>7745789000</text:p>
          </table:table-cell>
          <table:table-cell office:value-type="float" office:value="76945000" calcext:value-type="float">
            <text:p>76945000</text:p>
          </table:table-cell>
          <table:table-cell office:value-type="float" office:value="47141000" calcext:value-type="float">
            <text:p>47141000</text:p>
          </table:table-cell>
          <table:table-cell office:value-type="float" office:value="12220000" calcext:value-type="float">
            <text:p>12220000</text:p>
          </table:table-cell>
          <table:table-cell office:value-type="float" office:value="3031000" calcext:value-type="float">
            <text:p>3031000</text:p>
          </table:table-cell>
          <table:table-cell office:value-type="float" office:value="777236000" calcext:value-type="float">
            <text:p>777236000</text:p>
          </table:table-cell>
          <table:table-cell office:value-type="float" office:value="786425000" calcext:value-type="float">
            <text:p>786425000</text:p>
          </table:table-cell>
          <table:table-cell office:value-type="float" office:value="6385445000" calcext:value-type="float">
            <text:p>6385445000</text:p>
          </table:table-cell>
          <table:table-cell office:value-type="float" office:value="62029000" calcext:value-type="float">
            <text:p>62029000</text:p>
          </table:table-cell>
          <table:table-cell office:value-type="float" office:value="3299000" calcext:value-type="float">
            <text:p>3299000</text:p>
          </table:table-cell>
          <table:table-cell/>
          <table:table-cell office:value-type="float" office:value="57868000" calcext:value-type="float">
            <text:p>57868000</text:p>
          </table:table-cell>
          <table:table-cell office:value-type="float" office:value="6638105000" calcext:value-type="float">
            <text:p>6638105000</text:p>
          </table:table-cell>
          <table:table-cell office:value-type="float" office:value="8045911000" calcext:value-type="float">
            <text:p>8045911000</text:p>
          </table:table-cell>
          <table:table-cell office:value-type="float" office:value="7366283000" calcext:value-type="float">
            <text:p>7366283000</text:p>
          </table:table-cell>
          <table:table-cell office:value-type="float" office:value="81793000" calcext:value-type="float">
            <text:p>81793000</text:p>
          </table:table-cell>
          <table:table-cell office:value-type="float" office:value="91375000" calcext:value-type="float">
            <text:p>91375000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/>
          <table:table-cell office:value-type="string" calcext:value-type="string">
            <text:p>HeldToMaturitySecuritiesAccumulatedUnrecognizedHoldingLoss</text:p>
          </table:table-cell>
          <table:table-cell office:value-type="string" calcext:value-type="string">
            <text:p>HeldToMaturitySecurities</text:p>
          </table:table-cell>
          <table:table-cell office:value-type="string" calcext:value-type="string">
            <text:p>NotesReceivableGross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office:value-type="string" calcext:value-type="string">
            <text:p>HeldToMaturitySecuritiesAccumulatedUnrecognizedHoldingGain</text:p>
          </table:table-cell>
          <table:table-cell/>
          <table:table-cell office:value-type="string" calcext:value-type="string">
            <text:p>HeldToMaturitySecurities</text:p>
          </table:table-cell>
          <table:table-cell office:value-type="string" calcext:value-type="string">
            <text:p>NotesReceivableGross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</table:table-row>
        <table:table-row table:style-name="ro1">
          <table:table-cell office:value-type="float" office:value="1035976" calcext:value-type="float">
            <text:p>1035976</text:p>
          </table:table-cell>
          <table:table-cell office:value-type="string" calcext:value-type="string">
            <text:p>FNCB</text:p>
          </table:table-cell>
          <table:table-cell office:value-type="string" calcext:value-type="string">
            <text:p>FNCB Bancorp Inc.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D</text:p>
          </table:table-cell>
          <table:table-cell table:style-name="ce1" office:value-type="date" office:date-value="2022-12-31" calcext:value-type="date">
            <text:p>2022-12-31</text:p>
          </table:table-cell>
          <table:table-cell table:style-name="ce1" office:value-type="date" office:date-value="2021-12-31" calcext:value-type="date">
            <text:p>2021-12-31</text:p>
          </table:table-cell>
          <table:table-cell table:formula="of:=([.P80]-[.AD80])/[.AD80]" office:value-type="percentage" office:value="-0.0236290985465572" calcext:value-type="percentage">
            <text:p>-2.36%</text:p>
          </table:table-cell>
          <table:table-cell table:formula="of:=([.L80]-[.M80])/[.AD80]" office:value-type="percentage" office:value="0.042487842158364" calcext:value-type="percentage">
            <text:p>4.25%</text:p>
          </table:table-cell>
          <table:table-cell table:formula="of:=([.R80]-[.S80])/[.AD80]" office:value-type="percentage" office:value="0" calcext:value-type="percentage">
            <text:p>0.00%</text:p>
          </table:table-cell>
          <table:table-cell table:formula="of:=[.Y80]/[.AD80]" office:value-type="percentage" office:value="-0.0233225752356656" calcext:value-type="percentage">
            <text:p>-2.33%</text:p>
          </table:table-cell>
          <table:table-cell office:value-type="float" office:value="61917000" calcext:value-type="float">
            <text:p>61917000</text:p>
          </table:table-cell>
          <table:table-cell office:value-type="float" office:value="96000" calcext:value-type="float">
            <text:p>96000</text:p>
          </table:table-cell>
          <table:table-cell office:value-type="float" office:value="476091000" calcext:value-type="float">
            <text:p>476091000</text:p>
          </table:table-cell>
          <table:table-cell office:value-type="float" office:value="537912000" calcext:value-type="float">
            <text:p>537912000</text:p>
          </table:table-cell>
          <table:table-cell office:value-type="float" office:value="1420647000" calcext:value-type="float">
            <text:p>1420647000</text:p>
          </table:table-cell>
          <table:table-cell table:number-columns-repeated="4"/>
          <table:table-cell office:value-type="float" office:value="1123343000" calcext:value-type="float">
            <text:p>1123343000</text:p>
          </table:table-cell>
          <table:table-cell office:value-type="float" office:value="1745530000" calcext:value-type="float">
            <text:p>1745530000</text:p>
          </table:table-cell>
          <table:table-cell office:value-type="float" office:value="1626581000" calcext:value-type="float">
            <text:p>1626581000</text:p>
          </table:table-cell>
          <table:table-cell office:value-type="float" office:value="20445000" calcext:value-type="float">
            <text:p>20445000</text:p>
          </table:table-cell>
          <table:table-cell office:value-type="float" office:value="-33935000" calcext:value-type="float">
            <text:p>-33935000</text:p>
          </table:table-cell>
          <table:table-cell office:value-type="float" office:value="4437000" calcext:value-type="float">
            <text:p>4437000</text:p>
          </table:table-cell>
          <table:table-cell office:value-type="float" office:value="12202000" calcext:value-type="float">
            <text:p>12202000</text:p>
          </table:table-cell>
          <table:table-cell office:value-type="float" office:value="522566000" calcext:value-type="float">
            <text:p>522566000</text:p>
          </table:table-cell>
          <table:table-cell office:value-type="float" office:value="514801000" calcext:value-type="float">
            <text:p>514801000</text:p>
          </table:table-cell>
          <table:table-cell office:value-type="float" office:value="1455028000" calcext:value-type="float">
            <text:p>1455028000</text:p>
          </table:table-cell>
          <table:table-cell table:number-columns-repeated="4"/>
          <table:table-cell office:value-type="float" office:value="981447000" calcext:value-type="float">
            <text:p>981447000</text:p>
          </table:table-cell>
          <table:table-cell office:value-type="float" office:value="1664323000" calcext:value-type="float">
            <text:p>1664323000</text:p>
          </table:table-cell>
          <table:table-cell office:value-type="float" office:value="1501866000" calcext:value-type="float">
            <text:p>1501866000</text:p>
          </table:table-cell>
          <table:table-cell office:value-type="float" office:value="21371000" calcext:value-type="float">
            <text:p>21371000</text:p>
          </table:table-cell>
          <table:table-cell office:value-type="float" office:value="13837000" calcext:value-type="float">
            <text:p>13837000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table:number-columns-repeated="4"/>
          <table:table-cell office:value-type="string" calcext:value-type="string">
            <text:p>LoansAndLeasesReceivableGrossCarryingAmount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table:number-columns-repeated="4"/>
          <table:table-cell office:value-type="string" calcext:value-type="string">
            <text:p>LoansAndLeasesReceivableGrossCarryingAmount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</table:table-row>
        <table:table-row table:style-name="ro1">
          <table:table-cell office:value-type="float" office:value="723646" calcext:value-type="float">
            <text:p>723646</text:p>
          </table:table-cell>
          <table:table-cell office:value-type="string" calcext:value-type="string">
            <text:p>FRAF</text:p>
          </table:table-cell>
          <table:table-cell office:value-type="string" calcext:value-type="string">
            <text:p>Franklin Financial Services Corporation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D</text:p>
          </table:table-cell>
          <table:table-cell table:style-name="ce1" office:value-type="date" office:date-value="2022-12-31" calcext:value-type="date">
            <text:p>2022-12-31</text:p>
          </table:table-cell>
          <table:table-cell table:style-name="ce1" office:value-type="date" office:date-value="2021-12-31" calcext:value-type="date">
            <text:p>2021-12-31</text:p>
          </table:table-cell>
          <table:table-cell table:formula="of:=([.P81]-[.AD81])/[.AD81]" office:value-type="percentage" office:value="-0.0207724385697938" calcext:value-type="percentage">
            <text:p>-2.08%</text:p>
          </table:table-cell>
          <table:table-cell table:formula="of:=([.L81]-[.M81])/[.AD81]" office:value-type="percentage" office:value="0.0388150665347942" calcext:value-type="percentage">
            <text:p>3.88%</text:p>
          </table:table-cell>
          <table:table-cell table:formula="of:=([.R81]-[.S81])/[.AD81]" office:value-type="percentage" office:value="0" calcext:value-type="percentage">
            <text:p>0.00%</text:p>
          </table:table-cell>
          <table:table-cell table:formula="of:=[.Y81]/[.AD81]" office:value-type="percentage" office:value="-0.0225971512769518" calcext:value-type="percentage">
            <text:p>-2.26%</text:p>
          </table:table-cell>
          <table:table-cell office:value-type="float" office:value="61531000" calcext:value-type="float">
            <text:p>61531000</text:p>
          </table:table-cell>
          <table:table-cell office:value-type="float" office:value="34000" calcext:value-type="float">
            <text:p>34000</text:p>
          </table:table-cell>
          <table:table-cell office:value-type="float" office:value="486836000" calcext:value-type="float">
            <text:p>486836000</text:p>
          </table:table-cell>
          <table:table-cell office:value-type="float" office:value="548333000" calcext:value-type="float">
            <text:p>548333000</text:p>
          </table:table-cell>
          <table:table-cell office:value-type="float" office:value="1551448000" calcext:value-type="float">
            <text:p>1551448000</text:p>
          </table:table-cell>
          <table:table-cell table:number-columns-repeated="4"/>
          <table:table-cell office:value-type="float" office:value="678523000" calcext:value-type="float">
            <text:p>678523000</text:p>
          </table:table-cell>
          <table:table-cell office:value-type="float" office:value="1699579000" calcext:value-type="float">
            <text:p>1699579000</text:p>
          </table:table-cell>
          <table:table-cell office:value-type="float" office:value="1585382000" calcext:value-type="float">
            <text:p>1585382000</text:p>
          </table:table-cell>
          <table:table-cell office:value-type="float" office:value="14938000" calcext:value-type="float">
            <text:p>14938000</text:p>
          </table:table-cell>
          <table:table-cell office:value-type="float" office:value="-35802000" calcext:value-type="float">
            <text:p>-35802000</text:p>
          </table:table-cell>
          <table:table-cell office:value-type="float" office:value="4666000" calcext:value-type="float">
            <text:p>4666000</text:p>
          </table:table-cell>
          <table:table-cell office:value-type="float" office:value="8760000" calcext:value-type="float">
            <text:p>8760000</text:p>
          </table:table-cell>
          <table:table-cell office:value-type="float" office:value="529811000" calcext:value-type="float">
            <text:p>529811000</text:p>
          </table:table-cell>
          <table:table-cell office:value-type="float" office:value="525717000" calcext:value-type="float">
            <text:p>525717000</text:p>
          </table:table-cell>
          <table:table-cell office:value-type="float" office:value="1584359000" calcext:value-type="float">
            <text:p>1584359000</text:p>
          </table:table-cell>
          <table:table-cell table:number-columns-repeated="4"/>
          <table:table-cell office:value-type="float" office:value="558527000" calcext:value-type="float">
            <text:p>558527000</text:p>
          </table:table-cell>
          <table:table-cell office:value-type="float" office:value="1773806000" calcext:value-type="float">
            <text:p>1773806000</text:p>
          </table:table-cell>
          <table:table-cell office:value-type="float" office:value="1616741000" calcext:value-type="float">
            <text:p>1616741000</text:p>
          </table:table-cell>
          <table:table-cell office:value-type="float" office:value="19616000" calcext:value-type="float">
            <text:p>19616000</text:p>
          </table:table-cell>
          <table:table-cell office:value-type="float" office:value="15879000" calcext:value-type="float">
            <text:p>15879000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table:number-columns-repeated="4"/>
          <table:table-cell office:value-type="string" calcext:value-type="string">
            <text:p>NotesReceivableGross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table:number-columns-repeated="4"/>
          <table:table-cell office:value-type="string" calcext:value-type="string">
            <text:p>NotesReceivableGross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</table:table-row>
        <table:table-row table:style-name="ro1">
          <table:table-cell office:value-type="float" office:value="1530249" calcext:value-type="float">
            <text:p>1530249</text:p>
          </table:table-cell>
          <table:table-cell office:value-type="string" calcext:value-type="string">
            <text:p>FSBW</text:p>
          </table:table-cell>
          <table:table-cell office:value-type="string" calcext:value-type="string">
            <text:p>FS Bancorp Inc.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D</text:p>
          </table:table-cell>
          <table:table-cell table:style-name="ce1" office:value-type="date" office:date-value="2022-12-31" calcext:value-type="date">
            <text:p>2022-12-31</text:p>
          </table:table-cell>
          <table:table-cell table:style-name="ce1" office:value-type="date" office:date-value="2021-12-31" calcext:value-type="date">
            <text:p>2021-12-31</text:p>
          </table:table-cell>
          <table:table-cell table:formula="of:=([.P82]-[.AD82])/[.AD82]" office:value-type="percentage" office:value="0.110660401389747" calcext:value-type="percentage">
            <text:p>11.07%</text:p>
          </table:table-cell>
          <table:table-cell table:formula="of:=([.L82]-[.M82])/[.AD82]" office:value-type="percentage" office:value="0.0222059941203" calcext:value-type="percentage">
            <text:p>2.22%</text:p>
          </table:table-cell>
          <table:table-cell table:formula="of:=([.R82]-[.S82])/[.AD82]" office:value-type="percentage" office:value="-0.000298056525297743" calcext:value-type="percentage">
            <text:p>-0.03%</text:p>
          </table:table-cell>
          <table:table-cell table:formula="of:=[.Y82]/[.AD82]" office:value-type="percentage" office:value="0.00196529390148162" calcext:value-type="percentage">
            <text:p>0.20%</text:p>
          </table:table-cell>
          <table:table-cell office:value-type="float" office:value="42589000" calcext:value-type="float">
            <text:p>42589000</text:p>
          </table:table-cell>
          <table:table-cell office:value-type="float" office:value="48000" calcext:value-type="float">
            <text:p>48000</text:p>
          </table:table-cell>
          <table:table-cell office:value-type="float" office:value="229252000" calcext:value-type="float">
            <text:p>229252000</text:p>
          </table:table-cell>
          <table:table-cell office:value-type="float" office:value="271793000" calcext:value-type="float">
            <text:p>271793000</text:p>
          </table:table-cell>
          <table:table-cell office:value-type="float" office:value="2127741000" calcext:value-type="float">
            <text:p>2127741000</text:p>
          </table:table-cell>
          <table:table-cell office:value-type="float" office:value="7929000" calcext:value-type="float">
            <text:p>7929000</text:p>
          </table:table-cell>
          <table:table-cell/>
          <table:table-cell office:value-type="float" office:value="571000" calcext:value-type="float">
            <text:p>571000</text:p>
          </table:table-cell>
          <table:table-cell office:value-type="float" office:value="8500000" calcext:value-type="float">
            <text:p>8500000</text:p>
          </table:table-cell>
          <table:table-cell office:value-type="float" office:value="2218852000" calcext:value-type="float">
            <text:p>2218852000</text:p>
          </table:table-cell>
          <table:table-cell office:value-type="float" office:value="2632898000" calcext:value-type="float">
            <text:p>2632898000</text:p>
          </table:table-cell>
          <table:table-cell office:value-type="float" office:value="2401201000" calcext:value-type="float">
            <text:p>2401201000</text:p>
          </table:table-cell>
          <table:table-cell office:value-type="float" office:value="29649000" calcext:value-type="float">
            <text:p>29649000</text:p>
          </table:table-cell>
          <table:table-cell office:value-type="float" office:value="3765000" calcext:value-type="float">
            <text:p>3765000</text:p>
          </table:table-cell>
          <table:table-cell office:value-type="float" office:value="4125000" calcext:value-type="float">
            <text:p>4125000</text:p>
          </table:table-cell>
          <table:table-cell office:value-type="float" office:value="3433000" calcext:value-type="float">
            <text:p>3433000</text:p>
          </table:table-cell>
          <table:table-cell office:value-type="float" office:value="271359000" calcext:value-type="float">
            <text:p>271359000</text:p>
          </table:table-cell>
          <table:table-cell office:value-type="float" office:value="272051000" calcext:value-type="float">
            <text:p>272051000</text:p>
          </table:table-cell>
          <table:table-cell office:value-type="float" office:value="1915744000" calcext:value-type="float">
            <text:p>1915744000</text:p>
          </table:table-cell>
          <table:table-cell office:value-type="float" office:value="8128000" calcext:value-type="float">
            <text:p>8128000</text:p>
          </table:table-cell>
          <table:table-cell office:value-type="float" office:value="628000" calcext:value-type="float">
            <text:p>628000</text:p>
          </table:table-cell>
          <table:table-cell/>
          <table:table-cell office:value-type="float" office:value="7500000" calcext:value-type="float">
            <text:p>7500000</text:p>
          </table:table-cell>
          <table:table-cell office:value-type="float" office:value="1754175000" calcext:value-type="float">
            <text:p>1754175000</text:p>
          </table:table-cell>
          <table:table-cell office:value-type="float" office:value="2286391000" calcext:value-type="float">
            <text:p>2286391000</text:p>
          </table:table-cell>
          <table:table-cell office:value-type="float" office:value="2038884000" calcext:value-type="float">
            <text:p>2038884000</text:p>
          </table:table-cell>
          <table:table-cell office:value-type="float" office:value="37412000" calcext:value-type="float">
            <text:p>37412000</text:p>
          </table:table-cell>
          <table:table-cell office:value-type="float" office:value="35131000" calcext:value-type="float">
            <text:p>35131000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/>
          <table:table-cell office:value-type="string" calcext:value-type="string">
            <text:p>HeldToMaturitySecuritiesAccumulatedUnrecognizedHoldingLoss</text:p>
          </table:table-cell>
          <table:table-cell office:value-type="string" calcext:value-type="string">
            <text:p>HeldToMaturitySecurities</text:p>
          </table:table-cell>
          <table:table-cell office:value-type="string" calcext:value-type="string">
            <text:p>NotesReceivableGross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office:value-type="string" calcext:value-type="string">
            <text:p>HeldToMaturitySecuritiesAccumulatedUnrecognizedHoldingGain</text:p>
          </table:table-cell>
          <table:table-cell/>
          <table:table-cell office:value-type="string" calcext:value-type="string">
            <text:p>HeldToMaturitySecurities</text:p>
          </table:table-cell>
          <table:table-cell office:value-type="string" calcext:value-type="string">
            <text:p>LoansAndLeasesReceivableGrossCarryingAmount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</table:table-row>
        <table:table-row table:style-name="ro1">
          <table:table-cell office:value-type="float" office:value="700564" calcext:value-type="float">
            <text:p>700564</text:p>
          </table:table-cell>
          <table:table-cell office:value-type="string" calcext:value-type="string">
            <text:p>FULT</text:p>
          </table:table-cell>
          <table:table-cell office:value-type="string" calcext:value-type="string">
            <text:p>Fulton Financial Corporation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D</text:p>
          </table:table-cell>
          <table:table-cell table:style-name="ce1" office:value-type="date" office:date-value="2022-12-31" calcext:value-type="date">
            <text:p>2022-12-31</text:p>
          </table:table-cell>
          <table:table-cell table:style-name="ce1" office:value-type="date" office:date-value="2021-12-31" calcext:value-type="date">
            <text:p>2021-12-31</text:p>
          </table:table-cell>
          <table:table-cell table:formula="of:=([.P83]-[.AD83])/[.AD83]" office:value-type="percentage" office:value="-0.0428285184521992" calcext:value-type="percentage">
            <text:p>-4.28%</text:p>
          </table:table-cell>
          <table:table-cell table:formula="of:=([.L83]-[.M83])/[.AD83]" office:value-type="percentage" office:value="0.0160264220467899" calcext:value-type="percentage">
            <text:p>1.60%</text:p>
          </table:table-cell>
          <table:table-cell table:formula="of:=([.R83]-[.S83])/[.AD83]" office:value-type="percentage" office:value="-0.00909481582009483" calcext:value-type="percentage">
            <text:p>-0.91%</text:p>
          </table:table-cell>
          <table:table-cell table:formula="of:=[.Y83]/[.AD83]" office:value-type="percentage" office:value="-0.00583614183308883" calcext:value-type="percentage">
            <text:p>-0.58%</text:p>
          </table:table-cell>
          <table:table-cell office:value-type="float" office:value="346047000" calcext:value-type="float">
            <text:p>346047000</text:p>
          </table:table-cell>
          <table:table-cell office:value-type="float" office:value="301000" calcext:value-type="float">
            <text:p>301000</text:p>
          </table:table-cell>
          <table:table-cell office:value-type="float" office:value="2646767000" calcext:value-type="float">
            <text:p>2646767000</text:p>
          </table:table-cell>
          <table:table-cell office:value-type="float" office:value="2992513000" calcext:value-type="float">
            <text:p>2992513000</text:p>
          </table:table-cell>
          <table:table-cell office:value-type="float" office:value="20649538000" calcext:value-type="float">
            <text:p>20649538000</text:p>
          </table:table-cell>
          <table:table-cell office:value-type="float" office:value="1125049000" calcext:value-type="float">
            <text:p>1125049000</text:p>
          </table:table-cell>
          <table:table-cell office:value-type="float" office:value="0" calcext:value-type="float">
            <text:p>0</text:p>
          </table:table-cell>
          <table:table-cell office:value-type="float" office:value="196207000" calcext:value-type="float">
            <text:p>196207000</text:p>
          </table:table-cell>
          <table:table-cell office:value-type="float" office:value="1321256000" calcext:value-type="float">
            <text:p>1321256000</text:p>
          </table:table-cell>
          <table:table-cell office:value-type="float" office:value="20308924000" calcext:value-type="float">
            <text:p>20308924000</text:p>
          </table:table-cell>
          <table:table-cell office:value-type="float" office:value="26931702000" calcext:value-type="float">
            <text:p>26931702000</text:p>
          </table:table-cell>
          <table:table-cell office:value-type="float" office:value="24351945000" calcext:value-type="float">
            <text:p>24351945000</text:p>
          </table:table-cell>
          <table:table-cell office:value-type="float" office:value="286981000" calcext:value-type="float">
            <text:p>286981000</text:p>
          </table:table-cell>
          <table:table-cell office:value-type="float" office:value="-125906000" calcext:value-type="float">
            <text:p>-125906000</text:p>
          </table:table-cell>
          <table:table-cell office:value-type="float" office:value="16256000" calcext:value-type="float">
            <text:p>16256000</text:p>
          </table:table-cell>
          <table:table-cell office:value-type="float" office:value="74116000" calcext:value-type="float">
            <text:p>74116000</text:p>
          </table:table-cell>
          <table:table-cell office:value-type="float" office:value="3187390000" calcext:value-type="float">
            <text:p>3187390000</text:p>
          </table:table-cell>
          <table:table-cell office:value-type="float" office:value="3129530000" calcext:value-type="float">
            <text:p>3129530000</text:p>
          </table:table-cell>
          <table:table-cell office:value-type="float" office:value="21573499000" calcext:value-type="float">
            <text:p>21573499000</text:p>
          </table:table-cell>
          <table:table-cell office:value-type="float" office:value="965867000" calcext:value-type="float">
            <text:p>965867000</text:p>
          </table:table-cell>
          <table:table-cell office:value-type="float" office:value="11022000" calcext:value-type="float">
            <text:p>11022000</text:p>
          </table:table-cell>
          <table:table-cell office:value-type="float" office:value="25539000" calcext:value-type="float">
            <text:p>25539000</text:p>
          </table:table-cell>
          <table:table-cell office:value-type="float" office:value="980384000" calcext:value-type="float">
            <text:p>980384000</text:p>
          </table:table-cell>
          <table:table-cell office:value-type="float" office:value="18325350000" calcext:value-type="float">
            <text:p>18325350000</text:p>
          </table:table-cell>
          <table:table-cell office:value-type="float" office:value="25796398000" calcext:value-type="float">
            <text:p>25796398000</text:p>
          </table:table-cell>
          <table:table-cell office:value-type="float" office:value="23083718000" calcext:value-type="float">
            <text:p>23083718000</text:p>
          </table:table-cell>
          <table:table-cell office:value-type="float" office:value="275497000" calcext:value-type="float">
            <text:p>275497000</text:p>
          </table:table-cell>
          <table:table-cell office:value-type="float" office:value="237817000" calcext:value-type="float">
            <text:p>237817000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office:value-type="string" calcext:value-type="string">
            <text:p>HeldToMaturitySecuritiesAccumulatedUnrecognizedHoldingGain</text:p>
          </table:table-cell>
          <table:table-cell office:value-type="string" calcext:value-type="string">
            <text:p>HeldToMaturitySecuritiesAccumulatedUnrecognizedHoldingLoss</text:p>
          </table:table-cell>
          <table:table-cell office:value-type="string" calcext:value-type="string">
            <text:p>HeldToMaturitySecurities</text:p>
          </table:table-cell>
          <table:table-cell office:value-type="string" calcext:value-type="string">
            <text:p>LoansAndLeasesReceivableGrossCarryingAmount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office:value-type="string" calcext:value-type="string">
            <text:p>HeldToMaturitySecuritiesAccumulatedUnrecognizedHoldingGain</text:p>
          </table:table-cell>
          <table:table-cell office:value-type="string" calcext:value-type="string">
            <text:p>HeldToMaturitySecuritiesAccumulatedUnrecognizedHoldingLoss</text:p>
          </table:table-cell>
          <table:table-cell office:value-type="string" calcext:value-type="string">
            <text:p>HeldToMaturitySecurities</text:p>
          </table:table-cell>
          <table:table-cell office:value-type="string" calcext:value-type="string">
            <text:p>NotesReceivableGross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</table:table-row>
        <table:table-row table:style-name="ro1">
          <table:table-cell office:value-type="float" office:value="714395" calcext:value-type="float">
            <text:p>714395</text:p>
          </table:table-cell>
          <table:table-cell office:value-type="string" calcext:value-type="string">
            <text:p>GABC</text:p>
          </table:table-cell>
          <table:table-cell office:value-type="string" calcext:value-type="string">
            <text:p>German American Bancorp Inc.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D</text:p>
          </table:table-cell>
          <table:table-cell table:style-name="ce1" office:value-type="date" office:date-value="2022-12-31" calcext:value-type="date">
            <text:p>2022-12-31</text:p>
          </table:table-cell>
          <table:table-cell table:style-name="ce1" office:value-type="date" office:date-value="2021-12-31" calcext:value-type="date">
            <text:p>2021-12-31</text:p>
          </table:table-cell>
          <table:table-cell table:formula="of:=([.P84]-[.AD84])/[.AD84]" office:value-type="percentage" office:value="0.127675938955162" calcext:value-type="percentage">
            <text:p>12.77%</text:p>
          </table:table-cell>
          <table:table-cell table:formula="of:=([.L84]-[.M84])/[.AD84]" office:value-type="percentage" office:value="0.0702223460663244" calcext:value-type="percentage">
            <text:p>7.02%</text:p>
          </table:table-cell>
          <table:table-cell table:formula="of:=([.R84]-[.S84])/[.AD84]" office:value-type="percentage" office:value="0" calcext:value-type="percentage">
            <text:p>0.00%</text:p>
          </table:table-cell>
          <table:table-cell table:formula="of:=[.Y84]/[.AD84]" office:value-type="percentage" office:value="-0.0415438179075761" calcext:value-type="percentage">
            <text:p>-4.15%</text:p>
          </table:table-cell>
          <table:table-cell office:value-type="float" office:value="333852000" calcext:value-type="float">
            <text:p>333852000</text:p>
          </table:table-cell>
          <table:table-cell office:value-type="float" office:value="695000" calcext:value-type="float">
            <text:p>695000</text:p>
          </table:table-cell>
          <table:table-cell table:number-columns-repeated="2"/>
          <table:table-cell office:value-type="float" office:value="5350051000" calcext:value-type="float">
            <text:p>5350051000</text:p>
          </table:table-cell>
          <table:table-cell table:number-columns-repeated="5"/>
          <table:table-cell office:value-type="float" office:value="6155991000" calcext:value-type="float">
            <text:p>6155991000</text:p>
          </table:table-cell>
          <table:table-cell office:value-type="float" office:value="5597598000" calcext:value-type="float">
            <text:p>5597598000</text:p>
          </table:table-cell>
          <table:table-cell office:value-type="float" office:value="81825000" calcext:value-type="float">
            <text:p>81825000</text:p>
          </table:table-cell>
          <table:table-cell office:value-type="float" office:value="-197097000" calcext:value-type="float">
            <text:p>-197097000</text:p>
          </table:table-cell>
          <table:table-cell office:value-type="float" office:value="15649000" calcext:value-type="float">
            <text:p>15649000</text:p>
          </table:table-cell>
          <table:table-cell office:value-type="float" office:value="36068000" calcext:value-type="float">
            <text:p>36068000</text:p>
          </table:table-cell>
          <table:table-cell table:number-columns-repeated="2"/>
          <table:table-cell office:value-type="float" office:value="4744316000" calcext:value-type="float">
            <text:p>4744316000</text:p>
          </table:table-cell>
          <table:table-cell table:number-columns-repeated="5"/>
          <table:table-cell office:value-type="float" office:value="5608539000" calcext:value-type="float">
            <text:p>5608539000</text:p>
          </table:table-cell>
          <table:table-cell office:value-type="float" office:value="4940080000" calcext:value-type="float">
            <text:p>4940080000</text:p>
          </table:table-cell>
          <table:table-cell office:value-type="float" office:value="84137000" calcext:value-type="float">
            <text:p>84137000</text:p>
          </table:table-cell>
          <table:table-cell office:value-type="float" office:value="64246000" calcext:value-type="float">
            <text:p>64246000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table:number-columns-repeated="2"/>
          <table:table-cell office:value-type="string" calcext:value-type="string">
            <text:p>Deposits</text:p>
          </table:table-cell>
          <table:table-cell table:number-columns-repeated="5"/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table:number-columns-repeated="2"/>
          <table:table-cell office:value-type="string" calcext:value-type="string">
            <text:p>Deposits</text:p>
          </table:table-cell>
          <table:table-cell table:number-columns-repeated="5"/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</table:table-row>
        <table:table-row table:style-name="ro1">
          <table:table-cell office:value-type="float" office:value="854560" calcext:value-type="float">
            <text:p>854560</text:p>
          </table:table-cell>
          <table:table-cell office:value-type="string" calcext:value-type="string">
            <text:p>GSBC</text:p>
          </table:table-cell>
          <table:table-cell office:value-type="string" calcext:value-type="string">
            <text:p>Great Southern Bancorp Inc.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D</text:p>
          </table:table-cell>
          <table:table-cell table:style-name="ce1" office:value-type="date" office:date-value="2022-12-31" calcext:value-type="date">
            <text:p>2022-12-31</text:p>
          </table:table-cell>
          <table:table-cell table:style-name="ce1" office:value-type="date" office:date-value="2021-12-31" calcext:value-type="date">
            <text:p>2021-12-31</text:p>
          </table:table-cell>
          <table:table-cell table:formula="of:=([.P85]-[.AD85])/[.AD85]" office:value-type="percentage" office:value="0.0291753192646648" calcext:value-type="percentage">
            <text:p>2.92%</text:p>
          </table:table-cell>
          <table:table-cell table:formula="of:=([.L85]-[.M85])/[.AD85]" office:value-type="percentage" office:value="0" calcext:value-type="percentage">
            <text:p>0.00%</text:p>
          </table:table-cell>
          <table:table-cell table:formula="of:=([.R85]-[.S85])/[.AD85]" office:value-type="percentage" office:value="-0.00543265626136151" calcext:value-type="percentage">
            <text:p>-0.54%</text:p>
          </table:table-cell>
          <table:table-cell table:formula="of:=[.Y85]/[.AD85]" office:value-type="percentage" office:value="-0.00223325449061873" calcext:value-type="percentage">
            <text:p>-0.22%</text:p>
          </table:table-cell>
          <table:table-cell table:number-columns-repeated="2"/>
          <table:table-cell office:value-type="float" office:value="490592000" calcext:value-type="float">
            <text:p>490592000</text:p>
          </table:table-cell>
          <table:table-cell office:value-type="float" office:value="553214000" calcext:value-type="float">
            <text:p>553214000</text:p>
          </table:table-cell>
          <table:table-cell office:value-type="float" office:value="4684910000" calcext:value-type="float">
            <text:p>4684910000</text:p>
          </table:table-cell>
          <table:table-cell office:value-type="float" office:value="177765000" calcext:value-type="float">
            <text:p>177765000</text:p>
          </table:table-cell>
          <table:table-cell/>
          <table:table-cell office:value-type="float" office:value="24730000" calcext:value-type="float">
            <text:p>24730000</text:p>
          </table:table-cell>
          <table:table-cell office:value-type="float" office:value="202377000" calcext:value-type="float">
            <text:p>202377000</text:p>
          </table:table-cell>
          <table:table-cell office:value-type="float" office:value="4581381000" calcext:value-type="float">
            <text:p>4581381000</text:p>
          </table:table-cell>
          <table:table-cell office:value-type="float" office:value="5680702000" calcext:value-type="float">
            <text:p>5680702000</text:p>
          </table:table-cell>
          <table:table-cell office:value-type="float" office:value="5147615000" calcext:value-type="float">
            <text:p>5147615000</text:p>
          </table:table-cell>
          <table:table-cell office:value-type="float" office:value="75948000" calcext:value-type="float">
            <text:p>75948000</text:p>
          </table:table-cell>
          <table:table-cell office:value-type="float" office:value="-10166000" calcext:value-type="float">
            <text:p>-10166000</text:p>
          </table:table-cell>
          <table:table-cell office:value-type="float" office:value="3285000" calcext:value-type="float">
            <text:p>3285000</text:p>
          </table:table-cell>
          <table:table-cell office:value-type="float" office:value="15119000" calcext:value-type="float">
            <text:p>15119000</text:p>
          </table:table-cell>
          <table:table-cell office:value-type="float" office:value="501032000" calcext:value-type="float">
            <text:p>501032000</text:p>
          </table:table-cell>
          <table:table-cell office:value-type="float" office:value="489198000" calcext:value-type="float">
            <text:p>489198000</text:p>
          </table:table-cell>
          <table:table-cell office:value-type="float" office:value="4552101000" calcext:value-type="float">
            <text:p>455210100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4077552000" calcext:value-type="float">
            <text:p>4077552000</text:p>
          </table:table-cell>
          <table:table-cell office:value-type="float" office:value="5449944000" calcext:value-type="float">
            <text:p>5449944000</text:p>
          </table:table-cell>
          <table:table-cell office:value-type="float" office:value="4833192000" calcext:value-type="float">
            <text:p>4833192000</text:p>
          </table:table-cell>
          <table:table-cell office:value-type="float" office:value="74627000" calcext:value-type="float">
            <text:p>74627000</text:p>
          </table:table-cell>
          <table:table-cell office:value-type="float" office:value="54235000" calcext:value-type="float">
            <text:p>54235000</text:p>
          </table:table-cell>
          <table:table-cell table:number-columns-repeated="2"/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/>
          <table:table-cell office:value-type="string" calcext:value-type="string">
            <text:p>HeldToMaturitySecuritiesAccumulatedUnrecognizedHoldingLoss</text:p>
          </table:table-cell>
          <table:table-cell office:value-type="string" calcext:value-type="string">
            <text:p>HeldToMaturitySecurities</text:p>
          </table:table-cell>
          <table:table-cell office:value-type="string" calcext:value-type="string">
            <text:p>NotesReceivableGross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  <table:table-cell office:value-type="string" calcext:value-type="string">
            <text:p>AvailableForSaleDebtSecuritiesGrossUnrealizedLoss</text:p>
          </table:table-cell>
          <table:table-cell office:value-type="string" calcext:value-type="string">
            <text:p>AvailableForSaleDebtSecuritiesGrossUnrealizedGain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table:number-columns-repeated="3"/>
          <table:table-cell office:value-type="string" calcext:value-type="string">
            <text:p>HeldToMaturitySecurities</text:p>
          </table:table-cell>
          <table:table-cell office:value-type="string" calcext:value-type="string">
            <text:p>NotesReceivableGross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</table:table-row>
        <table:table-row table:style-name="ro1">
          <table:table-cell office:value-type="float" office:value="1070524" calcext:value-type="float">
            <text:p>1070524</text:p>
          </table:table-cell>
          <table:table-cell office:value-type="string" calcext:value-type="string">
            <text:p>GCBC</text:p>
          </table:table-cell>
          <table:table-cell office:value-type="string" calcext:value-type="string">
            <text:p>Greene County Bancorp Inc.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D</text:p>
          </table:table-cell>
          <table:table-cell table:style-name="ce1" office:value-type="date" office:date-value="2022-06-30" calcext:value-type="date">
            <text:p>2022-06-30</text:p>
          </table:table-cell>
          <table:table-cell table:style-name="ce1" office:value-type="date" office:date-value="2021-06-30" calcext:value-type="date">
            <text:p>2021-06-30</text:p>
          </table:table-cell>
          <table:table-cell table:formula="of:=([.P86]-[.AD86])/[.AD86]" office:value-type="percentage" office:value="0.1034837026235" calcext:value-type="percentage">
            <text:p>10.35%</text:p>
          </table:table-cell>
          <table:table-cell table:formula="of:=([.L86]-[.M86])/[.AD86]" office:value-type="percentage" office:value="0.0117514867029606" calcext:value-type="percentage">
            <text:p>1.18%</text:p>
          </table:table-cell>
          <table:table-cell table:formula="of:=([.R86]-[.S86])/[.AD86]" office:value-type="percentage" office:value="-0.0256340306856289" calcext:value-type="percentage">
            <text:p>-2.56%</text:p>
          </table:table-cell>
          <table:table-cell table:formula="of:=[.Y86]/[.AD86]" office:value-type="percentage" office:value="0.00536828938890075" calcext:value-type="percentage">
            <text:p>0.54%</text:p>
          </table:table-cell>
          <table:table-cell office:value-type="float" office:value="23937000" calcext:value-type="float">
            <text:p>23937000</text:p>
          </table:table-cell>
          <table:table-cell office:value-type="float" office:value="374000" calcext:value-type="float">
            <text:p>374000</text:p>
          </table:table-cell>
          <table:table-cell office:value-type="float" office:value="408062000" calcext:value-type="float">
            <text:p>408062000</text:p>
          </table:table-cell>
          <table:table-cell office:value-type="float" office:value="431625000" calcext:value-type="float">
            <text:p>431625000</text:p>
          </table:table-cell>
          <table:table-cell office:value-type="float" office:value="2212604000" calcext:value-type="float">
            <text:p>2212604000</text:p>
          </table:table-cell>
          <table:table-cell office:value-type="float" office:value="710453000" calcext:value-type="float">
            <text:p>710453000</text:p>
          </table:table-cell>
          <table:table-cell office:value-type="float" office:value="2779000" calcext:value-type="float">
            <text:p>2779000</text:p>
          </table:table-cell>
          <table:table-cell office:value-type="float" office:value="54178000" calcext:value-type="float">
            <text:p>54178000</text:p>
          </table:table-cell>
          <table:table-cell/>
          <table:table-cell office:value-type="float" office:value="1251987000" calcext:value-type="float">
            <text:p>1251987000</text:p>
          </table:table-cell>
          <table:table-cell office:value-type="float" office:value="2571740000" calcext:value-type="float">
            <text:p>2571740000</text:p>
          </table:table-cell>
          <table:table-cell office:value-type="float" office:value="2414026000" calcext:value-type="float">
            <text:p>2414026000</text:p>
          </table:table-cell>
          <table:table-cell office:value-type="float" office:value="27986000" calcext:value-type="float">
            <text:p>27986000</text:p>
          </table:table-cell>
          <table:table-cell office:value-type="float" office:value="10764000" calcext:value-type="float">
            <text:p>10764000</text:p>
          </table:table-cell>
          <table:table-cell office:value-type="float" office:value="1404000" calcext:value-type="float">
            <text:p>1404000</text:p>
          </table:table-cell>
          <table:table-cell office:value-type="float" office:value="1879000" calcext:value-type="float">
            <text:p>1879000</text:p>
          </table:table-cell>
          <table:table-cell office:value-type="float" office:value="390890000" calcext:value-type="float">
            <text:p>390890000</text:p>
          </table:table-cell>
          <table:table-cell office:value-type="float" office:value="390415000" calcext:value-type="float">
            <text:p>390415000</text:p>
          </table:table-cell>
          <table:table-cell office:value-type="float" office:value="2005108000" calcext:value-type="float">
            <text:p>2005108000</text:p>
          </table:table-cell>
          <table:table-cell office:value-type="float" office:value="519042000" calcext:value-type="float">
            <text:p>519042000</text:p>
          </table:table-cell>
          <table:table-cell office:value-type="float" office:value="22600000" calcext:value-type="float">
            <text:p>22600000</text:p>
          </table:table-cell>
          <table:table-cell office:value-type="float" office:value="472000" calcext:value-type="float">
            <text:p>472000</text:p>
          </table:table-cell>
          <table:table-cell/>
          <table:table-cell office:value-type="float" office:value="1108408000" calcext:value-type="float">
            <text:p>1108408000</text:p>
          </table:table-cell>
          <table:table-cell office:value-type="float" office:value="2200335000" calcext:value-type="float">
            <text:p>2200335000</text:p>
          </table:table-cell>
          <table:table-cell office:value-type="float" office:value="2050751000" calcext:value-type="float">
            <text:p>2050751000</text:p>
          </table:table-cell>
          <table:table-cell office:value-type="float" office:value="23942000" calcext:value-type="float">
            <text:p>23942000</text:p>
          </table:table-cell>
          <table:table-cell office:value-type="float" office:value="23209000" calcext:value-type="float">
            <text:p>23209000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office:value-type="string" calcext:value-type="string">
            <text:p>HeldToMaturitySecuritiesAccumulatedUnrecognizedHoldingGain</text:p>
          </table:table-cell>
          <table:table-cell office:value-type="string" calcext:value-type="string">
            <text:p>HeldToMaturitySecuritiesAccumulatedUnrecognizedHoldingLoss</text:p>
          </table:table-cell>
          <table:table-cell/>
          <table:table-cell office:value-type="string" calcext:value-type="string">
            <text:p>NotesReceivableGross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office:value-type="string" calcext:value-type="string">
            <text:p>HeldToMaturitySecuritiesAccumulatedUnrecognizedHoldingGain</text:p>
          </table:table-cell>
          <table:table-cell office:value-type="string" calcext:value-type="string">
            <text:p>HeldToMaturitySecuritiesAccumulatedUnrecognizedHoldingLoss</text:p>
          </table:table-cell>
          <table:table-cell/>
          <table:table-cell office:value-type="string" calcext:value-type="string">
            <text:p>NotesReceivableGross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</table:table-row>
        <table:table-row table:style-name="ro1">
          <table:table-cell office:value-type="float" office:value="750577" calcext:value-type="float">
            <text:p>750577</text:p>
          </table:table-cell>
          <table:table-cell office:value-type="string" calcext:value-type="string">
            <text:p>HWC</text:p>
          </table:table-cell>
          <table:table-cell office:value-type="string" calcext:value-type="string">
            <text:p>Hancock Whitney Corporation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D</text:p>
          </table:table-cell>
          <table:table-cell table:style-name="ce1" office:value-type="date" office:date-value="2022-12-31" calcext:value-type="date">
            <text:p>2022-12-31</text:p>
          </table:table-cell>
          <table:table-cell table:style-name="ce1" office:value-type="date" office:date-value="2021-12-31" calcext:value-type="date">
            <text:p>2021-12-31</text:p>
          </table:table-cell>
          <table:table-cell table:formula="of:=([.P87]-[.AD87])/[.AD87]" office:value-type="percentage" office:value="-0.045806890241899" calcext:value-type="percentage">
            <text:p>-4.58%</text:p>
          </table:table-cell>
          <table:table-cell table:formula="of:=([.L87]-[.M87])/[.AD87]" office:value-type="percentage" office:value="0.0247546625658191" calcext:value-type="percentage">
            <text:p>2.48%</text:p>
          </table:table-cell>
          <table:table-cell table:formula="of:=([.R87]-[.S87])/[.AD87]" office:value-type="percentage" office:value="-0.00778237384574628" calcext:value-type="percentage">
            <text:p>-0.78%</text:p>
          </table:table-cell>
          <table:table-cell table:formula="of:=[.Y87]/[.AD87]" office:value-type="percentage" office:value="-0.00637296187274578" calcext:value-type="percentage">
            <text:p>-0.64%</text:p>
          </table:table-cell>
          <table:table-cell office:value-type="float" office:value="756488000" calcext:value-type="float">
            <text:p>756488000</text:p>
          </table:table-cell>
          <table:table-cell office:value-type="float" office:value="2315000" calcext:value-type="float">
            <text:p>2315000</text:p>
          </table:table-cell>
          <table:table-cell office:value-type="float" office:value="5556041000" calcext:value-type="float">
            <text:p>5556041000</text:p>
          </table:table-cell>
          <table:table-cell office:value-type="float" office:value="6310214000" calcext:value-type="float">
            <text:p>6310214000</text:p>
          </table:table-cell>
          <table:table-cell office:value-type="float" office:value="29070349000" calcext:value-type="float">
            <text:p>29070349000</text:p>
          </table:table-cell>
          <table:table-cell office:value-type="float" office:value="2615398000" calcext:value-type="float">
            <text:p>2615398000</text:p>
          </table:table-cell>
          <table:table-cell office:value-type="float" office:value="774000" calcext:value-type="float">
            <text:p>774000</text:p>
          </table:table-cell>
          <table:table-cell office:value-type="float" office:value="237871000" calcext:value-type="float">
            <text:p>237871000</text:p>
          </table:table-cell>
          <table:table-cell office:value-type="float" office:value="2852495000" calcext:value-type="float">
            <text:p>2852495000</text:p>
          </table:table-cell>
          <table:table-cell office:value-type="float" office:value="341098000" calcext:value-type="float">
            <text:p>341098000</text:p>
          </table:table-cell>
          <table:table-cell office:value-type="float" office:value="35183825000" calcext:value-type="float">
            <text:p>35183825000</text:p>
          </table:table-cell>
          <table:table-cell office:value-type="float" office:value="31841197000" calcext:value-type="float">
            <text:p>31841197000</text:p>
          </table:table-cell>
          <table:table-cell/>
          <table:table-cell office:value-type="float" office:value="-194158000" calcext:value-type="float">
            <text:p>-194158000</text:p>
          </table:table-cell>
          <table:table-cell office:value-type="float" office:value="107647000" calcext:value-type="float">
            <text:p>107647000</text:p>
          </table:table-cell>
          <table:table-cell office:value-type="float" office:value="109815000" calcext:value-type="float">
            <text:p>109815000</text:p>
          </table:table-cell>
          <table:table-cell office:value-type="float" office:value="6986698000" calcext:value-type="float">
            <text:p>6986698000</text:p>
          </table:table-cell>
          <table:table-cell office:value-type="float" office:value="6984530000" calcext:value-type="float">
            <text:p>6984530000</text:p>
          </table:table-cell>
          <table:table-cell office:value-type="float" office:value="30465897000" calcext:value-type="float">
            <text:p>30465897000</text:p>
          </table:table-cell>
          <table:table-cell office:value-type="float" office:value="1631482000" calcext:value-type="float">
            <text:p>1631482000</text:p>
          </table:table-cell>
          <table:table-cell office:value-type="float" office:value="68124000" calcext:value-type="float">
            <text:p>68124000</text:p>
          </table:table-cell>
          <table:table-cell office:value-type="float" office:value="2393000" calcext:value-type="float">
            <text:p>2393000</text:p>
          </table:table-cell>
          <table:table-cell office:value-type="float" office:value="1565751000" calcext:value-type="float">
            <text:p>1565751000</text:p>
          </table:table-cell>
          <table:table-cell office:value-type="float" office:value="371399000" calcext:value-type="float">
            <text:p>371399000</text:p>
          </table:table-cell>
          <table:table-cell office:value-type="float" office:value="36531205000" calcext:value-type="float">
            <text:p>36531205000</text:p>
          </table:table-cell>
          <table:table-cell office:value-type="float" office:value="32860853000" calcext:value-type="float">
            <text:p>32860853000</text:p>
          </table:table-cell>
          <table:table-cell/>
          <table:table-cell office:value-type="float" office:value="329211000" calcext:value-type="float">
            <text:p>329211000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office:value-type="string" calcext:value-type="string">
            <text:p>HeldToMaturitySecuritiesAccumulatedUnrecognizedHoldingGain</text:p>
          </table:table-cell>
          <table:table-cell office:value-type="string" calcext:value-type="string">
            <text:p>HeldToMaturitySecuritiesAccumulatedUnrecognizedHoldingLoss</text:p>
          </table:table-cell>
          <table:table-cell office:value-type="string" calcext:value-type="string">
            <text:p>HeldToMaturitySecurities</text:p>
          </table:table-cell>
          <table:table-cell office:value-type="string" calcext:value-type="string">
            <text:p>NotesReceivableGross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/>
          <table:table-cell office:value-type="string" calcext:value-type="string">
            <text:p>ComprehensiveIncomeNetOfTax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office:value-type="string" calcext:value-type="string">
            <text:p>HeldToMaturitySecuritiesAccumulatedUnrecognizedHoldingGain</text:p>
          </table:table-cell>
          <table:table-cell office:value-type="string" calcext:value-type="string">
            <text:p>HeldToMaturitySecuritiesAccumulatedUnrecognizedHoldingLoss</text:p>
          </table:table-cell>
          <table:table-cell office:value-type="string" calcext:value-type="string">
            <text:p>HeldToMaturitySecurities</text:p>
          </table:table-cell>
          <table:table-cell office:value-type="string" calcext:value-type="string">
            <text:p>NotesReceivableGross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/>
          <table:table-cell office:value-type="string" calcext:value-type="string">
            <text:p>ComprehensiveIncomeNetOfTax</text:p>
          </table:table-cell>
        </table:table-row>
        <table:table-row table:style-name="ro1">
          <table:table-cell office:value-type="float" office:value="1109242" calcext:value-type="float">
            <text:p>1109242</text:p>
          </table:table-cell>
          <table:table-cell office:value-type="string" calcext:value-type="string">
            <text:p>HAFC</text:p>
          </table:table-cell>
          <table:table-cell office:value-type="string" calcext:value-type="string">
            <text:p>Hanmi Financial Corporation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D</text:p>
          </table:table-cell>
          <table:table-cell table:style-name="ce1" office:value-type="date" office:date-value="2022-12-31" calcext:value-type="date">
            <text:p>2022-12-31</text:p>
          </table:table-cell>
          <table:table-cell table:style-name="ce1" office:value-type="date" office:date-value="2021-12-31" calcext:value-type="date">
            <text:p>2021-12-31</text:p>
          </table:table-cell>
          <table:table-cell table:formula="of:=([.P88]-[.AD88])/[.AD88]" office:value-type="percentage" office:value="0.0659843156272202" calcext:value-type="percentage">
            <text:p>6.60%</text:p>
          </table:table-cell>
          <table:table-cell table:formula="of:=([.L88]-[.M88])/[.AD88]" office:value-type="percentage" office:value="0.0215956085000542" calcext:value-type="percentage">
            <text:p>2.16%</text:p>
          </table:table-cell>
          <table:table-cell table:formula="of:=([.R88]-[.S88])/[.AD88]" office:value-type="percentage" office:value="0" calcext:value-type="percentage">
            <text:p>0.00%</text:p>
          </table:table-cell>
          <table:table-cell table:formula="of:=[.Y88]/[.AD88]" office:value-type="percentage" office:value="0.00360370387204605" calcext:value-type="percentage">
            <text:p>0.36%</text:p>
          </table:table-cell>
          <table:table-cell office:value-type="float" office:value="125021000" calcext:value-type="float">
            <text:p>125021000</text:p>
          </table:table-cell>
          <table:table-cell office:value-type="float" office:value="63000" calcext:value-type="float">
            <text:p>63000</text:p>
          </table:table-cell>
          <table:table-cell office:value-type="float" office:value="853838000" calcext:value-type="float">
            <text:p>853838000</text:p>
          </table:table-cell>
          <table:table-cell office:value-type="float" office:value="978796000" calcext:value-type="float">
            <text:p>978796000</text:p>
          </table:table-cell>
          <table:table-cell office:value-type="float" office:value="6168072000" calcext:value-type="float">
            <text:p>6168072000</text:p>
          </table:table-cell>
          <table:table-cell table:number-columns-repeated="4"/>
          <table:table-cell office:value-type="float" office:value="5967133000" calcext:value-type="float">
            <text:p>5967133000</text:p>
          </table:table-cell>
          <table:table-cell office:value-type="float" office:value="7378262000" calcext:value-type="float">
            <text:p>7378262000</text:p>
          </table:table-cell>
          <table:table-cell office:value-type="float" office:value="6740747000" calcext:value-type="float">
            <text:p>6740747000</text:p>
          </table:table-cell>
          <table:table-cell office:value-type="float" office:value="101394000" calcext:value-type="float">
            <text:p>101394000</text:p>
          </table:table-cell>
          <table:table-cell office:value-type="float" office:value="20852000" calcext:value-type="float">
            <text:p>20852000</text:p>
          </table:table-cell>
          <table:table-cell office:value-type="float" office:value="12041000" calcext:value-type="float">
            <text:p>12041000</text:p>
          </table:table-cell>
          <table:table-cell office:value-type="float" office:value="177000" calcext:value-type="float">
            <text:p>177000</text:p>
          </table:table-cell>
          <table:table-cell office:value-type="float" office:value="910790000" calcext:value-type="float">
            <text:p>910790000</text:p>
          </table:table-cell>
          <table:table-cell office:value-type="float" office:value="922654000" calcext:value-type="float">
            <text:p>922654000</text:p>
          </table:table-cell>
          <table:table-cell office:value-type="float" office:value="5786269000" calcext:value-type="float">
            <text:p>5786269000</text:p>
          </table:table-cell>
          <table:table-cell table:number-columns-repeated="4"/>
          <table:table-cell office:value-type="float" office:value="5151541000" calcext:value-type="float">
            <text:p>5151541000</text:p>
          </table:table-cell>
          <table:table-cell office:value-type="float" office:value="6858587000" calcext:value-type="float">
            <text:p>6858587000</text:p>
          </table:table-cell>
          <table:table-cell office:value-type="float" office:value="6215170000" calcext:value-type="float">
            <text:p>6215170000</text:p>
          </table:table-cell>
          <table:table-cell office:value-type="float" office:value="98677000" calcext:value-type="float">
            <text:p>98677000</text:p>
          </table:table-cell>
          <table:table-cell office:value-type="float" office:value="87158000" calcext:value-type="float">
            <text:p>87158000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table:number-columns-repeated="4"/>
          <table:table-cell office:value-type="string" calcext:value-type="string">
            <text:p>NotesReceivableGross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table:number-columns-repeated="4"/>
          <table:table-cell office:value-type="string" calcext:value-type="string">
            <text:p>NotesReceivableGross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</table:table-row>
        <table:table-row table:style-name="ro1">
          <table:table-cell office:value-type="float" office:value="1828588" calcext:value-type="float">
            <text:p>1828588</text:p>
          </table:table-cell>
          <table:table-cell office:value-type="string" calcext:value-type="string">
            <text:p>HNVR</text:p>
          </table:table-cell>
          <table:table-cell office:value-type="string" calcext:value-type="string">
            <text:p>Hanover Bancorp Inc.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D</text:p>
          </table:table-cell>
          <table:table-cell table:style-name="ce1" office:value-type="date" office:date-value="2022-09-30" calcext:value-type="date">
            <text:p>2022-09-30</text:p>
          </table:table-cell>
          <table:table-cell table:style-name="ce1" office:value-type="date" office:date-value="2021-09-30" calcext:value-type="date">
            <text:p>2021-09-30</text:p>
          </table:table-cell>
          <table:table-cell table:formula="of:=([.P89]-[.AD89])/[.AD89]" office:value-type="percentage" office:value="0.312059636186293" calcext:value-type="percentage">
            <text:p>31.21%</text:p>
          </table:table-cell>
          <table:table-cell table:formula="of:=([.L89]-[.M89])/[.AD89]" office:value-type="percentage" office:value="0.000678308384750254" calcext:value-type="percentage">
            <text:p>0.07%</text:p>
          </table:table-cell>
          <table:table-cell table:formula="of:=([.R89]-[.S89])/[.AD89]" office:value-type="percentage" office:value="-0.000273899208525735" calcext:value-type="percentage">
            <text:p>-0.03%</text:p>
          </table:table-cell>
          <table:table-cell table:formula="of:=[.Y89]/[.AD89]" office:value-type="percentage" office:value="0.0194734609697921" calcext:value-type="percentage">
            <text:p>1.95%</text:p>
          </table:table-cell>
          <table:table-cell office:value-type="float" office:value="790000" calcext:value-type="float">
            <text:p>790000</text:p>
          </table:table-cell>
          <table:table-cell/>
          <table:table-cell office:value-type="float" office:value="12285000" calcext:value-type="float">
            <text:p>12285000</text:p>
          </table:table-cell>
          <table:table-cell office:value-type="float" office:value="13075000" calcext:value-type="float">
            <text:p>13075000</text:p>
          </table:table-cell>
          <table:table-cell office:value-type="float" office:value="1528106000" calcext:value-type="float">
            <text:p>1528106000</text:p>
          </table:table-cell>
          <table:table-cell office:value-type="float" office:value="4095000" calcext:value-type="float">
            <text:p>4095000</text:p>
          </table:table-cell>
          <table:table-cell/>
          <table:table-cell office:value-type="float" office:value="319000" calcext:value-type="float">
            <text:p>319000</text:p>
          </table:table-cell>
          <table:table-cell/>
          <table:table-cell office:value-type="float" office:value="1623531000" calcext:value-type="float">
            <text:p>1623531000</text:p>
          </table:table-cell>
          <table:table-cell office:value-type="float" office:value="1840058000" calcext:value-type="float">
            <text:p>1840058000</text:p>
          </table:table-cell>
          <table:table-cell office:value-type="float" office:value="1667474000" calcext:value-type="float">
            <text:p>1667474000</text:p>
          </table:table-cell>
          <table:table-cell office:value-type="float" office:value="23556000" calcext:value-type="float">
            <text:p>23556000</text:p>
          </table:table-cell>
          <table:table-cell office:value-type="float" office:value="22680000" calcext:value-type="float">
            <text:p>22680000</text:p>
          </table:table-cell>
          <table:table-cell office:value-type="float" office:value="1000" calcext:value-type="float">
            <text:p>1000</text:p>
          </table:table-cell>
          <table:table-cell office:value-type="float" office:value="326000" calcext:value-type="float">
            <text:p>326000</text:p>
          </table:table-cell>
          <table:table-cell office:value-type="float" office:value="7747000" calcext:value-type="float">
            <text:p>7747000</text:p>
          </table:table-cell>
          <table:table-cell office:value-type="float" office:value="7422000" calcext:value-type="float">
            <text:p>7422000</text:p>
          </table:table-cell>
          <table:table-cell office:value-type="float" office:value="1164662000" calcext:value-type="float">
            <text:p>1164662000</text:p>
          </table:table-cell>
          <table:table-cell office:value-type="float" office:value="8865000" calcext:value-type="float">
            <text:p>8865000</text:p>
          </table:table-cell>
          <table:table-cell office:value-type="float" office:value="258000" calcext:value-type="float">
            <text:p>258000</text:p>
          </table:table-cell>
          <table:table-cell office:value-type="float" office:value="4000" calcext:value-type="float">
            <text:p>4000</text:p>
          </table:table-cell>
          <table:table-cell/>
          <table:table-cell office:value-type="float" office:value="1247125000" calcext:value-type="float">
            <text:p>1247125000</text:p>
          </table:table-cell>
          <table:table-cell office:value-type="float" office:value="1484641000" calcext:value-type="float">
            <text:p>1484641000</text:p>
          </table:table-cell>
          <table:table-cell office:value-type="float" office:value="1362112000" calcext:value-type="float">
            <text:p>1362112000</text:p>
          </table:table-cell>
          <table:table-cell office:value-type="float" office:value="10851000" calcext:value-type="float">
            <text:p>10851000</text:p>
          </table:table-cell>
          <table:table-cell office:value-type="float" office:value="10951000" calcext:value-type="float">
            <text:p>10951000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/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/>
          <table:table-cell office:value-type="string" calcext:value-type="string">
            <text:p>HeldToMaturitySecuritiesAccumulatedUnrecognizedHoldingLoss</text:p>
          </table:table-cell>
          <table:table-cell/>
          <table:table-cell office:value-type="string" calcext:value-type="string">
            <text:p>NotesReceivableGross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office:value-type="string" calcext:value-type="string">
            <text:p>HeldToMaturitySecuritiesAccumulatedUnrecognizedHoldingGain</text:p>
          </table:table-cell>
          <table:table-cell office:value-type="string" calcext:value-type="string">
            <text:p>HeldToMaturitySecuritiesAccumulatedUnrecognizedHoldingLoss</text:p>
          </table:table-cell>
          <table:table-cell/>
          <table:table-cell office:value-type="string" calcext:value-type="string">
            <text:p>NotesReceivableGross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</table:table-row>
        <table:table-row table:style-name="ro1">
          <table:table-cell office:value-type="float" office:value="1769617" calcext:value-type="float">
            <text:p>1769617</text:p>
          </table:table-cell>
          <table:table-cell office:value-type="string" calcext:value-type="string">
            <text:p>HONE</text:p>
          </table:table-cell>
          <table:table-cell office:value-type="string" calcext:value-type="string">
            <text:p>HarborOne Bancorp Inc.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D</text:p>
          </table:table-cell>
          <table:table-cell table:style-name="ce1" office:value-type="date" office:date-value="2022-12-31" calcext:value-type="date">
            <text:p>2022-12-31</text:p>
          </table:table-cell>
          <table:table-cell table:style-name="ce1" office:value-type="date" office:date-value="2021-12-31" calcext:value-type="date">
            <text:p>2021-12-31</text:p>
          </table:table-cell>
          <table:table-cell table:formula="of:=([.P90]-[.AD90])/[.AD90]" office:value-type="percentage" office:value="0.13763190572873" calcext:value-type="percentage">
            <text:p>13.76%</text:p>
          </table:table-cell>
          <table:table-cell table:formula="of:=([.L90]-[.M90])/[.AD90]" office:value-type="percentage" office:value="0.0185342127365383" calcext:value-type="percentage">
            <text:p>1.85%</text:p>
          </table:table-cell>
          <table:table-cell table:formula="of:=([.R90]-[.S90])/[.AD90]" office:value-type="percentage" office:value="-0.00018329197270769" calcext:value-type="percentage">
            <text:p>-0.02%</text:p>
          </table:table-cell>
          <table:table-cell table:formula="of:=[.Y90]/[.AD90]" office:value-type="percentage" office:value="0.0000391022875109738" calcext:value-type="percentage">
            <text:p>0.00%</text:p>
          </table:table-cell>
          <table:table-cell office:value-type="float" office:value="68255000" calcext:value-type="float">
            <text:p>68255000</text:p>
          </table:table-cell>
          <table:table-cell table:number-columns-repeated="3"/>
          <table:table-cell office:value-type="float" office:value="4189499000" calcext:value-type="float">
            <text:p>4189499000</text:p>
          </table:table-cell>
          <table:table-cell office:value-type="float" office:value="19274000" calcext:value-type="float">
            <text:p>19274000</text:p>
          </table:table-cell>
          <table:table-cell/>
          <table:table-cell office:value-type="float" office:value="675000" calcext:value-type="float">
            <text:p>675000</text:p>
          </table:table-cell>
          <table:table-cell/>
          <table:table-cell office:value-type="float" office:value="4549670000" calcext:value-type="float">
            <text:p>4549670000</text:p>
          </table:table-cell>
          <table:table-cell office:value-type="float" office:value="5359545000" calcext:value-type="float">
            <text:p>5359545000</text:p>
          </table:table-cell>
          <table:table-cell office:value-type="float" office:value="4742569000" calcext:value-type="float">
            <text:p>4742569000</text:p>
          </table:table-cell>
          <table:table-cell office:value-type="float" office:value="9577000" calcext:value-type="float">
            <text:p>9577000</text:p>
          </table:table-cell>
          <table:table-cell office:value-type="float" office:value="144000" calcext:value-type="float">
            <text:p>144000</text:p>
          </table:table-cell>
          <table:table-cell office:value-type="float" office:value="4753000" calcext:value-type="float">
            <text:p>4753000</text:p>
          </table:table-cell>
          <table:table-cell office:value-type="float" office:value="1118000" calcext:value-type="float">
            <text:p>1118000</text:p>
          </table:table-cell>
          <table:table-cell office:value-type="float" office:value="394036000" calcext:value-type="float">
            <text:p>394036000</text:p>
          </table:table-cell>
          <table:table-cell office:value-type="float" office:value="397671000" calcext:value-type="float">
            <text:p>397671000</text:p>
          </table:table-cell>
          <table:table-cell office:value-type="float" office:value="3682649000" calcext:value-type="float">
            <text:p>3682649000</text:p>
          </table:table-cell>
          <table:table-cell table:number-columns-repeated="4"/>
          <table:table-cell office:value-type="float" office:value="29299000" calcext:value-type="float">
            <text:p>29299000</text:p>
          </table:table-cell>
          <table:table-cell office:value-type="float" office:value="4553405000" calcext:value-type="float">
            <text:p>4553405000</text:p>
          </table:table-cell>
          <table:table-cell office:value-type="float" office:value="3874144000" calcext:value-type="float">
            <text:p>3874144000</text:p>
          </table:table-cell>
          <table:table-cell office:value-type="float" office:value="12590000" calcext:value-type="float">
            <text:p>12590000</text:p>
          </table:table-cell>
          <table:table-cell office:value-type="float" office:value="54695000" calcext:value-type="float">
            <text:p>54695000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table:number-columns-repeated="3"/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/>
          <table:table-cell office:value-type="string" calcext:value-type="string">
            <text:p>HeldToMaturitySecuritiesAccumulatedUnrecognizedHoldingLoss</text:p>
          </table:table-cell>
          <table:table-cell/>
          <table:table-cell office:value-type="string" calcext:value-type="string">
            <text:p>LoansAndLeasesReceivableGrossCarryingAmount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table:number-columns-repeated="4"/>
          <table:table-cell office:value-type="string" calcext:value-type="string">
            <text:p>NotesReceivableGross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</table:table-row>
        <table:table-row table:style-name="ro1">
          <table:table-cell office:value-type="float" office:value="775215" calcext:value-type="float">
            <text:p>775215</text:p>
          </table:table-cell>
          <table:table-cell office:value-type="string" calcext:value-type="string">
            <text:p>HBT</text:p>
          </table:table-cell>
          <table:table-cell office:value-type="string" calcext:value-type="string">
            <text:p>HBT Financial Inc.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D</text:p>
          </table:table-cell>
          <table:table-cell table:style-name="ce1" office:value-type="date" office:date-value="2022-12-31" calcext:value-type="date">
            <text:p>2022-12-31</text:p>
          </table:table-cell>
          <table:table-cell table:style-name="ce1" office:value-type="date" office:date-value="2021-12-31" calcext:value-type="date">
            <text:p>2021-12-31</text:p>
          </table:table-cell>
          <table:table-cell table:formula="of:=([.P91]-[.AD91])/[.AD91]" office:value-type="percentage" office:value="-0.0404370035190875" calcext:value-type="percentage">
            <text:p>-4.04%</text:p>
          </table:table-cell>
          <table:table-cell table:formula="of:=([.L91]-[.M91])/[.AD91]" office:value-type="percentage" office:value="0.0243251738477363" calcext:value-type="percentage">
            <text:p>2.43%</text:p>
          </table:table-cell>
          <table:table-cell table:formula="of:=([.R91]-[.S91])/[.AD91]" office:value-type="percentage" office:value="-0.0167993290861742" calcext:value-type="percentage">
            <text:p>-1.68%</text:p>
          </table:table-cell>
          <table:table-cell table:formula="of:=[.Y91]/[.AD91]" office:value-type="percentage" office:value="-0.00448720435184455" calcext:value-type="percentage">
            <text:p>-0.45%</text:p>
          </table:table-cell>
          <table:table-cell office:value-type="float" office:value="91038000" calcext:value-type="float">
            <text:p>91038000</text:p>
          </table:table-cell>
          <table:table-cell office:value-type="float" office:value="106000" calcext:value-type="float">
            <text:p>106000</text:p>
          </table:table-cell>
          <table:table-cell office:value-type="float" office:value="843524000" calcext:value-type="float">
            <text:p>843524000</text:p>
          </table:table-cell>
          <table:table-cell office:value-type="float" office:value="934456000" calcext:value-type="float">
            <text:p>934456000</text:p>
          </table:table-cell>
          <table:table-cell office:value-type="float" office:value="3587024000" calcext:value-type="float">
            <text:p>3587024000</text:p>
          </table:table-cell>
          <table:table-cell office:value-type="float" office:value="478801000" calcext:value-type="float">
            <text:p>478801000</text:p>
          </table:table-cell>
          <table:table-cell office:value-type="float" office:value="195000" calcext:value-type="float">
            <text:p>195000</text:p>
          </table:table-cell>
          <table:table-cell office:value-type="float" office:value="62994000" calcext:value-type="float">
            <text:p>62994000</text:p>
          </table:table-cell>
          <table:table-cell office:value-type="float" office:value="541600000" calcext:value-type="float">
            <text:p>541600000</text:p>
          </table:table-cell>
          <table:table-cell office:value-type="float" office:value="2616606000" calcext:value-type="float">
            <text:p>2616606000</text:p>
          </table:table-cell>
          <table:table-cell office:value-type="float" office:value="4286734000" calcext:value-type="float">
            <text:p>4286734000</text:p>
          </table:table-cell>
          <table:table-cell office:value-type="float" office:value="3913102000" calcext:value-type="float">
            <text:p>3913102000</text:p>
          </table:table-cell>
          <table:table-cell office:value-type="float" office:value="56456000" calcext:value-type="float">
            <text:p>56456000</text:p>
          </table:table-cell>
          <table:table-cell office:value-type="float" office:value="-16774000" calcext:value-type="float">
            <text:p>-16774000</text:p>
          </table:table-cell>
          <table:table-cell office:value-type="float" office:value="8988000" calcext:value-type="float">
            <text:p>8988000</text:p>
          </table:table-cell>
          <table:table-cell office:value-type="float" office:value="12796000" calcext:value-type="float">
            <text:p>12796000</text:p>
          </table:table-cell>
          <table:table-cell office:value-type="float" office:value="942168000" calcext:value-type="float">
            <text:p>942168000</text:p>
          </table:table-cell>
          <table:table-cell office:value-type="float" office:value="938360000" calcext:value-type="float">
            <text:p>938360000</text:p>
          </table:table-cell>
          <table:table-cell office:value-type="float" office:value="3738185000" calcext:value-type="float">
            <text:p>3738185000</text:p>
          </table:table-cell>
          <table:table-cell office:value-type="float" office:value="336027000" calcext:value-type="float">
            <text:p>336027000</text:p>
          </table:table-cell>
          <table:table-cell office:value-type="float" office:value="2796000" calcext:value-type="float">
            <text:p>2796000</text:p>
          </table:table-cell>
          <table:table-cell office:value-type="float" office:value="2954000" calcext:value-type="float">
            <text:p>2954000</text:p>
          </table:table-cell>
          <table:table-cell office:value-type="float" office:value="336185000" calcext:value-type="float">
            <text:p>336185000</text:p>
          </table:table-cell>
          <table:table-cell office:value-type="float" office:value="2495258000" calcext:value-type="float">
            <text:p>2495258000</text:p>
          </table:table-cell>
          <table:table-cell office:value-type="float" office:value="4314254000" calcext:value-type="float">
            <text:p>4314254000</text:p>
          </table:table-cell>
          <table:table-cell office:value-type="float" office:value="3902373000" calcext:value-type="float">
            <text:p>3902373000</text:p>
          </table:table-cell>
          <table:table-cell office:value-type="float" office:value="56271000" calcext:value-type="float">
            <text:p>56271000</text:p>
          </table:table-cell>
          <table:table-cell office:value-type="float" office:value="39589000" calcext:value-type="float">
            <text:p>39589000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office:value-type="string" calcext:value-type="string">
            <text:p>HeldToMaturitySecuritiesAccumulatedUnrecognizedHoldingGain</text:p>
          </table:table-cell>
          <table:table-cell office:value-type="string" calcext:value-type="string">
            <text:p>HeldToMaturitySecuritiesAccumulatedUnrecognizedHoldingLoss</text:p>
          </table:table-cell>
          <table:table-cell office:value-type="string" calcext:value-type="string">
            <text:p>HeldToMaturitySecurities</text:p>
          </table:table-cell>
          <table:table-cell office:value-type="string" calcext:value-type="string">
            <text:p>NotesReceivableGross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office:value-type="string" calcext:value-type="string">
            <text:p>HeldToMaturitySecuritiesAccumulatedUnrecognizedHoldingGain</text:p>
          </table:table-cell>
          <table:table-cell office:value-type="string" calcext:value-type="string">
            <text:p>HeldToMaturitySecuritiesAccumulatedUnrecognizedHoldingLoss</text:p>
          </table:table-cell>
          <table:table-cell office:value-type="string" calcext:value-type="string">
            <text:p>HeldToMaturitySecurities</text:p>
          </table:table-cell>
          <table:table-cell office:value-type="string" calcext:value-type="string">
            <text:p>NotesReceivableGross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</table:table-row>
        <table:table-row table:style-name="ro1">
          <table:table-cell office:value-type="float" office:value="920112" calcext:value-type="float">
            <text:p>920112</text:p>
          </table:table-cell>
          <table:table-cell office:value-type="string" calcext:value-type="string">
            <text:p>HTLF</text:p>
          </table:table-cell>
          <table:table-cell office:value-type="string" calcext:value-type="string">
            <text:p>Heartland Financial USA Inc.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D</text:p>
          </table:table-cell>
          <table:table-cell table:style-name="ce1" office:value-type="date" office:date-value="2022-12-31" calcext:value-type="date">
            <text:p>2022-12-31</text:p>
          </table:table-cell>
          <table:table-cell table:style-name="ce1" office:value-type="date" office:date-value="2021-12-31" calcext:value-type="date">
            <text:p>2021-12-31</text:p>
          </table:table-cell>
          <table:table-cell table:formula="of:=([.P92]-[.AD92])/[.AD92]" office:value-type="percentage" office:value="0.0667440446042898" calcext:value-type="percentage">
            <text:p>6.67%</text:p>
          </table:table-cell>
          <table:table-cell table:formula="of:=([.L92]-[.M92])/[.AD92]" office:value-type="percentage" office:value="0.0390799192678679" calcext:value-type="percentage">
            <text:p>3.91%</text:p>
          </table:table-cell>
          <table:table-cell table:formula="of:=([.R92]-[.S92])/[.AD92]" office:value-type="percentage" office:value="-0.00321893032665936" calcext:value-type="percentage">
            <text:p>-0.32%</text:p>
          </table:table-cell>
          <table:table-cell table:formula="of:=[.Y92]/[.AD92]" office:value-type="percentage" office:value="-0.0244909395632827" calcext:value-type="percentage">
            <text:p>-2.45%</text:p>
          </table:table-cell>
          <table:table-cell office:value-type="float" office:value="643080000" calcext:value-type="float">
            <text:p>643080000</text:p>
          </table:table-cell>
          <table:table-cell office:value-type="float" office:value="1495000" calcext:value-type="float">
            <text:p>1495000</text:p>
          </table:table-cell>
          <table:table-cell table:number-columns-repeated="2"/>
          <table:table-cell office:value-type="float" office:value="17513009000" calcext:value-type="float">
            <text:p>17513009000</text:p>
          </table:table-cell>
          <table:table-cell office:value-type="float" office:value="776557000" calcext:value-type="float">
            <text:p>776557000</text:p>
          </table:table-cell>
          <table:table-cell office:value-type="float" office:value="3096000" calcext:value-type="float">
            <text:p>3096000</text:p>
          </table:table-cell>
          <table:table-cell office:value-type="float" office:value="55942000" calcext:value-type="float">
            <text:p>55942000</text:p>
          </table:table-cell>
          <table:table-cell table:number-columns-repeated="2"/>
          <table:table-cell office:value-type="float" office:value="20244228000" calcext:value-type="float">
            <text:p>20244228000</text:p>
          </table:table-cell>
          <table:table-cell office:value-type="float" office:value="18509173000" calcext:value-type="float">
            <text:p>18509173000</text:p>
          </table:table-cell>
          <table:table-cell office:value-type="float" office:value="60654000" calcext:value-type="float">
            <text:p>60654000</text:p>
          </table:table-cell>
          <table:table-cell office:value-type="float" office:value="-402074000" calcext:value-type="float">
            <text:p>-402074000</text:p>
          </table:table-cell>
          <table:table-cell office:value-type="float" office:value="84233000" calcext:value-type="float">
            <text:p>84233000</text:p>
          </table:table-cell>
          <table:table-cell office:value-type="float" office:value="78269000" calcext:value-type="float">
            <text:p>78269000</text:p>
          </table:table-cell>
          <table:table-cell office:value-type="float" office:value="7509586000" calcext:value-type="float">
            <text:p>7509586000</text:p>
          </table:table-cell>
          <table:table-cell office:value-type="float" office:value="7515550000" calcext:value-type="float">
            <text:p>7515550000</text:p>
          </table:table-cell>
          <table:table-cell office:value-type="float" office:value="16417255000" calcext:value-type="float">
            <text:p>16417255000</text:p>
          </table:table-cell>
          <table:table-cell office:value-type="float" office:value="94139000" calcext:value-type="float">
            <text:p>94139000</text:p>
          </table:table-cell>
          <table:table-cell office:value-type="float" office:value="9430000" calcext:value-type="float">
            <text:p>9430000</text:p>
          </table:table-cell>
          <table:table-cell office:value-type="float" office:value="0" calcext:value-type="float">
            <text:p>0</text:p>
          </table:table-cell>
          <table:table-cell office:value-type="float" office:value="84709000" calcext:value-type="float">
            <text:p>84709000</text:p>
          </table:table-cell>
          <table:table-cell office:value-type="float" office:value="9954572000" calcext:value-type="float">
            <text:p>9954572000</text:p>
          </table:table-cell>
          <table:table-cell office:value-type="float" office:value="19274549000" calcext:value-type="float">
            <text:p>19274549000</text:p>
          </table:table-cell>
          <table:table-cell office:value-type="float" office:value="17092371000" calcext:value-type="float">
            <text:p>17092371000</text:p>
          </table:table-cell>
          <table:table-cell office:value-type="float" office:value="49580000" calcext:value-type="float">
            <text:p>49580000</text:p>
          </table:table-cell>
          <table:table-cell office:value-type="float" office:value="141452000" calcext:value-type="float">
            <text:p>141452000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table:number-columns-repeated="2"/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office:value-type="string" calcext:value-type="string">
            <text:p>HeldToMaturitySecuritiesAccumulatedUnrecognizedHoldingGain</text:p>
          </table:table-cell>
          <table:table-cell office:value-type="string" calcext:value-type="string">
            <text:p>HeldToMaturitySecuritiesAccumulatedUnrecognizedHoldingLoss</text:p>
          </table:table-cell>
          <table:table-cell table:number-columns-repeated="2"/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office:value-type="string" calcext:value-type="string">
            <text:p>HeldToMaturitySecuritiesAccumulatedUnrecognizedHoldingGain</text:p>
          </table:table-cell>
          <table:table-cell office:value-type="string" calcext:value-type="string">
            <text:p>HeldToMaturitySecuritiesAccumulatedUnrecognizedHoldingLoss</text:p>
          </table:table-cell>
          <table:table-cell office:value-type="string" calcext:value-type="string">
            <text:p>HeldToMaturitySecurities</text:p>
          </table:table-cell>
          <table:table-cell office:value-type="string" calcext:value-type="string">
            <text:p>NotesReceivableGross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</table:table-row>
        <table:table-row table:style-name="ro1">
          <table:table-cell office:value-type="float" office:value="1053352" calcext:value-type="float">
            <text:p>1053352</text:p>
          </table:table-cell>
          <table:table-cell office:value-type="string" calcext:value-type="string">
            <text:p>HTBK</text:p>
          </table:table-cell>
          <table:table-cell office:value-type="string" calcext:value-type="string">
            <text:p>Heritage Commerce Corp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D</text:p>
          </table:table-cell>
          <table:table-cell table:style-name="ce1" office:value-type="date" office:date-value="2022-12-31" calcext:value-type="date">
            <text:p>2022-12-31</text:p>
          </table:table-cell>
          <table:table-cell table:style-name="ce1" office:value-type="date" office:date-value="2021-12-31" calcext:value-type="date">
            <text:p>2021-12-31</text:p>
          </table:table-cell>
          <table:table-cell table:formula="of:=([.P93]-[.AD93])/[.AD93]" office:value-type="percentage" office:value="-0.0777003545816164" calcext:value-type="percentage">
            <text:p>-7.77%</text:p>
          </table:table-cell>
          <table:table-cell table:formula="of:=([.L93]-[.M93])/[.AD93]" office:value-type="percentage" office:value="0.00338634268266752" calcext:value-type="percentage">
            <text:p>0.34%</text:p>
          </table:table-cell>
          <table:table-cell table:formula="of:=([.R93]-[.S93])/[.AD93]" office:value-type="percentage" office:value="-0.0211269795512555" calcext:value-type="percentage">
            <text:p>-2.11%</text:p>
          </table:table-cell>
          <table:table-cell table:formula="of:=[.Y93]/[.AD93]" office:value-type="percentage" office:value="0.0127526257445247" calcext:value-type="percentage">
            <text:p>1.28%</text:p>
          </table:table-cell>
          <table:table-cell office:value-type="float" office:value="16117000" calcext:value-type="float">
            <text:p>16117000</text:p>
          </table:table-cell>
          <table:table-cell/>
          <table:table-cell office:value-type="float" office:value="489596000" calcext:value-type="float">
            <text:p>489596000</text:p>
          </table:table-cell>
          <table:table-cell office:value-type="float" office:value="505713000" calcext:value-type="float">
            <text:p>505713000</text:p>
          </table:table-cell>
          <table:table-cell office:value-type="float" office:value="4389604000" calcext:value-type="float">
            <text:p>4389604000</text:p>
          </table:table-cell>
          <table:table-cell office:value-type="float" office:value="614452000" calcext:value-type="float">
            <text:p>614452000</text:p>
          </table:table-cell>
          <table:table-cell office:value-type="float" office:value="244000" calcext:value-type="float">
            <text:p>244000</text:p>
          </table:table-cell>
          <table:table-cell office:value-type="float" office:value="100796000" calcext:value-type="float">
            <text:p>100796000</text:p>
          </table:table-cell>
          <table:table-cell office:value-type="float" office:value="715004000" calcext:value-type="float">
            <text:p>715004000</text:p>
          </table:table-cell>
          <table:table-cell office:value-type="float" office:value="3298550000" calcext:value-type="float">
            <text:p>3298550000</text:p>
          </table:table-cell>
          <table:table-cell office:value-type="float" office:value="5157580000" calcext:value-type="float">
            <text:p>5157580000</text:p>
          </table:table-cell>
          <table:table-cell office:value-type="float" office:value="4525124000" calcext:value-type="float">
            <text:p>4525124000</text:p>
          </table:table-cell>
          <table:table-cell office:value-type="float" office:value="66555000" calcext:value-type="float">
            <text:p>66555000</text:p>
          </table:table-cell>
          <table:table-cell office:value-type="float" office:value="60695000" calcext:value-type="float">
            <text:p>60695000</text:p>
          </table:table-cell>
          <table:table-cell/>
          <table:table-cell office:value-type="float" office:value="2893000" calcext:value-type="float">
            <text:p>2893000</text:p>
          </table:table-cell>
          <table:table-cell office:value-type="float" office:value="102252000" calcext:value-type="float">
            <text:p>102252000</text:p>
          </table:table-cell>
          <table:table-cell office:value-type="float" office:value="99359000" calcext:value-type="float">
            <text:p>99359000</text:p>
          </table:table-cell>
          <table:table-cell office:value-type="float" office:value="4759412000" calcext:value-type="float">
            <text:p>4759412000</text:p>
          </table:table-cell>
          <table:table-cell office:value-type="float" office:value="657649000" calcext:value-type="float">
            <text:p>657649000</text:p>
          </table:table-cell>
          <table:table-cell office:value-type="float" office:value="3961000" calcext:value-type="float">
            <text:p>3961000</text:p>
          </table:table-cell>
          <table:table-cell office:value-type="float" office:value="4752000" calcext:value-type="float">
            <text:p>4752000</text:p>
          </table:table-cell>
          <table:table-cell office:value-type="float" office:value="658440000" calcext:value-type="float">
            <text:p>658440000</text:p>
          </table:table-cell>
          <table:table-cell office:value-type="float" office:value="3087326000" calcext:value-type="float">
            <text:p>3087326000</text:p>
          </table:table-cell>
          <table:table-cell office:value-type="float" office:value="5499409000" calcext:value-type="float">
            <text:p>5499409000</text:p>
          </table:table-cell>
          <table:table-cell office:value-type="float" office:value="4901381000" calcext:value-type="float">
            <text:p>4901381000</text:p>
          </table:table-cell>
          <table:table-cell office:value-type="float" office:value="47700000" calcext:value-type="float">
            <text:p>47700000</text:p>
          </table:table-cell>
          <table:table-cell office:value-type="float" office:value="47421000" calcext:value-type="float">
            <text:p>47421000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/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office:value-type="string" calcext:value-type="string">
            <text:p>HeldToMaturitySecuritiesAccumulatedUnrecognizedHoldingGain</text:p>
          </table:table-cell>
          <table:table-cell office:value-type="string" calcext:value-type="string">
            <text:p>HeldToMaturitySecuritiesAccumulatedUnrecognizedHoldingLoss</text:p>
          </table:table-cell>
          <table:table-cell office:value-type="string" calcext:value-type="string">
            <text:p>HeldToMaturitySecurities</text:p>
          </table:table-cell>
          <table:table-cell office:value-type="string" calcext:value-type="string">
            <text:p>NotesReceivableGross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  <table:table-cell/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office:value-type="string" calcext:value-type="string">
            <text:p>HeldToMaturitySecuritiesAccumulatedUnrecognizedHoldingGain</text:p>
          </table:table-cell>
          <table:table-cell office:value-type="string" calcext:value-type="string">
            <text:p>HeldToMaturitySecuritiesAccumulatedUnrecognizedHoldingLoss</text:p>
          </table:table-cell>
          <table:table-cell office:value-type="string" calcext:value-type="string">
            <text:p>HeldToMaturitySecurities</text:p>
          </table:table-cell>
          <table:table-cell office:value-type="string" calcext:value-type="string">
            <text:p>NotesReceivableGross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</table:table-row>
        <table:table-row table:style-name="ro1">
          <table:table-cell office:value-type="float" office:value="1046025" calcext:value-type="float">
            <text:p>1046025</text:p>
          </table:table-cell>
          <table:table-cell office:value-type="string" calcext:value-type="string">
            <text:p>HFWA</text:p>
          </table:table-cell>
          <table:table-cell office:value-type="string" calcext:value-type="string">
            <text:p>Heritage Financial Corporation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D</text:p>
          </table:table-cell>
          <table:table-cell table:style-name="ce1" office:value-type="date" office:date-value="2022-12-31" calcext:value-type="date">
            <text:p>2022-12-31</text:p>
          </table:table-cell>
          <table:table-cell table:style-name="ce1" office:value-type="date" office:date-value="2021-12-31" calcext:value-type="date">
            <text:p>2021-12-31</text:p>
          </table:table-cell>
          <table:table-cell table:formula="of:=([.P94]-[.AD94])/[.AD94]" office:value-type="percentage" office:value="-0.0734170642870436" calcext:value-type="percentage">
            <text:p>-7.34%</text:p>
          </table:table-cell>
          <table:table-cell table:formula="of:=([.L94]-[.M94])/[.AD94]" office:value-type="percentage" office:value="0.0201101295061688" calcext:value-type="percentage">
            <text:p>2.01%</text:p>
          </table:table-cell>
          <table:table-cell table:formula="of:=([.R94]-[.S94])/[.AD94]" office:value-type="percentage" office:value="-0.0145382833746984" calcext:value-type="percentage">
            <text:p>-1.45%</text:p>
          </table:table-cell>
          <table:table-cell table:formula="of:=[.Y94]/[.AD94]" office:value-type="percentage" office:value="-0.00428053779231158" calcext:value-type="percentage">
            <text:p>-0.43%</text:p>
          </table:table-cell>
          <table:table-cell office:value-type="float" office:value="128795000" calcext:value-type="float">
            <text:p>128795000</text:p>
          </table:table-cell>
          <table:table-cell office:value-type="float" office:value="205000" calcext:value-type="float">
            <text:p>205000</text:p>
          </table:table-cell>
          <table:table-cell office:value-type="float" office:value="1331443000" calcext:value-type="float">
            <text:p>1331443000</text:p>
          </table:table-cell>
          <table:table-cell office:value-type="float" office:value="1460033000" calcext:value-type="float">
            <text:p>1460033000</text:p>
          </table:table-cell>
          <table:table-cell office:value-type="float" office:value="5924840000" calcext:value-type="float">
            <text:p>5924840000</text:p>
          </table:table-cell>
          <table:table-cell office:value-type="float" office:value="673434000" calcext:value-type="float">
            <text:p>673434000</text:p>
          </table:table-cell>
          <table:table-cell office:value-type="float" office:value="0" calcext:value-type="float">
            <text:p>0</text:p>
          </table:table-cell>
          <table:table-cell office:value-type="float" office:value="92962000" calcext:value-type="float">
            <text:p>92962000</text:p>
          </table:table-cell>
          <table:table-cell/>
          <table:table-cell office:value-type="float" office:value="4050858000" calcext:value-type="float">
            <text:p>4050858000</text:p>
          </table:table-cell>
          <table:table-cell office:value-type="float" office:value="6980100000" calcext:value-type="float">
            <text:p>6980100000</text:p>
          </table:table-cell>
          <table:table-cell office:value-type="float" office:value="6182207000" calcext:value-type="float">
            <text:p>6182207000</text:p>
          </table:table-cell>
          <table:table-cell office:value-type="float" office:value="81875000" calcext:value-type="float">
            <text:p>81875000</text:p>
          </table:table-cell>
          <table:table-cell office:value-type="float" office:value="-27371000" calcext:value-type="float">
            <text:p>-27371000</text:p>
          </table:table-cell>
          <table:table-cell office:value-type="float" office:value="4838000" calcext:value-type="float">
            <text:p>4838000</text:p>
          </table:table-cell>
          <table:table-cell office:value-type="float" office:value="15341000" calcext:value-type="float">
            <text:p>15341000</text:p>
          </table:table-cell>
          <table:table-cell office:value-type="float" office:value="894335000" calcext:value-type="float">
            <text:p>894335000</text:p>
          </table:table-cell>
          <table:table-cell office:value-type="float" office:value="883832000" calcext:value-type="float">
            <text:p>883832000</text:p>
          </table:table-cell>
          <table:table-cell office:value-type="float" office:value="6394290000" calcext:value-type="float">
            <text:p>6394290000</text:p>
          </table:table-cell>
          <table:table-cell office:value-type="float" office:value="376331000" calcext:value-type="float">
            <text:p>376331000</text:p>
          </table:table-cell>
          <table:table-cell office:value-type="float" office:value="120000" calcext:value-type="float">
            <text:p>120000</text:p>
          </table:table-cell>
          <table:table-cell office:value-type="float" office:value="7182000" calcext:value-type="float">
            <text:p>7182000</text:p>
          </table:table-cell>
          <table:table-cell/>
          <table:table-cell office:value-type="float" office:value="3815662000" calcext:value-type="float">
            <text:p>3815662000</text:p>
          </table:table-cell>
          <table:table-cell office:value-type="float" office:value="7432412000" calcext:value-type="float">
            <text:p>7432412000</text:p>
          </table:table-cell>
          <table:table-cell office:value-type="float" office:value="6577980000" calcext:value-type="float">
            <text:p>6577980000</text:p>
          </table:table-cell>
          <table:table-cell office:value-type="float" office:value="98035000" calcext:value-type="float">
            <text:p>98035000</text:p>
          </table:table-cell>
          <table:table-cell office:value-type="float" office:value="82413000" calcext:value-type="float">
            <text:p>82413000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office:value-type="string" calcext:value-type="string">
            <text:p>HeldToMaturitySecuritiesAccumulatedUnrecognizedHoldingGain</text:p>
          </table:table-cell>
          <table:table-cell office:value-type="string" calcext:value-type="string">
            <text:p>HeldToMaturitySecuritiesAccumulatedUnrecognizedHoldingLoss</text:p>
          </table:table-cell>
          <table:table-cell/>
          <table:table-cell office:value-type="string" calcext:value-type="string">
            <text:p>NotesReceivableGross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office:value-type="string" calcext:value-type="string">
            <text:p>HeldToMaturitySecuritiesAccumulatedUnrecognizedHoldingGain</text:p>
          </table:table-cell>
          <table:table-cell office:value-type="string" calcext:value-type="string">
            <text:p>HeldToMaturitySecuritiesAccumulatedUnrecognizedHoldingLoss</text:p>
          </table:table-cell>
          <table:table-cell/>
          <table:table-cell office:value-type="string" calcext:value-type="string">
            <text:p>NotesReceivableGross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</table:table-row>
        <table:table-row table:style-name="ro1">
          <table:table-cell office:value-type="float" office:value="1046025" calcext:value-type="float">
            <text:p>1046025</text:p>
          </table:table-cell>
          <table:table-cell office:value-type="string" calcext:value-type="string">
            <text:p>HIFS</text:p>
          </table:table-cell>
          <table:table-cell office:value-type="string" calcext:value-type="string">
            <text:p>Hingham Institution for Saving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D</text:p>
          </table:table-cell>
          <table:table-cell table:style-name="ce1" office:value-type="date" office:date-value="2022-12-31" calcext:value-type="date">
            <text:p>2022-12-31</text:p>
          </table:table-cell>
          <table:table-cell table:style-name="ce1" office:value-type="date" office:date-value="2021-12-31" calcext:value-type="date">
            <text:p>2021-12-31</text:p>
          </table:table-cell>
          <table:table-cell table:formula="of:=([.P95]-[.AD95])/[.AD95]" office:value-type="percentage" office:value="-0.0734170642870436" calcext:value-type="percentage">
            <text:p>-7.34%</text:p>
          </table:table-cell>
          <table:table-cell table:formula="of:=([.L95]-[.M95])/[.AD95]" office:value-type="percentage" office:value="0.0201101295061688" calcext:value-type="percentage">
            <text:p>2.01%</text:p>
          </table:table-cell>
          <table:table-cell table:formula="of:=([.R95]-[.S95])/[.AD95]" office:value-type="percentage" office:value="-0.0145382833746984" calcext:value-type="percentage">
            <text:p>-1.45%</text:p>
          </table:table-cell>
          <table:table-cell table:formula="of:=[.Y95]/[.AD95]" office:value-type="percentage" office:value="-0.00428053779231158" calcext:value-type="percentage">
            <text:p>-0.43%</text:p>
          </table:table-cell>
          <table:table-cell office:value-type="float" office:value="128795000" calcext:value-type="float">
            <text:p>128795000</text:p>
          </table:table-cell>
          <table:table-cell office:value-type="float" office:value="205000" calcext:value-type="float">
            <text:p>205000</text:p>
          </table:table-cell>
          <table:table-cell office:value-type="float" office:value="1331443000" calcext:value-type="float">
            <text:p>1331443000</text:p>
          </table:table-cell>
          <table:table-cell office:value-type="float" office:value="1460033000" calcext:value-type="float">
            <text:p>1460033000</text:p>
          </table:table-cell>
          <table:table-cell office:value-type="float" office:value="5924840000" calcext:value-type="float">
            <text:p>5924840000</text:p>
          </table:table-cell>
          <table:table-cell office:value-type="float" office:value="673434000" calcext:value-type="float">
            <text:p>673434000</text:p>
          </table:table-cell>
          <table:table-cell office:value-type="float" office:value="0" calcext:value-type="float">
            <text:p>0</text:p>
          </table:table-cell>
          <table:table-cell office:value-type="float" office:value="92962000" calcext:value-type="float">
            <text:p>92962000</text:p>
          </table:table-cell>
          <table:table-cell/>
          <table:table-cell office:value-type="float" office:value="4050858000" calcext:value-type="float">
            <text:p>4050858000</text:p>
          </table:table-cell>
          <table:table-cell office:value-type="float" office:value="6980100000" calcext:value-type="float">
            <text:p>6980100000</text:p>
          </table:table-cell>
          <table:table-cell office:value-type="float" office:value="6182207000" calcext:value-type="float">
            <text:p>6182207000</text:p>
          </table:table-cell>
          <table:table-cell office:value-type="float" office:value="81875000" calcext:value-type="float">
            <text:p>81875000</text:p>
          </table:table-cell>
          <table:table-cell office:value-type="float" office:value="-27371000" calcext:value-type="float">
            <text:p>-27371000</text:p>
          </table:table-cell>
          <table:table-cell office:value-type="float" office:value="4838000" calcext:value-type="float">
            <text:p>4838000</text:p>
          </table:table-cell>
          <table:table-cell office:value-type="float" office:value="15341000" calcext:value-type="float">
            <text:p>15341000</text:p>
          </table:table-cell>
          <table:table-cell office:value-type="float" office:value="894335000" calcext:value-type="float">
            <text:p>894335000</text:p>
          </table:table-cell>
          <table:table-cell office:value-type="float" office:value="883832000" calcext:value-type="float">
            <text:p>883832000</text:p>
          </table:table-cell>
          <table:table-cell office:value-type="float" office:value="6394290000" calcext:value-type="float">
            <text:p>6394290000</text:p>
          </table:table-cell>
          <table:table-cell office:value-type="float" office:value="376331000" calcext:value-type="float">
            <text:p>376331000</text:p>
          </table:table-cell>
          <table:table-cell office:value-type="float" office:value="120000" calcext:value-type="float">
            <text:p>120000</text:p>
          </table:table-cell>
          <table:table-cell office:value-type="float" office:value="7182000" calcext:value-type="float">
            <text:p>7182000</text:p>
          </table:table-cell>
          <table:table-cell/>
          <table:table-cell office:value-type="float" office:value="3815662000" calcext:value-type="float">
            <text:p>3815662000</text:p>
          </table:table-cell>
          <table:table-cell office:value-type="float" office:value="7432412000" calcext:value-type="float">
            <text:p>7432412000</text:p>
          </table:table-cell>
          <table:table-cell office:value-type="float" office:value="6577980000" calcext:value-type="float">
            <text:p>6577980000</text:p>
          </table:table-cell>
          <table:table-cell office:value-type="float" office:value="98035000" calcext:value-type="float">
            <text:p>98035000</text:p>
          </table:table-cell>
          <table:table-cell office:value-type="float" office:value="82413000" calcext:value-type="float">
            <text:p>82413000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office:value-type="string" calcext:value-type="string">
            <text:p>HeldToMaturitySecuritiesAccumulatedUnrecognizedHoldingGain</text:p>
          </table:table-cell>
          <table:table-cell office:value-type="string" calcext:value-type="string">
            <text:p>HeldToMaturitySecuritiesAccumulatedUnrecognizedHoldingLoss</text:p>
          </table:table-cell>
          <table:table-cell/>
          <table:table-cell office:value-type="string" calcext:value-type="string">
            <text:p>NotesReceivableGross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office:value-type="string" calcext:value-type="string">
            <text:p>HeldToMaturitySecuritiesAccumulatedUnrecognizedHoldingGain</text:p>
          </table:table-cell>
          <table:table-cell office:value-type="string" calcext:value-type="string">
            <text:p>HeldToMaturitySecuritiesAccumulatedUnrecognizedHoldingLoss</text:p>
          </table:table-cell>
          <table:table-cell/>
          <table:table-cell office:value-type="string" calcext:value-type="string">
            <text:p>NotesReceivableGross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</table:table-row>
        <table:table-row table:style-name="ro1">
          <table:table-cell office:value-type="float" office:value="1436425" calcext:value-type="float">
            <text:p>1436425</text:p>
          </table:table-cell>
          <table:table-cell office:value-type="string" calcext:value-type="string">
            <text:p>HBCP</text:p>
          </table:table-cell>
          <table:table-cell office:value-type="string" calcext:value-type="string">
            <text:p>Home Bancorp Inc.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D</text:p>
          </table:table-cell>
          <table:table-cell table:style-name="ce1" office:value-type="date" office:date-value="2022-12-31" calcext:value-type="date">
            <text:p>2022-12-31</text:p>
          </table:table-cell>
          <table:table-cell table:style-name="ce1" office:value-type="date" office:date-value="2021-12-31" calcext:value-type="date">
            <text:p>2021-12-31</text:p>
          </table:table-cell>
          <table:table-cell table:formula="of:=([.P96]-[.AD96])/[.AD96]" office:value-type="percentage" office:value="0.038382411571036" calcext:value-type="percentage">
            <text:p>3.84%</text:p>
          </table:table-cell>
          <table:table-cell table:formula="of:=([.L96]-[.M96])/[.AD96]" office:value-type="percentage" office:value="0.188848389632033" calcext:value-type="percentage">
            <text:p>18.88%</text:p>
          </table:table-cell>
          <table:table-cell table:formula="of:=([.R96]-[.S96])/[.AD96]" office:value-type="percentage" office:value="0" calcext:value-type="percentage">
            <text:p>0.00%</text:p>
          </table:table-cell>
          <table:table-cell table:formula="of:=[.Y96]/[.AD96]" office:value-type="percentage" office:value="-0.00235779023120067" calcext:value-type="percentage">
            <text:p>-0.24%</text:p>
          </table:table-cell>
          <table:table-cell office:value-type="float" office:value="479005000" calcext:value-type="float">
            <text:p>479005000</text:p>
          </table:table-cell>
          <table:table-cell office:value-type="float" office:value="114000" calcext:value-type="float">
            <text:p>114000</text:p>
          </table:table-cell>
          <table:table-cell table:number-columns-repeated="2"/>
          <table:table-cell office:value-type="float" office:value="2633181000" calcext:value-type="float">
            <text:p>2633181000</text:p>
          </table:table-cell>
          <table:table-cell office:value-type="float" office:value="1072000" calcext:value-type="float">
            <text:p>107200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228280000" calcext:value-type="float">
            <text:p>3228280000</text:p>
          </table:table-cell>
          <table:table-cell office:value-type="float" office:value="2898326000" calcext:value-type="float">
            <text:p>2898326000</text:p>
          </table:table-cell>
          <table:table-cell office:value-type="float" office:value="10776000" calcext:value-type="float">
            <text:p>10776000</text:p>
          </table:table-cell>
          <table:table-cell office:value-type="float" office:value="-5979000" calcext:value-type="float">
            <text:p>-5979000</text:p>
          </table:table-cell>
          <table:table-cell office:value-type="float" office:value="3527000" calcext:value-type="float">
            <text:p>3527000</text:p>
          </table:table-cell>
          <table:table-cell office:value-type="float" office:value="2874000" calcext:value-type="float">
            <text:p>2874000</text:p>
          </table:table-cell>
          <table:table-cell office:value-type="float" office:value="327632000" calcext:value-type="float">
            <text:p>327632000</text:p>
          </table:table-cell>
          <table:table-cell office:value-type="float" office:value="328285000" calcext:value-type="float">
            <text:p>328285000</text:p>
          </table:table-cell>
          <table:table-cell office:value-type="float" office:value="2535849000" calcext:value-type="float">
            <text:p>2535849000</text:p>
          </table:table-cell>
          <table:table-cell office:value-type="float" office:value="2132000" calcext:value-type="float">
            <text:p>2132000</text:p>
          </table:table-cell>
          <table:table-cell office:value-type="float" office:value="30000" calcext:value-type="float">
            <text:p>30000</text:p>
          </table:table-cell>
          <table:table-cell office:value-type="float" office:value="0" calcext:value-type="float">
            <text:p>0</text:p>
          </table:table-cell>
          <table:table-cell office:value-type="float" office:value="2102000" calcext:value-type="float">
            <text:p>2102000</text:p>
          </table:table-cell>
          <table:table-cell/>
          <table:table-cell office:value-type="float" office:value="2938244000" calcext:value-type="float">
            <text:p>2938244000</text:p>
          </table:table-cell>
          <table:table-cell office:value-type="float" office:value="2586341000" calcext:value-type="float">
            <text:p>2586341000</text:p>
          </table:table-cell>
          <table:table-cell office:value-type="float" office:value="10238000" calcext:value-type="float">
            <text:p>10238000</text:p>
          </table:table-cell>
          <table:table-cell office:value-type="float" office:value="44091000" calcext:value-type="float">
            <text:p>44091000</text:p>
          </table:table-cell>
          <table:table-cell office:value-type="string" calcext:value-type="string">
            <text:p>DebtSecuritiesAvailableForSaleUnrealizedLossPosition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table:number-columns-repeated="2"/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office:value-type="string" calcext:value-type="string">
            <text:p>HeldToMaturitySecuritiesAccumulatedUnrecognizedHoldingGain</text:p>
          </table:table-cell>
          <table:table-cell table:number-columns-repeated="3"/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office:value-type="string" calcext:value-type="string">
            <text:p>HeldToMaturitySecuritiesAccumulatedUnrecognizedHoldingGain</text:p>
          </table:table-cell>
          <table:table-cell office:value-type="string" calcext:value-type="string">
            <text:p>HeldToMaturitySecuritiesAccumulatedUnrecognizedHoldingLoss</text:p>
          </table:table-cell>
          <table:table-cell office:value-type="string" calcext:value-type="string">
            <text:p>HeldToMaturitySecurities</text:p>
          </table:table-cell>
          <table:table-cell/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</table:table-row>
        <table:table-row table:style-name="ro1">
          <table:table-cell office:value-type="float" office:value="1518715" calcext:value-type="float">
            <text:p>1518715</text:p>
          </table:table-cell>
          <table:table-cell office:value-type="string" calcext:value-type="string">
            <text:p>HMST</text:p>
          </table:table-cell>
          <table:table-cell office:value-type="string" calcext:value-type="string">
            <text:p>HomeStreet Inc.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D</text:p>
          </table:table-cell>
          <table:table-cell table:style-name="ce1" office:value-type="date" office:date-value="2022-12-31" calcext:value-type="date">
            <text:p>2022-12-31</text:p>
          </table:table-cell>
          <table:table-cell table:style-name="ce1" office:value-type="date" office:date-value="2021-12-31" calcext:value-type="date">
            <text:p>2021-12-31</text:p>
          </table:table-cell>
          <table:table-cell table:formula="of:=([.P97]-[.AD97])/[.AD97]" office:value-type="percentage" office:value="0.212382345816137" calcext:value-type="percentage">
            <text:p>21.24%</text:p>
          </table:table-cell>
          <table:table-cell table:formula="of:=([.L97]-[.M97])/[.AD97]" office:value-type="percentage" office:value="0.0213067287463502" calcext:value-type="percentage">
            <text:p>2.13%</text:p>
          </table:table-cell>
          <table:table-cell table:formula="of:=([.R97]-[.S97])/[.AD97]" office:value-type="percentage" office:value="0" calcext:value-type="percentage">
            <text:p>0.00%</text:p>
          </table:table-cell>
          <table:table-cell table:formula="of:=[.Y97]/[.AD97]" office:value-type="percentage" office:value="-0.00880662502893919" calcext:value-type="percentage">
            <text:p>-0.88%</text:p>
          </table:table-cell>
          <table:table-cell office:value-type="float" office:value="131097000" calcext:value-type="float">
            <text:p>131097000</text:p>
          </table:table-cell>
          <table:table-cell office:value-type="float" office:value="135000" calcext:value-type="float">
            <text:p>135000</text:p>
          </table:table-cell>
          <table:table-cell table:number-columns-repeated="2"/>
          <table:table-cell office:value-type="float" office:value="7451919000" calcext:value-type="float">
            <text:p>7451919000</text:p>
          </table:table-cell>
          <table:table-cell table:number-columns-repeated="5"/>
          <table:table-cell office:value-type="float" office:value="9364760000" calcext:value-type="float">
            <text:p>9364760000</text:p>
          </table:table-cell>
          <table:table-cell office:value-type="float" office:value="8802613000" calcext:value-type="float">
            <text:p>8802613000</text:p>
          </table:table-cell>
          <table:table-cell office:value-type="float" office:value="66540000" calcext:value-type="float">
            <text:p>66540000</text:p>
          </table:table-cell>
          <table:table-cell office:value-type="float" office:value="-54130000" calcext:value-type="float">
            <text:p>-54130000</text:p>
          </table:table-cell>
          <table:table-cell office:value-type="float" office:value="3325000" calcext:value-type="float">
            <text:p>3325000</text:p>
          </table:table-cell>
          <table:table-cell office:value-type="float" office:value="30084000" calcext:value-type="float">
            <text:p>30084000</text:p>
          </table:table-cell>
          <table:table-cell office:value-type="float" office:value="1002522000" calcext:value-type="float">
            <text:p>1002522000</text:p>
          </table:table-cell>
          <table:table-cell office:value-type="float" office:value="975763000" calcext:value-type="float">
            <text:p>975763000</text:p>
          </table:table-cell>
          <table:table-cell office:value-type="float" office:value="6146509000" calcext:value-type="float">
            <text:p>6146509000</text:p>
          </table:table-cell>
          <table:table-cell table:number-columns-repeated="4"/>
          <table:table-cell office:value-type="float" office:value="5542849000" calcext:value-type="float">
            <text:p>5542849000</text:p>
          </table:table-cell>
          <table:table-cell office:value-type="float" office:value="7204091000" calcext:value-type="float">
            <text:p>7204091000</text:p>
          </table:table-cell>
          <table:table-cell office:value-type="float" office:value="6488752000" calcext:value-type="float">
            <text:p>6488752000</text:p>
          </table:table-cell>
          <table:table-cell office:value-type="float" office:value="115422000" calcext:value-type="float">
            <text:p>115422000</text:p>
          </table:table-cell>
          <table:table-cell office:value-type="float" office:value="101205000" calcext:value-type="float">
            <text:p>101205000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table:number-columns-repeated="2"/>
          <table:table-cell office:value-type="string" calcext:value-type="string">
            <text:p>Deposits</text:p>
          </table:table-cell>
          <table:table-cell table:number-columns-repeated="5"/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table:number-columns-repeated="4"/>
          <table:table-cell office:value-type="string" calcext:value-type="string">
            <text:p>NotesReceivableGross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</table:table-row>
        <table:table-row table:style-name="ro1">
          <table:table-cell office:value-type="float" office:value="1128361" calcext:value-type="float">
            <text:p>1128361</text:p>
          </table:table-cell>
          <table:table-cell office:value-type="string" calcext:value-type="string">
            <text:p>HOPE</text:p>
          </table:table-cell>
          <table:table-cell office:value-type="string" calcext:value-type="string">
            <text:p>Hope Bancorp Inc.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D</text:p>
          </table:table-cell>
          <table:table-cell table:style-name="ce1" office:value-type="date" office:date-value="2022-12-31" calcext:value-type="date">
            <text:p>2022-12-31</text:p>
          </table:table-cell>
          <table:table-cell table:style-name="ce1" office:value-type="date" office:date-value="2021-12-31" calcext:value-type="date">
            <text:p>2021-12-31</text:p>
          </table:table-cell>
          <table:table-cell table:formula="of:=([.P98]-[.AD98])/[.AD98]" office:value-type="percentage" office:value="0.0464315229929956" calcext:value-type="percentage">
            <text:p>4.64%</text:p>
          </table:table-cell>
          <table:table-cell table:formula="of:=([.L98]-[.M98])/[.AD98]" office:value-type="percentage" office:value="0.0210959113590351" calcext:value-type="percentage">
            <text:p>2.11%</text:p>
          </table:table-cell>
          <table:table-cell table:formula="of:=([.R98]-[.S98])/[.AD98]" office:value-type="percentage" office:value="-0.000841663647031838" calcext:value-type="percentage">
            <text:p>-0.08%</text:p>
          </table:table-cell>
          <table:table-cell table:formula="of:=[.Y98]/[.AD98]" office:value-type="percentage" office:value="-0.000077657250946614" calcext:value-type="percentage">
            <text:p>-0.01%</text:p>
          </table:table-cell>
          <table:table-cell office:value-type="float" office:value="318082000" calcext:value-type="float">
            <text:p>318082000</text:p>
          </table:table-cell>
          <table:table-cell office:value-type="float" office:value="790000" calcext:value-type="float">
            <text:p>790000</text:p>
          </table:table-cell>
          <table:table-cell table:number-columns-repeated="2"/>
          <table:table-cell office:value-type="float" office:value="15738801000" calcext:value-type="float">
            <text:p>15738801000</text:p>
          </table:table-cell>
          <table:table-cell office:value-type="float" office:value="258407000" calcext:value-type="float">
            <text:p>258407000</text:p>
          </table:table-cell>
          <table:table-cell office:value-type="float" office:value="1000" calcext:value-type="float">
            <text:p>1000</text:p>
          </table:table-cell>
          <table:table-cell office:value-type="float" office:value="12660000" calcext:value-type="float">
            <text:p>12660000</text:p>
          </table:table-cell>
          <table:table-cell office:value-type="float" office:value="271066000" calcext:value-type="float">
            <text:p>271066000</text:p>
          </table:table-cell>
          <table:table-cell/>
          <table:table-cell office:value-type="float" office:value="19164491000" calcext:value-type="float">
            <text:p>19164491000</text:p>
          </table:table-cell>
          <table:table-cell office:value-type="float" office:value="17145163000" calcext:value-type="float">
            <text:p>17145163000</text:p>
          </table:table-cell>
          <table:table-cell office:value-type="float" office:value="51703000" calcext:value-type="float">
            <text:p>51703000</text:p>
          </table:table-cell>
          <table:table-cell office:value-type="float" office:value="-1168000" calcext:value-type="float">
            <text:p>-1168000</text:p>
          </table:table-cell>
          <table:table-cell office:value-type="float" office:value="35639000" calcext:value-type="float">
            <text:p>35639000</text:p>
          </table:table-cell>
          <table:table-cell office:value-type="float" office:value="16266000" calcext:value-type="float">
            <text:p>16266000</text:p>
          </table:table-cell>
          <table:table-cell office:value-type="float" office:value="2666275000" calcext:value-type="float">
            <text:p>2666275000</text:p>
          </table:table-cell>
          <table:table-cell office:value-type="float" office:value="2685648000" calcext:value-type="float">
            <text:p>2685648000</text:p>
          </table:table-cell>
          <table:table-cell office:value-type="float" office:value="15040450000" calcext:value-type="float">
            <text:p>15040450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952743000" calcext:value-type="float">
            <text:p>13952743000</text:p>
          </table:table-cell>
          <table:table-cell office:value-type="float" office:value="17889061000" calcext:value-type="float">
            <text:p>17889061000</text:p>
          </table:table-cell>
          <table:table-cell office:value-type="float" office:value="15796078000" calcext:value-type="float">
            <text:p>15796078000</text:p>
          </table:table-cell>
          <table:table-cell office:value-type="float" office:value="51623000" calcext:value-type="float">
            <text:p>51623000</text:p>
          </table:table-cell>
          <table:table-cell office:value-type="float" office:value="160407000" calcext:value-type="float">
            <text:p>160407000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table:number-columns-repeated="2"/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office:value-type="string" calcext:value-type="string">
            <text:p>HeldToMaturitySecuritiesAccumulatedUnrecognizedHoldingGain</text:p>
          </table:table-cell>
          <table:table-cell office:value-type="string" calcext:value-type="string">
            <text:p>HeldToMaturitySecuritiesAccumulatedUnrecognizedHoldingLoss</text:p>
          </table:table-cell>
          <table:table-cell office:value-type="string" calcext:value-type="string">
            <text:p>HeldToMaturitySecurities</text:p>
          </table:table-cell>
          <table:table-cell/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office:value-type="string" calcext:value-type="string">
            <text:p>HeldToMaturitySecuritiesAccumulatedUnrecognizedHoldingGain</text:p>
          </table:table-cell>
          <table:table-cell office:value-type="string" calcext:value-type="string">
            <text:p>HeldToMaturitySecuritiesAccumulatedUnrecognizedHoldingLoss</text:p>
          </table:table-cell>
          <table:table-cell office:value-type="string" calcext:value-type="string">
            <text:p>HeldToMaturitySecurities</text:p>
          </table:table-cell>
          <table:table-cell office:value-type="string" calcext:value-type="string">
            <text:p>NotesReceivableGross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</table:table-row>
        <table:table-row table:style-name="ro1">
          <table:table-cell office:value-type="float" office:value="706129" calcext:value-type="float">
            <text:p>706129</text:p>
          </table:table-cell>
          <table:table-cell office:value-type="string" calcext:value-type="string">
            <text:p>HBNC</text:p>
          </table:table-cell>
          <table:table-cell office:value-type="string" calcext:value-type="string">
            <text:p>Horizon Bancorp Inc.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D</text:p>
          </table:table-cell>
          <table:table-cell table:style-name="ce1" office:value-type="date" office:date-value="2022-12-31" calcext:value-type="date">
            <text:p>2022-12-31</text:p>
          </table:table-cell>
          <table:table-cell table:style-name="ce1" office:value-type="date" office:date-value="2021-12-31" calcext:value-type="date">
            <text:p>2021-12-31</text:p>
          </table:table-cell>
          <table:table-cell table:formula="of:=([.P99]-[.AD99])/[.AD99]" office:value-type="percentage" office:value="0.00944047647152994" calcext:value-type="percentage">
            <text:p>0.94%</text:p>
          </table:table-cell>
          <table:table-cell table:formula="of:=([.L99]-[.M99])/[.AD99]" office:value-type="percentage" office:value="0.0241503045584596" calcext:value-type="percentage">
            <text:p>2.42%</text:p>
          </table:table-cell>
          <table:table-cell table:formula="of:=([.R99]-[.S99])/[.AD99]" office:value-type="percentage" office:value="-0.058838450723084" calcext:value-type="percentage">
            <text:p>-5.88%</text:p>
          </table:table-cell>
          <table:table-cell table:formula="of:=[.Y99]/[.AD99]" office:value-type="percentage" office:value="-0.00346976240356051" calcext:value-type="percentage">
            <text:p>-0.35%</text:p>
          </table:table-cell>
          <table:table-cell office:value-type="float" office:value="140479000" calcext:value-type="float">
            <text:p>140479000</text:p>
          </table:table-cell>
          <table:table-cell office:value-type="float" office:value="335000" calcext:value-type="float">
            <text:p>335000</text:p>
          </table:table-cell>
          <table:table-cell office:value-type="float" office:value="997558000" calcext:value-type="float">
            <text:p>997558000</text:p>
          </table:table-cell>
          <table:table-cell office:value-type="float" office:value="1137702000" calcext:value-type="float">
            <text:p>1137702000</text:p>
          </table:table-cell>
          <table:table-cell office:value-type="float" office:value="5857774000" calcext:value-type="float">
            <text:p>5857774000</text:p>
          </table:table-cell>
          <table:table-cell office:value-type="float" office:value="1681309000" calcext:value-type="float">
            <text:p>1681309000</text:p>
          </table:table-cell>
          <table:table-cell office:value-type="float" office:value="374000" calcext:value-type="float">
            <text:p>374000</text:p>
          </table:table-cell>
          <table:table-cell office:value-type="float" office:value="341813000" calcext:value-type="float">
            <text:p>341813000</text:p>
          </table:table-cell>
          <table:table-cell office:value-type="float" office:value="2022748000" calcext:value-type="float">
            <text:p>2022748000</text:p>
          </table:table-cell>
          <table:table-cell office:value-type="float" office:value="4157998000" calcext:value-type="float">
            <text:p>4157998000</text:p>
          </table:table-cell>
          <table:table-cell office:value-type="float" office:value="7872518000" calcext:value-type="float">
            <text:p>7872518000</text:p>
          </table:table-cell>
          <table:table-cell office:value-type="float" office:value="7195143000" calcext:value-type="float">
            <text:p>7195143000</text:p>
          </table:table-cell>
          <table:table-cell office:value-type="float" office:value="93408000" calcext:value-type="float">
            <text:p>93408000</text:p>
          </table:table-cell>
          <table:table-cell office:value-type="float" office:value="-20135000" calcext:value-type="float">
            <text:p>-20135000</text:p>
          </table:table-cell>
          <table:table-cell office:value-type="float" office:value="9599000" calcext:value-type="float">
            <text:p>9599000</text:p>
          </table:table-cell>
          <table:table-cell office:value-type="float" office:value="16800000" calcext:value-type="float">
            <text:p>16800000</text:p>
          </table:table-cell>
          <table:table-cell office:value-type="float" office:value="1160812000" calcext:value-type="float">
            <text:p>1160812000</text:p>
          </table:table-cell>
          <table:table-cell office:value-type="float" office:value="1153611000" calcext:value-type="float">
            <text:p>1153611000</text:p>
          </table:table-cell>
          <table:table-cell office:value-type="float" office:value="5802991000" calcext:value-type="float">
            <text:p>5802991000</text:p>
          </table:table-cell>
          <table:table-cell office:value-type="float" office:value="1559991000" calcext:value-type="float">
            <text:p>1559991000</text:p>
          </table:table-cell>
          <table:table-cell office:value-type="float" office:value="20954000" calcext:value-type="float">
            <text:p>20954000</text:p>
          </table:table-cell>
          <table:table-cell office:value-type="float" office:value="13406000" calcext:value-type="float">
            <text:p>13406000</text:p>
          </table:table-cell>
          <table:table-cell office:value-type="float" office:value="1552443000" calcext:value-type="float">
            <text:p>1552443000</text:p>
          </table:table-cell>
          <table:table-cell office:value-type="float" office:value="3658534000" calcext:value-type="float">
            <text:p>3658534000</text:p>
          </table:table-cell>
          <table:table-cell office:value-type="float" office:value="7411889000" calcext:value-type="float">
            <text:p>7411889000</text:p>
          </table:table-cell>
          <table:table-cell office:value-type="float" office:value="6688680000" calcext:value-type="float">
            <text:p>6688680000</text:p>
          </table:table-cell>
          <table:table-cell office:value-type="float" office:value="21425000" calcext:value-type="float">
            <text:p>21425000</text:p>
          </table:table-cell>
          <table:table-cell office:value-type="float" office:value="66584000" calcext:value-type="float">
            <text:p>66584000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office:value-type="string" calcext:value-type="string">
            <text:p>HeldToMaturitySecuritiesAccumulatedUnrecognizedHoldingGain</text:p>
          </table:table-cell>
          <table:table-cell office:value-type="string" calcext:value-type="string">
            <text:p>HeldToMaturitySecuritiesAccumulatedUnrecognizedHoldingLoss</text:p>
          </table:table-cell>
          <table:table-cell office:value-type="string" calcext:value-type="string">
            <text:p>HeldToMaturitySecurities</text:p>
          </table:table-cell>
          <table:table-cell office:value-type="string" calcext:value-type="string">
            <text:p>NotesReceivableGross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office:value-type="string" calcext:value-type="string">
            <text:p>HeldToMaturitySecuritiesAccumulatedUnrecognizedHoldingGain</text:p>
          </table:table-cell>
          <table:table-cell office:value-type="string" calcext:value-type="string">
            <text:p>HeldToMaturitySecuritiesAccumulatedUnrecognizedHoldingLoss</text:p>
          </table:table-cell>
          <table:table-cell office:value-type="string" calcext:value-type="string">
            <text:p>HeldToMaturitySecurities</text:p>
          </table:table-cell>
          <table:table-cell office:value-type="string" calcext:value-type="string">
            <text:p>NotesReceivableGross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</table:table-row>
        <table:table-row table:style-name="ro1">
          <table:table-cell office:value-type="float" office:value="49196" calcext:value-type="float">
            <text:p>49196</text:p>
          </table:table-cell>
          <table:table-cell office:value-type="string" calcext:value-type="string">
            <text:p>HBAN</text:p>
          </table:table-cell>
          <table:table-cell office:value-type="string" calcext:value-type="string">
            <text:p>Huntington Bancshares Incorporated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D</text:p>
          </table:table-cell>
          <table:table-cell table:style-name="ce1" office:value-type="date" office:date-value="2022-12-31" calcext:value-type="date">
            <text:p>2022-12-31</text:p>
          </table:table-cell>
          <table:table-cell table:style-name="ce1" office:value-type="date" office:date-value="2021-12-31" calcext:value-type="date">
            <text:p>2021-12-31</text:p>
          </table:table-cell>
          <table:table-cell table:formula="of:=([.P100]-[.AD100])/[.AD100]" office:value-type="percentage" office:value="0.0324647675952619" calcext:value-type="percentage">
            <text:p>3.25%</text:p>
          </table:table-cell>
          <table:table-cell table:formula="of:=([.L100]-[.M100])/[.AD100]" office:value-type="percentage" office:value="0.025687023167182" calcext:value-type="percentage">
            <text:p>2.57%</text:p>
          </table:table-cell>
          <table:table-cell table:formula="of:=([.R100]-[.S100])/[.AD100]" office:value-type="percentage" office:value="-0.016040429140811" calcext:value-type="percentage">
            <text:p>-1.60%</text:p>
          </table:table-cell>
          <table:table-cell table:formula="of:=[.Y100]/[.AD100]" office:value-type="percentage" office:value="-0.00440448685285105" calcext:value-type="percentage">
            <text:p>-0.44%</text:p>
          </table:table-cell>
          <table:table-cell office:value-type="float" office:value="3818000000" calcext:value-type="float">
            <text:p>3818000000</text:p>
          </table:table-cell>
          <table:table-cell office:value-type="float" office:value="138000000" calcext:value-type="float">
            <text:p>138000000</text:p>
          </table:table-cell>
          <table:table-cell office:value-type="float" office:value="23423000000" calcext:value-type="float">
            <text:p>23423000000</text:p>
          </table:table-cell>
          <table:table-cell office:value-type="float" office:value="27103000000" calcext:value-type="float">
            <text:p>27103000000</text:p>
          </table:table-cell>
          <table:table-cell office:value-type="float" office:value="147914000000" calcext:value-type="float">
            <text:p>147914000000</text:p>
          </table:table-cell>
          <table:table-cell office:value-type="float" office:value="14754000000" calcext:value-type="float">
            <text:p>1475400000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302000000" calcext:value-type="float">
            <text:p>2302000000</text:p>
          </table:table-cell>
          <table:table-cell office:value-type="float" office:value="17052000000" calcext:value-type="float">
            <text:p>17052000000</text:p>
          </table:table-cell>
          <table:table-cell/>
          <table:table-cell office:value-type="float" office:value="182906000000" calcext:value-type="float">
            <text:p>182906000000</text:p>
          </table:table-cell>
          <table:table-cell office:value-type="float" office:value="165137000000" calcext:value-type="float">
            <text:p>165137000000</text:p>
          </table:table-cell>
          <table:table-cell office:value-type="float" office:value="2238000000" calcext:value-type="float">
            <text:p>2238000000</text:p>
          </table:table-cell>
          <table:table-cell office:value-type="float" office:value="-631000000" calcext:value-type="float">
            <text:p>-631000000</text:p>
          </table:table-cell>
          <table:table-cell office:value-type="float" office:value="315000000" calcext:value-type="float">
            <text:p>315000000</text:p>
          </table:table-cell>
          <table:table-cell office:value-type="float" office:value="269000000" calcext:value-type="float">
            <text:p>269000000</text:p>
          </table:table-cell>
          <table:table-cell office:value-type="float" office:value="28460000000" calcext:value-type="float">
            <text:p>28460000000</text:p>
          </table:table-cell>
          <table:table-cell office:value-type="float" office:value="28506000000" calcext:value-type="float">
            <text:p>28506000000</text:p>
          </table:table-cell>
          <table:table-cell office:value-type="float" office:value="143263000000" calcext:value-type="float">
            <text:p>143263000000</text:p>
          </table:table-cell>
          <table:table-cell office:value-type="float" office:value="12489000000" calcext:value-type="float">
            <text:p>12489000000</text:p>
          </table:table-cell>
          <table:table-cell office:value-type="float" office:value="126000000" calcext:value-type="float">
            <text:p>126000000</text:p>
          </table:table-cell>
          <table:table-cell office:value-type="float" office:value="84000000" calcext:value-type="float">
            <text:p>84000000</text:p>
          </table:table-cell>
          <table:table-cell office:value-type="float" office:value="12447000000" calcext:value-type="float">
            <text:p>12447000000</text:p>
          </table:table-cell>
          <table:table-cell office:value-type="float" office:value="111920000000" calcext:value-type="float">
            <text:p>111920000000</text:p>
          </table:table-cell>
          <table:table-cell office:value-type="float" office:value="174064000000" calcext:value-type="float">
            <text:p>174064000000</text:p>
          </table:table-cell>
          <table:table-cell office:value-type="float" office:value="154746000000" calcext:value-type="float">
            <text:p>154746000000</text:p>
          </table:table-cell>
          <table:table-cell office:value-type="float" office:value="1295000000" calcext:value-type="float">
            <text:p>1295000000</text:p>
          </table:table-cell>
          <table:table-cell office:value-type="float" office:value="874000000" calcext:value-type="float">
            <text:p>874000000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office:value-type="string" calcext:value-type="string">
            <text:p>HeldToMaturitySecuritiesAccumulatedUnrecognizedHoldingGain</text:p>
          </table:table-cell>
          <table:table-cell office:value-type="string" calcext:value-type="string">
            <text:p>HeldToMaturitySecuritiesAccumulatedUnrecognizedHoldingLoss</text:p>
          </table:table-cell>
          <table:table-cell office:value-type="string" calcext:value-type="string">
            <text:p>HeldToMaturitySecurities</text:p>
          </table:table-cell>
          <table:table-cell/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office:value-type="string" calcext:value-type="string">
            <text:p>HeldToMaturitySecuritiesAccumulatedUnrecognizedHoldingGain</text:p>
          </table:table-cell>
          <table:table-cell office:value-type="string" calcext:value-type="string">
            <text:p>HeldToMaturitySecuritiesAccumulatedUnrecognizedHoldingLoss</text:p>
          </table:table-cell>
          <table:table-cell office:value-type="string" calcext:value-type="string">
            <text:p>HeldToMaturitySecurities</text:p>
          </table:table-cell>
          <table:table-cell office:value-type="string" calcext:value-type="string">
            <text:p>LoansAndLeasesReceivableGrossCarryingAmount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</table:table-row>
        <table:table-row table:style-name="ro1">
          <table:table-cell office:value-type="float" office:value="776901" calcext:value-type="float">
            <text:p>776901</text:p>
          </table:table-cell>
          <table:table-cell office:value-type="string" calcext:value-type="string">
            <text:p>INDB</text:p>
          </table:table-cell>
          <table:table-cell office:value-type="string" calcext:value-type="string">
            <text:p>Independent Bank Corp.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D</text:p>
          </table:table-cell>
          <table:table-cell table:style-name="ce1" office:value-type="date" office:date-value="2022-12-31" calcext:value-type="date">
            <text:p>2022-12-31</text:p>
          </table:table-cell>
          <table:table-cell table:style-name="ce1" office:value-type="date" office:date-value="2021-12-31" calcext:value-type="date">
            <text:p>2021-12-31</text:p>
          </table:table-cell>
          <table:table-cell table:formula="of:=([.P101]-[.AD101])/[.AD101]" office:value-type="percentage" office:value="-0.0613604244334885" calcext:value-type="percentage">
            <text:p>-6.14%</text:p>
          </table:table-cell>
          <table:table-cell table:formula="of:=([.L101]-[.M101])/[.AD101]" office:value-type="percentage" office:value="0.0099086459785764" calcext:value-type="percentage">
            <text:p>0.99%</text:p>
          </table:table-cell>
          <table:table-cell table:formula="of:=([.R101]-[.S101])/[.AD101]" office:value-type="percentage" office:value="-0.0106643926681281" calcext:value-type="percentage">
            <text:p>-1.07%</text:p>
          </table:table-cell>
          <table:table-cell table:formula="of:=[.Y101]/[.AD101]" office:value-type="percentage" office:value="0.00582524937571836" calcext:value-type="percentage">
            <text:p>0.58%</text:p>
          </table:table-cell>
          <table:table-cell office:value-type="float" office:value="167679000" calcext:value-type="float">
            <text:p>167679000</text:p>
          </table:table-cell>
          <table:table-cell office:value-type="float" office:value="54000" calcext:value-type="float">
            <text:p>54000</text:p>
          </table:table-cell>
          <table:table-cell table:number-columns-repeated="2"/>
          <table:table-cell office:value-type="float" office:value="15879007000" calcext:value-type="float">
            <text:p>15879007000</text:p>
          </table:table-cell>
          <table:table-cell office:value-type="float" office:value="1524710000" calcext:value-type="float">
            <text:p>1524710000</text:p>
          </table:table-cell>
          <table:table-cell office:value-type="float" office:value="729000" calcext:value-type="float">
            <text:p>729000</text:p>
          </table:table-cell>
          <table:table-cell office:value-type="float" office:value="181139000" calcext:value-type="float">
            <text:p>181139000</text:p>
          </table:table-cell>
          <table:table-cell/>
          <table:table-cell office:value-type="float" office:value="13928675000" calcext:value-type="float">
            <text:p>13928675000</text:p>
          </table:table-cell>
          <table:table-cell office:value-type="float" office:value="19294174000" calcext:value-type="float">
            <text:p>19294174000</text:p>
          </table:table-cell>
          <table:table-cell office:value-type="float" office:value="16407473000" calcext:value-type="float">
            <text:p>16407473000</text:p>
          </table:table-cell>
          <table:table-cell office:value-type="float" office:value="263813000" calcext:value-type="float">
            <text:p>263813000</text:p>
          </table:table-cell>
          <table:table-cell office:value-type="float" office:value="98546000" calcext:value-type="float">
            <text:p>98546000</text:p>
          </table:table-cell>
          <table:table-cell office:value-type="float" office:value="21396000" calcext:value-type="float">
            <text:p>21396000</text:p>
          </table:table-cell>
          <table:table-cell office:value-type="float" office:value="8808000" calcext:value-type="float">
            <text:p>8808000</text:p>
          </table:table-cell>
          <table:table-cell office:value-type="float" office:value="1571148000" calcext:value-type="float">
            <text:p>1571148000</text:p>
          </table:table-cell>
          <table:table-cell office:value-type="float" office:value="1583736000" calcext:value-type="float">
            <text:p>1583736000</text:p>
          </table:table-cell>
          <table:table-cell office:value-type="float" office:value="16917044000" calcext:value-type="float">
            <text:p>16917044000</text:p>
          </table:table-cell>
          <table:table-cell office:value-type="float" office:value="1064133000" calcext:value-type="float">
            <text:p>1064133000</text:p>
          </table:table-cell>
          <table:table-cell office:value-type="float" office:value="12474000" calcext:value-type="float">
            <text:p>12474000</text:p>
          </table:table-cell>
          <table:table-cell office:value-type="float" office:value="15159000" calcext:value-type="float">
            <text:p>15159000</text:p>
          </table:table-cell>
          <table:table-cell office:value-type="float" office:value="1066818000" calcext:value-type="float">
            <text:p>1066818000</text:p>
          </table:table-cell>
          <table:table-cell office:value-type="float" office:value="13587286000" calcext:value-type="float">
            <text:p>13587286000</text:p>
          </table:table-cell>
          <table:table-cell office:value-type="float" office:value="20423405000" calcext:value-type="float">
            <text:p>20423405000</text:p>
          </table:table-cell>
          <table:table-cell office:value-type="float" office:value="17404956000" calcext:value-type="float">
            <text:p>17404956000</text:p>
          </table:table-cell>
          <table:table-cell office:value-type="float" office:value="120992000" calcext:value-type="float">
            <text:p>120992000</text:p>
          </table:table-cell>
          <table:table-cell office:value-type="float" office:value="82480000" calcext:value-type="float">
            <text:p>82480000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table:number-columns-repeated="2"/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office:value-type="string" calcext:value-type="string">
            <text:p>HeldToMaturitySecuritiesAccumulatedUnrecognizedHoldingGain</text:p>
          </table:table-cell>
          <table:table-cell office:value-type="string" calcext:value-type="string">
            <text:p>HeldToMaturitySecuritiesAccumulatedUnrecognizedHoldingLoss</text:p>
          </table:table-cell>
          <table:table-cell/>
          <table:table-cell office:value-type="string" calcext:value-type="string">
            <text:p>NotesReceivableGross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office:value-type="string" calcext:value-type="string">
            <text:p>HeldToMaturitySecuritiesAccumulatedUnrecognizedHoldingGain</text:p>
          </table:table-cell>
          <table:table-cell office:value-type="string" calcext:value-type="string">
            <text:p>HeldToMaturitySecuritiesAccumulatedUnrecognizedHoldingLoss</text:p>
          </table:table-cell>
          <table:table-cell office:value-type="string" calcext:value-type="string">
            <text:p>HeldToMaturitySecurities</text:p>
          </table:table-cell>
          <table:table-cell office:value-type="string" calcext:value-type="string">
            <text:p>NotesReceivableGross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</table:table-row>
        <table:table-row table:style-name="ro1">
          <table:table-cell office:value-type="float" office:value="39311" calcext:value-type="float">
            <text:p>39311</text:p>
          </table:table-cell>
          <table:table-cell office:value-type="string" calcext:value-type="string">
            <text:p>IBCP</text:p>
          </table:table-cell>
          <table:table-cell office:value-type="string" calcext:value-type="string">
            <text:p>Independent Bank Corporation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D</text:p>
          </table:table-cell>
          <table:table-cell table:style-name="ce1" office:value-type="date" office:date-value="2022-12-31" calcext:value-type="date">
            <text:p>2022-12-31</text:p>
          </table:table-cell>
          <table:table-cell table:style-name="ce1" office:value-type="date" office:date-value="2021-12-31" calcext:value-type="date">
            <text:p>2021-12-31</text:p>
          </table:table-cell>
          <table:table-cell table:formula="of:=([.P102]-[.AD102])/[.AD102]" office:value-type="percentage" office:value="0.0636320799399576" calcext:value-type="percentage">
            <text:p>6.36%</text:p>
          </table:table-cell>
          <table:table-cell table:formula="of:=([.L102]-[.M102])/[.AD102]" office:value-type="percentage" office:value="0.0211353164492396" calcext:value-type="percentage">
            <text:p>2.11%</text:p>
          </table:table-cell>
          <table:table-cell table:formula="of:=([.R102]-[.S102])/[.AD102]" office:value-type="percentage" office:value="-0.0152131724106104" calcext:value-type="percentage">
            <text:p>-1.52%</text:p>
          </table:table-cell>
          <table:table-cell table:formula="of:=[.Y102]/[.AD102]" office:value-type="percentage" office:value="-0.00726556864192913" calcext:value-type="percentage">
            <text:p>-0.73%</text:p>
          </table:table-cell>
          <table:table-cell office:value-type="float" office:value="87345000" calcext:value-type="float">
            <text:p>87345000</text:p>
          </table:table-cell>
          <table:table-cell office:value-type="float" office:value="329000" calcext:value-type="float">
            <text:p>329000</text:p>
          </table:table-cell>
          <table:table-cell table:number-columns-repeated="2"/>
          <table:table-cell office:value-type="float" office:value="4379069000" calcext:value-type="float">
            <text:p>4379069000</text:p>
          </table:table-cell>
          <table:table-cell office:value-type="float" office:value="335418000" calcext:value-type="float">
            <text:p>335418000</text:p>
          </table:table-cell>
          <table:table-cell office:value-type="float" office:value="11000" calcext:value-type="float">
            <text:p>11000</text:p>
          </table:table-cell>
          <table:table-cell office:value-type="float" office:value="62645000" calcext:value-type="float">
            <text:p>62645000</text:p>
          </table:table-cell>
          <table:table-cell/>
          <table:table-cell office:value-type="float" office:value="3465352000" calcext:value-type="float">
            <text:p>3465352000</text:p>
          </table:table-cell>
          <table:table-cell office:value-type="float" office:value="4999787000" calcext:value-type="float">
            <text:p>4999787000</text:p>
          </table:table-cell>
          <table:table-cell office:value-type="float" office:value="4652191000" calcext:value-type="float">
            <text:p>4652191000</text:p>
          </table:table-cell>
          <table:table-cell office:value-type="float" office:value="63351000" calcext:value-type="float">
            <text:p>63351000</text:p>
          </table:table-cell>
          <table:table-cell office:value-type="float" office:value="-29913000" calcext:value-type="float">
            <text:p>-29913000</text:p>
          </table:table-cell>
          <table:table-cell office:value-type="float" office:value="8622000" calcext:value-type="float">
            <text:p>8622000</text:p>
          </table:table-cell>
          <table:table-cell office:value-type="float" office:value="16594000" calcext:value-type="float">
            <text:p>16594000</text:p>
          </table:table-cell>
          <table:table-cell office:value-type="float" office:value="1412830000" calcext:value-type="float">
            <text:p>1412830000</text:p>
          </table:table-cell>
          <table:table-cell office:value-type="float" office:value="1404858000" calcext:value-type="float">
            <text:p>1404858000</text:p>
          </table:table-cell>
          <table:table-cell office:value-type="float" office:value="4117090000" calcext:value-type="float">
            <text:p>411709000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905045000" calcext:value-type="float">
            <text:p>2905045000</text:p>
          </table:table-cell>
          <table:table-cell office:value-type="float" office:value="4704740000" calcext:value-type="float">
            <text:p>4704740000</text:p>
          </table:table-cell>
          <table:table-cell office:value-type="float" office:value="4306256000" calcext:value-type="float">
            <text:p>4306256000</text:p>
          </table:table-cell>
          <table:table-cell office:value-type="float" office:value="62895000" calcext:value-type="float">
            <text:p>62895000</text:p>
          </table:table-cell>
          <table:table-cell office:value-type="float" office:value="53372000" calcext:value-type="float">
            <text:p>53372000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table:number-columns-repeated="2"/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office:value-type="string" calcext:value-type="string">
            <text:p>HeldToMaturitySecuritiesAccumulatedUnrecognizedHoldingGain</text:p>
          </table:table-cell>
          <table:table-cell office:value-type="string" calcext:value-type="string">
            <text:p>HeldToMaturitySecuritiesAccumulatedUnrecognizedHoldingLoss</text:p>
          </table:table-cell>
          <table:table-cell/>
          <table:table-cell office:value-type="string" calcext:value-type="string">
            <text:p>NotesReceivableGross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table:number-columns-repeated="3"/>
          <table:table-cell office:value-type="string" calcext:value-type="string">
            <text:p>NotesReceivableGross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</table:table-row>
        <table:table-row table:style-name="ro1">
          <table:table-cell office:value-type="float" office:value="1564618" calcext:value-type="float">
            <text:p>1564618</text:p>
          </table:table-cell>
          <table:table-cell office:value-type="string" calcext:value-type="string">
            <text:p>IBTX</text:p>
          </table:table-cell>
          <table:table-cell office:value-type="string" calcext:value-type="string">
            <text:p>Independent Bank Group Inc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D</text:p>
          </table:table-cell>
          <table:table-cell table:style-name="ce1" office:value-type="date" office:date-value="2022-12-31" calcext:value-type="date">
            <text:p>2022-12-31</text:p>
          </table:table-cell>
          <table:table-cell table:style-name="ce1" office:value-type="date" office:date-value="2021-12-31" calcext:value-type="date">
            <text:p>2021-12-31</text:p>
          </table:table-cell>
          <table:table-cell table:formula="of:=([.P103]-[.AD103])/[.AD103]" office:value-type="percentage" office:value="-0.0278059379031945" calcext:value-type="percentage">
            <text:p>-2.78%</text:p>
          </table:table-cell>
          <table:table-cell table:formula="of:=([.L103]-[.M103])/[.AD103]" office:value-type="percentage" office:value="0.0166287469361398" calcext:value-type="percentage">
            <text:p>1.66%</text:p>
          </table:table-cell>
          <table:table-cell table:formula="of:=([.R103]-[.S103])/[.AD103]" office:value-type="percentage" office:value="0" calcext:value-type="percentage">
            <text:p>0.00%</text:p>
          </table:table-cell>
          <table:table-cell table:formula="of:=[.Y103]/[.AD103]" office:value-type="percentage" office:value="-0.00138396086694096" calcext:value-type="percentage">
            <text:p>-0.14%</text:p>
          </table:table-cell>
          <table:table-cell office:value-type="float" office:value="258757000" calcext:value-type="float">
            <text:p>258757000</text:p>
          </table:table-cell>
          <table:table-cell office:value-type="float" office:value="115000" calcext:value-type="float">
            <text:p>115000</text:p>
          </table:table-cell>
          <table:table-cell table:number-columns-repeated="2"/>
          <table:table-cell office:value-type="float" office:value="15121417000" calcext:value-type="float">
            <text:p>15121417000</text:p>
          </table:table-cell>
          <table:table-cell office:value-type="float" office:value="162239000" calcext:value-type="float">
            <text:p>162239000</text:p>
          </table:table-cell>
          <table:table-cell table:number-columns-repeated="4"/>
          <table:table-cell office:value-type="float" office:value="18258414000" calcext:value-type="float">
            <text:p>18258414000</text:p>
          </table:table-cell>
          <table:table-cell office:value-type="float" office:value="15873031000" calcext:value-type="float">
            <text:p>15873031000</text:p>
          </table:table-cell>
          <table:table-cell office:value-type="float" office:value="196291000" calcext:value-type="float">
            <text:p>196291000</text:p>
          </table:table-cell>
          <table:table-cell office:value-type="float" office:value="-21526000" calcext:value-type="float">
            <text:p>-21526000</text:p>
          </table:table-cell>
          <table:table-cell office:value-type="float" office:value="22069000" calcext:value-type="float">
            <text:p>22069000</text:p>
          </table:table-cell>
          <table:table-cell office:value-type="float" office:value="29004000" calcext:value-type="float">
            <text:p>29004000</text:p>
          </table:table-cell>
          <table:table-cell office:value-type="float" office:value="2006727000" calcext:value-type="float">
            <text:p>2006727000</text:p>
          </table:table-cell>
          <table:table-cell office:value-type="float" office:value="1999792000" calcext:value-type="float">
            <text:p>1999792000</text:p>
          </table:table-cell>
          <table:table-cell office:value-type="float" office:value="15553908000" calcext:value-type="float">
            <text:p>15553908000</text:p>
          </table:table-cell>
          <table:table-cell table:number-columns-repeated="5"/>
          <table:table-cell office:value-type="float" office:value="18732648000" calcext:value-type="float">
            <text:p>18732648000</text:p>
          </table:table-cell>
          <table:table-cell office:value-type="float" office:value="16155998000" calcext:value-type="float">
            <text:p>16155998000</text:p>
          </table:table-cell>
          <table:table-cell office:value-type="float" office:value="224750000" calcext:value-type="float">
            <text:p>224750000</text:p>
          </table:table-cell>
          <table:table-cell office:value-type="float" office:value="193658000" calcext:value-type="float">
            <text:p>193658000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table:number-columns-repeated="2"/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table:number-columns-repeated="4"/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table:number-columns-repeated="5"/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</table:table-row>
        <table:table-row table:style-name="ro1">
          <table:table-cell office:value-type="float" office:value="315709" calcext:value-type="float">
            <text:p>315709</text:p>
          </table:table-cell>
          <table:table-cell office:value-type="string" calcext:value-type="string">
            <text:p>IBOC</text:p>
          </table:table-cell>
          <table:table-cell office:value-type="string" calcext:value-type="string">
            <text:p>International Bancshares Corporation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D</text:p>
          </table:table-cell>
          <table:table-cell table:style-name="ce1" office:value-type="date" office:date-value="2022-12-31" calcext:value-type="date">
            <text:p>2022-12-31</text:p>
          </table:table-cell>
          <table:table-cell table:style-name="ce1" office:value-type="date" office:date-value="2021-12-31" calcext:value-type="date">
            <text:p>2021-12-31</text:p>
          </table:table-cell>
          <table:table-cell table:formula="of:=([.P104]-[.AD104])/[.AD104]" office:value-type="percentage" office:value="0.0033389135113617" calcext:value-type="percentage">
            <text:p>0.33%</text:p>
          </table:table-cell>
          <table:table-cell table:formula="of:=([.L104]-[.M104])/[.AD104]" office:value-type="percentage" office:value="0.0476466841450428" calcext:value-type="percentage">
            <text:p>4.76%</text:p>
          </table:table-cell>
          <table:table-cell table:formula="of:=([.R104]-[.S104])/[.AD104]" office:value-type="percentage" office:value="0" calcext:value-type="percentage">
            <text:p>0.00%</text:p>
          </table:table-cell>
          <table:table-cell table:formula="of:=[.Y104]/[.AD104]" office:value-type="percentage" office:value="-0.0109594506270746" calcext:value-type="percentage">
            <text:p>-1.10%</text:p>
          </table:table-cell>
          <table:table-cell office:value-type="float" office:value="605272000" calcext:value-type="float">
            <text:p>605272000</text:p>
          </table:table-cell>
          <table:table-cell office:value-type="float" office:value="4072000" calcext:value-type="float">
            <text:p>4072000</text:p>
          </table:table-cell>
          <table:table-cell office:value-type="float" office:value="4417796000" calcext:value-type="float">
            <text:p>4417796000</text:p>
          </table:table-cell>
          <table:table-cell office:value-type="float" office:value="5018996000" calcext:value-type="float">
            <text:p>5018996000</text:p>
          </table:table-cell>
          <table:table-cell office:value-type="float" office:value="12660007000" calcext:value-type="float">
            <text:p>12660007000</text:p>
          </table:table-cell>
          <table:table-cell office:value-type="float" office:value="3400000" calcext:value-type="float">
            <text:p>3400000</text:p>
          </table:table-cell>
          <table:table-cell table:number-columns-repeated="3"/>
          <table:table-cell office:value-type="float" office:value="7430603000" calcext:value-type="float">
            <text:p>7430603000</text:p>
          </table:table-cell>
          <table:table-cell office:value-type="float" office:value="15501476000" calcext:value-type="float">
            <text:p>15501476000</text:p>
          </table:table-cell>
          <table:table-cell office:value-type="float" office:value="13456717000" calcext:value-type="float">
            <text:p>13456717000</text:p>
          </table:table-cell>
          <table:table-cell office:value-type="float" office:value="300232000" calcext:value-type="float">
            <text:p>300232000</text:p>
          </table:table-cell>
          <table:table-cell office:value-type="float" office:value="-138285000" calcext:value-type="float">
            <text:p>-138285000</text:p>
          </table:table-cell>
          <table:table-cell office:value-type="float" office:value="58237000" calcext:value-type="float">
            <text:p>58237000</text:p>
          </table:table-cell>
          <table:table-cell office:value-type="float" office:value="17197000" calcext:value-type="float">
            <text:p>17197000</text:p>
          </table:table-cell>
          <table:table-cell office:value-type="float" office:value="4213920000" calcext:value-type="float">
            <text:p>4213920000</text:p>
          </table:table-cell>
          <table:table-cell office:value-type="float" office:value="4254960000" calcext:value-type="float">
            <text:p>4254960000</text:p>
          </table:table-cell>
          <table:table-cell office:value-type="float" office:value="12617877000" calcext:value-type="float">
            <text:p>12617877000</text:p>
          </table:table-cell>
          <table:table-cell office:value-type="float" office:value="3400000" calcext:value-type="float">
            <text:p>3400000</text:p>
          </table:table-cell>
          <table:table-cell table:number-columns-repeated="3"/>
          <table:table-cell office:value-type="float" office:value="7209151000" calcext:value-type="float">
            <text:p>7209151000</text:p>
          </table:table-cell>
          <table:table-cell office:value-type="float" office:value="16046236000" calcext:value-type="float">
            <text:p>16046236000</text:p>
          </table:table-cell>
          <table:table-cell office:value-type="float" office:value="13737755000" calcext:value-type="float">
            <text:p>13737755000</text:p>
          </table:table-cell>
          <table:table-cell office:value-type="float" office:value="253922000" calcext:value-type="float">
            <text:p>253922000</text:p>
          </table:table-cell>
          <table:table-cell office:value-type="float" office:value="201117000" calcext:value-type="float">
            <text:p>201117000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table:number-columns-repeated="3"/>
          <table:table-cell office:value-type="string" calcext:value-type="string">
            <text:p>NotesReceivableGross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table:number-columns-repeated="3"/>
          <table:table-cell office:value-type="string" calcext:value-type="string">
            <text:p>NotesReceivableGross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</table:table-row>
        <table:table-row table:style-name="ro1">
          <table:table-cell office:value-type="float" office:value="1602658" calcext:value-type="float">
            <text:p>1602658</text:p>
          </table:table-cell>
          <table:table-cell office:value-type="string" calcext:value-type="string">
            <text:p>ISTR</text:p>
          </table:table-cell>
          <table:table-cell office:value-type="string" calcext:value-type="string">
            <text:p>Investar Holding Corporation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D</text:p>
          </table:table-cell>
          <table:table-cell table:style-name="ce1" office:value-type="date" office:date-value="2022-12-31" calcext:value-type="date">
            <text:p>2022-12-31</text:p>
          </table:table-cell>
          <table:table-cell table:style-name="ce1" office:value-type="date" office:date-value="2021-12-31" calcext:value-type="date">
            <text:p>2021-12-31</text:p>
          </table:table-cell>
          <table:table-cell table:formula="of:=([.P105]-[.AD105])/[.AD105]" office:value-type="percentage" office:value="-0.0178755873083849" calcext:value-type="percentage">
            <text:p>-1.79%</text:p>
          </table:table-cell>
          <table:table-cell table:formula="of:=([.L105]-[.M105])/[.AD105]" office:value-type="percentage" office:value="0.0293118882253453" calcext:value-type="percentage">
            <text:p>2.93%</text:p>
          </table:table-cell>
          <table:table-cell table:formula="of:=([.R105]-[.S105])/[.AD105]" office:value-type="percentage" office:value="-0.000180637712437968" calcext:value-type="percentage">
            <text:p>-0.02%</text:p>
          </table:table-cell>
          <table:table-cell table:formula="of:=[.Y105]/[.AD105]" office:value-type="percentage" office:value="-0.0067760365916352" calcext:value-type="percentage">
            <text:p>-0.68%</text:p>
          </table:table-cell>
          <table:table-cell office:value-type="float" office:value="62479000" calcext:value-type="float">
            <text:p>62479000</text:p>
          </table:table-cell>
          <table:table-cell office:value-type="float" office:value="330000" calcext:value-type="float">
            <text:p>330000</text:p>
          </table:table-cell>
          <table:table-cell office:value-type="float" office:value="405167000" calcext:value-type="float">
            <text:p>405167000</text:p>
          </table:table-cell>
          <table:table-cell office:value-type="float" office:value="467316000" calcext:value-type="float">
            <text:p>467316000</text:p>
          </table:table-cell>
          <table:table-cell office:value-type="float" office:value="2082365000" calcext:value-type="float">
            <text:p>2082365000</text:p>
          </table:table-cell>
          <table:table-cell office:value-type="float" office:value="7922000" calcext:value-type="float">
            <text:p>7922000</text:p>
          </table:table-cell>
          <table:table-cell office:value-type="float" office:value="1000" calcext:value-type="float">
            <text:p>1000</text:p>
          </table:table-cell>
          <table:table-cell office:value-type="float" office:value="384000" calcext:value-type="float">
            <text:p>384000</text:p>
          </table:table-cell>
          <table:table-cell office:value-type="float" office:value="8305000" calcext:value-type="float">
            <text:p>8305000</text:p>
          </table:table-cell>
          <table:table-cell office:value-type="float" office:value="2104767000" calcext:value-type="float">
            <text:p>2104767000</text:p>
          </table:table-cell>
          <table:table-cell office:value-type="float" office:value="2753807000" calcext:value-type="float">
            <text:p>2753807000</text:p>
          </table:table-cell>
          <table:table-cell office:value-type="float" office:value="2538025000" calcext:value-type="float">
            <text:p>2538025000</text:p>
          </table:table-cell>
          <table:table-cell office:value-type="float" office:value="35709000" calcext:value-type="float">
            <text:p>35709000</text:p>
          </table:table-cell>
          <table:table-cell office:value-type="float" office:value="-14367000" calcext:value-type="float">
            <text:p>-14367000</text:p>
          </table:table-cell>
          <table:table-cell office:value-type="float" office:value="3065000" calcext:value-type="float">
            <text:p>3065000</text:p>
          </table:table-cell>
          <table:table-cell office:value-type="float" office:value="1935000" calcext:value-type="float">
            <text:p>1935000</text:p>
          </table:table-cell>
          <table:table-cell office:value-type="float" office:value="355509000" calcext:value-type="float">
            <text:p>355509000</text:p>
          </table:table-cell>
          <table:table-cell office:value-type="float" office:value="356639000" calcext:value-type="float">
            <text:p>356639000</text:p>
          </table:table-cell>
          <table:table-cell office:value-type="float" office:value="2120266000" calcext:value-type="float">
            <text:p>2120266000</text:p>
          </table:table-cell>
          <table:table-cell office:value-type="float" office:value="10727000" calcext:value-type="float">
            <text:p>10727000</text:p>
          </table:table-cell>
          <table:table-cell office:value-type="float" office:value="472000" calcext:value-type="float">
            <text:p>472000</text:p>
          </table:table-cell>
          <table:table-cell office:value-type="float" office:value="0" calcext:value-type="float">
            <text:p>0</text:p>
          </table:table-cell>
          <table:table-cell office:value-type="float" office:value="10255000" calcext:value-type="float">
            <text:p>10255000</text:p>
          </table:table-cell>
          <table:table-cell office:value-type="float" office:value="1872012000" calcext:value-type="float">
            <text:p>1872012000</text:p>
          </table:table-cell>
          <table:table-cell office:value-type="float" office:value="2513203000" calcext:value-type="float">
            <text:p>2513203000</text:p>
          </table:table-cell>
          <table:table-cell office:value-type="float" office:value="2270605000" calcext:value-type="float">
            <text:p>2270605000</text:p>
          </table:table-cell>
          <table:table-cell office:value-type="float" office:value="8000000" calcext:value-type="float">
            <text:p>8000000</text:p>
          </table:table-cell>
          <table:table-cell office:value-type="float" office:value="7358000" calcext:value-type="float">
            <text:p>7358000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office:value-type="string" calcext:value-type="string">
            <text:p>HeldToMaturitySecuritiesAccumulatedUnrecognizedHoldingGain</text:p>
          </table:table-cell>
          <table:table-cell office:value-type="string" calcext:value-type="string">
            <text:p>HeldToMaturitySecuritiesAccumulatedUnrecognizedHoldingLoss</text:p>
          </table:table-cell>
          <table:table-cell office:value-type="string" calcext:value-type="string">
            <text:p>HeldToMaturitySecurities</text:p>
          </table:table-cell>
          <table:table-cell office:value-type="string" calcext:value-type="string">
            <text:p>NotesReceivableGross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office:value-type="string" calcext:value-type="string">
            <text:p>HeldToMaturitySecuritiesAccumulatedUnrecognizedHoldingGain</text:p>
          </table:table-cell>
          <table:table-cell office:value-type="string" calcext:value-type="string">
            <text:p>HeldToMaturitySecuritiesAccumulatedUnrecognizedHoldingLoss</text:p>
          </table:table-cell>
          <table:table-cell office:value-type="string" calcext:value-type="string">
            <text:p>HeldToMaturitySecurities</text:p>
          </table:table-cell>
          <table:table-cell office:value-type="string" calcext:value-type="string">
            <text:p>NotesReceivableGross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</table:table-row>
        <table:table-row table:style-name="ro1">
          <table:table-cell office:value-type="float" office:value="846901" calcext:value-type="float">
            <text:p>846901</text:p>
          </table:table-cell>
          <table:table-cell office:value-type="string" calcext:value-type="string">
            <text:p>LBAI</text:p>
          </table:table-cell>
          <table:table-cell office:value-type="string" calcext:value-type="string">
            <text:p>Lakeland Bancorp Inc.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D</text:p>
          </table:table-cell>
          <table:table-cell table:style-name="ce1" office:value-type="date" office:date-value="2022-12-31" calcext:value-type="date">
            <text:p>2022-12-31</text:p>
          </table:table-cell>
          <table:table-cell table:style-name="ce1" office:value-type="date" office:date-value="2021-12-31" calcext:value-type="date">
            <text:p>2021-12-31</text:p>
          </table:table-cell>
          <table:table-cell table:formula="of:=([.P106]-[.AD106])/[.AD106]" office:value-type="percentage" office:value="0.229929471363255" calcext:value-type="percentage">
            <text:p>22.99%</text:p>
          </table:table-cell>
          <table:table-cell table:formula="of:=([.L106]-[.M106])/[.AD106]" office:value-type="percentage" office:value="0.0149174045909579" calcext:value-type="percentage">
            <text:p>1.49%</text:p>
          </table:table-cell>
          <table:table-cell table:formula="of:=([.R106]-[.S106])/[.AD106]" office:value-type="percentage" office:value="-0.0233788598992538" calcext:value-type="percentage">
            <text:p>-2.34%</text:p>
          </table:table-cell>
          <table:table-cell table:formula="of:=[.Y106]/[.AD106]" office:value-type="percentage" office:value="0.00421256756021507" calcext:value-type="percentage">
            <text:p>0.42%</text:p>
          </table:table-cell>
          <table:table-cell office:value-type="float" office:value="104018000" calcext:value-type="float">
            <text:p>104018000</text:p>
          </table:table-cell>
          <table:table-cell office:value-type="float" office:value="106000" calcext:value-type="float">
            <text:p>106000</text:p>
          </table:table-cell>
          <table:table-cell table:number-columns-repeated="2"/>
          <table:table-cell office:value-type="float" office:value="8567471000" calcext:value-type="float">
            <text:p>8567471000</text:p>
          </table:table-cell>
          <table:table-cell office:value-type="float" office:value="760455000" calcext:value-type="float">
            <text:p>760455000</text:p>
          </table:table-cell>
          <table:table-cell office:value-type="float" office:value="70000" calcext:value-type="float">
            <text:p>70000</text:p>
          </table:table-cell>
          <table:table-cell office:value-type="float" office:value="162923000" calcext:value-type="float">
            <text:p>162923000</text:p>
          </table:table-cell>
          <table:table-cell table:number-columns-repeated="2"/>
          <table:table-cell office:value-type="float" office:value="10783840000" calcext:value-type="float">
            <text:p>10783840000</text:p>
          </table:table-cell>
          <table:table-cell office:value-type="float" office:value="9675253000" calcext:value-type="float">
            <text:p>9675253000</text:p>
          </table:table-cell>
          <table:table-cell office:value-type="float" office:value="107369000" calcext:value-type="float">
            <text:p>107369000</text:p>
          </table:table-cell>
          <table:table-cell office:value-type="float" office:value="29344000" calcext:value-type="float">
            <text:p>29344000</text:p>
          </table:table-cell>
          <table:table-cell office:value-type="float" office:value="4431000" calcext:value-type="float">
            <text:p>4431000</text:p>
          </table:table-cell>
          <table:table-cell office:value-type="float" office:value="5781000" calcext:value-type="float">
            <text:p>5781000</text:p>
          </table:table-cell>
          <table:table-cell table:number-columns-repeated="2"/>
          <table:table-cell office:value-type="float" office:value="6965823000" calcext:value-type="float">
            <text:p>6965823000</text:p>
          </table:table-cell>
          <table:table-cell office:value-type="float" office:value="815211000" calcext:value-type="float">
            <text:p>815211000</text:p>
          </table:table-cell>
          <table:table-cell office:value-type="float" office:value="2046000" calcext:value-type="float">
            <text:p>2046000</text:p>
          </table:table-cell>
          <table:table-cell office:value-type="float" office:value="11791000" calcext:value-type="float">
            <text:p>11791000</text:p>
          </table:table-cell>
          <table:table-cell office:value-type="float" office:value="825137000" calcext:value-type="float">
            <text:p>825137000</text:p>
          </table:table-cell>
          <table:table-cell/>
          <table:table-cell office:value-type="float" office:value="8198056000" calcext:value-type="float">
            <text:p>8198056000</text:p>
          </table:table-cell>
          <table:table-cell office:value-type="float" office:value="7371042000" calcext:value-type="float">
            <text:p>7371042000</text:p>
          </table:table-cell>
          <table:table-cell office:value-type="float" office:value="95041000" calcext:value-type="float">
            <text:p>95041000</text:p>
          </table:table-cell>
          <table:table-cell office:value-type="float" office:value="86908000" calcext:value-type="float">
            <text:p>86908000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table:number-columns-repeated="2"/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office:value-type="string" calcext:value-type="string">
            <text:p>HeldToMaturitySecuritiesAccumulatedUnrecognizedHoldingGain</text:p>
          </table:table-cell>
          <table:table-cell office:value-type="string" calcext:value-type="string">
            <text:p>HeldToMaturitySecuritiesAccumulatedUnrecognizedHoldingLoss</text:p>
          </table:table-cell>
          <table:table-cell table:number-columns-repeated="2"/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table:number-columns-repeated="2"/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office:value-type="string" calcext:value-type="string">
            <text:p>HeldToMaturitySecuritiesAccumulatedUnrecognizedHoldingGain</text:p>
          </table:table-cell>
          <table:table-cell office:value-type="string" calcext:value-type="string">
            <text:p>HeldToMaturitySecuritiesAccumulatedUnrecognizedHoldingLoss</text:p>
          </table:table-cell>
          <table:table-cell office:value-type="string" calcext:value-type="string">
            <text:p>HeldToMaturitySecurities</text:p>
          </table:table-cell>
          <table:table-cell/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</table:table-row>
        <table:table-row table:style-name="ro1">
          <table:table-cell office:value-type="float" office:value="721994" calcext:value-type="float">
            <text:p>721994</text:p>
          </table:table-cell>
          <table:table-cell office:value-type="string" calcext:value-type="string">
            <text:p>LKFN</text:p>
          </table:table-cell>
          <table:table-cell office:value-type="string" calcext:value-type="string">
            <text:p>Lakeland Financial Corporation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D</text:p>
          </table:table-cell>
          <table:table-cell table:style-name="ce1" office:value-type="date" office:date-value="2022-12-31" calcext:value-type="date">
            <text:p>2022-12-31</text:p>
          </table:table-cell>
          <table:table-cell table:style-name="ce1" office:value-type="date" office:date-value="2021-12-31" calcext:value-type="date">
            <text:p>2021-12-31</text:p>
          </table:table-cell>
          <table:table-cell table:formula="of:=([.P107]-[.AD107])/[.AD107]" office:value-type="percentage" office:value="-0.0479106365075748" calcext:value-type="percentage">
            <text:p>-4.79%</text:p>
          </table:table-cell>
          <table:table-cell table:formula="of:=([.L107]-[.M107])/[.AD107]" office:value-type="percentage" office:value="0.0375309023404965" calcext:value-type="percentage">
            <text:p>3.75%</text:p>
          </table:table-cell>
          <table:table-cell table:formula="of:=([.R107]-[.S107])/[.AD107]" office:value-type="percentage" office:value="0" calcext:value-type="percentage">
            <text:p>0.00%</text:p>
          </table:table-cell>
          <table:table-cell table:formula="of:=[.Y107]/[.AD107]" office:value-type="percentage" office:value="-0.0176446065641026" calcext:value-type="percentage">
            <text:p>-1.76%</text:p>
          </table:table-cell>
          <table:table-cell office:value-type="float" office:value="215479000" calcext:value-type="float">
            <text:p>215479000</text:p>
          </table:table-cell>
          <table:table-cell office:value-type="float" office:value="224000" calcext:value-type="float">
            <text:p>224000</text:p>
          </table:table-cell>
          <table:table-cell table:number-columns-repeated="2"/>
          <table:table-cell office:value-type="float" office:value="5460620000" calcext:value-type="float">
            <text:p>5460620000</text:p>
          </table:table-cell>
          <table:table-cell office:value-type="float" office:value="111029000" calcext:value-type="float">
            <text:p>111029000</text:p>
          </table:table-cell>
          <table:table-cell table:number-columns-repeated="2"/>
          <table:table-cell office:value-type="float" office:value="128242000" calcext:value-type="float">
            <text:p>128242000</text:p>
          </table:table-cell>
          <table:table-cell/>
          <table:table-cell office:value-type="float" office:value="6432371000" calcext:value-type="float">
            <text:p>6432371000</text:p>
          </table:table-cell>
          <table:table-cell office:value-type="float" office:value="5863484000" calcext:value-type="float">
            <text:p>5863484000</text:p>
          </table:table-cell>
          <table:table-cell office:value-type="float" office:value="25977000" calcext:value-type="float">
            <text:p>25977000</text:p>
          </table:table-cell>
          <table:table-cell office:value-type="float" office:value="-101199000" calcext:value-type="float">
            <text:p>-101199000</text:p>
          </table:table-cell>
          <table:table-cell office:value-type="float" office:value="8655000" calcext:value-type="float">
            <text:p>8655000</text:p>
          </table:table-cell>
          <table:table-cell office:value-type="float" office:value="30244000" calcext:value-type="float">
            <text:p>30244000</text:p>
          </table:table-cell>
          <table:table-cell office:value-type="float" office:value="1398558000" calcext:value-type="float">
            <text:p>1398558000</text:p>
          </table:table-cell>
          <table:table-cell/>
          <table:table-cell office:value-type="float" office:value="5735407000" calcext:value-type="float">
            <text:p>5735407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287841000" calcext:value-type="float">
            <text:p>4287841000</text:p>
          </table:table-cell>
          <table:table-cell office:value-type="float" office:value="6557323000" calcext:value-type="float">
            <text:p>6557323000</text:p>
          </table:table-cell>
          <table:table-cell office:value-type="float" office:value="5852417000" calcext:value-type="float">
            <text:p>5852417000</text:p>
          </table:table-cell>
          <table:table-cell office:value-type="float" office:value="24283000" calcext:value-type="float">
            <text:p>24283000</text:p>
          </table:table-cell>
          <table:table-cell office:value-type="float" office:value="84082000" calcext:value-type="float">
            <text:p>84082000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table:number-columns-repeated="2"/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table:number-columns-repeated="2"/>
          <table:table-cell office:value-type="string" calcext:value-type="string">
            <text:p>HeldToMaturitySecurities</text:p>
          </table:table-cell>
          <table:table-cell/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/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table:number-columns-repeated="2"/>
          <table:table-cell office:value-type="string" calcext:value-type="string">
            <text:p>HeldToMaturitySecurities</text:p>
          </table:table-cell>
          <table:table-cell office:value-type="string" calcext:value-type="string">
            <text:p>NotesReceivableGross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</table:table-row>
        <table:table-row table:style-name="ro1">
          <table:table-cell office:value-type="float" office:value="1074902" calcext:value-type="float">
            <text:p>1074902</text:p>
          </table:table-cell>
          <table:table-cell office:value-type="string" calcext:value-type="string">
            <text:p>LCNB</text:p>
          </table:table-cell>
          <table:table-cell office:value-type="string" calcext:value-type="string">
            <text:p>LCNB Corporation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D</text:p>
          </table:table-cell>
          <table:table-cell table:style-name="ce1" office:value-type="date" office:date-value="2022-12-31" calcext:value-type="date">
            <text:p>2022-12-31</text:p>
          </table:table-cell>
          <table:table-cell table:style-name="ce1" office:value-type="date" office:date-value="2021-12-31" calcext:value-type="date">
            <text:p>2021-12-31</text:p>
          </table:table-cell>
          <table:table-cell table:formula="of:=([.P108]-[.AD108])/[.AD108]" office:value-type="percentage" office:value="-0.0146418969818009" calcext:value-type="percentage">
            <text:p>-1.46%</text:p>
          </table:table-cell>
          <table:table-cell table:formula="of:=([.L108]-[.M108])/[.AD108]" office:value-type="percentage" office:value="0.0232567277272674" calcext:value-type="percentage">
            <text:p>2.33%</text:p>
          </table:table-cell>
          <table:table-cell table:formula="of:=([.R108]-[.S108])/[.AD108]" office:value-type="percentage" office:value="-0.000609644165496596" calcext:value-type="percentage">
            <text:p>-0.06%</text:p>
          </table:table-cell>
          <table:table-cell table:formula="of:=[.Y108]/[.AD108]" office:value-type="percentage" office:value="-0.00369408755668985" calcext:value-type="percentage">
            <text:p>-0.37%</text:p>
          </table:table-cell>
          <table:table-cell office:value-type="float" office:value="37900000" calcext:value-type="float">
            <text:p>37900000</text:p>
          </table:table-cell>
          <table:table-cell office:value-type="float" office:value="19000" calcext:value-type="float">
            <text:p>19000</text:p>
          </table:table-cell>
          <table:table-cell office:value-type="float" office:value="289850000" calcext:value-type="float">
            <text:p>289850000</text:p>
          </table:table-cell>
          <table:table-cell office:value-type="float" office:value="327731000" calcext:value-type="float">
            <text:p>327731000</text:p>
          </table:table-cell>
          <table:table-cell office:value-type="float" office:value="1604970000" calcext:value-type="float">
            <text:p>1604970000</text:p>
          </table:table-cell>
          <table:table-cell office:value-type="float" office:value="18885000" calcext:value-type="float">
            <text:p>1888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3000" calcext:value-type="float">
            <text:p>1003000</text:p>
          </table:table-cell>
          <table:table-cell office:value-type="float" office:value="19878000" calcext:value-type="float">
            <text:p>19878000</text:p>
          </table:table-cell>
          <table:table-cell office:value-type="float" office:value="1401278000" calcext:value-type="float">
            <text:p>1401278000</text:p>
          </table:table-cell>
          <table:table-cell office:value-type="float" office:value="1919121000" calcext:value-type="float">
            <text:p>1919121000</text:p>
          </table:table-cell>
          <table:table-cell office:value-type="float" office:value="1718446000" calcext:value-type="float">
            <text:p>1718446000</text:p>
          </table:table-cell>
          <table:table-cell office:value-type="float" office:value="22128000" calcext:value-type="float">
            <text:p>22128000</text:p>
          </table:table-cell>
          <table:table-cell office:value-type="float" office:value="-6017000" calcext:value-type="float">
            <text:p>-6017000</text:p>
          </table:table-cell>
          <table:table-cell office:value-type="float" office:value="4122000" calcext:value-type="float">
            <text:p>4122000</text:p>
          </table:table-cell>
          <table:table-cell office:value-type="float" office:value="2178000" calcext:value-type="float">
            <text:p>2178000</text:p>
          </table:table-cell>
          <table:table-cell office:value-type="float" office:value="308177000" calcext:value-type="float">
            <text:p>308177000</text:p>
          </table:table-cell>
          <table:table-cell office:value-type="float" office:value="310121000" calcext:value-type="float">
            <text:p>310121000</text:p>
          </table:table-cell>
          <table:table-cell office:value-type="float" office:value="1628819000" calcext:value-type="float">
            <text:p>1628819000</text:p>
          </table:table-cell>
          <table:table-cell office:value-type="float" office:value="23087000" calcext:value-type="float">
            <text:p>23087000</text:p>
          </table:table-cell>
          <table:table-cell office:value-type="float" office:value="119000" calcext:value-type="float">
            <text:p>119000</text:p>
          </table:table-cell>
          <table:table-cell office:value-type="float" office:value="4000" calcext:value-type="float">
            <text:p>4000</text:p>
          </table:table-cell>
          <table:table-cell office:value-type="float" office:value="22972000" calcext:value-type="float">
            <text:p>22972000</text:p>
          </table:table-cell>
          <table:table-cell office:value-type="float" office:value="1369445000" calcext:value-type="float">
            <text:p>1369445000</text:p>
          </table:table-cell>
          <table:table-cell office:value-type="float" office:value="1903629000" calcext:value-type="float">
            <text:p>1903629000</text:p>
          </table:table-cell>
          <table:table-cell office:value-type="float" office:value="1665025000" calcext:value-type="float">
            <text:p>1665025000</text:p>
          </table:table-cell>
          <table:table-cell office:value-type="float" office:value="20974000" calcext:value-type="float">
            <text:p>20974000</text:p>
          </table:table-cell>
          <table:table-cell office:value-type="float" office:value="15122000" calcext:value-type="float">
            <text:p>15122000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office:value-type="string" calcext:value-type="string">
            <text:p>HeldToMaturitySecuritiesAccumulatedUnrecognizedHoldingGain</text:p>
          </table:table-cell>
          <table:table-cell office:value-type="string" calcext:value-type="string">
            <text:p>HeldToMaturitySecuritiesAccumulatedUnrecognizedHoldingLoss</text:p>
          </table:table-cell>
          <table:table-cell office:value-type="string" calcext:value-type="string">
            <text:p>HeldToMaturitySecurities</text:p>
          </table:table-cell>
          <table:table-cell office:value-type="string" calcext:value-type="string">
            <text:p>NotesReceivableGross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office:value-type="string" calcext:value-type="string">
            <text:p>HeldToMaturitySecuritiesAccumulatedUnrecognizedHoldingGain</text:p>
          </table:table-cell>
          <table:table-cell office:value-type="string" calcext:value-type="string">
            <text:p>HeldToMaturitySecuritiesAccumulatedUnrecognizedHoldingLoss</text:p>
          </table:table-cell>
          <table:table-cell office:value-type="string" calcext:value-type="string">
            <text:p>HeldToMaturitySecurities</text:p>
          </table:table-cell>
          <table:table-cell office:value-type="string" calcext:value-type="string">
            <text:p>NotesReceivableGross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</table:table-row>
        <table:table-row table:style-name="ro1">
          <table:table-cell office:value-type="float" office:value="1358356" calcext:value-type="float">
            <text:p>1358356</text:p>
          </table:table-cell>
          <table:table-cell office:value-type="string" calcext:value-type="string">
            <text:p>LMST</text:p>
          </table:table-cell>
          <table:table-cell office:value-type="string" calcext:value-type="string">
            <text:p>Limestone Bancorp Inc.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D</text:p>
          </table:table-cell>
          <table:table-cell table:style-name="ce1" office:value-type="date" office:date-value="2022-12-31" calcext:value-type="date">
            <text:p>2022-12-31</text:p>
          </table:table-cell>
          <table:table-cell table:style-name="ce1" office:value-type="date" office:date-value="2021-12-31" calcext:value-type="date">
            <text:p>2021-12-31</text:p>
          </table:table-cell>
          <table:table-cell table:formula="of:=([.P109]-[.AD109])/[.AD109]" office:value-type="percentage" office:value="-0.00652288304149692" calcext:value-type="percentage">
            <text:p>-0.65%</text:p>
          </table:table-cell>
          <table:table-cell table:formula="of:=([.L109]-[.M109])/[.AD109]" office:value-type="percentage" office:value="0.0151944123613763" calcext:value-type="percentage">
            <text:p>1.52%</text:p>
          </table:table-cell>
          <table:table-cell table:formula="of:=([.R109]-[.S109])/[.AD109]" office:value-type="percentage" office:value="-0.00693821628437255" calcext:value-type="percentage">
            <text:p>-0.69%</text:p>
          </table:table-cell>
          <table:table-cell table:formula="of:=[.Y109]/[.AD109]" office:value-type="percentage" office:value="0.00309348803807166" calcext:value-type="percentage">
            <text:p>0.31%</text:p>
          </table:table-cell>
          <table:table-cell office:value-type="float" office:value="18374000" calcext:value-type="float">
            <text:p>18374000</text:p>
          </table:table-cell>
          <table:table-cell office:value-type="float" office:value="9000" calcext:value-type="float">
            <text:p>9000</text:p>
          </table:table-cell>
          <table:table-cell office:value-type="float" office:value="180173000" calcext:value-type="float">
            <text:p>180173000</text:p>
          </table:table-cell>
          <table:table-cell office:value-type="float" office:value="198538000" calcext:value-type="float">
            <text:p>198538000</text:p>
          </table:table-cell>
          <table:table-cell office:value-type="float" office:value="1200784000" calcext:value-type="float">
            <text:p>1200784000</text:p>
          </table:table-cell>
          <table:table-cell office:value-type="float" office:value="34896000" calcext:value-type="float">
            <text:p>34896000</text:p>
          </table:table-cell>
          <table:table-cell office:value-type="float" office:value="0" calcext:value-type="float">
            <text:p>0</text:p>
          </table:table-cell>
          <table:table-cell office:value-type="float" office:value="8386000" calcext:value-type="float">
            <text:p>8386000</text:p>
          </table:table-cell>
          <table:table-cell office:value-type="float" office:value="43282000" calcext:value-type="float">
            <text:p>43282000</text:p>
          </table:table-cell>
          <table:table-cell office:value-type="float" office:value="1111854000" calcext:value-type="float">
            <text:p>1111854000</text:p>
          </table:table-cell>
          <table:table-cell office:value-type="float" office:value="1462455000" calcext:value-type="float">
            <text:p>1462455000</text:p>
          </table:table-cell>
          <table:table-cell office:value-type="float" office:value="1328597000" calcext:value-type="float">
            <text:p>1328597000</text:p>
          </table:table-cell>
          <table:table-cell office:value-type="float" office:value="4914000" calcext:value-type="float">
            <text:p>4914000</text:p>
          </table:table-cell>
          <table:table-cell office:value-type="float" office:value="3739000" calcext:value-type="float">
            <text:p>3739000</text:p>
          </table:table-cell>
          <table:table-cell office:value-type="float" office:value="1383000" calcext:value-type="float">
            <text:p>1383000</text:p>
          </table:table-cell>
          <table:table-cell office:value-type="float" office:value="2212000" calcext:value-type="float">
            <text:p>2212000</text:p>
          </table:table-cell>
          <table:table-cell office:value-type="float" office:value="214213000" calcext:value-type="float">
            <text:p>214213000</text:p>
          </table:table-cell>
          <table:table-cell office:value-type="float" office:value="213384000" calcext:value-type="float">
            <text:p>213384000</text:p>
          </table:table-cell>
          <table:table-cell office:value-type="float" office:value="1208668000" calcext:value-type="float">
            <text:p>1208668000</text:p>
          </table:table-cell>
          <table:table-cell office:value-type="float" office:value="46280000" calcext:value-type="float">
            <text:p>46280000</text:p>
          </table:table-cell>
          <table:table-cell office:value-type="float" office:value="158000" calcext:value-type="float">
            <text:p>158000</text:p>
          </table:table-cell>
          <table:table-cell office:value-type="float" office:value="338000" calcext:value-type="float">
            <text:p>338000</text:p>
          </table:table-cell>
          <table:table-cell office:value-type="float" office:value="46460000" calcext:value-type="float">
            <text:p>46460000</text:p>
          </table:table-cell>
          <table:table-cell office:value-type="float" office:value="1001840000" calcext:value-type="float">
            <text:p>1001840000</text:p>
          </table:table-cell>
          <table:table-cell office:value-type="float" office:value="1415692000" calcext:value-type="float">
            <text:p>1415692000</text:p>
          </table:table-cell>
          <table:table-cell office:value-type="float" office:value="1284733000" calcext:value-type="float">
            <text:p>1284733000</text:p>
          </table:table-cell>
          <table:table-cell office:value-type="float" office:value="3445000" calcext:value-type="float">
            <text:p>3445000</text:p>
          </table:table-cell>
          <table:table-cell office:value-type="float" office:value="14323000" calcext:value-type="float">
            <text:p>14323000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office:value-type="string" calcext:value-type="string">
            <text:p>HeldToMaturitySecuritiesAccumulatedUnrecognizedHoldingGain</text:p>
          </table:table-cell>
          <table:table-cell office:value-type="string" calcext:value-type="string">
            <text:p>HeldToMaturitySecuritiesAccumulatedUnrecognizedHoldingLoss</text:p>
          </table:table-cell>
          <table:table-cell office:value-type="string" calcext:value-type="string">
            <text:p>HeldToMaturitySecurities</text:p>
          </table:table-cell>
          <table:table-cell office:value-type="string" calcext:value-type="string">
            <text:p>LoansAndLeasesReceivableGrossCarryingAmount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office:value-type="string" calcext:value-type="string">
            <text:p>HeldToMaturitySecuritiesAccumulatedUnrecognizedHoldingGain</text:p>
          </table:table-cell>
          <table:table-cell office:value-type="string" calcext:value-type="string">
            <text:p>HeldToMaturitySecuritiesAccumulatedUnrecognizedHoldingLoss</text:p>
          </table:table-cell>
          <table:table-cell office:value-type="string" calcext:value-type="string">
            <text:p>HeldToMaturitySecurities</text:p>
          </table:table-cell>
          <table:table-cell office:value-type="string" calcext:value-type="string">
            <text:p>LoansAndLeasesReceivableGrossCarryingAmount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</table:table-row>
        <table:table-row table:style-name="ro1">
          <table:table-cell office:value-type="float" office:value="1475348" calcext:value-type="float">
            <text:p>1475348</text:p>
          </table:table-cell>
          <table:table-cell office:value-type="string" calcext:value-type="string">
            <text:p>LBC</text:p>
          </table:table-cell>
          <table:table-cell office:value-type="string" calcext:value-type="string">
            <text:p>Luther Burbank Corporation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D</text:p>
          </table:table-cell>
          <table:table-cell table:style-name="ce1" office:value-type="date" office:date-value="2022-12-31" calcext:value-type="date">
            <text:p>2022-12-31</text:p>
          </table:table-cell>
          <table:table-cell table:style-name="ce1" office:value-type="date" office:date-value="2021-12-31" calcext:value-type="date">
            <text:p>2021-12-31</text:p>
          </table:table-cell>
          <table:table-cell table:formula="of:=([.P110]-[.AD110])/[.AD110]" office:value-type="percentage" office:value="0.0543668813376372" calcext:value-type="percentage">
            <text:p>5.44%</text:p>
          </table:table-cell>
          <table:table-cell table:formula="of:=([.L110]-[.M110])/[.AD110]" office:value-type="percentage" office:value="0.00869517643050332" calcext:value-type="percentage">
            <text:p>0.87%</text:p>
          </table:table-cell>
          <table:table-cell table:formula="of:=([.R110]-[.S110])/[.AD110]" office:value-type="percentage" office:value="-0.0000422516671803675" calcext:value-type="percentage">
            <text:p>0.00%</text:p>
          </table:table-cell>
          <table:table-cell table:formula="of:=[.Y110]/[.AD110]" office:value-type="percentage" office:value="0.00829631346981344" calcext:value-type="percentage">
            <text:p>0.83%</text:p>
          </table:table-cell>
          <table:table-cell office:value-type="float" office:value="48632000" calcext:value-type="float">
            <text:p>48632000</text:p>
          </table:table-cell>
          <table:table-cell office:value-type="float" office:value="476000" calcext:value-type="float">
            <text:p>476000</text:p>
          </table:table-cell>
          <table:table-cell office:value-type="float" office:value="607348000" calcext:value-type="float">
            <text:p>607348000</text:p>
          </table:table-cell>
          <table:table-cell office:value-type="float" office:value="655504000" calcext:value-type="float">
            <text:p>655504000</text:p>
          </table:table-cell>
          <table:table-cell office:value-type="float" office:value="5839340000" calcext:value-type="float">
            <text:p>5839340000</text:p>
          </table:table-cell>
          <table:table-cell office:value-type="float" office:value="2874000" calcext:value-type="float">
            <text:p>2874000</text:p>
          </table:table-cell>
          <table:table-cell office:value-type="float" office:value="0" calcext:value-type="float">
            <text:p>0</text:p>
          </table:table-cell>
          <table:table-cell office:value-type="float" office:value="234000" calcext:value-type="float">
            <text:p>234000</text:p>
          </table:table-cell>
          <table:table-cell office:value-type="float" office:value="3108000" calcext:value-type="float">
            <text:p>3108000</text:p>
          </table:table-cell>
          <table:table-cell office:value-type="float" office:value="7010445000" calcext:value-type="float">
            <text:p>7010445000</text:p>
          </table:table-cell>
          <table:table-cell office:value-type="float" office:value="7974632000" calcext:value-type="float">
            <text:p>7974632000</text:p>
          </table:table-cell>
          <table:table-cell office:value-type="float" office:value="7292096000" calcext:value-type="float">
            <text:p>7292096000</text:p>
          </table:table-cell>
          <table:table-cell office:value-type="float" office:value="80198000" calcext:value-type="float">
            <text:p>80198000</text:p>
          </table:table-cell>
          <table:table-cell office:value-type="float" office:value="45947000" calcext:value-type="float">
            <text:p>45947000</text:p>
          </table:table-cell>
          <table:table-cell office:value-type="float" office:value="4663000" calcext:value-type="float">
            <text:p>4663000</text:p>
          </table:table-cell>
          <table:table-cell office:value-type="float" office:value="4787000" calcext:value-type="float">
            <text:p>4787000</text:p>
          </table:table-cell>
          <table:table-cell office:value-type="float" office:value="647317000" calcext:value-type="float">
            <text:p>647317000</text:p>
          </table:table-cell>
          <table:table-cell office:value-type="float" office:value="647193000" calcext:value-type="float">
            <text:p>647193000</text:p>
          </table:table-cell>
          <table:table-cell office:value-type="float" office:value="5538243000" calcext:value-type="float">
            <text:p>5538243000</text:p>
          </table:table-cell>
          <table:table-cell office:value-type="float" office:value="4018000" calcext:value-type="float">
            <text:p>4018000</text:p>
          </table:table-cell>
          <table:table-cell office:value-type="float" office:value="189000" calcext:value-type="float">
            <text:p>189000</text:p>
          </table:table-cell>
          <table:table-cell office:value-type="float" office:value="0" calcext:value-type="float">
            <text:p>0</text:p>
          </table:table-cell>
          <table:table-cell office:value-type="float" office:value="3829000" calcext:value-type="float">
            <text:p>3829000</text:p>
          </table:table-cell>
          <table:table-cell office:value-type="float" office:value="6297420000" calcext:value-type="float">
            <text:p>6297420000</text:p>
          </table:table-cell>
          <table:table-cell office:value-type="float" office:value="7179957000" calcext:value-type="float">
            <text:p>7179957000</text:p>
          </table:table-cell>
          <table:table-cell office:value-type="float" office:value="6510824000" calcext:value-type="float">
            <text:p>6510824000</text:p>
          </table:table-cell>
          <table:table-cell office:value-type="float" office:value="87753000" calcext:value-type="float">
            <text:p>87753000</text:p>
          </table:table-cell>
          <table:table-cell office:value-type="float" office:value="81104000" calcext:value-type="float">
            <text:p>81104000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office:value-type="string" calcext:value-type="string">
            <text:p>HeldToMaturitySecuritiesAccumulatedUnrecognizedHoldingGain</text:p>
          </table:table-cell>
          <table:table-cell office:value-type="string" calcext:value-type="string">
            <text:p>HeldToMaturitySecuritiesAccumulatedUnrecognizedHoldingLoss</text:p>
          </table:table-cell>
          <table:table-cell office:value-type="string" calcext:value-type="string">
            <text:p>HeldToMaturitySecurities</text:p>
          </table:table-cell>
          <table:table-cell office:value-type="string" calcext:value-type="string">
            <text:p>NotesReceivableGross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office:value-type="string" calcext:value-type="string">
            <text:p>HeldToMaturitySecuritiesAccumulatedUnrecognizedHoldingGain</text:p>
          </table:table-cell>
          <table:table-cell office:value-type="string" calcext:value-type="string">
            <text:p>HeldToMaturitySecuritiesAccumulatedUnrecognizedHoldingLoss</text:p>
          </table:table-cell>
          <table:table-cell office:value-type="string" calcext:value-type="string">
            <text:p>HeldToMaturitySecurities</text:p>
          </table:table-cell>
          <table:table-cell office:value-type="string" calcext:value-type="string">
            <text:p>NotesReceivableGross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</table:table-row>
        <table:table-row table:style-name="ro1">
          <table:table-cell office:value-type="float" office:value="1053584" calcext:value-type="float">
            <text:p>1053584</text:p>
          </table:table-cell>
          <table:table-cell office:value-type="string" calcext:value-type="string">
            <text:p>MCBC</text:p>
          </table:table-cell>
          <table:table-cell office:value-type="string" calcext:value-type="string">
            <text:p>Macatawa Bank Corporation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D</text:p>
          </table:table-cell>
          <table:table-cell table:style-name="ce1" office:value-type="date" office:date-value="2022-12-31" calcext:value-type="date">
            <text:p>2022-12-31</text:p>
          </table:table-cell>
          <table:table-cell table:style-name="ce1" office:value-type="date" office:date-value="2021-12-31" calcext:value-type="date">
            <text:p>2021-12-31</text:p>
          </table:table-cell>
          <table:table-cell table:formula="of:=([.P111]-[.AD111])/[.AD111]" office:value-type="percentage" office:value="0.0144238191622982" calcext:value-type="percentage">
            <text:p>1.44%</text:p>
          </table:table-cell>
          <table:table-cell table:formula="of:=([.L111]-[.M111])/[.AD111]" office:value-type="percentage" office:value="0.0155398187247426" calcext:value-type="percentage">
            <text:p>1.55%</text:p>
          </table:table-cell>
          <table:table-cell table:formula="of:=([.R111]-[.S111])/[.AD111]" office:value-type="percentage" office:value="-0.00625107158456422" calcext:value-type="percentage">
            <text:p>-0.63%</text:p>
          </table:table-cell>
          <table:table-cell table:formula="of:=[.Y111]/[.AD111]" office:value-type="percentage" office:value="0.0013390443133674" calcext:value-type="percentage">
            <text:p>0.13%</text:p>
          </table:table-cell>
          <table:table-cell office:value-type="float" office:value="40143000" calcext:value-type="float">
            <text:p>40143000</text:p>
          </table:table-cell>
          <table:table-cell office:value-type="float" office:value="82000" calcext:value-type="float">
            <text:p>82000</text:p>
          </table:table-cell>
          <table:table-cell office:value-type="float" office:value="499257000" calcext:value-type="float">
            <text:p>499257000</text:p>
          </table:table-cell>
          <table:table-cell office:value-type="float" office:value="539318000" calcext:value-type="float">
            <text:p>539318000</text:p>
          </table:table-cell>
          <table:table-cell office:value-type="float" office:value="2615142000" calcext:value-type="float">
            <text:p>2615142000</text:p>
          </table:table-cell>
          <table:table-cell office:value-type="float" office:value="332650000" calcext:value-type="float">
            <text:p>332650000</text:p>
          </table:table-cell>
          <table:table-cell office:value-type="float" office:value="415000" calcext:value-type="float">
            <text:p>415000</text:p>
          </table:table-cell>
          <table:table-cell office:value-type="float" office:value="16530000" calcext:value-type="float">
            <text:p>16530000</text:p>
          </table:table-cell>
          <table:table-cell/>
          <table:table-cell office:value-type="float" office:value="1177748000" calcext:value-type="float">
            <text:p>1177748000</text:p>
          </table:table-cell>
          <table:table-cell office:value-type="float" office:value="2906919000" calcext:value-type="float">
            <text:p>2906919000</text:p>
          </table:table-cell>
          <table:table-cell office:value-type="float" office:value="2659881000" calcext:value-type="float">
            <text:p>2659881000</text:p>
          </table:table-cell>
          <table:table-cell office:value-type="float" office:value="12118000" calcext:value-type="float">
            <text:p>12118000</text:p>
          </table:table-cell>
          <table:table-cell office:value-type="float" office:value="3452000" calcext:value-type="float">
            <text:p>3452000</text:p>
          </table:table-cell>
          <table:table-cell office:value-type="float" office:value="3140000" calcext:value-type="float">
            <text:p>3140000</text:p>
          </table:table-cell>
          <table:table-cell office:value-type="float" office:value="2764000" calcext:value-type="float">
            <text:p>2764000</text:p>
          </table:table-cell>
          <table:table-cell office:value-type="float" office:value="416063000" calcext:value-type="float">
            <text:p>416063000</text:p>
          </table:table-cell>
          <table:table-cell office:value-type="float" office:value="416439000" calcext:value-type="float">
            <text:p>416439000</text:p>
          </table:table-cell>
          <table:table-cell office:value-type="float" office:value="2577958000" calcext:value-type="float">
            <text:p>2577958000</text:p>
          </table:table-cell>
          <table:table-cell office:value-type="float" office:value="139272000" calcext:value-type="float">
            <text:p>139272000</text:p>
          </table:table-cell>
          <table:table-cell table:number-columns-repeated="3"/>
          <table:table-cell office:value-type="float" office:value="1108993000" calcext:value-type="float">
            <text:p>1108993000</text:p>
          </table:table-cell>
          <table:table-cell office:value-type="float" office:value="2928751000" calcext:value-type="float">
            <text:p>2928751000</text:p>
          </table:table-cell>
          <table:table-cell office:value-type="float" office:value="2674746000" calcext:value-type="float">
            <text:p>2674746000</text:p>
          </table:table-cell>
          <table:table-cell office:value-type="float" office:value="6216000" calcext:value-type="float">
            <text:p>6216000</text:p>
          </table:table-cell>
          <table:table-cell office:value-type="float" office:value="24503000" calcext:value-type="float">
            <text:p>24503000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office:value-type="string" calcext:value-type="string">
            <text:p>HeldToMaturitySecuritiesAccumulatedUnrecognizedHoldingGain</text:p>
          </table:table-cell>
          <table:table-cell office:value-type="string" calcext:value-type="string">
            <text:p>HeldToMaturitySecuritiesAccumulatedUnrecognizedHoldingLoss</text:p>
          </table:table-cell>
          <table:table-cell/>
          <table:table-cell office:value-type="string" calcext:value-type="string">
            <text:p>NotesReceivableGross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table:number-columns-repeated="3"/>
          <table:table-cell office:value-type="string" calcext:value-type="string">
            <text:p>NotesReceivableGross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</table:table-row>
        <table:table-row table:style-name="ro1">
          <table:table-cell office:value-type="float" office:value="1337068" calcext:value-type="float">
            <text:p>1337068</text:p>
          </table:table-cell>
          <table:table-cell office:value-type="string" calcext:value-type="string">
            <text:p>MGYR</text:p>
          </table:table-cell>
          <table:table-cell office:value-type="string" calcext:value-type="string">
            <text:p>Magyar Bancorp Inc.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D</text:p>
          </table:table-cell>
          <table:table-cell table:style-name="ce1" office:value-type="date" office:date-value="2022-09-30" calcext:value-type="date">
            <text:p>2022-09-30</text:p>
          </table:table-cell>
          <table:table-cell table:style-name="ce1" office:value-type="date" office:date-value="2021-09-30" calcext:value-type="date">
            <text:p>2021-09-30</text:p>
          </table:table-cell>
          <table:table-cell table:formula="of:=([.P112]-[.AD112])/[.AD112]" office:value-type="percentage" office:value="0.0436361192471562" calcext:value-type="percentage">
            <text:p>4.36%</text:p>
          </table:table-cell>
          <table:table-cell table:formula="of:=([.L112]-[.M112])/[.AD112]" office:value-type="percentage" office:value="0.00299774621999519" calcext:value-type="percentage">
            <text:p>0.30%</text:p>
          </table:table-cell>
          <table:table-cell table:formula="of:=([.R112]-[.S112])/[.AD112]" office:value-type="percentage" office:value="-0.0183365790682917" calcext:value-type="percentage">
            <text:p>-1.83%</text:p>
          </table:table-cell>
          <table:table-cell table:formula="of:=[.Y112]/[.AD112]" office:value-type="percentage" office:value="0.0105530669850925" calcext:value-type="percentage">
            <text:p>1.06%</text:p>
          </table:table-cell>
          <table:table-cell office:value-type="float" office:value="1918000" calcext:value-type="float">
            <text:p>1918000</text:p>
          </table:table-cell>
          <table:table-cell/>
          <table:table-cell office:value-type="float" office:value="9229000" calcext:value-type="float">
            <text:p>9229000</text:p>
          </table:table-cell>
          <table:table-cell office:value-type="float" office:value="11147000" calcext:value-type="float">
            <text:p>11147000</text:p>
          </table:table-cell>
          <table:table-cell office:value-type="float" office:value="667733000" calcext:value-type="float">
            <text:p>667733000</text:p>
          </table:table-cell>
          <table:table-cell office:value-type="float" office:value="79914000" calcext:value-type="float">
            <text:p>79914000</text:p>
          </table:table-cell>
          <table:table-cell office:value-type="float" office:value="12000" calcext:value-type="float">
            <text:p>12000</text:p>
          </table:table-cell>
          <table:table-cell office:value-type="float" office:value="11744000" calcext:value-type="float">
            <text:p>11744000</text:p>
          </table:table-cell>
          <table:table-cell office:value-type="float" office:value="36305000" calcext:value-type="float">
            <text:p>36305000</text:p>
          </table:table-cell>
          <table:table-cell office:value-type="float" office:value="628904000" calcext:value-type="float">
            <text:p>628904000</text:p>
          </table:table-cell>
          <table:table-cell office:value-type="float" office:value="798543000" calcext:value-type="float">
            <text:p>798543000</text:p>
          </table:table-cell>
          <table:table-cell office:value-type="float" office:value="700041000" calcext:value-type="float">
            <text:p>700041000</text:p>
          </table:table-cell>
          <table:table-cell office:value-type="float" office:value="7919000" calcext:value-type="float">
            <text:p>7919000</text:p>
          </table:table-cell>
          <table:table-cell office:value-type="float" office:value="6752000" calcext:value-type="float">
            <text:p>6752000</text:p>
          </table:table-cell>
          <table:table-cell office:value-type="float" office:value="208000" calcext:value-type="float">
            <text:p>208000</text:p>
          </table:table-cell>
          <table:table-cell office:value-type="float" office:value="34000" calcext:value-type="float">
            <text:p>34000</text:p>
          </table:table-cell>
          <table:table-cell office:value-type="float" office:value="12927000" calcext:value-type="float">
            <text:p>12927000</text:p>
          </table:table-cell>
          <table:table-cell office:value-type="float" office:value="13101000" calcext:value-type="float">
            <text:p>13101000</text:p>
          </table:table-cell>
          <table:table-cell office:value-type="float" office:value="639814000" calcext:value-type="float">
            <text:p>639814000</text:p>
          </table:table-cell>
          <table:table-cell office:value-type="float" office:value="57282000" calcext:value-type="float">
            <text:p>57282000</text:p>
          </table:table-cell>
          <table:table-cell office:value-type="float" office:value="422000" calcext:value-type="float">
            <text:p>422000</text:p>
          </table:table-cell>
          <table:table-cell office:value-type="float" office:value="800000" calcext:value-type="float">
            <text:p>800000</text:p>
          </table:table-cell>
          <table:table-cell office:value-type="float" office:value="17545000" calcext:value-type="float">
            <text:p>17545000</text:p>
          </table:table-cell>
          <table:table-cell office:value-type="float" office:value="594617000" calcext:value-type="float">
            <text:p>594617000</text:p>
          </table:table-cell>
          <table:table-cell office:value-type="float" office:value="773990000" calcext:value-type="float">
            <text:p>773990000</text:p>
          </table:table-cell>
          <table:table-cell office:value-type="float" office:value="676349000" calcext:value-type="float">
            <text:p>676349000</text:p>
          </table:table-cell>
          <table:table-cell office:value-type="float" office:value="6120000" calcext:value-type="float">
            <text:p>6120000</text:p>
          </table:table-cell>
          <table:table-cell office:value-type="float" office:value="6530000" calcext:value-type="float">
            <text:p>6530000</text:p>
          </table:table-cell>
          <table:table-cell office:value-type="string" calcext:value-type="string">
            <text:p>AvailableForSaleSecuritiesAccumulatedGrossUnrealizedLossBeforeTax</text:p>
          </table:table-cell>
          <table:table-cell/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office:value-type="string" calcext:value-type="string">
            <text:p>HeldToMaturitySecuritiesAccumulatedUnrecognizedHoldingGain</text:p>
          </table:table-cell>
          <table:table-cell office:value-type="string" calcext:value-type="string">
            <text:p>HeldToMaturitySecuritiesAccumulatedUnrecognizedHoldingLoss</text:p>
          </table:table-cell>
          <table:table-cell office:value-type="string" calcext:value-type="string">
            <text:p>HeldToMaturitySecurities</text:p>
          </table:table-cell>
          <table:table-cell office:value-type="string" calcext:value-type="string">
            <text:p>LoansAndLeasesReceivableGrossCarryingAmount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office:value-type="string" calcext:value-type="string">
            <text:p>HeldToMaturitySecuritiesAccumulatedUnrecognizedHoldingGain</text:p>
          </table:table-cell>
          <table:table-cell office:value-type="string" calcext:value-type="string">
            <text:p>HeldToMaturitySecuritiesAccumulatedUnrecognizedHoldingLoss</text:p>
          </table:table-cell>
          <table:table-cell office:value-type="string" calcext:value-type="string">
            <text:p>HeldToMaturitySecurities</text:p>
          </table:table-cell>
          <table:table-cell office:value-type="string" calcext:value-type="string">
            <text:p>LoansAndLeasesReceivableGrossCarryingAmount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</table:table-row>
        <table:table-row table:style-name="ro1">
          <table:table-cell office:value-type="float" office:value="1550603" calcext:value-type="float">
            <text:p>1550603</text:p>
          </table:table-cell>
          <table:table-cell office:value-type="string" calcext:value-type="string">
            <text:p>MLVF</text:p>
          </table:table-cell>
          <table:table-cell office:value-type="string" calcext:value-type="string">
            <text:p>Malvern Bancorp Inc.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D</text:p>
          </table:table-cell>
          <table:table-cell table:style-name="ce1" office:value-type="date" office:date-value="2022-09-30" calcext:value-type="date">
            <text:p>2022-09-30</text:p>
          </table:table-cell>
          <table:table-cell table:style-name="ce1" office:value-type="date" office:date-value="2021-09-30" calcext:value-type="date">
            <text:p>2021-09-30</text:p>
          </table:table-cell>
          <table:table-cell table:formula="of:=([.P113]-[.AD113])/[.AD113]" office:value-type="percentage" office:value="-0.162910551409729" calcext:value-type="percentage">
            <text:p>-16.29%</text:p>
          </table:table-cell>
          <table:table-cell table:formula="of:=([.L113]-[.M113])/[.AD113]" office:value-type="percentage" office:value="0.00858170096966506" calcext:value-type="percentage">
            <text:p>0.86%</text:p>
          </table:table-cell>
          <table:table-cell table:formula="of:=([.R113]-[.S113])/[.AD113]" office:value-type="percentage" office:value="-0.00906136379867379" calcext:value-type="percentage">
            <text:p>-0.91%</text:p>
          </table:table-cell>
          <table:table-cell table:formula="of:=[.Y113]/[.AD113]" office:value-type="percentage" office:value="0.00398546515036364" calcext:value-type="percentage">
            <text:p>0.40%</text:p>
          </table:table-cell>
          <table:table-cell office:value-type="float" office:value="8051000" calcext:value-type="float">
            <text:p>8051000</text:p>
          </table:table-cell>
          <table:table-cell office:value-type="float" office:value="0" calcext:value-type="float">
            <text:p>0</text:p>
          </table:table-cell>
          <table:table-cell office:value-type="float" office:value="49844000" calcext:value-type="float">
            <text:p>49844000</text:p>
          </table:table-cell>
          <table:table-cell office:value-type="float" office:value="57895000" calcext:value-type="float">
            <text:p>57895000</text:p>
          </table:table-cell>
          <table:table-cell office:value-type="float" office:value="785323000" calcext:value-type="float">
            <text:p>785323000</text:p>
          </table:table-cell>
          <table:table-cell office:value-type="float" office:value="50266000" calcext:value-type="float">
            <text:p>50266000</text:p>
          </table:table-cell>
          <table:table-cell office:value-type="float" office:value="0" calcext:value-type="float">
            <text:p>0</text:p>
          </table:table-cell>
          <table:table-cell office:value-type="float" office:value="8501000" calcext:value-type="float">
            <text:p>8501000</text:p>
          </table:table-cell>
          <table:table-cell office:value-type="float" office:value="58767000" calcext:value-type="float">
            <text:p>58767000</text:p>
          </table:table-cell>
          <table:table-cell office:value-type="float" office:value="5886000" calcext:value-type="float">
            <text:p>5886000</text:p>
          </table:table-cell>
          <table:table-cell office:value-type="float" office:value="1044360000" calcext:value-type="float">
            <text:p>1044360000</text:p>
          </table:table-cell>
          <table:table-cell office:value-type="float" office:value="897915000" calcext:value-type="float">
            <text:p>897915000</text:p>
          </table:table-cell>
          <table:table-cell office:value-type="float" office:value="6951000" calcext:value-type="float">
            <text:p>6951000</text:p>
          </table:table-cell>
          <table:table-cell office:value-type="float" office:value="3739000" calcext:value-type="float">
            <text:p>3739000</text:p>
          </table:table-cell>
          <table:table-cell office:value-type="float" office:value="187000" calcext:value-type="float">
            <text:p>187000</text:p>
          </table:table-cell>
          <table:table-cell office:value-type="float" office:value="244000" calcext:value-type="float">
            <text:p>244000</text:p>
          </table:table-cell>
          <table:table-cell office:value-type="float" office:value="40813000" calcext:value-type="float">
            <text:p>40813000</text:p>
          </table:table-cell>
          <table:table-cell office:value-type="float" office:value="40756000" calcext:value-type="float">
            <text:p>40756000</text:p>
          </table:table-cell>
          <table:table-cell office:value-type="float" office:value="938159000" calcext:value-type="float">
            <text:p>938159000</text:p>
          </table:table-cell>
          <table:table-cell office:value-type="float" office:value="28913000" calcext:value-type="float">
            <text:p>28913000</text:p>
          </table:table-cell>
          <table:table-cell office:value-type="float" office:value="468000" calcext:value-type="float">
            <text:p>468000</text:p>
          </table:table-cell>
          <table:table-cell office:value-type="float" office:value="62000" calcext:value-type="float">
            <text:p>62000</text:p>
          </table:table-cell>
          <table:table-cell office:value-type="float" office:value="28507000" calcext:value-type="float">
            <text:p>28507000</text:p>
          </table:table-cell>
          <table:table-cell office:value-type="float" office:value="1935000" calcext:value-type="float">
            <text:p>1935000</text:p>
          </table:table-cell>
          <table:table-cell office:value-type="float" office:value="1209143000" calcext:value-type="float">
            <text:p>1209143000</text:p>
          </table:table-cell>
          <table:table-cell office:value-type="float" office:value="1066975000" calcext:value-type="float">
            <text:p>1066975000</text:p>
          </table:table-cell>
          <table:table-cell office:value-type="float" office:value="-6190000" calcext:value-type="float">
            <text:p>-6190000</text:p>
          </table:table-cell>
          <table:table-cell office:value-type="float" office:value="1032000" calcext:value-type="float">
            <text:p>1032000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office:value-type="string" calcext:value-type="string">
            <text:p>HeldToMaturitySecuritiesAccumulatedUnrecognizedHoldingGain</text:p>
          </table:table-cell>
          <table:table-cell office:value-type="string" calcext:value-type="string">
            <text:p>HeldToMaturitySecuritiesAccumulatedUnrecognizedHoldingLoss</text:p>
          </table:table-cell>
          <table:table-cell office:value-type="string" calcext:value-type="string">
            <text:p>HeldToMaturitySecurities</text:p>
          </table:table-cell>
          <table:table-cell office:value-type="string" calcext:value-type="string">
            <text:p>NotesReceivableGross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office:value-type="string" calcext:value-type="string">
            <text:p>HeldToMaturitySecuritiesAccumulatedUnrecognizedHoldingGain</text:p>
          </table:table-cell>
          <table:table-cell office:value-type="string" calcext:value-type="string">
            <text:p>HeldToMaturitySecuritiesAccumulatedUnrecognizedHoldingLoss</text:p>
          </table:table-cell>
          <table:table-cell office:value-type="string" calcext:value-type="string">
            <text:p>HeldToMaturitySecurities</text:p>
          </table:table-cell>
          <table:table-cell office:value-type="string" calcext:value-type="string">
            <text:p>NotesReceivableGross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</table:table-row>
        <table:table-row table:style-name="ro1">
          <table:table-cell office:value-type="float" office:value="1042729" calcext:value-type="float">
            <text:p>1042729</text:p>
          </table:table-cell>
          <table:table-cell office:value-type="string" calcext:value-type="string">
            <text:p>MBWM</text:p>
          </table:table-cell>
          <table:table-cell office:value-type="string" calcext:value-type="string">
            <text:p>Mercantile Bank Corporation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D</text:p>
          </table:table-cell>
          <table:table-cell table:style-name="ce1" office:value-type="date" office:date-value="2022-12-31" calcext:value-type="date">
            <text:p>2022-12-31</text:p>
          </table:table-cell>
          <table:table-cell table:style-name="ce1" office:value-type="date" office:date-value="2021-12-31" calcext:value-type="date">
            <text:p>2021-12-31</text:p>
          </table:table-cell>
          <table:table-cell table:formula="of:=([.P114]-[.AD114])/[.AD114]" office:value-type="percentage" office:value="-0.0907089133430627" calcext:value-type="percentage">
            <text:p>-9.07%</text:p>
          </table:table-cell>
          <table:table-cell table:formula="of:=([.L114]-[.M114])/[.AD114]" office:value-type="percentage" office:value="0.0202562063561531" calcext:value-type="percentage">
            <text:p>2.03%</text:p>
          </table:table-cell>
          <table:table-cell table:formula="of:=([.R114]-[.S114])/[.AD114]" office:value-type="percentage" office:value="0" calcext:value-type="percentage">
            <text:p>0.00%</text:p>
          </table:table-cell>
          <table:table-cell table:formula="of:=[.Y114]/[.AD114]" office:value-type="percentage" office:value="-0.000134453600405369" calcext:value-type="percentage">
            <text:p>-0.01%</text:p>
          </table:table-cell>
          <table:table-cell office:value-type="float" office:value="83281000" calcext:value-type="float">
            <text:p>83281000</text:p>
          </table:table-cell>
          <table:table-cell office:value-type="float" office:value="571000" calcext:value-type="float">
            <text:p>571000</text:p>
          </table:table-cell>
          <table:table-cell office:value-type="float" office:value="602936000" calcext:value-type="float">
            <text:p>602936000</text:p>
          </table:table-cell>
          <table:table-cell office:value-type="float" office:value="685646000" calcext:value-type="float">
            <text:p>685646000</text:p>
          </table:table-cell>
          <table:table-cell office:value-type="float" office:value="3712811000" calcext:value-type="float">
            <text:p>3712811000</text:p>
          </table:table-cell>
          <table:table-cell table:number-columns-repeated="4"/>
          <table:table-cell office:value-type="float" office:value="3916619000" calcext:value-type="float">
            <text:p>3916619000</text:p>
          </table:table-cell>
          <table:table-cell office:value-type="float" office:value="4872619000" calcext:value-type="float">
            <text:p>4872619000</text:p>
          </table:table-cell>
          <table:table-cell office:value-type="float" office:value="4431211000" calcext:value-type="float">
            <text:p>4431211000</text:p>
          </table:table-cell>
          <table:table-cell office:value-type="float" office:value="61063000" calcext:value-type="float">
            <text:p>61063000</text:p>
          </table:table-cell>
          <table:table-cell office:value-type="float" office:value="-549000" calcext:value-type="float">
            <text:p>-549000</text:p>
          </table:table-cell>
          <table:table-cell office:value-type="float" office:value="9958000" calcext:value-type="float">
            <text:p>9958000</text:p>
          </table:table-cell>
          <table:table-cell office:value-type="float" office:value="5238000" calcext:value-type="float">
            <text:p>5238000</text:p>
          </table:table-cell>
          <table:table-cell office:value-type="float" office:value="592743000" calcext:value-type="float">
            <text:p>592743000</text:p>
          </table:table-cell>
          <table:table-cell office:value-type="float" office:value="597463000" calcext:value-type="float">
            <text:p>597463000</text:p>
          </table:table-cell>
          <table:table-cell office:value-type="float" office:value="4083193000" calcext:value-type="float">
            <text:p>4083193000</text:p>
          </table:table-cell>
          <table:table-cell table:number-columns-repeated="4"/>
          <table:table-cell office:value-type="float" office:value="3453459000" calcext:value-type="float">
            <text:p>3453459000</text:p>
          </table:table-cell>
          <table:table-cell office:value-type="float" office:value="5257749000" calcext:value-type="float">
            <text:p>5257749000</text:p>
          </table:table-cell>
          <table:table-cell office:value-type="float" office:value="4801190000" calcext:value-type="float">
            <text:p>4801190000</text:p>
          </table:table-cell>
          <table:table-cell office:value-type="float" office:value="11639000" calcext:value-type="float">
            <text:p>11639000</text:p>
          </table:table-cell>
          <table:table-cell office:value-type="float" office:value="49806000" calcext:value-type="float">
            <text:p>49806000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table:number-columns-repeated="4"/>
          <table:table-cell office:value-type="string" calcext:value-type="string">
            <text:p>NotesReceivableGross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table:number-columns-repeated="4"/>
          <table:table-cell office:value-type="string" calcext:value-type="string">
            <text:p>NotesReceivableGross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</table:table-row>
        <table:table-row table:style-name="ro1">
          <table:table-cell office:value-type="float" office:value="1629019" calcext:value-type="float">
            <text:p>1629019</text:p>
          </table:table-cell>
          <table:table-cell office:value-type="string" calcext:value-type="string">
            <text:p>MBIN</text:p>
          </table:table-cell>
          <table:table-cell office:value-type="string" calcext:value-type="string">
            <text:p>Merchants Bancorp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D</text:p>
          </table:table-cell>
          <table:table-cell table:style-name="ce1" office:value-type="date" office:date-value="2022-12-31" calcext:value-type="date">
            <text:p>2022-12-31</text:p>
          </table:table-cell>
          <table:table-cell table:style-name="ce1" office:value-type="date" office:date-value="2021-12-31" calcext:value-type="date">
            <text:p>2021-12-31</text:p>
          </table:table-cell>
          <table:table-cell table:formula="of:=([.P115]-[.AD115])/[.AD115]" office:value-type="percentage" office:value="0.121204375608745" calcext:value-type="percentage">
            <text:p>12.12%</text:p>
          </table:table-cell>
          <table:table-cell table:formula="of:=([.L115]-[.M115])/[.AD115]" office:value-type="percentage" office:value="0.00156413284196926" calcext:value-type="percentage">
            <text:p>0.16%</text:p>
          </table:table-cell>
          <table:table-cell table:formula="of:=([.R115]-[.S115])/[.AD115]" office:value-type="percentage" office:value="-0.0000124685322633848" calcext:value-type="percentage">
            <text:p>0.00%</text:p>
          </table:table-cell>
          <table:table-cell table:formula="of:=[.Y115]/[.AD115]" office:value-type="percentage" office:value="0.0234513053161703" calcext:value-type="percentage">
            <text:p>2.35%</text:p>
          </table:table-cell>
          <table:table-cell office:value-type="float" office:value="14058000" calcext:value-type="float">
            <text:p>1405800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office:value-type="float" office:value="10071345000" calcext:value-type="float">
            <text:p>10071345000</text:p>
          </table:table-cell>
          <table:table-cell office:value-type="float" office:value="1118966000" calcext:value-type="float">
            <text:p>1118966000</text:p>
          </table:table-cell>
          <table:table-cell office:value-type="float" office:value="12000" calcext:value-type="float">
            <text:p>12000</text:p>
          </table:table-cell>
          <table:table-cell office:value-type="float" office:value="124000" calcext:value-type="float">
            <text:p>124000</text:p>
          </table:table-cell>
          <table:table-cell table:number-columns-repeated="2"/>
          <table:table-cell office:value-type="float" office:value="12615227000" calcext:value-type="float">
            <text:p>12615227000</text:p>
          </table:table-cell>
          <table:table-cell office:value-type="float" office:value="11155488000" calcext:value-type="float">
            <text:p>11155488000</text:p>
          </table:table-cell>
          <table:table-cell office:value-type="float" office:value="57156000" calcext:value-type="float">
            <text:p>57156000</text:p>
          </table:table-cell>
          <table:table-cell office:value-type="float" office:value="210654000" calcext:value-type="float">
            <text:p>210654000</text:p>
          </table:table-cell>
          <table:table-cell office:value-type="float" office:value="2038000" calcext:value-type="float">
            <text:p>2038000</text:p>
          </table:table-cell>
          <table:table-cell office:value-type="float" office:value="77000" calcext:value-type="float">
            <text:p>77000</text:p>
          </table:table-cell>
          <table:table-cell office:value-type="float" office:value="310629000" calcext:value-type="float">
            <text:p>310629000</text:p>
          </table:table-cell>
          <table:table-cell office:value-type="float" office:value="312590000" calcext:value-type="float">
            <text:p>312590000</text:p>
          </table:table-cell>
          <table:table-cell office:value-type="float" office:value="8982613000" calcext:value-type="float">
            <text:p>8982613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751319000" calcext:value-type="float">
            <text:p>5751319000</text:p>
          </table:table-cell>
          <table:table-cell office:value-type="float" office:value="11278638000" calcext:value-type="float">
            <text:p>11278638000</text:p>
          </table:table-cell>
          <table:table-cell office:value-type="float" office:value="10123229000" calcext:value-type="float">
            <text:p>10123229000</text:p>
          </table:table-cell>
          <table:table-cell office:value-type="float" office:value="55201000" calcext:value-type="float">
            <text:p>55201000</text:p>
          </table:table-cell>
          <table:table-cell office:value-type="float" office:value="225276000" calcext:value-type="float">
            <text:p>225276000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table:number-columns-repeated="2"/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office:value-type="string" calcext:value-type="string">
            <text:p>HeldToMaturitySecuritiesAccumulatedUnrecognizedHoldingGain</text:p>
          </table:table-cell>
          <table:table-cell office:value-type="string" calcext:value-type="string">
            <text:p>HeldToMaturitySecuritiesAccumulatedUnrecognizedHoldingLoss</text:p>
          </table:table-cell>
          <table:table-cell table:number-columns-repeated="2"/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table:number-columns-repeated="2"/>
          <table:table-cell office:value-type="string" calcext:value-type="string">
            <text:p>HeldToMaturitySecurities</text:p>
          </table:table-cell>
          <table:table-cell office:value-type="string" calcext:value-type="string">
            <text:p>LoansAndLeasesReceivableNetReportedAmount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</table:table-row>
        <table:table-row table:style-name="ro1">
          <table:table-cell office:value-type="float" office:value="1750735" calcext:value-type="float">
            <text:p>1750735</text:p>
          </table:table-cell>
          <table:table-cell office:value-type="string" calcext:value-type="string">
            <text:p>MRBK</text:p>
          </table:table-cell>
          <table:table-cell office:value-type="string" calcext:value-type="string">
            <text:p>Meridian Corporation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D</text:p>
          </table:table-cell>
          <table:table-cell table:style-name="ce1" office:value-type="date" office:date-value="2022-12-31" calcext:value-type="date">
            <text:p>2022-12-31</text:p>
          </table:table-cell>
          <table:table-cell table:style-name="ce1" office:value-type="date" office:date-value="2021-12-31" calcext:value-type="date">
            <text:p>2021-12-31</text:p>
          </table:table-cell>
          <table:table-cell table:formula="of:=([.P116]-[.AD116])/[.AD116]" office:value-type="percentage" office:value="0.183948844486326" calcext:value-type="percentage">
            <text:p>18.39%</text:p>
          </table:table-cell>
          <table:table-cell table:formula="of:=([.L116]-[.M116])/[.AD116]" office:value-type="percentage" office:value="0.0094233113225614" calcext:value-type="percentage">
            <text:p>0.94%</text:p>
          </table:table-cell>
          <table:table-cell table:formula="of:=([.R116]-[.S116])/[.AD116]" office:value-type="percentage" office:value="-0.00303785986436792" calcext:value-type="percentage">
            <text:p>-0.30%</text:p>
          </table:table-cell>
          <table:table-cell table:formula="of:=[.Y116]/[.AD116]" office:value-type="percentage" office:value="0.00662466390996209" calcext:value-type="percentage">
            <text:p>0.66%</text:p>
          </table:table-cell>
          <table:table-cell office:value-type="float" office:value="13689000" calcext:value-type="float">
            <text:p>13689000</text:p>
          </table:table-cell>
          <table:table-cell office:value-type="float" office:value="59000" calcext:value-type="float">
            <text:p>59000</text:p>
          </table:table-cell>
          <table:table-cell table:number-columns-repeated="2"/>
          <table:table-cell office:value-type="float" office:value="1712479000" calcext:value-type="float">
            <text:p>1712479000</text:p>
          </table:table-cell>
          <table:table-cell office:value-type="float" office:value="33085000" calcext:value-type="float">
            <text:p>33085000</text:p>
          </table:table-cell>
          <table:table-cell office:value-type="float" office:value="0" calcext:value-type="float">
            <text:p>0</text:p>
          </table:table-cell>
          <table:table-cell office:value-type="float" office:value="4394000" calcext:value-type="float">
            <text:p>4394000</text:p>
          </table:table-cell>
          <table:table-cell table:number-columns-repeated="2"/>
          <table:table-cell office:value-type="float" office:value="2062228000" calcext:value-type="float">
            <text:p>2062228000</text:p>
          </table:table-cell>
          <table:table-cell office:value-type="float" office:value="1908948000" calcext:value-type="float">
            <text:p>1908948000</text:p>
          </table:table-cell>
          <table:table-cell office:value-type="float" office:value="21829000" calcext:value-type="float">
            <text:p>21829000</text:p>
          </table:table-cell>
          <table:table-cell office:value-type="float" office:value="9582000" calcext:value-type="float">
            <text:p>9582000</text:p>
          </table:table-cell>
          <table:table-cell office:value-type="float" office:value="1156000" calcext:value-type="float">
            <text:p>1156000</text:p>
          </table:table-cell>
          <table:table-cell office:value-type="float" office:value="2071000" calcext:value-type="float">
            <text:p>2071000</text:p>
          </table:table-cell>
          <table:table-cell office:value-type="float" office:value="159302000" calcext:value-type="float">
            <text:p>159302000</text:p>
          </table:table-cell>
          <table:table-cell office:value-type="float" office:value="158387000" calcext:value-type="float">
            <text:p>158387000</text:p>
          </table:table-cell>
          <table:table-cell office:value-type="float" office:value="1446413000" calcext:value-type="float">
            <text:p>1446413000</text:p>
          </table:table-cell>
          <table:table-cell office:value-type="float" office:value="6591000" calcext:value-type="float">
            <text:p>6591000</text:p>
          </table:table-cell>
          <table:table-cell office:value-type="float" office:value="219000" calcext:value-type="float">
            <text:p>219000</text:p>
          </table:table-cell>
          <table:table-cell office:value-type="float" office:value="0" calcext:value-type="float">
            <text:p>0</text:p>
          </table:table-cell>
          <table:table-cell office:value-type="float" office:value="6372000" calcext:value-type="float">
            <text:p>6372000</text:p>
          </table:table-cell>
          <table:table-cell office:value-type="float" office:value="1093000" calcext:value-type="float">
            <text:p>1093000</text:p>
          </table:table-cell>
          <table:table-cell office:value-type="float" office:value="1713443000" calcext:value-type="float">
            <text:p>1713443000</text:p>
          </table:table-cell>
          <table:table-cell office:value-type="float" office:value="1548083000" calcext:value-type="float">
            <text:p>1548083000</text:p>
          </table:table-cell>
          <table:table-cell office:value-type="float" office:value="35585000" calcext:value-type="float">
            <text:p>35585000</text:p>
          </table:table-cell>
          <table:table-cell office:value-type="float" office:value="33737000" calcext:value-type="float">
            <text:p>33737000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table:number-columns-repeated="2"/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office:value-type="string" calcext:value-type="string">
            <text:p>HeldToMaturitySecuritiesAccumulatedUnrecognizedHoldingGain</text:p>
          </table:table-cell>
          <table:table-cell office:value-type="string" calcext:value-type="string">
            <text:p>HeldToMaturitySecuritiesAccumulatedUnrecognizedHoldingLoss</text:p>
          </table:table-cell>
          <table:table-cell table:number-columns-repeated="2"/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office:value-type="string" calcext:value-type="string">
            <text:p>HeldToMaturitySecuritiesAccumulatedUnrecognizedHoldingGain</text:p>
          </table:table-cell>
          <table:table-cell office:value-type="string" calcext:value-type="string">
            <text:p>HeldToMaturitySecuritiesAccumulatedUnrecognizedHoldingLoss</text:p>
          </table:table-cell>
          <table:table-cell office:value-type="string" calcext:value-type="string">
            <text:p>HeldToMaturitySecurities</text:p>
          </table:table-cell>
          <table:table-cell office:value-type="string" calcext:value-type="string">
            <text:p>NotesReceivableGross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</table:table-row>
        <table:table-row table:style-name="ro1">
          <table:table-cell office:value-type="float" office:value="1747068" calcext:value-type="float">
            <text:p>1747068</text:p>
          </table:table-cell>
          <table:table-cell office:value-type="string" calcext:value-type="string">
            <text:p>MCBS</text:p>
          </table:table-cell>
          <table:table-cell office:value-type="string" calcext:value-type="string">
            <text:p>MetroCity Bankshares Inc.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D</text:p>
          </table:table-cell>
          <table:table-cell table:style-name="ce1" office:value-type="date" office:date-value="2022-12-31" calcext:value-type="date">
            <text:p>2022-12-31</text:p>
          </table:table-cell>
          <table:table-cell table:style-name="ce1" office:value-type="date" office:date-value="2021-12-31" calcext:value-type="date">
            <text:p>2021-12-31</text:p>
          </table:table-cell>
          <table:table-cell table:formula="of:=([.P117]-[.AD117])/[.AD117]" office:value-type="percentage" office:value="0.178442081819869" calcext:value-type="percentage">
            <text:p>17.84%</text:p>
          </table:table-cell>
          <table:table-cell table:formula="of:=([.L117]-[.M117])/[.AD117]" office:value-type="percentage" office:value="0.00153555867822644" calcext:value-type="percentage">
            <text:p>0.15%</text:p>
          </table:table-cell>
          <table:table-cell table:formula="of:=([.R117]-[.S117])/[.AD117]" office:value-type="percentage" office:value="0" calcext:value-type="percentage">
            <text:p>0.00%</text:p>
          </table:table-cell>
          <table:table-cell table:formula="of:=[.Y117]/[.AD117]" office:value-type="percentage" office:value="0.0357084780514534" calcext:value-type="percentage">
            <text:p>3.57%</text:p>
          </table:table-cell>
          <table:table-cell office:value-type="float" office:value="3475000" calcext:value-type="float">
            <text:p>3475000</text:p>
          </table:table-cell>
          <table:table-cell/>
          <table:table-cell office:value-type="float" office:value="19245000" calcext:value-type="float">
            <text:p>19245000</text:p>
          </table:table-cell>
          <table:table-cell office:value-type="float" office:value="22720000" calcext:value-type="float">
            <text:p>22720000</text:p>
          </table:table-cell>
          <table:table-cell office:value-type="float" office:value="2666838000" calcext:value-type="float">
            <text:p>266683800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3065329000" calcext:value-type="float">
            <text:p>3065329000</text:p>
          </table:table-cell>
          <table:table-cell office:value-type="float" office:value="3427239000" calcext:value-type="float">
            <text:p>3427239000</text:p>
          </table:table-cell>
          <table:table-cell office:value-type="float" office:value="3077818000" calcext:value-type="float">
            <text:p>3077818000</text:p>
          </table:table-cell>
          <table:table-cell office:value-type="float" office:value="62602000" calcext:value-type="float">
            <text:p>62602000</text:p>
          </table:table-cell>
          <table:table-cell office:value-type="float" office:value="80809000" calcext:value-type="float">
            <text:p>80809000</text:p>
          </table:table-cell>
          <table:table-cell office:value-type="float" office:value="161000" calcext:value-type="float">
            <text:p>161000</text:p>
          </table:table-cell>
          <table:table-cell office:value-type="float" office:value="214000" calcext:value-type="float">
            <text:p>214000</text:p>
          </table:table-cell>
          <table:table-cell office:value-type="float" office:value="25733000" calcext:value-type="float">
            <text:p>25733000</text:p>
          </table:table-cell>
          <table:table-cell office:value-type="float" office:value="25680000" calcext:value-type="float">
            <text:p>25680000</text:p>
          </table:table-cell>
          <table:table-cell office:value-type="float" office:value="2263020000" calcext:value-type="float">
            <text:p>226302000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2511508000" calcext:value-type="float">
            <text:p>2511508000</text:p>
          </table:table-cell>
          <table:table-cell office:value-type="float" office:value="3106158000" calcext:value-type="float">
            <text:p>3106158000</text:p>
          </table:table-cell>
          <table:table-cell office:value-type="float" office:value="2815935000" calcext:value-type="float">
            <text:p>2815935000</text:p>
          </table:table-cell>
          <table:table-cell office:value-type="float" office:value="61701000" calcext:value-type="float">
            <text:p>61701000</text:p>
          </table:table-cell>
          <table:table-cell office:value-type="float" office:value="61338000" calcext:value-type="float">
            <text:p>61338000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/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table:number-columns-repeated="3"/>
          <table:table-cell office:value-type="string" calcext:value-type="string">
            <text:p>HeldToMaturitySecurities</text:p>
          </table:table-cell>
          <table:table-cell office:value-type="string" calcext:value-type="string">
            <text:p>LoansAndLeasesReceivableGrossCarryingAmount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table:number-columns-repeated="3"/>
          <table:table-cell office:value-type="string" calcext:value-type="string">
            <text:p>HeldToMaturitySecurities</text:p>
          </table:table-cell>
          <table:table-cell office:value-type="string" calcext:value-type="string">
            <text:p>LoansAndLeasesReceivableGrossCarryingAmount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</table:table-row>
        <table:table-row table:style-name="ro1">
          <table:table-cell office:value-type="float" office:value="879635" calcext:value-type="float">
            <text:p>879635</text:p>
          </table:table-cell>
          <table:table-cell office:value-type="string" calcext:value-type="string">
            <text:p>MPB</text:p>
          </table:table-cell>
          <table:table-cell office:value-type="string" calcext:value-type="string">
            <text:p>Mid Penn Bancorp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D</text:p>
          </table:table-cell>
          <table:table-cell table:style-name="ce1" office:value-type="date" office:date-value="2022-12-31" calcext:value-type="date">
            <text:p>2022-12-31</text:p>
          </table:table-cell>
          <table:table-cell table:style-name="ce1" office:value-type="date" office:date-value="2021-12-31" calcext:value-type="date">
            <text:p>2021-12-31</text:p>
          </table:table-cell>
          <table:table-cell table:formula="of:=([.P118]-[.AD118])/[.AD118]" office:value-type="percentage" office:value="-0.0558930798877366" calcext:value-type="percentage">
            <text:p>-5.59%</text:p>
          </table:table-cell>
          <table:table-cell table:formula="of:=([.L118]-[.M118])/[.AD118]" office:value-type="percentage" office:value="0.00611291908877926" calcext:value-type="percentage">
            <text:p>0.61%</text:p>
          </table:table-cell>
          <table:table-cell table:formula="of:=([.R118]-[.S118])/[.AD118]" office:value-type="percentage" office:value="-0.0127408286223743" calcext:value-type="percentage">
            <text:p>-1.27%</text:p>
          </table:table-cell>
          <table:table-cell table:formula="of:=[.Y118]/[.AD118]" office:value-type="percentage" office:value="0.00885353781694026" calcext:value-type="percentage">
            <text:p>0.89%</text:p>
          </table:table-cell>
          <table:table-cell office:value-type="float" office:value="24464000" calcext:value-type="float">
            <text:p>24464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778331000" calcext:value-type="float">
            <text:p>3778331000</text:p>
          </table:table-cell>
          <table:table-cell office:value-type="float" office:value="348505000" calcext:value-type="float">
            <text:p>348505000</text:p>
          </table:table-cell>
          <table:table-cell office:value-type="float" office:value="0" calcext:value-type="float">
            <text:p>0</text:p>
          </table:table-cell>
          <table:table-cell office:value-type="float" office:value="50989000" calcext:value-type="float">
            <text:p>50989000</text:p>
          </table:table-cell>
          <table:table-cell table:number-columns-repeated="2"/>
          <table:table-cell office:value-type="float" office:value="4497954000" calcext:value-type="float">
            <text:p>4497954000</text:p>
          </table:table-cell>
          <table:table-cell office:value-type="float" office:value="3985855000" calcext:value-type="float">
            <text:p>3985855000</text:p>
          </table:table-cell>
          <table:table-cell office:value-type="float" office:value="54806000" calcext:value-type="float">
            <text:p>54806000</text:p>
          </table:table-cell>
          <table:table-cell office:value-type="float" office:value="35432000" calcext:value-type="float">
            <text:p>35432000</text:p>
          </table:table-cell>
          <table:table-cell office:value-type="float" office:value="351000" calcext:value-type="float">
            <text:p>351000</text:p>
          </table:table-cell>
          <table:table-cell office:value-type="float" office:value="29000" calcext:value-type="float">
            <text:p>29000</text:p>
          </table:table-cell>
          <table:table-cell office:value-type="float" office:value="62862000" calcext:value-type="float">
            <text:p>62862000</text:p>
          </table:table-cell>
          <table:table-cell office:value-type="float" office:value="63184000" calcext:value-type="float">
            <text:p>63184000</text:p>
          </table:table-cell>
          <table:table-cell office:value-type="float" office:value="4002016000" calcext:value-type="float">
            <text:p>4002016000</text:p>
          </table:table-cell>
          <table:table-cell office:value-type="float" office:value="330626000" calcext:value-type="float">
            <text:p>330626000</text:p>
          </table:table-cell>
          <table:table-cell office:value-type="float" office:value="2904000" calcext:value-type="float">
            <text:p>2904000</text:p>
          </table:table-cell>
          <table:table-cell office:value-type="float" office:value="1535000" calcext:value-type="float">
            <text:p>1535000</text:p>
          </table:table-cell>
          <table:table-cell office:value-type="float" office:value="329257000" calcext:value-type="float">
            <text:p>329257000</text:p>
          </table:table-cell>
          <table:table-cell office:value-type="float" office:value="3104396000" calcext:value-type="float">
            <text:p>3104396000</text:p>
          </table:table-cell>
          <table:table-cell office:value-type="float" office:value="4689425000" calcext:value-type="float">
            <text:p>4689425000</text:p>
          </table:table-cell>
          <table:table-cell office:value-type="float" office:value="4199349000" calcext:value-type="float">
            <text:p>4199349000</text:p>
          </table:table-cell>
          <table:table-cell office:value-type="float" office:value="607000" calcext:value-type="float">
            <text:p>607000</text:p>
          </table:table-cell>
          <table:table-cell office:value-type="float" office:value="29534000" calcext:value-type="float">
            <text:p>29534000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table:number-columns-repeated="2"/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office:value-type="string" calcext:value-type="string">
            <text:p>HeldToMaturitySecuritiesAccumulatedUnrecognizedHoldingGain</text:p>
          </table:table-cell>
          <table:table-cell office:value-type="string" calcext:value-type="string">
            <text:p>HeldToMaturitySecuritiesAccumulatedUnrecognizedHoldingLoss</text:p>
          </table:table-cell>
          <table:table-cell table:number-columns-repeated="2"/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office:value-type="string" calcext:value-type="string">
            <text:p>HeldToMaturitySecuritiesAccumulatedUnrecognizedHoldingGain</text:p>
          </table:table-cell>
          <table:table-cell office:value-type="string" calcext:value-type="string">
            <text:p>HeldToMaturitySecuritiesAccumulatedUnrecognizedHoldingLoss</text:p>
          </table:table-cell>
          <table:table-cell office:value-type="string" calcext:value-type="string">
            <text:p>HeldToMaturitySecurities</text:p>
          </table:table-cell>
          <table:table-cell office:value-type="string" calcext:value-type="string">
            <text:p>LoansAndLeasesReceivableGrossCarryingAmount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</table:table-row>
        <table:table-row table:style-name="ro1">
          <table:table-cell office:value-type="float" office:value="836147" calcext:value-type="float">
            <text:p>836147</text:p>
          </table:table-cell>
          <table:table-cell office:value-type="string" calcext:value-type="string">
            <text:p>MBCN</text:p>
          </table:table-cell>
          <table:table-cell office:value-type="string" calcext:value-type="string">
            <text:p>Middlefield Banc Corp.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D</text:p>
          </table:table-cell>
          <table:table-cell table:style-name="ce1" office:value-type="date" office:date-value="2022-12-31" calcext:value-type="date">
            <text:p>2022-12-31</text:p>
          </table:table-cell>
          <table:table-cell table:style-name="ce1" office:value-type="date" office:date-value="2021-12-31" calcext:value-type="date">
            <text:p>2021-12-31</text:p>
          </table:table-cell>
          <table:table-cell table:formula="of:=([.P119]-[.AD119])/[.AD119]" office:value-type="percentage" office:value="0.201788944034425" calcext:value-type="percentage">
            <text:p>20.18%</text:p>
          </table:table-cell>
          <table:table-cell table:formula="of:=([.L119]-[.M119])/[.AD119]" office:value-type="percentage" office:value="0.0240277384901552" calcext:value-type="percentage">
            <text:p>2.40%</text:p>
          </table:table-cell>
          <table:table-cell table:formula="of:=([.R119]-[.S119])/[.AD119]" office:value-type="percentage" office:value="0" calcext:value-type="percentage">
            <text:p>0.00%</text:p>
          </table:table-cell>
          <table:table-cell table:formula="of:=[.Y119]/[.AD119]" office:value-type="percentage" office:value="-0.00851441355722992" calcext:value-type="percentage">
            <text:p>-0.85%</text:p>
          </table:table-cell>
          <table:table-cell office:value-type="float" office:value="28083000" calcext:value-type="float">
            <text:p>28083000</text:p>
          </table:table-cell>
          <table:table-cell office:value-type="float" office:value="52000" calcext:value-type="float">
            <text:p>52000</text:p>
          </table:table-cell>
          <table:table-cell office:value-type="float" office:value="164967000" calcext:value-type="float">
            <text:p>164967000</text:p>
          </table:table-cell>
          <table:table-cell office:value-type="float" office:value="192998000" calcext:value-type="float">
            <text:p>192998000</text:p>
          </table:table-cell>
          <table:table-cell office:value-type="float" office:value="1402019000" calcext:value-type="float">
            <text:p>1402019000</text:p>
          </table:table-cell>
          <table:table-cell table:number-columns-repeated="4"/>
          <table:table-cell office:value-type="float" office:value="1338434000" calcext:value-type="float">
            <text:p>1338434000</text:p>
          </table:table-cell>
          <table:table-cell office:value-type="float" office:value="1687682000" calcext:value-type="float">
            <text:p>1687682000</text:p>
          </table:table-cell>
          <table:table-cell office:value-type="float" office:value="1489991000" calcext:value-type="float">
            <text:p>1489991000</text:p>
          </table:table-cell>
          <table:table-cell office:value-type="float" office:value="15673000" calcext:value-type="float">
            <text:p>15673000</text:p>
          </table:table-cell>
          <table:table-cell office:value-type="float" office:value="-9933000" calcext:value-type="float">
            <text:p>-9933000</text:p>
          </table:table-cell>
          <table:table-cell office:value-type="float" office:value="540000" calcext:value-type="float">
            <text:p>540000</text:p>
          </table:table-cell>
          <table:table-cell office:value-type="float" office:value="4922000" calcext:value-type="float">
            <text:p>4922000</text:p>
          </table:table-cell>
          <table:table-cell office:value-type="float" office:value="170199000" calcext:value-type="float">
            <text:p>170199000</text:p>
          </table:table-cell>
          <table:table-cell office:value-type="float" office:value="165817000" calcext:value-type="float">
            <text:p>165817000</text:p>
          </table:table-cell>
          <table:table-cell office:value-type="float" office:value="1166610000" calcext:value-type="float">
            <text:p>1166610000</text:p>
          </table:table-cell>
          <table:table-cell table:number-columns-repeated="4"/>
          <table:table-cell office:value-type="float" office:value="967349000" calcext:value-type="float">
            <text:p>967349000</text:p>
          </table:table-cell>
          <table:table-cell office:value-type="float" office:value="1331006000" calcext:value-type="float">
            <text:p>1331006000</text:p>
          </table:table-cell>
          <table:table-cell office:value-type="float" office:value="1185671000" calcext:value-type="float">
            <text:p>1185671000</text:p>
          </table:table-cell>
          <table:table-cell office:value-type="float" office:value="4837000" calcext:value-type="float">
            <text:p>4837000</text:p>
          </table:table-cell>
          <table:table-cell office:value-type="float" office:value="17811000" calcext:value-type="float">
            <text:p>17811000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table:number-columns-repeated="4"/>
          <table:table-cell office:value-type="string" calcext:value-type="string">
            <text:p>LoansAndLeasesReceivableNetReportedAmount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table:number-columns-repeated="4"/>
          <table:table-cell office:value-type="string" calcext:value-type="string">
            <text:p>LoansAndLeasesReceivableNetReportedAmount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</table:table-row>
        <table:table-row table:style-name="ro1">
          <table:table-cell office:value-type="float" office:value="1466026" calcext:value-type="float">
            <text:p>1466026</text:p>
          </table:table-cell>
          <table:table-cell office:value-type="string" calcext:value-type="string">
            <text:p>MSBI</text:p>
          </table:table-cell>
          <table:table-cell office:value-type="string" calcext:value-type="string">
            <text:p>Midland States Bancorp Inc.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D</text:p>
          </table:table-cell>
          <table:table-cell table:style-name="ce1" office:value-type="date" office:date-value="2022-12-31" calcext:value-type="date">
            <text:p>2022-12-31</text:p>
          </table:table-cell>
          <table:table-cell table:style-name="ce1" office:value-type="date" office:date-value="2021-12-31" calcext:value-type="date">
            <text:p>2021-12-31</text:p>
          </table:table-cell>
          <table:table-cell table:formula="of:=([.P120]-[.AD120])/[.AD120]" office:value-type="percentage" office:value="0.0415674409653444" calcext:value-type="percentage">
            <text:p>4.16%</text:p>
          </table:table-cell>
          <table:table-cell table:formula="of:=([.L120]-[.M120])/[.AD120]" office:value-type="percentage" office:value="0.0171485904604553" calcext:value-type="percentage">
            <text:p>1.71%</text:p>
          </table:table-cell>
          <table:table-cell table:formula="of:=([.R120]-[.S120])/[.AD120]" office:value-type="percentage" office:value="0" calcext:value-type="percentage">
            <text:p>0.00%</text:p>
          </table:table-cell>
          <table:table-cell table:formula="of:=[.Y120]/[.AD120]" office:value-type="percentage" office:value="0.00163501481348623" calcext:value-type="percentage">
            <text:p>0.16%</text:p>
          </table:table-cell>
          <table:table-cell office:value-type="float" office:value="105390000" calcext:value-type="float">
            <text:p>105390000</text:p>
          </table:table-cell>
          <table:table-cell office:value-type="float" office:value="601000" calcext:value-type="float">
            <text:p>601000</text:p>
          </table:table-cell>
          <table:table-cell table:number-columns-repeated="2"/>
          <table:table-cell office:value-type="float" office:value="6364652000" calcext:value-type="float">
            <text:p>6364652000</text:p>
          </table:table-cell>
          <table:table-cell table:number-columns-repeated="5"/>
          <table:table-cell office:value-type="float" office:value="7855501000" calcext:value-type="float">
            <text:p>7855501000</text:p>
          </table:table-cell>
          <table:table-cell office:value-type="float" office:value="7096927000" calcext:value-type="float">
            <text:p>7096927000</text:p>
          </table:table-cell>
          <table:table-cell office:value-type="float" office:value="99025000" calcext:value-type="float">
            <text:p>99025000</text:p>
          </table:table-cell>
          <table:table-cell office:value-type="float" office:value="9991000" calcext:value-type="float">
            <text:p>9991000</text:p>
          </table:table-cell>
          <table:table-cell office:value-type="float" office:value="9376000" calcext:value-type="float">
            <text:p>9376000</text:p>
          </table:table-cell>
          <table:table-cell office:value-type="float" office:value="11505000" calcext:value-type="float">
            <text:p>11505000</text:p>
          </table:table-cell>
          <table:table-cell office:value-type="float" office:value="906603000" calcext:value-type="float">
            <text:p>906603000</text:p>
          </table:table-cell>
          <table:table-cell office:value-type="float" office:value="904695000" calcext:value-type="float">
            <text:p>904695000</text:p>
          </table:table-cell>
          <table:table-cell office:value-type="float" office:value="6110648000" calcext:value-type="float">
            <text:p>6110648000</text:p>
          </table:table-cell>
          <table:table-cell table:number-columns-repeated="4"/>
          <table:table-cell office:value-type="float" office:value="5224801000" calcext:value-type="float">
            <text:p>5224801000</text:p>
          </table:table-cell>
          <table:table-cell office:value-type="float" office:value="7443805000" calcext:value-type="float">
            <text:p>7443805000</text:p>
          </table:table-cell>
          <table:table-cell office:value-type="float" office:value="6779968000" calcext:value-type="float">
            <text:p>6779968000</text:p>
          </table:table-cell>
          <table:table-cell office:value-type="float" office:value="81317000" calcext:value-type="float">
            <text:p>81317000</text:p>
          </table:table-cell>
          <table:table-cell office:value-type="float" office:value="75123000" calcext:value-type="float">
            <text:p>75123000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table:number-columns-repeated="2"/>
          <table:table-cell office:value-type="string" calcext:value-type="string">
            <text:p>Deposits</text:p>
          </table:table-cell>
          <table:table-cell table:number-columns-repeated="5"/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table:number-columns-repeated="4"/>
          <table:table-cell office:value-type="string" calcext:value-type="string">
            <text:p>NotesReceivableGross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</table:table-row>
        <table:table-row table:style-name="ro1">
          <table:table-cell office:value-type="float" office:value="1412665" calcext:value-type="float">
            <text:p>1412665</text:p>
          </table:table-cell>
          <table:table-cell office:value-type="string" calcext:value-type="string">
            <text:p>MOFG</text:p>
          </table:table-cell>
          <table:table-cell office:value-type="string" calcext:value-type="string">
            <text:p>MidWestOne Financial Gp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D</text:p>
          </table:table-cell>
          <table:table-cell table:style-name="ce1" office:value-type="date" office:date-value="2022-12-31" calcext:value-type="date">
            <text:p>2022-12-31</text:p>
          </table:table-cell>
          <table:table-cell table:style-name="ce1" office:value-type="date" office:date-value="2021-12-31" calcext:value-type="date">
            <text:p>2021-12-31</text:p>
          </table:table-cell>
          <table:table-cell table:formula="of:=([.P121]-[.AD121])/[.AD121]" office:value-type="percentage" office:value="0.0692974256230156" calcext:value-type="percentage">
            <text:p>6.93%</text:p>
          </table:table-cell>
          <table:table-cell table:formula="of:=([.L121]-[.M121])/[.AD121]" office:value-type="percentage" office:value="0.0211540909321092" calcext:value-type="percentage">
            <text:p>2.12%</text:p>
          </table:table-cell>
          <table:table-cell table:formula="of:=([.R121]-[.S121])/[.AD121]" office:value-type="percentage" office:value="-0.0399894887476222" calcext:value-type="percentage">
            <text:p>-4.00%</text:p>
          </table:table-cell>
          <table:table-cell table:formula="of:=[.Y121]/[.AD121]" office:value-type="percentage" office:value="-0.00378276041207394" calcext:value-type="percentage">
            <text:p>-0.38%</text:p>
          </table:table-cell>
          <table:table-cell office:value-type="float" office:value="108356000" calcext:value-type="float">
            <text:p>108356000</text:p>
          </table:table-cell>
          <table:table-cell office:value-type="float" office:value="163000" calcext:value-type="float">
            <text:p>163000</text:p>
          </table:table-cell>
          <table:table-cell office:value-type="float" office:value="1153547000" calcext:value-type="float">
            <text:p>1153547000</text:p>
          </table:table-cell>
          <table:table-cell office:value-type="float" office:value="1261740000" calcext:value-type="float">
            <text:p>1261740000</text:p>
          </table:table-cell>
          <table:table-cell office:value-type="float" office:value="5468942000" calcext:value-type="float">
            <text:p>5468942000</text:p>
          </table:table-cell>
          <table:table-cell office:value-type="float" office:value="924894000" calcext:value-type="float">
            <text:p>924894000</text:p>
          </table:table-cell>
          <table:table-cell office:value-type="float" office:value="0" calcext:value-type="float">
            <text:p>0</text:p>
          </table:table-cell>
          <table:table-cell office:value-type="float" office:value="204527000" calcext:value-type="float">
            <text:p>204527000</text:p>
          </table:table-cell>
          <table:table-cell office:value-type="float" office:value="1129421000" calcext:value-type="float">
            <text:p>1129421000</text:p>
          </table:table-cell>
          <table:table-cell/>
          <table:table-cell office:value-type="float" office:value="6577876000" calcext:value-type="float">
            <text:p>6577876000</text:p>
          </table:table-cell>
          <table:table-cell office:value-type="float" office:value="6085083000" calcext:value-type="float">
            <text:p>6085083000</text:p>
          </table:table-cell>
          <table:table-cell office:value-type="float" office:value="16002000" calcext:value-type="float">
            <text:p>16002000</text:p>
          </table:table-cell>
          <table:table-cell office:value-type="float" office:value="-19347000" calcext:value-type="float">
            <text:p>-19347000</text:p>
          </table:table-cell>
          <table:table-cell office:value-type="float" office:value="30992000" calcext:value-type="float">
            <text:p>30992000</text:p>
          </table:table-cell>
          <table:table-cell office:value-type="float" office:value="18996000" calcext:value-type="float">
            <text:p>18996000</text:p>
          </table:table-cell>
          <table:table-cell office:value-type="float" office:value="2288110000" calcext:value-type="float">
            <text:p>2288110000</text:p>
          </table:table-cell>
          <table:table-cell office:value-type="float" office:value="2300106000" calcext:value-type="float">
            <text:p>2300106000</text:p>
          </table:table-cell>
          <table:table-cell office:value-type="float" office:value="5114519000" calcext:value-type="float">
            <text:p>511451900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6025128000" calcext:value-type="float">
            <text:p>6025128000</text:p>
          </table:table-cell>
          <table:table-cell office:value-type="float" office:value="5497653000" calcext:value-type="float">
            <text:p>5497653000</text:p>
          </table:table-cell>
          <table:table-cell office:value-type="float" office:value="14256000" calcext:value-type="float">
            <text:p>14256000</text:p>
          </table:table-cell>
          <table:table-cell office:value-type="float" office:value="36029000" calcext:value-type="float">
            <text:p>36029000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office:value-type="string" calcext:value-type="string">
            <text:p>HeldToMaturitySecuritiesAccumulatedUnrecognizedHoldingGain</text:p>
          </table:table-cell>
          <table:table-cell office:value-type="string" calcext:value-type="string">
            <text:p>HeldToMaturitySecuritiesAccumulatedUnrecognizedHoldingLoss</text:p>
          </table:table-cell>
          <table:table-cell office:value-type="string" calcext:value-type="string">
            <text:p>HeldToMaturitySecurities</text:p>
          </table:table-cell>
          <table:table-cell/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table:number-columns-repeated="3"/>
          <table:table-cell office:value-type="string" calcext:value-type="string">
            <text:p>HeldToMaturitySecurities</text:p>
          </table:table-cell>
          <table:table-cell/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</table:table-row>
        <table:table-row table:style-name="ro1">
          <table:table-cell office:value-type="float" office:value="796534" calcext:value-type="float">
            <text:p>796534</text:p>
          </table:table-cell>
          <table:table-cell office:value-type="string" calcext:value-type="string">
            <text:p>NKSH</text:p>
          </table:table-cell>
          <table:table-cell office:value-type="string" calcext:value-type="string">
            <text:p>National Bankshares Inc.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D</text:p>
          </table:table-cell>
          <table:table-cell table:style-name="ce1" office:value-type="date" office:date-value="2022-12-31" calcext:value-type="date">
            <text:p>2022-12-31</text:p>
          </table:table-cell>
          <table:table-cell table:style-name="ce1" office:value-type="date" office:date-value="2021-12-31" calcext:value-type="date">
            <text:p>2021-12-31</text:p>
          </table:table-cell>
          <table:table-cell table:formula="of:=([.P122]-[.AD122])/[.AD122]" office:value-type="percentage" office:value="0.0322082287615241" calcext:value-type="percentage">
            <text:p>3.22%</text:p>
          </table:table-cell>
          <table:table-cell table:formula="of:=([.L122]-[.M122])/[.AD122]" office:value-type="percentage" office:value="0.068958849501568" calcext:value-type="percentage">
            <text:p>6.90%</text:p>
          </table:table-cell>
          <table:table-cell table:formula="of:=([.R122]-[.S122])/[.AD122]" office:value-type="percentage" office:value="0" calcext:value-type="percentage">
            <text:p>0.00%</text:p>
          </table:table-cell>
          <table:table-cell table:formula="of:=[.Y122]/[.AD122]" office:value-type="percentage" office:value="-0.0359805083277186" calcext:value-type="percentage">
            <text:p>-3.60%</text:p>
          </table:table-cell>
          <table:table-cell office:value-type="float" office:value="103152000" calcext:value-type="float">
            <text:p>103152000</text:p>
          </table:table-cell>
          <table:table-cell office:value-type="float" office:value="87000" calcext:value-type="float">
            <text:p>87000</text:p>
          </table:table-cell>
          <table:table-cell office:value-type="float" office:value="656852000" calcext:value-type="float">
            <text:p>656852000</text:p>
          </table:table-cell>
          <table:table-cell office:value-type="float" office:value="759917000" calcext:value-type="float">
            <text:p>759917000</text:p>
          </table:table-cell>
          <table:table-cell office:value-type="float" office:value="1542725000" calcext:value-type="float">
            <text:p>1542725000</text:p>
          </table:table-cell>
          <table:table-cell table:number-columns-repeated="4"/>
          <table:table-cell office:value-type="float" office:value="853193000" calcext:value-type="float">
            <text:p>853193000</text:p>
          </table:table-cell>
          <table:table-cell office:value-type="float" office:value="1677551000" calcext:value-type="float">
            <text:p>1677551000</text:p>
          </table:table-cell>
          <table:table-cell office:value-type="float" office:value="1554864000" calcext:value-type="float">
            <text:p>1554864000</text:p>
          </table:table-cell>
          <table:table-cell office:value-type="float" office:value="25932000" calcext:value-type="float">
            <text:p>25932000</text:p>
          </table:table-cell>
          <table:table-cell office:value-type="float" office:value="-53776000" calcext:value-type="float">
            <text:p>-53776000</text:p>
          </table:table-cell>
          <table:table-cell office:value-type="float" office:value="7067000" calcext:value-type="float">
            <text:p>7067000</text:p>
          </table:table-cell>
          <table:table-cell office:value-type="float" office:value="10680000" calcext:value-type="float">
            <text:p>10680000</text:p>
          </table:table-cell>
          <table:table-cell office:value-type="float" office:value="686080000" calcext:value-type="float">
            <text:p>686080000</text:p>
          </table:table-cell>
          <table:table-cell office:value-type="float" office:value="682467000" calcext:value-type="float">
            <text:p>682467000</text:p>
          </table:table-cell>
          <table:table-cell office:value-type="float" office:value="1494587000" calcext:value-type="float">
            <text:p>1494587000</text:p>
          </table:table-cell>
          <table:table-cell table:number-columns-repeated="4"/>
          <table:table-cell office:value-type="float" office:value="803729000" calcext:value-type="float">
            <text:p>803729000</text:p>
          </table:table-cell>
          <table:table-cell office:value-type="float" office:value="1702175000" calcext:value-type="float">
            <text:p>1702175000</text:p>
          </table:table-cell>
          <table:table-cell office:value-type="float" office:value="1510424000" calcext:value-type="float">
            <text:p>1510424000</text:p>
          </table:table-cell>
          <table:table-cell office:value-type="float" office:value="20382000" calcext:value-type="float">
            <text:p>20382000</text:p>
          </table:table-cell>
          <table:table-cell office:value-type="float" office:value="13304000" calcext:value-type="float">
            <text:p>13304000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table:number-columns-repeated="4"/>
          <table:table-cell office:value-type="string" calcext:value-type="string">
            <text:p>LoansAndLeasesReceivableGrossCarryingAmount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table:number-columns-repeated="4"/>
          <table:table-cell office:value-type="string" calcext:value-type="string">
            <text:p>LoansAndLeasesReceivableGrossCarryingAmount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</table:table-row>
        <table:table-row table:style-name="ro1">
          <table:table-cell office:value-type="float" office:value="790359" calcext:value-type="float">
            <text:p>790359</text:p>
          </table:table-cell>
          <table:table-cell office:value-type="string" calcext:value-type="string">
            <text:p>NBTB</text:p>
          </table:table-cell>
          <table:table-cell office:value-type="string" calcext:value-type="string">
            <text:p>NBT Bancorp Inc.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D</text:p>
          </table:table-cell>
          <table:table-cell table:style-name="ce1" office:value-type="date" office:date-value="2022-12-31" calcext:value-type="date">
            <text:p>2022-12-31</text:p>
          </table:table-cell>
          <table:table-cell table:style-name="ce1" office:value-type="date" office:date-value="2021-12-31" calcext:value-type="date">
            <text:p>2021-12-31</text:p>
          </table:table-cell>
          <table:table-cell table:formula="of:=([.P123]-[.AD123])/[.AD123]" office:value-type="percentage" office:value="-0.0721616333978832" calcext:value-type="percentage">
            <text:p>-7.22%</text:p>
          </table:table-cell>
          <table:table-cell table:formula="of:=([.L123]-[.M123])/[.AD123]" office:value-type="percentage" office:value="0.0211693444965244" calcext:value-type="percentage">
            <text:p>2.12%</text:p>
          </table:table-cell>
          <table:table-cell table:formula="of:=([.R123]-[.S123])/[.AD123]" office:value-type="percentage" office:value="-0.0104421636335017" calcext:value-type="percentage">
            <text:p>-1.04%</text:p>
          </table:table-cell>
          <table:table-cell table:formula="of:=[.Y123]/[.AD123]" office:value-type="percentage" office:value="-0.00143583414049131" calcext:value-type="percentage">
            <text:p>-0.14%</text:p>
          </table:table-cell>
          <table:table-cell office:value-type="float" office:value="216695000" calcext:value-type="float">
            <text:p>216695000</text:p>
          </table:table-cell>
          <table:table-cell office:value-type="float" office:value="38000" calcext:value-type="float">
            <text:p>38000</text:p>
          </table:table-cell>
          <table:table-cell office:value-type="float" office:value="1527225000" calcext:value-type="float">
            <text:p>1527225000</text:p>
          </table:table-cell>
          <table:table-cell office:value-type="float" office:value="1743882000" calcext:value-type="float">
            <text:p>1743882000</text:p>
          </table:table-cell>
          <table:table-cell office:value-type="float" office:value="9495933000" calcext:value-type="float">
            <text:p>9495933000</text:p>
          </table:table-cell>
          <table:table-cell office:value-type="float" office:value="812647000" calcext:value-type="float">
            <text:p>812647000</text:p>
          </table:table-cell>
          <table:table-cell office:value-type="float" office:value="209000" calcext:value-type="float">
            <text:p>209000</text:p>
          </table:table-cell>
          <table:table-cell office:value-type="float" office:value="107079000" calcext:value-type="float">
            <text:p>107079000</text:p>
          </table:table-cell>
          <table:table-cell/>
          <table:table-cell office:value-type="float" office:value="8150147000" calcext:value-type="float">
            <text:p>8150147000</text:p>
          </table:table-cell>
          <table:table-cell office:value-type="float" office:value="11739296000" calcext:value-type="float">
            <text:p>11739296000</text:p>
          </table:table-cell>
          <table:table-cell office:value-type="float" office:value="10565742000" calcext:value-type="float">
            <text:p>10565742000</text:p>
          </table:table-cell>
          <table:table-cell office:value-type="float" office:value="151995000" calcext:value-type="float">
            <text:p>151995000</text:p>
          </table:table-cell>
          <table:table-cell office:value-type="float" office:value="-14695000" calcext:value-type="float">
            <text:p>-14695000</text:p>
          </table:table-cell>
          <table:table-cell office:value-type="float" office:value="21942000" calcext:value-type="float">
            <text:p>21942000</text:p>
          </table:table-cell>
          <table:table-cell office:value-type="float" office:value="14497000" calcext:value-type="float">
            <text:p>14497000</text:p>
          </table:table-cell>
          <table:table-cell office:value-type="float" office:value="1687361000" calcext:value-type="float">
            <text:p>1687361000</text:p>
          </table:table-cell>
          <table:table-cell office:value-type="float" office:value="1694806000" calcext:value-type="float">
            <text:p>1694806000</text:p>
          </table:table-cell>
          <table:table-cell office:value-type="float" office:value="10234469000" calcext:value-type="float">
            <text:p>10234469000</text:p>
          </table:table-cell>
          <table:table-cell office:value-type="float" office:value="735260000" calcext:value-type="float">
            <text:p>735260000</text:p>
          </table:table-cell>
          <table:table-cell office:value-type="float" office:value="10040000" calcext:value-type="float">
            <text:p>10040000</text:p>
          </table:table-cell>
          <table:table-cell office:value-type="float" office:value="7990000" calcext:value-type="float">
            <text:p>7990000</text:p>
          </table:table-cell>
          <table:table-cell/>
          <table:table-cell office:value-type="float" office:value="7498459000" calcext:value-type="float">
            <text:p>7498459000</text:p>
          </table:table-cell>
          <table:table-cell office:value-type="float" office:value="12012111000" calcext:value-type="float">
            <text:p>12012111000</text:p>
          </table:table-cell>
          <table:table-cell office:value-type="float" office:value="10761658000" calcext:value-type="float">
            <text:p>10761658000</text:p>
          </table:table-cell>
          <table:table-cell office:value-type="float" office:value="154885000" calcext:value-type="float">
            <text:p>154885000</text:p>
          </table:table-cell>
          <table:table-cell office:value-type="float" office:value="131124000" calcext:value-type="float">
            <text:p>131124000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office:value-type="string" calcext:value-type="string">
            <text:p>HeldToMaturitySecuritiesAccumulatedUnrecognizedHoldingGain</text:p>
          </table:table-cell>
          <table:table-cell office:value-type="string" calcext:value-type="string">
            <text:p>HeldToMaturitySecuritiesAccumulatedUnrecognizedHoldingLoss</text:p>
          </table:table-cell>
          <table:table-cell/>
          <table:table-cell office:value-type="string" calcext:value-type="string">
            <text:p>NotesReceivableGross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office:value-type="string" calcext:value-type="string">
            <text:p>HeldToMaturitySecuritiesAccumulatedUnrecognizedHoldingGain</text:p>
          </table:table-cell>
          <table:table-cell office:value-type="string" calcext:value-type="string">
            <text:p>HeldToMaturitySecuritiesAccumulatedUnrecognizedHoldingLoss</text:p>
          </table:table-cell>
          <table:table-cell/>
          <table:table-cell office:value-type="string" calcext:value-type="string">
            <text:p>NotesReceivableGross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</table:table-row>
        <table:table-row table:style-name="ro1">
          <table:table-cell office:value-type="float" office:value="790359" calcext:value-type="float">
            <text:p>790359</text:p>
          </table:table-cell>
          <table:table-cell office:value-type="string" calcext:value-type="string">
            <text:p>NBN</text:p>
          </table:table-cell>
          <table:table-cell office:value-type="string" calcext:value-type="string">
            <text:p>Northeast Bank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D</text:p>
          </table:table-cell>
          <table:table-cell table:style-name="ce1" office:value-type="date" office:date-value="2022-12-31" calcext:value-type="date">
            <text:p>2022-12-31</text:p>
          </table:table-cell>
          <table:table-cell table:style-name="ce1" office:value-type="date" office:date-value="2021-12-31" calcext:value-type="date">
            <text:p>2021-12-31</text:p>
          </table:table-cell>
          <table:table-cell table:formula="of:=([.P124]-[.AD124])/[.AD124]" office:value-type="percentage" office:value="-0.0721616333978832" calcext:value-type="percentage">
            <text:p>-7.22%</text:p>
          </table:table-cell>
          <table:table-cell table:formula="of:=([.L124]-[.M124])/[.AD124]" office:value-type="percentage" office:value="0.0211693444965244" calcext:value-type="percentage">
            <text:p>2.12%</text:p>
          </table:table-cell>
          <table:table-cell table:formula="of:=([.R124]-[.S124])/[.AD124]" office:value-type="percentage" office:value="-0.0104421636335017" calcext:value-type="percentage">
            <text:p>-1.04%</text:p>
          </table:table-cell>
          <table:table-cell table:formula="of:=[.Y124]/[.AD124]" office:value-type="percentage" office:value="-0.00143583414049131" calcext:value-type="percentage">
            <text:p>-0.14%</text:p>
          </table:table-cell>
          <table:table-cell office:value-type="float" office:value="216695000" calcext:value-type="float">
            <text:p>216695000</text:p>
          </table:table-cell>
          <table:table-cell office:value-type="float" office:value="38000" calcext:value-type="float">
            <text:p>38000</text:p>
          </table:table-cell>
          <table:table-cell office:value-type="float" office:value="1527225000" calcext:value-type="float">
            <text:p>1527225000</text:p>
          </table:table-cell>
          <table:table-cell office:value-type="float" office:value="1743882000" calcext:value-type="float">
            <text:p>1743882000</text:p>
          </table:table-cell>
          <table:table-cell office:value-type="float" office:value="9495933000" calcext:value-type="float">
            <text:p>9495933000</text:p>
          </table:table-cell>
          <table:table-cell office:value-type="float" office:value="812647000" calcext:value-type="float">
            <text:p>812647000</text:p>
          </table:table-cell>
          <table:table-cell office:value-type="float" office:value="209000" calcext:value-type="float">
            <text:p>209000</text:p>
          </table:table-cell>
          <table:table-cell office:value-type="float" office:value="107079000" calcext:value-type="float">
            <text:p>107079000</text:p>
          </table:table-cell>
          <table:table-cell/>
          <table:table-cell office:value-type="float" office:value="8150147000" calcext:value-type="float">
            <text:p>8150147000</text:p>
          </table:table-cell>
          <table:table-cell office:value-type="float" office:value="11739296000" calcext:value-type="float">
            <text:p>11739296000</text:p>
          </table:table-cell>
          <table:table-cell office:value-type="float" office:value="10565742000" calcext:value-type="float">
            <text:p>10565742000</text:p>
          </table:table-cell>
          <table:table-cell office:value-type="float" office:value="151995000" calcext:value-type="float">
            <text:p>151995000</text:p>
          </table:table-cell>
          <table:table-cell office:value-type="float" office:value="-14695000" calcext:value-type="float">
            <text:p>-14695000</text:p>
          </table:table-cell>
          <table:table-cell office:value-type="float" office:value="21942000" calcext:value-type="float">
            <text:p>21942000</text:p>
          </table:table-cell>
          <table:table-cell office:value-type="float" office:value="14497000" calcext:value-type="float">
            <text:p>14497000</text:p>
          </table:table-cell>
          <table:table-cell office:value-type="float" office:value="1687361000" calcext:value-type="float">
            <text:p>1687361000</text:p>
          </table:table-cell>
          <table:table-cell office:value-type="float" office:value="1694806000" calcext:value-type="float">
            <text:p>1694806000</text:p>
          </table:table-cell>
          <table:table-cell office:value-type="float" office:value="10234469000" calcext:value-type="float">
            <text:p>10234469000</text:p>
          </table:table-cell>
          <table:table-cell office:value-type="float" office:value="735260000" calcext:value-type="float">
            <text:p>735260000</text:p>
          </table:table-cell>
          <table:table-cell office:value-type="float" office:value="10040000" calcext:value-type="float">
            <text:p>10040000</text:p>
          </table:table-cell>
          <table:table-cell office:value-type="float" office:value="7990000" calcext:value-type="float">
            <text:p>7990000</text:p>
          </table:table-cell>
          <table:table-cell/>
          <table:table-cell office:value-type="float" office:value="7498459000" calcext:value-type="float">
            <text:p>7498459000</text:p>
          </table:table-cell>
          <table:table-cell office:value-type="float" office:value="12012111000" calcext:value-type="float">
            <text:p>12012111000</text:p>
          </table:table-cell>
          <table:table-cell office:value-type="float" office:value="10761658000" calcext:value-type="float">
            <text:p>10761658000</text:p>
          </table:table-cell>
          <table:table-cell office:value-type="float" office:value="154885000" calcext:value-type="float">
            <text:p>154885000</text:p>
          </table:table-cell>
          <table:table-cell office:value-type="float" office:value="131124000" calcext:value-type="float">
            <text:p>131124000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office:value-type="string" calcext:value-type="string">
            <text:p>HeldToMaturitySecuritiesAccumulatedUnrecognizedHoldingGain</text:p>
          </table:table-cell>
          <table:table-cell office:value-type="string" calcext:value-type="string">
            <text:p>HeldToMaturitySecuritiesAccumulatedUnrecognizedHoldingLoss</text:p>
          </table:table-cell>
          <table:table-cell/>
          <table:table-cell office:value-type="string" calcext:value-type="string">
            <text:p>NotesReceivableGross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office:value-type="string" calcext:value-type="string">
            <text:p>HeldToMaturitySecuritiesAccumulatedUnrecognizedHoldingGain</text:p>
          </table:table-cell>
          <table:table-cell office:value-type="string" calcext:value-type="string">
            <text:p>HeldToMaturitySecuritiesAccumulatedUnrecognizedHoldingLoss</text:p>
          </table:table-cell>
          <table:table-cell/>
          <table:table-cell office:value-type="string" calcext:value-type="string">
            <text:p>NotesReceivableGross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</table:table-row>
        <table:table-row table:style-name="ro1">
          <table:table-cell office:value-type="float" office:value="1493225" calcext:value-type="float">
            <text:p>1493225</text:p>
          </table:table-cell>
          <table:table-cell office:value-type="string" calcext:value-type="string">
            <text:p>NFBK</text:p>
          </table:table-cell>
          <table:table-cell office:value-type="string" calcext:value-type="string">
            <text:p>Northfield Bancorp Inc.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D</text:p>
          </table:table-cell>
          <table:table-cell table:style-name="ce1" office:value-type="date" office:date-value="2022-12-31" calcext:value-type="date">
            <text:p>2022-12-31</text:p>
          </table:table-cell>
          <table:table-cell table:style-name="ce1" office:value-type="date" office:date-value="2021-12-31" calcext:value-type="date">
            <text:p>2021-12-31</text:p>
          </table:table-cell>
          <table:table-cell table:formula="of:=([.P125]-[.AD125])/[.AD125]" office:value-type="percentage" office:value="-0.00458466508080187" calcext:value-type="percentage">
            <text:p>-0.46%</text:p>
          </table:table-cell>
          <table:table-cell table:formula="of:=([.L125]-[.M125])/[.AD125]" office:value-type="percentage" office:value="0.0161738061762382" calcext:value-type="percentage">
            <text:p>1.62%</text:p>
          </table:table-cell>
          <table:table-cell table:formula="of:=([.R125]-[.S125])/[.AD125]" office:value-type="percentage" office:value="-0.0000889830366192778" calcext:value-type="percentage">
            <text:p>-0.01%</text:p>
          </table:table-cell>
          <table:table-cell table:formula="of:=[.Y125]/[.AD125]" office:value-type="percentage" office:value="0.00257235328232279" calcext:value-type="percentage">
            <text:p>0.26%</text:p>
          </table:table-cell>
          <table:table-cell office:value-type="float" office:value="67437000" calcext:value-type="float">
            <text:p>67437000</text:p>
          </table:table-cell>
          <table:table-cell office:value-type="float" office:value="3000" calcext:value-type="float">
            <text:p>3000</text:p>
          </table:table-cell>
          <table:table-cell office:value-type="float" office:value="952173000" calcext:value-type="float">
            <text:p>952173000</text:p>
          </table:table-cell>
          <table:table-cell office:value-type="float" office:value="1019607000" calcext:value-type="float">
            <text:p>1019607000</text:p>
          </table:table-cell>
          <table:table-cell office:value-type="float" office:value="4150219000" calcext:value-type="float">
            <text:p>4150219000</text:p>
          </table:table-cell>
          <table:table-cell office:value-type="float" office:value="10389000" calcext:value-type="float">
            <text:p>10389000</text:p>
          </table:table-cell>
          <table:table-cell office:value-type="float" office:value="90000" calcext:value-type="float">
            <text:p>90000</text:p>
          </table:table-cell>
          <table:table-cell office:value-type="float" office:value="461000" calcext:value-type="float">
            <text:p>461000</text:p>
          </table:table-cell>
          <table:table-cell table:number-columns-repeated="2"/>
          <table:table-cell office:value-type="float" office:value="5601293000" calcext:value-type="float">
            <text:p>5601293000</text:p>
          </table:table-cell>
          <table:table-cell office:value-type="float" office:value="4899903000" calcext:value-type="float">
            <text:p>4899903000</text:p>
          </table:table-cell>
          <table:table-cell office:value-type="float" office:value="61119000" calcext:value-type="float">
            <text:p>61119000</text:p>
          </table:table-cell>
          <table:table-cell office:value-type="float" office:value="10725000" calcext:value-type="float">
            <text:p>10725000</text:p>
          </table:table-cell>
          <table:table-cell office:value-type="float" office:value="5103000" calcext:value-type="float">
            <text:p>5103000</text:p>
          </table:table-cell>
          <table:table-cell office:value-type="float" office:value="7824000" calcext:value-type="float">
            <text:p>7824000</text:p>
          </table:table-cell>
          <table:table-cell office:value-type="float" office:value="1208237000" calcext:value-type="float">
            <text:p>1208237000</text:p>
          </table:table-cell>
          <table:table-cell office:value-type="float" office:value="1205516000" calcext:value-type="float">
            <text:p>1205516000</text:p>
          </table:table-cell>
          <table:table-cell office:value-type="float" office:value="4169334000" calcext:value-type="float">
            <text:p>4169334000</text:p>
          </table:table-cell>
          <table:table-cell office:value-type="float" office:value="5475000" calcext:value-type="float">
            <text:p>5475000</text:p>
          </table:table-cell>
          <table:table-cell office:value-type="float" office:value="192000" calcext:value-type="float">
            <text:p>192000</text:p>
          </table:table-cell>
          <table:table-cell office:value-type="float" office:value="0" calcext:value-type="float">
            <text:p>0</text:p>
          </table:table-cell>
          <table:table-cell office:value-type="float" office:value="5283000" calcext:value-type="float">
            <text:p>5283000</text:p>
          </table:table-cell>
          <table:table-cell office:value-type="float" office:value="3806617000" calcext:value-type="float">
            <text:p>3806617000</text:p>
          </table:table-cell>
          <table:table-cell office:value-type="float" office:value="5430542000" calcext:value-type="float">
            <text:p>5430542000</text:p>
          </table:table-cell>
          <table:table-cell office:value-type="float" office:value="4690659000" calcext:value-type="float">
            <text:p>4690659000</text:p>
          </table:table-cell>
          <table:table-cell office:value-type="float" office:value="16103000" calcext:value-type="float">
            <text:p>16103000</text:p>
          </table:table-cell>
          <table:table-cell office:value-type="float" office:value="59557000" calcext:value-type="float">
            <text:p>59557000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office:value-type="string" calcext:value-type="string">
            <text:p>HeldToMaturitySecuritiesAccumulatedUnrecognizedHoldingGain</text:p>
          </table:table-cell>
          <table:table-cell office:value-type="string" calcext:value-type="string">
            <text:p>HeldToMaturitySecuritiesAccumulatedUnrecognizedHoldingLoss</text:p>
          </table:table-cell>
          <table:table-cell table:number-columns-repeated="2"/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office:value-type="string" calcext:value-type="string">
            <text:p>HeldToMaturitySecuritiesAccumulatedUnrecognizedHoldingGain</text:p>
          </table:table-cell>
          <table:table-cell office:value-type="string" calcext:value-type="string">
            <text:p>HeldToMaturitySecuritiesAccumulatedUnrecognizedHoldingLoss</text:p>
          </table:table-cell>
          <table:table-cell office:value-type="string" calcext:value-type="string">
            <text:p>HeldToMaturitySecurities</text:p>
          </table:table-cell>
          <table:table-cell office:value-type="string" calcext:value-type="string">
            <text:p>NotesReceivableGross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</table:table-row>
        <table:table-row table:style-name="ro1">
          <table:table-cell office:value-type="float" office:value="1471265" calcext:value-type="float">
            <text:p>1471265</text:p>
          </table:table-cell>
          <table:table-cell office:value-type="string" calcext:value-type="string">
            <text:p>NWBI</text:p>
          </table:table-cell>
          <table:table-cell office:value-type="string" calcext:value-type="string">
            <text:p>Northwest Bancshares Inc.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D</text:p>
          </table:table-cell>
          <table:table-cell table:style-name="ce1" office:value-type="date" office:date-value="2022-12-31" calcext:value-type="date">
            <text:p>2022-12-31</text:p>
          </table:table-cell>
          <table:table-cell table:style-name="ce1" office:value-type="date" office:date-value="2021-12-31" calcext:value-type="date">
            <text:p>2021-12-31</text:p>
          </table:table-cell>
          <table:table-cell table:formula="of:=([.P126]-[.AD126])/[.AD126]" office:value-type="percentage" office:value="-0.0680112005651497" calcext:value-type="percentage">
            <text:p>-6.80%</text:p>
          </table:table-cell>
          <table:table-cell table:formula="of:=([.L126]-[.M126])/[.AD126]" office:value-type="percentage" office:value="0.0173658348619826" calcext:value-type="percentage">
            <text:p>1.74%</text:p>
          </table:table-cell>
          <table:table-cell table:formula="of:=([.R126]-[.S126])/[.AD126]" office:value-type="percentage" office:value="-0.0105571301579972" calcext:value-type="percentage">
            <text:p>-1.06%</text:p>
          </table:table-cell>
          <table:table-cell table:formula="of:=[.Y126]/[.AD126]" office:value-type="percentage" office:value="0.0000111371565213539" calcext:value-type="percentage">
            <text:p>0.00%</text:p>
          </table:table-cell>
          <table:table-cell office:value-type="float" office:value="213725000" calcext:value-type="float">
            <text:p>213725000</text:p>
          </table:table-cell>
          <table:table-cell office:value-type="float" office:value="105000" calcext:value-type="float">
            <text:p>105000</text:p>
          </table:table-cell>
          <table:table-cell table:number-columns-repeated="2"/>
          <table:table-cell office:value-type="float" office:value="11464548000" calcext:value-type="float">
            <text:p>11464548000</text:p>
          </table:table-cell>
          <table:table-cell office:value-type="float" office:value="751384000" calcext:value-type="float">
            <text:p>751384000</text:p>
          </table:table-cell>
          <table:table-cell office:value-type="float" office:value="0" calcext:value-type="float">
            <text:p>0</text:p>
          </table:table-cell>
          <table:table-cell office:value-type="float" office:value="129865000" calcext:value-type="float">
            <text:p>129865000</text:p>
          </table:table-cell>
          <table:table-cell table:number-columns-repeated="2"/>
          <table:table-cell office:value-type="float" office:value="14113324000" calcext:value-type="float">
            <text:p>14113324000</text:p>
          </table:table-cell>
          <table:table-cell office:value-type="float" office:value="12621838000" calcext:value-type="float">
            <text:p>12621838000</text:p>
          </table:table-cell>
          <table:table-cell office:value-type="float" office:value="133666000" calcext:value-type="float">
            <text:p>133666000</text:p>
          </table:table-cell>
          <table:table-cell office:value-type="float" office:value="137000" calcext:value-type="float">
            <text:p>137000</text:p>
          </table:table-cell>
          <table:table-cell office:value-type="float" office:value="25255000" calcext:value-type="float">
            <text:p>25255000</text:p>
          </table:table-cell>
          <table:table-cell office:value-type="float" office:value="8845000" calcext:value-type="float">
            <text:p>8845000</text:p>
          </table:table-cell>
          <table:table-cell table:number-columns-repeated="2"/>
          <table:table-cell office:value-type="float" office:value="12301165000" calcext:value-type="float">
            <text:p>12301165000</text:p>
          </table:table-cell>
          <table:table-cell office:value-type="float" office:value="751513000" calcext:value-type="float">
            <text:p>751513000</text:p>
          </table:table-cell>
          <table:table-cell office:value-type="float" office:value="350000" calcext:value-type="float">
            <text:p>350000</text:p>
          </table:table-cell>
          <table:table-cell office:value-type="float" office:value="16991000" calcext:value-type="float">
            <text:p>16991000</text:p>
          </table:table-cell>
          <table:table-cell office:value-type="float" office:value="768154000" calcext:value-type="float">
            <text:p>768154000</text:p>
          </table:table-cell>
          <table:table-cell/>
          <table:table-cell office:value-type="float" office:value="14501508000" calcext:value-type="float">
            <text:p>14501508000</text:p>
          </table:table-cell>
          <table:table-cell office:value-type="float" office:value="12917937000" calcext:value-type="float">
            <text:p>12917937000</text:p>
          </table:table-cell>
          <table:table-cell office:value-type="float" office:value="154323000" calcext:value-type="float">
            <text:p>154323000</text:p>
          </table:table-cell>
          <table:table-cell office:value-type="float" office:value="150243000" calcext:value-type="float">
            <text:p>150243000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table:number-columns-repeated="2"/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office:value-type="string" calcext:value-type="string">
            <text:p>HeldToMaturitySecuritiesAccumulatedUnrecognizedHoldingGain</text:p>
          </table:table-cell>
          <table:table-cell office:value-type="string" calcext:value-type="string">
            <text:p>HeldToMaturitySecuritiesAccumulatedUnrecognizedHoldingLoss</text:p>
          </table:table-cell>
          <table:table-cell table:number-columns-repeated="2"/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table:number-columns-repeated="2"/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office:value-type="string" calcext:value-type="string">
            <text:p>HeldToMaturitySecuritiesAccumulatedUnrecognizedHoldingGain</text:p>
          </table:table-cell>
          <table:table-cell office:value-type="string" calcext:value-type="string">
            <text:p>HeldToMaturitySecuritiesAccumulatedUnrecognizedHoldingLoss</text:p>
          </table:table-cell>
          <table:table-cell office:value-type="string" calcext:value-type="string">
            <text:p>HeldToMaturitySecurities</text:p>
          </table:table-cell>
          <table:table-cell/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</table:table-row>
        <table:table-row table:style-name="ro1">
          <table:table-cell office:value-type="float" office:value="707179" calcext:value-type="float">
            <text:p>707179</text:p>
          </table:table-cell>
          <table:table-cell office:value-type="string" calcext:value-type="string">
            <text:p>ONB</text:p>
          </table:table-cell>
          <table:table-cell office:value-type="string" calcext:value-type="string">
            <text:p>Old National Bancorp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D</text:p>
          </table:table-cell>
          <table:table-cell table:style-name="ce1" office:value-type="date" office:date-value="2022-12-31" calcext:value-type="date">
            <text:p>2022-12-31</text:p>
          </table:table-cell>
          <table:table-cell table:style-name="ce1" office:value-type="date" office:date-value="2021-12-31" calcext:value-type="date">
            <text:p>2021-12-31</text:p>
          </table:table-cell>
          <table:table-cell table:formula="of:=([.P127]-[.AD127])/[.AD127]" office:value-type="percentage" office:value="0.884886770805089" calcext:value-type="percentage">
            <text:p>88.49%</text:p>
          </table:table-cell>
          <table:table-cell table:formula="of:=([.L127]-[.M127])/[.AD127]" office:value-type="percentage" office:value="0.0454756385508365" calcext:value-type="percentage">
            <text:p>4.55%</text:p>
          </table:table-cell>
          <table:table-cell table:formula="of:=([.R127]-[.S127])/[.AD127]" office:value-type="percentage" office:value="-0.0239894621172323" calcext:value-type="percentage">
            <text:p>-2.40%</text:p>
          </table:table-cell>
          <table:table-cell table:formula="of:=[.Y127]/[.AD127]" office:value-type="percentage" office:value="-0.0191586118838216" calcext:value-type="percentage">
            <text:p>-1.92%</text:p>
          </table:table-cell>
          <table:table-cell office:value-type="float" office:value="847474000" calcext:value-type="float">
            <text:p>847474000</text:p>
          </table:table-cell>
          <table:table-cell office:value-type="float" office:value="3028000" calcext:value-type="float">
            <text:p>3028000</text:p>
          </table:table-cell>
          <table:table-cell table:number-columns-repeated="2"/>
          <table:table-cell office:value-type="float" office:value="35000830000" calcext:value-type="float">
            <text:p>35000830000</text:p>
          </table:table-cell>
          <table:table-cell office:value-type="float" office:value="2643682000" calcext:value-type="float">
            <text:p>2643682000</text:p>
          </table:table-cell>
          <table:table-cell office:value-type="float" office:value="221000" calcext:value-type="float">
            <text:p>221000</text:p>
          </table:table-cell>
          <table:table-cell office:value-type="float" office:value="445686000" calcext:value-type="float">
            <text:p>445686000</text:p>
          </table:table-cell>
          <table:table-cell table:number-columns-repeated="2"/>
          <table:table-cell office:value-type="float" office:value="46763372000" calcext:value-type="float">
            <text:p>46763372000</text:p>
          </table:table-cell>
          <table:table-cell office:value-type="float" office:value="41634777000" calcext:value-type="float">
            <text:p>41634777000</text:p>
          </table:table-cell>
          <table:table-cell office:value-type="float" office:value="428287000" calcext:value-type="float">
            <text:p>428287000</text:p>
          </table:table-cell>
          <table:table-cell office:value-type="float" office:value="-355760000" calcext:value-type="float">
            <text:p>-355760000</text:p>
          </table:table-cell>
          <table:table-cell office:value-type="float" office:value="118235000" calcext:value-type="float">
            <text:p>118235000</text:p>
          </table:table-cell>
          <table:table-cell office:value-type="float" office:value="112282000" calcext:value-type="float">
            <text:p>112282000</text:p>
          </table:table-cell>
          <table:table-cell office:value-type="float" office:value="7382066000" calcext:value-type="float">
            <text:p>7382066000</text:p>
          </table:table-cell>
          <table:table-cell office:value-type="float" office:value="7384033000" calcext:value-type="float">
            <text:p>7384033000</text:p>
          </table:table-cell>
          <table:table-cell office:value-type="float" office:value="18569195000" calcext:value-type="float">
            <text:p>18569195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24453564000" calcext:value-type="float">
            <text:p>24453564000</text:p>
          </table:table-cell>
          <table:table-cell office:value-type="float" office:value="21441546000" calcext:value-type="float">
            <text:p>21441546000</text:p>
          </table:table-cell>
          <table:table-cell office:value-type="float" office:value="277538000" calcext:value-type="float">
            <text:p>277538000</text:p>
          </table:table-cell>
          <table:table-cell office:value-type="float" office:value="127392000" calcext:value-type="float">
            <text:p>127392000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table:number-columns-repeated="2"/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office:value-type="string" calcext:value-type="string">
            <text:p>HeldToMaturitySecuritiesAccumulatedUnrecognizedHoldingGain</text:p>
          </table:table-cell>
          <table:table-cell office:value-type="string" calcext:value-type="string">
            <text:p>HeldToMaturitySecuritiesAccumulatedUnrecognizedHoldingLoss</text:p>
          </table:table-cell>
          <table:table-cell table:number-columns-repeated="2"/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table:number-columns-repeated="2"/>
          <table:table-cell office:value-type="string" calcext:value-type="string">
            <text:p>HeldToMaturitySecurities</text:p>
          </table:table-cell>
          <table:table-cell/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</table:table-row>
        <table:table-row table:style-name="ro1">
          <table:table-cell office:value-type="float" office:value="357173" calcext:value-type="float">
            <text:p>357173</text:p>
          </table:table-cell>
          <table:table-cell office:value-type="string" calcext:value-type="string">
            <text:p>OSBC</text:p>
          </table:table-cell>
          <table:table-cell office:value-type="string" calcext:value-type="string">
            <text:p>Old Second Bancorp Inc.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D</text:p>
          </table:table-cell>
          <table:table-cell table:style-name="ce1" office:value-type="date" office:date-value="2022-12-31" calcext:value-type="date">
            <text:p>2022-12-31</text:p>
          </table:table-cell>
          <table:table-cell table:style-name="ce1" office:value-type="date" office:date-value="2021-12-31" calcext:value-type="date">
            <text:p>2021-12-31</text:p>
          </table:table-cell>
          <table:table-cell table:formula="of:=([.P128]-[.AD128])/[.AD128]" office:value-type="percentage" office:value="-0.0650373054052591" calcext:value-type="percentage">
            <text:p>-6.50%</text:p>
          </table:table-cell>
          <table:table-cell table:formula="of:=([.L128]-[.M128])/[.AD128]" office:value-type="percentage" office:value="0.0225859421993066" calcext:value-type="percentage">
            <text:p>2.26%</text:p>
          </table:table-cell>
          <table:table-cell table:formula="of:=([.R128]-[.S128])/[.AD128]" office:value-type="percentage" office:value="0" calcext:value-type="percentage">
            <text:p>0.00%</text:p>
          </table:table-cell>
          <table:table-cell table:formula="of:=[.Y128]/[.AD128]" office:value-type="percentage" office:value="-0.00630909921130314" calcext:value-type="percentage">
            <text:p>-0.63%</text:p>
          </table:table-cell>
          <table:table-cell office:value-type="float" office:value="123830000" calcext:value-type="float">
            <text:p>123830000</text:p>
          </table:table-cell>
          <table:table-cell office:value-type="float" office:value="370000" calcext:value-type="float">
            <text:p>370000</text:p>
          </table:table-cell>
          <table:table-cell office:value-type="float" office:value="1539359000" calcext:value-type="float">
            <text:p>1539359000</text:p>
          </table:table-cell>
          <table:table-cell office:value-type="float" office:value="1662819000" calcext:value-type="float">
            <text:p>1662819000</text:p>
          </table:table-cell>
          <table:table-cell office:value-type="float" office:value="5110723000" calcext:value-type="float">
            <text:p>5110723000</text:p>
          </table:table-cell>
          <table:table-cell table:number-columns-repeated="4"/>
          <table:table-cell office:value-type="float" office:value="3869609000" calcext:value-type="float">
            <text:p>3869609000</text:p>
          </table:table-cell>
          <table:table-cell office:value-type="float" office:value="5888317000" calcext:value-type="float">
            <text:p>5888317000</text:p>
          </table:table-cell>
          <table:table-cell office:value-type="float" office:value="5427176000" calcext:value-type="float">
            <text:p>5427176000</text:p>
          </table:table-cell>
          <table:table-cell office:value-type="float" office:value="67405000" calcext:value-type="float">
            <text:p>67405000</text:p>
          </table:table-cell>
          <table:table-cell office:value-type="float" office:value="-34487000" calcext:value-type="float">
            <text:p>-34487000</text:p>
          </table:table-cell>
          <table:table-cell office:value-type="float" office:value="5115000" calcext:value-type="float">
            <text:p>5115000</text:p>
          </table:table-cell>
          <table:table-cell office:value-type="float" office:value="20587000" calcext:value-type="float">
            <text:p>20587000</text:p>
          </table:table-cell>
          <table:table-cell office:value-type="float" office:value="1693632000" calcext:value-type="float">
            <text:p>1693632000</text:p>
          </table:table-cell>
          <table:table-cell office:value-type="float" office:value="1678160000" calcext:value-type="float">
            <text:p>1678160000</text:p>
          </table:table-cell>
          <table:table-cell office:value-type="float" office:value="5466232000" calcext:value-type="float">
            <text:p>5466232000</text:p>
          </table:table-cell>
          <table:table-cell table:number-columns-repeated="4"/>
          <table:table-cell office:value-type="float" office:value="3420804000" calcext:value-type="float">
            <text:p>3420804000</text:p>
          </table:table-cell>
          <table:table-cell office:value-type="float" office:value="6212189000" calcext:value-type="float">
            <text:p>6212189000</text:p>
          </table:table-cell>
          <table:table-cell office:value-type="float" office:value="5710162000" calcext:value-type="float">
            <text:p>5710162000</text:p>
          </table:table-cell>
          <table:table-cell office:value-type="float" office:value="20044000" calcext:value-type="float">
            <text:p>20044000</text:p>
          </table:table-cell>
          <table:table-cell office:value-type="float" office:value="14050000" calcext:value-type="float">
            <text:p>14050000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table:number-columns-repeated="4"/>
          <table:table-cell office:value-type="string" calcext:value-type="string">
            <text:p>LoansAndLeasesReceivableGrossCarryingAmount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table:number-columns-repeated="4"/>
          <table:table-cell office:value-type="string" calcext:value-type="string">
            <text:p>LoansAndLeasesReceivableGrossCarryingAmount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</table:table-row>
        <table:table-row table:style-name="ro1">
          <table:table-cell office:value-type="float" office:value="1722010" calcext:value-type="float">
            <text:p>1722010</text:p>
          </table:table-cell>
          <table:table-cell office:value-type="string" calcext:value-type="string">
            <text:p>OPBK</text:p>
          </table:table-cell>
          <table:table-cell office:value-type="string" calcext:value-type="string">
            <text:p>OP Bancorp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D</text:p>
          </table:table-cell>
          <table:table-cell table:style-name="ce1" office:value-type="date" office:date-value="2022-12-31" calcext:value-type="date">
            <text:p>2022-12-31</text:p>
          </table:table-cell>
          <table:table-cell table:style-name="ce1" office:value-type="date" office:date-value="2021-12-31" calcext:value-type="date">
            <text:p>2021-12-31</text:p>
          </table:table-cell>
          <table:table-cell table:formula="of:=([.P129]-[.AD129])/[.AD129]" office:value-type="percentage" office:value="0.229263278111893" calcext:value-type="percentage">
            <text:p>22.93%</text:p>
          </table:table-cell>
          <table:table-cell table:formula="of:=([.L129]-[.M129])/[.AD129]" office:value-type="percentage" office:value="0.0165136310954027" calcext:value-type="percentage">
            <text:p>1.65%</text:p>
          </table:table-cell>
          <table:table-cell table:formula="of:=([.R129]-[.S129])/[.AD129]" office:value-type="percentage" office:value="0" calcext:value-type="percentage">
            <text:p>0.00%</text:p>
          </table:table-cell>
          <table:table-cell table:formula="of:=[.Y129]/[.AD129]" office:value-type="percentage" office:value="0.0108626356362764" calcext:value-type="percentage">
            <text:p>1.09%</text:p>
          </table:table-cell>
          <table:table-cell office:value-type="float" office:value="25334000" calcext:value-type="float">
            <text:p>25334000</text:p>
          </table:table-cell>
          <table:table-cell office:value-type="float" office:value="1000" calcext:value-type="float">
            <text:p>1000</text:p>
          </table:table-cell>
          <table:table-cell office:value-type="float" office:value="209809000" calcext:value-type="float">
            <text:p>209809000</text:p>
          </table:table-cell>
          <table:table-cell office:value-type="float" office:value="235142000" calcext:value-type="float">
            <text:p>235142000</text:p>
          </table:table-cell>
          <table:table-cell office:value-type="float" office:value="1885771000" calcext:value-type="float">
            <text:p>1885771000</text:p>
          </table:table-cell>
          <table:table-cell table:number-columns-repeated="5"/>
          <table:table-cell office:value-type="float" office:value="2094497000" calcext:value-type="float">
            <text:p>2094497000</text:p>
          </table:table-cell>
          <table:table-cell office:value-type="float" office:value="1917581000" calcext:value-type="float">
            <text:p>1917581000</text:p>
          </table:table-cell>
          <table:table-cell office:value-type="float" office:value="33310000" calcext:value-type="float">
            <text:p>33310000</text:p>
          </table:table-cell>
          <table:table-cell office:value-type="float" office:value="16664000" calcext:value-type="float">
            <text:p>16664000</text:p>
          </table:table-cell>
          <table:table-cell office:value-type="float" office:value="2130000" calcext:value-type="float">
            <text:p>2130000</text:p>
          </table:table-cell>
          <table:table-cell office:value-type="float" office:value="431000" calcext:value-type="float">
            <text:p>431000</text:p>
          </table:table-cell>
          <table:table-cell office:value-type="float" office:value="150444000" calcext:value-type="float">
            <text:p>150444000</text:p>
          </table:table-cell>
          <table:table-cell office:value-type="float" office:value="152143000" calcext:value-type="float">
            <text:p>152143000</text:p>
          </table:table-cell>
          <table:table-cell office:value-type="float" office:value="1534066000" calcext:value-type="float">
            <text:p>1534066000</text:p>
          </table:table-cell>
          <table:table-cell table:number-columns-repeated="4"/>
          <table:table-cell office:value-type="float" office:value="1314019000" calcext:value-type="float">
            <text:p>1314019000</text:p>
          </table:table-cell>
          <table:table-cell office:value-type="float" office:value="1726691000" calcext:value-type="float">
            <text:p>1726691000</text:p>
          </table:table-cell>
          <table:table-cell office:value-type="float" office:value="1561469000" calcext:value-type="float">
            <text:p>1561469000</text:p>
          </table:table-cell>
          <table:table-cell office:value-type="float" office:value="9134000" calcext:value-type="float">
            <text:p>9134000</text:p>
          </table:table-cell>
          <table:table-cell office:value-type="float" office:value="26803000" calcext:value-type="float">
            <text:p>26803000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table:number-columns-repeated="5"/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table:number-columns-repeated="4"/>
          <table:table-cell office:value-type="string" calcext:value-type="string">
            <text:p>NotesReceivableGross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</table:table-row>
        <table:table-row table:style-name="ro1">
          <table:table-cell office:value-type="float" office:value="1288855" calcext:value-type="float">
            <text:p>1288855</text:p>
          </table:table-cell>
          <table:table-cell office:value-type="string" calcext:value-type="string">
            <text:p>OPHC</text:p>
          </table:table-cell>
          <table:table-cell office:value-type="string" calcext:value-type="string">
            <text:p>OptimumBank Holdings Inc.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D</text:p>
          </table:table-cell>
          <table:table-cell table:style-name="ce1" office:value-type="date" office:date-value="2022-12-31" calcext:value-type="date">
            <text:p>2022-12-31</text:p>
          </table:table-cell>
          <table:table-cell table:style-name="ce1" office:value-type="date" office:date-value="2021-12-31" calcext:value-type="date">
            <text:p>2021-12-31</text:p>
          </table:table-cell>
          <table:table-cell table:formula="of:=([.P130]-[.AD130])/[.AD130]" office:value-type="percentage" office:value="0.736662141784946" calcext:value-type="percentage">
            <text:p>73.67%</text:p>
          </table:table-cell>
          <table:table-cell table:formula="of:=([.L130]-[.M130])/[.AD130]" office:value-type="percentage" office:value="0" calcext:value-type="percentage">
            <text:p>0.00%</text:p>
          </table:table-cell>
          <table:table-cell table:formula="of:=([.R130]-[.S130])/[.AD130]" office:value-type="percentage" office:value="-0.000123095019096825" calcext:value-type="percentage">
            <text:p>-0.01%</text:p>
          </table:table-cell>
          <table:table-cell table:formula="of:=[.Y130]/[.AD130]" office:value-type="percentage" office:value="-0.00399374950847475" calcext:value-type="percentage">
            <text:p>-0.40%</text:p>
          </table:table-cell>
          <table:table-cell table:number-columns-repeated="2"/>
          <table:table-cell office:value-type="float" office:value="25102000" calcext:value-type="float">
            <text:p>25102000</text:p>
          </table:table-cell>
          <table:table-cell office:value-type="float" office:value="32888000" calcext:value-type="float">
            <text:p>32888000</text:p>
          </table:table-cell>
          <table:table-cell office:value-type="float" office:value="507899000" calcext:value-type="float">
            <text:p>507899000</text:p>
          </table:table-cell>
          <table:table-cell office:value-type="float" office:value="504000" calcext:value-type="float">
            <text:p>504000</text:p>
          </table:table-cell>
          <table:table-cell/>
          <table:table-cell office:value-type="float" office:value="36000" calcext:value-type="float">
            <text:p>36000</text:p>
          </table:table-cell>
          <table:table-cell office:value-type="float" office:value="540000" calcext:value-type="float">
            <text:p>540000</text:p>
          </table:table-cell>
          <table:table-cell office:value-type="float" office:value="483378000" calcext:value-type="float">
            <text:p>483378000</text:p>
          </table:table-cell>
          <table:table-cell office:value-type="float" office:value="585219000" calcext:value-type="float">
            <text:p>585219000</text:p>
          </table:table-cell>
          <table:table-cell office:value-type="float" office:value="522639000" calcext:value-type="float">
            <text:p>522639000</text:p>
          </table:table-cell>
          <table:table-cell office:value-type="float" office:value="4023000" calcext:value-type="float">
            <text:p>4023000</text:p>
          </table:table-cell>
          <table:table-cell office:value-type="float" office:value="-1168000" calcext:value-type="float">
            <text:p>-1168000</text:p>
          </table:table-cell>
          <table:table-cell table:number-columns-repeated="2"/>
          <table:table-cell office:value-type="float" office:value="34394000" calcext:value-type="float">
            <text:p>34394000</text:p>
          </table:table-cell>
          <table:table-cell office:value-type="float" office:value="35210000" calcext:value-type="float">
            <text:p>35210000</text:p>
          </table:table-cell>
          <table:table-cell office:value-type="float" office:value="292457000" calcext:value-type="float">
            <text:p>292457000</text:p>
          </table:table-cell>
          <table:table-cell office:value-type="float" office:value="1071000" calcext:value-type="float">
            <text:p>1071000</text:p>
          </table:table-cell>
          <table:table-cell office:value-type="float" office:value="31000" calcext:value-type="float">
            <text:p>31000</text:p>
          </table:table-cell>
          <table:table-cell/>
          <table:table-cell office:value-type="float" office:value="1040000" calcext:value-type="float">
            <text:p>1040000</text:p>
          </table:table-cell>
          <table:table-cell office:value-type="float" office:value="251399000" calcext:value-type="float">
            <text:p>251399000</text:p>
          </table:table-cell>
          <table:table-cell office:value-type="float" office:value="351878000" calcext:value-type="float">
            <text:p>351878000</text:p>
          </table:table-cell>
          <table:table-cell office:value-type="float" office:value="313368000" calcext:value-type="float">
            <text:p>313368000</text:p>
          </table:table-cell>
          <table:table-cell office:value-type="float" office:value="6296000" calcext:value-type="float">
            <text:p>6296000</text:p>
          </table:table-cell>
          <table:table-cell office:value-type="float" office:value="5730000" calcext:value-type="float">
            <text:p>5730000</text:p>
          </table:table-cell>
          <table:table-cell table:number-columns-repeated="2"/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/>
          <table:table-cell office:value-type="string" calcext:value-type="string">
            <text:p>HeldToMaturitySecuritiesAccumulatedUnrecognizedHoldingLoss</text:p>
          </table:table-cell>
          <table:table-cell office:value-type="string" calcext:value-type="string">
            <text:p>HeldToMaturitySecurities</text:p>
          </table:table-cell>
          <table:table-cell office:value-type="string" calcext:value-type="string">
            <text:p>LoansAndLeasesReceivableGrossCarryingAmount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  <table:table-cell table:number-columns-repeated="2"/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office:value-type="string" calcext:value-type="string">
            <text:p>HeldToMaturitySecuritiesAccumulatedUnrecognizedHoldingGain</text:p>
          </table:table-cell>
          <table:table-cell/>
          <table:table-cell office:value-type="string" calcext:value-type="string">
            <text:p>HeldToMaturitySecurities</text:p>
          </table:table-cell>
          <table:table-cell office:value-type="string" calcext:value-type="string">
            <text:p>LoansAndLeasesReceivableGrossCarryingAmount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</table:table-row>
        <table:table-row table:style-name="ro1">
          <table:table-cell office:value-type="float" office:value="1516912" calcext:value-type="float">
            <text:p>1516912</text:p>
          </table:table-cell>
          <table:table-cell office:value-type="string" calcext:value-type="string">
            <text:p>OBNK</text:p>
          </table:table-cell>
          <table:table-cell office:value-type="string" calcext:value-type="string">
            <text:p>Origin Bancorp Inc.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D</text:p>
          </table:table-cell>
          <table:table-cell table:style-name="ce1" office:value-type="date" office:date-value="2022-12-31" calcext:value-type="date">
            <text:p>2022-12-31</text:p>
          </table:table-cell>
          <table:table-cell table:style-name="ce1" office:value-type="date" office:date-value="2022-08-01" calcext:value-type="date">
            <text:p>2022-08-01</text:p>
          </table:table-cell>
          <table:table-cell table:formula="of:=([.P131]-[.AD131])/[.AD131]" office:value-type="percentage" office:value="-0.0268207759699625" calcext:value-type="percentage">
            <text:p>-2.68%</text:p>
          </table:table-cell>
          <table:table-cell table:formula="of:=([.L131]-[.M131])/[.AD131]" office:value-type="percentage" office:value="0.0254682102628285" calcext:value-type="percentage">
            <text:p>2.55%</text:p>
          </table:table-cell>
          <table:table-cell table:formula="of:=([.R131]-[.S131])/[.AD131]" office:value-type="percentage" office:value="0" calcext:value-type="percentage">
            <text:p>0.00%</text:p>
          </table:table-cell>
          <table:table-cell table:formula="of:=[.Y131]/[.AD131]" office:value-type="percentage" office:value="-0.00974831038798498" calcext:value-type="percentage">
            <text:p>-0.97%</text:p>
          </table:table-cell>
          <table:table-cell office:value-type="float" office:value="204491000" calcext:value-type="float">
            <text:p>204491000</text:p>
          </table:table-cell>
          <table:table-cell office:value-type="float" office:value="1000000" calcext:value-type="float">
            <text:p>1000000</text:p>
          </table:table-cell>
          <table:table-cell table:number-columns-repeated="2"/>
          <table:table-cell office:value-type="float" office:value="7775702000" calcext:value-type="float">
            <text:p>7775702000</text:p>
          </table:table-cell>
          <table:table-cell office:value-type="float" office:value="11970000" calcext:value-type="float">
            <text:p>11970000</text:p>
          </table:table-cell>
          <table:table-cell table:number-columns-repeated="4"/>
          <table:table-cell office:value-type="float" office:value="9686067000" calcext:value-type="float">
            <text:p>9686067000</text:p>
          </table:table-cell>
          <table:table-cell office:value-type="float" office:value="8736124000" calcext:value-type="float">
            <text:p>8736124000</text:p>
          </table:table-cell>
          <table:table-cell office:value-type="float" office:value="87715000" calcext:value-type="float">
            <text:p>87715000</text:p>
          </table:table-cell>
          <table:table-cell office:value-type="float" office:value="-77889000" calcext:value-type="float">
            <text:p>-77889000</text:p>
          </table:table-cell>
          <table:table-cell table:number-columns-repeated="4"/>
          <table:table-cell office:value-type="float" office:value="7990000000" calcext:value-type="float">
            <text:p>7990000000</text:p>
          </table:table-cell>
          <table:table-cell table:number-columns-repeated="5"/>
          <table:table-cell office:value-type="float" office:value="9840000000" calcext:value-type="float">
            <text:p>9840000000</text:p>
          </table:table-cell>
          <table:table-cell table:number-columns-repeated="3"/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table:number-columns-repeated="2"/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table:number-columns-repeated="4"/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  <table:table-cell table:number-columns-repeated="4"/>
          <table:table-cell office:value-type="string" calcext:value-type="string">
            <text:p>Deposits</text:p>
          </table:table-cell>
          <table:table-cell table:number-columns-repeated="5"/>
          <table:table-cell office:value-type="string" calcext:value-type="string">
            <text:p>Assets</text:p>
          </table:table-cell>
          <table:table-cell table:number-columns-repeated="3"/>
        </table:table-row>
        <table:table-row table:style-name="ro1">
          <table:table-cell office:value-type="float" office:value="826154" calcext:value-type="float">
            <text:p>826154</text:p>
          </table:table-cell>
          <table:table-cell office:value-type="string" calcext:value-type="string">
            <text:p>ORRF</text:p>
          </table:table-cell>
          <table:table-cell office:value-type="string" calcext:value-type="string">
            <text:p>Orrstown Financial Services Inc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D</text:p>
          </table:table-cell>
          <table:table-cell table:style-name="ce1" office:value-type="date" office:date-value="2022-12-31" calcext:value-type="date">
            <text:p>2022-12-31</text:p>
          </table:table-cell>
          <table:table-cell table:style-name="ce1" office:value-type="date" office:date-value="2021-12-31" calcext:value-type="date">
            <text:p>2021-12-31</text:p>
          </table:table-cell>
          <table:table-cell table:formula="of:=([.P132]-[.AD132])/[.AD132]" office:value-type="percentage" office:value="0.00459120729238043" calcext:value-type="percentage">
            <text:p>0.46%</text:p>
          </table:table-cell>
          <table:table-cell table:formula="of:=([.L132]-[.M132])/[.AD132]" office:value-type="percentage" office:value="0.0201019988811037" calcext:value-type="percentage">
            <text:p>2.01%</text:p>
          </table:table-cell>
          <table:table-cell table:formula="of:=([.R132]-[.S132])/[.AD132]" office:value-type="percentage" office:value="0" calcext:value-type="percentage">
            <text:p>0.00%</text:p>
          </table:table-cell>
          <table:table-cell table:formula="of:=[.Y132]/[.AD132]" office:value-type="percentage" office:value="-0.00905705600445287" calcext:value-type="percentage">
            <text:p>-0.91%</text:p>
          </table:table-cell>
          <table:table-cell office:value-type="float" office:value="50040000" calcext:value-type="float">
            <text:p>50040000</text:p>
          </table:table-cell>
          <table:table-cell office:value-type="float" office:value="490000" calcext:value-type="float">
            <text:p>490000</text:p>
          </table:table-cell>
          <table:table-cell office:value-type="float" office:value="513728000" calcext:value-type="float">
            <text:p>513728000</text:p>
          </table:table-cell>
          <table:table-cell office:value-type="float" office:value="563278000" calcext:value-type="float">
            <text:p>563278000</text:p>
          </table:table-cell>
          <table:table-cell office:value-type="float" office:value="2476246000" calcext:value-type="float">
            <text:p>2476246000</text:p>
          </table:table-cell>
          <table:table-cell table:number-columns-repeated="4"/>
          <table:table-cell office:value-type="float" office:value="2151232000" calcext:value-type="float">
            <text:p>2151232000</text:p>
          </table:table-cell>
          <table:table-cell office:value-type="float" office:value="2922408000" calcext:value-type="float">
            <text:p>2922408000</text:p>
          </table:table-cell>
          <table:table-cell office:value-type="float" office:value="2693512000" calcext:value-type="float">
            <text:p>2693512000</text:p>
          </table:table-cell>
          <table:table-cell office:value-type="float" office:value="22037000" calcext:value-type="float">
            <text:p>22037000</text:p>
          </table:table-cell>
          <table:table-cell office:value-type="float" office:value="-22325000" calcext:value-type="float">
            <text:p>-22325000</text:p>
          </table:table-cell>
          <table:table-cell office:value-type="float" office:value="3855000" calcext:value-type="float">
            <text:p>3855000</text:p>
          </table:table-cell>
          <table:table-cell office:value-type="float" office:value="9487000" calcext:value-type="float">
            <text:p>9487000</text:p>
          </table:table-cell>
          <table:table-cell office:value-type="float" office:value="472438000" calcext:value-type="float">
            <text:p>472438000</text:p>
          </table:table-cell>
          <table:table-cell office:value-type="float" office:value="466806000" calcext:value-type="float">
            <text:p>466806000</text:p>
          </table:table-cell>
          <table:table-cell office:value-type="float" office:value="2464929000" calcext:value-type="float">
            <text:p>2464929000</text:p>
          </table:table-cell>
          <table:table-cell table:number-columns-repeated="4"/>
          <table:table-cell office:value-type="float" office:value="1979986000" calcext:value-type="float">
            <text:p>1979986000</text:p>
          </table:table-cell>
          <table:table-cell office:value-type="float" office:value="2834565000" calcext:value-type="float">
            <text:p>2834565000</text:p>
          </table:table-cell>
          <table:table-cell office:value-type="float" office:value="2562909000" calcext:value-type="float">
            <text:p>2562909000</text:p>
          </table:table-cell>
          <table:table-cell office:value-type="float" office:value="32881000" calcext:value-type="float">
            <text:p>32881000</text:p>
          </table:table-cell>
          <table:table-cell office:value-type="float" office:value="33984000" calcext:value-type="float">
            <text:p>33984000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table:number-columns-repeated="4"/>
          <table:table-cell office:value-type="string" calcext:value-type="string">
            <text:p>NotesReceivableGross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table:number-columns-repeated="4"/>
          <table:table-cell office:value-type="string" calcext:value-type="string">
            <text:p>NotesReceivableGross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</table:table-row>
        <table:table-row table:style-name="ro1">
          <table:table-cell office:value-type="float" office:value="1028918" calcext:value-type="float">
            <text:p>1028918</text:p>
          </table:table-cell>
          <table:table-cell office:value-type="string" calcext:value-type="string">
            <text:p>PPBI</text:p>
          </table:table-cell>
          <table:table-cell office:value-type="string" calcext:value-type="string">
            <text:p>Pacific Premier Bancorp Inc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D</text:p>
          </table:table-cell>
          <table:table-cell table:style-name="ce1" office:value-type="date" office:date-value="2022-12-31" calcext:value-type="date">
            <text:p>2022-12-31</text:p>
          </table:table-cell>
          <table:table-cell table:style-name="ce1" office:value-type="date" office:date-value="2021-12-31" calcext:value-type="date">
            <text:p>2021-12-31</text:p>
          </table:table-cell>
          <table:table-cell table:formula="of:=([.P133]-[.AD133])/[.AD133]" office:value-type="percentage" office:value="0.0138360415174728" calcext:value-type="percentage">
            <text:p>1.38%</text:p>
          </table:table-cell>
          <table:table-cell table:formula="of:=([.L133]-[.M133])/[.AD133]" office:value-type="percentage" office:value="0.0177459274115545" calcext:value-type="percentage">
            <text:p>1.77%</text:p>
          </table:table-cell>
          <table:table-cell table:formula="of:=([.R133]-[.S133])/[.AD133]" office:value-type="percentage" office:value="-0.0170024531437393" calcext:value-type="percentage">
            <text:p>-1.70%</text:p>
          </table:table-cell>
          <table:table-cell table:formula="of:=[.Y133]/[.AD133]" office:value-type="percentage" office:value="0.00153999958751054" calcext:value-type="percentage">
            <text:p>0.15%</text:p>
          </table:table-cell>
          <table:table-cell office:value-type="float" office:value="303732000" calcext:value-type="float">
            <text:p>303732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7352401000" calcext:value-type="float">
            <text:p>17352401000</text:p>
          </table:table-cell>
          <table:table-cell office:value-type="float" office:value="1097096000" calcext:value-type="float">
            <text:p>1097096000</text:p>
          </table:table-cell>
          <table:table-cell office:value-type="float" office:value="44000" calcext:value-type="float">
            <text:p>44000</text:p>
          </table:table-cell>
          <table:table-cell office:value-type="float" office:value="291051000" calcext:value-type="float">
            <text:p>291051000</text:p>
          </table:table-cell>
          <table:table-cell table:number-columns-repeated="2"/>
          <table:table-cell office:value-type="float" office:value="21688017000" calcext:value-type="float">
            <text:p>21688017000</text:p>
          </table:table-cell>
          <table:table-cell office:value-type="float" office:value="18889628000" calcext:value-type="float">
            <text:p>18889628000</text:p>
          </table:table-cell>
          <table:table-cell office:value-type="float" office:value="283743000" calcext:value-type="float">
            <text:p>283743000</text:p>
          </table:table-cell>
          <table:table-cell office:value-type="float" office:value="26358000" calcext:value-type="float">
            <text:p>26358000</text:p>
          </table:table-cell>
          <table:table-cell office:value-type="float" office:value="50957000" calcext:value-type="float">
            <text:p>50957000</text:p>
          </table:table-cell>
          <table:table-cell office:value-type="float" office:value="46232000" calcext:value-type="float">
            <text:p>46232000</text:p>
          </table:table-cell>
          <table:table-cell office:value-type="float" office:value="4273864000" calcext:value-type="float">
            <text:p>4273864000</text:p>
          </table:table-cell>
          <table:table-cell office:value-type="float" office:value="267114000" calcext:value-type="float">
            <text:p>267114000</text:p>
          </table:table-cell>
          <table:table-cell office:value-type="float" office:value="17115589000" calcext:value-type="float">
            <text:p>17115589000</text:p>
          </table:table-cell>
          <table:table-cell office:value-type="float" office:value="384423000" calcext:value-type="float">
            <text:p>384423000</text:p>
          </table:table-cell>
          <table:table-cell office:value-type="float" office:value="4398000" calcext:value-type="float">
            <text:p>4398000</text:p>
          </table:table-cell>
          <table:table-cell office:value-type="float" office:value="1649000" calcext:value-type="float">
            <text:p>1649000</text:p>
          </table:table-cell>
          <table:table-cell office:value-type="float" office:value="381696000" calcext:value-type="float">
            <text:p>381696000</text:p>
          </table:table-cell>
          <table:table-cell/>
          <table:table-cell office:value-type="float" office:value="21094429000" calcext:value-type="float">
            <text:p>21094429000</text:p>
          </table:table-cell>
          <table:table-cell office:value-type="float" office:value="18208118000" calcext:value-type="float">
            <text:p>18208118000</text:p>
          </table:table-cell>
          <table:table-cell office:value-type="float" office:value="84831000" calcext:value-type="float">
            <text:p>84831000</text:p>
          </table:table-cell>
          <table:table-cell office:value-type="float" office:value="75793000" calcext:value-type="float">
            <text:p>75793000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table:number-columns-repeated="2"/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office:value-type="string" calcext:value-type="string">
            <text:p>HeldToMaturitySecuritiesAccumulatedUnrecognizedHoldingGain</text:p>
          </table:table-cell>
          <table:table-cell office:value-type="string" calcext:value-type="string">
            <text:p>HeldToMaturitySecuritiesAccumulatedUnrecognizedHoldingLoss</text:p>
          </table:table-cell>
          <table:table-cell table:number-columns-repeated="2"/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office:value-type="string" calcext:value-type="string">
            <text:p>HeldToMaturitySecuritiesAccumulatedUnrecognizedHoldingGain</text:p>
          </table:table-cell>
          <table:table-cell office:value-type="string" calcext:value-type="string">
            <text:p>HeldToMaturitySecuritiesAccumulatedUnrecognizedHoldingLoss</text:p>
          </table:table-cell>
          <table:table-cell office:value-type="string" calcext:value-type="string">
            <text:p>HeldToMaturitySecurities</text:p>
          </table:table-cell>
          <table:table-cell/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</table:table-row>
        <table:table-row table:style-name="ro1">
          <table:table-cell office:value-type="float" office:value="1102112" calcext:value-type="float">
            <text:p>1102112</text:p>
          </table:table-cell>
          <table:table-cell office:value-type="string" calcext:value-type="string">
            <text:p>PACW</text:p>
          </table:table-cell>
          <table:table-cell office:value-type="string" calcext:value-type="string">
            <text:p>PacWest Bancorp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D</text:p>
          </table:table-cell>
          <table:table-cell table:style-name="ce1" office:value-type="date" office:date-value="2022-12-31" calcext:value-type="date">
            <text:p>2022-12-31</text:p>
          </table:table-cell>
          <table:table-cell table:style-name="ce1" office:value-type="date" office:date-value="2021-12-31" calcext:value-type="date">
            <text:p>2021-12-31</text:p>
          </table:table-cell>
          <table:table-cell table:formula="of:=([.P134]-[.AD134])/[.AD134]" office:value-type="percentage" office:value="-0.0303283150403039" calcext:value-type="percentage">
            <text:p>-3.03%</text:p>
          </table:table-cell>
          <table:table-cell table:formula="of:=([.L134]-[.M134])/[.AD134]" office:value-type="percentage" office:value="0.138145910322196" calcext:value-type="percentage">
            <text:p>13.81%</text:p>
          </table:table-cell>
          <table:table-cell table:formula="of:=([.R134]-[.S134])/[.AD134]" office:value-type="percentage" office:value="-0.00453351910523866" calcext:value-type="percentage">
            <text:p>-0.45%</text:p>
          </table:table-cell>
          <table:table-cell table:formula="of:=[.Y134]/[.AD134]" office:value-type="percentage" office:value="-0.0123795933550827" calcext:value-type="percentage">
            <text:p>-1.24%</text:p>
          </table:table-cell>
          <table:table-cell office:value-type="float" office:value="4834803000" calcext:value-type="float">
            <text:p>4834803000</text:p>
          </table:table-cell>
          <table:table-cell office:value-type="float" office:value="6000" calcext:value-type="float">
            <text:p>6000</text:p>
          </table:table-cell>
          <table:table-cell office:value-type="float" office:value="4843487000" calcext:value-type="float">
            <text:p>4843487000</text:p>
          </table:table-cell>
          <table:table-cell office:value-type="float" office:value="5654617000" calcext:value-type="float">
            <text:p>5654617000</text:p>
          </table:table-cell>
          <table:table-cell office:value-type="float" office:value="33936334000" calcext:value-type="float">
            <text:p>33936334000</text:p>
          </table:table-cell>
          <table:table-cell office:value-type="float" office:value="2110472000" calcext:value-type="float">
            <text:p>2110472000</text:p>
          </table:table-cell>
          <table:table-cell office:value-type="float" office:value="8000" calcext:value-type="float">
            <text:p>8000</text:p>
          </table:table-cell>
          <table:table-cell office:value-type="float" office:value="158671000" calcext:value-type="float">
            <text:p>158671000</text:p>
          </table:table-cell>
          <table:table-cell office:value-type="float" office:value="2270635000" calcext:value-type="float">
            <text:p>2270635000</text:p>
          </table:table-cell>
          <table:table-cell office:value-type="float" office:value="28726016000" calcext:value-type="float">
            <text:p>28726016000</text:p>
          </table:table-cell>
          <table:table-cell office:value-type="float" office:value="41228936000" calcext:value-type="float">
            <text:p>41228936000</text:p>
          </table:table-cell>
          <table:table-cell office:value-type="float" office:value="37278405000" calcext:value-type="float">
            <text:p>37278405000</text:p>
          </table:table-cell>
          <table:table-cell office:value-type="float" office:value="423613000" calcext:value-type="float">
            <text:p>423613000</text:p>
          </table:table-cell>
          <table:table-cell office:value-type="float" office:value="-433258000" calcext:value-type="float">
            <text:p>-433258000</text:p>
          </table:table-cell>
          <table:table-cell office:value-type="float" office:value="5424991000" calcext:value-type="float">
            <text:p>5424991000</text:p>
          </table:table-cell>
          <table:table-cell office:value-type="float" office:value="163035000" calcext:value-type="float">
            <text:p>163035000</text:p>
          </table:table-cell>
          <table:table-cell office:value-type="float" office:value="10694458000" calcext:value-type="float">
            <text:p>10694458000</text:p>
          </table:table-cell>
          <table:table-cell office:value-type="float" office:value="10603518000" calcext:value-type="float">
            <text:p>10603518000</text:p>
          </table:table-cell>
          <table:table-cell office:value-type="float" office:value="34997757000" calcext:value-type="float">
            <text:p>34997757000</text:p>
          </table:table-cell>
          <table:table-cell table:number-columns-repeated="4"/>
          <table:table-cell office:value-type="float" office:value="23026308000" calcext:value-type="float">
            <text:p>23026308000</text:p>
          </table:table-cell>
          <table:table-cell office:value-type="float" office:value="40443344000" calcext:value-type="float">
            <text:p>40443344000</text:p>
          </table:table-cell>
          <table:table-cell office:value-type="float" office:value="36443714000" calcext:value-type="float">
            <text:p>36443714000</text:p>
          </table:table-cell>
          <table:table-cell office:value-type="float" office:value="606959000" calcext:value-type="float">
            <text:p>606959000</text:p>
          </table:table-cell>
          <table:table-cell office:value-type="float" office:value="500404000" calcext:value-type="float">
            <text:p>500404000</text:p>
          </table:table-cell>
          <table:table-cell office:value-type="string" calcext:value-type="string">
            <text:p>DebtSecuritiesAvailableForSaleUnrealizedLossPosition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office:value-type="string" calcext:value-type="string">
            <text:p>HeldToMaturitySecuritiesAccumulatedUnrecognizedHoldingGain</text:p>
          </table:table-cell>
          <table:table-cell office:value-type="string" calcext:value-type="string">
            <text:p>HeldToMaturitySecuritiesAccumulatedUnrecognizedHoldingLoss</text:p>
          </table:table-cell>
          <table:table-cell office:value-type="string" calcext:value-type="string">
            <text:p>HeldToMaturitySecurities</text:p>
          </table:table-cell>
          <table:table-cell office:value-type="string" calcext:value-type="string">
            <text:p>LoansAndLeasesReceivableGrossCarryingAmount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  <table:table-cell office:value-type="string" calcext:value-type="string">
            <text:p>DebtSecuritiesAvailableForSaleUnrealizedLossPosition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table:number-columns-repeated="4"/>
          <table:table-cell office:value-type="string" calcext:value-type="string">
            <text:p>LoansAndLeasesReceivableGrossCarryingAmount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</table:table-row>
        <table:table-row table:style-name="ro1">
          <table:table-cell office:value-type="float" office:value="1315399" calcext:value-type="float">
            <text:p>1315399</text:p>
          </table:table-cell>
          <table:table-cell office:value-type="string" calcext:value-type="string">
            <text:p>PKBK</text:p>
          </table:table-cell>
          <table:table-cell office:value-type="string" calcext:value-type="string">
            <text:p>Parke Bancorp Inc.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D</text:p>
          </table:table-cell>
          <table:table-cell table:style-name="ce1" office:value-type="date" office:date-value="2022-12-31" calcext:value-type="date">
            <text:p>2022-12-31</text:p>
          </table:table-cell>
          <table:table-cell table:style-name="ce1" office:value-type="date" office:date-value="2021-12-31" calcext:value-type="date">
            <text:p>2021-12-31</text:p>
          </table:table-cell>
          <table:table-cell table:formula="of:=([.P135]-[.AD135])/[.AD135]" office:value-type="percentage" office:value="-0.108814697949005" calcext:value-type="percentage">
            <text:p>-10.88%</text:p>
          </table:table-cell>
          <table:table-cell table:formula="of:=([.L135]-[.M135])/[.AD135]" office:value-type="percentage" office:value="0.000400925124829649" calcext:value-type="percentage">
            <text:p>0.04%</text:p>
          </table:table-cell>
          <table:table-cell table:formula="of:=([.R135]-[.S135])/[.AD135]" office:value-type="percentage" office:value="-0.000889499606991591" calcext:value-type="percentage">
            <text:p>-0.09%</text:p>
          </table:table-cell>
          <table:table-cell table:formula="of:=[.Y135]/[.AD135]" office:value-type="percentage" office:value="0.0232140736593889" calcext:value-type="percentage">
            <text:p>2.32%</text:p>
          </table:table-cell>
          <table:table-cell office:value-type="float" office:value="712000" calcext:value-type="float">
            <text:p>71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  <table:table-cell office:value-type="float" office:value="1575981000" calcext:value-type="float">
            <text:p>1575981000</text:p>
          </table:table-cell>
          <table:table-cell office:value-type="float" office:value="7805000" calcext:value-type="float">
            <text:p>7805000</text:p>
          </table:table-cell>
          <table:table-cell office:value-type="float" office:value="56000" calcext:value-type="float">
            <text:p>56000</text:p>
          </table:table-cell>
          <table:table-cell office:value-type="float" office:value="1629000" calcext:value-type="float">
            <text:p>1629000</text:p>
          </table:table-cell>
          <table:table-cell table:number-columns-repeated="2"/>
          <table:table-cell office:value-type="float" office:value="1984915000" calcext:value-type="float">
            <text:p>1984915000</text:p>
          </table:table-cell>
          <table:table-cell office:value-type="float" office:value="1718881000" calcext:value-type="float">
            <text:p>1718881000</text:p>
          </table:table-cell>
          <table:table-cell office:value-type="float" office:value="41823000" calcext:value-type="float">
            <text:p>41823000</text:p>
          </table:table-cell>
          <table:table-cell office:value-type="float" office:value="41052000" calcext:value-type="float">
            <text:p>41052000</text:p>
          </table:table-cell>
          <table:table-cell office:value-type="float" office:value="42000" calcext:value-type="float">
            <text:p>42000</text:p>
          </table:table-cell>
          <table:table-cell office:value-type="float" office:value="372000" calcext:value-type="float">
            <text:p>372000</text:p>
          </table:table-cell>
          <table:table-cell table:number-columns-repeated="2"/>
          <table:table-cell office:value-type="float" office:value="1768410000" calcext:value-type="float">
            <text:p>1768410000</text:p>
          </table:table-cell>
          <table:table-cell office:value-type="float" office:value="10025000" calcext:value-type="float">
            <text:p>10025000</text:p>
          </table:table-cell>
          <table:table-cell office:value-type="float" office:value="241000" calcext:value-type="float">
            <text:p>241000</text:p>
          </table:table-cell>
          <table:table-cell office:value-type="float" office:value="134000" calcext:value-type="float">
            <text:p>134000</text:p>
          </table:table-cell>
          <table:table-cell table:number-columns-repeated="2"/>
          <table:table-cell office:value-type="float" office:value="2136445000" calcext:value-type="float">
            <text:p>2136445000</text:p>
          </table:table-cell>
          <table:table-cell office:value-type="float" office:value="1904084000" calcext:value-type="float">
            <text:p>1904084000</text:p>
          </table:table-cell>
          <table:table-cell office:value-type="float" office:value="40760000" calcext:value-type="float">
            <text:p>40760000</text:p>
          </table:table-cell>
          <table:table-cell office:value-type="float" office:value="40542000" calcext:value-type="float">
            <text:p>40542000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table:number-columns-repeated="2"/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office:value-type="string" calcext:value-type="string">
            <text:p>HeldToMaturitySecuritiesAccumulatedUnrecognizedHoldingGain</text:p>
          </table:table-cell>
          <table:table-cell office:value-type="string" calcext:value-type="string">
            <text:p>HeldToMaturitySecuritiesAccumulatedUnrecognizedHoldingLoss</text:p>
          </table:table-cell>
          <table:table-cell table:number-columns-repeated="2"/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table:number-columns-repeated="2"/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office:value-type="string" calcext:value-type="string">
            <text:p>HeldToMaturitySecuritiesAccumulatedUnrecognizedHoldingGain</text:p>
          </table:table-cell>
          <table:table-cell office:value-type="string" calcext:value-type="string">
            <text:p>HeldToMaturitySecuritiesAccumulatedUnrecognizedHoldingLoss</text:p>
          </table:table-cell>
          <table:table-cell table:number-columns-repeated="2"/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</table:table-row>
        <table:table-row table:style-name="ro1">
          <table:table-cell office:value-type="float" office:value="907471" calcext:value-type="float">
            <text:p>907471</text:p>
          </table:table-cell>
          <table:table-cell office:value-type="string" calcext:value-type="string">
            <text:p>CASH</text:p>
          </table:table-cell>
          <table:table-cell office:value-type="string" calcext:value-type="string">
            <text:p>Pathward Financial Inc.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D</text:p>
          </table:table-cell>
          <table:table-cell table:style-name="ce1" office:value-type="date" office:date-value="2022-09-30" calcext:value-type="date">
            <text:p>2022-09-30</text:p>
          </table:table-cell>
          <table:table-cell table:style-name="ce1" office:value-type="date" office:date-value="2021-09-30" calcext:value-type="date">
            <text:p>2021-09-30</text:p>
          </table:table-cell>
          <table:table-cell table:formula="of:=([.P136]-[.AD136])/[.AD136]" office:value-type="percentage" office:value="0.0636569077153806" calcext:value-type="percentage">
            <text:p>6.37%</text:p>
          </table:table-cell>
          <table:table-cell table:formula="of:=([.L136]-[.M136])/[.AD136]" office:value-type="percentage" office:value="0" calcext:value-type="percentage">
            <text:p>0.00%</text:p>
          </table:table-cell>
          <table:table-cell table:formula="of:=([.R136]-[.S136])/[.AD136]" office:value-type="percentage" office:value="-0.000636630727523318" calcext:value-type="percentage">
            <text:p>-0.06%</text:p>
          </table:table-cell>
          <table:table-cell table:formula="of:=[.Y136]/[.AD136]" office:value-type="percentage" office:value="-0.0116579035501728" calcext:value-type="percentage">
            <text:p>-1.17%</text:p>
          </table:table-cell>
          <table:table-cell table:number-columns-repeated="4"/>
          <table:table-cell office:value-type="float" office:value="5866037000" calcext:value-type="float">
            <text:p>5866037000</text:p>
          </table:table-cell>
          <table:table-cell office:value-type="float" office:value="38171000" calcext:value-type="float">
            <text:p>38171000</text:p>
          </table:table-cell>
          <table:table-cell office:value-type="float" office:value="0" calcext:value-type="float">
            <text:p>0</text:p>
          </table:table-cell>
          <table:table-cell office:value-type="float" office:value="3511000" calcext:value-type="float">
            <text:p>3511000</text:p>
          </table:table-cell>
          <table:table-cell table:number-columns-repeated="2"/>
          <table:table-cell office:value-type="float" office:value="6747410000" calcext:value-type="float">
            <text:p>6747410000</text:p>
          </table:table-cell>
          <table:table-cell office:value-type="float" office:value="6102270000" calcext:value-type="float">
            <text:p>6102270000</text:p>
          </table:table-cell>
          <table:table-cell office:value-type="float" office:value="23420000" calcext:value-type="float">
            <text:p>23420000</text:p>
          </table:table-cell>
          <table:table-cell office:value-type="float" office:value="-64293000" calcext:value-type="float">
            <text:p>-64293000</text:p>
          </table:table-cell>
          <table:table-cell table:number-columns-repeated="4"/>
          <table:table-cell office:value-type="float" office:value="5514971000" calcext:value-type="float">
            <text:p>5514971000</text:p>
          </table:table-cell>
          <table:table-cell office:value-type="float" office:value="56391000" calcext:value-type="float">
            <text:p>56391000</text:p>
          </table:table-cell>
          <table:table-cell office:value-type="float" office:value="193000" calcext:value-type="float">
            <text:p>193000</text:p>
          </table:table-cell>
          <table:table-cell office:value-type="float" office:value="471000" calcext:value-type="float">
            <text:p>471000</text:p>
          </table:table-cell>
          <table:table-cell office:value-type="float" office:value="56669000" calcext:value-type="float">
            <text:p>56669000</text:p>
          </table:table-cell>
          <table:table-cell/>
          <table:table-cell office:value-type="float" office:value="6690650000" calcext:value-type="float">
            <text:p>6690650000</text:p>
          </table:table-cell>
          <table:table-cell office:value-type="float" office:value="5818766000" calcext:value-type="float">
            <text:p>5818766000</text:p>
          </table:table-cell>
          <table:table-cell office:value-type="float" office:value="15903000" calcext:value-type="float">
            <text:p>15903000</text:p>
          </table:table-cell>
          <table:table-cell office:value-type="float" office:value="131765000" calcext:value-type="float">
            <text:p>131765000</text:p>
          </table:table-cell>
          <table:table-cell table:number-columns-repeated="4"/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office:value-type="string" calcext:value-type="string">
            <text:p>HeldToMaturitySecuritiesAccumulatedUnrecognizedHoldingGain</text:p>
          </table:table-cell>
          <table:table-cell office:value-type="string" calcext:value-type="string">
            <text:p>HeldToMaturitySecuritiesAccumulatedUnrecognizedHoldingLoss</text:p>
          </table:table-cell>
          <table:table-cell table:number-columns-repeated="2"/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  <table:table-cell table:number-columns-repeated="4"/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office:value-type="string" calcext:value-type="string">
            <text:p>HeldToMaturitySecuritiesAccumulatedUnrecognizedHoldingGain</text:p>
          </table:table-cell>
          <table:table-cell office:value-type="string" calcext:value-type="string">
            <text:p>HeldToMaturitySecuritiesAccumulatedUnrecognizedHoldingLoss</text:p>
          </table:table-cell>
          <table:table-cell office:value-type="string" calcext:value-type="string">
            <text:p>HeldToMaturitySecurities</text:p>
          </table:table-cell>
          <table:table-cell/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</table:table-row>
        <table:table-row table:style-name="ro1">
          <table:table-cell office:value-type="float" office:value="1423869" calcext:value-type="float">
            <text:p>1423869</text:p>
          </table:table-cell>
          <table:table-cell office:value-type="string" calcext:value-type="string">
            <text:p>PCB</text:p>
          </table:table-cell>
          <table:table-cell office:value-type="string" calcext:value-type="string">
            <text:p>PCB Bancorp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D</text:p>
          </table:table-cell>
          <table:table-cell table:style-name="ce1" office:value-type="date" office:date-value="2022-12-31" calcext:value-type="date">
            <text:p>2022-12-31</text:p>
          </table:table-cell>
          <table:table-cell table:style-name="ce1" office:value-type="date" office:date-value="2021-12-31" calcext:value-type="date">
            <text:p>2021-12-31</text:p>
          </table:table-cell>
          <table:table-cell table:formula="of:=([.P137]-[.AD137])/[.AD137]" office:value-type="percentage" office:value="0.0957879830799504" calcext:value-type="percentage">
            <text:p>9.58%</text:p>
          </table:table-cell>
          <table:table-cell table:formula="of:=([.L137]-[.M137])/[.AD137]" office:value-type="percentage" office:value="0.00809529471371632" calcext:value-type="percentage">
            <text:p>0.81%</text:p>
          </table:table-cell>
          <table:table-cell table:formula="of:=([.R137]-[.S137])/[.AD137]" office:value-type="percentage" office:value="0" calcext:value-type="percentage">
            <text:p>0.00%</text:p>
          </table:table-cell>
          <table:table-cell table:formula="of:=[.Y137]/[.AD137]" office:value-type="percentage" office:value="0.0130263816094613" calcext:value-type="percentage">
            <text:p>1.30%</text:p>
          </table:table-cell>
          <table:table-cell office:value-type="float" office:value="15233000" calcext:value-type="float">
            <text:p>15233000</text:p>
          </table:table-cell>
          <table:table-cell office:value-type="float" office:value="118000" calcext:value-type="float">
            <text:p>118000</text:p>
          </table:table-cell>
          <table:table-cell table:number-columns-repeated="2"/>
          <table:table-cell office:value-type="float" office:value="2045983000" calcext:value-type="float">
            <text:p>2045983000</text:p>
          </table:table-cell>
          <table:table-cell table:number-columns-repeated="5"/>
          <table:table-cell office:value-type="float" office:value="2420036000" calcext:value-type="float">
            <text:p>2420036000</text:p>
          </table:table-cell>
          <table:table-cell office:value-type="float" office:value="2084594000" calcext:value-type="float">
            <text:p>2084594000</text:p>
          </table:table-cell>
          <table:table-cell office:value-type="float" office:value="34987000" calcext:value-type="float">
            <text:p>34987000</text:p>
          </table:table-cell>
          <table:table-cell office:value-type="float" office:value="24322000" calcext:value-type="float">
            <text:p>24322000</text:p>
          </table:table-cell>
          <table:table-cell office:value-type="float" office:value="1309000" calcext:value-type="float">
            <text:p>1309000</text:p>
          </table:table-cell>
          <table:table-cell office:value-type="float" office:value="1322000" calcext:value-type="float">
            <text:p>1322000</text:p>
          </table:table-cell>
          <table:table-cell table:number-columns-repeated="2"/>
          <table:table-cell office:value-type="float" office:value="1867134000" calcext:value-type="float">
            <text:p>1867134000</text:p>
          </table:table-cell>
          <table:table-cell table:number-columns-repeated="4"/>
          <table:table-cell office:value-type="float" office:value="1732205000" calcext:value-type="float">
            <text:p>1732205000</text:p>
          </table:table-cell>
          <table:table-cell office:value-type="float" office:value="2149735000" calcext:value-type="float">
            <text:p>2149735000</text:p>
          </table:table-cell>
          <table:table-cell office:value-type="float" office:value="1893449000" calcext:value-type="float">
            <text:p>1893449000</text:p>
          </table:table-cell>
          <table:table-cell office:value-type="float" office:value="40103000" calcext:value-type="float">
            <text:p>40103000</text:p>
          </table:table-cell>
          <table:table-cell office:value-type="float" office:value="38301000" calcext:value-type="float">
            <text:p>38301000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table:number-columns-repeated="2"/>
          <table:table-cell office:value-type="string" calcext:value-type="string">
            <text:p>Deposits</text:p>
          </table:table-cell>
          <table:table-cell table:number-columns-repeated="5"/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table:number-columns-repeated="2"/>
          <table:table-cell office:value-type="string" calcext:value-type="string">
            <text:p>Deposits</text:p>
          </table:table-cell>
          <table:table-cell table:number-columns-repeated="4"/>
          <table:table-cell office:value-type="string" calcext:value-type="string">
            <text:p>LoansAndLeasesReceivableGrossCarryingAmount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</table:table-row>
        <table:table-row table:style-name="ro1">
          <table:table-cell office:value-type="float" office:value="1050743" calcext:value-type="float">
            <text:p>1050743</text:p>
          </table:table-cell>
          <table:table-cell office:value-type="string" calcext:value-type="string">
            <text:p>PGC</text:p>
          </table:table-cell>
          <table:table-cell office:value-type="string" calcext:value-type="string">
            <text:p>Peapack-Gladstone Financial Corporation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D</text:p>
          </table:table-cell>
          <table:table-cell table:style-name="ce1" office:value-type="date" office:date-value="2022-12-31" calcext:value-type="date">
            <text:p>2022-12-31</text:p>
          </table:table-cell>
          <table:table-cell table:style-name="ce1" office:value-type="date" office:date-value="2021-12-31" calcext:value-type="date">
            <text:p>2021-12-31</text:p>
          </table:table-cell>
          <table:table-cell table:formula="of:=([.P138]-[.AD138])/[.AD138]" office:value-type="percentage" office:value="-0.0115805686470322" calcext:value-type="percentage">
            <text:p>-1.16%</text:p>
          </table:table-cell>
          <table:table-cell table:formula="of:=([.L138]-[.M138])/[.AD138]" office:value-type="percentage" office:value="0.0202039478943722" calcext:value-type="percentage">
            <text:p>2.02%</text:p>
          </table:table-cell>
          <table:table-cell table:formula="of:=([.R138]-[.S138])/[.AD138]" office:value-type="percentage" office:value="-0.00286813001303229" calcext:value-type="percentage">
            <text:p>-0.29%</text:p>
          </table:table-cell>
          <table:table-cell table:formula="of:=[.Y138]/[.AD138]" office:value-type="percentage" office:value="0.00235637085088174" calcext:value-type="percentage">
            <text:p>0.24%</text:p>
          </table:table-cell>
          <table:table-cell office:value-type="float" office:value="106425000" calcext:value-type="float">
            <text:p>106425000</text:p>
          </table:table-cell>
          <table:table-cell office:value-type="float" office:value="28000" calcext:value-type="float">
            <text:p>28000</text:p>
          </table:table-cell>
          <table:table-cell office:value-type="float" office:value="554648000" calcext:value-type="float">
            <text:p>554648000</text:p>
          </table:table-cell>
          <table:table-cell office:value-type="float" office:value="661045000" calcext:value-type="float">
            <text:p>661045000</text:p>
          </table:table-cell>
          <table:table-cell office:value-type="float" office:value="5205164000" calcext:value-type="float">
            <text:p>5205164000</text:p>
          </table:table-cell>
          <table:table-cell office:value-type="float" office:value="87187000" calcext:value-type="float">
            <text:p>87187000</text:p>
          </table:table-cell>
          <table:table-cell/>
          <table:table-cell office:value-type="float" office:value="15104000" calcext:value-type="float">
            <text:p>15104000</text:p>
          </table:table-cell>
          <table:table-cell office:value-type="float" office:value="102291000" calcext:value-type="float">
            <text:p>102291000</text:p>
          </table:table-cell>
          <table:table-cell office:value-type="float" office:value="5281581000" calcext:value-type="float">
            <text:p>5281581000</text:p>
          </table:table-cell>
          <table:table-cell office:value-type="float" office:value="6353593000" calcext:value-type="float">
            <text:p>6353593000</text:p>
          </table:table-cell>
          <table:table-cell office:value-type="float" office:value="5820613000" calcext:value-type="float">
            <text:p>5820613000</text:p>
          </table:table-cell>
          <table:table-cell office:value-type="float" office:value="20579000" calcext:value-type="float">
            <text:p>20579000</text:p>
          </table:table-cell>
          <table:table-cell office:value-type="float" office:value="12409000" calcext:value-type="float">
            <text:p>12409000</text:p>
          </table:table-cell>
          <table:table-cell office:value-type="float" office:value="16861000" calcext:value-type="float">
            <text:p>16861000</text:p>
          </table:table-cell>
          <table:table-cell office:value-type="float" office:value="3927000" calcext:value-type="float">
            <text:p>3927000</text:p>
          </table:table-cell>
          <table:table-cell office:value-type="float" office:value="796753000" calcext:value-type="float">
            <text:p>796753000</text:p>
          </table:table-cell>
          <table:table-cell office:value-type="float" office:value="809687000" calcext:value-type="float">
            <text:p>809687000</text:p>
          </table:table-cell>
          <table:table-cell office:value-type="float" office:value="5266149000" calcext:value-type="float">
            <text:p>5266149000</text:p>
          </table:table-cell>
          <table:table-cell office:value-type="float" office:value="108460000" calcext:value-type="float">
            <text:p>108460000</text:p>
          </table:table-cell>
          <table:table-cell office:value-type="float" office:value="74000" calcext:value-type="float">
            <text:p>74000</text:p>
          </table:table-cell>
          <table:table-cell office:value-type="float" office:value="294000" calcext:value-type="float">
            <text:p>294000</text:p>
          </table:table-cell>
          <table:table-cell office:value-type="float" office:value="108680000" calcext:value-type="float">
            <text:p>108680000</text:p>
          </table:table-cell>
          <table:table-cell office:value-type="float" office:value="8606000" calcext:value-type="float">
            <text:p>8606000</text:p>
          </table:table-cell>
          <table:table-cell office:value-type="float" office:value="6077993000" calcext:value-type="float">
            <text:p>6077993000</text:p>
          </table:table-cell>
          <table:table-cell office:value-type="float" office:value="5531605000" calcext:value-type="float">
            <text:p>5531605000</text:p>
          </table:table-cell>
          <table:table-cell office:value-type="float" office:value="14855000" calcext:value-type="float">
            <text:p>14855000</text:p>
          </table:table-cell>
          <table:table-cell office:value-type="float" office:value="45640000" calcext:value-type="float">
            <text:p>45640000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/>
          <table:table-cell office:value-type="string" calcext:value-type="string">
            <text:p>HeldToMaturitySecuritiesAccumulatedUnrecognizedHoldingLoss</text:p>
          </table:table-cell>
          <table:table-cell office:value-type="string" calcext:value-type="string">
            <text:p>HeldToMaturitySecurities</text:p>
          </table:table-cell>
          <table:table-cell office:value-type="string" calcext:value-type="string">
            <text:p>LoansAndLeasesReceivableGrossCarryingAmount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office:value-type="string" calcext:value-type="string">
            <text:p>HeldToMaturitySecuritiesAccumulatedUnrecognizedHoldingGain</text:p>
          </table:table-cell>
          <table:table-cell office:value-type="string" calcext:value-type="string">
            <text:p>HeldToMaturitySecuritiesAccumulatedUnrecognizedHoldingLoss</text:p>
          </table:table-cell>
          <table:table-cell office:value-type="string" calcext:value-type="string">
            <text:p>HeldToMaturitySecurities</text:p>
          </table:table-cell>
          <table:table-cell office:value-type="string" calcext:value-type="string">
            <text:p>NotesReceivableGross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</table:table-row>
        <table:table-row table:style-name="ro1">
          <table:table-cell office:value-type="float" office:value="716605" calcext:value-type="float">
            <text:p>716605</text:p>
          </table:table-cell>
          <table:table-cell office:value-type="string" calcext:value-type="string">
            <text:p>PWOD</text:p>
          </table:table-cell>
          <table:table-cell office:value-type="string" calcext:value-type="string">
            <text:p>Penns Woods Bancorp Inc.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D</text:p>
          </table:table-cell>
          <table:table-cell table:style-name="ce1" office:value-type="date" office:date-value="2022-12-31" calcext:value-type="date">
            <text:p>2022-12-31</text:p>
          </table:table-cell>
          <table:table-cell table:style-name="ce1" office:value-type="date" office:date-value="2021-12-31" calcext:value-type="date">
            <text:p>2021-12-31</text:p>
          </table:table-cell>
          <table:table-cell table:formula="of:=([.P139]-[.AD139])/[.AD139]" office:value-type="percentage" office:value="-0.0400014802798963" calcext:value-type="percentage">
            <text:p>-4.00%</text:p>
          </table:table-cell>
          <table:table-cell table:formula="of:=([.L139]-[.M139])/[.AD139]" office:value-type="percentage" office:value="0.0076659995127412" calcext:value-type="percentage">
            <text:p>0.77%</text:p>
          </table:table-cell>
          <table:table-cell table:formula="of:=([.R139]-[.S139])/[.AD139]" office:value-type="percentage" office:value="0" calcext:value-type="percentage">
            <text:p>0.00%</text:p>
          </table:table-cell>
          <table:table-cell table:formula="of:=[.Y139]/[.AD139]" office:value-type="percentage" office:value="0" calcext:value-type="percentage">
            <text:p>0.00%</text:p>
          </table:table-cell>
          <table:table-cell office:value-type="float" office:value="12644000" calcext:value-type="float">
            <text:p>12644000</text:p>
          </table:table-cell>
          <table:table-cell office:value-type="float" office:value="215000" calcext:value-type="float">
            <text:p>215000</text:p>
          </table:table-cell>
          <table:table-cell office:value-type="float" office:value="193673000" calcext:value-type="float">
            <text:p>193673000</text:p>
          </table:table-cell>
          <table:table-cell office:value-type="float" office:value="206102000" calcext:value-type="float">
            <text:p>206102000</text:p>
          </table:table-cell>
          <table:table-cell office:value-type="float" office:value="1556460000" calcext:value-type="float">
            <text:p>1556460000</text:p>
          </table:table-cell>
          <table:table-cell table:number-columns-repeated="4"/>
          <table:table-cell office:value-type="float" office:value="1639731000" calcext:value-type="float">
            <text:p>1639731000</text:p>
          </table:table-cell>
          <table:table-cell office:value-type="float" office:value="2000080000" calcext:value-type="float">
            <text:p>2000080000</text:p>
          </table:table-cell>
          <table:table-cell office:value-type="float" office:value="1832415000" calcext:value-type="float">
            <text:p>1832415000</text:p>
          </table:table-cell>
          <table:table-cell office:value-type="float" office:value="17422000" calcext:value-type="float">
            <text:p>17422000</text:p>
          </table:table-cell>
          <table:table-cell/>
          <table:table-cell office:value-type="float" office:value="1020000" calcext:value-type="float">
            <text:p>1020000</text:p>
          </table:table-cell>
          <table:table-cell office:value-type="float" office:value="4024000" calcext:value-type="float">
            <text:p>4024000</text:p>
          </table:table-cell>
          <table:table-cell office:value-type="float" office:value="166410000" calcext:value-type="float">
            <text:p>166410000</text:p>
          </table:table-cell>
          <table:table-cell office:value-type="float" office:value="163406000" calcext:value-type="float">
            <text:p>163406000</text:p>
          </table:table-cell>
          <table:table-cell office:value-type="float" office:value="1621315000" calcext:value-type="float">
            <text:p>1621315000</text:p>
          </table:table-cell>
          <table:table-cell table:number-columns-repeated="4"/>
          <table:table-cell office:value-type="float" office:value="1392147000" calcext:value-type="float">
            <text:p>1392147000</text:p>
          </table:table-cell>
          <table:table-cell office:value-type="float" office:value="1940809000" calcext:value-type="float">
            <text:p>1940809000</text:p>
          </table:table-cell>
          <table:table-cell office:value-type="float" office:value="1768535000" calcext:value-type="float">
            <text:p>1768535000</text:p>
          </table:table-cell>
          <table:table-cell office:value-type="float" office:value="16033000" calcext:value-type="float">
            <text:p>16033000</text:p>
          </table:table-cell>
          <table:table-cell/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table:number-columns-repeated="4"/>
          <table:table-cell office:value-type="string" calcext:value-type="string">
            <text:p>NotesReceivableGross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/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table:number-columns-repeated="4"/>
          <table:table-cell office:value-type="string" calcext:value-type="string">
            <text:p>NotesReceivableGross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/>
        </table:table-row>
        <table:table-row table:style-name="ro1">
          <table:table-cell office:value-type="float" office:value="318300" calcext:value-type="float">
            <text:p>318300</text:p>
          </table:table-cell>
          <table:table-cell office:value-type="string" calcext:value-type="string">
            <text:p>PEBO</text:p>
          </table:table-cell>
          <table:table-cell office:value-type="string" calcext:value-type="string">
            <text:p>Peoples Bancorp Inc.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D</text:p>
          </table:table-cell>
          <table:table-cell table:style-name="ce1" office:value-type="date" office:date-value="2022-12-31" calcext:value-type="date">
            <text:p>2022-12-31</text:p>
          </table:table-cell>
          <table:table-cell table:style-name="ce1" office:value-type="date" office:date-value="2021-12-31" calcext:value-type="date">
            <text:p>2021-12-31</text:p>
          </table:table-cell>
          <table:table-cell table:formula="of:=([.P140]-[.AD140])/[.AD140]" office:value-type="percentage" office:value="-0.0248374769213135" calcext:value-type="percentage">
            <text:p>-2.48%</text:p>
          </table:table-cell>
          <table:table-cell table:formula="of:=([.L140]-[.M140])/[.AD140]" office:value-type="percentage" office:value="0.0288816201544993" calcext:value-type="percentage">
            <text:p>2.89%</text:p>
          </table:table-cell>
          <table:table-cell table:formula="of:=([.R140]-[.S140])/[.AD140]" office:value-type="percentage" office:value="-0.0139364222270438" calcext:value-type="percentage">
            <text:p>-1.39%</text:p>
          </table:table-cell>
          <table:table-cell table:formula="of:=[.Y140]/[.AD140]" office:value-type="percentage" office:value="-0.0024264177102395" calcext:value-type="percentage">
            <text:p>-0.24%</text:p>
          </table:table-cell>
          <table:table-cell office:value-type="float" office:value="170424000" calcext:value-type="float">
            <text:p>170424000</text:p>
          </table:table-cell>
          <table:table-cell office:value-type="float" office:value="1104000" calcext:value-type="float">
            <text:p>1104000</text:p>
          </table:table-cell>
          <table:table-cell table:number-columns-repeated="2"/>
          <table:table-cell office:value-type="float" office:value="5716941000" calcext:value-type="float">
            <text:p>5716941000</text:p>
          </table:table-cell>
          <table:table-cell office:value-type="float" office:value="478509000" calcext:value-type="float">
            <text:p>478509000</text:p>
          </table:table-cell>
          <table:table-cell office:value-type="float" office:value="536000" calcext:value-type="float">
            <text:p>536000</text:p>
          </table:table-cell>
          <table:table-cell office:value-type="float" office:value="82239000" calcext:value-type="float">
            <text:p>82239000</text:p>
          </table:table-cell>
          <table:table-cell table:number-columns-repeated="2"/>
          <table:table-cell office:value-type="float" office:value="7207304000" calcext:value-type="float">
            <text:p>7207304000</text:p>
          </table:table-cell>
          <table:table-cell office:value-type="float" office:value="6421976000" calcext:value-type="float">
            <text:p>6421976000</text:p>
          </table:table-cell>
          <table:table-cell office:value-type="float" office:value="101292000" calcext:value-type="float">
            <text:p>101292000</text:p>
          </table:table-cell>
          <table:table-cell office:value-type="float" office:value="-14225000" calcext:value-type="float">
            <text:p>-14225000</text:p>
          </table:table-cell>
          <table:table-cell office:value-type="float" office:value="17732000" calcext:value-type="float">
            <text:p>17732000</text:p>
          </table:table-cell>
          <table:table-cell office:value-type="float" office:value="10079000" calcext:value-type="float">
            <text:p>10079000</text:p>
          </table:table-cell>
          <table:table-cell office:value-type="float" office:value="1275493000" calcext:value-type="float">
            <text:p>1275493000</text:p>
          </table:table-cell>
          <table:table-cell office:value-type="float" office:value="1283146000" calcext:value-type="float">
            <text:p>1283146000</text:p>
          </table:table-cell>
          <table:table-cell office:value-type="float" office:value="5862552000" calcext:value-type="float">
            <text:p>5862552000</text:p>
          </table:table-cell>
          <table:table-cell office:value-type="float" office:value="369955000" calcext:value-type="float">
            <text:p>369955000</text:p>
          </table:table-cell>
          <table:table-cell office:value-type="float" office:value="1644000" calcext:value-type="float">
            <text:p>1644000</text:p>
          </table:table-cell>
          <table:table-cell office:value-type="float" office:value="5818000" calcext:value-type="float">
            <text:p>5818000</text:p>
          </table:table-cell>
          <table:table-cell office:value-type="float" office:value="374415000" calcext:value-type="float">
            <text:p>374415000</text:p>
          </table:table-cell>
          <table:table-cell office:value-type="float" office:value="4417633000" calcext:value-type="float">
            <text:p>4417633000</text:p>
          </table:table-cell>
          <table:table-cell office:value-type="float" office:value="7063521000" calcext:value-type="float">
            <text:p>7063521000</text:p>
          </table:table-cell>
          <table:table-cell office:value-type="float" office:value="6218496000" calcext:value-type="float">
            <text:p>6218496000</text:p>
          </table:table-cell>
          <table:table-cell office:value-type="float" office:value="47555000" calcext:value-type="float">
            <text:p>47555000</text:p>
          </table:table-cell>
          <table:table-cell office:value-type="float" office:value="34600000" calcext:value-type="float">
            <text:p>34600000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table:number-columns-repeated="2"/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office:value-type="string" calcext:value-type="string">
            <text:p>HeldToMaturitySecuritiesAccumulatedUnrecognizedHoldingGain</text:p>
          </table:table-cell>
          <table:table-cell office:value-type="string" calcext:value-type="string">
            <text:p>HeldToMaturitySecuritiesAccumulatedUnrecognizedHoldingLoss</text:p>
          </table:table-cell>
          <table:table-cell table:number-columns-repeated="2"/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office:value-type="string" calcext:value-type="string">
            <text:p>HeldToMaturitySecuritiesAccumulatedUnrecognizedHoldingGain</text:p>
          </table:table-cell>
          <table:table-cell office:value-type="string" calcext:value-type="string">
            <text:p>HeldToMaturitySecuritiesAccumulatedUnrecognizedHoldingLoss</text:p>
          </table:table-cell>
          <table:table-cell office:value-type="string" calcext:value-type="string">
            <text:p>HeldToMaturitySecurities</text:p>
          </table:table-cell>
          <table:table-cell office:value-type="string" calcext:value-type="string">
            <text:p>LoansAndLeasesReceivableNetReportedAmount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</table:table-row>
        <table:table-row table:style-name="ro1">
          <table:table-cell office:value-type="float" office:value="1056943" calcext:value-type="float">
            <text:p>1056943</text:p>
          </table:table-cell>
          <table:table-cell office:value-type="string" calcext:value-type="string">
            <text:p>PFIS</text:p>
          </table:table-cell>
          <table:table-cell office:value-type="string" calcext:value-type="string">
            <text:p>Peoples Financial Services Corp.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D</text:p>
          </table:table-cell>
          <table:table-cell table:style-name="ce1" office:value-type="date" office:date-value="2022-12-31" calcext:value-type="date">
            <text:p>2022-12-31</text:p>
          </table:table-cell>
          <table:table-cell table:style-name="ce1" office:value-type="date" office:date-value="2021-12-31" calcext:value-type="date">
            <text:p>2021-12-31</text:p>
          </table:table-cell>
          <table:table-cell table:formula="of:=([.P141]-[.AD141])/[.AD141]" office:value-type="percentage" office:value="0.0280762246840366" calcext:value-type="percentage">
            <text:p>2.81%</text:p>
          </table:table-cell>
          <table:table-cell table:formula="of:=([.L141]-[.M141])/[.AD141]" office:value-type="percentage" office:value="0.022356100110785" calcext:value-type="percentage">
            <text:p>2.24%</text:p>
          </table:table-cell>
          <table:table-cell table:formula="of:=([.R141]-[.S141])/[.AD141]" office:value-type="percentage" office:value="-0.00493217749764881" calcext:value-type="percentage">
            <text:p>-0.49%</text:p>
          </table:table-cell>
          <table:table-cell table:formula="of:=[.Y141]/[.AD141]" office:value-type="percentage" office:value="-0.00429642062808324" calcext:value-type="percentage">
            <text:p>-0.43%</text:p>
          </table:table-cell>
          <table:table-cell office:value-type="float" office:value="66343000" calcext:value-type="float">
            <text:p>66343000</text:p>
          </table:table-cell>
          <table:table-cell office:value-type="float" office:value="93000" calcext:value-type="float">
            <text:p>93000</text:p>
          </table:table-cell>
          <table:table-cell office:value-type="float" office:value="477703000" calcext:value-type="float">
            <text:p>477703000</text:p>
          </table:table-cell>
          <table:table-cell office:value-type="float" office:value="543953000" calcext:value-type="float">
            <text:p>543953000</text:p>
          </table:table-cell>
          <table:table-cell office:value-type="float" office:value="3046598000" calcext:value-type="float">
            <text:p>3046598000</text:p>
          </table:table-cell>
          <table:table-cell office:value-type="float" office:value="76563000" calcext:value-type="float">
            <text:p>76563000</text:p>
          </table:table-cell>
          <table:table-cell office:value-type="float" office:value="1000" calcext:value-type="float">
            <text:p>1000</text:p>
          </table:table-cell>
          <table:table-cell office:value-type="float" office:value="14617000" calcext:value-type="float">
            <text:p>14617000</text:p>
          </table:table-cell>
          <table:table-cell office:value-type="float" office:value="91179000" calcext:value-type="float">
            <text:p>91179000</text:p>
          </table:table-cell>
          <table:table-cell office:value-type="float" office:value="3986000" calcext:value-type="float">
            <text:p>3986000</text:p>
          </table:table-cell>
          <table:table-cell office:value-type="float" office:value="3553515000" calcext:value-type="float">
            <text:p>3553515000</text:p>
          </table:table-cell>
          <table:table-cell office:value-type="float" office:value="3238165000" calcext:value-type="float">
            <text:p>3238165000</text:p>
          </table:table-cell>
          <table:table-cell office:value-type="float" office:value="38090000" calcext:value-type="float">
            <text:p>38090000</text:p>
          </table:table-cell>
          <table:table-cell office:value-type="float" office:value="-12732000" calcext:value-type="float">
            <text:p>-12732000</text:p>
          </table:table-cell>
          <table:table-cell office:value-type="float" office:value="7085000" calcext:value-type="float">
            <text:p>7085000</text:p>
          </table:table-cell>
          <table:table-cell office:value-type="float" office:value="5294000" calcext:value-type="float">
            <text:p>5294000</text:p>
          </table:table-cell>
          <table:table-cell office:value-type="float" office:value="517321000" calcext:value-type="float">
            <text:p>517321000</text:p>
          </table:table-cell>
          <table:table-cell office:value-type="float" office:value="519112000" calcext:value-type="float">
            <text:p>519112000</text:p>
          </table:table-cell>
          <table:table-cell office:value-type="float" office:value="2963397000" calcext:value-type="float">
            <text:p>2963397000</text:p>
          </table:table-cell>
          <table:table-cell office:value-type="float" office:value="70446000" calcext:value-type="float">
            <text:p>70446000</text:p>
          </table:table-cell>
          <table:table-cell office:value-type="float" office:value="129000" calcext:value-type="float">
            <text:p>129000</text:p>
          </table:table-cell>
          <table:table-cell office:value-type="float" office:value="896000" calcext:value-type="float">
            <text:p>896000</text:p>
          </table:table-cell>
          <table:table-cell office:value-type="float" office:value="71213000" calcext:value-type="float">
            <text:p>71213000</text:p>
          </table:table-cell>
          <table:table-cell office:value-type="float" office:value="5154000" calcext:value-type="float">
            <text:p>5154000</text:p>
          </table:table-cell>
          <table:table-cell office:value-type="float" office:value="3369483000" calcext:value-type="float">
            <text:p>3369483000</text:p>
          </table:table-cell>
          <table:table-cell office:value-type="float" office:value="3029357000" calcext:value-type="float">
            <text:p>3029357000</text:p>
          </table:table-cell>
          <table:table-cell office:value-type="float" office:value="43519000" calcext:value-type="float">
            <text:p>43519000</text:p>
          </table:table-cell>
          <table:table-cell office:value-type="float" office:value="35856000" calcext:value-type="float">
            <text:p>35856000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office:value-type="string" calcext:value-type="string">
            <text:p>HeldToMaturitySecuritiesAccumulatedUnrecognizedHoldingGain</text:p>
          </table:table-cell>
          <table:table-cell office:value-type="string" calcext:value-type="string">
            <text:p>HeldToMaturitySecuritiesAccumulatedUnrecognizedHoldingLoss</text:p>
          </table:table-cell>
          <table:table-cell office:value-type="string" calcext:value-type="string">
            <text:p>HeldToMaturitySecurities</text:p>
          </table:table-cell>
          <table:table-cell office:value-type="string" calcext:value-type="string">
            <text:p>NotesReceivableGross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office:value-type="string" calcext:value-type="string">
            <text:p>HeldToMaturitySecuritiesAccumulatedUnrecognizedHoldingGain</text:p>
          </table:table-cell>
          <table:table-cell office:value-type="string" calcext:value-type="string">
            <text:p>HeldToMaturitySecuritiesAccumulatedUnrecognizedHoldingLoss</text:p>
          </table:table-cell>
          <table:table-cell office:value-type="string" calcext:value-type="string">
            <text:p>HeldToMaturitySecurities</text:p>
          </table:table-cell>
          <table:table-cell office:value-type="string" calcext:value-type="string">
            <text:p>NotesReceivableGross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</table:table-row>
        <table:table-row table:style-name="ro1">
          <table:table-cell office:value-type="float" office:value="1115055" calcext:value-type="float">
            <text:p>1115055</text:p>
          </table:table-cell>
          <table:table-cell office:value-type="string" calcext:value-type="string">
            <text:p>PNFP</text:p>
          </table:table-cell>
          <table:table-cell office:value-type="string" calcext:value-type="string">
            <text:p>Pinnacle Financial Partners Inc.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D</text:p>
          </table:table-cell>
          <table:table-cell table:style-name="ce1" office:value-type="date" office:date-value="2022-12-31" calcext:value-type="date">
            <text:p>2022-12-31</text:p>
          </table:table-cell>
          <table:table-cell table:style-name="ce1" office:value-type="date" office:date-value="2021-12-31" calcext:value-type="date">
            <text:p>2021-12-31</text:p>
          </table:table-cell>
          <table:table-cell table:formula="of:=([.P142]-[.AD142])/[.AD142]" office:value-type="percentage" office:value="0.130945412857482" calcext:value-type="percentage">
            <text:p>13.09%</text:p>
          </table:table-cell>
          <table:table-cell table:formula="of:=([.L142]-[.M142])/[.AD142]" office:value-type="percentage" office:value="0.0256674589436506" calcext:value-type="percentage">
            <text:p>2.57%</text:p>
          </table:table-cell>
          <table:table-cell table:formula="of:=([.R142]-[.S142])/[.AD142]" office:value-type="percentage" office:value="-0.0275633242069177" calcext:value-type="percentage">
            <text:p>-2.76%</text:p>
          </table:table-cell>
          <table:table-cell table:formula="of:=[.Y142]/[.AD142]" office:value-type="percentage" office:value="0.0215765411571732" calcext:value-type="percentage">
            <text:p>2.16%</text:p>
          </table:table-cell>
          <table:table-cell office:value-type="float" office:value="325426000" calcext:value-type="float">
            <text:p>325426000</text:p>
          </table:table-cell>
          <table:table-cell office:value-type="float" office:value="12805000" calcext:value-type="float">
            <text:p>12805000</text:p>
          </table:table-cell>
          <table:table-cell office:value-type="float" office:value="3558870000" calcext:value-type="float">
            <text:p>3558870000</text:p>
          </table:table-cell>
          <table:table-cell office:value-type="float" office:value="3871491000" calcext:value-type="float">
            <text:p>3871491000</text:p>
          </table:table-cell>
          <table:table-cell office:value-type="float" office:value="13774534000" calcext:value-type="float">
            <text:p>13774534000</text:p>
          </table:table-cell>
          <table:table-cell office:value-type="float" office:value="2744946000" calcext:value-type="float">
            <text:p>2744946000</text:p>
          </table:table-cell>
          <table:table-cell office:value-type="float" office:value="2268000" calcext:value-type="float">
            <text:p>2268000</text:p>
          </table:table-cell>
          <table:table-cell office:value-type="float" office:value="337980000" calcext:value-type="float">
            <text:p>337980000</text:p>
          </table:table-cell>
          <table:table-cell office:value-type="float" office:value="3080658000" calcext:value-type="float">
            <text:p>3080658000</text:p>
          </table:table-cell>
          <table:table-cell office:value-type="float" office:value="28740940000" calcext:value-type="float">
            <text:p>28740940000</text:p>
          </table:table-cell>
          <table:table-cell office:value-type="float" office:value="41970021000" calcext:value-type="float">
            <text:p>41970021000</text:p>
          </table:table-cell>
          <table:table-cell office:value-type="float" office:value="36450629000" calcext:value-type="float">
            <text:p>36450629000</text:p>
          </table:table-cell>
          <table:table-cell office:value-type="float" office:value="137847000" calcext:value-type="float">
            <text:p>137847000</text:p>
          </table:table-cell>
          <table:table-cell office:value-type="float" office:value="262795000" calcext:value-type="float">
            <text:p>262795000</text:p>
          </table:table-cell>
          <table:table-cell office:value-type="float" office:value="32686000" calcext:value-type="float">
            <text:p>32686000</text:p>
          </table:table-cell>
          <table:table-cell office:value-type="float" office:value="88336000" calcext:value-type="float">
            <text:p>88336000</text:p>
          </table:table-cell>
          <table:table-cell office:value-type="float" office:value="4914194000" calcext:value-type="float">
            <text:p>4914194000</text:p>
          </table:table-cell>
          <table:table-cell office:value-type="float" office:value="4858544000" calcext:value-type="float">
            <text:p>4858544000</text:p>
          </table:table-cell>
          <table:table-cell office:value-type="float" office:value="12179663000" calcext:value-type="float">
            <text:p>12179663000</text:p>
          </table:table-cell>
          <table:table-cell office:value-type="float" office:value="1188049000" calcext:value-type="float">
            <text:p>1188049000</text:p>
          </table:table-cell>
          <table:table-cell office:value-type="float" office:value="33052000" calcext:value-type="float">
            <text:p>33052000</text:p>
          </table:table-cell>
          <table:table-cell office:value-type="float" office:value="1122000" calcext:value-type="float">
            <text:p>1122000</text:p>
          </table:table-cell>
          <table:table-cell office:value-type="float" office:value="1156119000" calcext:value-type="float">
            <text:p>1156119000</text:p>
          </table:table-cell>
          <table:table-cell office:value-type="float" office:value="23151029000" calcext:value-type="float">
            <text:p>23151029000</text:p>
          </table:table-cell>
          <table:table-cell office:value-type="float" office:value="38469399000" calcext:value-type="float">
            <text:p>38469399000</text:p>
          </table:table-cell>
          <table:table-cell office:value-type="float" office:value="33158792000" calcext:value-type="float">
            <text:p>33158792000</text:p>
          </table:table-cell>
          <table:table-cell office:value-type="float" office:value="133528000" calcext:value-type="float">
            <text:p>133528000</text:p>
          </table:table-cell>
          <table:table-cell office:value-type="float" office:value="458660000" calcext:value-type="float">
            <text:p>458660000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SavingsDeposits</text:p>
          </table:table-cell>
          <table:table-cell office:value-type="string" calcext:value-type="string">
            <text:p>HeldToMaturitySecuritiesFairValue</text:p>
          </table:table-cell>
          <table:table-cell office:value-type="string" calcext:value-type="string">
            <text:p>HeldToMaturitySecuritiesAccumulatedUnrecognizedHoldingGain</text:p>
          </table:table-cell>
          <table:table-cell office:value-type="string" calcext:value-type="string">
            <text:p>HeldToMaturitySecuritiesAccumulatedUnrecognizedHoldingLoss</text:p>
          </table:table-cell>
          <table:table-cell office:value-type="string" calcext:value-type="string">
            <text:p>HeldToMaturitySecurities</text:p>
          </table:table-cell>
          <table:table-cell office:value-type="string" calcext:value-type="string">
            <text:p>LoansAndLeasesReceivableNetReportedAmount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SavingsDeposits</text:p>
          </table:table-cell>
          <table:table-cell office:value-type="string" calcext:value-type="string">
            <text:p>HeldToMaturitySecuritiesFairValue</text:p>
          </table:table-cell>
          <table:table-cell office:value-type="string" calcext:value-type="string">
            <text:p>HeldToMaturitySecuritiesAccumulatedUnrecognizedHoldingGain</text:p>
          </table:table-cell>
          <table:table-cell office:value-type="string" calcext:value-type="string">
            <text:p>HeldToMaturitySecuritiesAccumulatedUnrecognizedHoldingLoss</text:p>
          </table:table-cell>
          <table:table-cell office:value-type="string" calcext:value-type="string">
            <text:p>HeldToMaturitySecurities</text:p>
          </table:table-cell>
          <table:table-cell office:value-type="string" calcext:value-type="string">
            <text:p>LoansAndLeasesReceivableNetReportedAmount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</table:table-row>
        <table:table-row table:style-name="ro1">
          <table:table-cell office:value-type="float" office:value="1769663" calcext:value-type="float">
            <text:p>1769663</text:p>
          </table:table-cell>
          <table:table-cell office:value-type="string" calcext:value-type="string">
            <text:p>PBFS</text:p>
          </table:table-cell>
          <table:table-cell office:value-type="string" calcext:value-type="string">
            <text:p>Pioneer Bancorp Inc.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D</text:p>
          </table:table-cell>
          <table:table-cell table:style-name="ce1" office:value-type="date" office:date-value="2022-06-30" calcext:value-type="date">
            <text:p>2022-06-30</text:p>
          </table:table-cell>
          <table:table-cell table:style-name="ce1" office:value-type="date" office:date-value="2021-06-30" calcext:value-type="date">
            <text:p>2021-06-30</text:p>
          </table:table-cell>
          <table:table-cell table:formula="of:=([.P143]-[.AD143])/[.AD143]" office:value-type="percentage" office:value="0.0975814163731566" calcext:value-type="percentage">
            <text:p>9.76%</text:p>
          </table:table-cell>
          <table:table-cell table:formula="of:=([.L143]-[.M143])/[.AD143]" office:value-type="percentage" office:value="0.0096139776967214" calcext:value-type="percentage">
            <text:p>0.96%</text:p>
          </table:table-cell>
          <table:table-cell table:formula="of:=([.R143]-[.S143])/[.AD143]" office:value-type="percentage" office:value="-0.000970020171193863" calcext:value-type="percentage">
            <text:p>-0.10%</text:p>
          </table:table-cell>
          <table:table-cell table:formula="of:=[.Y143]/[.AD143]" office:value-type="percentage" office:value="0.00275916848695143" calcext:value-type="percentage">
            <text:p>0.28%</text:p>
          </table:table-cell>
          <table:table-cell office:value-type="float" office:value="15242000" calcext:value-type="float">
            <text:p>15242000</text:p>
          </table:table-cell>
          <table:table-cell office:value-type="float" office:value="524000" calcext:value-type="float">
            <text:p>524000</text:p>
          </table:table-cell>
          <table:table-cell office:value-type="float" office:value="481790000" calcext:value-type="float">
            <text:p>481790000</text:p>
          </table:table-cell>
          <table:table-cell office:value-type="float" office:value="496508000" calcext:value-type="float">
            <text:p>496508000</text:p>
          </table:table-cell>
          <table:table-cell office:value-type="float" office:value="1680283000" calcext:value-type="float">
            <text:p>1680283000</text:p>
          </table:table-cell>
          <table:table-cell office:value-type="float" office:value="22467000" calcext:value-type="float">
            <text:p>22467000</text:p>
          </table:table-cell>
          <table:table-cell/>
          <table:table-cell office:value-type="float" office:value="1485000" calcext:value-type="float">
            <text:p>1485000</text:p>
          </table:table-cell>
          <table:table-cell office:value-type="float" office:value="23952000" calcext:value-type="float">
            <text:p>23952000</text:p>
          </table:table-cell>
          <table:table-cell office:value-type="float" office:value="982566000" calcext:value-type="float">
            <text:p>982566000</text:p>
          </table:table-cell>
          <table:table-cell office:value-type="float" office:value="1964229000" calcext:value-type="float">
            <text:p>1964229000</text:p>
          </table:table-cell>
          <table:table-cell office:value-type="float" office:value="1721602000" calcext:value-type="float">
            <text:p>1721602000</text:p>
          </table:table-cell>
          <table:table-cell office:value-type="float" office:value="10279000" calcext:value-type="float">
            <text:p>10279000</text:p>
          </table:table-cell>
          <table:table-cell office:value-type="float" office:value="4224000" calcext:value-type="float">
            <text:p>4224000</text:p>
          </table:table-cell>
          <table:table-cell office:value-type="float" office:value="289000" calcext:value-type="float">
            <text:p>289000</text:p>
          </table:table-cell>
          <table:table-cell office:value-type="float" office:value="512000" calcext:value-type="float">
            <text:p>512000</text:p>
          </table:table-cell>
          <table:table-cell office:value-type="float" office:value="264602000" calcext:value-type="float">
            <text:p>264602000</text:p>
          </table:table-cell>
          <table:table-cell office:value-type="float" office:value="264379000" calcext:value-type="float">
            <text:p>264379000</text:p>
          </table:table-cell>
          <table:table-cell office:value-type="float" office:value="1530896000" calcext:value-type="float">
            <text:p>1530896000</text:p>
          </table:table-cell>
          <table:table-cell office:value-type="float" office:value="10919000" calcext:value-type="float">
            <text:p>10919000</text:p>
          </table:table-cell>
          <table:table-cell office:value-type="float" office:value="61000" calcext:value-type="float">
            <text:p>61000</text:p>
          </table:table-cell>
          <table:table-cell office:value-type="float" office:value="20000" calcext:value-type="float">
            <text:p>20000</text:p>
          </table:table-cell>
          <table:table-cell office:value-type="float" office:value="10878000" calcext:value-type="float">
            <text:p>10878000</text:p>
          </table:table-cell>
          <table:table-cell office:value-type="float" office:value="1081799000" calcext:value-type="float">
            <text:p>1081799000</text:p>
          </table:table-cell>
          <table:table-cell office:value-type="float" office:value="1796252000" calcext:value-type="float">
            <text:p>1796252000</text:p>
          </table:table-cell>
          <table:table-cell office:value-type="float" office:value="1558430000" calcext:value-type="float">
            <text:p>1558430000</text:p>
          </table:table-cell>
          <table:table-cell office:value-type="float" office:value="1077000" calcext:value-type="float">
            <text:p>1077000</text:p>
          </table:table-cell>
          <table:table-cell office:value-type="float" office:value="13322000" calcext:value-type="float">
            <text:p>13322000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/>
          <table:table-cell office:value-type="string" calcext:value-type="string">
            <text:p>HeldToMaturitySecuritiesAccumulatedUnrecognizedHoldingLoss</text:p>
          </table:table-cell>
          <table:table-cell office:value-type="string" calcext:value-type="string">
            <text:p>HeldToMaturitySecurities</text:p>
          </table:table-cell>
          <table:table-cell office:value-type="string" calcext:value-type="string">
            <text:p>LoansAndLeasesReceivableNetReportedAmount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office:value-type="string" calcext:value-type="string">
            <text:p>HeldToMaturitySecuritiesAccumulatedUnrecognizedHoldingGain</text:p>
          </table:table-cell>
          <table:table-cell office:value-type="string" calcext:value-type="string">
            <text:p>HeldToMaturitySecuritiesAccumulatedUnrecognizedHoldingLoss</text:p>
          </table:table-cell>
          <table:table-cell office:value-type="string" calcext:value-type="string">
            <text:p>HeldToMaturitySecurities</text:p>
          </table:table-cell>
          <table:table-cell office:value-type="string" calcext:value-type="string">
            <text:p>LoansAndLeasesReceivableNetReportedAmount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</table:table-row>
        <table:table-row table:style-name="ro1">
          <table:table-cell office:value-type="float" office:value="763901" calcext:value-type="float">
            <text:p>763901</text:p>
          </table:table-cell>
          <table:table-cell office:value-type="string" calcext:value-type="string">
            <text:p>BPOP</text:p>
          </table:table-cell>
          <table:table-cell office:value-type="string" calcext:value-type="string">
            <text:p>Popular Inc.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D</text:p>
          </table:table-cell>
          <table:table-cell table:style-name="ce1" office:value-type="date" office:date-value="2022-12-31" calcext:value-type="date">
            <text:p>2022-12-31</text:p>
          </table:table-cell>
          <table:table-cell table:style-name="ce1" office:value-type="date" office:date-value="2021-12-31" calcext:value-type="date">
            <text:p>2021-12-31</text:p>
          </table:table-cell>
          <table:table-cell table:formula="of:=([.P144]-[.AD144])/[.AD144]" office:value-type="percentage" office:value="-0.0862301829974464" calcext:value-type="percentage">
            <text:p>-8.62%</text:p>
          </table:table-cell>
          <table:table-cell table:formula="of:=([.L144]-[.M144])/[.AD144]" office:value-type="percentage" office:value="0.0262394252806593" calcext:value-type="percentage">
            <text:p>2.62%</text:p>
          </table:table-cell>
          <table:table-cell table:formula="of:=([.R144]-[.S144])/[.AD144]" office:value-type="percentage" office:value="-0.00116795608118595" calcext:value-type="percentage">
            <text:p>-0.12%</text:p>
          </table:table-cell>
          <table:table-cell table:formula="of:=[.Y144]/[.AD144]" office:value-type="percentage" office:value="-0.0163751445263381" calcext:value-type="percentage">
            <text:p>-1.64%</text:p>
          </table:table-cell>
          <table:table-cell office:value-type="float" office:value="1759691000" calcext:value-type="float">
            <text:p>1759691000</text:p>
          </table:table-cell>
          <table:table-cell office:value-type="float" office:value="1516000" calcext:value-type="float">
            <text:p>1516000</text:p>
          </table:table-cell>
          <table:table-cell office:value-type="float" office:value="17804374000" calcext:value-type="float">
            <text:p>17804374000</text:p>
          </table:table-cell>
          <table:table-cell office:value-type="float" office:value="19562549000" calcext:value-type="float">
            <text:p>19562549000</text:p>
          </table:table-cell>
          <table:table-cell office:value-type="float" office:value="61227227000" calcext:value-type="float">
            <text:p>61227227000</text:p>
          </table:table-cell>
          <table:table-cell office:value-type="float" office:value="8440196000" calcext:value-type="float">
            <text:p>8440196000</text:p>
          </table:table-cell>
          <table:table-cell office:value-type="float" office:value="4918000" calcext:value-type="float">
            <text:p>4918000</text:p>
          </table:table-cell>
          <table:table-cell office:value-type="float" office:value="83177000" calcext:value-type="float">
            <text:p>83177000</text:p>
          </table:table-cell>
          <table:table-cell office:value-type="float" office:value="9356739000" calcext:value-type="float">
            <text:p>9356739000</text:p>
          </table:table-cell>
          <table:table-cell office:value-type="float" office:value="32077769000" calcext:value-type="float">
            <text:p>32077769000</text:p>
          </table:table-cell>
          <table:table-cell office:value-type="float" office:value="67637917000" calcext:value-type="float">
            <text:p>67637917000</text:p>
          </table:table-cell>
          <table:table-cell office:value-type="float" office:value="63544492000" calcext:value-type="float">
            <text:p>63544492000</text:p>
          </table:table-cell>
          <table:table-cell office:value-type="float" office:value="1102641000" calcext:value-type="float">
            <text:p>1102641000</text:p>
          </table:table-cell>
          <table:table-cell office:value-type="float" office:value="-1097218000" calcext:value-type="float">
            <text:p>-1097218000</text:p>
          </table:table-cell>
          <table:table-cell office:value-type="float" office:value="298348000" calcext:value-type="float">
            <text:p>298348000</text:p>
          </table:table-cell>
          <table:table-cell office:value-type="float" office:value="205393000" calcext:value-type="float">
            <text:p>205393000</text:p>
          </table:table-cell>
          <table:table-cell office:value-type="float" office:value="24968269000" calcext:value-type="float">
            <text:p>24968269000</text:p>
          </table:table-cell>
          <table:table-cell office:value-type="float" office:value="25061224000" calcext:value-type="float">
            <text:p>25061224000</text:p>
          </table:table-cell>
          <table:table-cell office:value-type="float" office:value="67005088000" calcext:value-type="float">
            <text:p>67005088000</text:p>
          </table:table-cell>
          <table:table-cell office:value-type="float" office:value="83368000" calcext:value-type="float">
            <text:p>83368000</text:p>
          </table:table-cell>
          <table:table-cell office:value-type="float" office:value="12003000" calcext:value-type="float">
            <text:p>12003000</text:p>
          </table:table-cell>
          <table:table-cell office:value-type="float" office:value="0" calcext:value-type="float">
            <text:p>0</text:p>
          </table:table-cell>
          <table:table-cell office:value-type="float" office:value="79461000" calcext:value-type="float">
            <text:p>79461000</text:p>
          </table:table-cell>
          <table:table-cell office:value-type="float" office:value="29240557000" calcext:value-type="float">
            <text:p>29240557000</text:p>
          </table:table-cell>
          <table:table-cell office:value-type="float" office:value="75097899000" calcext:value-type="float">
            <text:p>75097899000</text:p>
          </table:table-cell>
          <table:table-cell office:value-type="float" office:value="69128502000" calcext:value-type="float">
            <text:p>69128502000</text:p>
          </table:table-cell>
          <table:table-cell office:value-type="float" office:value="934889000" calcext:value-type="float">
            <text:p>934889000</text:p>
          </table:table-cell>
          <table:table-cell office:value-type="float" office:value="419829000" calcext:value-type="float">
            <text:p>419829000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office:value-type="string" calcext:value-type="string">
            <text:p>HeldToMaturitySecuritiesAccumulatedUnrecognizedHoldingGain</text:p>
          </table:table-cell>
          <table:table-cell office:value-type="string" calcext:value-type="string">
            <text:p>HeldToMaturitySecuritiesAccumulatedUnrecognizedHoldingLoss</text:p>
          </table:table-cell>
          <table:table-cell office:value-type="string" calcext:value-type="string">
            <text:p>HeldToMaturitySecurities</text:p>
          </table:table-cell>
          <table:table-cell office:value-type="string" calcext:value-type="string">
            <text:p>NotesReceivableGross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office:value-type="string" calcext:value-type="string">
            <text:p>HeldToMaturitySecuritiesAccumulatedUnrecognizedHoldingGain</text:p>
          </table:table-cell>
          <table:table-cell office:value-type="string" calcext:value-type="string">
            <text:p>HeldToMaturitySecuritiesAccumulatedUnrecognizedHoldingLoss</text:p>
          </table:table-cell>
          <table:table-cell office:value-type="string" calcext:value-type="string">
            <text:p>HeldToMaturitySecurities</text:p>
          </table:table-cell>
          <table:table-cell office:value-type="string" calcext:value-type="string">
            <text:p>NotesReceivableGross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</table:table-row>
        <table:table-row table:style-name="ro1">
          <table:table-cell office:value-type="float" office:value="1325670" calcext:value-type="float">
            <text:p>1325670</text:p>
          </table:table-cell>
          <table:table-cell office:value-type="string" calcext:value-type="string">
            <text:p>FRST</text:p>
          </table:table-cell>
          <table:table-cell office:value-type="string" calcext:value-type="string">
            <text:p>Primis Financial Corp.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D</text:p>
          </table:table-cell>
          <table:table-cell table:style-name="ce1" office:value-type="date" office:date-value="2022-12-31" calcext:value-type="date">
            <text:p>2022-12-31</text:p>
          </table:table-cell>
          <table:table-cell table:style-name="ce1" office:value-type="date" office:date-value="2021-12-31" calcext:value-type="date">
            <text:p>2021-12-31</text:p>
          </table:table-cell>
          <table:table-cell table:formula="of:=([.P145]-[.AD145])/[.AD145]" office:value-type="percentage" office:value="-0.0147791558821315" calcext:value-type="percentage">
            <text:p>-1.48%</text:p>
          </table:table-cell>
          <table:table-cell table:formula="of:=([.L145]-[.M145])/[.AD145]" office:value-type="percentage" office:value="0.0118416367015825" calcext:value-type="percentage">
            <text:p>1.18%</text:p>
          </table:table-cell>
          <table:table-cell table:formula="of:=([.R145]-[.S145])/[.AD145]" office:value-type="percentage" office:value="-0.000387591849497108" calcext:value-type="percentage">
            <text:p>-0.04%</text:p>
          </table:table-cell>
          <table:table-cell table:formula="of:=[.Y145]/[.AD145]" office:value-type="percentage" office:value="-0.00333705363605306" calcext:value-type="percentage">
            <text:p>-0.33%</text:p>
          </table:table-cell>
          <table:table-cell office:value-type="float" office:value="32737000" calcext:value-type="float">
            <text:p>32737000</text:p>
          </table:table-cell>
          <table:table-cell office:value-type="float" office:value="16000" calcext:value-type="float">
            <text:p>16000</text:p>
          </table:table-cell>
          <table:table-cell table:number-columns-repeated="2"/>
          <table:table-cell office:value-type="float" office:value="2722378000" calcext:value-type="float">
            <text:p>2722378000</text:p>
          </table:table-cell>
          <table:table-cell office:value-type="float" office:value="12449000" calcext:value-type="float">
            <text:p>12449000</text:p>
          </table:table-cell>
          <table:table-cell office:value-type="float" office:value="3000" calcext:value-type="float">
            <text:p>3000</text:p>
          </table:table-cell>
          <table:table-cell office:value-type="float" office:value="1074000" calcext:value-type="float">
            <text:p>1074000</text:p>
          </table:table-cell>
          <table:table-cell table:number-columns-repeated="2"/>
          <table:table-cell office:value-type="float" office:value="3571537000" calcext:value-type="float">
            <text:p>3571537000</text:p>
          </table:table-cell>
          <table:table-cell office:value-type="float" office:value="3177134000" calcext:value-type="float">
            <text:p>3177134000</text:p>
          </table:table-cell>
          <table:table-cell office:value-type="float" office:value="17741000" calcext:value-type="float">
            <text:p>17741000</text:p>
          </table:table-cell>
          <table:table-cell office:value-type="float" office:value="-9221000" calcext:value-type="float">
            <text:p>-9221000</text:p>
          </table:table-cell>
          <table:table-cell office:value-type="float" office:value="1662000" calcext:value-type="float">
            <text:p>1662000</text:p>
          </table:table-cell>
          <table:table-cell office:value-type="float" office:value="3070000" calcext:value-type="float">
            <text:p>3070000</text:p>
          </table:table-cell>
          <table:table-cell table:number-columns-repeated="2"/>
          <table:table-cell office:value-type="float" office:value="2763216000" calcext:value-type="float">
            <text:p>2763216000</text:p>
          </table:table-cell>
          <table:table-cell office:value-type="float" office:value="23364000" calcext:value-type="float">
            <text:p>23364000</text:p>
          </table:table-cell>
          <table:table-cell office:value-type="float" office:value="425000" calcext:value-type="float">
            <text:p>4250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2339986000" calcext:value-type="float">
            <text:p>2339986000</text:p>
          </table:table-cell>
          <table:table-cell office:value-type="float" office:value="3407353000" calcext:value-type="float">
            <text:p>3407353000</text:p>
          </table:table-cell>
          <table:table-cell office:value-type="float" office:value="2995472000" calcext:value-type="float">
            <text:p>2995472000</text:p>
          </table:table-cell>
          <table:table-cell office:value-type="float" office:value="31248000" calcext:value-type="float">
            <text:p>31248000</text:p>
          </table:table-cell>
          <table:table-cell office:value-type="float" office:value="28875000" calcext:value-type="float">
            <text:p>28875000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table:number-columns-repeated="2"/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office:value-type="string" calcext:value-type="string">
            <text:p>HeldToMaturitySecuritiesAccumulatedUnrecognizedHoldingGain</text:p>
          </table:table-cell>
          <table:table-cell office:value-type="string" calcext:value-type="string">
            <text:p>HeldToMaturitySecuritiesAccumulatedUnrecognizedHoldingLoss</text:p>
          </table:table-cell>
          <table:table-cell table:number-columns-repeated="2"/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table:number-columns-repeated="2"/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office:value-type="string" calcext:value-type="string">
            <text:p>HeldToMaturitySecuritiesAccumulatedUnrecognizedHoldingGain</text:p>
          </table:table-cell>
          <table:table-cell office:value-type="string" calcext:value-type="string">
            <text:p>HeldToMaturitySecuritiesAccumulatedUnrecognizedHoldingLoss</text:p>
          </table:table-cell>
          <table:table-cell/>
          <table:table-cell office:value-type="string" calcext:value-type="string">
            <text:p>LoansAndLeasesReceivableGrossCarryingAmount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</table:table-row>
        <table:table-row table:style-name="ro1">
          <table:table-cell office:value-type="float" office:value="906465" calcext:value-type="float">
            <text:p>906465</text:p>
          </table:table-cell>
          <table:table-cell office:value-type="string" calcext:value-type="string">
            <text:p>QCRH</text:p>
          </table:table-cell>
          <table:table-cell office:value-type="string" calcext:value-type="string">
            <text:p>QCR Holdings Inc.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D</text:p>
          </table:table-cell>
          <table:table-cell table:style-name="ce1" office:value-type="date" office:date-value="2022-12-31" calcext:value-type="date">
            <text:p>2022-12-31</text:p>
          </table:table-cell>
          <table:table-cell table:style-name="ce1" office:value-type="date" office:date-value="2021-12-31" calcext:value-type="date">
            <text:p>2021-12-31</text:p>
          </table:table-cell>
          <table:table-cell table:formula="of:=([.P146]-[.AD146])/[.AD146]" office:value-type="percentage" office:value="0.215619370549763" calcext:value-type="percentage">
            <text:p>21.56%</text:p>
          </table:table-cell>
          <table:table-cell table:formula="of:=([.L146]-[.M146])/[.AD146]" office:value-type="percentage" office:value="0.012097046135795" calcext:value-type="percentage">
            <text:p>1.21%</text:p>
          </table:table-cell>
          <table:table-cell table:formula="of:=([.R146]-[.S146])/[.AD146]" office:value-type="percentage" office:value="-0.0104993690546708" calcext:value-type="percentage">
            <text:p>-1.05%</text:p>
          </table:table-cell>
          <table:table-cell table:formula="of:=[.Y146]/[.AD146]" office:value-type="percentage" office:value="0.00662553536909692" calcext:value-type="percentage">
            <text:p>0.66%</text:p>
          </table:table-cell>
          <table:table-cell office:value-type="float" office:value="59711000" calcext:value-type="float">
            <text:p>59711000</text:p>
          </table:table-cell>
          <table:table-cell office:value-type="float" office:value="160000" calcext:value-type="float">
            <text:p>160000</text:p>
          </table:table-cell>
          <table:table-cell office:value-type="float" office:value="340960000" calcext:value-type="float">
            <text:p>340960000</text:p>
          </table:table-cell>
          <table:table-cell office:value-type="float" office:value="400511000" calcext:value-type="float">
            <text:p>400511000</text:p>
          </table:table-cell>
          <table:table-cell office:value-type="float" office:value="5984217000" calcext:value-type="float">
            <text:p>5984217000</text:p>
          </table:table-cell>
          <table:table-cell office:value-type="float" office:value="535636000" calcext:value-type="float">
            <text:p>535636000</text:p>
          </table:table-cell>
          <table:table-cell office:value-type="float" office:value="5292000" calcext:value-type="float">
            <text:p>5292000</text:p>
          </table:table-cell>
          <table:table-cell office:value-type="float" office:value="56978000" calcext:value-type="float">
            <text:p>56978000</text:p>
          </table:table-cell>
          <table:table-cell office:value-type="float" office:value="587322000" calcext:value-type="float">
            <text:p>587322000</text:p>
          </table:table-cell>
          <table:table-cell office:value-type="float" office:value="6138871000" calcext:value-type="float">
            <text:p>6138871000</text:p>
          </table:table-cell>
          <table:table-cell office:value-type="float" office:value="7948837000" calcext:value-type="float">
            <text:p>7948837000</text:p>
          </table:table-cell>
          <table:table-cell office:value-type="float" office:value="7176113000" calcext:value-type="float">
            <text:p>7176113000</text:p>
          </table:table-cell>
          <table:table-cell office:value-type="float" office:value="99066000" calcext:value-type="float">
            <text:p>99066000</text:p>
          </table:table-cell>
          <table:table-cell office:value-type="float" office:value="32616000" calcext:value-type="float">
            <text:p>32616000</text:p>
          </table:table-cell>
          <table:table-cell office:value-type="float" office:value="1321000" calcext:value-type="float">
            <text:p>1321000</text:p>
          </table:table-cell>
          <table:table-cell office:value-type="float" office:value="9157000" calcext:value-type="float">
            <text:p>9157000</text:p>
          </table:table-cell>
          <table:table-cell office:value-type="float" office:value="337830000" calcext:value-type="float">
            <text:p>337830000</text:p>
          </table:table-cell>
          <table:table-cell office:value-type="float" office:value="329994000" calcext:value-type="float">
            <text:p>329994000</text:p>
          </table:table-cell>
          <table:table-cell office:value-type="float" office:value="4922772000" calcext:value-type="float">
            <text:p>4922772000</text:p>
          </table:table-cell>
          <table:table-cell office:value-type="float" office:value="522297000" calcext:value-type="float">
            <text:p>522297000</text:p>
          </table:table-cell>
          <table:table-cell office:value-type="float" office:value="49715000" calcext:value-type="float">
            <text:p>49715000</text:p>
          </table:table-cell>
          <table:table-cell office:value-type="float" office:value="1000" calcext:value-type="float">
            <text:p>1000</text:p>
          </table:table-cell>
          <table:table-cell office:value-type="float" office:value="472583000" calcext:value-type="float">
            <text:p>472583000</text:p>
          </table:table-cell>
          <table:table-cell office:value-type="float" office:value="4680132000" calcext:value-type="float">
            <text:p>4680132000</text:p>
          </table:table-cell>
          <table:table-cell office:value-type="float" office:value="6096132000" calcext:value-type="float">
            <text:p>6096132000</text:p>
          </table:table-cell>
          <table:table-cell office:value-type="float" office:value="5419122000" calcext:value-type="float">
            <text:p>5419122000</text:p>
          </table:table-cell>
          <table:table-cell office:value-type="float" office:value="98905000" calcext:value-type="float">
            <text:p>98905000</text:p>
          </table:table-cell>
          <table:table-cell office:value-type="float" office:value="99081000" calcext:value-type="float">
            <text:p>99081000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office:value-type="string" calcext:value-type="string">
            <text:p>HeldToMaturitySecuritiesAccumulatedUnrecognizedHoldingGain</text:p>
          </table:table-cell>
          <table:table-cell office:value-type="string" calcext:value-type="string">
            <text:p>HeldToMaturitySecuritiesAccumulatedUnrecognizedHoldingLoss</text:p>
          </table:table-cell>
          <table:table-cell office:value-type="string" calcext:value-type="string">
            <text:p>HeldToMaturitySecurities</text:p>
          </table:table-cell>
          <table:table-cell office:value-type="string" calcext:value-type="string">
            <text:p>NotesReceivableGross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office:value-type="string" calcext:value-type="string">
            <text:p>HeldToMaturitySecuritiesAccumulatedUnrecognizedHoldingGain</text:p>
          </table:table-cell>
          <table:table-cell office:value-type="string" calcext:value-type="string">
            <text:p>HeldToMaturitySecuritiesAccumulatedUnrecognizedHoldingLoss</text:p>
          </table:table-cell>
          <table:table-cell office:value-type="string" calcext:value-type="string">
            <text:p>HeldToMaturitySecurities</text:p>
          </table:table-cell>
          <table:table-cell office:value-type="string" calcext:value-type="string">
            <text:p>NotesReceivableGross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</table:table-row>
        <table:table-row table:style-name="ro1">
          <table:table-cell office:value-type="float" office:value="1071236" calcext:value-type="float">
            <text:p>1071236</text:p>
          </table:table-cell>
          <table:table-cell office:value-type="string" calcext:value-type="string">
            <text:p>RRBI</text:p>
          </table:table-cell>
          <table:table-cell office:value-type="string" calcext:value-type="string">
            <text:p>Red River Bancshares Inc.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D</text:p>
          </table:table-cell>
          <table:table-cell table:style-name="ce1" office:value-type="date" office:date-value="2022-12-31" calcext:value-type="date">
            <text:p>2022-12-31</text:p>
          </table:table-cell>
          <table:table-cell table:style-name="ce1" office:value-type="date" office:date-value="2021-12-31" calcext:value-type="date">
            <text:p>2021-12-31</text:p>
          </table:table-cell>
          <table:table-cell table:formula="of:=([.P147]-[.AD147])/[.AD147]" office:value-type="percentage" office:value="-0.038281332679116" calcext:value-type="percentage">
            <text:p>-3.83%</text:p>
          </table:table-cell>
          <table:table-cell table:formula="of:=([.L147]-[.M147])/[.AD147]" office:value-type="percentage" office:value="0.0254718679690539" calcext:value-type="percentage">
            <text:p>2.55%</text:p>
          </table:table-cell>
          <table:table-cell table:formula="of:=([.R147]-[.S147])/[.AD147]" office:value-type="percentage" office:value="-0.00662326292250961" calcext:value-type="percentage">
            <text:p>-0.66%</text:p>
          </table:table-cell>
          <table:table-cell table:formula="of:=[.Y147]/[.AD147]" office:value-type="percentage" office:value="-0.0104719435613885" calcext:value-type="percentage">
            <text:p>-1.05%</text:p>
          </table:table-cell>
          <table:table-cell office:value-type="float" office:value="74138000" calcext:value-type="float">
            <text:p>74138000</text:p>
          </table:table-cell>
          <table:table-cell office:value-type="float" office:value="6000" calcext:value-type="float">
            <text:p>6000</text:p>
          </table:table-cell>
          <table:table-cell office:value-type="float" office:value="614407000" calcext:value-type="float">
            <text:p>614407000</text:p>
          </table:table-cell>
          <table:table-cell office:value-type="float" office:value="688539000" calcext:value-type="float">
            <text:p>688539000</text:p>
          </table:table-cell>
          <table:table-cell office:value-type="float" office:value="2798936000" calcext:value-type="float">
            <text:p>2798936000</text:p>
          </table:table-cell>
          <table:table-cell office:value-type="float" office:value="132407000" calcext:value-type="float">
            <text:p>132407000</text:p>
          </table:table-cell>
          <table:table-cell office:value-type="float" office:value="0" calcext:value-type="float">
            <text:p>0</text:p>
          </table:table-cell>
          <table:table-cell office:value-type="float" office:value="19276000" calcext:value-type="float">
            <text:p>19276000</text:p>
          </table:table-cell>
          <table:table-cell office:value-type="float" office:value="151683000" calcext:value-type="float">
            <text:p>151683000</text:p>
          </table:table-cell>
          <table:table-cell office:value-type="float" office:value="1916267000" calcext:value-type="float">
            <text:p>1916267000</text:p>
          </table:table-cell>
          <table:table-cell office:value-type="float" office:value="3082686000" calcext:value-type="float">
            <text:p>3082686000</text:p>
          </table:table-cell>
          <table:table-cell office:value-type="float" office:value="2816933000" calcext:value-type="float">
            <text:p>2816933000</text:p>
          </table:table-cell>
          <table:table-cell office:value-type="float" office:value="10191000" calcext:value-type="float">
            <text:p>10191000</text:p>
          </table:table-cell>
          <table:table-cell office:value-type="float" office:value="-30477000" calcext:value-type="float">
            <text:p>-30477000</text:p>
          </table:table-cell>
          <table:table-cell office:value-type="float" office:value="9614000" calcext:value-type="float">
            <text:p>9614000</text:p>
          </table:table-cell>
          <table:table-cell office:value-type="float" office:value="4838000" calcext:value-type="float">
            <text:p>4838000</text:p>
          </table:table-cell>
          <table:table-cell office:value-type="float" office:value="659178000" calcext:value-type="float">
            <text:p>659178000</text:p>
          </table:table-cell>
          <table:table-cell office:value-type="float" office:value="663954000" calcext:value-type="float">
            <text:p>663954000</text:p>
          </table:table-cell>
          <table:table-cell office:value-type="float" office:value="2910348000" calcext:value-type="float">
            <text:p>2910348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83832000" calcext:value-type="float">
            <text:p>1683832000</text:p>
          </table:table-cell>
          <table:table-cell office:value-type="float" office:value="3224710000" calcext:value-type="float">
            <text:p>3224710000</text:p>
          </table:table-cell>
          <table:table-cell office:value-type="float" office:value="2926560000" calcext:value-type="float">
            <text:p>2926560000</text:p>
          </table:table-cell>
          <table:table-cell office:value-type="float" office:value="8510000" calcext:value-type="float">
            <text:p>8510000</text:p>
          </table:table-cell>
          <table:table-cell office:value-type="float" office:value="22258000" calcext:value-type="float">
            <text:p>22258000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office:value-type="string" calcext:value-type="string">
            <text:p>HeldToMaturitySecuritiesAccumulatedUnrecognizedHoldingGain</text:p>
          </table:table-cell>
          <table:table-cell office:value-type="string" calcext:value-type="string">
            <text:p>HeldToMaturitySecuritiesAccumulatedUnrecognizedHoldingLoss</text:p>
          </table:table-cell>
          <table:table-cell office:value-type="string" calcext:value-type="string">
            <text:p>HeldToMaturitySecurities</text:p>
          </table:table-cell>
          <table:table-cell office:value-type="string" calcext:value-type="string">
            <text:p>NotesReceivableGross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office:value-type="string" calcext:value-type="string">
            <text:p>HeldToMaturitySecuritiesAccumulatedUnrecognizedHoldingGain</text:p>
          </table:table-cell>
          <table:table-cell office:value-type="string" calcext:value-type="string">
            <text:p>HeldToMaturitySecuritiesAccumulatedUnrecognizedHoldingLoss</text:p>
          </table:table-cell>
          <table:table-cell office:value-type="string" calcext:value-type="string">
            <text:p>HeldToMaturitySecurities</text:p>
          </table:table-cell>
          <table:table-cell office:value-type="string" calcext:value-type="string">
            <text:p>NotesReceivableGross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</table:table-row>
        <table:table-row table:style-name="ro1">
          <table:table-cell office:value-type="float" office:value="715072" calcext:value-type="float">
            <text:p>715072</text:p>
          </table:table-cell>
          <table:table-cell office:value-type="string" calcext:value-type="string">
            <text:p>RNST</text:p>
          </table:table-cell>
          <table:table-cell office:value-type="string" calcext:value-type="string">
            <text:p>Renasant Corporation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D</text:p>
          </table:table-cell>
          <table:table-cell table:style-name="ce1" office:value-type="date" office:date-value="2022-12-31" calcext:value-type="date">
            <text:p>2022-12-31</text:p>
          </table:table-cell>
          <table:table-cell table:style-name="ce1" office:value-type="date" office:date-value="2021-12-31" calcext:value-type="date">
            <text:p>2021-12-31</text:p>
          </table:table-cell>
          <table:table-cell table:formula="of:=([.P148]-[.AD148])/[.AD148]" office:value-type="percentage" office:value="-0.0301140738878465" calcext:value-type="percentage">
            <text:p>-3.01%</text:p>
          </table:table-cell>
          <table:table-cell table:formula="of:=([.L148]-[.M148])/[.AD148]" office:value-type="percentage" office:value="0.0144586502651714" calcext:value-type="percentage">
            <text:p>1.45%</text:p>
          </table:table-cell>
          <table:table-cell table:formula="of:=([.R148]-[.S148])/[.AD148]" office:value-type="percentage" office:value="-0.00845205902260105" calcext:value-type="percentage">
            <text:p>-0.85%</text:p>
          </table:table-cell>
          <table:table-cell table:formula="of:=[.Y148]/[.AD148]" office:value-type="percentage" office:value="-0.00233903678801622" calcext:value-type="percentage">
            <text:p>-0.23%</text:p>
          </table:table-cell>
          <table:table-cell office:value-type="float" office:value="201299000" calcext:value-type="float">
            <text:p>201299000</text:p>
          </table:table-cell>
          <table:table-cell office:value-type="float" office:value="241000" calcext:value-type="float">
            <text:p>241000</text:p>
          </table:table-cell>
          <table:table-cell office:value-type="float" office:value="1533942000" calcext:value-type="float">
            <text:p>1533942000</text:p>
          </table:table-cell>
          <table:table-cell office:value-type="float" office:value="1735000000" calcext:value-type="float">
            <text:p>1735000000</text:p>
          </table:table-cell>
          <table:table-cell office:value-type="float" office:value="13486966000" calcext:value-type="float">
            <text:p>13486966000</text:p>
          </table:table-cell>
          <table:table-cell office:value-type="float" office:value="1206540000" calcext:value-type="float">
            <text:p>1206540000</text:p>
          </table:table-cell>
          <table:table-cell office:value-type="float" office:value="17000" calcext:value-type="float">
            <text:p>17000</text:p>
          </table:table-cell>
          <table:table-cell office:value-type="float" office:value="117549000" calcext:value-type="float">
            <text:p>117549000</text:p>
          </table:table-cell>
          <table:table-cell office:value-type="float" office:value="1324072000" calcext:value-type="float">
            <text:p>1324072000</text:p>
          </table:table-cell>
          <table:table-cell office:value-type="float" office:value="11578304000" calcext:value-type="float">
            <text:p>11578304000</text:p>
          </table:table-cell>
          <table:table-cell office:value-type="float" office:value="16988176000" calcext:value-type="float">
            <text:p>16988176000</text:p>
          </table:table-cell>
          <table:table-cell office:value-type="float" office:value="14852160000" calcext:value-type="float">
            <text:p>14852160000</text:p>
          </table:table-cell>
          <table:table-cell office:value-type="float" office:value="166068000" calcext:value-type="float">
            <text:p>166068000</text:p>
          </table:table-cell>
          <table:table-cell office:value-type="float" office:value="-32526000" calcext:value-type="float">
            <text:p>-32526000</text:p>
          </table:table-cell>
          <table:table-cell office:value-type="float" office:value="31024000" calcext:value-type="float">
            <text:p>31024000</text:p>
          </table:table-cell>
          <table:table-cell office:value-type="float" office:value="16120000" calcext:value-type="float">
            <text:p>16120000</text:p>
          </table:table-cell>
          <table:table-cell office:value-type="float" office:value="2386052000" calcext:value-type="float">
            <text:p>2386052000</text:p>
          </table:table-cell>
          <table:table-cell office:value-type="float" office:value="2400956000" calcext:value-type="float">
            <text:p>2400956000</text:p>
          </table:table-cell>
          <table:table-cell office:value-type="float" office:value="13905724000" calcext:value-type="float">
            <text:p>13905724000</text:p>
          </table:table-cell>
          <table:table-cell office:value-type="float" office:value="415552000" calcext:value-type="float">
            <text:p>415552000</text:p>
          </table:table-cell>
          <table:table-cell office:value-type="float" office:value="334000" calcext:value-type="float">
            <text:p>334000</text:p>
          </table:table-cell>
          <table:table-cell office:value-type="float" office:value="1171000" calcext:value-type="float">
            <text:p>1171000</text:p>
          </table:table-cell>
          <table:table-cell office:value-type="float" office:value="416389000" calcext:value-type="float">
            <text:p>416389000</text:p>
          </table:table-cell>
          <table:table-cell office:value-type="float" office:value="10020914000" calcext:value-type="float">
            <text:p>10020914000</text:p>
          </table:table-cell>
          <table:table-cell office:value-type="float" office:value="16810311000" calcext:value-type="float">
            <text:p>16810311000</text:p>
          </table:table-cell>
          <table:table-cell office:value-type="float" office:value="14600458000" calcext:value-type="float">
            <text:p>14600458000</text:p>
          </table:table-cell>
          <table:table-cell office:value-type="float" office:value="175892000" calcext:value-type="float">
            <text:p>175892000</text:p>
          </table:table-cell>
          <table:table-cell office:value-type="float" office:value="140381000" calcext:value-type="float">
            <text:p>140381000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office:value-type="string" calcext:value-type="string">
            <text:p>HeldToMaturitySecuritiesAccumulatedUnrecognizedHoldingGain</text:p>
          </table:table-cell>
          <table:table-cell office:value-type="string" calcext:value-type="string">
            <text:p>HeldToMaturitySecuritiesAccumulatedUnrecognizedHoldingLoss</text:p>
          </table:table-cell>
          <table:table-cell office:value-type="string" calcext:value-type="string">
            <text:p>HeldToMaturitySecurities</text:p>
          </table:table-cell>
          <table:table-cell office:value-type="string" calcext:value-type="string">
            <text:p>NotesReceivableGross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office:value-type="string" calcext:value-type="string">
            <text:p>HeldToMaturitySecuritiesAccumulatedUnrecognizedHoldingGain</text:p>
          </table:table-cell>
          <table:table-cell office:value-type="string" calcext:value-type="string">
            <text:p>HeldToMaturitySecuritiesAccumulatedUnrecognizedHoldingLoss</text:p>
          </table:table-cell>
          <table:table-cell office:value-type="string" calcext:value-type="string">
            <text:p>HeldToMaturitySecurities</text:p>
          </table:table-cell>
          <table:table-cell office:value-type="string" calcext:value-type="string">
            <text:p>NotesReceivableGross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</table:table-row>
        <table:table-row table:style-name="ro1">
          <table:table-cell office:value-type="float" office:value="921557" calcext:value-type="float">
            <text:p>921557</text:p>
          </table:table-cell>
          <table:table-cell office:value-type="string" calcext:value-type="string">
            <text:p>RBCAA</text:p>
          </table:table-cell>
          <table:table-cell office:value-type="string" calcext:value-type="string">
            <text:p>Republic Bancorp Inc.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D</text:p>
          </table:table-cell>
          <table:table-cell table:style-name="ce1" office:value-type="date" office:date-value="2022-12-31" calcext:value-type="date">
            <text:p>2022-12-31</text:p>
          </table:table-cell>
          <table:table-cell table:style-name="ce1" office:value-type="date" office:date-value="2021-12-31" calcext:value-type="date">
            <text:p>2021-12-31</text:p>
          </table:table-cell>
          <table:table-cell table:formula="of:=([.P149]-[.AD149])/[.AD149]" office:value-type="string" office:string-value="" calcext:value-type="error">
            <text:p>#DIV/0!</text:p>
          </table:table-cell>
          <table:table-cell table:formula="of:=([.L149]-[.M149])/[.AD149]" office:value-type="string" office:string-value="" calcext:value-type="error">
            <text:p>#DIV/0!</text:p>
          </table:table-cell>
          <table:table-cell table:formula="of:=([.R149]-[.S149])/[.AD149]" office:value-type="string" office:string-value="" calcext:value-type="error">
            <text:p>#DIV/0!</text:p>
          </table:table-cell>
          <table:table-cell table:formula="of:=[.Y149]/[.AD149]" office:value-type="string" office:string-value="" calcext:value-type="error">
            <text:p>#DIV/0!</text:p>
          </table:table-cell>
          <table:table-cell office:value-type="float" office:value="44075000" calcext:value-type="float">
            <text:p>44075000</text:p>
          </table:table-cell>
          <table:table-cell office:value-type="float" office:value="1437000" calcext:value-type="float">
            <text:p>1437000</text:p>
          </table:table-cell>
          <table:table-cell table:number-columns-repeated="3"/>
          <table:table-cell office:value-type="float" office:value="87357000" calcext:value-type="float">
            <text:p>87357000</text:p>
          </table:table-cell>
          <table:table-cell office:value-type="float" office:value="160000" calcext:value-type="float">
            <text:p>160000</text:p>
          </table:table-cell>
          <table:table-cell office:value-type="float" office:value="199000" calcext:value-type="float">
            <text:p>199000</text:p>
          </table:table-cell>
          <table:table-cell table:number-columns-repeated="2"/>
          <table:table-cell office:value-type="float" office:value="5835543000" calcext:value-type="float">
            <text:p>5835543000</text:p>
          </table:table-cell>
          <table:table-cell office:value-type="float" office:value="4978930000" calcext:value-type="float">
            <text:p>4978930000</text:p>
          </table:table-cell>
          <table:table-cell office:value-type="float" office:value="91106000" calcext:value-type="float">
            <text:p>91106000</text:p>
          </table:table-cell>
          <table:table-cell office:value-type="float" office:value="57253000" calcext:value-type="float">
            <text:p>57253000</text:p>
          </table:table-cell>
          <table:table-cell office:value-type="float" office:value="3397000" calcext:value-type="float">
            <text:p>3397000</text:p>
          </table:table-cell>
          <table:table-cell office:value-type="float" office:value="5897000" calcext:value-type="float">
            <text:p>5897000</text:p>
          </table:table-cell>
          <table:table-cell table:number-columns-repeated="3"/>
          <table:table-cell office:value-type="float" office:value="44764000" calcext:value-type="float">
            <text:p>44764000</text:p>
          </table:table-cell>
          <table:table-cell office:value-type="float" office:value="424000" calcext:value-type="float">
            <text:p>424000</text:p>
          </table:table-cell>
          <table:table-cell office:value-type="float" office:value="6000" calcext:value-type="float">
            <text:p>6000</text:p>
          </table:table-cell>
          <table:table-cell/>
          <table:table-cell office:value-type="float" office:value="4496562000" calcext:value-type="float">
            <text:p>4496562000</text:p>
          </table:table-cell>
          <table:table-cell office:value-type="float" office:value="6093632000" calcext:value-type="float">
            <text:p>6093632000</text:p>
          </table:table-cell>
          <table:table-cell office:value-type="float" office:value="5258578000" calcext:value-type="float">
            <text:p>5258578000</text:p>
          </table:table-cell>
          <table:table-cell office:value-type="float" office:value="17218000" calcext:value-type="float">
            <text:p>17218000</text:p>
          </table:table-cell>
          <table:table-cell office:value-type="float" office:value="80976000" calcext:value-type="float">
            <text:p>80976000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table:number-columns-repeated="3"/>
          <table:table-cell office:value-type="string" calcext:value-type="string">
            <text:p>HeldToMaturitySecuritiesFairValue</text:p>
          </table:table-cell>
          <table:table-cell office:value-type="string" calcext:value-type="string">
            <text:p>HeldToMaturitySecuritiesAccumulatedUnrecognizedHoldingGain</text:p>
          </table:table-cell>
          <table:table-cell office:value-type="string" calcext:value-type="string">
            <text:p>HeldToMaturitySecuritiesAccumulatedUnrecognizedHoldingLoss</text:p>
          </table:table-cell>
          <table:table-cell table:number-columns-repeated="2"/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table:number-columns-repeated="3"/>
          <table:table-cell office:value-type="string" calcext:value-type="string">
            <text:p>HeldToMaturitySecuritiesFairValue</text:p>
          </table:table-cell>
          <table:table-cell office:value-type="string" calcext:value-type="string">
            <text:p>HeldToMaturitySecuritiesAccumulatedUnrecognizedHoldingGain</text:p>
          </table:table-cell>
          <table:table-cell office:value-type="string" calcext:value-type="string">
            <text:p>HeldToMaturitySecuritiesAccumulatedUnrecognizedHoldingLoss</text:p>
          </table:table-cell>
          <table:table-cell/>
          <table:table-cell office:value-type="string" calcext:value-type="string">
            <text:p>LoansAndLeasesReceivableGrossCarryingAmount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</table:table-row>
        <table:table-row table:style-name="ro1">
          <table:table-cell office:value-type="float" office:value="1041368" calcext:value-type="float">
            <text:p>1041368</text:p>
          </table:table-cell>
          <table:table-cell office:value-type="string" calcext:value-type="string">
            <text:p>RVSB</text:p>
          </table:table-cell>
          <table:table-cell office:value-type="string" calcext:value-type="string">
            <text:p>Riverview Bancorp Inc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D</text:p>
          </table:table-cell>
          <table:table-cell table:style-name="ce1" office:value-type="date" office:date-value="2022-03-31" calcext:value-type="date">
            <text:p>2022-03-31</text:p>
          </table:table-cell>
          <table:table-cell table:style-name="ce1" office:value-type="date" office:date-value="2021-03-31" calcext:value-type="date">
            <text:p>2021-03-31</text:p>
          </table:table-cell>
          <table:table-cell table:formula="of:=([.P150]-[.AD150])/[.AD150]" office:value-type="percentage" office:value="0.139531670207866" calcext:value-type="percentage">
            <text:p>13.95%</text:p>
          </table:table-cell>
          <table:table-cell table:formula="of:=([.L150]-[.M150])/[.AD150]" office:value-type="percentage" office:value="0.00972616376684546" calcext:value-type="percentage">
            <text:p>0.97%</text:p>
          </table:table-cell>
          <table:table-cell table:formula="of:=([.R150]-[.S150])/[.AD150]" office:value-type="percentage" office:value="-0.0126821984161182" calcext:value-type="percentage">
            <text:p>-1.27%</text:p>
          </table:table-cell>
          <table:table-cell table:formula="of:=[.Y150]/[.AD150]" office:value-type="percentage" office:value="0.00893645156976658" calcext:value-type="percentage">
            <text:p>0.89%</text:p>
          </table:table-cell>
          <table:table-cell office:value-type="float" office:value="13149000" calcext:value-type="float">
            <text:p>13149000</text:p>
          </table:table-cell>
          <table:table-cell office:value-type="float" office:value="57000" calcext:value-type="float">
            <text:p>57000</text:p>
          </table:table-cell>
          <table:table-cell table:number-columns-repeated="2"/>
          <table:table-cell office:value-type="float" office:value="1533878000" calcext:value-type="float">
            <text:p>1533878000</text:p>
          </table:table-cell>
          <table:table-cell office:value-type="float" office:value="236029000" calcext:value-type="float">
            <text:p>236029000</text:p>
          </table:table-cell>
          <table:table-cell/>
          <table:table-cell office:value-type="float" office:value="17071000" calcext:value-type="float">
            <text:p>17071000</text:p>
          </table:table-cell>
          <table:table-cell/>
          <table:table-cell office:value-type="float" office:value="990408000" calcext:value-type="float">
            <text:p>990408000</text:p>
          </table:table-cell>
          <table:table-cell office:value-type="float" office:value="1740096000" calcext:value-type="float">
            <text:p>1740096000</text:p>
          </table:table-cell>
          <table:table-cell office:value-type="float" office:value="1582847000" calcext:value-type="float">
            <text:p>1582847000</text:p>
          </table:table-cell>
          <table:table-cell office:value-type="float" office:value="4125000" calcext:value-type="float">
            <text:p>4125000</text:p>
          </table:table-cell>
          <table:table-cell office:value-type="float" office:value="12029000" calcext:value-type="float">
            <text:p>12029000</text:p>
          </table:table-cell>
          <table:table-cell office:value-type="float" office:value="2511000" calcext:value-type="float">
            <text:p>2511000</text:p>
          </table:table-cell>
          <table:table-cell office:value-type="float" office:value="2301000" calcext:value-type="float">
            <text:p>2301000</text:p>
          </table:table-cell>
          <table:table-cell office:value-type="float" office:value="216304000" calcext:value-type="float">
            <text:p>216304000</text:p>
          </table:table-cell>
          <table:table-cell office:value-type="float" office:value="216514000" calcext:value-type="float">
            <text:p>216514000</text:p>
          </table:table-cell>
          <table:table-cell office:value-type="float" office:value="1346060000" calcext:value-type="float">
            <text:p>1346060000</text:p>
          </table:table-cell>
          <table:table-cell office:value-type="float" office:value="38220000" calcext:value-type="float">
            <text:p>38220000</text:p>
          </table:table-cell>
          <table:table-cell/>
          <table:table-cell office:value-type="float" office:value="1354000" calcext:value-type="float">
            <text:p>1354000</text:p>
          </table:table-cell>
          <table:table-cell office:value-type="float" office:value="39574000" calcext:value-type="float">
            <text:p>39574000</text:p>
          </table:table-cell>
          <table:table-cell office:value-type="float" office:value="943235000" calcext:value-type="float">
            <text:p>943235000</text:p>
          </table:table-cell>
          <table:table-cell office:value-type="float" office:value="1549158000" calcext:value-type="float">
            <text:p>1549158000</text:p>
          </table:table-cell>
          <table:table-cell office:value-type="float" office:value="1397564000" calcext:value-type="float">
            <text:p>1397564000</text:p>
          </table:table-cell>
          <table:table-cell office:value-type="float" office:value="3414000" calcext:value-type="float">
            <text:p>3414000</text:p>
          </table:table-cell>
          <table:table-cell office:value-type="float" office:value="8213000" calcext:value-type="float">
            <text:p>8213000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table:number-columns-repeated="2"/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/>
          <table:table-cell office:value-type="string" calcext:value-type="string">
            <text:p>HeldToMaturitySecuritiesAccumulatedUnrecognizedHoldingLoss</text:p>
          </table:table-cell>
          <table:table-cell/>
          <table:table-cell office:value-type="string" calcext:value-type="string">
            <text:p>LoansAndLeasesReceivableGrossCarryingAmount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/>
          <table:table-cell office:value-type="string" calcext:value-type="string">
            <text:p>HeldToMaturitySecuritiesAccumulatedUnrecognizedHoldingLoss</text:p>
          </table:table-cell>
          <table:table-cell office:value-type="string" calcext:value-type="string">
            <text:p>HeldToMaturitySecurities</text:p>
          </table:table-cell>
          <table:table-cell office:value-type="string" calcext:value-type="string">
            <text:p>LoansAndLeasesReceivableGrossCarryingAmount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</table:table-row>
        <table:table-row table:style-name="ro1">
          <table:table-cell office:value-type="float" office:value="719220" calcext:value-type="float">
            <text:p>719220</text:p>
          </table:table-cell>
          <table:table-cell office:value-type="string" calcext:value-type="string">
            <text:p>STBA</text:p>
          </table:table-cell>
          <table:table-cell office:value-type="string" calcext:value-type="string">
            <text:p>S&amp;T Bancorp Inc.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D</text:p>
          </table:table-cell>
          <table:table-cell table:style-name="ce1" office:value-type="date" office:date-value="2022-12-31" calcext:value-type="date">
            <text:p>2022-12-31</text:p>
          </table:table-cell>
          <table:table-cell table:style-name="ce1" office:value-type="date" office:date-value="2021-12-31" calcext:value-type="date">
            <text:p>2021-12-31</text:p>
          </table:table-cell>
          <table:table-cell table:formula="of:=([.P151]-[.AD151])/[.AD151]" office:value-type="percentage" office:value="-0.097111444922819" calcext:value-type="percentage">
            <text:p>-9.71%</text:p>
          </table:table-cell>
          <table:table-cell table:formula="of:=([.L151]-[.M151])/[.AD151]" office:value-type="percentage" office:value="0.012795684725013" calcext:value-type="percentage">
            <text:p>1.28%</text:p>
          </table:table-cell>
          <table:table-cell table:formula="of:=([.R151]-[.S151])/[.AD151]" office:value-type="percentage" office:value="0" calcext:value-type="percentage">
            <text:p>0.00%</text:p>
          </table:table-cell>
          <table:table-cell table:formula="of:=[.Y151]/[.AD151]" office:value-type="percentage" office:value="0.00381228143628407" calcext:value-type="percentage">
            <text:p>0.38%</text:p>
          </table:table-cell>
          <table:table-cell office:value-type="float" office:value="102582000" calcext:value-type="float">
            <text:p>102582000</text:p>
          </table:table-cell>
          <table:table-cell office:value-type="float" office:value="261000" calcext:value-type="float">
            <text:p>261000</text:p>
          </table:table-cell>
          <table:table-cell/>
          <table:table-cell office:value-type="float" office:value="1104105000" calcext:value-type="float">
            <text:p>1104105000</text:p>
          </table:table-cell>
          <table:table-cell office:value-type="float" office:value="7219970000" calcext:value-type="float">
            <text:p>7219970000</text:p>
          </table:table-cell>
          <table:table-cell table:number-columns-repeated="5"/>
          <table:table-cell office:value-type="float" office:value="9110567000" calcext:value-type="float">
            <text:p>9110567000</text:p>
          </table:table-cell>
          <table:table-cell office:value-type="float" office:value="7925908000" calcext:value-type="float">
            <text:p>7925908000</text:p>
          </table:table-cell>
          <table:table-cell office:value-type="float" office:value="135520000" calcext:value-type="float">
            <text:p>135520000</text:p>
          </table:table-cell>
          <table:table-cell office:value-type="float" office:value="30485000" calcext:value-type="float">
            <text:p>30485000</text:p>
          </table:table-cell>
          <table:table-cell office:value-type="float" office:value="5767000" calcext:value-type="float">
            <text:p>5767000</text:p>
          </table:table-cell>
          <table:table-cell office:value-type="float" office:value="15183000" calcext:value-type="float">
            <text:p>15183000</text:p>
          </table:table-cell>
          <table:table-cell/>
          <table:table-cell office:value-type="float" office:value="900235000" calcext:value-type="float">
            <text:p>900235000</text:p>
          </table:table-cell>
          <table:table-cell office:value-type="float" office:value="7996524000" calcext:value-type="float">
            <text:p>7996524000</text:p>
          </table:table-cell>
          <table:table-cell table:number-columns-repeated="4"/>
          <table:table-cell office:value-type="float" office:value="6999990000" calcext:value-type="float">
            <text:p>6999990000</text:p>
          </table:table-cell>
          <table:table-cell office:value-type="float" office:value="9488529000" calcext:value-type="float">
            <text:p>9488529000</text:p>
          </table:table-cell>
          <table:table-cell office:value-type="float" office:value="8282075000" calcext:value-type="float">
            <text:p>8282075000</text:p>
          </table:table-cell>
          <table:table-cell office:value-type="float" office:value="110343000" calcext:value-type="float">
            <text:p>110343000</text:p>
          </table:table-cell>
          <table:table-cell office:value-type="float" office:value="94282000" calcext:value-type="float">
            <text:p>94282000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/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table:number-columns-repeated="5"/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/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table:number-columns-repeated="4"/>
          <table:table-cell office:value-type="string" calcext:value-type="string">
            <text:p>NotesReceivableGross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</table:table-row>
        <table:table-row table:style-name="ro1">
          <table:table-cell office:value-type="float" office:value="824410" calcext:value-type="float">
            <text:p>824410</text:p>
          </table:table-cell>
          <table:table-cell office:value-type="string" calcext:value-type="string">
            <text:p>SASR</text:p>
          </table:table-cell>
          <table:table-cell office:value-type="string" calcext:value-type="string">
            <text:p>Sandy Spring Bancorp Inc.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D</text:p>
          </table:table-cell>
          <table:table-cell table:style-name="ce1" office:value-type="date" office:date-value="2022-12-31" calcext:value-type="date">
            <text:p>2022-12-31</text:p>
          </table:table-cell>
          <table:table-cell table:style-name="ce1" office:value-type="date" office:date-value="2021-12-31" calcext:value-type="date">
            <text:p>2021-12-31</text:p>
          </table:table-cell>
          <table:table-cell table:formula="of:=([.P152]-[.AD152])/[.AD152]" office:value-type="percentage" office:value="0.0309363126464096" calcext:value-type="percentage">
            <text:p>3.09%</text:p>
          </table:table-cell>
          <table:table-cell table:formula="of:=([.L152]-[.M152])/[.AD152]" office:value-type="percentage" office:value="0.0143349511625283" calcext:value-type="percentage">
            <text:p>1.43%</text:p>
          </table:table-cell>
          <table:table-cell table:formula="of:=([.R152]-[.S152])/[.AD152]" office:value-type="percentage" office:value="-0.0037016466581601" calcext:value-type="percentage">
            <text:p>-0.37%</text:p>
          </table:table-cell>
          <table:table-cell table:formula="of:=[.Y152]/[.AD152]" office:value-type="percentage" office:value="0.00403652572474541" calcext:value-type="percentage">
            <text:p>0.40%</text:p>
          </table:table-cell>
          <table:table-cell office:value-type="float" office:value="152382000" calcext:value-type="float">
            <text:p>152382000</text:p>
          </table:table-cell>
          <table:table-cell office:value-type="float" office:value="77000" calcext:value-type="float">
            <text:p>77000</text:p>
          </table:table-cell>
          <table:table-cell table:number-columns-repeated="2"/>
          <table:table-cell office:value-type="float" office:value="10953421000" calcext:value-type="float">
            <text:p>10953421000</text:p>
          </table:table-cell>
          <table:table-cell office:value-type="float" office:value="220123000" calcext:value-type="float">
            <text:p>220123000</text:p>
          </table:table-cell>
          <table:table-cell office:value-type="float" office:value="0" calcext:value-type="float">
            <text:p>0</text:p>
          </table:table-cell>
          <table:table-cell office:value-type="float" office:value="39329000" calcext:value-type="float">
            <text:p>39329000</text:p>
          </table:table-cell>
          <table:table-cell table:number-columns-repeated="2"/>
          <table:table-cell office:value-type="float" office:value="13833119000" calcext:value-type="float">
            <text:p>13833119000</text:p>
          </table:table-cell>
          <table:table-cell office:value-type="float" office:value="12349351000" calcext:value-type="float">
            <text:p>12349351000</text:p>
          </table:table-cell>
          <table:table-cell office:value-type="float" office:value="166299000" calcext:value-type="float">
            <text:p>166299000</text:p>
          </table:table-cell>
          <table:table-cell office:value-type="float" office:value="42887000" calcext:value-type="float">
            <text:p>42887000</text:p>
          </table:table-cell>
          <table:table-cell office:value-type="float" office:value="15420000" calcext:value-type="float">
            <text:p>15420000</text:p>
          </table:table-cell>
          <table:table-cell office:value-type="float" office:value="14966000" calcext:value-type="float">
            <text:p>14966000</text:p>
          </table:table-cell>
          <table:table-cell office:value-type="float" office:value="1465896000" calcext:value-type="float">
            <text:p>1465896000</text:p>
          </table:table-cell>
          <table:table-cell office:value-type="float" office:value="1466350000" calcext:value-type="float">
            <text:p>1466350000</text:p>
          </table:table-cell>
          <table:table-cell office:value-type="float" office:value="10624731000" calcext:value-type="float">
            <text:p>106247310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9967091000" calcext:value-type="float">
            <text:p>9967091000</text:p>
          </table:table-cell>
          <table:table-cell office:value-type="float" office:value="12590726000" calcext:value-type="float">
            <text:p>12590726000</text:p>
          </table:table-cell>
          <table:table-cell office:value-type="float" office:value="11071047000" calcext:value-type="float">
            <text:p>11071047000</text:p>
          </table:table-cell>
          <table:table-cell office:value-type="float" office:value="235107000" calcext:value-type="float">
            <text:p>235107000</text:p>
          </table:table-cell>
          <table:table-cell office:value-type="float" office:value="207863000" calcext:value-type="float">
            <text:p>207863000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table:number-columns-repeated="2"/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office:value-type="string" calcext:value-type="string">
            <text:p>HeldToMaturitySecuritiesAccumulatedUnrecognizedHoldingGain</text:p>
          </table:table-cell>
          <table:table-cell office:value-type="string" calcext:value-type="string">
            <text:p>HeldToMaturitySecuritiesAccumulatedUnrecognizedHoldingLoss</text:p>
          </table:table-cell>
          <table:table-cell table:number-columns-repeated="2"/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office:value-type="string" calcext:value-type="string">
            <text:p>HeldToMaturitySecuritiesAccumulatedUnrecognizedHoldingGain</text:p>
          </table:table-cell>
          <table:table-cell office:value-type="string" calcext:value-type="string">
            <text:p>HeldToMaturitySecuritiesAccumulatedUnrecognizedHoldingLoss</text:p>
          </table:table-cell>
          <table:table-cell/>
          <table:table-cell office:value-type="string" calcext:value-type="string">
            <text:p>NotesReceivableGross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</table:table-row>
        <table:table-row table:style-name="ro1">
          <table:table-cell office:value-type="float" office:value="767405" calcext:value-type="float">
            <text:p>767405</text:p>
          </table:table-cell>
          <table:table-cell office:value-type="string" calcext:value-type="string">
            <text:p>SBFG</text:p>
          </table:table-cell>
          <table:table-cell office:value-type="string" calcext:value-type="string">
            <text:p>SB Financial Group Inc.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D</text:p>
          </table:table-cell>
          <table:table-cell table:style-name="ce1" office:value-type="date" office:date-value="2022-12-31" calcext:value-type="date">
            <text:p>2022-12-31</text:p>
          </table:table-cell>
          <table:table-cell table:style-name="ce1" office:value-type="date" office:date-value="2021-12-31" calcext:value-type="date">
            <text:p>2021-12-31</text:p>
          </table:table-cell>
          <table:table-cell table:formula="of:=([.P153]-[.AD153])/[.AD153]" office:value-type="percentage" office:value="-0.0237007488466324" calcext:value-type="percentage">
            <text:p>-2.37%</text:p>
          </table:table-cell>
          <table:table-cell table:formula="of:=([.L153]-[.M153])/[.AD153]" office:value-type="percentage" office:value="0.0365295203697964" calcext:value-type="percentage">
            <text:p>3.65%</text:p>
          </table:table-cell>
          <table:table-cell table:formula="of:=([.R153]-[.S153])/[.AD153]" office:value-type="percentage" office:value="0" calcext:value-type="percentage">
            <text:p>0.00%</text:p>
          </table:table-cell>
          <table:table-cell table:formula="of:=[.Y153]/[.AD153]" office:value-type="percentage" office:value="-0.0159508375672143" calcext:value-type="percentage">
            <text:p>-1.60%</text:p>
          </table:table-cell>
          <table:table-cell office:value-type="float" office:value="40673000" calcext:value-type="float">
            <text:p>40673000</text:p>
          </table:table-cell>
          <table:table-cell office:value-type="float" office:value="14000" calcext:value-type="float">
            <text:p>14000</text:p>
          </table:table-cell>
          <table:table-cell office:value-type="float" office:value="238780000" calcext:value-type="float">
            <text:p>238780000</text:p>
          </table:table-cell>
          <table:table-cell office:value-type="float" office:value="279439000" calcext:value-type="float">
            <text:p>279439000</text:p>
          </table:table-cell>
          <table:table-cell office:value-type="float" office:value="1086665000" calcext:value-type="float">
            <text:p>1086665000</text:p>
          </table:table-cell>
          <table:table-cell table:number-columns-repeated="4"/>
          <table:table-cell office:value-type="float" office:value="961630000" calcext:value-type="float">
            <text:p>961630000</text:p>
          </table:table-cell>
          <table:table-cell office:value-type="float" office:value="1335633000" calcext:value-type="float">
            <text:p>1335633000</text:p>
          </table:table-cell>
          <table:table-cell office:value-type="float" office:value="1217205000" calcext:value-type="float">
            <text:p>1217205000</text:p>
          </table:table-cell>
          <table:table-cell office:value-type="float" office:value="12521000" calcext:value-type="float">
            <text:p>12521000</text:p>
          </table:table-cell>
          <table:table-cell office:value-type="float" office:value="-17754000" calcext:value-type="float">
            <text:p>-17754000</text:p>
          </table:table-cell>
          <table:table-cell office:value-type="float" office:value="3623000" calcext:value-type="float">
            <text:p>3623000</text:p>
          </table:table-cell>
          <table:table-cell office:value-type="float" office:value="1287000" calcext:value-type="float">
            <text:p>1287000</text:p>
          </table:table-cell>
          <table:table-cell office:value-type="float" office:value="263259000" calcext:value-type="float">
            <text:p>263259000</text:p>
          </table:table-cell>
          <table:table-cell office:value-type="float" office:value="265595000" calcext:value-type="float">
            <text:p>265595000</text:p>
          </table:table-cell>
          <table:table-cell office:value-type="float" office:value="1113045000" calcext:value-type="float">
            <text:p>1113045000</text:p>
          </table:table-cell>
          <table:table-cell table:number-columns-repeated="4"/>
          <table:table-cell office:value-type="float" office:value="822401000" calcext:value-type="float">
            <text:p>822401000</text:p>
          </table:table-cell>
          <table:table-cell office:value-type="float" office:value="1330854000" calcext:value-type="float">
            <text:p>1330854000</text:p>
          </table:table-cell>
          <table:table-cell office:value-type="float" office:value="1185925000" calcext:value-type="float">
            <text:p>1185925000</text:p>
          </table:table-cell>
          <table:table-cell office:value-type="float" office:value="18277000" calcext:value-type="float">
            <text:p>18277000</text:p>
          </table:table-cell>
          <table:table-cell office:value-type="float" office:value="14222000" calcext:value-type="float">
            <text:p>14222000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table:number-columns-repeated="4"/>
          <table:table-cell office:value-type="string" calcext:value-type="string">
            <text:p>LoansAndLeasesReceivableGrossCarryingAmount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table:number-columns-repeated="4"/>
          <table:table-cell office:value-type="string" calcext:value-type="string">
            <text:p>LoansAndLeasesReceivableGrossCarryingAmount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</table:table-row>
        <table:table-row table:style-name="ro1">
          <table:table-cell office:value-type="float" office:value="730708" calcext:value-type="float">
            <text:p>730708</text:p>
          </table:table-cell>
          <table:table-cell office:value-type="string" calcext:value-type="string">
            <text:p>SBCF</text:p>
          </table:table-cell>
          <table:table-cell office:value-type="string" calcext:value-type="string">
            <text:p>Seacoast Banking Corporation of Florida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D</text:p>
          </table:table-cell>
          <table:table-cell table:style-name="ce1" office:value-type="date" office:date-value="2022-12-31" calcext:value-type="date">
            <text:p>2022-12-31</text:p>
          </table:table-cell>
          <table:table-cell table:style-name="ce1" office:value-type="date" office:date-value="2021-12-31" calcext:value-type="date">
            <text:p>2021-12-31</text:p>
          </table:table-cell>
          <table:table-cell table:formula="of:=([.P154]-[.AD154])/[.AD154]" office:value-type="percentage" office:value="0.237246344601838" calcext:value-type="percentage">
            <text:p>23.72%</text:p>
          </table:table-cell>
          <table:table-cell table:formula="of:=([.L154]-[.M154])/[.AD154]" office:value-type="percentage" office:value="0.0306858715782373" calcext:value-type="percentage">
            <text:p>3.07%</text:p>
          </table:table-cell>
          <table:table-cell table:formula="of:=([.R154]-[.S154])/[.AD154]" office:value-type="percentage" office:value="-0.0160725837669718" calcext:value-type="percentage">
            <text:p>-1.61%</text:p>
          </table:table-cell>
          <table:table-cell table:formula="of:=[.Y154]/[.AD154]" office:value-type="percentage" office:value="-0.00923844781879692" calcext:value-type="percentage">
            <text:p>-0.92%</text:p>
          </table:table-cell>
          <table:table-cell office:value-type="float" office:value="248662000" calcext:value-type="float">
            <text:p>248662000</text:p>
          </table:table-cell>
          <table:table-cell office:value-type="float" office:value="1101000" calcext:value-type="float">
            <text:p>1101000</text:p>
          </table:table-cell>
          <table:table-cell table:number-columns-repeated="2"/>
          <table:table-cell office:value-type="float" office:value="9981595000" calcext:value-type="float">
            <text:p>9981595000</text:p>
          </table:table-cell>
          <table:table-cell office:value-type="float" office:value="617741000" calcext:value-type="float">
            <text:p>617741000</text:p>
          </table:table-cell>
          <table:table-cell office:value-type="float" office:value="64000" calcext:value-type="float">
            <text:p>64000</text:p>
          </table:table-cell>
          <table:table-cell office:value-type="float" office:value="129731000" calcext:value-type="float">
            <text:p>129731000</text:p>
          </table:table-cell>
          <table:table-cell table:number-columns-repeated="2"/>
          <table:table-cell office:value-type="float" office:value="12145762000" calcext:value-type="float">
            <text:p>12145762000</text:p>
          </table:table-cell>
          <table:table-cell office:value-type="float" office:value="10537987000" calcext:value-type="float">
            <text:p>10537987000</text:p>
          </table:table-cell>
          <table:table-cell office:value-type="float" office:value="106507000" calcext:value-type="float">
            <text:p>106507000</text:p>
          </table:table-cell>
          <table:table-cell office:value-type="float" office:value="-74532000" calcext:value-type="float">
            <text:p>-74532000</text:p>
          </table:table-cell>
          <table:table-cell office:value-type="float" office:value="20857000" calcext:value-type="float">
            <text:p>20857000</text:p>
          </table:table-cell>
          <table:table-cell office:value-type="float" office:value="11518000" calcext:value-type="float">
            <text:p>11518000</text:p>
          </table:table-cell>
          <table:table-cell table:number-columns-repeated="2"/>
          <table:table-cell office:value-type="float" office:value="8067589000" calcext:value-type="float">
            <text:p>8067589000</text:p>
          </table:table-cell>
          <table:table-cell office:value-type="float" office:value="627398000" calcext:value-type="float">
            <text:p>627398000</text:p>
          </table:table-cell>
          <table:table-cell office:value-type="float" office:value="3828000" calcext:value-type="float">
            <text:p>3828000</text:p>
          </table:table-cell>
          <table:table-cell office:value-type="float" office:value="15070000" calcext:value-type="float">
            <text:p>15070000</text:p>
          </table:table-cell>
          <table:table-cell office:value-type="float" office:value="638640000" calcext:value-type="float">
            <text:p>638640000</text:p>
          </table:table-cell>
          <table:table-cell/>
          <table:table-cell office:value-type="float" office:value="9681433000" calcext:value-type="float">
            <text:p>9681433000</text:p>
          </table:table-cell>
          <table:table-cell office:value-type="float" office:value="8370697000" calcext:value-type="float">
            <text:p>8370697000</text:p>
          </table:table-cell>
          <table:table-cell office:value-type="float" office:value="124403000" calcext:value-type="float">
            <text:p>124403000</text:p>
          </table:table-cell>
          <table:table-cell office:value-type="float" office:value="97039000" calcext:value-type="float">
            <text:p>97039000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table:number-columns-repeated="2"/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office:value-type="string" calcext:value-type="string">
            <text:p>HeldToMaturitySecuritiesAccumulatedUnrecognizedHoldingGain</text:p>
          </table:table-cell>
          <table:table-cell office:value-type="string" calcext:value-type="string">
            <text:p>HeldToMaturitySecuritiesAccumulatedUnrecognizedHoldingLoss</text:p>
          </table:table-cell>
          <table:table-cell table:number-columns-repeated="2"/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table:number-columns-repeated="2"/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office:value-type="string" calcext:value-type="string">
            <text:p>HeldToMaturitySecuritiesAccumulatedUnrecognizedHoldingGain</text:p>
          </table:table-cell>
          <table:table-cell office:value-type="string" calcext:value-type="string">
            <text:p>HeldToMaturitySecuritiesAccumulatedUnrecognizedHoldingLoss</text:p>
          </table:table-cell>
          <table:table-cell office:value-type="string" calcext:value-type="string">
            <text:p>HeldToMaturitySecurities</text:p>
          </table:table-cell>
          <table:table-cell/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</table:table-row>
        <table:table-row table:style-name="ro1">
          <table:table-cell office:value-type="float" office:value="1130144" calcext:value-type="float">
            <text:p>1130144</text:p>
          </table:table-cell>
          <table:table-cell office:value-type="string" calcext:value-type="string">
            <text:p>BSRR</text:p>
          </table:table-cell>
          <table:table-cell office:value-type="string" calcext:value-type="string">
            <text:p>Sierra Bancorp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D</text:p>
          </table:table-cell>
          <table:table-cell table:style-name="ce1" office:value-type="date" office:date-value="2022-12-31" calcext:value-type="date">
            <text:p>2022-12-31</text:p>
          </table:table-cell>
          <table:table-cell table:style-name="ce1" office:value-type="date" office:date-value="2021-12-31" calcext:value-type="date">
            <text:p>2021-12-31</text:p>
          </table:table-cell>
          <table:table-cell table:formula="of:=([.P155]-[.AD155])/[.AD155]" office:value-type="percentage" office:value="0.0232214014233678" calcext:value-type="percentage">
            <text:p>2.32%</text:p>
          </table:table-cell>
          <table:table-cell table:formula="of:=([.L155]-[.M155])/[.AD155]" office:value-type="percentage" office:value="0.0178517759022596" calcext:value-type="percentage">
            <text:p>1.79%</text:p>
          </table:table-cell>
          <table:table-cell table:formula="of:=([.R155]-[.S155])/[.AD155]" office:value-type="percentage" office:value="-0.00321149335699382" calcext:value-type="percentage">
            <text:p>-0.32%</text:p>
          </table:table-cell>
          <table:table-cell table:formula="of:=[.Y155]/[.AD155]" office:value-type="percentage" office:value="-0.012253502695598" calcext:value-type="percentage">
            <text:p>-1.23%</text:p>
          </table:table-cell>
          <table:table-cell office:value-type="float" office:value="50382000" calcext:value-type="float">
            <text:p>50382000</text:p>
          </table:table-cell>
          <table:table-cell office:value-type="float" office:value="726000" calcext:value-type="float">
            <text:p>726000</text:p>
          </table:table-cell>
          <table:table-cell table:number-columns-repeated="2"/>
          <table:table-cell office:value-type="float" office:value="2846164000" calcext:value-type="float">
            <text:p>2846164000</text:p>
          </table:table-cell>
          <table:table-cell office:value-type="float" office:value="328011000" calcext:value-type="float">
            <text:p>328011000</text:p>
          </table:table-cell>
          <table:table-cell office:value-type="float" office:value="585000" calcext:value-type="float">
            <text:p>585000</text:p>
          </table:table-cell>
          <table:table-cell office:value-type="float" office:value="9518000" calcext:value-type="float">
            <text:p>9518000</text:p>
          </table:table-cell>
          <table:table-cell table:number-columns-repeated="2"/>
          <table:table-cell office:value-type="float" office:value="3608590000" calcext:value-type="float">
            <text:p>3608590000</text:p>
          </table:table-cell>
          <table:table-cell office:value-type="float" office:value="3305008000" calcext:value-type="float">
            <text:p>3305008000</text:p>
          </table:table-cell>
          <table:table-cell office:value-type="float" office:value="7113000" calcext:value-type="float">
            <text:p>7113000</text:p>
          </table:table-cell>
          <table:table-cell office:value-type="float" office:value="-34084000" calcext:value-type="float">
            <text:p>-34084000</text:p>
          </table:table-cell>
          <table:table-cell office:value-type="float" office:value="2914000" calcext:value-type="float">
            <text:p>2914000</text:p>
          </table:table-cell>
          <table:table-cell office:value-type="float" office:value="18769000" calcext:value-type="float">
            <text:p>18769000</text:p>
          </table:table-cell>
          <table:table-cell office:value-type="float" office:value="973314000" calcext:value-type="float">
            <text:p>973314000</text:p>
          </table:table-cell>
          <table:table-cell office:value-type="float" office:value="957459000" calcext:value-type="float">
            <text:p>957459000</text:p>
          </table:table-cell>
          <table:table-cell office:value-type="float" office:value="2781572000" calcext:value-type="float">
            <text:p>278157200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987861000" calcext:value-type="float">
            <text:p>1987861000</text:p>
          </table:table-cell>
          <table:table-cell office:value-type="float" office:value="3371014000" calcext:value-type="float">
            <text:p>3371014000</text:p>
          </table:table-cell>
          <table:table-cell office:value-type="float" office:value="3008520000" calcext:value-type="float">
            <text:p>3008520000</text:p>
          </table:table-cell>
          <table:table-cell office:value-type="float" office:value="9621000" calcext:value-type="float">
            <text:p>9621000</text:p>
          </table:table-cell>
          <table:table-cell office:value-type="float" office:value="35774000" calcext:value-type="float">
            <text:p>35774000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table:number-columns-repeated="2"/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office:value-type="string" calcext:value-type="string">
            <text:p>HeldToMaturitySecuritiesAccumulatedUnrecognizedHoldingGain</text:p>
          </table:table-cell>
          <table:table-cell office:value-type="string" calcext:value-type="string">
            <text:p>HeldToMaturitySecuritiesAccumulatedUnrecognizedHoldingLoss</text:p>
          </table:table-cell>
          <table:table-cell table:number-columns-repeated="2"/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table:number-columns-repeated="3"/>
          <table:table-cell office:value-type="string" calcext:value-type="string">
            <text:p>LoansAndLeasesReceivableGrossCarryingAmount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</table:table-row>
        <table:table-row table:style-name="ro1">
          <table:table-cell office:value-type="float" office:value="90498" calcext:value-type="float">
            <text:p>90498</text:p>
          </table:table-cell>
          <table:table-cell office:value-type="string" calcext:value-type="string">
            <text:p>SFNC</text:p>
          </table:table-cell>
          <table:table-cell office:value-type="string" calcext:value-type="string">
            <text:p>Simmons First National Corporation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D</text:p>
          </table:table-cell>
          <table:table-cell table:style-name="ce1" office:value-type="date" office:date-value="2022-12-31" calcext:value-type="date">
            <text:p>2022-12-31</text:p>
          </table:table-cell>
          <table:table-cell table:style-name="ce1" office:value-type="date" office:date-value="2021-12-31" calcext:value-type="date">
            <text:p>2021-12-31</text:p>
          </table:table-cell>
          <table:table-cell table:formula="of:=([.P156]-[.AD156])/[.AD156]" office:value-type="percentage" office:value="0.164280490255672" calcext:value-type="percentage">
            <text:p>16.43%</text:p>
          </table:table-cell>
          <table:table-cell table:formula="of:=([.L156]-[.M156])/[.AD156]" office:value-type="percentage" office:value="0.0247105989152016" calcext:value-type="percentage">
            <text:p>2.47%</text:p>
          </table:table-cell>
          <table:table-cell table:formula="of:=([.R156]-[.S156])/[.AD156]" office:value-type="percentage" office:value="-0.0359626816302007" calcext:value-type="percentage">
            <text:p>-3.60%</text:p>
          </table:table-cell>
          <table:table-cell table:formula="of:=[.Y156]/[.AD156]" office:value-type="percentage" office:value="-0.0129399932295626" calcext:value-type="percentage">
            <text:p>-1.29%</text:p>
          </table:table-cell>
          <table:table-cell office:value-type="float" office:value="478932000" calcext:value-type="float">
            <text:p>478932000</text:p>
          </table:table-cell>
          <table:table-cell office:value-type="float" office:value="373000" calcext:value-type="float">
            <text:p>373000</text:p>
          </table:table-cell>
          <table:table-cell table:number-columns-repeated="2"/>
          <table:table-cell office:value-type="float" office:value="22548094000" calcext:value-type="float">
            <text:p>22548094000</text:p>
          </table:table-cell>
          <table:table-cell office:value-type="float" office:value="3063233000" calcext:value-type="float">
            <text:p>3063233000</text:p>
          </table:table-cell>
          <table:table-cell office:value-type="float" office:value="283000" calcext:value-type="float">
            <text:p>283000</text:p>
          </table:table-cell>
          <table:table-cell office:value-type="float" office:value="696756000" calcext:value-type="float">
            <text:p>696756000</text:p>
          </table:table-cell>
          <table:table-cell table:number-columns-repeated="2"/>
          <table:table-cell office:value-type="float" office:value="27461061000" calcext:value-type="float">
            <text:p>27461061000</text:p>
          </table:table-cell>
          <table:table-cell office:value-type="float" office:value="24191699000" calcext:value-type="float">
            <text:p>24191699000</text:p>
          </table:table-cell>
          <table:table-cell office:value-type="float" office:value="256412000" calcext:value-type="float">
            <text:p>256412000</text:p>
          </table:table-cell>
          <table:table-cell office:value-type="float" office:value="-250603000" calcext:value-type="float">
            <text:p>-250603000</text:p>
          </table:table-cell>
          <table:table-cell office:value-type="float" office:value="61321000" calcext:value-type="float">
            <text:p>61321000</text:p>
          </table:table-cell>
          <table:table-cell office:value-type="float" office:value="44005000" calcext:value-type="float">
            <text:p>44005000</text:p>
          </table:table-cell>
          <table:table-cell/>
          <table:table-cell office:value-type="float" office:value="7130861000" calcext:value-type="float">
            <text:p>7130861000</text:p>
          </table:table-cell>
          <table:table-cell office:value-type="float" office:value="19366548000" calcext:value-type="float">
            <text:p>19366548000</text:p>
          </table:table-cell>
          <table:table-cell office:value-type="float" office:value="1517378000" calcext:value-type="float">
            <text:p>1517378000</text:p>
          </table:table-cell>
          <table:table-cell office:value-type="float" office:value="6398000" calcext:value-type="float">
            <text:p>6398000</text:p>
          </table:table-cell>
          <table:table-cell office:value-type="float" office:value="18241000" calcext:value-type="float">
            <text:p>18241000</text:p>
          </table:table-cell>
          <table:table-cell table:number-columns-repeated="2"/>
          <table:table-cell office:value-type="float" office:value="24724759000" calcext:value-type="float">
            <text:p>24724759000</text:p>
          </table:table-cell>
          <table:table-cell office:value-type="float" office:value="21475918000" calcext:value-type="float">
            <text:p>21475918000</text:p>
          </table:table-cell>
          <table:table-cell office:value-type="float" office:value="271156000" calcext:value-type="float">
            <text:p>271156000</text:p>
          </table:table-cell>
          <table:table-cell office:value-type="float" office:value="200885000" calcext:value-type="float">
            <text:p>200885000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table:number-columns-repeated="2"/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office:value-type="string" calcext:value-type="string">
            <text:p>HeldToMaturitySecuritiesAccumulatedUnrecognizedHoldingGain</text:p>
          </table:table-cell>
          <table:table-cell office:value-type="string" calcext:value-type="string">
            <text:p>HeldToMaturitySecuritiesAccumulatedUnrecognizedHoldingLoss</text:p>
          </table:table-cell>
          <table:table-cell table:number-columns-repeated="2"/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/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office:value-type="string" calcext:value-type="string">
            <text:p>HeldToMaturitySecuritiesAccumulatedUnrecognizedHoldingGain</text:p>
          </table:table-cell>
          <table:table-cell office:value-type="string" calcext:value-type="string">
            <text:p>HeldToMaturitySecuritiesAccumulatedUnrecognizedHoldingLoss</text:p>
          </table:table-cell>
          <table:table-cell table:number-columns-repeated="2"/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</table:table-row>
        <table:table-row table:style-name="ro1">
          <table:table-cell office:value-type="float" office:value="1038773" calcext:value-type="float">
            <text:p>1038773</text:p>
          </table:table-cell>
          <table:table-cell office:value-type="string" calcext:value-type="string">
            <text:p>SMBK</text:p>
          </table:table-cell>
          <table:table-cell office:value-type="string" calcext:value-type="string">
            <text:p>SmartFinancial Inc.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D</text:p>
          </table:table-cell>
          <table:table-cell table:style-name="ce1" office:value-type="date" office:date-value="2022-12-31" calcext:value-type="date">
            <text:p>2022-12-31</text:p>
          </table:table-cell>
          <table:table-cell table:style-name="ce1" office:value-type="date" office:date-value="2021-12-31" calcext:value-type="date">
            <text:p>2021-12-31</text:p>
          </table:table-cell>
          <table:table-cell table:formula="of:=([.P157]-[.AD157])/[.AD157]" office:value-type="percentage" office:value="0.0137152785547664" calcext:value-type="percentage">
            <text:p>1.37%</text:p>
          </table:table-cell>
          <table:table-cell table:formula="of:=([.L157]-[.M157])/[.AD157]" office:value-type="percentage" office:value="0.0112689454685776" calcext:value-type="percentage">
            <text:p>1.13%</text:p>
          </table:table-cell>
          <table:table-cell table:formula="of:=([.R157]-[.S157])/[.AD157]" office:value-type="percentage" office:value="-0.00629945066283966" calcext:value-type="percentage">
            <text:p>-0.63%</text:p>
          </table:table-cell>
          <table:table-cell table:formula="of:=[.Y157]/[.AD157]" office:value-type="percentage" office:value="0.00155522039375048" calcext:value-type="percentage">
            <text:p>0.16%</text:p>
          </table:table-cell>
          <table:table-cell office:value-type="float" office:value="45346000" calcext:value-type="float">
            <text:p>45346000</text:p>
          </table:table-cell>
          <table:table-cell office:value-type="float" office:value="23000" calcext:value-type="float">
            <text:p>23000</text:p>
          </table:table-cell>
          <table:table-cell office:value-type="float" office:value="483893000" calcext:value-type="float">
            <text:p>483893000</text:p>
          </table:table-cell>
          <table:table-cell office:value-type="float" office:value="529216000" calcext:value-type="float">
            <text:p>529216000</text:p>
          </table:table-cell>
          <table:table-cell office:value-type="float" office:value="4077100000" calcext:value-type="float">
            <text:p>4077100000</text:p>
          </table:table-cell>
          <table:table-cell office:value-type="float" office:value="260613000" calcext:value-type="float">
            <text:p>260613000</text:p>
          </table:table-cell>
          <table:table-cell/>
          <table:table-cell office:value-type="float" office:value="25336000" calcext:value-type="float">
            <text:p>25336000</text:p>
          </table:table-cell>
          <table:table-cell/>
          <table:table-cell office:value-type="float" office:value="143000" calcext:value-type="float">
            <text:p>143000</text:p>
          </table:table-cell>
          <table:table-cell office:value-type="float" office:value="4637498000" calcext:value-type="float">
            <text:p>4637498000</text:p>
          </table:table-cell>
          <table:table-cell office:value-type="float" office:value="4205046000" calcext:value-type="float">
            <text:p>4205046000</text:p>
          </table:table-cell>
          <table:table-cell office:value-type="float" office:value="43022000" calcext:value-type="float">
            <text:p>43022000</text:p>
          </table:table-cell>
          <table:table-cell office:value-type="float" office:value="6255000" calcext:value-type="float">
            <text:p>6255000</text:p>
          </table:table-cell>
          <table:table-cell office:value-type="float" office:value="1903000" calcext:value-type="float">
            <text:p>1903000</text:p>
          </table:table-cell>
          <table:table-cell office:value-type="float" office:value="1936000" calcext:value-type="float">
            <text:p>1936000</text:p>
          </table:table-cell>
          <table:table-cell office:value-type="float" office:value="482453000" calcext:value-type="float">
            <text:p>482453000</text:p>
          </table:table-cell>
          <table:table-cell office:value-type="float" office:value="482420000" calcext:value-type="float">
            <text:p>482420000</text:p>
          </table:table-cell>
          <table:table-cell office:value-type="float" office:value="4021938000" calcext:value-type="float">
            <text:p>4021938000</text:p>
          </table:table-cell>
          <table:table-cell office:value-type="float" office:value="76946000" calcext:value-type="float">
            <text:p>76946000</text:p>
          </table:table-cell>
          <table:table-cell office:value-type="float" office:value="83000" calcext:value-type="float">
            <text:p>83000</text:p>
          </table:table-cell>
          <table:table-cell office:value-type="float" office:value="106000" calcext:value-type="float">
            <text:p>106000</text:p>
          </table:table-cell>
          <table:table-cell/>
          <table:table-cell office:value-type="float" office:value="64000" calcext:value-type="float">
            <text:p>64000</text:p>
          </table:table-cell>
          <table:table-cell office:value-type="float" office:value="4611579000" calcext:value-type="float">
            <text:p>4611579000</text:p>
          </table:table-cell>
          <table:table-cell office:value-type="float" office:value="4182149000" calcext:value-type="float">
            <text:p>4182149000</text:p>
          </table:table-cell>
          <table:table-cell office:value-type="float" office:value="34790000" calcext:value-type="float">
            <text:p>34790000</text:p>
          </table:table-cell>
          <table:table-cell office:value-type="float" office:value="34050000" calcext:value-type="float">
            <text:p>34050000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/>
          <table:table-cell office:value-type="string" calcext:value-type="string">
            <text:p>HeldToMaturitySecuritiesAccumulatedUnrecognizedHoldingLoss</text:p>
          </table:table-cell>
          <table:table-cell/>
          <table:table-cell office:value-type="string" calcext:value-type="string">
            <text:p>NotesReceivableGross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office:value-type="string" calcext:value-type="string">
            <text:p>HeldToMaturitySecuritiesAccumulatedUnrecognizedHoldingGain</text:p>
          </table:table-cell>
          <table:table-cell office:value-type="string" calcext:value-type="string">
            <text:p>HeldToMaturitySecuritiesAccumulatedUnrecognizedHoldingLoss</text:p>
          </table:table-cell>
          <table:table-cell/>
          <table:table-cell office:value-type="string" calcext:value-type="string">
            <text:p>NotesReceivableGross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</table:table-row>
        <table:table-row table:style-name="ro1">
          <table:table-cell office:value-type="float" office:value="1163668" calcext:value-type="float">
            <text:p>1163668</text:p>
          </table:table-cell>
          <table:table-cell office:value-type="string" calcext:value-type="string">
            <text:p>SPFI</text:p>
          </table:table-cell>
          <table:table-cell office:value-type="string" calcext:value-type="string">
            <text:p>South Plains Financial Inc.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D</text:p>
          </table:table-cell>
          <table:table-cell table:style-name="ce1" office:value-type="date" office:date-value="2022-12-31" calcext:value-type="date">
            <text:p>2022-12-31</text:p>
          </table:table-cell>
          <table:table-cell table:style-name="ce1" office:value-type="date" office:date-value="2021-12-31" calcext:value-type="date">
            <text:p>2021-12-31</text:p>
          </table:table-cell>
          <table:table-cell table:formula="of:=([.P158]-[.AD158])/[.AD158]" office:value-type="percentage" office:value="0.0195162129304787" calcext:value-type="percentage">
            <text:p>1.95%</text:p>
          </table:table-cell>
          <table:table-cell table:formula="of:=([.L158]-[.M158])/[.AD158]" office:value-type="percentage" office:value="0.0307546161254774" calcext:value-type="percentage">
            <text:p>3.08%</text:p>
          </table:table-cell>
          <table:table-cell table:formula="of:=([.R158]-[.S158])/[.AD158]" office:value-type="percentage" office:value="0" calcext:value-type="percentage">
            <text:p>0.00%</text:p>
          </table:table-cell>
          <table:table-cell table:formula="of:=[.Y158]/[.AD158]" office:value-type="percentage" office:value="-0.00615643019230689" calcext:value-type="percentage">
            <text:p>-0.62%</text:p>
          </table:table-cell>
          <table:table-cell office:value-type="float" office:value="102785000" calcext:value-type="float">
            <text:p>102785000</text:p>
          </table:table-cell>
          <table:table-cell office:value-type="float" office:value="27000" calcext:value-type="float">
            <text:p>27000</text:p>
          </table:table-cell>
          <table:table-cell office:value-type="float" office:value="701711000" calcext:value-type="float">
            <text:p>701711000</text:p>
          </table:table-cell>
          <table:table-cell office:value-type="float" office:value="804469000" calcext:value-type="float">
            <text:p>804469000</text:p>
          </table:table-cell>
          <table:table-cell office:value-type="float" office:value="3406430000" calcext:value-type="float">
            <text:p>3406430000</text:p>
          </table:table-cell>
          <table:table-cell table:number-columns-repeated="4"/>
          <table:table-cell office:value-type="float" office:value="2748081000" calcext:value-type="float">
            <text:p>2748081000</text:p>
          </table:table-cell>
          <table:table-cell office:value-type="float" office:value="3944063000" calcext:value-type="float">
            <text:p>3944063000</text:p>
          </table:table-cell>
          <table:table-cell office:value-type="float" office:value="3587049000" calcext:value-type="float">
            <text:p>3587049000</text:p>
          </table:table-cell>
          <table:table-cell office:value-type="float" office:value="58240000" calcext:value-type="float">
            <text:p>58240000</text:p>
          </table:table-cell>
          <table:table-cell office:value-type="float" office:value="-20570000" calcext:value-type="float">
            <text:p>-20570000</text:p>
          </table:table-cell>
          <table:table-cell office:value-type="float" office:value="4831000" calcext:value-type="float">
            <text:p>4831000</text:p>
          </table:table-cell>
          <table:table-cell office:value-type="float" office:value="16440000" calcext:value-type="float">
            <text:p>16440000</text:p>
          </table:table-cell>
          <table:table-cell office:value-type="float" office:value="724504000" calcext:value-type="float">
            <text:p>724504000</text:p>
          </table:table-cell>
          <table:table-cell office:value-type="float" office:value="712895000" calcext:value-type="float">
            <text:p>712895000</text:p>
          </table:table-cell>
          <table:table-cell office:value-type="float" office:value="3341222000" calcext:value-type="float">
            <text:p>3341222000</text:p>
          </table:table-cell>
          <table:table-cell table:number-columns-repeated="4"/>
          <table:table-cell office:value-type="float" office:value="2437577000" calcext:value-type="float">
            <text:p>2437577000</text:p>
          </table:table-cell>
          <table:table-cell office:value-type="float" office:value="3901855000" calcext:value-type="float">
            <text:p>3901855000</text:p>
          </table:table-cell>
          <table:table-cell office:value-type="float" office:value="3494428000" calcext:value-type="float">
            <text:p>3494428000</text:p>
          </table:table-cell>
          <table:table-cell office:value-type="float" office:value="58614000" calcext:value-type="float">
            <text:p>58614000</text:p>
          </table:table-cell>
          <table:table-cell office:value-type="float" office:value="50977000" calcext:value-type="float">
            <text:p>50977000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table:number-columns-repeated="4"/>
          <table:table-cell office:value-type="string" calcext:value-type="string">
            <text:p>NotesReceivableGross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table:number-columns-repeated="4"/>
          <table:table-cell office:value-type="string" calcext:value-type="string">
            <text:p>NotesReceivableGross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</table:table-row>
        <table:table-row table:style-name="ro1">
          <table:table-cell office:value-type="float" office:value="1090009" calcext:value-type="float">
            <text:p>1090009</text:p>
          </table:table-cell>
          <table:table-cell office:value-type="string" calcext:value-type="string">
            <text:p>SFST</text:p>
          </table:table-cell>
          <table:table-cell office:value-type="string" calcext:value-type="string">
            <text:p>Southern First Bancshares Inc.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D</text:p>
          </table:table-cell>
          <table:table-cell table:style-name="ce1" office:value-type="date" office:date-value="2022-12-31" calcext:value-type="date">
            <text:p>2022-12-31</text:p>
          </table:table-cell>
          <table:table-cell table:style-name="ce1" office:value-type="date" office:date-value="2021-12-31" calcext:value-type="date">
            <text:p>2021-12-31</text:p>
          </table:table-cell>
          <table:table-cell table:formula="of:=([.P159]-[.AD159])/[.AD159]" office:value-type="percentage" office:value="0.222338801463126" calcext:value-type="percentage">
            <text:p>22.23%</text:p>
          </table:table-cell>
          <table:table-cell table:formula="of:=([.L159]-[.M159])/[.AD159]" office:value-type="percentage" office:value="0" calcext:value-type="percentage">
            <text:p>0.00%</text:p>
          </table:table-cell>
          <table:table-cell table:formula="of:=([.R159]-[.S159])/[.AD159]" office:value-type="percentage" office:value="0" calcext:value-type="percentage">
            <text:p>0.00%</text:p>
          </table:table-cell>
          <table:table-cell table:formula="of:=[.Y159]/[.AD159]" office:value-type="percentage" office:value="0.00641424184012488" calcext:value-type="percentage">
            <text:p>0.64%</text:p>
          </table:table-cell>
          <table:table-cell table:number-columns-repeated="2"/>
          <table:table-cell office:value-type="float" office:value="93347000" calcext:value-type="float">
            <text:p>93347000</text:p>
          </table:table-cell>
          <table:table-cell office:value-type="float" office:value="110323000" calcext:value-type="float">
            <text:p>110323000</text:p>
          </table:table-cell>
          <table:table-cell office:value-type="float" office:value="3133864000" calcext:value-type="float">
            <text:p>3133864000</text:p>
          </table:table-cell>
          <table:table-cell table:number-columns-repeated="4"/>
          <table:table-cell office:value-type="float" office:value="3273363000" calcext:value-type="float">
            <text:p>3273363000</text:p>
          </table:table-cell>
          <table:table-cell office:value-type="float" office:value="3691981000" calcext:value-type="float">
            <text:p>3691981000</text:p>
          </table:table-cell>
          <table:table-cell office:value-type="float" office:value="3397469000" calcext:value-type="float">
            <text:p>3397469000</text:p>
          </table:table-cell>
          <table:table-cell office:value-type="float" office:value="29115000" calcext:value-type="float">
            <text:p>29115000</text:p>
          </table:table-cell>
          <table:table-cell office:value-type="float" office:value="16445000" calcext:value-type="float">
            <text:p>16445000</text:p>
          </table:table-cell>
          <table:table-cell office:value-type="float" office:value="1881000" calcext:value-type="float">
            <text:p>1881000</text:p>
          </table:table-cell>
          <table:table-cell office:value-type="float" office:value="944000" calcext:value-type="float">
            <text:p>944000</text:p>
          </table:table-cell>
          <table:table-cell office:value-type="float" office:value="120281000" calcext:value-type="float">
            <text:p>120281000</text:p>
          </table:table-cell>
          <table:table-cell office:value-type="float" office:value="121218000" calcext:value-type="float">
            <text:p>121218000</text:p>
          </table:table-cell>
          <table:table-cell office:value-type="float" office:value="2563826000" calcext:value-type="float">
            <text:p>2563826000</text:p>
          </table:table-cell>
          <table:table-cell table:number-columns-repeated="4"/>
          <table:table-cell office:value-type="float" office:value="2459469000" calcext:value-type="float">
            <text:p>2459469000</text:p>
          </table:table-cell>
          <table:table-cell office:value-type="float" office:value="2925548000" calcext:value-type="float">
            <text:p>2925548000</text:p>
          </table:table-cell>
          <table:table-cell office:value-type="float" office:value="2647647000" calcext:value-type="float">
            <text:p>2647647000</text:p>
          </table:table-cell>
          <table:table-cell office:value-type="float" office:value="46711000" calcext:value-type="float">
            <text:p>46711000</text:p>
          </table:table-cell>
          <table:table-cell office:value-type="float" office:value="44948000" calcext:value-type="float">
            <text:p>44948000</text:p>
          </table:table-cell>
          <table:table-cell table:number-columns-repeated="2"/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table:number-columns-repeated="4"/>
          <table:table-cell office:value-type="string" calcext:value-type="string">
            <text:p>NotesReceivableGross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table:number-columns-repeated="4"/>
          <table:table-cell office:value-type="string" calcext:value-type="string">
            <text:p>LoansAndLeasesReceivableNetReportedAmount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</table:table-row>
        <table:table-row table:style-name="ro1">
          <table:table-cell office:value-type="float" office:value="916907" calcext:value-type="float">
            <text:p>916907</text:p>
          </table:table-cell>
          <table:table-cell office:value-type="string" calcext:value-type="string">
            <text:p>SMBC</text:p>
          </table:table-cell>
          <table:table-cell office:value-type="string" calcext:value-type="string">
            <text:p>Southern Missouri Bancorp Inc.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D</text:p>
          </table:table-cell>
          <table:table-cell table:style-name="ce1" office:value-type="date" office:date-value="2022-06-30" calcext:value-type="date">
            <text:p>2022-06-30</text:p>
          </table:table-cell>
          <table:table-cell table:style-name="ce1" office:value-type="date" office:date-value="2021-06-30" calcext:value-type="date">
            <text:p>2021-06-30</text:p>
          </table:table-cell>
          <table:table-cell table:formula="of:=([.P160]-[.AD160])/[.AD160]" office:value-type="percentage" office:value="0.207770455074925" calcext:value-type="percentage">
            <text:p>20.78%</text:p>
          </table:table-cell>
          <table:table-cell table:formula="of:=([.L160]-[.M160])/[.AD160]" office:value-type="percentage" office:value="0.00959583456860147" calcext:value-type="percentage">
            <text:p>0.96%</text:p>
          </table:table-cell>
          <table:table-cell table:formula="of:=([.R160]-[.S160])/[.AD160]" office:value-type="percentage" office:value="0" calcext:value-type="percentage">
            <text:p>0.00%</text:p>
          </table:table-cell>
          <table:table-cell table:formula="of:=[.Y160]/[.AD160]" office:value-type="percentage" office:value="0" calcext:value-type="percentage">
            <text:p>0.00%</text:p>
          </table:table-cell>
          <table:table-cell office:value-type="float" office:value="22475000" calcext:value-type="float">
            <text:p>22475000</text:p>
          </table:table-cell>
          <table:table-cell office:value-type="float" office:value="109000" calcext:value-type="float">
            <text:p>109000</text:p>
          </table:table-cell>
          <table:table-cell table:number-columns-repeated="2"/>
          <table:table-cell office:value-type="float" office:value="2815075000" calcext:value-type="float">
            <text:p>2815075000</text:p>
          </table:table-cell>
          <table:table-cell table:number-columns-repeated="5"/>
          <table:table-cell office:value-type="float" office:value="3214782000" calcext:value-type="float">
            <text:p>3214782000</text:p>
          </table:table-cell>
          <table:table-cell office:value-type="float" office:value="2894010000" calcext:value-type="float">
            <text:p>2894010000</text:p>
          </table:table-cell>
          <table:table-cell office:value-type="float" office:value="13084000" calcext:value-type="float">
            <text:p>13084000</text:p>
          </table:table-cell>
          <table:table-cell/>
          <table:table-cell office:value-type="float" office:value="1141000" calcext:value-type="float">
            <text:p>1141000</text:p>
          </table:table-cell>
          <table:table-cell office:value-type="float" office:value="4875000" calcext:value-type="float">
            <text:p>4875000</text:p>
          </table:table-cell>
          <table:table-cell office:value-type="float" office:value="207020000" calcext:value-type="float">
            <text:p>207020000</text:p>
          </table:table-cell>
          <table:table-cell office:value-type="float" office:value="203286000" calcext:value-type="float">
            <text:p>203286000</text:p>
          </table:table-cell>
          <table:table-cell office:value-type="float" office:value="2330803000" calcext:value-type="float">
            <text:p>2330803000</text:p>
          </table:table-cell>
          <table:table-cell table:number-columns-repeated="4"/>
          <table:table-cell office:value-type="float" office:value="2200244000" calcext:value-type="float">
            <text:p>2200244000</text:p>
          </table:table-cell>
          <table:table-cell office:value-type="float" office:value="2700530000" calcext:value-type="float">
            <text:p>2700530000</text:p>
          </table:table-cell>
          <table:table-cell office:value-type="float" office:value="2417107000" calcext:value-type="float">
            <text:p>2417107000</text:p>
          </table:table-cell>
          <table:table-cell office:value-type="float" office:value="13688000" calcext:value-type="float">
            <text:p>13688000</text:p>
          </table:table-cell>
          <table:table-cell/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table:number-columns-repeated="2"/>
          <table:table-cell office:value-type="string" calcext:value-type="string">
            <text:p>Deposits</text:p>
          </table:table-cell>
          <table:table-cell table:number-columns-repeated="5"/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/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table:number-columns-repeated="4"/>
          <table:table-cell office:value-type="string" calcext:value-type="string">
            <text:p>LoansAndLeasesReceivableNetReportedAmount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/>
        </table:table-row>
        <table:table-row table:style-name="ro1">
          <table:table-cell office:value-type="float" office:value="1689731" calcext:value-type="float">
            <text:p>1689731</text:p>
          </table:table-cell>
          <table:table-cell office:value-type="string" calcext:value-type="string">
            <text:p>SSBK</text:p>
          </table:table-cell>
          <table:table-cell office:value-type="string" calcext:value-type="string">
            <text:p>Southern States Bancshares Inc.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D</text:p>
          </table:table-cell>
          <table:table-cell table:style-name="ce1" office:value-type="date" office:date-value="2022-12-31" calcext:value-type="date">
            <text:p>2022-12-31</text:p>
          </table:table-cell>
          <table:table-cell table:style-name="ce1" office:value-type="date" office:date-value="2021-12-31" calcext:value-type="date">
            <text:p>2021-12-31</text:p>
          </table:table-cell>
          <table:table-cell table:formula="of:=([.P161]-[.AD161])/[.AD161]" office:value-type="percentage" office:value="0.105555523431191" calcext:value-type="percentage">
            <text:p>10.56%</text:p>
          </table:table-cell>
          <table:table-cell table:formula="of:=([.L161]-[.M161])/[.AD161]" office:value-type="percentage" office:value="0.00959233538351031" calcext:value-type="percentage">
            <text:p>0.96%</text:p>
          </table:table-cell>
          <table:table-cell table:formula="of:=([.R161]-[.S161])/[.AD161]" office:value-type="percentage" office:value="-0.00275434305352369" calcext:value-type="percentage">
            <text:p>-0.28%</text:p>
          </table:table-cell>
          <table:table-cell table:formula="of:=[.Y161]/[.AD161]" office:value-type="percentage" office:value="0.00893699833788536" calcext:value-type="percentage">
            <text:p>0.89%</text:p>
          </table:table-cell>
          <table:table-cell office:value-type="float" office:value="15033000" calcext:value-type="float">
            <text:p>15033000</text:p>
          </table:table-cell>
          <table:table-cell office:value-type="float" office:value="103000" calcext:value-type="float">
            <text:p>103000</text:p>
          </table:table-cell>
          <table:table-cell table:number-columns-repeated="2"/>
          <table:table-cell office:value-type="float" office:value="1720743000" calcext:value-type="float">
            <text:p>1720743000</text:p>
          </table:table-cell>
          <table:table-cell office:value-type="float" office:value="15365000" calcext:value-type="float">
            <text:p>15365000</text:p>
          </table:table-cell>
          <table:table-cell office:value-type="float" office:value="0" calcext:value-type="float">
            <text:p>0</text:p>
          </table:table-cell>
          <table:table-cell office:value-type="float" office:value="4287000" calcext:value-type="float">
            <text:p>4287000</text:p>
          </table:table-cell>
          <table:table-cell table:number-columns-repeated="2"/>
          <table:table-cell office:value-type="float" office:value="2045204000" calcext:value-type="float">
            <text:p>2045204000</text:p>
          </table:table-cell>
          <table:table-cell office:value-type="float" office:value="1863485000" calcext:value-type="float">
            <text:p>1863485000</text:p>
          </table:table-cell>
          <table:table-cell office:value-type="float" office:value="27071000" calcext:value-type="float">
            <text:p>27071000</text:p>
          </table:table-cell>
          <table:table-cell office:value-type="float" office:value="13910000" calcext:value-type="float">
            <text:p>13910000</text:p>
          </table:table-cell>
          <table:table-cell office:value-type="float" office:value="436000" calcext:value-type="float">
            <text:p>436000</text:p>
          </table:table-cell>
          <table:table-cell office:value-type="float" office:value="3291000" calcext:value-type="float">
            <text:p>3291000</text:p>
          </table:table-cell>
          <table:table-cell table:number-columns-repeated="2"/>
          <table:table-cell office:value-type="float" office:value="1556451000" calcext:value-type="float">
            <text:p>1556451000</text:p>
          </table:table-cell>
          <table:table-cell office:value-type="float" office:value="19910000" calcext:value-type="float">
            <text:p>19910000</text:p>
          </table:table-cell>
          <table:table-cell office:value-type="float" office:value="364000" calcext:value-type="float">
            <text:p>364000</text:p>
          </table:table-cell>
          <table:table-cell office:value-type="float" office:value="126000" calcext:value-type="float">
            <text:p>126000</text:p>
          </table:table-cell>
          <table:table-cell table:number-columns-repeated="2"/>
          <table:table-cell office:value-type="float" office:value="1782592000" calcext:value-type="float">
            <text:p>1782592000</text:p>
          </table:table-cell>
          <table:table-cell office:value-type="float" office:value="1605394000" calcext:value-type="float">
            <text:p>1605394000</text:p>
          </table:table-cell>
          <table:table-cell office:value-type="float" office:value="18567000" calcext:value-type="float">
            <text:p>18567000</text:p>
          </table:table-cell>
          <table:table-cell office:value-type="float" office:value="17486000" calcext:value-type="float">
            <text:p>17486000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table:number-columns-repeated="2"/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office:value-type="string" calcext:value-type="string">
            <text:p>HeldToMaturitySecuritiesAccumulatedUnrecognizedHoldingGain</text:p>
          </table:table-cell>
          <table:table-cell office:value-type="string" calcext:value-type="string">
            <text:p>HeldToMaturitySecuritiesAccumulatedUnrecognizedHoldingLoss</text:p>
          </table:table-cell>
          <table:table-cell table:number-columns-repeated="2"/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table:number-columns-repeated="2"/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office:value-type="string" calcext:value-type="string">
            <text:p>HeldToMaturitySecuritiesAccumulatedUnrecognizedHoldingGain</text:p>
          </table:table-cell>
          <table:table-cell office:value-type="string" calcext:value-type="string">
            <text:p>HeldToMaturitySecuritiesAccumulatedUnrecognizedHoldingLoss</text:p>
          </table:table-cell>
          <table:table-cell table:number-columns-repeated="2"/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</table:table-row>
        <table:table-row table:style-name="ro1">
          <table:table-cell office:value-type="float" office:value="705432" calcext:value-type="float">
            <text:p>705432</text:p>
          </table:table-cell>
          <table:table-cell office:value-type="string" calcext:value-type="string">
            <text:p>SBSI</text:p>
          </table:table-cell>
          <table:table-cell office:value-type="string" calcext:value-type="string">
            <text:p>Southside Bancshares Inc.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D</text:p>
          </table:table-cell>
          <table:table-cell table:style-name="ce1" office:value-type="date" office:date-value="2022-12-31" calcext:value-type="date">
            <text:p>2022-12-31</text:p>
          </table:table-cell>
          <table:table-cell table:style-name="ce1" office:value-type="date" office:date-value="2021-12-31" calcext:value-type="date">
            <text:p>2021-12-31</text:p>
          </table:table-cell>
          <table:table-cell table:formula="of:=([.P162]-[.AD162])/[.AD162]" office:value-type="percentage" office:value="0.0831291186260415" calcext:value-type="percentage">
            <text:p>8.31%</text:p>
          </table:table-cell>
          <table:table-cell table:formula="of:=([.L162]-[.M162])/[.AD162]" office:value-type="percentage" office:value="0.0155286476987421" calcext:value-type="percentage">
            <text:p>1.55%</text:p>
          </table:table-cell>
          <table:table-cell table:formula="of:=([.R162]-[.S162])/[.AD162]" office:value-type="percentage" office:value="-0.0310316065474762" calcext:value-type="percentage">
            <text:p>-3.10%</text:p>
          </table:table-cell>
          <table:table-cell table:formula="of:=[.Y162]/[.AD162]" office:value-type="percentage" office:value="0" calcext:value-type="percentage">
            <text:p>0.00%</text:p>
          </table:table-cell>
          <table:table-cell office:value-type="float" office:value="90142000" calcext:value-type="float">
            <text:p>90142000</text:p>
          </table:table-cell>
          <table:table-cell office:value-type="float" office:value="1282000" calcext:value-type="float">
            <text:p>1282000</text:p>
          </table:table-cell>
          <table:table-cell office:value-type="float" office:value="1299014000" calcext:value-type="float">
            <text:p>1299014000</text:p>
          </table:table-cell>
          <table:table-cell office:value-type="float" office:value="1387874000" calcext:value-type="float">
            <text:p>1387874000</text:p>
          </table:table-cell>
          <table:table-cell office:value-type="float" office:value="6198019000" calcext:value-type="float">
            <text:p>6198019000</text:p>
          </table:table-cell>
          <table:table-cell office:value-type="float" office:value="1149156000" calcext:value-type="float">
            <text:p>1149156000</text:p>
          </table:table-cell>
          <table:table-cell office:value-type="float" office:value="4565000" calcext:value-type="float">
            <text:p>4565000</text:p>
          </table:table-cell>
          <table:table-cell office:value-type="float" office:value="182138000" calcext:value-type="float">
            <text:p>182138000</text:p>
          </table:table-cell>
          <table:table-cell table:number-columns-repeated="2"/>
          <table:table-cell office:value-type="float" office:value="7558636000" calcext:value-type="float">
            <text:p>7558636000</text:p>
          </table:table-cell>
          <table:table-cell office:value-type="float" office:value="6812639000" calcext:value-type="float">
            <text:p>6812639000</text:p>
          </table:table-cell>
          <table:table-cell office:value-type="float" office:value="105020000" calcext:value-type="float">
            <text:p>105020000</text:p>
          </table:table-cell>
          <table:table-cell/>
          <table:table-cell office:value-type="float" office:value="4950000" calcext:value-type="float">
            <text:p>4950000</text:p>
          </table:table-cell>
          <table:table-cell office:value-type="float" office:value="113681000" calcext:value-type="float">
            <text:p>113681000</text:p>
          </table:table-cell>
          <table:table-cell office:value-type="float" office:value="2764325000" calcext:value-type="float">
            <text:p>2764325000</text:p>
          </table:table-cell>
          <table:table-cell office:value-type="float" office:value="2655594000" calcext:value-type="float">
            <text:p>2655594000</text:p>
          </table:table-cell>
          <table:table-cell office:value-type="float" office:value="5722327000" calcext:value-type="float">
            <text:p>5722327000</text:p>
          </table:table-cell>
          <table:table-cell office:value-type="float" office:value="95235000" calcext:value-type="float">
            <text:p>95235000</text:p>
          </table:table-cell>
          <table:table-cell office:value-type="float" office:value="4455000" calcext:value-type="float">
            <text:p>4455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609889000" calcext:value-type="float">
            <text:p>3609889000</text:p>
          </table:table-cell>
          <table:table-cell office:value-type="float" office:value="7259602000" calcext:value-type="float">
            <text:p>7259602000</text:p>
          </table:table-cell>
          <table:table-cell office:value-type="float" office:value="6347430000" calcext:value-type="float">
            <text:p>6347430000</text:p>
          </table:table-cell>
          <table:table-cell office:value-type="float" office:value="113401000" calcext:value-type="float">
            <text:p>113401000</text:p>
          </table:table-cell>
          <table:table-cell/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office:value-type="string" calcext:value-type="string">
            <text:p>HeldToMaturitySecuritiesAccumulatedUnrecognizedHoldingGain</text:p>
          </table:table-cell>
          <table:table-cell office:value-type="string" calcext:value-type="string">
            <text:p>HeldToMaturitySecuritiesAccumulatedUnrecognizedHoldingLoss</text:p>
          </table:table-cell>
          <table:table-cell table:number-columns-repeated="2"/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/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office:value-type="string" calcext:value-type="string">
            <text:p>HeldToMaturitySecuritiesAccumulatedUnrecognizedHoldingGain</text:p>
          </table:table-cell>
          <table:table-cell office:value-type="string" calcext:value-type="string">
            <text:p>HeldToMaturitySecuritiesAccumulatedUnrecognizedHoldingLoss</text:p>
          </table:table-cell>
          <table:table-cell/>
          <table:table-cell office:value-type="string" calcext:value-type="string">
            <text:p>LoansAndLeasesReceivableNetReportedAmount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/>
        </table:table-row>
        <table:table-row table:style-name="ro1">
          <table:table-cell office:value-type="float" office:value="764038" calcext:value-type="float">
            <text:p>764038</text:p>
          </table:table-cell>
          <table:table-cell office:value-type="string" calcext:value-type="string">
            <text:p>SSB</text:p>
          </table:table-cell>
          <table:table-cell office:value-type="string" calcext:value-type="string">
            <text:p>SouthState Corporation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D</text:p>
          </table:table-cell>
          <table:table-cell table:style-name="ce1" office:value-type="date" office:date-value="2022-12-31" calcext:value-type="date">
            <text:p>2022-12-31</text:p>
          </table:table-cell>
          <table:table-cell table:style-name="ce1" office:value-type="date" office:date-value="2021-12-31" calcext:value-type="date">
            <text:p>2021-12-31</text:p>
          </table:table-cell>
          <table:table-cell table:formula="of:=([.P163]-[.AD163])/[.AD163]" office:value-type="percentage" office:value="0.0369647788040843" calcext:value-type="percentage">
            <text:p>3.70%</text:p>
          </table:table-cell>
          <table:table-cell table:formula="of:=([.L163]-[.M163])/[.AD163]" office:value-type="percentage" office:value="0.0253693720770967" calcext:value-type="percentage">
            <text:p>2.54%</text:p>
          </table:table-cell>
          <table:table-cell table:formula="of:=([.R163]-[.S163])/[.AD163]" office:value-type="percentage" office:value="-0.0123541609631015" calcext:value-type="percentage">
            <text:p>-1.24%</text:p>
          </table:table-cell>
          <table:table-cell table:formula="of:=[.Y163]/[.AD163]" office:value-type="percentage" office:value="-0.00456122607244782" calcext:value-type="percentage">
            <text:p>-0.46%</text:p>
          </table:table-cell>
          <table:table-cell office:value-type="float" office:value="893373000" calcext:value-type="float">
            <text:p>893373000</text:p>
          </table:table-cell>
          <table:table-cell office:value-type="float" office:value="4054000" calcext:value-type="float">
            <text:p>4054000</text:p>
          </table:table-cell>
          <table:table-cell office:value-type="float" office:value="5326822000" calcext:value-type="float">
            <text:p>5326822000</text:p>
          </table:table-cell>
          <table:table-cell office:value-type="float" office:value="6216141000" calcext:value-type="float">
            <text:p>6216141000</text:p>
          </table:table-cell>
          <table:table-cell office:value-type="float" office:value="36350623000" calcext:value-type="float">
            <text:p>36350623000</text:p>
          </table:table-cell>
          <table:table-cell office:value-type="float" office:value="2250168000" calcext:value-type="float">
            <text:p>2250168000</text:p>
          </table:table-cell>
          <table:table-cell/>
          <table:table-cell office:value-type="float" office:value="433073000" calcext:value-type="float">
            <text:p>433073000</text:p>
          </table:table-cell>
          <table:table-cell office:value-type="float" office:value="2683241000" calcext:value-type="float">
            <text:p>2683241000</text:p>
          </table:table-cell>
          <table:table-cell office:value-type="float" office:value="30177862000" calcext:value-type="float">
            <text:p>30177862000</text:p>
          </table:table-cell>
          <table:table-cell office:value-type="float" office:value="43918696000" calcext:value-type="float">
            <text:p>43918696000</text:p>
          </table:table-cell>
          <table:table-cell office:value-type="float" office:value="38843769000" calcext:value-type="float">
            <text:p>38843769000</text:p>
          </table:table-cell>
          <table:table-cell office:value-type="float" office:value="496049000" calcext:value-type="float">
            <text:p>496049000</text:p>
          </table:table-cell>
          <table:table-cell office:value-type="float" office:value="-159893000" calcext:value-type="float">
            <text:p>-159893000</text:p>
          </table:table-cell>
          <table:table-cell office:value-type="float" office:value="63798000" calcext:value-type="float">
            <text:p>63798000</text:p>
          </table:table-cell>
          <table:table-cell office:value-type="float" office:value="35980000" calcext:value-type="float">
            <text:p>35980000</text:p>
          </table:table-cell>
          <table:table-cell office:value-type="float" office:value="5193478000" calcext:value-type="float">
            <text:p>5193478000</text:p>
          </table:table-cell>
          <table:table-cell office:value-type="float" office:value="5221296000" calcext:value-type="float">
            <text:p>5221296000</text:p>
          </table:table-cell>
          <table:table-cell office:value-type="float" office:value="35054829000" calcext:value-type="float">
            <text:p>35054829000</text:p>
          </table:table-cell>
          <table:table-cell office:value-type="float" office:value="1778064000" calcext:value-type="float">
            <text:p>1778064000</text:p>
          </table:table-cell>
          <table:table-cell office:value-type="float" office:value="318000" calcext:value-type="float">
            <text:p>318000</text:p>
          </table:table-cell>
          <table:table-cell office:value-type="float" office:value="42155000" calcext:value-type="float">
            <text:p>42155000</text:p>
          </table:table-cell>
          <table:table-cell office:value-type="float" office:value="1819901000" calcext:value-type="float">
            <text:p>1819901000</text:p>
          </table:table-cell>
          <table:table-cell office:value-type="float" office:value="23928166000" calcext:value-type="float">
            <text:p>23928166000</text:p>
          </table:table-cell>
          <table:table-cell office:value-type="float" office:value="41838456000" calcext:value-type="float">
            <text:p>41838456000</text:p>
          </table:table-cell>
          <table:table-cell office:value-type="float" office:value="37035516000" calcext:value-type="float">
            <text:p>37035516000</text:p>
          </table:table-cell>
          <table:table-cell office:value-type="float" office:value="475543000" calcext:value-type="float">
            <text:p>475543000</text:p>
          </table:table-cell>
          <table:table-cell office:value-type="float" office:value="406808000" calcext:value-type="float">
            <text:p>406808000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/>
          <table:table-cell office:value-type="string" calcext:value-type="string">
            <text:p>HeldToMaturitySecuritiesAccumulatedUnrecognizedHoldingLoss</text:p>
          </table:table-cell>
          <table:table-cell office:value-type="string" calcext:value-type="string">
            <text:p>HeldToMaturitySecurities</text:p>
          </table:table-cell>
          <table:table-cell office:value-type="string" calcext:value-type="string">
            <text:p>NotesReceivableGross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office:value-type="string" calcext:value-type="string">
            <text:p>HeldToMaturitySecuritiesAccumulatedUnrecognizedHoldingGain</text:p>
          </table:table-cell>
          <table:table-cell office:value-type="string" calcext:value-type="string">
            <text:p>HeldToMaturitySecuritiesAccumulatedUnrecognizedHoldingLoss</text:p>
          </table:table-cell>
          <table:table-cell office:value-type="string" calcext:value-type="string">
            <text:p>HeldToMaturitySecurities</text:p>
          </table:table-cell>
          <table:table-cell office:value-type="string" calcext:value-type="string">
            <text:p>NotesReceivableGross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</table:table-row>
        <table:table-row table:style-name="ro1">
          <table:table-cell office:value-type="float" office:value="1473844" calcext:value-type="float">
            <text:p>1473844</text:p>
          </table:table-cell>
          <table:table-cell office:value-type="string" calcext:value-type="string">
            <text:p>STEL</text:p>
          </table:table-cell>
          <table:table-cell office:value-type="string" calcext:value-type="string">
            <text:p>Stellar Bancorp Inc.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D</text:p>
          </table:table-cell>
          <table:table-cell table:style-name="ce1" office:value-type="date" office:date-value="2022-12-31" calcext:value-type="date">
            <text:p>2022-12-31</text:p>
          </table:table-cell>
          <table:table-cell table:style-name="ce1" office:value-type="date" office:date-value="2021-12-31" calcext:value-type="date">
            <text:p>2021-12-31</text:p>
          </table:table-cell>
          <table:table-cell table:formula="of:=([.P164]-[.AD164])/[.AD164]" office:value-type="percentage" office:value="0.532438030775316" calcext:value-type="percentage">
            <text:p>53.24%</text:p>
          </table:table-cell>
          <table:table-cell table:formula="of:=([.L164]-[.M164])/[.AD164]" office:value-type="percentage" office:value="0.0299836018651246" calcext:value-type="percentage">
            <text:p>3.00%</text:p>
          </table:table-cell>
          <table:table-cell table:formula="of:=([.R164]-[.S164])/[.AD164]" office:value-type="percentage" office:value="0" calcext:value-type="percentage">
            <text:p>0.00%</text:p>
          </table:table-cell>
          <table:table-cell table:formula="of:=[.Y164]/[.AD164]" office:value-type="percentage" office:value="-0.0182006564875979" calcext:value-type="percentage">
            <text:p>-1.82%</text:p>
          </table:table-cell>
          <table:table-cell office:value-type="float" office:value="186103000" calcext:value-type="float">
            <text:p>186103000</text:p>
          </table:table-cell>
          <table:table-cell office:value-type="float" office:value="4773000" calcext:value-type="float">
            <text:p>4773000</text:p>
          </table:table-cell>
          <table:table-cell table:number-columns-repeated="2"/>
          <table:table-cell office:value-type="float" office:value="9267632000" calcext:value-type="float">
            <text:p>9267632000</text:p>
          </table:table-cell>
          <table:table-cell table:number-columns-repeated="5"/>
          <table:table-cell office:value-type="float" office:value="10900437000" calcext:value-type="float">
            <text:p>10900437000</text:p>
          </table:table-cell>
          <table:table-cell office:value-type="float" office:value="9517261000" calcext:value-type="float">
            <text:p>9517261000</text:p>
          </table:table-cell>
          <table:table-cell office:value-type="float" office:value="51432000" calcext:value-type="float">
            <text:p>51432000</text:p>
          </table:table-cell>
          <table:table-cell office:value-type="float" office:value="-110071000" calcext:value-type="float">
            <text:p>-110071000</text:p>
          </table:table-cell>
          <table:table-cell office:value-type="float" office:value="14818000" calcext:value-type="float">
            <text:p>14818000</text:p>
          </table:table-cell>
          <table:table-cell office:value-type="float" office:value="37920000" calcext:value-type="float">
            <text:p>37920000</text:p>
          </table:table-cell>
          <table:table-cell office:value-type="float" office:value="425046000" calcext:value-type="float">
            <text:p>425046000</text:p>
          </table:table-cell>
          <table:table-cell office:value-type="float" office:value="421193000" calcext:value-type="float">
            <text:p>421193000</text:p>
          </table:table-cell>
          <table:table-cell office:value-type="float" office:value="6047639000" calcext:value-type="float">
            <text:p>6047639000</text:p>
          </table:table-cell>
          <table:table-cell table:number-columns-repeated="4"/>
          <table:table-cell office:value-type="float" office:value="2875291000" calcext:value-type="float">
            <text:p>2875291000</text:p>
          </table:table-cell>
          <table:table-cell office:value-type="float" office:value="7104954000" calcext:value-type="float">
            <text:p>7104954000</text:p>
          </table:table-cell>
          <table:table-cell office:value-type="float" office:value="6288486000" calcext:value-type="float">
            <text:p>6288486000</text:p>
          </table:table-cell>
          <table:table-cell office:value-type="float" office:value="81553000" calcext:value-type="float">
            <text:p>81553000</text:p>
          </table:table-cell>
          <table:table-cell office:value-type="float" office:value="65364000" calcext:value-type="float">
            <text:p>65364000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table:number-columns-repeated="2"/>
          <table:table-cell office:value-type="string" calcext:value-type="string">
            <text:p>Deposits</text:p>
          </table:table-cell>
          <table:table-cell table:number-columns-repeated="5"/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table:number-columns-repeated="4"/>
          <table:table-cell office:value-type="string" calcext:value-type="string">
            <text:p>NotesReceivableGross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</table:table-row>
        <table:table-row table:style-name="ro1">
          <table:table-cell office:value-type="float" office:value="835324" calcext:value-type="float">
            <text:p>835324</text:p>
          </table:table-cell>
          <table:table-cell office:value-type="string" calcext:value-type="string">
            <text:p>SYBT</text:p>
          </table:table-cell>
          <table:table-cell office:value-type="string" calcext:value-type="string">
            <text:p>Stock Yards Bancorp Inc.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D</text:p>
          </table:table-cell>
          <table:table-cell table:style-name="ce1" office:value-type="date" office:date-value="2022-12-31" calcext:value-type="date">
            <text:p>2022-12-31</text:p>
          </table:table-cell>
          <table:table-cell table:style-name="ce1" office:value-type="date" office:date-value="2021-12-31" calcext:value-type="date">
            <text:p>2021-12-31</text:p>
          </table:table-cell>
          <table:table-cell table:formula="of:=([.P165]-[.AD165])/[.AD165]" office:value-type="percentage" office:value="0.104317328649227" calcext:value-type="percentage">
            <text:p>10.43%</text:p>
          </table:table-cell>
          <table:table-cell table:formula="of:=([.L165]-[.M165])/[.AD165]" office:value-type="percentage" office:value="0.0264984240210909" calcext:value-type="percentage">
            <text:p>2.65%</text:p>
          </table:table-cell>
          <table:table-cell table:formula="of:=([.R165]-[.S165])/[.AD165]" office:value-type="percentage" office:value="-0.0071505658560826" calcext:value-type="percentage">
            <text:p>-0.72%</text:p>
          </table:table-cell>
          <table:table-cell table:formula="of:=[.Y165]/[.AD165]" office:value-type="percentage" office:value="-0.00252681894160429" calcext:value-type="percentage">
            <text:p>-0.25%</text:p>
          </table:table-cell>
          <table:table-cell office:value-type="float" office:value="153709000" calcext:value-type="float">
            <text:p>153709000</text:p>
          </table:table-cell>
          <table:table-cell office:value-type="float" office:value="349000" calcext:value-type="float">
            <text:p>349000</text:p>
          </table:table-cell>
          <table:table-cell office:value-type="float" office:value="1144617000" calcext:value-type="float">
            <text:p>1144617000</text:p>
          </table:table-cell>
          <table:table-cell office:value-type="float" office:value="1297977000" calcext:value-type="float">
            <text:p>1297977000</text:p>
          </table:table-cell>
          <table:table-cell office:value-type="float" office:value="6391252000" calcext:value-type="float">
            <text:p>6391252000</text:p>
          </table:table-cell>
          <table:table-cell office:value-type="float" office:value="431833000" calcext:value-type="float">
            <text:p>431833000</text:p>
          </table:table-cell>
          <table:table-cell office:value-type="float" office:value="0" calcext:value-type="float">
            <text:p>0</text:p>
          </table:table-cell>
          <table:table-cell office:value-type="float" office:value="41384000" calcext:value-type="float">
            <text:p>41384000</text:p>
          </table:table-cell>
          <table:table-cell office:value-type="float" office:value="473217000" calcext:value-type="float">
            <text:p>473217000</text:p>
          </table:table-cell>
          <table:table-cell office:value-type="float" office:value="5205918000" calcext:value-type="float">
            <text:p>5205918000</text:p>
          </table:table-cell>
          <table:table-cell office:value-type="float" office:value="7496261000" calcext:value-type="float">
            <text:p>7496261000</text:p>
          </table:table-cell>
          <table:table-cell office:value-type="float" office:value="6735829000" calcext:value-type="float">
            <text:p>6735829000</text:p>
          </table:table-cell>
          <table:table-cell office:value-type="float" office:value="29910000" calcext:value-type="float">
            <text:p>29910000</text:p>
          </table:table-cell>
          <table:table-cell office:value-type="float" office:value="-14624000" calcext:value-type="float">
            <text:p>-14624000</text:p>
          </table:table-cell>
          <table:table-cell office:value-type="float" office:value="15362000" calcext:value-type="float">
            <text:p>15362000</text:p>
          </table:table-cell>
          <table:table-cell office:value-type="float" office:value="5281000" calcext:value-type="float">
            <text:p>5281000</text:p>
          </table:table-cell>
          <table:table-cell office:value-type="float" office:value="1180298000" calcext:value-type="float">
            <text:p>1180298000</text:p>
          </table:table-cell>
          <table:table-cell office:value-type="float" office:value="1190379000" calcext:value-type="float">
            <text:p>1190379000</text:p>
          </table:table-cell>
          <table:table-cell office:value-type="float" office:value="5787514000" calcext:value-type="float">
            <text:p>5787514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169303000" calcext:value-type="float">
            <text:p>4169303000</text:p>
          </table:table-cell>
          <table:table-cell office:value-type="float" office:value="6646025000" calcext:value-type="float">
            <text:p>6646025000</text:p>
          </table:table-cell>
          <table:table-cell office:value-type="float" office:value="5970156000" calcext:value-type="float">
            <text:p>5970156000</text:p>
          </table:table-cell>
          <table:table-cell office:value-type="float" office:value="74645000" calcext:value-type="float">
            <text:p>74645000</text:p>
          </table:table-cell>
          <table:table-cell office:value-type="float" office:value="57964000" calcext:value-type="float">
            <text:p>57964000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office:value-type="string" calcext:value-type="string">
            <text:p>HeldToMaturitySecuritiesAccumulatedUnrecognizedHoldingGain</text:p>
          </table:table-cell>
          <table:table-cell office:value-type="string" calcext:value-type="string">
            <text:p>HeldToMaturitySecuritiesAccumulatedUnrecognizedHoldingLoss</text:p>
          </table:table-cell>
          <table:table-cell office:value-type="string" calcext:value-type="string">
            <text:p>HeldToMaturitySecurities</text:p>
          </table:table-cell>
          <table:table-cell office:value-type="string" calcext:value-type="string">
            <text:p>NotesReceivableGross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ProfitLoss</text:p>
          </table:table-cell>
          <table:table-cell office:value-type="string" calcext:value-type="string">
            <text:p>ComprehensiveIncomeNetOfTax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table:number-columns-repeated="2"/>
          <table:table-cell office:value-type="string" calcext:value-type="string">
            <text:p>HeldToMaturitySecurities</text:p>
          </table:table-cell>
          <table:table-cell office:value-type="string" calcext:value-type="string">
            <text:p>NotesReceivableGross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ProfitLoss</text:p>
          </table:table-cell>
          <table:table-cell office:value-type="string" calcext:value-type="string">
            <text:p>ComprehensiveIncomeNetOfTax</text:p>
          </table:table-cell>
        </table:table-row>
        <table:table-row table:style-name="ro1">
          <table:table-cell office:value-type="float" office:value="811808" calcext:value-type="float">
            <text:p>811808</text:p>
          </table:table-cell>
          <table:table-cell office:value-type="string" calcext:value-type="string">
            <text:p>SMMF</text:p>
          </table:table-cell>
          <table:table-cell office:value-type="string" calcext:value-type="string">
            <text:p>Summit Financial Group Inc.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D</text:p>
          </table:table-cell>
          <table:table-cell table:style-name="ce1" office:value-type="date" office:date-value="2022-12-31" calcext:value-type="date">
            <text:p>2022-12-31</text:p>
          </table:table-cell>
          <table:table-cell table:style-name="ce1" office:value-type="date" office:date-value="2021-12-31" calcext:value-type="date">
            <text:p>2021-12-31</text:p>
          </table:table-cell>
          <table:table-cell table:formula="of:=([.P166]-[.AD166])/[.AD166]" office:value-type="percentage" office:value="0.0770584919450278" calcext:value-type="percentage">
            <text:p>7.71%</text:p>
          </table:table-cell>
          <table:table-cell table:formula="of:=([.L166]-[.M166])/[.AD166]" office:value-type="percentage" office:value="0.0169434223701696" calcext:value-type="percentage">
            <text:p>1.69%</text:p>
          </table:table-cell>
          <table:table-cell table:formula="of:=([.R166]-[.S166])/[.AD166]" office:value-type="percentage" office:value="-0.00324013307106921" calcext:value-type="percentage">
            <text:p>-0.32%</text:p>
          </table:table-cell>
          <table:table-cell table:formula="of:=[.Y166]/[.AD166]" office:value-type="percentage" office:value="0.0123186896488689" calcext:value-type="percentage">
            <text:p>1.23%</text:p>
          </table:table-cell>
          <table:table-cell office:value-type="float" office:value="50587000" calcext:value-type="float">
            <text:p>50587000</text:p>
          </table:table-cell>
          <table:table-cell office:value-type="float" office:value="721000" calcext:value-type="float">
            <text:p>721000</text:p>
          </table:table-cell>
          <table:table-cell office:value-type="float" office:value="405201000" calcext:value-type="float">
            <text:p>405201000</text:p>
          </table:table-cell>
          <table:table-cell office:value-type="float" office:value="455067000" calcext:value-type="float">
            <text:p>455067000</text:p>
          </table:table-cell>
          <table:table-cell office:value-type="float" office:value="3169879000" calcext:value-type="float">
            <text:p>3169879000</text:p>
          </table:table-cell>
          <table:table-cell office:value-type="float" office:value="86627000" calcext:value-type="float">
            <text:p>86627000</text:p>
          </table:table-cell>
          <table:table-cell office:value-type="float" office:value="0" calcext:value-type="float">
            <text:p>0</text:p>
          </table:table-cell>
          <table:table-cell office:value-type="float" office:value="9536000" calcext:value-type="float">
            <text:p>9536000</text:p>
          </table:table-cell>
          <table:table-cell office:value-type="float" office:value="96163000" calcext:value-type="float">
            <text:p>96163000</text:p>
          </table:table-cell>
          <table:table-cell office:value-type="float" office:value="3082818000" calcext:value-type="float">
            <text:p>3082818000</text:p>
          </table:table-cell>
          <table:table-cell office:value-type="float" office:value="3916692000" calcext:value-type="float">
            <text:p>3916692000</text:p>
          </table:table-cell>
          <table:table-cell office:value-type="float" office:value="3562162000" calcext:value-type="float">
            <text:p>3562162000</text:p>
          </table:table-cell>
          <table:table-cell office:value-type="float" office:value="53216000" calcext:value-type="float">
            <text:p>53216000</text:p>
          </table:table-cell>
          <table:table-cell office:value-type="float" office:value="36255000" calcext:value-type="float">
            <text:p>36255000</text:p>
          </table:table-cell>
          <table:table-cell office:value-type="float" office:value="3763000" calcext:value-type="float">
            <text:p>3763000</text:p>
          </table:table-cell>
          <table:table-cell office:value-type="float" office:value="6223000" calcext:value-type="float">
            <text:p>6223000</text:p>
          </table:table-cell>
          <table:table-cell office:value-type="float" office:value="401103000" calcext:value-type="float">
            <text:p>401103000</text:p>
          </table:table-cell>
          <table:table-cell office:value-type="float" office:value="398643000" calcext:value-type="float">
            <text:p>398643000</text:p>
          </table:table-cell>
          <table:table-cell office:value-type="float" office:value="2943089000" calcext:value-type="float">
            <text:p>2943089000</text:p>
          </table:table-cell>
          <table:table-cell office:value-type="float" office:value="101242000" calcext:value-type="float">
            <text:p>101242000</text:p>
          </table:table-cell>
          <table:table-cell office:value-type="float" office:value="3187000" calcext:value-type="float">
            <text:p>3187000</text:p>
          </table:table-cell>
          <table:table-cell office:value-type="float" office:value="5000" calcext:value-type="float">
            <text:p>5000</text:p>
          </table:table-cell>
          <table:table-cell office:value-type="float" office:value="98060000" calcext:value-type="float">
            <text:p>98060000</text:p>
          </table:table-cell>
          <table:table-cell office:value-type="float" office:value="2761391000" calcext:value-type="float">
            <text:p>2761391000</text:p>
          </table:table-cell>
          <table:table-cell office:value-type="float" office:value="3576719000" calcext:value-type="float">
            <text:p>3576719000</text:p>
          </table:table-cell>
          <table:table-cell office:value-type="float" office:value="3249246000" calcext:value-type="float">
            <text:p>3249246000</text:p>
          </table:table-cell>
          <table:table-cell office:value-type="float" office:value="45738000" calcext:value-type="float">
            <text:p>45738000</text:p>
          </table:table-cell>
          <table:table-cell office:value-type="float" office:value="45775000" calcext:value-type="float">
            <text:p>45775000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office:value-type="string" calcext:value-type="string">
            <text:p>HeldToMaturitySecuritiesAccumulatedUnrecognizedHoldingGain</text:p>
          </table:table-cell>
          <table:table-cell office:value-type="string" calcext:value-type="string">
            <text:p>HeldToMaturitySecuritiesAccumulatedUnrecognizedHoldingLoss</text:p>
          </table:table-cell>
          <table:table-cell office:value-type="string" calcext:value-type="string">
            <text:p>HeldToMaturitySecurities</text:p>
          </table:table-cell>
          <table:table-cell office:value-type="string" calcext:value-type="string">
            <text:p>LoansAndLeasesReceivableGrossCarryingAmount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office:value-type="string" calcext:value-type="string">
            <text:p>HeldToMaturitySecuritiesAccumulatedUnrecognizedHoldingGain</text:p>
          </table:table-cell>
          <table:table-cell office:value-type="string" calcext:value-type="string">
            <text:p>HeldToMaturitySecuritiesAccumulatedUnrecognizedHoldingLoss</text:p>
          </table:table-cell>
          <table:table-cell office:value-type="string" calcext:value-type="string">
            <text:p>HeldToMaturitySecurities</text:p>
          </table:table-cell>
          <table:table-cell office:value-type="string" calcext:value-type="string">
            <text:p>LoansAndLeasesReceivableGrossCarryingAmount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</table:table-row>
        <table:table-row table:style-name="ro1">
          <table:table-cell office:value-type="float" office:value="811808" calcext:value-type="float">
            <text:p>811808</text:p>
          </table:table-cell>
          <table:table-cell office:value-type="string" calcext:value-type="string">
            <text:p>SSBI</text:p>
          </table:table-cell>
          <table:table-cell office:value-type="string" calcext:value-type="string">
            <text:p>Summit State Bank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D</text:p>
          </table:table-cell>
          <table:table-cell table:style-name="ce1" office:value-type="date" office:date-value="2022-12-31" calcext:value-type="date">
            <text:p>2022-12-31</text:p>
          </table:table-cell>
          <table:table-cell table:style-name="ce1" office:value-type="date" office:date-value="2021-12-31" calcext:value-type="date">
            <text:p>2021-12-31</text:p>
          </table:table-cell>
          <table:table-cell table:formula="of:=([.P167]-[.AD167])/[.AD167]" office:value-type="percentage" office:value="0.0770584919450278" calcext:value-type="percentage">
            <text:p>7.71%</text:p>
          </table:table-cell>
          <table:table-cell table:formula="of:=([.L167]-[.M167])/[.AD167]" office:value-type="percentage" office:value="0.0169434223701696" calcext:value-type="percentage">
            <text:p>1.69%</text:p>
          </table:table-cell>
          <table:table-cell table:formula="of:=([.R167]-[.S167])/[.AD167]" office:value-type="percentage" office:value="-0.00324013307106921" calcext:value-type="percentage">
            <text:p>-0.32%</text:p>
          </table:table-cell>
          <table:table-cell table:formula="of:=[.Y167]/[.AD167]" office:value-type="percentage" office:value="0.0123186896488689" calcext:value-type="percentage">
            <text:p>1.23%</text:p>
          </table:table-cell>
          <table:table-cell office:value-type="float" office:value="50587000" calcext:value-type="float">
            <text:p>50587000</text:p>
          </table:table-cell>
          <table:table-cell office:value-type="float" office:value="721000" calcext:value-type="float">
            <text:p>721000</text:p>
          </table:table-cell>
          <table:table-cell office:value-type="float" office:value="405201000" calcext:value-type="float">
            <text:p>405201000</text:p>
          </table:table-cell>
          <table:table-cell office:value-type="float" office:value="455067000" calcext:value-type="float">
            <text:p>455067000</text:p>
          </table:table-cell>
          <table:table-cell office:value-type="float" office:value="3169879000" calcext:value-type="float">
            <text:p>3169879000</text:p>
          </table:table-cell>
          <table:table-cell office:value-type="float" office:value="86627000" calcext:value-type="float">
            <text:p>86627000</text:p>
          </table:table-cell>
          <table:table-cell office:value-type="float" office:value="0" calcext:value-type="float">
            <text:p>0</text:p>
          </table:table-cell>
          <table:table-cell office:value-type="float" office:value="9536000" calcext:value-type="float">
            <text:p>9536000</text:p>
          </table:table-cell>
          <table:table-cell office:value-type="float" office:value="96163000" calcext:value-type="float">
            <text:p>96163000</text:p>
          </table:table-cell>
          <table:table-cell office:value-type="float" office:value="3082818000" calcext:value-type="float">
            <text:p>3082818000</text:p>
          </table:table-cell>
          <table:table-cell office:value-type="float" office:value="3916692000" calcext:value-type="float">
            <text:p>3916692000</text:p>
          </table:table-cell>
          <table:table-cell office:value-type="float" office:value="3562162000" calcext:value-type="float">
            <text:p>3562162000</text:p>
          </table:table-cell>
          <table:table-cell office:value-type="float" office:value="53216000" calcext:value-type="float">
            <text:p>53216000</text:p>
          </table:table-cell>
          <table:table-cell office:value-type="float" office:value="36255000" calcext:value-type="float">
            <text:p>36255000</text:p>
          </table:table-cell>
          <table:table-cell office:value-type="float" office:value="3763000" calcext:value-type="float">
            <text:p>3763000</text:p>
          </table:table-cell>
          <table:table-cell office:value-type="float" office:value="6223000" calcext:value-type="float">
            <text:p>6223000</text:p>
          </table:table-cell>
          <table:table-cell office:value-type="float" office:value="401103000" calcext:value-type="float">
            <text:p>401103000</text:p>
          </table:table-cell>
          <table:table-cell office:value-type="float" office:value="398643000" calcext:value-type="float">
            <text:p>398643000</text:p>
          </table:table-cell>
          <table:table-cell office:value-type="float" office:value="2943089000" calcext:value-type="float">
            <text:p>2943089000</text:p>
          </table:table-cell>
          <table:table-cell office:value-type="float" office:value="101242000" calcext:value-type="float">
            <text:p>101242000</text:p>
          </table:table-cell>
          <table:table-cell office:value-type="float" office:value="3187000" calcext:value-type="float">
            <text:p>3187000</text:p>
          </table:table-cell>
          <table:table-cell office:value-type="float" office:value="5000" calcext:value-type="float">
            <text:p>5000</text:p>
          </table:table-cell>
          <table:table-cell office:value-type="float" office:value="98060000" calcext:value-type="float">
            <text:p>98060000</text:p>
          </table:table-cell>
          <table:table-cell office:value-type="float" office:value="2761391000" calcext:value-type="float">
            <text:p>2761391000</text:p>
          </table:table-cell>
          <table:table-cell office:value-type="float" office:value="3576719000" calcext:value-type="float">
            <text:p>3576719000</text:p>
          </table:table-cell>
          <table:table-cell office:value-type="float" office:value="3249246000" calcext:value-type="float">
            <text:p>3249246000</text:p>
          </table:table-cell>
          <table:table-cell office:value-type="float" office:value="45738000" calcext:value-type="float">
            <text:p>45738000</text:p>
          </table:table-cell>
          <table:table-cell office:value-type="float" office:value="45775000" calcext:value-type="float">
            <text:p>45775000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office:value-type="string" calcext:value-type="string">
            <text:p>HeldToMaturitySecuritiesAccumulatedUnrecognizedHoldingGain</text:p>
          </table:table-cell>
          <table:table-cell office:value-type="string" calcext:value-type="string">
            <text:p>HeldToMaturitySecuritiesAccumulatedUnrecognizedHoldingLoss</text:p>
          </table:table-cell>
          <table:table-cell office:value-type="string" calcext:value-type="string">
            <text:p>HeldToMaturitySecurities</text:p>
          </table:table-cell>
          <table:table-cell office:value-type="string" calcext:value-type="string">
            <text:p>LoansAndLeasesReceivableGrossCarryingAmount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office:value-type="string" calcext:value-type="string">
            <text:p>HeldToMaturitySecuritiesAccumulatedUnrecognizedHoldingGain</text:p>
          </table:table-cell>
          <table:table-cell office:value-type="string" calcext:value-type="string">
            <text:p>HeldToMaturitySecuritiesAccumulatedUnrecognizedHoldingLoss</text:p>
          </table:table-cell>
          <table:table-cell office:value-type="string" calcext:value-type="string">
            <text:p>HeldToMaturitySecurities</text:p>
          </table:table-cell>
          <table:table-cell office:value-type="string" calcext:value-type="string">
            <text:p>LoansAndLeasesReceivableGrossCarryingAmount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</table:table-row>
        <table:table-row table:style-name="ro1">
          <table:table-cell office:value-type="float" office:value="719739" calcext:value-type="float">
            <text:p>719739</text:p>
          </table:table-cell>
          <table:table-cell office:value-type="string" calcext:value-type="string">
            <text:p>SIVB</text:p>
          </table:table-cell>
          <table:table-cell office:value-type="string" calcext:value-type="string">
            <text:p>SVB Financial Group**(Failed - Shutdown on Mar 10, 2023)**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D</text:p>
          </table:table-cell>
          <table:table-cell table:style-name="ce1" office:value-type="date" office:date-value="2022-12-31" calcext:value-type="date">
            <text:p>2022-12-31</text:p>
          </table:table-cell>
          <table:table-cell table:style-name="ce1" office:value-type="date" office:date-value="2021-12-31" calcext:value-type="date">
            <text:p>2021-12-31</text:p>
          </table:table-cell>
          <table:table-cell table:formula="of:=([.P168]-[.AD168])/[.AD168]" office:value-type="percentage" office:value="-0.0850620761827244" calcext:value-type="percentage">
            <text:p>-8.51%</text:p>
          </table:table-cell>
          <table:table-cell table:formula="of:=([.L168]-[.M168])/[.AD168]" office:value-type="percentage" office:value="0.0133877369809147" calcext:value-type="percentage">
            <text:p>1.34%</text:p>
          </table:table-cell>
          <table:table-cell table:formula="of:=([.R168]-[.S168])/[.AD168]" office:value-type="percentage" office:value="-0.0801150087472186" calcext:value-type="percentage">
            <text:p>-8.01%</text:p>
          </table:table-cell>
          <table:table-cell table:formula="of:=[.Y168]/[.AD168]" office:value-type="percentage" office:value="-0.0012156255450495" calcext:value-type="percentage">
            <text:p>-0.12%</text:p>
          </table:table-cell>
          <table:table-cell office:value-type="float" office:value="2533000000" calcext:value-type="float">
            <text:p>2533000000</text:p>
          </table:table-cell>
          <table:table-cell office:value-type="float" office:value="0" calcext:value-type="float">
            <text:p>0</text:p>
          </table:table-cell>
          <table:table-cell office:value-type="float" office:value="26069000000" calcext:value-type="float">
            <text:p>26069000000</text:p>
          </table:table-cell>
          <table:table-cell office:value-type="float" office:value="28602000000" calcext:value-type="float">
            <text:p>28602000000</text:p>
          </table:table-cell>
          <table:table-cell office:value-type="float" office:value="173109000000" calcext:value-type="float">
            <text:p>173109000000</text:p>
          </table:table-cell>
          <table:table-cell office:value-type="float" office:value="76169000000" calcext:value-type="float">
            <text:p>76169000000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15160000000" calcext:value-type="float">
            <text:p>15160000000</text:p>
          </table:table-cell>
          <table:table-cell office:value-type="float" office:value="91327000000" calcext:value-type="float">
            <text:p>91327000000</text:p>
          </table:table-cell>
          <table:table-cell office:value-type="float" office:value="74250000000" calcext:value-type="float">
            <text:p>74250000000</text:p>
          </table:table-cell>
          <table:table-cell office:value-type="float" office:value="211793000000" calcext:value-type="float">
            <text:p>211793000000</text:p>
          </table:table-cell>
          <table:table-cell office:value-type="float" office:value="195498000000" calcext:value-type="float">
            <text:p>195498000000</text:p>
          </table:table-cell>
          <table:table-cell office:value-type="float" office:value="1609000000" calcext:value-type="float">
            <text:p>1609000000</text:p>
          </table:table-cell>
          <table:table-cell office:value-type="float" office:value="-230000000" calcext:value-type="float">
            <text:p>-230000000</text:p>
          </table:table-cell>
          <table:table-cell office:value-type="float" office:value="313000000" calcext:value-type="float">
            <text:p>313000000</text:p>
          </table:table-cell>
          <table:table-cell office:value-type="float" office:value="164000000" calcext:value-type="float">
            <text:p>164000000</text:p>
          </table:table-cell>
          <table:table-cell office:value-type="float" office:value="27221000000" calcext:value-type="float">
            <text:p>27221000000</text:p>
          </table:table-cell>
          <table:table-cell office:value-type="float" office:value="27370000000" calcext:value-type="float">
            <text:p>27370000000</text:p>
          </table:table-cell>
          <table:table-cell office:value-type="float" office:value="189203000000" calcext:value-type="float">
            <text:p>189203000000</text:p>
          </table:table-cell>
          <table:table-cell office:value-type="float" office:value="97227000000" calcext:value-type="float">
            <text:p>97227000000</text:p>
          </table:table-cell>
          <table:table-cell office:value-type="float" office:value="368000000" calcext:value-type="float">
            <text:p>368000000</text:p>
          </table:table-cell>
          <table:table-cell office:value-type="float" office:value="1343000000" calcext:value-type="float">
            <text:p>1343000000</text:p>
          </table:table-cell>
          <table:table-cell office:value-type="float" office:value="98202000000" calcext:value-type="float">
            <text:p>98202000000</text:p>
          </table:table-cell>
          <table:table-cell office:value-type="float" office:value="66276000000" calcext:value-type="float">
            <text:p>66276000000</text:p>
          </table:table-cell>
          <table:table-cell office:value-type="float" office:value="211308000000" calcext:value-type="float">
            <text:p>211308000000</text:p>
          </table:table-cell>
          <table:table-cell office:value-type="float" office:value="194699000000" calcext:value-type="float">
            <text:p>194699000000</text:p>
          </table:table-cell>
          <table:table-cell office:value-type="float" office:value="2073000000" calcext:value-type="float">
            <text:p>2073000000</text:p>
          </table:table-cell>
          <table:table-cell office:value-type="float" office:value="1201000000" calcext:value-type="float">
            <text:p>1201000000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office:value-type="string" calcext:value-type="string">
            <text:p>HeldToMaturitySecuritiesAccumulatedUnrecognizedHoldingGain</text:p>
          </table:table-cell>
          <table:table-cell office:value-type="string" calcext:value-type="string">
            <text:p>HeldToMaturitySecuritiesAccumulatedUnrecognizedHoldingLoss</text:p>
          </table:table-cell>
          <table:table-cell office:value-type="string" calcext:value-type="string">
            <text:p>HeldToMaturitySecurities</text:p>
          </table:table-cell>
          <table:table-cell office:value-type="string" calcext:value-type="string">
            <text:p>NotesReceivableGross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ProfitLoss</text:p>
          </table:table-cell>
          <table:table-cell office:value-type="string" calcext:value-type="string">
            <text:p>ComprehensiveIncomeNetOfTax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office:value-type="string" calcext:value-type="string">
            <text:p>HeldToMaturitySecuritiesAccumulatedUnrecognizedHoldingGain</text:p>
          </table:table-cell>
          <table:table-cell office:value-type="string" calcext:value-type="string">
            <text:p>HeldToMaturitySecuritiesAccumulatedUnrecognizedHoldingLoss</text:p>
          </table:table-cell>
          <table:table-cell office:value-type="string" calcext:value-type="string">
            <text:p>HeldToMaturitySecurities</text:p>
          </table:table-cell>
          <table:table-cell office:value-type="string" calcext:value-type="string">
            <text:p>NotesReceivableGross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ProfitLoss</text:p>
          </table:table-cell>
          <table:table-cell office:value-type="string" calcext:value-type="string">
            <text:p>ComprehensiveIncomeNetOfTax</text:p>
          </table:table-cell>
        </table:table-row>
        <table:table-row table:style-name="ro1">
          <table:table-cell office:value-type="float" office:value="1077428" calcext:value-type="float">
            <text:p>1077428</text:p>
          </table:table-cell>
          <table:table-cell office:value-type="string" calcext:value-type="string">
            <text:p>TCBI</text:p>
          </table:table-cell>
          <table:table-cell office:value-type="string" calcext:value-type="string">
            <text:p>Texas Capital Bancshares Inc.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D</text:p>
          </table:table-cell>
          <table:table-cell table:style-name="ce1" office:value-type="date" office:date-value="2022-12-31" calcext:value-type="date">
            <text:p>2022-12-31</text:p>
          </table:table-cell>
          <table:table-cell table:style-name="ce1" office:value-type="date" office:date-value="2021-12-31" calcext:value-type="date">
            <text:p>2021-12-31</text:p>
          </table:table-cell>
          <table:table-cell table:formula="of:=([.P169]-[.AD169])/[.AD169]" office:value-type="percentage" office:value="-0.186858899160476" calcext:value-type="percentage">
            <text:p>-18.69%</text:p>
          </table:table-cell>
          <table:table-cell table:formula="of:=([.L169]-[.M169])/[.AD169]" office:value-type="percentage" office:value="0.0137036891441696" calcext:value-type="percentage">
            <text:p>1.37%</text:p>
          </table:table-cell>
          <table:table-cell table:formula="of:=([.R169]-[.S169])/[.AD169]" office:value-type="percentage" office:value="0" calcext:value-type="percentage">
            <text:p>0.00%</text:p>
          </table:table-cell>
          <table:table-cell table:formula="of:=[.Y169]/[.AD169]" office:value-type="percentage" office:value="-0.00137854412577445" calcext:value-type="percentage">
            <text:p>-0.14%</text:p>
          </table:table-cell>
          <table:table-cell office:value-type="float" office:value="385205000" calcext:value-type="float">
            <text:p>385205000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float" office:value="3000846000" calcext:value-type="float">
            <text:p>3000846000</text:p>
          </table:table-cell>
          <table:table-cell office:value-type="float" office:value="22856880000" calcext:value-type="float">
            <text:p>22856880000</text:p>
          </table:table-cell>
          <table:table-cell table:number-columns-repeated="4"/>
          <table:table-cell office:value-type="float" office:value="19033871000" calcext:value-type="float">
            <text:p>19033871000</text:p>
          </table:table-cell>
          <table:table-cell office:value-type="float" office:value="28414642000" calcext:value-type="float">
            <text:p>28414642000</text:p>
          </table:table-cell>
          <table:table-cell office:value-type="float" office:value="25359291000" calcext:value-type="float">
            <text:p>25359291000</text:p>
          </table:table-cell>
          <table:table-cell office:value-type="float" office:value="217251000" calcext:value-type="float">
            <text:p>217251000</text:p>
          </table:table-cell>
          <table:table-cell office:value-type="float" office:value="-38750000" calcext:value-type="float">
            <text:p>-38750000</text:p>
          </table:table-cell>
          <table:table-cell office:value-type="float" office:value="69962000" calcext:value-type="float">
            <text:p>69962000</text:p>
          </table:table-cell>
          <table:table-cell office:value-type="float" office:value="9563000" calcext:value-type="float">
            <text:p>9563000</text:p>
          </table:table-cell>
          <table:table-cell office:value-type="float" office:value="3538201000" calcext:value-type="float">
            <text:p>3538201000</text:p>
          </table:table-cell>
          <table:table-cell office:value-type="float" office:value="3598600000" calcext:value-type="float">
            <text:p>3598600000</text:p>
          </table:table-cell>
          <table:table-cell office:value-type="float" office:value="28109365000" calcext:value-type="float">
            <text:p>2810936500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22871961000" calcext:value-type="float">
            <text:p>22871961000</text:p>
          </table:table-cell>
          <table:table-cell office:value-type="float" office:value="34731738000" calcext:value-type="float">
            <text:p>34731738000</text:p>
          </table:table-cell>
          <table:table-cell office:value-type="float" office:value="31522122000" calcext:value-type="float">
            <text:p>31522122000</text:p>
          </table:table-cell>
          <table:table-cell office:value-type="float" office:value="65130000" calcext:value-type="float">
            <text:p>65130000</text:p>
          </table:table-cell>
          <table:table-cell office:value-type="float" office:value="190450000" calcext:value-type="float">
            <text:p>190450000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/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table:number-columns-repeated="4"/>
          <table:table-cell office:value-type="string" calcext:value-type="string">
            <text:p>LoansAndLeasesReceivableNetReportedAmount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table:number-columns-repeated="3"/>
          <table:table-cell office:value-type="string" calcext:value-type="string">
            <text:p>HeldToMaturitySecurities</text:p>
          </table:table-cell>
          <table:table-cell office:value-type="string" calcext:value-type="string">
            <text:p>NotesReceivableGross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</table:table-row>
        <table:table-row table:style-name="ro1">
          <table:table-cell office:value-type="float" office:value="1295401" calcext:value-type="float">
            <text:p>1295401</text:p>
          </table:table-cell>
          <table:table-cell office:value-type="string" calcext:value-type="string">
            <text:p>TBBK</text:p>
          </table:table-cell>
          <table:table-cell office:value-type="string" calcext:value-type="string">
            <text:p>The Bancorp Inc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D</text:p>
          </table:table-cell>
          <table:table-cell table:style-name="ce1" office:value-type="date" office:date-value="2022-12-31" calcext:value-type="date">
            <text:p>2022-12-31</text:p>
          </table:table-cell>
          <table:table-cell table:style-name="ce1" office:value-type="date" office:date-value="2021-12-31" calcext:value-type="date">
            <text:p>2021-12-31</text:p>
          </table:table-cell>
          <table:table-cell table:formula="of:=([.P170]-[.AD170])/[.AD170]" office:value-type="percentage" office:value="0.176211758883477" calcext:value-type="percentage">
            <text:p>17.62%</text:p>
          </table:table-cell>
          <table:table-cell table:formula="of:=([.L170]-[.M170])/[.AD170]" office:value-type="percentage" office:value="0.00684734974303616" calcext:value-type="percentage">
            <text:p>0.68%</text:p>
          </table:table-cell>
          <table:table-cell table:formula="of:=([.R170]-[.S170])/[.AD170]" office:value-type="percentage" office:value="0" calcext:value-type="percentage">
            <text:p>0.00%</text:p>
          </table:table-cell>
          <table:table-cell table:formula="of:=[.Y170]/[.AD170]" office:value-type="percentage" office:value="0.0156711384860842" calcext:value-type="percentage">
            <text:p>1.57%</text:p>
          </table:table-cell>
          <table:table-cell office:value-type="float" office:value="41143000" calcext:value-type="float">
            <text:p>41143000</text:p>
          </table:table-cell>
          <table:table-cell office:value-type="float" office:value="217000" calcext:value-type="float">
            <text:p>217000</text:p>
          </table:table-cell>
          <table:table-cell office:value-type="float" office:value="766016000" calcext:value-type="float">
            <text:p>766016000</text:p>
          </table:table-cell>
          <table:table-cell office:value-type="float" office:value="806942000" calcext:value-type="float">
            <text:p>806942000</text:p>
          </table:table-cell>
          <table:table-cell office:value-type="float" office:value="7030113000" calcext:value-type="float">
            <text:p>7030113000</text:p>
          </table:table-cell>
          <table:table-cell table:number-columns-repeated="4"/>
          <table:table-cell office:value-type="float" office:value="5482121000" calcext:value-type="float">
            <text:p>5482121000</text:p>
          </table:table-cell>
          <table:table-cell office:value-type="float" office:value="7903000000" calcext:value-type="float">
            <text:p>7903000000</text:p>
          </table:table-cell>
          <table:table-cell office:value-type="float" office:value="7208969000" calcext:value-type="float">
            <text:p>7208969000</text:p>
          </table:table-cell>
          <table:table-cell office:value-type="float" office:value="130213000" calcext:value-type="float">
            <text:p>130213000</text:p>
          </table:table-cell>
          <table:table-cell office:value-type="float" office:value="93665000" calcext:value-type="float">
            <text:p>93665000</text:p>
          </table:table-cell>
          <table:table-cell office:value-type="float" office:value="5584000" calcext:value-type="float">
            <text:p>5584000</text:p>
          </table:table-cell>
          <table:table-cell office:value-type="float" office:value="14081000" calcext:value-type="float">
            <text:p>14081000</text:p>
          </table:table-cell>
          <table:table-cell office:value-type="float" office:value="953709000" calcext:value-type="float">
            <text:p>953709000</text:p>
          </table:table-cell>
          <table:table-cell office:value-type="float" office:value="945212000" calcext:value-type="float">
            <text:p>945212000</text:p>
          </table:table-cell>
          <table:table-cell office:value-type="float" office:value="5976911000" calcext:value-type="float">
            <text:p>5976911000</text:p>
          </table:table-cell>
          <table:table-cell table:number-columns-repeated="4"/>
          <table:table-cell office:value-type="float" office:value="3739171000" calcext:value-type="float">
            <text:p>3739171000</text:p>
          </table:table-cell>
          <table:table-cell office:value-type="float" office:value="6843239000" calcext:value-type="float">
            <text:p>6843239000</text:p>
          </table:table-cell>
          <table:table-cell office:value-type="float" office:value="6190785000" calcext:value-type="float">
            <text:p>6190785000</text:p>
          </table:table-cell>
          <table:table-cell office:value-type="float" office:value="110653000" calcext:value-type="float">
            <text:p>110653000</text:p>
          </table:table-cell>
          <table:table-cell office:value-type="float" office:value="99236000" calcext:value-type="float">
            <text:p>99236000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table:number-columns-repeated="4"/>
          <table:table-cell office:value-type="string" calcext:value-type="string">
            <text:p>NotesReceivableGross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table:number-columns-repeated="4"/>
          <table:table-cell office:value-type="string" calcext:value-type="string">
            <text:p>NotesReceivableGross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</table:table-row>
        <table:table-row table:style-name="ro1">
          <table:table-cell office:value-type="float" office:value="855874" calcext:value-type="float">
            <text:p>855874</text:p>
          </table:table-cell>
          <table:table-cell office:value-type="string" calcext:value-type="string">
            <text:p>TCFC</text:p>
          </table:table-cell>
          <table:table-cell office:value-type="string" calcext:value-type="string">
            <text:p>The Community Financial Corporation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D</text:p>
          </table:table-cell>
          <table:table-cell table:style-name="ce1" office:value-type="date" office:date-value="2022-12-31" calcext:value-type="date">
            <text:p>2022-12-31</text:p>
          </table:table-cell>
          <table:table-cell table:style-name="ce1" office:value-type="date" office:date-value="2021-12-31" calcext:value-type="date">
            <text:p>2021-12-31</text:p>
          </table:table-cell>
          <table:table-cell table:formula="of:=([.P171]-[.AD171])/[.AD171]" office:value-type="percentage" office:value="0.0157083773473322" calcext:value-type="percentage">
            <text:p>1.57%</text:p>
          </table:table-cell>
          <table:table-cell table:formula="of:=([.L171]-[.M171])/[.AD171]" office:value-type="percentage" office:value="0.028343556253295" calcext:value-type="percentage">
            <text:p>2.83%</text:p>
          </table:table-cell>
          <table:table-cell table:formula="of:=([.R171]-[.S171])/[.AD171]" office:value-type="percentage" office:value="0" calcext:value-type="percentage">
            <text:p>0.00%</text:p>
          </table:table-cell>
          <table:table-cell table:formula="of:=[.Y171]/[.AD171]" office:value-type="percentage" office:value="-0.00623637025062203" calcext:value-type="percentage">
            <text:p>-0.62%</text:p>
          </table:table-cell>
          <table:table-cell office:value-type="float" office:value="58352000" calcext:value-type="float">
            <text:p>58352000</text:p>
          </table:table-cell>
          <table:table-cell office:value-type="float" office:value="73000" calcext:value-type="float">
            <text:p>73000</text:p>
          </table:table-cell>
          <table:table-cell office:value-type="float" office:value="462746000" calcext:value-type="float">
            <text:p>462746000</text:p>
          </table:table-cell>
          <table:table-cell office:value-type="float" office:value="521025000" calcext:value-type="float">
            <text:p>521025000</text:p>
          </table:table-cell>
          <table:table-cell office:value-type="float" office:value="2088463000" calcext:value-type="float">
            <text:p>2088463000</text:p>
          </table:table-cell>
          <table:table-cell table:number-columns-repeated="5"/>
          <table:table-cell office:value-type="float" office:value="2410017000" calcext:value-type="float">
            <text:p>2410017000</text:p>
          </table:table-cell>
          <table:table-cell office:value-type="float" office:value="2223006000" calcext:value-type="float">
            <text:p>2223006000</text:p>
          </table:table-cell>
          <table:table-cell office:value-type="float" office:value="28317000" calcext:value-type="float">
            <text:p>28317000</text:p>
          </table:table-cell>
          <table:table-cell office:value-type="float" office:value="-12823000" calcext:value-type="float">
            <text:p>-12823000</text:p>
          </table:table-cell>
          <table:table-cell office:value-type="float" office:value="6029000" calcext:value-type="float">
            <text:p>6029000</text:p>
          </table:table-cell>
          <table:table-cell office:value-type="float" office:value="3390000" calcext:value-type="float">
            <text:p>3390000</text:p>
          </table:table-cell>
          <table:table-cell office:value-type="float" office:value="497839000" calcext:value-type="float">
            <text:p>497839000</text:p>
          </table:table-cell>
          <table:table-cell office:value-type="float" office:value="500478000" calcext:value-type="float">
            <text:p>500478000</text:p>
          </table:table-cell>
          <table:table-cell office:value-type="float" office:value="2056164000" calcext:value-type="float">
            <text:p>2056164000</text:p>
          </table:table-cell>
          <table:table-cell table:number-columns-repeated="5"/>
          <table:table-cell office:value-type="float" office:value="2327306000" calcext:value-type="float">
            <text:p>2327306000</text:p>
          </table:table-cell>
          <table:table-cell office:value-type="float" office:value="2119173000" calcext:value-type="float">
            <text:p>2119173000</text:p>
          </table:table-cell>
          <table:table-cell office:value-type="float" office:value="25886000" calcext:value-type="float">
            <text:p>25886000</text:p>
          </table:table-cell>
          <table:table-cell office:value-type="float" office:value="19430000" calcext:value-type="float">
            <text:p>19430000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table:number-columns-repeated="5"/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table:number-columns-repeated="5"/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</table:table-row>
        <table:table-row table:style-name="ro1">
          <table:table-cell office:value-type="float" office:value="1781730" calcext:value-type="float">
            <text:p>1781730</text:p>
          </table:table-cell>
          <table:table-cell office:value-type="string" calcext:value-type="string">
            <text:p>TCBX</text:p>
          </table:table-cell>
          <table:table-cell office:value-type="string" calcext:value-type="string">
            <text:p>Third Coast Bancshares Inc.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D</text:p>
          </table:table-cell>
          <table:table-cell table:style-name="ce1" office:value-type="date" office:date-value="2022-12-31" calcext:value-type="date">
            <text:p>2022-12-31</text:p>
          </table:table-cell>
          <table:table-cell table:style-name="ce1" office:value-type="date" office:date-value="2021-12-31" calcext:value-type="date">
            <text:p>2021-12-31</text:p>
          </table:table-cell>
          <table:table-cell table:formula="of:=([.P172]-[.AD172])/[.AD172]" office:value-type="percentage" office:value="0.511370965519786" calcext:value-type="percentage">
            <text:p>51.14%</text:p>
          </table:table-cell>
          <table:table-cell table:formula="of:=([.L172]-[.M172])/[.AD172]" office:value-type="percentage" office:value="0.00282598674854603" calcext:value-type="percentage">
            <text:p>0.28%</text:p>
          </table:table-cell>
          <table:table-cell table:formula="of:=([.R172]-[.S172])/[.AD172]" office:value-type="percentage" office:value="0" calcext:value-type="percentage">
            <text:p>0.00%</text:p>
          </table:table-cell>
          <table:table-cell table:formula="of:=[.Y172]/[.AD172]" office:value-type="percentage" office:value="0.00708154636724564" calcext:value-type="percentage">
            <text:p>0.71%</text:p>
          </table:table-cell>
          <table:table-cell office:value-type="float" office:value="6348000" calcext:value-type="float">
            <text:p>6348000</text:p>
          </table:table-cell>
          <table:table-cell office:value-type="float" office:value="297000" calcext:value-type="float">
            <text:p>297000</text:p>
          </table:table-cell>
          <table:table-cell office:value-type="float" office:value="176067000" calcext:value-type="float">
            <text:p>176067000</text:p>
          </table:table-cell>
          <table:table-cell office:value-type="float" office:value="182118000" calcext:value-type="float">
            <text:p>182118000</text:p>
          </table:table-cell>
          <table:table-cell office:value-type="float" office:value="3236146000" calcext:value-type="float">
            <text:p>3236146000</text:p>
          </table:table-cell>
          <table:table-cell table:number-columns-repeated="4"/>
          <table:table-cell office:value-type="float" office:value="3107551000" calcext:value-type="float">
            <text:p>3107551000</text:p>
          </table:table-cell>
          <table:table-cell office:value-type="float" office:value="3773148000" calcext:value-type="float">
            <text:p>3773148000</text:p>
          </table:table-cell>
          <table:table-cell office:value-type="float" office:value="3391368000" calcext:value-type="float">
            <text:p>3391368000</text:p>
          </table:table-cell>
          <table:table-cell office:value-type="float" office:value="7525000" calcext:value-type="float">
            <text:p>7525000</text:p>
          </table:table-cell>
          <table:table-cell office:value-type="float" office:value="15163000" calcext:value-type="float">
            <text:p>15163000</text:p>
          </table:table-cell>
          <table:table-cell office:value-type="float" office:value="1000" calcext:value-type="float">
            <text:p>1000</text:p>
          </table:table-cell>
          <table:table-cell office:value-type="float" office:value="999000" calcext:value-type="float">
            <text:p>999000</text:p>
          </table:table-cell>
          <table:table-cell office:value-type="float" office:value="26432000" calcext:value-type="float">
            <text:p>26432000</text:p>
          </table:table-cell>
          <table:table-cell office:value-type="float" office:value="25434000" calcext:value-type="float">
            <text:p>25434000</text:p>
          </table:table-cell>
          <table:table-cell office:value-type="float" office:value="2141199000" calcext:value-type="float">
            <text:p>2141199000</text:p>
          </table:table-cell>
          <table:table-cell table:number-columns-repeated="4"/>
          <table:table-cell office:value-type="float" office:value="2068724000" calcext:value-type="float">
            <text:p>2068724000</text:p>
          </table:table-cell>
          <table:table-cell office:value-type="float" office:value="2499412000" calcext:value-type="float">
            <text:p>2499412000</text:p>
          </table:table-cell>
          <table:table-cell office:value-type="float" office:value="2200405000" calcext:value-type="float">
            <text:p>2200405000</text:p>
          </table:table-cell>
          <table:table-cell office:value-type="float" office:value="354000" calcext:value-type="float">
            <text:p>354000</text:p>
          </table:table-cell>
          <table:table-cell office:value-type="float" office:value="12538000" calcext:value-type="float">
            <text:p>12538000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table:number-columns-repeated="4"/>
          <table:table-cell office:value-type="string" calcext:value-type="string">
            <text:p>LoansAndLeasesReceivableGrossCarryingAmount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table:number-columns-repeated="4"/>
          <table:table-cell office:value-type="string" calcext:value-type="string">
            <text:p>LoansAndLeasesReceivableGrossCarryingAmount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</table:table-row>
        <table:table-row table:style-name="ro1">
          <table:table-cell office:value-type="float" office:value="1046050" calcext:value-type="float">
            <text:p>1046050</text:p>
          </table:table-cell>
          <table:table-cell office:value-type="string" calcext:value-type="string">
            <text:p>TSBK</text:p>
          </table:table-cell>
          <table:table-cell office:value-type="string" calcext:value-type="string">
            <text:p>Timberland Bancorp Inc.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D</text:p>
          </table:table-cell>
          <table:table-cell table:style-name="ce1" office:value-type="date" office:date-value="2022-09-30" calcext:value-type="date">
            <text:p>2022-09-30</text:p>
          </table:table-cell>
          <table:table-cell table:style-name="ce1" office:value-type="date" office:date-value="2021-09-30" calcext:value-type="date">
            <text:p>2021-09-30</text:p>
          </table:table-cell>
          <table:table-cell table:formula="of:=([.P173]-[.AD173])/[.AD173]" office:value-type="percentage" office:value="0.0392351748267332" calcext:value-type="percentage">
            <text:p>3.92%</text:p>
          </table:table-cell>
          <table:table-cell table:formula="of:=([.L173]-[.M173])/[.AD173]" office:value-type="percentage" office:value="0.0260258316327668" calcext:value-type="percentage">
            <text:p>2.60%</text:p>
          </table:table-cell>
          <table:table-cell table:formula="of:=([.R173]-[.S173])/[.AD173]" office:value-type="percentage" office:value="-0.0107127735100012" calcext:value-type="percentage">
            <text:p>-1.07%</text:p>
          </table:table-cell>
          <table:table-cell table:formula="of:=[.Y173]/[.AD173]" office:value-type="percentage" office:value="0.0145324423531809" calcext:value-type="percentage">
            <text:p>1.45%</text:p>
          </table:table-cell>
          <table:table-cell office:value-type="float" office:value="40875000" calcext:value-type="float">
            <text:p>40875000</text:p>
          </table:table-cell>
          <table:table-cell/>
          <table:table-cell office:value-type="float" office:value="42250000" calcext:value-type="float">
            <text:p>42250000</text:p>
          </table:table-cell>
          <table:table-cell office:value-type="float" office:value="42309000" calcext:value-type="float">
            <text:p>42309000</text:p>
          </table:table-cell>
          <table:table-cell office:value-type="float" office:value="1632176000" calcext:value-type="float">
            <text:p>1632176000</text:p>
          </table:table-cell>
          <table:table-cell office:value-type="float" office:value="249783000" calcext:value-type="float">
            <text:p>249783000</text:p>
          </table:table-cell>
          <table:table-cell office:value-type="float" office:value="260000" calcext:value-type="float">
            <text:p>260000</text:p>
          </table:table-cell>
          <table:table-cell office:value-type="float" office:value="17085000" calcext:value-type="float">
            <text:p>17085000</text:p>
          </table:table-cell>
          <table:table-cell office:value-type="float" office:value="266608000" calcext:value-type="float">
            <text:p>266608000</text:p>
          </table:table-cell>
          <table:table-cell office:value-type="float" office:value="1150450000" calcext:value-type="float">
            <text:p>1150450000</text:p>
          </table:table-cell>
          <table:table-cell office:value-type="float" office:value="1860508000" calcext:value-type="float">
            <text:p>1860508000</text:p>
          </table:table-cell>
          <table:table-cell office:value-type="float" office:value="1641939000" calcext:value-type="float">
            <text:p>1641939000</text:p>
          </table:table-cell>
          <table:table-cell office:value-type="float" office:value="7050000" calcext:value-type="float">
            <text:p>7050000</text:p>
          </table:table-cell>
          <table:table-cell office:value-type="float" office:value="22824000" calcext:value-type="float">
            <text:p>22824000</text:p>
          </table:table-cell>
          <table:table-cell office:value-type="float" office:value="114000" calcext:value-type="float">
            <text:p>114000</text:p>
          </table:table-cell>
          <table:table-cell office:value-type="float" office:value="210000" calcext:value-type="float">
            <text:p>210000</text:p>
          </table:table-cell>
          <table:table-cell office:value-type="float" office:value="63176000" calcext:value-type="float">
            <text:p>63176000</text:p>
          </table:table-cell>
          <table:table-cell office:value-type="float" office:value="63080000" calcext:value-type="float">
            <text:p>63080000</text:p>
          </table:table-cell>
          <table:table-cell office:value-type="float" office:value="1570555000" calcext:value-type="float">
            <text:p>1570555000</text:p>
          </table:table-cell>
          <table:table-cell office:value-type="float" office:value="70109000" calcext:value-type="float">
            <text:p>70109000</text:p>
          </table:table-cell>
          <table:table-cell office:value-type="float" office:value="1251000" calcext:value-type="float">
            <text:p>1251000</text:p>
          </table:table-cell>
          <table:table-cell office:value-type="float" office:value="244000" calcext:value-type="float">
            <text:p>244000</text:p>
          </table:table-cell>
          <table:table-cell office:value-type="float" office:value="69102000" calcext:value-type="float">
            <text:p>69102000</text:p>
          </table:table-cell>
          <table:table-cell office:value-type="float" office:value="987066000" calcext:value-type="float">
            <text:p>987066000</text:p>
          </table:table-cell>
          <table:table-cell office:value-type="float" office:value="1792180000" calcext:value-type="float">
            <text:p>1792180000</text:p>
          </table:table-cell>
          <table:table-cell office:value-type="float" office:value="1585281000" calcext:value-type="float">
            <text:p>1585281000</text:p>
          </table:table-cell>
          <table:table-cell office:value-type="float" office:value="6018000" calcext:value-type="float">
            <text:p>6018000</text:p>
          </table:table-cell>
          <table:table-cell office:value-type="float" office:value="27581000" calcext:value-type="float">
            <text:p>27581000</text:p>
          </table:table-cell>
          <table:table-cell office:value-type="string" calcext:value-type="string">
            <text:p>DebtSecuritiesAvailableForSaleUnrealizedLossPosition</text:p>
          </table:table-cell>
          <table:table-cell/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office:value-type="string" calcext:value-type="string">
            <text:p>HeldToMaturitySecuritiesAccumulatedUnrecognizedHoldingGain</text:p>
          </table:table-cell>
          <table:table-cell office:value-type="string" calcext:value-type="string">
            <text:p>HeldToMaturitySecuritiesAccumulatedUnrecognizedHoldingLoss</text:p>
          </table:table-cell>
          <table:table-cell office:value-type="string" calcext:value-type="string">
            <text:p>HeldToMaturitySecurities</text:p>
          </table:table-cell>
          <table:table-cell office:value-type="string" calcext:value-type="string">
            <text:p>NotesReceivableGross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office:value-type="string" calcext:value-type="string">
            <text:p>HeldToMaturitySecuritiesAccumulatedUnrecognizedHoldingGain</text:p>
          </table:table-cell>
          <table:table-cell office:value-type="string" calcext:value-type="string">
            <text:p>HeldToMaturitySecuritiesAccumulatedUnrecognizedHoldingLoss</text:p>
          </table:table-cell>
          <table:table-cell office:value-type="string" calcext:value-type="string">
            <text:p>HeldToMaturitySecurities</text:p>
          </table:table-cell>
          <table:table-cell office:value-type="string" calcext:value-type="string">
            <text:p>NotesReceivableGross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</table:table-row>
        <table:table-row table:style-name="ro1">
          <table:table-cell office:value-type="float" office:value="1046050" calcext:value-type="float">
            <text:p>1046050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TowneBank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D</text:p>
          </table:table-cell>
          <table:table-cell table:style-name="ce1" office:value-type="date" office:date-value="2022-09-30" calcext:value-type="date">
            <text:p>2022-09-30</text:p>
          </table:table-cell>
          <table:table-cell table:style-name="ce1" office:value-type="date" office:date-value="2021-09-30" calcext:value-type="date">
            <text:p>2021-09-30</text:p>
          </table:table-cell>
          <table:table-cell table:formula="of:=([.P174]-[.AD174])/[.AD174]" office:value-type="percentage" office:value="0.0392351748267332" calcext:value-type="percentage">
            <text:p>3.92%</text:p>
          </table:table-cell>
          <table:table-cell table:formula="of:=([.L174]-[.M174])/[.AD174]" office:value-type="percentage" office:value="0.0260258316327668" calcext:value-type="percentage">
            <text:p>2.60%</text:p>
          </table:table-cell>
          <table:table-cell table:formula="of:=([.R174]-[.S174])/[.AD174]" office:value-type="percentage" office:value="-0.0107127735100012" calcext:value-type="percentage">
            <text:p>-1.07%</text:p>
          </table:table-cell>
          <table:table-cell table:formula="of:=[.Y174]/[.AD174]" office:value-type="percentage" office:value="0.0145324423531809" calcext:value-type="percentage">
            <text:p>1.45%</text:p>
          </table:table-cell>
          <table:table-cell office:value-type="float" office:value="40875000" calcext:value-type="float">
            <text:p>40875000</text:p>
          </table:table-cell>
          <table:table-cell/>
          <table:table-cell office:value-type="float" office:value="42250000" calcext:value-type="float">
            <text:p>42250000</text:p>
          </table:table-cell>
          <table:table-cell office:value-type="float" office:value="42309000" calcext:value-type="float">
            <text:p>42309000</text:p>
          </table:table-cell>
          <table:table-cell office:value-type="float" office:value="1632176000" calcext:value-type="float">
            <text:p>1632176000</text:p>
          </table:table-cell>
          <table:table-cell office:value-type="float" office:value="249783000" calcext:value-type="float">
            <text:p>249783000</text:p>
          </table:table-cell>
          <table:table-cell office:value-type="float" office:value="260000" calcext:value-type="float">
            <text:p>260000</text:p>
          </table:table-cell>
          <table:table-cell office:value-type="float" office:value="17085000" calcext:value-type="float">
            <text:p>17085000</text:p>
          </table:table-cell>
          <table:table-cell office:value-type="float" office:value="266608000" calcext:value-type="float">
            <text:p>266608000</text:p>
          </table:table-cell>
          <table:table-cell office:value-type="float" office:value="1150450000" calcext:value-type="float">
            <text:p>1150450000</text:p>
          </table:table-cell>
          <table:table-cell office:value-type="float" office:value="1860508000" calcext:value-type="float">
            <text:p>1860508000</text:p>
          </table:table-cell>
          <table:table-cell office:value-type="float" office:value="1641939000" calcext:value-type="float">
            <text:p>1641939000</text:p>
          </table:table-cell>
          <table:table-cell office:value-type="float" office:value="7050000" calcext:value-type="float">
            <text:p>7050000</text:p>
          </table:table-cell>
          <table:table-cell office:value-type="float" office:value="22824000" calcext:value-type="float">
            <text:p>22824000</text:p>
          </table:table-cell>
          <table:table-cell office:value-type="float" office:value="114000" calcext:value-type="float">
            <text:p>114000</text:p>
          </table:table-cell>
          <table:table-cell office:value-type="float" office:value="210000" calcext:value-type="float">
            <text:p>210000</text:p>
          </table:table-cell>
          <table:table-cell office:value-type="float" office:value="63176000" calcext:value-type="float">
            <text:p>63176000</text:p>
          </table:table-cell>
          <table:table-cell office:value-type="float" office:value="63080000" calcext:value-type="float">
            <text:p>63080000</text:p>
          </table:table-cell>
          <table:table-cell office:value-type="float" office:value="1570555000" calcext:value-type="float">
            <text:p>1570555000</text:p>
          </table:table-cell>
          <table:table-cell office:value-type="float" office:value="70109000" calcext:value-type="float">
            <text:p>70109000</text:p>
          </table:table-cell>
          <table:table-cell office:value-type="float" office:value="1251000" calcext:value-type="float">
            <text:p>1251000</text:p>
          </table:table-cell>
          <table:table-cell office:value-type="float" office:value="244000" calcext:value-type="float">
            <text:p>244000</text:p>
          </table:table-cell>
          <table:table-cell office:value-type="float" office:value="69102000" calcext:value-type="float">
            <text:p>69102000</text:p>
          </table:table-cell>
          <table:table-cell office:value-type="float" office:value="987066000" calcext:value-type="float">
            <text:p>987066000</text:p>
          </table:table-cell>
          <table:table-cell office:value-type="float" office:value="1792180000" calcext:value-type="float">
            <text:p>1792180000</text:p>
          </table:table-cell>
          <table:table-cell office:value-type="float" office:value="1585281000" calcext:value-type="float">
            <text:p>1585281000</text:p>
          </table:table-cell>
          <table:table-cell office:value-type="float" office:value="6018000" calcext:value-type="float">
            <text:p>6018000</text:p>
          </table:table-cell>
          <table:table-cell office:value-type="float" office:value="27581000" calcext:value-type="float">
            <text:p>27581000</text:p>
          </table:table-cell>
          <table:table-cell office:value-type="string" calcext:value-type="string">
            <text:p>DebtSecuritiesAvailableForSaleUnrealizedLossPosition</text:p>
          </table:table-cell>
          <table:table-cell/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office:value-type="string" calcext:value-type="string">
            <text:p>HeldToMaturitySecuritiesAccumulatedUnrecognizedHoldingGain</text:p>
          </table:table-cell>
          <table:table-cell office:value-type="string" calcext:value-type="string">
            <text:p>HeldToMaturitySecuritiesAccumulatedUnrecognizedHoldingLoss</text:p>
          </table:table-cell>
          <table:table-cell office:value-type="string" calcext:value-type="string">
            <text:p>HeldToMaturitySecurities</text:p>
          </table:table-cell>
          <table:table-cell office:value-type="string" calcext:value-type="string">
            <text:p>NotesReceivableGross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office:value-type="string" calcext:value-type="string">
            <text:p>HeldToMaturitySecuritiesAccumulatedUnrecognizedHoldingGain</text:p>
          </table:table-cell>
          <table:table-cell office:value-type="string" calcext:value-type="string">
            <text:p>HeldToMaturitySecuritiesAccumulatedUnrecognizedHoldingLoss</text:p>
          </table:table-cell>
          <table:table-cell office:value-type="string" calcext:value-type="string">
            <text:p>HeldToMaturitySecurities</text:p>
          </table:table-cell>
          <table:table-cell office:value-type="string" calcext:value-type="string">
            <text:p>NotesReceivableGross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</table:table-row>
        <table:table-row table:style-name="ro1">
          <table:table-cell office:value-type="float" office:value="356171" calcext:value-type="float">
            <text:p>356171</text:p>
          </table:table-cell>
          <table:table-cell office:value-type="string" calcext:value-type="string">
            <text:p>TCBK</text:p>
          </table:table-cell>
          <table:table-cell office:value-type="string" calcext:value-type="string">
            <text:p>TriCo Bancshare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D</text:p>
          </table:table-cell>
          <table:table-cell table:style-name="ce1" office:value-type="date" office:date-value="2022-12-31" calcext:value-type="date">
            <text:p>2022-12-31</text:p>
          </table:table-cell>
          <table:table-cell table:style-name="ce1" office:value-type="date" office:date-value="2021-12-31" calcext:value-type="date">
            <text:p>2021-12-31</text:p>
          </table:table-cell>
          <table:table-cell table:formula="of:=([.P175]-[.AD175])/[.AD175]" office:value-type="percentage" office:value="0.130559690648729" calcext:value-type="percentage">
            <text:p>13.06%</text:p>
          </table:table-cell>
          <table:table-cell table:formula="of:=([.L175]-[.M175])/[.AD175]" office:value-type="percentage" office:value="0.0394384049536599" calcext:value-type="percentage">
            <text:p>3.94%</text:p>
          </table:table-cell>
          <table:table-cell table:formula="of:=([.R175]-[.S175])/[.AD175]" office:value-type="percentage" office:value="-0.00149922107015744" calcext:value-type="percentage">
            <text:p>-0.15%</text:p>
          </table:table-cell>
          <table:table-cell table:formula="of:=[.Y175]/[.AD175]" office:value-type="percentage" office:value="-0.00942927931920568" calcext:value-type="percentage">
            <text:p>-0.94%</text:p>
          </table:table-cell>
          <table:table-cell office:value-type="float" office:value="290970000" calcext:value-type="float">
            <text:p>290970000</text:p>
          </table:table-cell>
          <table:table-cell office:value-type="float" office:value="421000" calcext:value-type="float">
            <text:p>421000</text:p>
          </table:table-cell>
          <table:table-cell table:number-columns-repeated="2"/>
          <table:table-cell office:value-type="float" office:value="8329013000" calcext:value-type="float">
            <text:p>8329013000</text:p>
          </table:table-cell>
          <table:table-cell office:value-type="float" office:value="149938000" calcext:value-type="float">
            <text:p>149938000</text:p>
          </table:table-cell>
          <table:table-cell office:value-type="float" office:value="15000" calcext:value-type="float">
            <text:p>15000</text:p>
          </table:table-cell>
          <table:table-cell office:value-type="float" office:value="11060000" calcext:value-type="float">
            <text:p>11060000</text:p>
          </table:table-cell>
          <table:table-cell table:number-columns-repeated="2"/>
          <table:table-cell office:value-type="float" office:value="9930986000" calcext:value-type="float">
            <text:p>9930986000</text:p>
          </table:table-cell>
          <table:table-cell office:value-type="float" office:value="8884570000" calcext:value-type="float">
            <text:p>8884570000</text:p>
          </table:table-cell>
          <table:table-cell office:value-type="float" office:value="36343000" calcext:value-type="float">
            <text:p>36343000</text:p>
          </table:table-cell>
          <table:table-cell office:value-type="float" office:value="-69467000" calcext:value-type="float">
            <text:p>-69467000</text:p>
          </table:table-cell>
          <table:table-cell office:value-type="float" office:value="16805000" calcext:value-type="float">
            <text:p>16805000</text:p>
          </table:table-cell>
          <table:table-cell office:value-type="float" office:value="16413000" calcext:value-type="float">
            <text:p>16413000</text:p>
          </table:table-cell>
          <table:table-cell office:value-type="float" office:value="2207938000" calcext:value-type="float">
            <text:p>2207938000</text:p>
          </table:table-cell>
          <table:table-cell office:value-type="float" office:value="2208330000" calcext:value-type="float">
            <text:p>2208330000</text:p>
          </table:table-cell>
          <table:table-cell office:value-type="float" office:value="7367159000" calcext:value-type="float">
            <text:p>7367159000</text:p>
          </table:table-cell>
          <table:table-cell office:value-type="float" office:value="208140000" calcext:value-type="float">
            <text:p>208140000</text:p>
          </table:table-cell>
          <table:table-cell office:value-type="float" office:value="8381000" calcext:value-type="float">
            <text:p>8381000</text:p>
          </table:table-cell>
          <table:table-cell office:value-type="float" office:value="0" calcext:value-type="float">
            <text:p>0</text:p>
          </table:table-cell>
          <table:table-cell office:value-type="float" office:value="199759000" calcext:value-type="float">
            <text:p>199759000</text:p>
          </table:table-cell>
          <table:table-cell/>
          <table:table-cell office:value-type="float" office:value="8614787000" calcext:value-type="float">
            <text:p>8614787000</text:p>
          </table:table-cell>
          <table:table-cell office:value-type="float" office:value="7614603000" calcext:value-type="float">
            <text:p>7614603000</text:p>
          </table:table-cell>
          <table:table-cell office:value-type="float" office:value="28222000" calcext:value-type="float">
            <text:p>28222000</text:p>
          </table:table-cell>
          <table:table-cell office:value-type="float" office:value="106356000" calcext:value-type="float">
            <text:p>106356000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table:number-columns-repeated="2"/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office:value-type="string" calcext:value-type="string">
            <text:p>HeldToMaturitySecuritiesAccumulatedUnrecognizedHoldingGain</text:p>
          </table:table-cell>
          <table:table-cell office:value-type="string" calcext:value-type="string">
            <text:p>HeldToMaturitySecuritiesAccumulatedUnrecognizedHoldingLoss</text:p>
          </table:table-cell>
          <table:table-cell table:number-columns-repeated="2"/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office:value-type="string" calcext:value-type="string">
            <text:p>HeldToMaturitySecuritiesAccumulatedUnrecognizedHoldingGain</text:p>
          </table:table-cell>
          <table:table-cell office:value-type="string" calcext:value-type="string">
            <text:p>HeldToMaturitySecuritiesAccumulatedUnrecognizedHoldingLoss</text:p>
          </table:table-cell>
          <table:table-cell office:value-type="string" calcext:value-type="string">
            <text:p>HeldToMaturitySecurities</text:p>
          </table:table-cell>
          <table:table-cell/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</table:table-row>
        <table:table-row table:style-name="ro1">
          <table:table-cell office:value-type="float" office:value="1539638" calcext:value-type="float">
            <text:p>1539638</text:p>
          </table:table-cell>
          <table:table-cell office:value-type="string" calcext:value-type="string">
            <text:p>TFIN</text:p>
          </table:table-cell>
          <table:table-cell office:value-type="string" calcext:value-type="string">
            <text:p>Triumph Financial Inc.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D</text:p>
          </table:table-cell>
          <table:table-cell table:style-name="ce1" office:value-type="date" office:date-value="2022-12-31" calcext:value-type="date">
            <text:p>2022-12-31</text:p>
          </table:table-cell>
          <table:table-cell table:style-name="ce1" office:value-type="date" office:date-value="2021-12-31" calcext:value-type="date">
            <text:p>2021-12-31</text:p>
          </table:table-cell>
          <table:table-cell table:formula="of:=([.P176]-[.AD176])/[.AD176]" office:value-type="percentage" office:value="-0.102297361190648" calcext:value-type="percentage">
            <text:p>-10.23%</text:p>
          </table:table-cell>
          <table:table-cell table:formula="of:=([.L176]-[.M176])/[.AD176]" office:value-type="percentage" office:value="0.00194009528095227" calcext:value-type="percentage">
            <text:p>0.19%</text:p>
          </table:table-cell>
          <table:table-cell table:formula="of:=([.R176]-[.S176])/[.AD176]" office:value-type="percentage" office:value="0" calcext:value-type="percentage">
            <text:p>0.00%</text:p>
          </table:table-cell>
          <table:table-cell table:formula="of:=[.Y176]/[.AD176]" office:value-type="percentage" office:value="0.0188041825140062" calcext:value-type="percentage">
            <text:p>1.88%</text:p>
          </table:table-cell>
          <table:table-cell office:value-type="float" office:value="9442000" calcext:value-type="float">
            <text:p>9442000</text:p>
          </table:table-cell>
          <table:table-cell office:value-type="float" office:value="427000" calcext:value-type="float">
            <text:p>427000</text:p>
          </table:table-cell>
          <table:table-cell table:number-columns-repeated="2"/>
          <table:table-cell office:value-type="float" office:value="4171336000" calcext:value-type="float">
            <text:p>4171336000</text:p>
          </table:table-cell>
          <table:table-cell office:value-type="float" office:value="5476000" calcext:value-type="float">
            <text:p>5476000</text:p>
          </table:table-cell>
          <table:table-cell table:number-columns-repeated="4"/>
          <table:table-cell office:value-type="float" office:value="5333783000" calcext:value-type="float">
            <text:p>5333783000</text:p>
          </table:table-cell>
          <table:table-cell office:value-type="float" office:value="4444812000" calcext:value-type="float">
            <text:p>4444812000</text:p>
          </table:table-cell>
          <table:table-cell office:value-type="float" office:value="102311000" calcext:value-type="float">
            <text:p>102311000</text:p>
          </table:table-cell>
          <table:table-cell office:value-type="float" office:value="87377000" calcext:value-type="float">
            <text:p>87377000</text:p>
          </table:table-cell>
          <table:table-cell office:value-type="float" office:value="211000" calcext:value-type="float">
            <text:p>211000</text:p>
          </table:table-cell>
          <table:table-cell office:value-type="float" office:value="4573000" calcext:value-type="float">
            <text:p>4573000</text:p>
          </table:table-cell>
          <table:table-cell table:number-columns-repeated="2"/>
          <table:table-cell office:value-type="float" office:value="4646679000" calcext:value-type="float">
            <text:p>4646679000</text:p>
          </table:table-cell>
          <table:table-cell office:value-type="float" office:value="5447000" calcext:value-type="float">
            <text:p>5447000</text:p>
          </table:table-cell>
          <table:table-cell table:number-columns-repeated="2"/>
          <table:table-cell office:value-type="float" office:value="4947000" calcext:value-type="float">
            <text:p>4947000</text:p>
          </table:table-cell>
          <table:table-cell/>
          <table:table-cell office:value-type="float" office:value="5956250000" calcext:value-type="float">
            <text:p>5956250000</text:p>
          </table:table-cell>
          <table:table-cell office:value-type="float" office:value="5097386000" calcext:value-type="float">
            <text:p>5097386000</text:p>
          </table:table-cell>
          <table:table-cell office:value-type="float" office:value="112974000" calcext:value-type="float">
            <text:p>112974000</text:p>
          </table:table-cell>
          <table:table-cell office:value-type="float" office:value="115189000" calcext:value-type="float">
            <text:p>115189000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table:number-columns-repeated="2"/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table:number-columns-repeated="4"/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table:number-columns-repeated="2"/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table:number-columns-repeated="2"/>
          <table:table-cell office:value-type="string" calcext:value-type="string">
            <text:p>HeldToMaturitySecurities</text:p>
          </table:table-cell>
          <table:table-cell/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</table:table-row>
        <table:table-row table:style-name="ro1">
          <table:table-cell office:value-type="float" office:value="357301" calcext:value-type="float">
            <text:p>357301</text:p>
          </table:table-cell>
          <table:table-cell office:value-type="string" calcext:value-type="string">
            <text:p>TRST</text:p>
          </table:table-cell>
          <table:table-cell office:value-type="string" calcext:value-type="string">
            <text:p>TrustCo Bank Corp NY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D</text:p>
          </table:table-cell>
          <table:table-cell table:style-name="ce1" office:value-type="date" office:date-value="2022-12-31" calcext:value-type="date">
            <text:p>2022-12-31</text:p>
          </table:table-cell>
          <table:table-cell table:style-name="ce1" office:value-type="date" office:date-value="2021-12-31" calcext:value-type="date">
            <text:p>2021-12-31</text:p>
          </table:table-cell>
          <table:table-cell table:formula="of:=([.P177]-[.AD177])/[.AD177]" office:value-type="percentage" office:value="-0.0142971062401851" calcext:value-type="percentage">
            <text:p>-1.43%</text:p>
          </table:table-cell>
          <table:table-cell table:formula="of:=([.L177]-[.M177])/[.AD177]" office:value-type="percentage" office:value="0.00826042794320337" calcext:value-type="percentage">
            <text:p>0.83%</text:p>
          </table:table-cell>
          <table:table-cell table:formula="of:=([.R177]-[.S177])/[.AD177]" office:value-type="percentage" office:value="-0.0000241072304797396" calcext:value-type="percentage">
            <text:p>0.00%</text:p>
          </table:table-cell>
          <table:table-cell table:formula="of:=[.Y177]/[.AD177]" office:value-type="percentage" office:value="0.00681323483156924" calcext:value-type="percentage">
            <text:p>0.68%</text:p>
          </table:table-cell>
          <table:table-cell office:value-type="float" office:value="43552000" calcext:value-type="float">
            <text:p>43552000</text:p>
          </table:table-cell>
          <table:table-cell office:value-type="float" office:value="35000" calcext:value-type="float">
            <text:p>35000</text:p>
          </table:table-cell>
          <table:table-cell office:value-type="float" office:value="481513000" calcext:value-type="float">
            <text:p>481513000</text:p>
          </table:table-cell>
          <table:table-cell office:value-type="float" office:value="525030000" calcext:value-type="float">
            <text:p>525030000</text:p>
          </table:table-cell>
          <table:table-cell office:value-type="float" office:value="5192810000" calcext:value-type="float">
            <text:p>5192810000</text:p>
          </table:table-cell>
          <table:table-cell office:value-type="float" office:value="7580000" calcext:value-type="float">
            <text:p>7580000</text:p>
          </table:table-cell>
          <table:table-cell office:value-type="float" office:value="90000" calcext:value-type="float">
            <text:p>90000</text:p>
          </table:table-cell>
          <table:table-cell office:value-type="float" office:value="217000" calcext:value-type="float">
            <text:p>217000</text:p>
          </table:table-cell>
          <table:table-cell office:value-type="float" office:value="7707000" calcext:value-type="float">
            <text:p>7707000</text:p>
          </table:table-cell>
          <table:table-cell office:value-type="float" office:value="4733201000" calcext:value-type="float">
            <text:p>4733201000</text:p>
          </table:table-cell>
          <table:table-cell office:value-type="float" office:value="6000052000" calcext:value-type="float">
            <text:p>6000052000</text:p>
          </table:table-cell>
          <table:table-cell office:value-type="float" office:value="5400065000" calcext:value-type="float">
            <text:p>5400065000</text:p>
          </table:table-cell>
          <table:table-cell office:value-type="float" office:value="75234000" calcext:value-type="float">
            <text:p>75234000</text:p>
          </table:table-cell>
          <table:table-cell office:value-type="float" office:value="35893000" calcext:value-type="float">
            <text:p>35893000</text:p>
          </table:table-cell>
          <table:table-cell office:value-type="float" office:value="3899000" calcext:value-type="float">
            <text:p>3899000</text:p>
          </table:table-cell>
          <table:table-cell office:value-type="float" office:value="3895000" calcext:value-type="float">
            <text:p>3895000</text:p>
          </table:table-cell>
          <table:table-cell office:value-type="float" office:value="407713000" calcext:value-type="float">
            <text:p>407713000</text:p>
          </table:table-cell>
          <table:table-cell office:value-type="float" office:value="407717000" calcext:value-type="float">
            <text:p>407717000</text:p>
          </table:table-cell>
          <table:table-cell office:value-type="float" office:value="5268129000" calcext:value-type="float">
            <text:p>5268129000</text:p>
          </table:table-cell>
          <table:table-cell office:value-type="float" office:value="10695000" calcext:value-type="float">
            <text:p>10695000</text:p>
          </table:table-cell>
          <table:table-cell office:value-type="float" office:value="773000" calcext:value-type="float">
            <text:p>773000</text:p>
          </table:table-cell>
          <table:table-cell office:value-type="float" office:value="1000" calcext:value-type="float">
            <text:p>1000</text:p>
          </table:table-cell>
          <table:table-cell office:value-type="float" office:value="9923000" calcext:value-type="float">
            <text:p>9923000</text:p>
          </table:table-cell>
          <table:table-cell office:value-type="float" office:value="4438779000" calcext:value-type="float">
            <text:p>4438779000</text:p>
          </table:table-cell>
          <table:table-cell office:value-type="float" office:value="6196546000" calcext:value-type="float">
            <text:p>6196546000</text:p>
          </table:table-cell>
          <table:table-cell office:value-type="float" office:value="5595418000" calcext:value-type="float">
            <text:p>5595418000</text:p>
          </table:table-cell>
          <table:table-cell office:value-type="float" office:value="61519000" calcext:value-type="float">
            <text:p>61519000</text:p>
          </table:table-cell>
          <table:table-cell office:value-type="float" office:value="61730000" calcext:value-type="float">
            <text:p>61730000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office:value-type="string" calcext:value-type="string">
            <text:p>HeldToMaturitySecuritiesAccumulatedUnrecognizedHoldingGain</text:p>
          </table:table-cell>
          <table:table-cell office:value-type="string" calcext:value-type="string">
            <text:p>HeldToMaturitySecuritiesAccumulatedUnrecognizedHoldingLoss</text:p>
          </table:table-cell>
          <table:table-cell office:value-type="string" calcext:value-type="string">
            <text:p>HeldToMaturitySecurities</text:p>
          </table:table-cell>
          <table:table-cell office:value-type="string" calcext:value-type="string">
            <text:p>NotesReceivableGross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office:value-type="string" calcext:value-type="string">
            <text:p>HeldToMaturitySecuritiesAccumulatedUnrecognizedHoldingGain</text:p>
          </table:table-cell>
          <table:table-cell office:value-type="string" calcext:value-type="string">
            <text:p>HeldToMaturitySecuritiesAccumulatedUnrecognizedHoldingLoss</text:p>
          </table:table-cell>
          <table:table-cell office:value-type="string" calcext:value-type="string">
            <text:p>HeldToMaturitySecurities</text:p>
          </table:table-cell>
          <table:table-cell office:value-type="string" calcext:value-type="string">
            <text:p>NotesReceivableGross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</table:table-row>
        <table:table-row table:style-name="ro1">
          <table:table-cell office:value-type="float" office:value="36146" calcext:value-type="float">
            <text:p>36146</text:p>
          </table:table-cell>
          <table:table-cell office:value-type="string" calcext:value-type="string">
            <text:p>TRMK</text:p>
          </table:table-cell>
          <table:table-cell office:value-type="string" calcext:value-type="string">
            <text:p>Trustmark Corporation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D</text:p>
          </table:table-cell>
          <table:table-cell table:style-name="ce1" office:value-type="date" office:date-value="2022-12-31" calcext:value-type="date">
            <text:p>2022-12-31</text:p>
          </table:table-cell>
          <table:table-cell table:style-name="ce1" office:value-type="date" office:date-value="2021-12-31" calcext:value-type="date">
            <text:p>2021-12-31</text:p>
          </table:table-cell>
          <table:table-cell table:formula="of:=([.P178]-[.AD178])/[.AD178]" office:value-type="percentage" office:value="-0.0430506470402647" calcext:value-type="percentage">
            <text:p>-4.31%</text:p>
          </table:table-cell>
          <table:table-cell table:formula="of:=([.L178]-[.M178])/[.AD178]" office:value-type="percentage" office:value="0.0163468141121324" calcext:value-type="percentage">
            <text:p>1.63%</text:p>
          </table:table-cell>
          <table:table-cell table:formula="of:=([.R178]-[.S178])/[.AD178]" office:value-type="percentage" office:value="-0.0058278032446133" calcext:value-type="percentage">
            <text:p>-0.58%</text:p>
          </table:table-cell>
          <table:table-cell table:formula="of:=[.Y178]/[.AD178]" office:value-type="percentage" office:value="-0.0113312246970271" calcext:value-type="percentage">
            <text:p>-1.13%</text:p>
          </table:table-cell>
          <table:table-cell office:value-type="float" office:value="247007000" calcext:value-type="float">
            <text:p>247007000</text:p>
          </table:table-cell>
          <table:table-cell office:value-type="float" office:value="380000" calcext:value-type="float">
            <text:p>380000</text:p>
          </table:table-cell>
          <table:table-cell office:value-type="float" office:value="2024082000" calcext:value-type="float">
            <text:p>2024082000</text:p>
          </table:table-cell>
          <table:table-cell office:value-type="float" office:value="2270709000" calcext:value-type="float">
            <text:p>2270709000</text:p>
          </table:table-cell>
          <table:table-cell office:value-type="float" office:value="14437648000" calcext:value-type="float">
            <text:p>14437648000</text:p>
          </table:table-cell>
          <table:table-cell office:value-type="float" office:value="1406589000" calcext:value-type="float">
            <text:p>1406589000</text:p>
          </table:table-cell>
          <table:table-cell office:value-type="float" office:value="37000" calcext:value-type="float">
            <text:p>37000</text:p>
          </table:table-cell>
          <table:table-cell office:value-type="float" office:value="87962000" calcext:value-type="float">
            <text:p>87962000</text:p>
          </table:table-cell>
          <table:table-cell office:value-type="float" office:value="1494514000" calcext:value-type="float">
            <text:p>1494514000</text:p>
          </table:table-cell>
          <table:table-cell office:value-type="float" office:value="12204039000" calcext:value-type="float">
            <text:p>12204039000</text:p>
          </table:table-cell>
          <table:table-cell office:value-type="float" office:value="18015478000" calcext:value-type="float">
            <text:p>18015478000</text:p>
          </table:table-cell>
          <table:table-cell office:value-type="float" office:value="16523210000" calcext:value-type="float">
            <text:p>16523210000</text:p>
          </table:table-cell>
          <table:table-cell office:value-type="float" office:value="71887000" calcext:value-type="float">
            <text:p>71887000</text:p>
          </table:table-cell>
          <table:table-cell office:value-type="float" office:value="-170956000" calcext:value-type="float">
            <text:p>-170956000</text:p>
          </table:table-cell>
          <table:table-cell office:value-type="float" office:value="30921000" calcext:value-type="float">
            <text:p>30921000</text:p>
          </table:table-cell>
          <table:table-cell office:value-type="float" office:value="13509000" calcext:value-type="float">
            <text:p>13509000</text:p>
          </table:table-cell>
          <table:table-cell office:value-type="float" office:value="3238877000" calcext:value-type="float">
            <text:p>3238877000</text:p>
          </table:table-cell>
          <table:table-cell office:value-type="float" office:value="3256289000" calcext:value-type="float">
            <text:p>3256289000</text:p>
          </table:table-cell>
          <table:table-cell office:value-type="float" office:value="15087160000" calcext:value-type="float">
            <text:p>15087160000</text:p>
          </table:table-cell>
          <table:table-cell office:value-type="float" office:value="353511000" calcext:value-type="float">
            <text:p>353511000</text:p>
          </table:table-cell>
          <table:table-cell office:value-type="float" office:value="11011000" calcext:value-type="float">
            <text:p>11011000</text:p>
          </table:table-cell>
          <table:table-cell office:value-type="float" office:value="37000" calcext:value-type="float">
            <text:p>37000</text:p>
          </table:table-cell>
          <table:table-cell office:value-type="float" office:value="342537000" calcext:value-type="float">
            <text:p>342537000</text:p>
          </table:table-cell>
          <table:table-cell office:value-type="float" office:value="10247829000" calcext:value-type="float">
            <text:p>10247829000</text:p>
          </table:table-cell>
          <table:table-cell office:value-type="float" office:value="17595636000" calcext:value-type="float">
            <text:p>17595636000</text:p>
          </table:table-cell>
          <table:table-cell office:value-type="float" office:value="15854325000" calcext:value-type="float">
            <text:p>15854325000</text:p>
          </table:table-cell>
          <table:table-cell office:value-type="float" office:value="147365000" calcext:value-type="float">
            <text:p>147365000</text:p>
          </table:table-cell>
          <table:table-cell office:value-type="float" office:value="115856000" calcext:value-type="float">
            <text:p>115856000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office:value-type="string" calcext:value-type="string">
            <text:p>HeldToMaturitySecuritiesAccumulatedUnrecognizedHoldingGain</text:p>
          </table:table-cell>
          <table:table-cell office:value-type="string" calcext:value-type="string">
            <text:p>HeldToMaturitySecuritiesAccumulatedUnrecognizedHoldingLoss</text:p>
          </table:table-cell>
          <table:table-cell office:value-type="string" calcext:value-type="string">
            <text:p>HeldToMaturitySecurities</text:p>
          </table:table-cell>
          <table:table-cell office:value-type="string" calcext:value-type="string">
            <text:p>NotesReceivableGross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office:value-type="string" calcext:value-type="string">
            <text:p>HeldToMaturitySecuritiesAccumulatedUnrecognizedHoldingGain</text:p>
          </table:table-cell>
          <table:table-cell office:value-type="string" calcext:value-type="string">
            <text:p>HeldToMaturitySecuritiesAccumulatedUnrecognizedHoldingLoss</text:p>
          </table:table-cell>
          <table:table-cell office:value-type="string" calcext:value-type="string">
            <text:p>HeldToMaturitySecurities</text:p>
          </table:table-cell>
          <table:table-cell office:value-type="string" calcext:value-type="string">
            <text:p>NotesReceivableGross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</table:table-row>
        <table:table-row table:style-name="ro1">
          <table:table-cell office:value-type="float" office:value="101382" calcext:value-type="float">
            <text:p>101382</text:p>
          </table:table-cell>
          <table:table-cell office:value-type="string" calcext:value-type="string">
            <text:p>UMBF</text:p>
          </table:table-cell>
          <table:table-cell office:value-type="string" calcext:value-type="string">
            <text:p>UMB Financial Corporation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D</text:p>
          </table:table-cell>
          <table:table-cell table:style-name="ce1" office:value-type="date" office:date-value="2022-12-31" calcext:value-type="date">
            <text:p>2022-12-31</text:p>
          </table:table-cell>
          <table:table-cell table:style-name="ce1" office:value-type="date" office:date-value="2021-12-31" calcext:value-type="date">
            <text:p>2021-12-31</text:p>
          </table:table-cell>
          <table:table-cell table:formula="of:=([.P179]-[.AD179])/[.AD179]" office:value-type="percentage" office:value="-0.0831685413287505" calcext:value-type="percentage">
            <text:p>-8.32%</text:p>
          </table:table-cell>
          <table:table-cell table:formula="of:=([.L179]-[.M179])/[.AD179]" office:value-type="percentage" office:value="0.0216742860174966" calcext:value-type="percentage">
            <text:p>2.17%</text:p>
          </table:table-cell>
          <table:table-cell table:formula="of:=([.R179]-[.S179])/[.AD179]" office:value-type="percentage" office:value="-0.0163185727880847" calcext:value-type="percentage">
            <text:p>-1.63%</text:p>
          </table:table-cell>
          <table:table-cell table:formula="of:=[.Y179]/[.AD179]" office:value-type="percentage" office:value="-0.0111620172704287" calcext:value-type="percentage">
            <text:p>-1.12%</text:p>
          </table:table-cell>
          <table:table-cell office:value-type="float" office:value="773393000" calcext:value-type="float">
            <text:p>773393000</text:p>
          </table:table-cell>
          <table:table-cell office:value-type="float" office:value="1790000" calcext:value-type="float">
            <text:p>1790000</text:p>
          </table:table-cell>
          <table:table-cell office:value-type="float" office:value="7006347000" calcext:value-type="float">
            <text:p>7006347000</text:p>
          </table:table-cell>
          <table:table-cell office:value-type="float" office:value="7777950000" calcext:value-type="float">
            <text:p>7777950000</text:p>
          </table:table-cell>
          <table:table-cell office:value-type="float" office:value="32639133000" calcext:value-type="float">
            <text:p>32639133000</text:p>
          </table:table-cell>
          <table:table-cell office:value-type="float" office:value="5280659000" calcext:value-type="float">
            <text:p>5280659000</text:p>
          </table:table-cell>
          <table:table-cell office:value-type="float" office:value="17629000" calcext:value-type="float">
            <text:p>17629000</text:p>
          </table:table-cell>
          <table:table-cell office:value-type="float" office:value="598569000" calcext:value-type="float">
            <text:p>598569000</text:p>
          </table:table-cell>
          <table:table-cell office:value-type="float" office:value="5861599000" calcext:value-type="float">
            <text:p>5861599000</text:p>
          </table:table-cell>
          <table:table-cell office:value-type="float" office:value="21031189000" calcext:value-type="float">
            <text:p>21031189000</text:p>
          </table:table-cell>
          <table:table-cell office:value-type="float" office:value="38512461000" calcext:value-type="float">
            <text:p>38512461000</text:p>
          </table:table-cell>
          <table:table-cell office:value-type="float" office:value="35845368000" calcext:value-type="float">
            <text:p>35845368000</text:p>
          </table:table-cell>
          <table:table-cell office:value-type="float" office:value="431682000" calcext:value-type="float">
            <text:p>431682000</text:p>
          </table:table-cell>
          <table:table-cell office:value-type="float" office:value="-397367000" calcext:value-type="float">
            <text:p>-397367000</text:p>
          </table:table-cell>
          <table:table-cell office:value-type="float" office:value="107268000" calcext:value-type="float">
            <text:p>107268000</text:p>
          </table:table-cell>
          <table:table-cell office:value-type="float" office:value="261198000" calcext:value-type="float">
            <text:p>261198000</text:p>
          </table:table-cell>
          <table:table-cell office:value-type="float" office:value="11976514000" calcext:value-type="float">
            <text:p>11976514000</text:p>
          </table:table-cell>
          <table:table-cell office:value-type="float" office:value="11822584000" calcext:value-type="float">
            <text:p>11822584000</text:p>
          </table:table-cell>
          <table:table-cell office:value-type="float" office:value="35599927000" calcext:value-type="float">
            <text:p>35599927000</text:p>
          </table:table-cell>
          <table:table-cell office:value-type="float" office:value="1442391000" calcext:value-type="float">
            <text:p>1442391000</text:p>
          </table:table-cell>
          <table:table-cell office:value-type="float" office:value="3360000" calcext:value-type="float">
            <text:p>3360000</text:p>
          </table:table-cell>
          <table:table-cell office:value-type="float" office:value="41385000" calcext:value-type="float">
            <text:p>41385000</text:p>
          </table:table-cell>
          <table:table-cell office:value-type="float" office:value="1480416000" calcext:value-type="float">
            <text:p>1480416000</text:p>
          </table:table-cell>
          <table:table-cell office:value-type="float" office:value="17170871000" calcext:value-type="float">
            <text:p>17170871000</text:p>
          </table:table-cell>
          <table:table-cell office:value-type="float" office:value="42693484000" calcext:value-type="float">
            <text:p>42693484000</text:p>
          </table:table-cell>
          <table:table-cell office:value-type="float" office:value="39548060000" calcext:value-type="float">
            <text:p>39548060000</text:p>
          </table:table-cell>
          <table:table-cell office:value-type="float" office:value="353018000" calcext:value-type="float">
            <text:p>353018000</text:p>
          </table:table-cell>
          <table:table-cell office:value-type="float" office:value="160992000" calcext:value-type="float">
            <text:p>160992000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office:value-type="string" calcext:value-type="string">
            <text:p>HeldToMaturitySecuritiesAccumulatedUnrecognizedHoldingGain</text:p>
          </table:table-cell>
          <table:table-cell office:value-type="string" calcext:value-type="string">
            <text:p>HeldToMaturitySecuritiesAccumulatedUnrecognizedHoldingLoss</text:p>
          </table:table-cell>
          <table:table-cell office:value-type="string" calcext:value-type="string">
            <text:p>HeldToMaturitySecurities</text:p>
          </table:table-cell>
          <table:table-cell office:value-type="string" calcext:value-type="string">
            <text:p>NotesReceivableGross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office:value-type="string" calcext:value-type="string">
            <text:p>HeldToMaturitySecuritiesAccumulatedUnrecognizedHoldingGain</text:p>
          </table:table-cell>
          <table:table-cell office:value-type="string" calcext:value-type="string">
            <text:p>HeldToMaturitySecuritiesAccumulatedUnrecognizedHoldingLoss</text:p>
          </table:table-cell>
          <table:table-cell office:value-type="string" calcext:value-type="string">
            <text:p>HeldToMaturitySecurities</text:p>
          </table:table-cell>
          <table:table-cell office:value-type="string" calcext:value-type="string">
            <text:p>NotesReceivableGross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</table:table-row>
        <table:table-row table:style-name="ro1">
          <table:table-cell office:value-type="float" office:value="729986" calcext:value-type="float">
            <text:p>729986</text:p>
          </table:table-cell>
          <table:table-cell office:value-type="string" calcext:value-type="string">
            <text:p>UBSI</text:p>
          </table:table-cell>
          <table:table-cell office:value-type="string" calcext:value-type="string">
            <text:p>United Bankshares Inc.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D</text:p>
          </table:table-cell>
          <table:table-cell table:style-name="ce1" office:value-type="date" office:date-value="2022-12-31" calcext:value-type="date">
            <text:p>2022-12-31</text:p>
          </table:table-cell>
          <table:table-cell table:style-name="ce1" office:value-type="date" office:date-value="2021-12-31" calcext:value-type="date">
            <text:p>2021-12-31</text:p>
          </table:table-cell>
          <table:table-cell table:formula="of:=([.P180]-[.AD180])/[.AD180]" office:value-type="percentage" office:value="-0.0448430495193994" calcext:value-type="percentage">
            <text:p>-4.48%</text:p>
          </table:table-cell>
          <table:table-cell table:formula="of:=([.L180]-[.M180])/[.AD180]" office:value-type="percentage" office:value="0.0201198590354207" calcext:value-type="percentage">
            <text:p>2.01%</text:p>
          </table:table-cell>
          <table:table-cell table:formula="of:=([.R180]-[.S180])/[.AD180]" office:value-type="percentage" office:value="0" calcext:value-type="percentage">
            <text:p>0.00%</text:p>
          </table:table-cell>
          <table:table-cell table:formula="of:=[.Y180]/[.AD180]" office:value-type="percentage" office:value="0.00221766238778553" calcext:value-type="percentage">
            <text:p>0.22%</text:p>
          </table:table-cell>
          <table:table-cell office:value-type="float" office:value="470062000" calcext:value-type="float">
            <text:p>470062000</text:p>
          </table:table-cell>
          <table:table-cell office:value-type="float" office:value="258000" calcext:value-type="float">
            <text:p>258000</text:p>
          </table:table-cell>
          <table:table-cell table:number-columns-repeated="2"/>
          <table:table-cell office:value-type="float" office:value="22303166000" calcext:value-type="float">
            <text:p>22303166000</text:p>
          </table:table-cell>
          <table:table-cell office:value-type="float" office:value="1020000" calcext:value-type="float">
            <text:p>1020000</text:p>
          </table:table-cell>
          <table:table-cell table:number-columns-repeated="2"/>
          <table:table-cell office:value-type="float" office:value="1002000" calcext:value-type="float">
            <text:p>1002000</text:p>
          </table:table-cell>
          <table:table-cell office:value-type="float" office:value="20580163000" calcext:value-type="float">
            <text:p>20580163000</text:p>
          </table:table-cell>
          <table:table-cell office:value-type="float" office:value="29489380000" calcext:value-type="float">
            <text:p>29489380000</text:p>
          </table:table-cell>
          <table:table-cell office:value-type="float" office:value="24973187000" calcext:value-type="float">
            <text:p>24973187000</text:p>
          </table:table-cell>
          <table:table-cell office:value-type="float" office:value="99765000" calcext:value-type="float">
            <text:p>99765000</text:p>
          </table:table-cell>
          <table:table-cell office:value-type="float" office:value="51783000" calcext:value-type="float">
            <text:p>51783000</text:p>
          </table:table-cell>
          <table:table-cell office:value-type="float" office:value="34417000" calcext:value-type="float">
            <text:p>34417000</text:p>
          </table:table-cell>
          <table:table-cell office:value-type="float" office:value="45622000" calcext:value-type="float">
            <text:p>45622000</text:p>
          </table:table-cell>
          <table:table-cell table:number-columns-repeated="2"/>
          <table:table-cell office:value-type="float" office:value="23350263000" calcext:value-type="float">
            <text:p>23350263000</text:p>
          </table:table-cell>
          <table:table-cell office:value-type="float" office:value="1020000" calcext:value-type="float">
            <text:p>1020000</text:p>
          </table:table-cell>
          <table:table-cell table:number-columns-repeated="2"/>
          <table:table-cell office:value-type="float" office:value="1001000" calcext:value-type="float">
            <text:p>1001000</text:p>
          </table:table-cell>
          <table:table-cell office:value-type="float" office:value="18051307000" calcext:value-type="float">
            <text:p>18051307000</text:p>
          </table:table-cell>
          <table:table-cell office:value-type="float" office:value="29328902000" calcext:value-type="float">
            <text:p>29328902000</text:p>
          </table:table-cell>
          <table:table-cell office:value-type="float" office:value="24610274000" calcext:value-type="float">
            <text:p>24610274000</text:p>
          </table:table-cell>
          <table:table-cell office:value-type="float" office:value="73852000" calcext:value-type="float">
            <text:p>73852000</text:p>
          </table:table-cell>
          <table:table-cell office:value-type="float" office:value="340480000" calcext:value-type="float">
            <text:p>340480000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table:number-columns-repeated="2"/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table:number-columns-repeated="2"/>
          <table:table-cell office:value-type="string" calcext:value-type="string">
            <text:p>HeldToMaturitySecurities</text:p>
          </table:table-cell>
          <table:table-cell office:value-type="string" calcext:value-type="string">
            <text:p>LoansAndLeasesReceivableGrossCarryingAmount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table:number-columns-repeated="2"/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table:number-columns-repeated="2"/>
          <table:table-cell office:value-type="string" calcext:value-type="string">
            <text:p>HeldToMaturitySecurities</text:p>
          </table:table-cell>
          <table:table-cell office:value-type="string" calcext:value-type="string">
            <text:p>LoansAndLeasesReceivableGrossCarryingAmount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</table:table-row>
        <table:table-row table:style-name="ro1">
          <table:table-cell office:value-type="float" office:value="857855" calcext:value-type="float">
            <text:p>857855</text:p>
          </table:table-cell>
          <table:table-cell office:value-type="string" calcext:value-type="string">
            <text:p>UCBI</text:p>
          </table:table-cell>
          <table:table-cell office:value-type="string" calcext:value-type="string">
            <text:p>United Community Banks Inc.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D</text:p>
          </table:table-cell>
          <table:table-cell table:style-name="ce1" office:value-type="date" office:date-value="2022-12-31" calcext:value-type="date">
            <text:p>2022-12-31</text:p>
          </table:table-cell>
          <table:table-cell table:style-name="ce1" office:value-type="date" office:date-value="2021-12-31" calcext:value-type="date">
            <text:p>2021-12-31</text:p>
          </table:table-cell>
          <table:table-cell table:formula="of:=([.P181]-[.AD181])/[.AD181]" office:value-type="percentage" office:value="0.0896503455176883" calcext:value-type="percentage">
            <text:p>8.97%</text:p>
          </table:table-cell>
          <table:table-cell table:formula="of:=([.L181]-[.M181])/[.AD181]" office:value-type="percentage" office:value="0.019570719633857" calcext:value-type="percentage">
            <text:p>1.96%</text:p>
          </table:table-cell>
          <table:table-cell table:formula="of:=([.R181]-[.S181])/[.AD181]" office:value-type="percentage" office:value="-0.0231659916280631" calcext:value-type="percentage">
            <text:p>-2.32%</text:p>
          </table:table-cell>
          <table:table-cell table:formula="of:=[.Y181]/[.AD181]" office:value-type="percentage" office:value="-0.00140012879649939" calcext:value-type="percentage">
            <text:p>-0.14%</text:p>
          </table:table-cell>
          <table:table-cell office:value-type="float" office:value="358125000" calcext:value-type="float">
            <text:p>358125000</text:p>
          </table:table-cell>
          <table:table-cell office:value-type="float" office:value="1132000" calcext:value-type="float">
            <text:p>1132000</text:p>
          </table:table-cell>
          <table:table-cell table:number-columns-repeated="2"/>
          <table:table-cell office:value-type="float" office:value="19876507000" calcext:value-type="float">
            <text:p>19876507000</text:p>
          </table:table-cell>
          <table:table-cell office:value-type="float" office:value="2191073000" calcext:value-type="float">
            <text:p>2191073000</text:p>
          </table:table-cell>
          <table:table-cell office:value-type="float" office:value="91000" calcext:value-type="float">
            <text:p>91000</text:p>
          </table:table-cell>
          <table:table-cell office:value-type="float" office:value="422666000" calcext:value-type="float">
            <text:p>422666000</text:p>
          </table:table-cell>
          <table:table-cell table:number-columns-repeated="2"/>
          <table:table-cell office:value-type="float" office:value="24008884000" calcext:value-type="float">
            <text:p>24008884000</text:p>
          </table:table-cell>
          <table:table-cell office:value-type="float" office:value="21308210000" calcext:value-type="float">
            <text:p>21308210000</text:p>
          </table:table-cell>
          <table:table-cell office:value-type="float" office:value="277472000" calcext:value-type="float">
            <text:p>277472000</text:p>
          </table:table-cell>
          <table:table-cell office:value-type="float" office:value="-25540000" calcext:value-type="float">
            <text:p>-25540000</text:p>
          </table:table-cell>
          <table:table-cell office:value-type="float" office:value="56298000" calcext:value-type="float">
            <text:p>56298000</text:p>
          </table:table-cell>
          <table:table-cell office:value-type="float" office:value="36593000" calcext:value-type="float">
            <text:p>36593000</text:p>
          </table:table-cell>
          <table:table-cell table:number-columns-repeated="2"/>
          <table:table-cell office:value-type="float" office:value="18241179000" calcext:value-type="float">
            <text:p>18241179000</text:p>
          </table:table-cell>
          <table:table-cell office:value-type="float" office:value="1148804000" calcext:value-type="float">
            <text:p>1148804000</text:p>
          </table:table-cell>
          <table:table-cell office:value-type="float" office:value="10509000" calcext:value-type="float">
            <text:p>10509000</text:p>
          </table:table-cell>
          <table:table-cell office:value-type="float" office:value="17803000" calcext:value-type="float">
            <text:p>17803000</text:p>
          </table:table-cell>
          <table:table-cell table:number-columns-repeated="2"/>
          <table:table-cell office:value-type="float" office:value="20946771000" calcext:value-type="float">
            <text:p>20946771000</text:p>
          </table:table-cell>
          <table:table-cell office:value-type="float" office:value="18724526000" calcext:value-type="float">
            <text:p>18724526000</text:p>
          </table:table-cell>
          <table:table-cell office:value-type="float" office:value="269801000" calcext:value-type="float">
            <text:p>269801000</text:p>
          </table:table-cell>
          <table:table-cell office:value-type="float" office:value="205615000" calcext:value-type="float">
            <text:p>205615000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table:number-columns-repeated="2"/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office:value-type="string" calcext:value-type="string">
            <text:p>HeldToMaturitySecuritiesAccumulatedUnrecognizedHoldingGain</text:p>
          </table:table-cell>
          <table:table-cell office:value-type="string" calcext:value-type="string">
            <text:p>HeldToMaturitySecuritiesAccumulatedUnrecognizedHoldingLoss</text:p>
          </table:table-cell>
          <table:table-cell table:number-columns-repeated="2"/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table:number-columns-repeated="2"/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office:value-type="string" calcext:value-type="string">
            <text:p>HeldToMaturitySecuritiesAccumulatedUnrecognizedHoldingGain</text:p>
          </table:table-cell>
          <table:table-cell office:value-type="string" calcext:value-type="string">
            <text:p>HeldToMaturitySecuritiesAccumulatedUnrecognizedHoldingLoss</text:p>
          </table:table-cell>
          <table:table-cell table:number-columns-repeated="2"/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</table:table-row>
        <table:table-row table:style-name="ro1">
          <table:table-cell office:value-type="float" office:value="920427" calcext:value-type="float">
            <text:p>920427</text:p>
          </table:table-cell>
          <table:table-cell office:value-type="string" calcext:value-type="string">
            <text:p>UNTY</text:p>
          </table:table-cell>
          <table:table-cell office:value-type="string" calcext:value-type="string">
            <text:p>Unity Bancorp Inc.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D</text:p>
          </table:table-cell>
          <table:table-cell table:style-name="ce1" office:value-type="date" office:date-value="2022-12-31" calcext:value-type="date">
            <text:p>2022-12-31</text:p>
          </table:table-cell>
          <table:table-cell table:style-name="ce1" office:value-type="date" office:date-value="2021-12-31" calcext:value-type="date">
            <text:p>2021-12-31</text:p>
          </table:table-cell>
          <table:table-cell table:formula="of:=([.P182]-[.AD182])/[.AD182]" office:value-type="percentage" office:value="0.0162870597840331" calcext:value-type="percentage">
            <text:p>1.63%</text:p>
          </table:table-cell>
          <table:table-cell table:formula="of:=([.L182]-[.M182])/[.AD182]" office:value-type="percentage" office:value="0.00329470839698649" calcext:value-type="percentage">
            <text:p>0.33%</text:p>
          </table:table-cell>
          <table:table-cell table:formula="of:=([.R182]-[.S182])/[.AD182]" office:value-type="percentage" office:value="-0.00408327794774064" calcext:value-type="percentage">
            <text:p>-0.41%</text:p>
          </table:table-cell>
          <table:table-cell table:formula="of:=[.Y182]/[.AD182]" office:value-type="percentage" office:value="0.0198279474279386" calcext:value-type="percentage">
            <text:p>1.98%</text:p>
          </table:table-cell>
          <table:table-cell office:value-type="float" office:value="5933000" calcext:value-type="float">
            <text:p>5933000</text:p>
          </table:table-cell>
          <table:table-cell office:value-type="float" office:value="138000" calcext:value-type="float">
            <text:p>138000</text:p>
          </table:table-cell>
          <table:table-cell office:value-type="float" office:value="95393000" calcext:value-type="float">
            <text:p>95393000</text:p>
          </table:table-cell>
          <table:table-cell office:value-type="float" office:value="101188000" calcext:value-type="float">
            <text:p>101188000</text:p>
          </table:table-cell>
          <table:table-cell office:value-type="float" office:value="1787528000" calcext:value-type="float">
            <text:p>1787528000</text:p>
          </table:table-cell>
          <table:table-cell office:value-type="float" office:value="28578000" calcext:value-type="float">
            <text:p>28578000</text:p>
          </table:table-cell>
          <table:table-cell office:value-type="float" office:value="67000" calcext:value-type="float">
            <text:p>67000</text:p>
          </table:table-cell>
          <table:table-cell office:value-type="float" office:value="7249000" calcext:value-type="float">
            <text:p>7249000</text:p>
          </table:table-cell>
          <table:table-cell office:value-type="float" office:value="35760000" calcext:value-type="float">
            <text:p>35760000</text:p>
          </table:table-cell>
          <table:table-cell office:value-type="float" office:value="2081363000" calcext:value-type="float">
            <text:p>2081363000</text:p>
          </table:table-cell>
          <table:table-cell office:value-type="float" office:value="2444948000" calcext:value-type="float">
            <text:p>2444948000</text:p>
          </table:table-cell>
          <table:table-cell office:value-type="float" office:value="2205721000" calcext:value-type="float">
            <text:p>2205721000</text:p>
          </table:table-cell>
          <table:table-cell office:value-type="float" office:value="9956000" calcext:value-type="float">
            <text:p>9956000</text:p>
          </table:table-cell>
          <table:table-cell office:value-type="float" office:value="34875000" calcext:value-type="float">
            <text:p>34875000</text:p>
          </table:table-cell>
          <table:table-cell office:value-type="float" office:value="409000" calcext:value-type="float">
            <text:p>409000</text:p>
          </table:table-cell>
          <table:table-cell office:value-type="float" office:value="447000" calcext:value-type="float">
            <text:p>447000</text:p>
          </table:table-cell>
          <table:table-cell office:value-type="float" office:value="56480000" calcext:value-type="float">
            <text:p>56480000</text:p>
          </table:table-cell>
          <table:table-cell office:value-type="float" office:value="56442000" calcext:value-type="float">
            <text:p>56442000</text:p>
          </table:table-cell>
          <table:table-cell office:value-type="float" office:value="1758881000" calcext:value-type="float">
            <text:p>1758881000</text:p>
          </table:table-cell>
          <table:table-cell office:value-type="float" office:value="14229000" calcext:value-type="float">
            <text:p>14229000</text:p>
          </table:table-cell>
          <table:table-cell office:value-type="float" office:value="28000" calcext:value-type="float">
            <text:p>28000</text:p>
          </table:table-cell>
          <table:table-cell office:value-type="float" office:value="75000" calcext:value-type="float">
            <text:p>75000</text:p>
          </table:table-cell>
          <table:table-cell office:value-type="float" office:value="14276000" calcext:value-type="float">
            <text:p>14276000</text:p>
          </table:table-cell>
          <table:table-cell office:value-type="float" office:value="1627146000" calcext:value-type="float">
            <text:p>1627146000</text:p>
          </table:table-cell>
          <table:table-cell office:value-type="float" office:value="2033713000" calcext:value-type="float">
            <text:p>2033713000</text:p>
          </table:table-cell>
          <table:table-cell office:value-type="float" office:value="1827984000" calcext:value-type="float">
            <text:p>1827984000</text:p>
          </table:table-cell>
          <table:table-cell office:value-type="float" office:value="9746000" calcext:value-type="float">
            <text:p>9746000</text:p>
          </table:table-cell>
          <table:table-cell office:value-type="float" office:value="37630000" calcext:value-type="float">
            <text:p>37630000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office:value-type="string" calcext:value-type="string">
            <text:p>HeldToMaturitySecuritiesAccumulatedUnrecognizedHoldingGain</text:p>
          </table:table-cell>
          <table:table-cell office:value-type="string" calcext:value-type="string">
            <text:p>HeldToMaturitySecuritiesAccumulatedUnrecognizedHoldingLoss</text:p>
          </table:table-cell>
          <table:table-cell office:value-type="string" calcext:value-type="string">
            <text:p>HeldToMaturitySecurities</text:p>
          </table:table-cell>
          <table:table-cell office:value-type="string" calcext:value-type="string">
            <text:p>LoansAndLeasesReceivableNetReportedAmount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office:value-type="string" calcext:value-type="string">
            <text:p>HeldToMaturitySecuritiesAccumulatedUnrecognizedHoldingGain</text:p>
          </table:table-cell>
          <table:table-cell office:value-type="string" calcext:value-type="string">
            <text:p>HeldToMaturitySecuritiesAccumulatedUnrecognizedHoldingLoss</text:p>
          </table:table-cell>
          <table:table-cell office:value-type="string" calcext:value-type="string">
            <text:p>HeldToMaturitySecurities</text:p>
          </table:table-cell>
          <table:table-cell office:value-type="string" calcext:value-type="string">
            <text:p>LoansAndLeasesReceivableNetReportedAmount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</table:table-row>
        <table:table-row table:style-name="ro1">
          <table:table-cell office:value-type="float" office:value="102212" calcext:value-type="float">
            <text:p>102212</text:p>
          </table:table-cell>
          <table:table-cell office:value-type="string" calcext:value-type="string">
            <text:p>UVSP</text:p>
          </table:table-cell>
          <table:table-cell office:value-type="string" calcext:value-type="string">
            <text:p>Univest Financial Corporation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D</text:p>
          </table:table-cell>
          <table:table-cell table:style-name="ce1" office:value-type="date" office:date-value="2022-12-31" calcext:value-type="date">
            <text:p>2022-12-31</text:p>
          </table:table-cell>
          <table:table-cell table:style-name="ce1" office:value-type="date" office:date-value="2021-12-31" calcext:value-type="date">
            <text:p>2021-12-31</text:p>
          </table:table-cell>
          <table:table-cell table:formula="of:=([.P183]-[.AD183])/[.AD183]" office:value-type="percentage" office:value="-0.0233848225073508" calcext:value-type="percentage">
            <text:p>-2.34%</text:p>
          </table:table-cell>
          <table:table-cell table:formula="of:=([.L183]-[.M183])/[.AD183]" office:value-type="percentage" office:value="0.00837555102092046" calcext:value-type="percentage">
            <text:p>0.84%</text:p>
          </table:table-cell>
          <table:table-cell table:formula="of:=([.R183]-[.S183])/[.AD183]" office:value-type="percentage" office:value="-0.00341182112868374" calcext:value-type="percentage">
            <text:p>-0.34%</text:p>
          </table:table-cell>
          <table:table-cell table:formula="of:=[.Y183]/[.AD183]" office:value-type="percentage" office:value="0.00534572041794685" calcext:value-type="percentage">
            <text:p>0.53%</text:p>
          </table:table-cell>
          <table:table-cell office:value-type="float" office:value="50725000" calcext:value-type="float">
            <text:p>5072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350256000" calcext:value-type="float">
            <text:p>350256000</text:p>
          </table:table-cell>
          <table:table-cell office:value-type="float" office:value="402111000" calcext:value-type="float">
            <text:p>402111000</text:p>
          </table:table-cell>
          <table:table-cell office:value-type="float" office:value="5913526000" calcext:value-type="float">
            <text:p>5913526000</text:p>
          </table:table-cell>
          <table:table-cell office:value-type="float" office:value="134068000" calcext:value-type="float">
            <text:p>134068000</text:p>
          </table:table-cell>
          <table:table-cell office:value-type="float" office:value="0" calcext:value-type="float">
            <text:p>0</text:p>
          </table:table-cell>
          <table:table-cell office:value-type="float" office:value="20659000" calcext:value-type="float">
            <text:p>20659000</text:p>
          </table:table-cell>
          <table:table-cell office:value-type="float" office:value="154727000" calcext:value-type="float">
            <text:p>154727000</text:p>
          </table:table-cell>
          <table:table-cell office:value-type="float" office:value="6044226000" calcext:value-type="float">
            <text:p>6044226000</text:p>
          </table:table-cell>
          <table:table-cell office:value-type="float" office:value="7222016000" calcext:value-type="float">
            <text:p>7222016000</text:p>
          </table:table-cell>
          <table:table-cell office:value-type="float" office:value="6445516000" calcext:value-type="float">
            <text:p>6445516000</text:p>
          </table:table-cell>
          <table:table-cell office:value-type="float" office:value="78120000" calcext:value-type="float">
            <text:p>78120000</text:p>
          </table:table-cell>
          <table:table-cell office:value-type="float" office:value="32369000" calcext:value-type="float">
            <text:p>32369000</text:p>
          </table:table-cell>
          <table:table-cell office:value-type="float" office:value="3069000" calcext:value-type="float">
            <text:p>3069000</text:p>
          </table:table-cell>
          <table:table-cell office:value-type="float" office:value="1531000" calcext:value-type="float">
            <text:p>1531000</text:p>
          </table:table-cell>
          <table:table-cell office:value-type="float" office:value="317007000" calcext:value-type="float">
            <text:p>317007000</text:p>
          </table:table-cell>
          <table:table-cell office:value-type="float" office:value="319474000" calcext:value-type="float">
            <text:p>319474000</text:p>
          </table:table-cell>
          <table:table-cell office:value-type="float" office:value="6055124000" calcext:value-type="float">
            <text:p>6055124000</text:p>
          </table:table-cell>
          <table:table-cell office:value-type="float" office:value="178402000" calcext:value-type="float">
            <text:p>178402000</text:p>
          </table:table-cell>
          <table:table-cell office:value-type="float" office:value="2403000" calcext:value-type="float">
            <text:p>2403000</text:p>
          </table:table-cell>
          <table:table-cell office:value-type="float" office:value="984000" calcext:value-type="float">
            <text:p>984000</text:p>
          </table:table-cell>
          <table:table-cell office:value-type="float" office:value="176983000" calcext:value-type="float">
            <text:p>176983000</text:p>
          </table:table-cell>
          <table:table-cell office:value-type="float" office:value="4400497000" calcext:value-type="float">
            <text:p>4400497000</text:p>
          </table:table-cell>
          <table:table-cell office:value-type="float" office:value="7122421000" calcext:value-type="float">
            <text:p>7122421000</text:p>
          </table:table-cell>
          <table:table-cell office:value-type="float" office:value="6348627000" calcext:value-type="float">
            <text:p>6348627000</text:p>
          </table:table-cell>
          <table:table-cell office:value-type="float" office:value="91801000" calcext:value-type="float">
            <text:p>91801000</text:p>
          </table:table-cell>
          <table:table-cell office:value-type="float" office:value="97592000" calcext:value-type="float">
            <text:p>97592000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office:value-type="string" calcext:value-type="string">
            <text:p>HeldToMaturitySecuritiesAccumulatedUnrecognizedHoldingGain</text:p>
          </table:table-cell>
          <table:table-cell office:value-type="string" calcext:value-type="string">
            <text:p>HeldToMaturitySecuritiesAccumulatedUnrecognizedHoldingLoss</text:p>
          </table:table-cell>
          <table:table-cell office:value-type="string" calcext:value-type="string">
            <text:p>HeldToMaturitySecurities</text:p>
          </table:table-cell>
          <table:table-cell office:value-type="string" calcext:value-type="string">
            <text:p>LoansAndLeasesReceivableNetReportedAmount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office:value-type="string" calcext:value-type="string">
            <text:p>HeldToMaturitySecuritiesAccumulatedUnrecognizedHoldingGain</text:p>
          </table:table-cell>
          <table:table-cell office:value-type="string" calcext:value-type="string">
            <text:p>HeldToMaturitySecuritiesAccumulatedUnrecognizedHoldingLoss</text:p>
          </table:table-cell>
          <table:table-cell office:value-type="string" calcext:value-type="string">
            <text:p>HeldToMaturitySecurities</text:p>
          </table:table-cell>
          <table:table-cell office:value-type="string" calcext:value-type="string">
            <text:p>NotesReceivableGross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</table:table-row>
        <table:table-row table:style-name="ro1">
          <table:table-cell office:value-type="float" office:value="714310" calcext:value-type="float">
            <text:p>714310</text:p>
          </table:table-cell>
          <table:table-cell office:value-type="string" calcext:value-type="string">
            <text:p>VLY</text:p>
          </table:table-cell>
          <table:table-cell office:value-type="string" calcext:value-type="string">
            <text:p>Valley National Bancorp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D</text:p>
          </table:table-cell>
          <table:table-cell table:style-name="ce1" office:value-type="date" office:date-value="2022-12-31" calcext:value-type="date">
            <text:p>2022-12-31</text:p>
          </table:table-cell>
          <table:table-cell table:style-name="ce1" office:value-type="date" office:date-value="2021-12-31" calcext:value-type="date">
            <text:p>2021-12-31</text:p>
          </table:table-cell>
          <table:table-cell table:formula="of:=([.P184]-[.AD184])/[.AD184]" office:value-type="percentage" office:value="0.336898383415639" calcext:value-type="percentage">
            <text:p>33.69%</text:p>
          </table:table-cell>
          <table:table-cell table:formula="of:=([.L184]-[.M184])/[.AD184]" office:value-type="percentage" office:value="0.00495374828961901" calcext:value-type="percentage">
            <text:p>0.50%</text:p>
          </table:table-cell>
          <table:table-cell table:formula="of:=([.R184]-[.S184])/[.AD184]" office:value-type="percentage" office:value="-0.0140185289730036" calcext:value-type="percentage">
            <text:p>-1.40%</text:p>
          </table:table-cell>
          <table:table-cell table:formula="of:=[.Y184]/[.AD184]" office:value-type="percentage" office:value="0.0118650682418019" calcext:value-type="percentage">
            <text:p>1.19%</text:p>
          </table:table-cell>
          <table:table-cell office:value-type="float" office:value="176625000" calcext:value-type="float">
            <text:p>176625000</text:p>
          </table:table-cell>
          <table:table-cell office:value-type="float" office:value="111000" calcext:value-type="float">
            <text:p>111000</text:p>
          </table:table-cell>
          <table:table-cell table:number-columns-repeated="2"/>
          <table:table-cell office:value-type="float" office:value="47636914000" calcext:value-type="float">
            <text:p>47636914000</text:p>
          </table:table-cell>
          <table:table-cell office:value-type="float" office:value="3329470000" calcext:value-type="float">
            <text:p>3329470000</text:p>
          </table:table-cell>
          <table:table-cell office:value-type="float" office:value="2105000" calcext:value-type="float">
            <text:p>2105000</text:p>
          </table:table-cell>
          <table:table-cell office:value-type="float" office:value="501619000" calcext:value-type="float">
            <text:p>501619000</text:p>
          </table:table-cell>
          <table:table-cell office:value-type="float" office:value="3828984000" calcext:value-type="float">
            <text:p>3828984000</text:p>
          </table:table-cell>
          <table:table-cell/>
          <table:table-cell office:value-type="float" office:value="57462749000" calcext:value-type="float">
            <text:p>57462749000</text:p>
          </table:table-cell>
          <table:table-cell office:value-type="float" office:value="51061947000" calcext:value-type="float">
            <text:p>51061947000</text:p>
          </table:table-cell>
          <table:table-cell office:value-type="float" office:value="568851000" calcext:value-type="float">
            <text:p>568851000</text:p>
          </table:table-cell>
          <table:table-cell office:value-type="float" office:value="422781000" calcext:value-type="float">
            <text:p>422781000</text:p>
          </table:table-cell>
          <table:table-cell office:value-type="float" office:value="6534000" calcext:value-type="float">
            <text:p>6534000</text:p>
          </table:table-cell>
          <table:table-cell office:value-type="float" office:value="19252000" calcext:value-type="float">
            <text:p>19252000</text:p>
          </table:table-cell>
          <table:table-cell table:number-columns-repeated="2"/>
          <table:table-cell office:value-type="float" office:value="35632412000" calcext:value-type="float">
            <text:p>35632412000</text:p>
          </table:table-cell>
          <table:table-cell office:value-type="float" office:value="2660605000" calcext:value-type="float">
            <text:p>2660605000</text:p>
          </table:table-cell>
          <table:table-cell office:value-type="float" office:value="25980000" calcext:value-type="float">
            <text:p>25980000</text:p>
          </table:table-cell>
          <table:table-cell office:value-type="float" office:value="34072000" calcext:value-type="float">
            <text:p>34072000</text:p>
          </table:table-cell>
          <table:table-cell office:value-type="float" office:value="2668697000" calcext:value-type="float">
            <text:p>2668697000</text:p>
          </table:table-cell>
          <table:table-cell/>
          <table:table-cell office:value-type="float" office:value="43446443000" calcext:value-type="float">
            <text:p>43446443000</text:p>
          </table:table-cell>
          <table:table-cell office:value-type="float" office:value="38362377000" calcext:value-type="float">
            <text:p>38362377000</text:p>
          </table:table-cell>
          <table:table-cell office:value-type="float" office:value="473840000" calcext:value-type="float">
            <text:p>473840000</text:p>
          </table:table-cell>
          <table:table-cell office:value-type="float" office:value="463626000" calcext:value-type="float">
            <text:p>463626000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table:number-columns-repeated="2"/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office:value-type="string" calcext:value-type="string">
            <text:p>HeldToMaturitySecuritiesAccumulatedUnrecognizedHoldingGain</text:p>
          </table:table-cell>
          <table:table-cell office:value-type="string" calcext:value-type="string">
            <text:p>HeldToMaturitySecuritiesAccumulatedUnrecognizedHoldingLoss</text:p>
          </table:table-cell>
          <table:table-cell office:value-type="string" calcext:value-type="string">
            <text:p>HeldToMaturitySecurities</text:p>
          </table:table-cell>
          <table:table-cell/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table:number-columns-repeated="2"/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office:value-type="string" calcext:value-type="string">
            <text:p>HeldToMaturitySecuritiesAccumulatedUnrecognizedHoldingGain</text:p>
          </table:table-cell>
          <table:table-cell office:value-type="string" calcext:value-type="string">
            <text:p>HeldToMaturitySecuritiesAccumulatedUnrecognizedHoldingLoss</text:p>
          </table:table-cell>
          <table:table-cell office:value-type="string" calcext:value-type="string">
            <text:p>HeldToMaturitySecurities</text:p>
          </table:table-cell>
          <table:table-cell/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</table:table-row>
        <table:table-row table:style-name="ro1">
          <table:table-cell office:value-type="float" office:value="1501570" calcext:value-type="float">
            <text:p>1501570</text:p>
          </table:table-cell>
          <table:table-cell office:value-type="string" calcext:value-type="string">
            <text:p>VBTX</text:p>
          </table:table-cell>
          <table:table-cell office:value-type="string" calcext:value-type="string">
            <text:p>Veritex Holdings Inc.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D</text:p>
          </table:table-cell>
          <table:table-cell table:style-name="ce1" office:value-type="date" office:date-value="2022-12-31" calcext:value-type="date">
            <text:p>2022-12-31</text:p>
          </table:table-cell>
          <table:table-cell table:style-name="ce1" office:value-type="date" office:date-value="2021-12-31" calcext:value-type="date">
            <text:p>2021-12-31</text:p>
          </table:table-cell>
          <table:table-cell table:formula="of:=([.P185]-[.AD185])/[.AD185]" office:value-type="percentage" office:value="0.23896129822105" calcext:value-type="percentage">
            <text:p>23.90%</text:p>
          </table:table-cell>
          <table:table-cell table:formula="of:=([.L185]-[.M185])/[.AD185]" office:value-type="percentage" office:value="0.0134990762010235" calcext:value-type="percentage">
            <text:p>1.35%</text:p>
          </table:table-cell>
          <table:table-cell table:formula="of:=([.R185]-[.S185])/[.AD185]" office:value-type="percentage" office:value="-0.0037192330125896" calcext:value-type="percentage">
            <text:p>-0.37%</text:p>
          </table:table-cell>
          <table:table-cell table:formula="of:=[.Y185]/[.AD185]" office:value-type="percentage" office:value="0.00174398036833811" calcext:value-type="percentage">
            <text:p>0.17%</text:p>
          </table:table-cell>
          <table:table-cell office:value-type="float" office:value="101162000" calcext:value-type="float">
            <text:p>101162000</text:p>
          </table:table-cell>
          <table:table-cell office:value-type="float" office:value="1760000" calcext:value-type="float">
            <text:p>1760000</text:p>
          </table:table-cell>
          <table:table-cell table:number-columns-repeated="2"/>
          <table:table-cell office:value-type="float" office:value="9123234000" calcext:value-type="float">
            <text:p>9123234000</text:p>
          </table:table-cell>
          <table:table-cell office:value-type="float" office:value="158781000" calcext:value-type="float">
            <text:p>158781000</text:p>
          </table:table-cell>
          <table:table-cell office:value-type="float" office:value="6000" calcext:value-type="float">
            <text:p>6000</text:p>
          </table:table-cell>
          <table:table-cell office:value-type="float" office:value="27393000" calcext:value-type="float">
            <text:p>27393000</text:p>
          </table:table-cell>
          <table:table-cell table:number-columns-repeated="2"/>
          <table:table-cell office:value-type="float" office:value="12154361000" calcext:value-type="float">
            <text:p>12154361000</text:p>
          </table:table-cell>
          <table:table-cell office:value-type="float" office:value="10704588000" calcext:value-type="float">
            <text:p>10704588000</text:p>
          </table:table-cell>
          <table:table-cell office:value-type="float" office:value="146315000" calcext:value-type="float">
            <text:p>146315000</text:p>
          </table:table-cell>
          <table:table-cell office:value-type="float" office:value="12842000" calcext:value-type="float">
            <text:p>12842000</text:p>
          </table:table-cell>
          <table:table-cell office:value-type="float" office:value="5134000" calcext:value-type="float">
            <text:p>5134000</text:p>
          </table:table-cell>
          <table:table-cell office:value-type="float" office:value="36737000" calcext:value-type="float">
            <text:p>36737000</text:p>
          </table:table-cell>
          <table:table-cell office:value-type="float" office:value="993058000" calcext:value-type="float">
            <text:p>993058000</text:p>
          </table:table-cell>
          <table:table-cell/>
          <table:table-cell office:value-type="float" office:value="7363615000" calcext:value-type="float">
            <text:p>7363615000</text:p>
          </table:table-cell>
          <table:table-cell office:value-type="float" office:value="61446000" calcext:value-type="float">
            <text:p>61446000</text:p>
          </table:table-cell>
          <table:table-cell office:value-type="float" office:value="2620000" calcext:value-type="float">
            <text:p>2620000</text:p>
          </table:table-cell>
          <table:table-cell office:value-type="float" office:value="610000" calcext:value-type="float">
            <text:p>610000</text:p>
          </table:table-cell>
          <table:table-cell office:value-type="float" office:value="59436000" calcext:value-type="float">
            <text:p>59436000</text:p>
          </table:table-cell>
          <table:table-cell/>
          <table:table-cell office:value-type="float" office:value="9757249000" calcext:value-type="float">
            <text:p>9757249000</text:p>
          </table:table-cell>
          <table:table-cell office:value-type="float" office:value="8442170000" calcext:value-type="float">
            <text:p>8442170000</text:p>
          </table:table-cell>
          <table:table-cell office:value-type="float" office:value="139584000" calcext:value-type="float">
            <text:p>139584000</text:p>
          </table:table-cell>
          <table:table-cell office:value-type="float" office:value="147429000" calcext:value-type="float">
            <text:p>147429000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table:number-columns-repeated="2"/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office:value-type="string" calcext:value-type="string">
            <text:p>HeldToMaturitySecuritiesAccumulatedUnrecognizedHoldingGain</text:p>
          </table:table-cell>
          <table:table-cell office:value-type="string" calcext:value-type="string">
            <text:p>HeldToMaturitySecuritiesAccumulatedUnrecognizedHoldingLoss</text:p>
          </table:table-cell>
          <table:table-cell table:number-columns-repeated="2"/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/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office:value-type="string" calcext:value-type="string">
            <text:p>HeldToMaturitySecuritiesAccumulatedUnrecognizedHoldingGain</text:p>
          </table:table-cell>
          <table:table-cell office:value-type="string" calcext:value-type="string">
            <text:p>HeldToMaturitySecuritiesAccumulatedUnrecognizedHoldingLoss</text:p>
          </table:table-cell>
          <table:table-cell office:value-type="string" calcext:value-type="string">
            <text:p>HeldToMaturitySecurities</text:p>
          </table:table-cell>
          <table:table-cell/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</table:table-row>
        <table:table-row table:style-name="ro1">
          <table:table-cell office:value-type="float" office:value="936528" calcext:value-type="float">
            <text:p>936528</text:p>
          </table:table-cell>
          <table:table-cell office:value-type="string" calcext:value-type="string">
            <text:p>WAFD</text:p>
          </table:table-cell>
          <table:table-cell office:value-type="string" calcext:value-type="string">
            <text:p>Washington Federal Inc.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D</text:p>
          </table:table-cell>
          <table:table-cell table:style-name="ce1" office:value-type="date" office:date-value="2022-09-30" calcext:value-type="date">
            <text:p>2022-09-30</text:p>
          </table:table-cell>
          <table:table-cell table:style-name="ce1" office:value-type="date" office:date-value="2021-09-30" calcext:value-type="date">
            <text:p>2021-09-30</text:p>
          </table:table-cell>
          <table:table-cell table:formula="of:=([.P186]-[.AD186])/[.AD186]" office:value-type="percentage" office:value="0.0313636911122504" calcext:value-type="percentage">
            <text:p>3.14%</text:p>
          </table:table-cell>
          <table:table-cell table:formula="of:=([.L186]-[.M186])/[.AD186]" office:value-type="percentage" office:value="0.00718692543201336" calcext:value-type="percentage">
            <text:p>0.72%</text:p>
          </table:table-cell>
          <table:table-cell table:formula="of:=([.R186]-[.S186])/[.AD186]" office:value-type="percentage" office:value="-0.00363135975342347" calcext:value-type="percentage">
            <text:p>-0.36%</text:p>
          </table:table-cell>
          <table:table-cell table:formula="of:=[.Y186]/[.AD186]" office:value-type="percentage" office:value="0.0140924219308161" calcext:value-type="percentage">
            <text:p>1.41%</text:p>
          </table:table-cell>
          <table:table-cell office:value-type="float" office:value="113008000" calcext:value-type="float">
            <text:p>113008000</text:p>
          </table:table-cell>
          <table:table-cell office:value-type="float" office:value="1308000" calcext:value-type="float">
            <text:p>1308000</text:p>
          </table:table-cell>
          <table:table-cell table:number-columns-repeated="2"/>
          <table:table-cell office:value-type="float" office:value="16029570000" calcext:value-type="float">
            <text:p>16029570000</text:p>
          </table:table-cell>
          <table:table-cell office:value-type="float" office:value="406860000" calcext:value-type="float">
            <text:p>406860000</text:p>
          </table:table-cell>
          <table:table-cell office:value-type="float" office:value="22000" calcext:value-type="float">
            <text:p>22000</text:p>
          </table:table-cell>
          <table:table-cell office:value-type="float" office:value="56461000" calcext:value-type="float">
            <text:p>56461000</text:p>
          </table:table-cell>
          <table:table-cell table:number-columns-repeated="2"/>
          <table:table-cell office:value-type="float" office:value="20772131000" calcext:value-type="float">
            <text:p>20772131000</text:p>
          </table:table-cell>
          <table:table-cell office:value-type="float" office:value="18497871000" calcext:value-type="float">
            <text:p>18497871000</text:p>
          </table:table-cell>
          <table:table-cell office:value-type="float" office:value="236330000" calcext:value-type="float">
            <text:p>236330000</text:p>
          </table:table-cell>
          <table:table-cell office:value-type="float" office:value="219026000" calcext:value-type="float">
            <text:p>219026000</text:p>
          </table:table-cell>
          <table:table-cell office:value-type="float" office:value="2640000" calcext:value-type="float">
            <text:p>2640000</text:p>
          </table:table-cell>
          <table:table-cell office:value-type="float" office:value="50829000" calcext:value-type="float">
            <text:p>50829000</text:p>
          </table:table-cell>
          <table:table-cell table:number-columns-repeated="2"/>
          <table:table-cell office:value-type="float" office:value="15542112000" calcext:value-type="float">
            <text:p>15542112000</text:p>
          </table:table-cell>
          <table:table-cell office:value-type="float" office:value="379547000" calcext:value-type="float">
            <text:p>379547000</text:p>
          </table:table-cell>
          <table:table-cell office:value-type="float" office:value="13522000" calcext:value-type="float">
            <text:p>13522000</text:p>
          </table:table-cell>
          <table:table-cell office:value-type="float" office:value="0" calcext:value-type="float">
            <text:p>0</text:p>
          </table:table-cell>
          <table:table-cell office:value-type="float" office:value="366025000" calcext:value-type="float">
            <text:p>366025000</text:p>
          </table:table-cell>
          <table:table-cell office:value-type="float" office:value="14004870000" calcext:value-type="float">
            <text:p>14004870000</text:p>
          </table:table-cell>
          <table:table-cell office:value-type="float" office:value="19650574000" calcext:value-type="float">
            <text:p>19650574000</text:p>
          </table:table-cell>
          <table:table-cell office:value-type="float" office:value="17524510000" calcext:value-type="float">
            <text:p>17524510000</text:p>
          </table:table-cell>
          <table:table-cell office:value-type="float" office:value="183615000" calcext:value-type="float">
            <text:p>183615000</text:p>
          </table:table-cell>
          <table:table-cell office:value-type="float" office:value="236447000" calcext:value-type="float">
            <text:p>236447000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table:number-columns-repeated="2"/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office:value-type="string" calcext:value-type="string">
            <text:p>HeldToMaturitySecuritiesAccumulatedUnrecognizedHoldingGain</text:p>
          </table:table-cell>
          <table:table-cell office:value-type="string" calcext:value-type="string">
            <text:p>HeldToMaturitySecuritiesAccumulatedUnrecognizedHoldingLoss</text:p>
          </table:table-cell>
          <table:table-cell table:number-columns-repeated="2"/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table:number-columns-repeated="2"/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office:value-type="string" calcext:value-type="string">
            <text:p>HeldToMaturitySecuritiesAccumulatedUnrecognizedHoldingGain</text:p>
          </table:table-cell>
          <table:table-cell office:value-type="string" calcext:value-type="string">
            <text:p>HeldToMaturitySecuritiesAccumulatedUnrecognizedHoldingLoss</text:p>
          </table:table-cell>
          <table:table-cell office:value-type="string" calcext:value-type="string">
            <text:p>HeldToMaturitySecurities</text:p>
          </table:table-cell>
          <table:table-cell office:value-type="string" calcext:value-type="string">
            <text:p>NotesReceivableGross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</table:table-row>
        <table:table-row table:style-name="ro1">
          <table:table-cell office:value-type="float" office:value="737468" calcext:value-type="float">
            <text:p>737468</text:p>
          </table:table-cell>
          <table:table-cell office:value-type="string" calcext:value-type="string">
            <text:p>WASH</text:p>
          </table:table-cell>
          <table:table-cell office:value-type="string" calcext:value-type="string">
            <text:p>Washington Trust Bancorp Inc.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D</text:p>
          </table:table-cell>
          <table:table-cell table:style-name="ce1" office:value-type="date" office:date-value="2022-12-31" calcext:value-type="date">
            <text:p>2022-12-31</text:p>
          </table:table-cell>
          <table:table-cell table:style-name="ce1" office:value-type="date" office:date-value="2021-12-31" calcext:value-type="date">
            <text:p>2021-12-31</text:p>
          </table:table-cell>
          <table:table-cell table:formula="of:=([.P187]-[.AD187])/[.AD187]" office:value-type="percentage" office:value="0.00781337379878238" calcext:value-type="percentage">
            <text:p>0.78%</text:p>
          </table:table-cell>
          <table:table-cell table:formula="of:=([.L187]-[.M187])/[.AD187]" office:value-type="percentage" office:value="0.0346205289865505" calcext:value-type="percentage">
            <text:p>3.46%</text:p>
          </table:table-cell>
          <table:table-cell table:formula="of:=([.R187]-[.S187])/[.AD187]" office:value-type="percentage" office:value="0" calcext:value-type="percentage">
            <text:p>0.00%</text:p>
          </table:table-cell>
          <table:table-cell table:formula="of:=[.Y187]/[.AD187]" office:value-type="percentage" office:value="-0.013280586885556" calcext:value-type="percentage">
            <text:p>-1.33%</text:p>
          </table:table-cell>
          <table:table-cell office:value-type="float" office:value="172682000" calcext:value-type="float">
            <text:p>172682000</text:p>
          </table:table-cell>
          <table:table-cell office:value-type="float" office:value="270000" calcext:value-type="float">
            <text:p>270000</text:p>
          </table:table-cell>
          <table:table-cell office:value-type="float" office:value="993928000" calcext:value-type="float">
            <text:p>993928000</text:p>
          </table:table-cell>
          <table:table-cell office:value-type="float" office:value="1166340000" calcext:value-type="float">
            <text:p>1166340000</text:p>
          </table:table-cell>
          <table:table-cell office:value-type="float" office:value="5018962000" calcext:value-type="float">
            <text:p>5018962000</text:p>
          </table:table-cell>
          <table:table-cell table:number-columns-repeated="4"/>
          <table:table-cell office:value-type="float" office:value="5110139000" calcext:value-type="float">
            <text:p>5110139000</text:p>
          </table:table-cell>
          <table:table-cell office:value-type="float" office:value="6660051000" calcext:value-type="float">
            <text:p>6660051000</text:p>
          </table:table-cell>
          <table:table-cell office:value-type="float" office:value="6206382000" calcext:value-type="float">
            <text:p>6206382000</text:p>
          </table:table-cell>
          <table:table-cell office:value-type="float" office:value="71681000" calcext:value-type="float">
            <text:p>71681000</text:p>
          </table:table-cell>
          <table:table-cell office:value-type="float" office:value="-66138000" calcext:value-type="float">
            <text:p>-66138000</text:p>
          </table:table-cell>
          <table:table-cell office:value-type="float" office:value="15803000" calcext:value-type="float">
            <text:p>15803000</text:p>
          </table:table-cell>
          <table:table-cell office:value-type="float" office:value="6862000" calcext:value-type="float">
            <text:p>6862000</text:p>
          </table:table-cell>
          <table:table-cell office:value-type="float" office:value="1042859000" calcext:value-type="float">
            <text:p>1042859000</text:p>
          </table:table-cell>
          <table:table-cell office:value-type="float" office:value="1051800000" calcext:value-type="float">
            <text:p>1051800000</text:p>
          </table:table-cell>
          <table:table-cell office:value-type="float" office:value="4980051000" calcext:value-type="float">
            <text:p>4980051000</text:p>
          </table:table-cell>
          <table:table-cell table:number-columns-repeated="4"/>
          <table:table-cell office:value-type="float" office:value="10411000" calcext:value-type="float">
            <text:p>10411000</text:p>
          </table:table-cell>
          <table:table-cell office:value-type="float" office:value="5851127000" calcext:value-type="float">
            <text:p>5851127000</text:p>
          </table:table-cell>
          <table:table-cell office:value-type="float" office:value="5286319000" calcext:value-type="float">
            <text:p>5286319000</text:p>
          </table:table-cell>
          <table:table-cell office:value-type="float" office:value="76870000" calcext:value-type="float">
            <text:p>76870000</text:p>
          </table:table-cell>
          <table:table-cell office:value-type="float" office:value="64280000" calcext:value-type="float">
            <text:p>64280000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table:number-columns-repeated="4"/>
          <table:table-cell office:value-type="string" calcext:value-type="string">
            <text:p>LoansAndLeasesReceivableGrossCarryingAmount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table:number-columns-repeated="4"/>
          <table:table-cell office:value-type="string" calcext:value-type="string">
            <text:p>NotesReceivableGross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</table:table-row>
        <table:table-row table:style-name="ro1">
          <table:table-cell office:value-type="float" office:value="203596" calcext:value-type="float">
            <text:p>203596</text:p>
          </table:table-cell>
          <table:table-cell office:value-type="string" calcext:value-type="string">
            <text:p>WSBC</text:p>
          </table:table-cell>
          <table:table-cell office:value-type="string" calcext:value-type="string">
            <text:p>WesBanco Inc.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D</text:p>
          </table:table-cell>
          <table:table-cell table:style-name="ce1" office:value-type="date" office:date-value="2022-12-31" calcext:value-type="date">
            <text:p>2022-12-31</text:p>
          </table:table-cell>
          <table:table-cell table:style-name="ce1" office:value-type="date" office:date-value="2021-12-31" calcext:value-type="date">
            <text:p>2021-12-31</text:p>
          </table:table-cell>
          <table:table-cell table:formula="of:=([.P188]-[.AD188])/[.AD188]" office:value-type="percentage" office:value="-0.0320490484092313" calcext:value-type="percentage">
            <text:p>-3.20%</text:p>
          </table:table-cell>
          <table:table-cell table:formula="of:=([.L188]-[.M188])/[.AD188]" office:value-type="percentage" office:value="0.0254783643325898" calcext:value-type="percentage">
            <text:p>2.55%</text:p>
          </table:table-cell>
          <table:table-cell table:formula="of:=([.R188]-[.S188])/[.AD188]" office:value-type="percentage" office:value="-0.0121067859818428" calcext:value-type="percentage">
            <text:p>-1.21%</text:p>
          </table:table-cell>
          <table:table-cell table:formula="of:=[.Y188]/[.AD188]" office:value-type="percentage" office:value="-0.00480492837057252" calcext:value-type="percentage">
            <text:p>-0.48%</text:p>
          </table:table-cell>
          <table:table-cell office:value-type="float" office:value="345907000" calcext:value-type="float">
            <text:p>345907000</text:p>
          </table:table-cell>
          <table:table-cell office:value-type="float" office:value="271000" calcext:value-type="float">
            <text:p>271000</text:p>
          </table:table-cell>
          <table:table-cell office:value-type="float" office:value="2529140000" calcext:value-type="float">
            <text:p>2529140000</text:p>
          </table:table-cell>
          <table:table-cell office:value-type="float" office:value="2874776000" calcext:value-type="float">
            <text:p>2874776000</text:p>
          </table:table-cell>
          <table:table-cell office:value-type="float" office:value="13131090000" calcext:value-type="float">
            <text:p>13131090000</text:p>
          </table:table-cell>
          <table:table-cell office:value-type="float" office:value="1084390000" calcext:value-type="float">
            <text:p>1084390000</text:p>
          </table:table-cell>
          <table:table-cell office:value-type="float" office:value="577000" calcext:value-type="float">
            <text:p>577000</text:p>
          </table:table-cell>
          <table:table-cell office:value-type="float" office:value="164816000" calcext:value-type="float">
            <text:p>164816000</text:p>
          </table:table-cell>
          <table:table-cell office:value-type="float" office:value="1248629000" calcext:value-type="float">
            <text:p>1248629000</text:p>
          </table:table-cell>
          <table:table-cell office:value-type="float" office:value="10702728000" calcext:value-type="float">
            <text:p>10702728000</text:p>
          </table:table-cell>
          <table:table-cell office:value-type="float" office:value="16931905000" calcext:value-type="float">
            <text:p>16931905000</text:p>
          </table:table-cell>
          <table:table-cell office:value-type="float" office:value="14505243000" calcext:value-type="float">
            <text:p>14505243000</text:p>
          </table:table-cell>
          <table:table-cell office:value-type="float" office:value="192113000" calcext:value-type="float">
            <text:p>192113000</text:p>
          </table:table-cell>
          <table:table-cell office:value-type="float" office:value="-65183000" calcext:value-type="float">
            <text:p>-65183000</text:p>
          </table:table-cell>
          <table:table-cell office:value-type="float" office:value="36775000" calcext:value-type="float">
            <text:p>36775000</text:p>
          </table:table-cell>
          <table:table-cell office:value-type="float" office:value="30542000" calcext:value-type="float">
            <text:p>30542000</text:p>
          </table:table-cell>
          <table:table-cell office:value-type="float" office:value="3013462000" calcext:value-type="float">
            <text:p>3013462000</text:p>
          </table:table-cell>
          <table:table-cell office:value-type="float" office:value="3019695000" calcext:value-type="float">
            <text:p>3019695000</text:p>
          </table:table-cell>
          <table:table-cell office:value-type="float" office:value="13565863000" calcext:value-type="float">
            <text:p>13565863000</text:p>
          </table:table-cell>
          <table:table-cell office:value-type="float" office:value="1028452000" calcext:value-type="float">
            <text:p>1028452000</text:p>
          </table:table-cell>
          <table:table-cell office:value-type="float" office:value="27153000" calcext:value-type="float">
            <text:p>27153000</text:p>
          </table:table-cell>
          <table:table-cell office:value-type="float" office:value="3524000" calcext:value-type="float">
            <text:p>3524000</text:p>
          </table:table-cell>
          <table:table-cell office:value-type="float" office:value="1004823000" calcext:value-type="float">
            <text:p>1004823000</text:p>
          </table:table-cell>
          <table:table-cell office:value-type="float" office:value="9733478000" calcext:value-type="float">
            <text:p>9733478000</text:p>
          </table:table-cell>
          <table:table-cell office:value-type="float" office:value="16927125000" calcext:value-type="float">
            <text:p>16927125000</text:p>
          </table:table-cell>
          <table:table-cell office:value-type="float" office:value="14233959000" calcext:value-type="float">
            <text:p>14233959000</text:p>
          </table:table-cell>
          <table:table-cell office:value-type="float" office:value="242260000" calcext:value-type="float">
            <text:p>242260000</text:p>
          </table:table-cell>
          <table:table-cell office:value-type="float" office:value="205781000" calcext:value-type="float">
            <text:p>205781000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office:value-type="string" calcext:value-type="string">
            <text:p>HeldToMaturitySecuritiesAccumulatedUnrecognizedHoldingGain</text:p>
          </table:table-cell>
          <table:table-cell office:value-type="string" calcext:value-type="string">
            <text:p>HeldToMaturitySecuritiesAccumulatedUnrecognizedHoldingLoss</text:p>
          </table:table-cell>
          <table:table-cell office:value-type="string" calcext:value-type="string">
            <text:p>HeldToMaturitySecurities</text:p>
          </table:table-cell>
          <table:table-cell office:value-type="string" calcext:value-type="string">
            <text:p>NotesReceivableGross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office:value-type="string" calcext:value-type="string">
            <text:p>HeldToMaturitySecuritiesAccumulatedUnrecognizedHoldingGain</text:p>
          </table:table-cell>
          <table:table-cell office:value-type="string" calcext:value-type="string">
            <text:p>HeldToMaturitySecuritiesAccumulatedUnrecognizedHoldingLoss</text:p>
          </table:table-cell>
          <table:table-cell office:value-type="string" calcext:value-type="string">
            <text:p>HeldToMaturitySecurities</text:p>
          </table:table-cell>
          <table:table-cell office:value-type="string" calcext:value-type="string">
            <text:p>NotesReceivableGross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</table:table-row>
        <table:table-row table:style-name="ro1">
          <table:table-cell office:value-type="float" office:value="1166928" calcext:value-type="float">
            <text:p>1166928</text:p>
          </table:table-cell>
          <table:table-cell office:value-type="string" calcext:value-type="string">
            <text:p>WTBA</text:p>
          </table:table-cell>
          <table:table-cell office:value-type="string" calcext:value-type="string">
            <text:p>West Bancorporation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D</text:p>
          </table:table-cell>
          <table:table-cell table:style-name="ce1" office:value-type="date" office:date-value="2022-12-31" calcext:value-type="date">
            <text:p>2022-12-31</text:p>
          </table:table-cell>
          <table:table-cell table:style-name="ce1" office:value-type="date" office:date-value="2021-12-31" calcext:value-type="date">
            <text:p>2021-12-31</text:p>
          </table:table-cell>
          <table:table-cell table:formula="of:=([.P189]-[.AD189])/[.AD189]" office:value-type="percentage" office:value="-0.0449591429722431" calcext:value-type="percentage">
            <text:p>-4.50%</text:p>
          </table:table-cell>
          <table:table-cell table:formula="of:=([.L189]-[.M189])/[.AD189]" office:value-type="percentage" office:value="0.0459985974824312" calcext:value-type="percentage">
            <text:p>4.60%</text:p>
          </table:table-cell>
          <table:table-cell table:formula="of:=([.R189]-[.S189])/[.AD189]" office:value-type="percentage" office:value="0" calcext:value-type="percentage">
            <text:p>0.00%</text:p>
          </table:table-cell>
          <table:table-cell table:formula="of:=[.Y189]/[.AD189]" office:value-type="percentage" office:value="-0.0114174213902165" calcext:value-type="percentage">
            <text:p>-1.14%</text:p>
          </table:table-cell>
          <table:table-cell office:value-type="float" office:value="138736000" calcext:value-type="float">
            <text:p>138736000</text:p>
          </table:table-cell>
          <table:table-cell office:value-type="float" office:value="4000" calcext:value-type="float">
            <text:p>4000</text:p>
          </table:table-cell>
          <table:table-cell office:value-type="float" office:value="664115000" calcext:value-type="float">
            <text:p>664115000</text:p>
          </table:table-cell>
          <table:table-cell office:value-type="float" office:value="802847000" calcext:value-type="float">
            <text:p>802847000</text:p>
          </table:table-cell>
          <table:table-cell office:value-type="float" office:value="2880408000" calcext:value-type="float">
            <text:p>2880408000</text:p>
          </table:table-cell>
          <table:table-cell table:number-columns-repeated="4"/>
          <table:table-cell office:value-type="float" office:value="2746975000" calcext:value-type="float">
            <text:p>2746975000</text:p>
          </table:table-cell>
          <table:table-cell office:value-type="float" office:value="3613218000" calcext:value-type="float">
            <text:p>3613218000</text:p>
          </table:table-cell>
          <table:table-cell office:value-type="float" office:value="3402106000" calcext:value-type="float">
            <text:p>3402106000</text:p>
          </table:table-cell>
          <table:table-cell office:value-type="float" office:value="46399000" calcext:value-type="float">
            <text:p>46399000</text:p>
          </table:table-cell>
          <table:table-cell office:value-type="float" office:value="-34435000" calcext:value-type="float">
            <text:p>-34435000</text:p>
          </table:table-cell>
          <table:table-cell office:value-type="float" office:value="11800000" calcext:value-type="float">
            <text:p>11800000</text:p>
          </table:table-cell>
          <table:table-cell office:value-type="float" office:value="5076000" calcext:value-type="float">
            <text:p>5076000</text:p>
          </table:table-cell>
          <table:table-cell office:value-type="float" office:value="758822000" calcext:value-type="float">
            <text:p>758822000</text:p>
          </table:table-cell>
          <table:table-cell office:value-type="float" office:value="765546000" calcext:value-type="float">
            <text:p>765546000</text:p>
          </table:table-cell>
          <table:table-cell office:value-type="float" office:value="3016005000" calcext:value-type="float">
            <text:p>3016005000</text:p>
          </table:table-cell>
          <table:table-cell table:number-columns-repeated="4"/>
          <table:table-cell office:value-type="float" office:value="2460726000" calcext:value-type="float">
            <text:p>2460726000</text:p>
          </table:table-cell>
          <table:table-cell office:value-type="float" office:value="3500201000" calcext:value-type="float">
            <text:p>3500201000</text:p>
          </table:table-cell>
          <table:table-cell office:value-type="float" office:value="3239873000" calcext:value-type="float">
            <text:p>3239873000</text:p>
          </table:table-cell>
          <table:table-cell office:value-type="float" office:value="11910000" calcext:value-type="float">
            <text:p>11910000</text:p>
          </table:table-cell>
          <table:table-cell office:value-type="float" office:value="50816000" calcext:value-type="float">
            <text:p>50816000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table:number-columns-repeated="4"/>
          <table:table-cell office:value-type="string" calcext:value-type="string">
            <text:p>LoansAndLeasesReceivableGrossCarryingAmount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table:number-columns-repeated="4"/>
          <table:table-cell office:value-type="string" calcext:value-type="string">
            <text:p>LoansAndLeasesReceivableGrossCarryingAmount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</table:table-row>
        <table:table-row table:style-name="ro1">
          <table:table-cell office:value-type="float" office:value="311094" calcext:value-type="float">
            <text:p>311094</text:p>
          </table:table-cell>
          <table:table-cell office:value-type="string" calcext:value-type="string">
            <text:p>WABC</text:p>
          </table:table-cell>
          <table:table-cell office:value-type="string" calcext:value-type="string">
            <text:p>Westamerica Bancorporation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D</text:p>
          </table:table-cell>
          <table:table-cell table:style-name="ce1" office:value-type="date" office:date-value="2022-12-31" calcext:value-type="date">
            <text:p>2022-12-31</text:p>
          </table:table-cell>
          <table:table-cell table:style-name="ce1" office:value-type="date" office:date-value="2021-12-31" calcext:value-type="date">
            <text:p>2021-12-31</text:p>
          </table:table-cell>
          <table:table-cell table:formula="of:=([.P190]-[.AD190])/[.AD190]" office:value-type="percentage" office:value="-0.0294149195909669" calcext:value-type="percentage">
            <text:p>-2.94%</text:p>
          </table:table-cell>
          <table:table-cell table:formula="of:=([.L190]-[.M190])/[.AD190]" office:value-type="percentage" office:value="0.0566885709848961" calcext:value-type="percentage">
            <text:p>5.67%</text:p>
          </table:table-cell>
          <table:table-cell table:formula="of:=([.R190]-[.S190])/[.AD190]" office:value-type="percentage" office:value="-0.00661105252359075" calcext:value-type="percentage">
            <text:p>-0.66%</text:p>
          </table:table-cell>
          <table:table-cell table:formula="of:=[.Y190]/[.AD190]" office:value-type="percentage" office:value="-0.0286461272886811" calcext:value-type="percentage">
            <text:p>-2.86%</text:p>
          </table:table-cell>
          <table:table-cell office:value-type="float" office:value="365223000" calcext:value-type="float">
            <text:p>365223000</text:p>
          </table:table-cell>
          <table:table-cell office:value-type="float" office:value="1625000" calcext:value-type="float">
            <text:p>1625000</text:p>
          </table:table-cell>
          <table:table-cell office:value-type="float" office:value="4331743000" calcext:value-type="float">
            <text:p>4331743000</text:p>
          </table:table-cell>
          <table:table-cell office:value-type="float" office:value="4695341000" calcext:value-type="float">
            <text:p>4695341000</text:p>
          </table:table-cell>
          <table:table-cell office:value-type="float" office:value="6225290000" calcext:value-type="float">
            <text:p>6225290000</text:p>
          </table:table-cell>
          <table:table-cell office:value-type="float" office:value="873511000" calcext:value-type="float">
            <text:p>873511000</text:p>
          </table:table-cell>
          <table:table-cell office:value-type="float" office:value="86000" calcext:value-type="float">
            <text:p>86000</text:p>
          </table:table-cell>
          <table:table-cell office:value-type="float" office:value="42489000" calcext:value-type="float">
            <text:p>42489000</text:p>
          </table:table-cell>
          <table:table-cell office:value-type="float" office:value="915914000" calcext:value-type="float">
            <text:p>915914000</text:p>
          </table:table-cell>
          <table:table-cell office:value-type="float" office:value="958488000" calcext:value-type="float">
            <text:p>958488000</text:p>
          </table:table-cell>
          <table:table-cell office:value-type="float" office:value="6950317000" calcext:value-type="float">
            <text:p>6950317000</text:p>
          </table:table-cell>
          <table:table-cell office:value-type="float" office:value="6348207000" calcext:value-type="float">
            <text:p>6348207000</text:p>
          </table:table-cell>
          <table:table-cell office:value-type="float" office:value="39344000" calcext:value-type="float">
            <text:p>39344000</text:p>
          </table:table-cell>
          <table:table-cell office:value-type="float" office:value="-183735000" calcext:value-type="float">
            <text:p>-183735000</text:p>
          </table:table-cell>
          <table:table-cell office:value-type="float" office:value="10415000" calcext:value-type="float">
            <text:p>10415000</text:p>
          </table:table-cell>
          <table:table-cell office:value-type="float" office:value="80924000" calcext:value-type="float">
            <text:p>80924000</text:p>
          </table:table-cell>
          <table:table-cell office:value-type="float" office:value="4638855000" calcext:value-type="float">
            <text:p>4638855000</text:p>
          </table:table-cell>
          <table:table-cell office:value-type="float" office:value="4568346000" calcext:value-type="float">
            <text:p>4568346000</text:p>
          </table:table-cell>
          <table:table-cell office:value-type="float" office:value="6413956000" calcext:value-type="float">
            <text:p>6413956000</text:p>
          </table:table-cell>
          <table:table-cell office:value-type="float" office:value="312562000" calcext:value-type="float">
            <text:p>312562000</text:p>
          </table:table-cell>
          <table:table-cell office:value-type="float" office:value="6196000" calcext:value-type="float">
            <text:p>6196000</text:p>
          </table:table-cell>
          <table:table-cell office:value-type="float" office:value="37000" calcext:value-type="float">
            <text:p>37000</text:p>
          </table:table-cell>
          <table:table-cell office:value-type="float" office:value="306403000" calcext:value-type="float">
            <text:p>306403000</text:p>
          </table:table-cell>
          <table:table-cell office:value-type="float" office:value="1068126000" calcext:value-type="float">
            <text:p>1068126000</text:p>
          </table:table-cell>
          <table:table-cell office:value-type="float" office:value="7461026000" calcext:value-type="float">
            <text:p>7461026000</text:p>
          </table:table-cell>
          <table:table-cell office:value-type="float" office:value="6633924000" calcext:value-type="float">
            <text:p>6633924000</text:p>
          </table:table-cell>
          <table:table-cell office:value-type="float" office:value="21720000" calcext:value-type="float">
            <text:p>21720000</text:p>
          </table:table-cell>
          <table:table-cell office:value-type="float" office:value="21761000" calcext:value-type="float">
            <text:p>21761000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office:value-type="string" calcext:value-type="string">
            <text:p>HeldToMaturitySecuritiesAccumulatedUnrecognizedHoldingGain</text:p>
          </table:table-cell>
          <table:table-cell office:value-type="string" calcext:value-type="string">
            <text:p>HeldToMaturitySecuritiesAccumulatedUnrecognizedHoldingLoss</text:p>
          </table:table-cell>
          <table:table-cell office:value-type="string" calcext:value-type="string">
            <text:p>HeldToMaturitySecurities</text:p>
          </table:table-cell>
          <table:table-cell office:value-type="string" calcext:value-type="string">
            <text:p>NotesReceivableGross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office:value-type="string" calcext:value-type="string">
            <text:p>HeldToMaturitySecuritiesAccumulatedUnrecognizedHoldingGain</text:p>
          </table:table-cell>
          <table:table-cell office:value-type="string" calcext:value-type="string">
            <text:p>HeldToMaturitySecuritiesAccumulatedUnrecognizedHoldingLoss</text:p>
          </table:table-cell>
          <table:table-cell office:value-type="string" calcext:value-type="string">
            <text:p>HeldToMaturitySecurities</text:p>
          </table:table-cell>
          <table:table-cell office:value-type="string" calcext:value-type="string">
            <text:p>NotesReceivableGross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</table:table-row>
        <table:table-row table:style-name="ro1">
          <table:table-cell office:value-type="float" office:value="1015328" calcext:value-type="float">
            <text:p>1015328</text:p>
          </table:table-cell>
          <table:table-cell office:value-type="string" calcext:value-type="string">
            <text:p>WTFC</text:p>
          </table:table-cell>
          <table:table-cell office:value-type="string" calcext:value-type="string">
            <text:p>Wintrust Financial Corporation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D</text:p>
          </table:table-cell>
          <table:table-cell table:style-name="ce1" office:value-type="date" office:date-value="2022-12-31" calcext:value-type="date">
            <text:p>2022-12-31</text:p>
          </table:table-cell>
          <table:table-cell table:style-name="ce1" office:value-type="date" office:date-value="2021-12-31" calcext:value-type="date">
            <text:p>2021-12-31</text:p>
          </table:table-cell>
          <table:table-cell table:formula="of:=([.P191]-[.AD191])/[.AD191]" office:value-type="percentage" office:value="0.019169682521338" calcext:value-type="percentage">
            <text:p>1.92%</text:p>
          </table:table-cell>
          <table:table-cell table:formula="of:=([.L191]-[.M191])/[.AD191]" office:value-type="percentage" office:value="0.0125100292584127" calcext:value-type="percentage">
            <text:p>1.25%</text:p>
          </table:table-cell>
          <table:table-cell table:formula="of:=([.R191]-[.S191])/[.AD191]" office:value-type="percentage" office:value="-0.0164205818733722" calcext:value-type="percentage">
            <text:p>-1.64%</text:p>
          </table:table-cell>
          <table:table-cell table:formula="of:=[.Y191]/[.AD191]" office:value-type="percentage" office:value="0.00185183315542473" calcext:value-type="percentage">
            <text:p>0.19%</text:p>
          </table:table-cell>
          <table:table-cell office:value-type="float" office:value="527128000" calcext:value-type="float">
            <text:p>527128000</text:p>
          </table:table-cell>
          <table:table-cell office:value-type="float" office:value="511000" calcext:value-type="float">
            <text:p>511000</text:p>
          </table:table-cell>
          <table:table-cell table:number-columns-repeated="2"/>
          <table:table-cell office:value-type="float" office:value="42902544000" calcext:value-type="float">
            <text:p>42902544000</text:p>
          </table:table-cell>
          <table:table-cell office:value-type="float" office:value="2949821000" calcext:value-type="float">
            <text:p>2949821000</text:p>
          </table:table-cell>
          <table:table-cell office:value-type="float" office:value="477000" calcext:value-type="float">
            <text:p>477000</text:p>
          </table:table-cell>
          <table:table-cell office:value-type="float" office:value="691711000" calcext:value-type="float">
            <text:p>691711000</text:p>
          </table:table-cell>
          <table:table-cell office:value-type="float" office:value="3641055000" calcext:value-type="float">
            <text:p>3641055000</text:p>
          </table:table-cell>
          <table:table-cell/>
          <table:table-cell office:value-type="float" office:value="52949649000" calcext:value-type="float">
            <text:p>52949649000</text:p>
          </table:table-cell>
          <table:table-cell office:value-type="float" office:value="48152811000" calcext:value-type="float">
            <text:p>48152811000</text:p>
          </table:table-cell>
          <table:table-cell office:value-type="float" office:value="509682000" calcext:value-type="float">
            <text:p>509682000</text:p>
          </table:table-cell>
          <table:table-cell office:value-type="float" office:value="77954000" calcext:value-type="float">
            <text:p>77954000</text:p>
          </table:table-cell>
          <table:table-cell office:value-type="float" office:value="28670000" calcext:value-type="float">
            <text:p>28670000</text:p>
          </table:table-cell>
          <table:table-cell office:value-type="float" office:value="40094000" calcext:value-type="float">
            <text:p>40094000</text:p>
          </table:table-cell>
          <table:table-cell table:number-columns-repeated="2"/>
          <table:table-cell office:value-type="float" office:value="42095585000" calcext:value-type="float">
            <text:p>42095585000</text:p>
          </table:table-cell>
          <table:table-cell office:value-type="float" office:value="2900694000" calcext:value-type="float">
            <text:p>2900694000</text:p>
          </table:table-cell>
          <table:table-cell office:value-type="float" office:value="10609000" calcext:value-type="float">
            <text:p>10609000</text:p>
          </table:table-cell>
          <table:table-cell office:value-type="float" office:value="52278000" calcext:value-type="float">
            <text:p>52278000</text:p>
          </table:table-cell>
          <table:table-cell office:value-type="float" office:value="2942363000" calcext:value-type="float">
            <text:p>2942363000</text:p>
          </table:table-cell>
          <table:table-cell/>
          <table:table-cell office:value-type="float" office:value="50142143000" calcext:value-type="float">
            <text:p>50142143000</text:p>
          </table:table-cell>
          <table:table-cell office:value-type="float" office:value="45643455000" calcext:value-type="float">
            <text:p>45643455000</text:p>
          </table:table-cell>
          <table:table-cell office:value-type="float" office:value="466151000" calcext:value-type="float">
            <text:p>466151000</text:p>
          </table:table-cell>
          <table:table-cell office:value-type="float" office:value="454861000" calcext:value-type="float">
            <text:p>454861000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table:number-columns-repeated="2"/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office:value-type="string" calcext:value-type="string">
            <text:p>HeldToMaturitySecuritiesAccumulatedUnrecognizedHoldingGain</text:p>
          </table:table-cell>
          <table:table-cell office:value-type="string" calcext:value-type="string">
            <text:p>HeldToMaturitySecuritiesAccumulatedUnrecognizedHoldingLoss</text:p>
          </table:table-cell>
          <table:table-cell office:value-type="string" calcext:value-type="string">
            <text:p>HeldToMaturitySecurities</text:p>
          </table:table-cell>
          <table:table-cell/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table:number-columns-repeated="2"/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office:value-type="string" calcext:value-type="string">
            <text:p>HeldToMaturitySecuritiesAccumulatedUnrecognizedHoldingGain</text:p>
          </table:table-cell>
          <table:table-cell office:value-type="string" calcext:value-type="string">
            <text:p>HeldToMaturitySecuritiesAccumulatedUnrecognizedHoldingLoss</text:p>
          </table:table-cell>
          <table:table-cell office:value-type="string" calcext:value-type="string">
            <text:p>HeldToMaturitySecurities</text:p>
          </table:table-cell>
          <table:table-cell/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</table:table-row>
        <table:table-row table:style-name="ro1">
          <table:table-cell office:value-type="float" office:value="828944" calcext:value-type="float">
            <text:p>828944</text:p>
          </table:table-cell>
          <table:table-cell office:value-type="string" calcext:value-type="string">
            <text:p>WSFS</text:p>
          </table:table-cell>
          <table:table-cell office:value-type="string" calcext:value-type="string">
            <text:p>WSFS Financial Corporation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D</text:p>
          </table:table-cell>
          <table:table-cell table:style-name="ce1" office:value-type="date" office:date-value="2022-12-31" calcext:value-type="date">
            <text:p>2022-12-31</text:p>
          </table:table-cell>
          <table:table-cell table:style-name="ce1" office:value-type="date" office:date-value="2021-12-31" calcext:value-type="date">
            <text:p>2021-12-31</text:p>
          </table:table-cell>
          <table:table-cell table:formula="of:=([.P192]-[.AD192])/[.AD192]" office:value-type="percentage" office:value="0.223828785696019" calcext:value-type="percentage">
            <text:p>22.38%</text:p>
          </table:table-cell>
          <table:table-cell table:formula="of:=([.L192]-[.M192])/[.AD192]" office:value-type="percentage" office:value="0.0560035141829396" calcext:value-type="percentage">
            <text:p>5.60%</text:p>
          </table:table-cell>
          <table:table-cell table:formula="of:=([.R192]-[.S192])/[.AD192]" office:value-type="percentage" office:value="-0.0054014097517066" calcext:value-type="percentage">
            <text:p>-0.54%</text:p>
          </table:table-cell>
          <table:table-cell table:formula="of:=[.Y192]/[.AD192]" office:value-type="percentage" office:value="-0.0313972094692608" calcext:value-type="percentage">
            <text:p>-3.14%</text:p>
          </table:table-cell>
          <table:table-cell office:value-type="float" office:value="741490000" calcext:value-type="float">
            <text:p>74149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203569000" calcext:value-type="float">
            <text:p>16203569000</text:p>
          </table:table-cell>
          <table:table-cell office:value-type="float" office:value="1040104000" calcext:value-type="float">
            <text:p>1040104000</text:p>
          </table:table-cell>
          <table:table-cell office:value-type="float" office:value="534000" calcext:value-type="float">
            <text:p>534000</text:p>
          </table:table-cell>
          <table:table-cell office:value-type="float" office:value="72049000" calcext:value-type="float">
            <text:p>72049000</text:p>
          </table:table-cell>
          <table:table-cell office:value-type="float" office:value="1111629000" calcext:value-type="float">
            <text:p>1111629000</text:p>
          </table:table-cell>
          <table:table-cell office:value-type="float" office:value="11909436000" calcext:value-type="float">
            <text:p>11909436000</text:p>
          </table:table-cell>
          <table:table-cell office:value-type="float" office:value="19914755000" calcext:value-type="float">
            <text:p>19914755000</text:p>
          </table:table-cell>
          <table:table-cell office:value-type="float" office:value="17712869000" calcext:value-type="float">
            <text:p>17712869000</text:p>
          </table:table-cell>
          <table:table-cell office:value-type="float" office:value="222375000" calcext:value-type="float">
            <text:p>222375000</text:p>
          </table:table-cell>
          <table:table-cell office:value-type="float" office:value="-415701000" calcext:value-type="float">
            <text:p>-415701000</text:p>
          </table:table-cell>
          <table:table-cell office:value-type="float" office:value="79197000" calcext:value-type="float">
            <text:p>79197000</text:p>
          </table:table-cell>
          <table:table-cell office:value-type="float" office:value="34626000" calcext:value-type="float">
            <text:p>34626000</text:p>
          </table:table-cell>
          <table:table-cell/>
          <table:table-cell office:value-type="float" office:value="5249882000" calcext:value-type="float">
            <text:p>5249882000</text:p>
          </table:table-cell>
          <table:table-cell office:value-type="float" office:value="13240062000" calcext:value-type="float">
            <text:p>13240062000</text:p>
          </table:table-cell>
          <table:table-cell office:value-type="float" office:value="94131000" calcext:value-type="float">
            <text:p>94131000</text:p>
          </table:table-cell>
          <table:table-cell office:value-type="float" office:value="3489000" calcext:value-type="float">
            <text:p>3489000</text:p>
          </table:table-cell>
          <table:table-cell office:value-type="float" office:value="0" calcext:value-type="float">
            <text:p>0</text:p>
          </table:table-cell>
          <table:table-cell office:value-type="float" office:value="90646000" calcext:value-type="float">
            <text:p>90646000</text:p>
          </table:table-cell>
          <table:table-cell office:value-type="float" office:value="7882055000" calcext:value-type="float">
            <text:p>7882055000</text:p>
          </table:table-cell>
          <table:table-cell office:value-type="float" office:value="15777327000" calcext:value-type="float">
            <text:p>15777327000</text:p>
          </table:table-cell>
          <table:table-cell office:value-type="float" office:value="13840311000" calcext:value-type="float">
            <text:p>13840311000</text:p>
          </table:table-cell>
          <table:table-cell office:value-type="float" office:value="271442000" calcext:value-type="float">
            <text:p>271442000</text:p>
          </table:table-cell>
          <table:table-cell office:value-type="float" office:value="177667000" calcext:value-type="float">
            <text:p>177667000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table:number-columns-repeated="2"/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office:value-type="string" calcext:value-type="string">
            <text:p>HeldToMaturitySecuritiesAccumulatedUnrecognizedHoldingGain</text:p>
          </table:table-cell>
          <table:table-cell office:value-type="string" calcext:value-type="string">
            <text:p>HeldToMaturitySecuritiesAccumulatedUnrecognizedHoldingLoss</text:p>
          </table:table-cell>
          <table:table-cell office:value-type="string" calcext:value-type="string">
            <text:p>HeldToMaturitySecurities</text:p>
          </table:table-cell>
          <table:table-cell office:value-type="string" calcext:value-type="string">
            <text:p>NotesReceivableGross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/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office:value-type="string" calcext:value-type="string">
            <text:p>HeldToMaturitySecuritiesAccumulatedUnrecognizedHoldingGain</text:p>
          </table:table-cell>
          <table:table-cell office:value-type="string" calcext:value-type="string">
            <text:p>HeldToMaturitySecuritiesAccumulatedUnrecognizedHoldingLoss</text:p>
          </table:table-cell>
          <table:table-cell office:value-type="string" calcext:value-type="string">
            <text:p>HeldToMaturitySecurities</text:p>
          </table:table-cell>
          <table:table-cell office:value-type="string" calcext:value-type="string">
            <text:p>NotesReceivableGross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</table:table-row>
        <table:table-row table:style-name="ro1">
          <table:table-cell office:value-type="float" office:value="109380" calcext:value-type="float">
            <text:p>109380</text:p>
          </table:table-cell>
          <table:table-cell office:value-type="string" calcext:value-type="string">
            <text:p>ZION</text:p>
          </table:table-cell>
          <table:table-cell office:value-type="string" calcext:value-type="string">
            <text:p>Zions Bancorporation N.A.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D</text:p>
          </table:table-cell>
          <table:table-cell table:style-name="ce1" office:value-type="date" office:date-value="2022-12-31" calcext:value-type="date">
            <text:p>2022-12-31</text:p>
          </table:table-cell>
          <table:table-cell table:style-name="ce1" office:value-type="date" office:date-value="2021-12-31" calcext:value-type="date">
            <text:p>2021-12-31</text:p>
          </table:table-cell>
          <table:table-cell table:formula="of:=([.P193]-[.AD193])/[.AD193]" office:value-type="percentage" office:value="-0.134522702291367" calcext:value-type="percentage">
            <text:p>-13.45%</text:p>
          </table:table-cell>
          <table:table-cell table:formula="of:=([.L193]-[.M193])/[.AD193]" office:value-type="percentage" office:value="0.0196040536786288" calcext:value-type="percentage">
            <text:p>1.96%</text:p>
          </table:table-cell>
          <table:table-cell table:formula="of:=([.R193]-[.S193])/[.AD193]" office:value-type="percentage" office:value="0.0013649156288879" calcext:value-type="percentage">
            <text:p>0.14%</text:p>
          </table:table-cell>
          <table:table-cell table:formula="of:=[.Y193]/[.AD193]" office:value-type="percentage" office:value="-0.0256676611627149" calcext:value-type="percentage">
            <text:p>-2.57%</text:p>
          </table:table-cell>
          <table:table-cell office:value-type="float" office:value="1625000000" calcext:value-type="float">
            <text:p>1625000000</text:p>
          </table:table-cell>
          <table:table-cell office:value-type="float" office:value="2000000" calcext:value-type="float">
            <text:p>2000000</text:p>
          </table:table-cell>
          <table:table-cell table:number-columns-repeated="2"/>
          <table:table-cell office:value-type="float" office:value="71652000000" calcext:value-type="float">
            <text:p>71652000000</text:p>
          </table:table-cell>
          <table:table-cell office:value-type="float" office:value="11239000000" calcext:value-type="float">
            <text:p>11239000000</text:p>
          </table:table-cell>
          <table:table-cell office:value-type="float" office:value="165000000" calcext:value-type="float">
            <text:p>165000000</text:p>
          </table:table-cell>
          <table:table-cell office:value-type="float" office:value="52000000" calcext:value-type="float">
            <text:p>52000000</text:p>
          </table:table-cell>
          <table:table-cell table:number-columns-repeated="2"/>
          <table:table-cell office:value-type="float" office:value="89545000000" calcext:value-type="float">
            <text:p>89545000000</text:p>
          </table:table-cell>
          <table:table-cell office:value-type="float" office:value="84652000000" calcext:value-type="float">
            <text:p>84652000000</text:p>
          </table:table-cell>
          <table:table-cell office:value-type="float" office:value="284000000" calcext:value-type="float">
            <text:p>284000000</text:p>
          </table:table-cell>
          <table:table-cell office:value-type="float" office:value="-2125000000" calcext:value-type="float">
            <text:p>-2125000000</text:p>
          </table:table-cell>
          <table:table-cell office:value-type="float" office:value="324000000" calcext:value-type="float">
            <text:p>324000000</text:p>
          </table:table-cell>
          <table:table-cell office:value-type="float" office:value="170000000" calcext:value-type="float">
            <text:p>170000000</text:p>
          </table:table-cell>
          <table:table-cell table:number-columns-repeated="2"/>
          <table:table-cell office:value-type="float" office:value="82789000000" calcext:value-type="float">
            <text:p>82789000000</text:p>
          </table:table-cell>
          <table:table-cell office:value-type="float" office:value="443000000" calcext:value-type="float">
            <text:p>443000000</text:p>
          </table:table-cell>
          <table:table-cell table:number-columns-repeated="2"/>
          <table:table-cell office:value-type="float" office:value="441000000" calcext:value-type="float">
            <text:p>441000000</text:p>
          </table:table-cell>
          <table:table-cell/>
          <table:table-cell office:value-type="float" office:value="93200000000" calcext:value-type="float">
            <text:p>93200000000</text:p>
          </table:table-cell>
          <table:table-cell office:value-type="float" office:value="85737000000" calcext:value-type="float">
            <text:p>85737000000</text:p>
          </table:table-cell>
          <table:table-cell office:value-type="float" office:value="213000000" calcext:value-type="float">
            <text:p>213000000</text:p>
          </table:table-cell>
          <table:table-cell office:value-type="float" office:value="724000000" calcext:value-type="float">
            <text:p>724000000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table:number-columns-repeated="2"/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office:value-type="string" calcext:value-type="string">
            <text:p>HeldToMaturitySecuritiesAccumulatedUnrecognizedHoldingGain</text:p>
          </table:table-cell>
          <table:table-cell office:value-type="string" calcext:value-type="string">
            <text:p>HeldToMaturitySecuritiesAccumulatedUnrecognizedHoldingLoss</text:p>
          </table:table-cell>
          <table:table-cell table:number-columns-repeated="2"/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table:number-columns-repeated="2"/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table:number-columns-repeated="2"/>
          <table:table-cell office:value-type="string" calcext:value-type="string">
            <text:p>HeldToMaturitySecurities</text:p>
          </table:table-cell>
          <table:table-cell/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</table:table-row>
        <table:table-row table:style-name="ro1">
          <table:table-cell office:value-type="float" office:value="7789" calcext:value-type="float">
            <text:p>7789</text:p>
          </table:table-cell>
          <table:table-cell office:value-type="string" calcext:value-type="string">
            <text:p>ASB</text:p>
          </table:table-cell>
          <table:table-cell office:value-type="string" calcext:value-type="string">
            <text:p>Associated Banc-Corp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D</text:p>
          </table:table-cell>
          <table:table-cell table:style-name="ce1" office:value-type="date" office:date-value="2022-12-31" calcext:value-type="date">
            <text:p>2022-12-31</text:p>
          </table:table-cell>
          <table:table-cell table:style-name="ce1" office:value-type="date" office:date-value="2021-12-31" calcext:value-type="date">
            <text:p>2021-12-31</text:p>
          </table:table-cell>
          <table:table-cell table:formula="of:=([.P194]-[.AD194])/[.AD194]" office:value-type="percentage" office:value="0.0410913486517277" calcext:value-type="percentage">
            <text:p>4.11%</text:p>
          </table:table-cell>
          <table:table-cell table:formula="of:=([.L194]-[.M194])/[.AD194]" office:value-type="percentage" office:value="-0.00901648011359345" calcext:value-type="percentage">
            <text:p>-0.90%</text:p>
          </table:table-cell>
          <table:table-cell table:formula="of:=([.R194]-[.S194])/[.AD194]" office:value-type="percentage" office:value="0.0239365807373808" calcext:value-type="percentage">
            <text:p>2.39%</text:p>
          </table:table-cell>
          <table:table-cell table:formula="of:=[.Y194]/[.AD194]" office:value-type="percentage" office:value="0.00364074455419946" calcext:value-type="percentage">
            <text:p>0.36%</text:p>
          </table:table-cell>
          <table:table-cell office:value-type="float" office:value="-255837000" calcext:value-type="float">
            <text:p>-255837000</text:p>
          </table:table-cell>
          <table:table-cell office:value-type="float" office:value="830000" calcext:value-type="float">
            <text:p>830000</text:p>
          </table:table-cell>
          <table:table-cell office:value-type="float" office:value="2742025000" calcext:value-type="float">
            <text:p>2742025000</text:p>
          </table:table-cell>
          <table:table-cell office:value-type="float" office:value="2997032000" calcext:value-type="float">
            <text:p>2997032000</text:p>
          </table:table-cell>
          <table:table-cell office:value-type="float" office:value="29636154000" calcext:value-type="float">
            <text:p>29636154000</text:p>
          </table:table-cell>
          <table:table-cell office:value-type="float" office:value="3401018000" calcext:value-type="float">
            <text:p>3401018000</text:p>
          </table:table-cell>
          <table:table-cell office:value-type="float" office:value="60978000" calcext:value-type="float">
            <text:p>60978000</text:p>
          </table:table-cell>
          <table:table-cell office:value-type="float" office:value="-620411000" calcext:value-type="float">
            <text:p>-620411000</text:p>
          </table:table-cell>
          <table:table-cell office:value-type="float" office:value="3960451000" calcext:value-type="float">
            <text:p>3960451000</text:p>
          </table:table-cell>
          <table:table-cell office:value-type="float" office:value="28799569000" calcext:value-type="float">
            <text:p>28799569000</text:p>
          </table:table-cell>
          <table:table-cell office:value-type="float" office:value="39405727000" calcext:value-type="float">
            <text:p>39405727000</text:p>
          </table:table-cell>
          <table:table-cell office:value-type="float" office:value="35390237000" calcext:value-type="float">
            <text:p>35390237000</text:p>
          </table:table-cell>
          <table:table-cell office:value-type="float" office:value="366122000" calcext:value-type="float">
            <text:p>366122000</text:p>
          </table:table-cell>
          <table:table-cell office:value-type="float" office:value="103639000" calcext:value-type="float">
            <text:p>103639000</text:p>
          </table:table-cell>
          <table:table-cell office:value-type="float" office:value="-35506000" calcext:value-type="float">
            <text:p>-35506000</text:p>
          </table:table-cell>
          <table:table-cell office:value-type="float" office:value="28850000" calcext:value-type="float">
            <text:p>28850000</text:p>
          </table:table-cell>
          <table:table-cell office:value-type="float" office:value="4332015000" calcext:value-type="float">
            <text:p>4332015000</text:p>
          </table:table-cell>
          <table:table-cell office:value-type="float" office:value="4338671000" calcext:value-type="float">
            <text:p>4338671000</text:p>
          </table:table-cell>
          <table:table-cell office:value-type="float" office:value="28466430000" calcext:value-type="float">
            <text:p>28466430000</text:p>
          </table:table-cell>
          <table:table-cell office:value-type="float" office:value="2348664000" calcext:value-type="float">
            <text:p>2348664000</text:p>
          </table:table-cell>
          <table:table-cell office:value-type="float" office:value="118471000" calcext:value-type="float">
            <text:p>118471000</text:p>
          </table:table-cell>
          <table:table-cell office:value-type="float" office:value="-8809000" calcext:value-type="float">
            <text:p>-8809000</text:p>
          </table:table-cell>
          <table:table-cell office:value-type="float" office:value="2239003000" calcext:value-type="float">
            <text:p>2239003000</text:p>
          </table:table-cell>
          <table:table-cell office:value-type="float" office:value="24224949000" calcext:value-type="float">
            <text:p>24224949000</text:p>
          </table:table-cell>
          <table:table-cell office:value-type="float" office:value="35104253000" calcext:value-type="float">
            <text:p>35104253000</text:p>
          </table:table-cell>
          <table:table-cell office:value-type="float" office:value="31079399000" calcext:value-type="float">
            <text:p>31079399000</text:p>
          </table:table-cell>
          <table:table-cell office:value-type="float" office:value="350994000" calcext:value-type="float">
            <text:p>350994000</text:p>
          </table:table-cell>
          <table:table-cell office:value-type="float" office:value="328059000" calcext:value-type="float">
            <text:p>328059000</text:p>
          </table:table-cell>
          <table:table-cell office:value-type="string" calcext:value-type="string">
            <text:p>AvailableForSaleDebtSecuritiesGrossUnrealizedLoss</text:p>
          </table:table-cell>
          <table:table-cell office:value-type="string" calcext:value-type="string">
            <text:p>AvailableForSaleDebtSecuritiesGrossUnrealizedGain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office:value-type="string" calcext:value-type="string">
            <text:p>HeldToMaturitySecuritiesAccumulatedUnrecognizedHoldingGain</text:p>
          </table:table-cell>
          <table:table-cell office:value-type="string" calcext:value-type="string">
            <text:p>HeldToMaturitySecuritiesAccumulatedUnrecognizedHoldingLoss</text:p>
          </table:table-cell>
          <table:table-cell office:value-type="string" calcext:value-type="string">
            <text:p>HeldToMaturitySecurities</text:p>
          </table:table-cell>
          <table:table-cell office:value-type="string" calcext:value-type="string">
            <text:p>NotesReceivableGross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  <table:table-cell office:value-type="string" calcext:value-type="string">
            <text:p>AvailableForSaleDebtSecuritiesGrossUnrealizedLoss</text:p>
          </table:table-cell>
          <table:table-cell office:value-type="string" calcext:value-type="string">
            <text:p>AvailableForSaleDebtSecuritiesGrossUnrealizedGain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office:value-type="string" calcext:value-type="string">
            <text:p>HeldToMaturitySecuritiesAccumulatedUnrecognizedHoldingGain</text:p>
          </table:table-cell>
          <table:table-cell office:value-type="string" calcext:value-type="string">
            <text:p>HeldToMaturitySecuritiesAccumulatedUnrecognizedHoldingLoss</text:p>
          </table:table-cell>
          <table:table-cell office:value-type="string" calcext:value-type="string">
            <text:p>HeldToMaturitySecurities</text:p>
          </table:table-cell>
          <table:table-cell office:value-type="string" calcext:value-type="string">
            <text:p>NotesReceivableGross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</table:table-row>
        <table:table-row table:style-name="ro1">
          <table:table-cell office:value-type="float" office:value="883948" calcext:value-type="float">
            <text:p>883948</text:p>
          </table:table-cell>
          <table:table-cell office:value-type="string" calcext:value-type="string">
            <text:p>AUB</text:p>
          </table:table-cell>
          <table:table-cell office:value-type="string" calcext:value-type="string">
            <text:p>Atlantic Union Bankshares Corporation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D</text:p>
          </table:table-cell>
          <table:table-cell table:style-name="ce1" office:value-type="date" office:date-value="2022-12-31" calcext:value-type="date">
            <text:p>2022-12-31</text:p>
          </table:table-cell>
          <table:table-cell table:style-name="ce1" office:value-type="date" office:date-value="2021-12-31" calcext:value-type="date">
            <text:p>2021-12-31</text:p>
          </table:table-cell>
          <table:table-cell table:formula="of:=([.P195]-[.AD195])/[.AD195]" office:value-type="percentage" office:value="-0.0408998987903728" calcext:value-type="percentage">
            <text:p>-4.09%</text:p>
          </table:table-cell>
          <table:table-cell table:formula="of:=([.L195]-[.M195])/[.AD195]" office:value-type="percentage" office:value="0.0278455906628039" calcext:value-type="percentage">
            <text:p>2.78%</text:p>
          </table:table-cell>
          <table:table-cell table:formula="of:=([.R195]-[.S195])/[.AD195]" office:value-type="percentage" office:value="-0.00275990682838695" calcext:value-type="percentage">
            <text:p>-0.28%</text:p>
          </table:table-cell>
          <table:table-cell table:formula="of:=[.Y195]/[.AD195]" office:value-type="percentage" office:value="-0.0121853092167222" calcext:value-type="percentage">
            <text:p>-1.22%</text:p>
          </table:table-cell>
          <table:table-cell office:value-type="float" office:value="462838000" calcext:value-type="float">
            <text:p>462838000</text:p>
          </table:table-cell>
          <table:table-cell office:value-type="float" office:value="293000" calcext:value-type="float">
            <text:p>293000</text:p>
          </table:table-cell>
          <table:table-cell table:number-columns-repeated="2"/>
          <table:table-cell office:value-type="float" office:value="15931677000" calcext:value-type="float">
            <text:p>15931677000</text:p>
          </table:table-cell>
          <table:table-cell office:value-type="float" office:value="801887000" calcext:value-type="float">
            <text:p>801887000</text:p>
          </table:table-cell>
          <table:table-cell office:value-type="float" office:value="2218000" calcext:value-type="float">
            <text:p>2218000</text:p>
          </table:table-cell>
          <table:table-cell office:value-type="float" office:value="48063000" calcext:value-type="float">
            <text:p>48063000</text:p>
          </table:table-cell>
          <table:table-cell/>
          <table:table-cell office:value-type="float" office:value="14338374000" calcext:value-type="float">
            <text:p>14338374000</text:p>
          </table:table-cell>
          <table:table-cell office:value-type="float" office:value="20461138000" calcext:value-type="float">
            <text:p>20461138000</text:p>
          </table:table-cell>
          <table:table-cell office:value-type="float" office:value="18088401000" calcext:value-type="float">
            <text:p>18088401000</text:p>
          </table:table-cell>
          <table:table-cell office:value-type="float" office:value="234510000" calcext:value-type="float">
            <text:p>234510000</text:p>
          </table:table-cell>
          <table:table-cell office:value-type="float" office:value="-202411000" calcext:value-type="float">
            <text:p>-202411000</text:p>
          </table:table-cell>
          <table:table-cell office:value-type="float" office:value="32332000" calcext:value-type="float">
            <text:p>32332000</text:p>
          </table:table-cell>
          <table:table-cell office:value-type="float" office:value="65198000" calcext:value-type="float">
            <text:p>65198000</text:p>
          </table:table-cell>
          <table:table-cell table:number-columns-repeated="2"/>
          <table:table-cell office:value-type="float" office:value="16611068000" calcext:value-type="float">
            <text:p>16611068000</text:p>
          </table:table-cell>
          <table:table-cell office:value-type="float" office:value="693774000" calcext:value-type="float">
            <text:p>693774000</text:p>
          </table:table-cell>
          <table:table-cell office:value-type="float" office:value="65982000" calcext:value-type="float">
            <text:p>65982000</text:p>
          </table:table-cell>
          <table:table-cell office:value-type="float" office:value="208000" calcext:value-type="float">
            <text:p>208000</text:p>
          </table:table-cell>
          <table:table-cell/>
          <table:table-cell office:value-type="float" office:value="13096056000" calcext:value-type="float">
            <text:p>13096056000</text:p>
          </table:table-cell>
          <table:table-cell office:value-type="float" office:value="20064796000" calcext:value-type="float">
            <text:p>20064796000</text:p>
          </table:table-cell>
          <table:table-cell office:value-type="float" office:value="17354725000" calcext:value-type="float">
            <text:p>17354725000</text:p>
          </table:table-cell>
          <table:table-cell office:value-type="float" office:value="263917000" calcext:value-type="float">
            <text:p>263917000</text:p>
          </table:table-cell>
          <table:table-cell office:value-type="float" office:value="211537000" calcext:value-type="float">
            <text:p>211537000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table:number-columns-repeated="2"/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office:value-type="string" calcext:value-type="string">
            <text:p>HeldToMaturitySecuritiesAccumulatedUnrecognizedHoldingGain</text:p>
          </table:table-cell>
          <table:table-cell office:value-type="string" calcext:value-type="string">
            <text:p>HeldToMaturitySecuritiesAccumulatedUnrecognizedHoldingLoss</text:p>
          </table:table-cell>
          <table:table-cell/>
          <table:table-cell office:value-type="string" calcext:value-type="string">
            <text:p>LoansAndLeasesReceivableNetReportedAmount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table:number-columns-repeated="2"/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office:value-type="string" calcext:value-type="string">
            <text:p>HeldToMaturitySecuritiesAccumulatedUnrecognizedHoldingGain</text:p>
          </table:table-cell>
          <table:table-cell office:value-type="string" calcext:value-type="string">
            <text:p>HeldToMaturitySecuritiesAccumulatedUnrecognizedHoldingLoss</text:p>
          </table:table-cell>
          <table:table-cell/>
          <table:table-cell office:value-type="string" calcext:value-type="string">
            <text:p>LoansAndLeasesReceivableNetReportedAmount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</table:table-row>
        <table:table-row table:style-name="ro1">
          <table:table-cell office:value-type="float" office:value="1169770" calcext:value-type="float">
            <text:p>1169770</text:p>
          </table:table-cell>
          <table:table-cell office:value-type="string" calcext:value-type="string">
            <text:p>BANC</text:p>
          </table:table-cell>
          <table:table-cell office:value-type="string" calcext:value-type="string">
            <text:p>Banc of California Inc.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D</text:p>
          </table:table-cell>
          <table:table-cell table:style-name="ce1" office:value-type="date" office:date-value="2022-12-31" calcext:value-type="date">
            <text:p>2022-12-31</text:p>
          </table:table-cell>
          <table:table-cell table:style-name="ce1" office:value-type="date" office:date-value="2021-12-31" calcext:value-type="date">
            <text:p>2021-12-31</text:p>
          </table:table-cell>
          <table:table-cell table:formula="of:=([.P196]-[.AD196])/[.AD196]" office:value-type="percentage" office:value="-0.0428142728580867" calcext:value-type="percentage">
            <text:p>-4.28%</text:p>
          </table:table-cell>
          <table:table-cell table:formula="of:=([.L196]-[.M196])/[.AD196]" office:value-type="percentage" office:value="0.00554692661472276" calcext:value-type="percentage">
            <text:p>0.55%</text:p>
          </table:table-cell>
          <table:table-cell table:formula="of:=([.R196]-[.S196])/[.AD196]" office:value-type="percentage" office:value="-0.00889597126663517" calcext:value-type="percentage">
            <text:p>-0.89%</text:p>
          </table:table-cell>
          <table:table-cell table:formula="of:=[.Y196]/[.AD196]" office:value-type="percentage" office:value="0.00975867118941156" calcext:value-type="percentage">
            <text:p>0.98%</text:p>
          </table:table-cell>
          <table:table-cell office:value-type="float" office:value="41298000" calcext:value-type="float">
            <text:p>41298000</text:p>
          </table:table-cell>
          <table:table-cell office:value-type="float" office:value="32000" calcext:value-type="float">
            <text:p>32000</text:p>
          </table:table-cell>
          <table:table-cell table:number-columns-repeated="2"/>
          <table:table-cell office:value-type="float" office:value="7120921000" calcext:value-type="float">
            <text:p>7120921000</text:p>
          </table:table-cell>
          <table:table-cell office:value-type="float" office:value="262460000" calcext:value-type="float">
            <text:p>262460000</text:p>
          </table:table-cell>
          <table:table-cell office:value-type="float" office:value="0" calcext:value-type="float">
            <text:p>0</text:p>
          </table:table-cell>
          <table:table-cell office:value-type="float" office:value="66181000" calcext:value-type="float">
            <text:p>66181000</text:p>
          </table:table-cell>
          <table:table-cell table:number-columns-repeated="2"/>
          <table:table-cell office:value-type="float" office:value="9197016000" calcext:value-type="float">
            <text:p>9197016000</text:p>
          </table:table-cell>
          <table:table-cell office:value-type="float" office:value="8237398000" calcext:value-type="float">
            <text:p>8237398000</text:p>
          </table:table-cell>
          <table:table-cell office:value-type="float" office:value="120939000" calcext:value-type="float">
            <text:p>120939000</text:p>
          </table:table-cell>
          <table:table-cell office:value-type="float" office:value="72599000" calcext:value-type="float">
            <text:p>72599000</text:p>
          </table:table-cell>
          <table:table-cell office:value-type="float" office:value="7344000" calcext:value-type="float">
            <text:p>7344000</text:p>
          </table:table-cell>
          <table:table-cell office:value-type="float" office:value="18324000" calcext:value-type="float">
            <text:p>18324000</text:p>
          </table:table-cell>
          <table:table-cell office:value-type="float" office:value="1315703000" calcext:value-type="float">
            <text:p>1315703000</text:p>
          </table:table-cell>
          <table:table-cell office:value-type="float" office:value="1304723000" calcext:value-type="float">
            <text:p>1304723000</text:p>
          </table:table-cell>
          <table:table-cell office:value-type="float" office:value="7439435000" calcext:value-type="float">
            <text:p>7439435000</text:p>
          </table:table-cell>
          <table:table-cell table:number-columns-repeated="5"/>
          <table:table-cell office:value-type="float" office:value="9393743000" calcext:value-type="float">
            <text:p>9393743000</text:p>
          </table:table-cell>
          <table:table-cell office:value-type="float" office:value="8328453000" calcext:value-type="float">
            <text:p>8328453000</text:p>
          </table:table-cell>
          <table:table-cell office:value-type="float" office:value="5751000" calcext:value-type="float">
            <text:p>5751000</text:p>
          </table:table-cell>
          <table:table-cell office:value-type="float" office:value="2546000" calcext:value-type="float">
            <text:p>2546000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table:number-columns-repeated="2"/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office:value-type="string" calcext:value-type="string">
            <text:p>HeldToMaturitySecuritiesAccumulatedUnrecognizedHoldingGain</text:p>
          </table:table-cell>
          <table:table-cell office:value-type="string" calcext:value-type="string">
            <text:p>HeldToMaturitySecuritiesAccumulatedUnrecognizedHoldingLoss</text:p>
          </table:table-cell>
          <table:table-cell table:number-columns-repeated="2"/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table:number-columns-repeated="5"/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</table:table-row>
        <table:table-row table:style-name="ro1">
          <table:table-cell office:value-type="float" office:value="70858" calcext:value-type="float">
            <text:p>70858</text:p>
          </table:table-cell>
          <table:table-cell office:value-type="string" calcext:value-type="string">
            <text:p>BAC</text:p>
          </table:table-cell>
          <table:table-cell office:value-type="string" calcext:value-type="string">
            <text:p>Bank of America Corporation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D</text:p>
          </table:table-cell>
          <table:table-cell table:style-name="ce1" office:value-type="date" office:date-value="2022-12-31" calcext:value-type="date">
            <text:p>2022-12-31</text:p>
          </table:table-cell>
          <table:table-cell table:style-name="ce1" office:value-type="date" office:date-value="2021-12-31" calcext:value-type="date">
            <text:p>2021-12-31</text:p>
          </table:table-cell>
          <table:table-cell table:formula="of:=([.P197]-[.AD197])/[.AD197]" office:value-type="percentage" office:value="-0.0649593159617641" calcext:value-type="percentage">
            <text:p>-6.50%</text:p>
          </table:table-cell>
          <table:table-cell table:formula="of:=([.L197]-[.M197])/[.AD197]" office:value-type="percentage" office:value="0.00227518666024687" calcext:value-type="percentage">
            <text:p>0.23%</text:p>
          </table:table-cell>
          <table:table-cell table:formula="of:=([.R197]-[.S197])/[.AD197]" office:value-type="percentage" office:value="-0.0526029743572852" calcext:value-type="percentage">
            <text:p>-5.26%</text:p>
          </table:table-cell>
          <table:table-cell table:formula="of:=[.Y197]/[.AD197]" office:value-type="percentage" office:value="0.00555887632808027" calcext:value-type="percentage">
            <text:p>0.56%</text:p>
          </table:table-cell>
          <table:table-cell office:value-type="float" office:value="4787000000" calcext:value-type="float">
            <text:p>4787000000</text:p>
          </table:table-cell>
          <table:table-cell office:value-type="float" office:value="90000000" calcext:value-type="float">
            <text:p>90000000</text:p>
          </table:table-cell>
          <table:table-cell table:number-columns-repeated="2"/>
          <table:table-cell office:value-type="float" office:value="1930341000000" calcext:value-type="float">
            <text:p>1930341000000</text:p>
          </table:table-cell>
          <table:table-cell office:value-type="float" office:value="524267000000" calcext:value-type="float">
            <text:p>524267000000</text:p>
          </table:table-cell>
          <table:table-cell office:value-type="float" office:value="0" calcext:value-type="float">
            <text:p>0</text:p>
          </table:table-cell>
          <table:table-cell office:value-type="float" office:value="108596000000" calcext:value-type="float">
            <text:p>108596000000</text:p>
          </table:table-cell>
          <table:table-cell table:number-columns-repeated="2"/>
          <table:table-cell office:value-type="float" office:value="3051375000000" calcext:value-type="float">
            <text:p>3051375000000</text:p>
          </table:table-cell>
          <table:table-cell office:value-type="float" office:value="2778178000000" calcext:value-type="float">
            <text:p>2778178000000</text:p>
          </table:table-cell>
          <table:table-cell office:value-type="float" office:value="27528000000" calcext:value-type="float">
            <text:p>27528000000</text:p>
          </table:table-cell>
          <table:table-cell office:value-type="float" office:value="11476000000" calcext:value-type="float">
            <text:p>11476000000</text:p>
          </table:table-cell>
          <table:table-cell office:value-type="float" office:value="683000000" calcext:value-type="float">
            <text:p>683000000</text:p>
          </table:table-cell>
          <table:table-cell office:value-type="float" office:value="3969000000" calcext:value-type="float">
            <text:p>3969000000</text:p>
          </table:table-cell>
          <table:table-cell office:value-type="float" office:value="299178000000" calcext:value-type="float">
            <text:p>299178000000</text:p>
          </table:table-cell>
          <table:table-cell office:value-type="float" office:value="295892000000" calcext:value-type="float">
            <text:p>295892000000</text:p>
          </table:table-cell>
          <table:table-cell office:value-type="float" office:value="2064446000000" calcext:value-type="float">
            <text:p>2064446000000</text:p>
          </table:table-cell>
          <table:table-cell office:value-type="float" office:value="665890000000" calcext:value-type="float">
            <text:p>665890000000</text:p>
          </table:table-cell>
          <table:table-cell office:value-type="float" office:value="4256000000" calcext:value-type="float">
            <text:p>4256000000</text:p>
          </table:table-cell>
          <table:table-cell office:value-type="float" office:value="12957000000" calcext:value-type="float">
            <text:p>12957000000</text:p>
          </table:table-cell>
          <table:table-cell office:value-type="float" office:value="674591000000" calcext:value-type="float">
            <text:p>674591000000</text:p>
          </table:table-cell>
          <table:table-cell office:value-type="float" office:value="979124000000" calcext:value-type="float">
            <text:p>979124000000</text:p>
          </table:table-cell>
          <table:table-cell office:value-type="float" office:value="3169495000000" calcext:value-type="float">
            <text:p>3169495000000</text:p>
          </table:table-cell>
          <table:table-cell office:value-type="float" office:value="2899429000000" calcext:value-type="float">
            <text:p>2899429000000</text:p>
          </table:table-cell>
          <table:table-cell office:value-type="float" office:value="31978000000" calcext:value-type="float">
            <text:p>31978000000</text:p>
          </table:table-cell>
          <table:table-cell office:value-type="float" office:value="28530000000" calcext:value-type="float">
            <text:p>28530000000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table:number-columns-repeated="2"/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office:value-type="string" calcext:value-type="string">
            <text:p>HeldToMaturitySecuritiesAccumulatedUnrecognizedHoldingGain</text:p>
          </table:table-cell>
          <table:table-cell office:value-type="string" calcext:value-type="string">
            <text:p>HeldToMaturitySecuritiesAccumulatedUnrecognizedHoldingLoss</text:p>
          </table:table-cell>
          <table:table-cell table:number-columns-repeated="2"/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office:value-type="string" calcext:value-type="string">
            <text:p>HeldToMaturitySecuritiesAccumulatedUnrecognizedHoldingGain</text:p>
          </table:table-cell>
          <table:table-cell office:value-type="string" calcext:value-type="string">
            <text:p>HeldToMaturitySecuritiesAccumulatedUnrecognizedHoldingLoss</text:p>
          </table:table-cell>
          <table:table-cell office:value-type="string" calcext:value-type="string">
            <text:p>HeldToMaturitySecurities</text:p>
          </table:table-cell>
          <table:table-cell office:value-type="string" calcext:value-type="string">
            <text:p>NotesReceivableGross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</table:table-row>
        <table:table-row table:style-name="ro1">
          <table:table-cell office:value-type="float" office:value="46195" calcext:value-type="float">
            <text:p>46195</text:p>
          </table:table-cell>
          <table:table-cell office:value-type="string" calcext:value-type="string">
            <text:p>BOH</text:p>
          </table:table-cell>
          <table:table-cell office:value-type="string" calcext:value-type="string">
            <text:p>Bank of Hawaii Corporation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D</text:p>
          </table:table-cell>
          <table:table-cell table:style-name="ce1" office:value-type="date" office:date-value="2022-12-31" calcext:value-type="date">
            <text:p>2022-12-31</text:p>
          </table:table-cell>
          <table:table-cell table:style-name="ce1" office:value-type="date" office:date-value="2021-12-31" calcext:value-type="date">
            <text:p>2021-12-31</text:p>
          </table:table-cell>
          <table:table-cell table:formula="of:=([.P198]-[.AD198])/[.AD198]" office:value-type="percentage" office:value="0.0125533715243554" calcext:value-type="percentage">
            <text:p>1.26%</text:p>
          </table:table-cell>
          <table:table-cell table:formula="of:=([.L198]-[.M198])/[.AD198]" office:value-type="percentage" office:value="0.0160909264331997" calcext:value-type="percentage">
            <text:p>1.61%</text:p>
          </table:table-cell>
          <table:table-cell table:formula="of:=([.R198]-[.S198])/[.AD198]" office:value-type="percentage" office:value="-0.0392309313879867" calcext:value-type="percentage">
            <text:p>-3.92%</text:p>
          </table:table-cell>
          <table:table-cell table:formula="of:=[.Y198]/[.AD198]" office:value-type="percentage" office:value="-0.0069976053172213" calcext:value-type="percentage">
            <text:p>-0.70%</text:p>
          </table:table-cell>
          <table:table-cell office:value-type="float" office:value="329464000" calcext:value-type="float">
            <text:p>329464000</text:p>
          </table:table-cell>
          <table:table-cell office:value-type="float" office:value="1851000" calcext:value-type="float">
            <text:p>1851000</text:p>
          </table:table-cell>
          <table:table-cell office:value-type="float" office:value="2844823000" calcext:value-type="float">
            <text:p>2844823000</text:p>
          </table:table-cell>
          <table:table-cell office:value-type="float" office:value="3172436000" calcext:value-type="float">
            <text:p>3172436000</text:p>
          </table:table-cell>
          <table:table-cell office:value-type="float" office:value="20615696000" calcext:value-type="float">
            <text:p>20615696000</text:p>
          </table:table-cell>
          <table:table-cell office:value-type="float" office:value="4615393000" calcext:value-type="float">
            <text:p>4615393000</text:p>
          </table:table-cell>
          <table:table-cell office:value-type="float" office:value="43000" calcext:value-type="float">
            <text:p>43000</text:p>
          </table:table-cell>
          <table:table-cell office:value-type="float" office:value="798789000" calcext:value-type="float">
            <text:p>798789000</text:p>
          </table:table-cell>
          <table:table-cell office:value-type="float" office:value="5414139000" calcext:value-type="float">
            <text:p>5414139000</text:p>
          </table:table-cell>
          <table:table-cell office:value-type="float" office:value="13646420000" calcext:value-type="float">
            <text:p>13646420000</text:p>
          </table:table-cell>
          <table:table-cell office:value-type="float" office:value="23606877000" calcext:value-type="float">
            <text:p>23606877000</text:p>
          </table:table-cell>
          <table:table-cell office:value-type="float" office:value="22289882000" calcext:value-type="float">
            <text:p>22289882000</text:p>
          </table:table-cell>
          <table:table-cell office:value-type="float" office:value="225804000" calcext:value-type="float">
            <text:p>225804000</text:p>
          </table:table-cell>
          <table:table-cell office:value-type="float" office:value="-142472000" calcext:value-type="float">
            <text:p>-142472000</text:p>
          </table:table-cell>
          <table:table-cell office:value-type="float" office:value="66288000" calcext:value-type="float">
            <text:p>66288000</text:p>
          </table:table-cell>
          <table:table-cell office:value-type="float" office:value="21460000" calcext:value-type="float">
            <text:p>21460000</text:p>
          </table:table-cell>
          <table:table-cell office:value-type="float" office:value="4276056000" calcext:value-type="float">
            <text:p>4276056000</text:p>
          </table:table-cell>
          <table:table-cell office:value-type="float" office:value="4320884000" calcext:value-type="float">
            <text:p>4320884000</text:p>
          </table:table-cell>
          <table:table-cell office:value-type="float" office:value="20360108000" calcext:value-type="float">
            <text:p>20360108000</text:p>
          </table:table-cell>
          <table:table-cell office:value-type="float" office:value="4646619000" calcext:value-type="float">
            <text:p>4646619000</text:p>
          </table:table-cell>
          <table:table-cell office:value-type="float" office:value="28334000" calcext:value-type="float">
            <text:p>28334000</text:p>
          </table:table-cell>
          <table:table-cell office:value-type="float" office:value="76495000" calcext:value-type="float">
            <text:p>76495000</text:p>
          </table:table-cell>
          <table:table-cell office:value-type="float" office:value="4694780000" calcext:value-type="float">
            <text:p>4694780000</text:p>
          </table:table-cell>
          <table:table-cell office:value-type="float" office:value="12259076000" calcext:value-type="float">
            <text:p>12259076000</text:p>
          </table:table-cell>
          <table:table-cell office:value-type="float" office:value="22784941000" calcext:value-type="float">
            <text:p>22784941000</text:p>
          </table:table-cell>
          <table:table-cell office:value-type="float" office:value="21173330000" calcext:value-type="float">
            <text:p>21173330000</text:p>
          </table:table-cell>
          <table:table-cell office:value-type="float" office:value="253372000" calcext:value-type="float">
            <text:p>253372000</text:p>
          </table:table-cell>
          <table:table-cell office:value-type="float" office:value="179168000" calcext:value-type="float">
            <text:p>179168000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office:value-type="string" calcext:value-type="string">
            <text:p>HeldToMaturitySecuritiesAccumulatedUnrecognizedHoldingGain</text:p>
          </table:table-cell>
          <table:table-cell office:value-type="string" calcext:value-type="string">
            <text:p>HeldToMaturitySecuritiesAccumulatedUnrecognizedHoldingLoss</text:p>
          </table:table-cell>
          <table:table-cell office:value-type="string" calcext:value-type="string">
            <text:p>HeldToMaturitySecurities</text:p>
          </table:table-cell>
          <table:table-cell office:value-type="string" calcext:value-type="string">
            <text:p>NotesReceivableGross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office:value-type="string" calcext:value-type="string">
            <text:p>HeldToMaturitySecuritiesAccumulatedUnrecognizedHoldingGain</text:p>
          </table:table-cell>
          <table:table-cell office:value-type="string" calcext:value-type="string">
            <text:p>HeldToMaturitySecuritiesAccumulatedUnrecognizedHoldingLoss</text:p>
          </table:table-cell>
          <table:table-cell office:value-type="string" calcext:value-type="string">
            <text:p>HeldToMaturitySecurities</text:p>
          </table:table-cell>
          <table:table-cell office:value-type="string" calcext:value-type="string">
            <text:p>NotesReceivableGross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</table:table-row>
        <table:table-row table:style-name="ro1">
          <table:table-cell office:value-type="float" office:value="743367" calcext:value-type="float">
            <text:p>743367</text:p>
          </table:table-cell>
          <table:table-cell office:value-type="string" calcext:value-type="string">
            <text:p>BHB</text:p>
          </table:table-cell>
          <table:table-cell office:value-type="string" calcext:value-type="string">
            <text:p>Bar Harbor Bankshares Inc.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D</text:p>
          </table:table-cell>
          <table:table-cell table:style-name="ce1" office:value-type="date" office:date-value="2022-12-31" calcext:value-type="date">
            <text:p>2022-12-31</text:p>
          </table:table-cell>
          <table:table-cell table:style-name="ce1" office:value-type="date" office:date-value="2021-12-31" calcext:value-type="date">
            <text:p>2021-12-31</text:p>
          </table:table-cell>
          <table:table-cell table:formula="of:=([.P199]-[.AD199])/[.AD199]" office:value-type="percentage" office:value="-0.00167719409659168" calcext:value-type="percentage">
            <text:p>-0.17%</text:p>
          </table:table-cell>
          <table:table-cell table:formula="of:=([.L199]-[.M199])/[.AD199]" office:value-type="percentage" office:value="0.023562723713353" calcext:value-type="percentage">
            <text:p>2.36%</text:p>
          </table:table-cell>
          <table:table-cell table:formula="of:=([.R199]-[.S199])/[.AD199]" office:value-type="percentage" office:value="0" calcext:value-type="percentage">
            <text:p>0.00%</text:p>
          </table:table-cell>
          <table:table-cell table:formula="of:=[.Y199]/[.AD199]" office:value-type="percentage" office:value="-0.00560464274092813" calcext:value-type="percentage">
            <text:p>-0.56%</text:p>
          </table:table-cell>
          <table:table-cell office:value-type="float" office:value="79083000" calcext:value-type="float">
            <text:p>79083000</text:p>
          </table:table-cell>
          <table:table-cell office:value-type="float" office:value="7251000" calcext:value-type="float">
            <text:p>7251000</text:p>
          </table:table-cell>
          <table:table-cell office:value-type="float" office:value="559516000" calcext:value-type="float">
            <text:p>559516000</text:p>
          </table:table-cell>
          <table:table-cell office:value-type="float" office:value="631348000" calcext:value-type="float">
            <text:p>631348000</text:p>
          </table:table-cell>
          <table:table-cell office:value-type="float" office:value="3043431000" calcext:value-type="float">
            <text:p>3043431000</text:p>
          </table:table-cell>
          <table:table-cell table:number-columns-repeated="4"/>
          <table:table-cell office:value-type="float" office:value="2876830000" calcext:value-type="float">
            <text:p>2876830000</text:p>
          </table:table-cell>
          <table:table-cell office:value-type="float" office:value="3909803000" calcext:value-type="float">
            <text:p>3909803000</text:p>
          </table:table-cell>
          <table:table-cell office:value-type="float" office:value="3516353000" calcext:value-type="float">
            <text:p>3516353000</text:p>
          </table:table-cell>
          <table:table-cell office:value-type="float" office:value="43557000" calcext:value-type="float">
            <text:p>43557000</text:p>
          </table:table-cell>
          <table:table-cell office:value-type="float" office:value="-17086000" calcext:value-type="float">
            <text:p>-17086000</text:p>
          </table:table-cell>
          <table:table-cell office:value-type="float" office:value="4835000" calcext:value-type="float">
            <text:p>4835000</text:p>
          </table:table-cell>
          <table:table-cell office:value-type="float" office:value="7415000" calcext:value-type="float">
            <text:p>7415000</text:p>
          </table:table-cell>
          <table:table-cell office:value-type="float" office:value="618276000" calcext:value-type="float">
            <text:p>618276000</text:p>
          </table:table-cell>
          <table:table-cell office:value-type="float" office:value="615696000" calcext:value-type="float">
            <text:p>615696000</text:p>
          </table:table-cell>
          <table:table-cell office:value-type="float" office:value="3048544000" calcext:value-type="float">
            <text:p>3048544000</text:p>
          </table:table-cell>
          <table:table-cell table:number-columns-repeated="4"/>
          <table:table-cell office:value-type="float" office:value="2509192000" calcext:value-type="float">
            <text:p>2509192000</text:p>
          </table:table-cell>
          <table:table-cell office:value-type="float" office:value="3709233000" calcext:value-type="float">
            <text:p>3709233000</text:p>
          </table:table-cell>
          <table:table-cell office:value-type="float" office:value="3285086000" calcext:value-type="float">
            <text:p>3285086000</text:p>
          </table:table-cell>
          <table:table-cell office:value-type="float" office:value="39299000" calcext:value-type="float">
            <text:p>39299000</text:p>
          </table:table-cell>
          <table:table-cell office:value-type="float" office:value="34862000" calcext:value-type="float">
            <text:p>34862000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table:number-columns-repeated="4"/>
          <table:table-cell office:value-type="string" calcext:value-type="string">
            <text:p>LoansAndLeasesReceivableNetReportedAmount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table:number-columns-repeated="4"/>
          <table:table-cell office:value-type="string" calcext:value-type="string">
            <text:p>LoansAndLeasesReceivableNetReportedAmount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</table:table-row>
        <table:table-row table:style-name="ro1">
          <table:table-cell office:value-type="float" office:value="842717" calcext:value-type="float">
            <text:p>842717</text:p>
          </table:table-cell>
          <table:table-cell office:value-type="string" calcext:value-type="string">
            <text:p>BRBS</text:p>
          </table:table-cell>
          <table:table-cell office:value-type="string" calcext:value-type="string">
            <text:p>Blue Ridge Bankshares Inc.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D</text:p>
          </table:table-cell>
          <table:table-cell table:style-name="ce1" office:value-type="date" office:date-value="2022-12-31" calcext:value-type="date">
            <text:p>2022-12-31</text:p>
          </table:table-cell>
          <table:table-cell table:style-name="ce1" office:value-type="date" office:date-value="2021-12-31" calcext:value-type="date">
            <text:p>2021-12-31</text:p>
          </table:table-cell>
          <table:table-cell table:formula="of:=([.P200]-[.AD200])/[.AD200]" office:value-type="percentage" office:value="0.0891020036374382" calcext:value-type="percentage">
            <text:p>8.91%</text:p>
          </table:table-cell>
          <table:table-cell table:formula="of:=([.L200]-[.M200])/[.AD200]" office:value-type="percentage" office:value="0.146019773075733" calcext:value-type="percentage">
            <text:p>14.60%</text:p>
          </table:table-cell>
          <table:table-cell table:formula="of:=([.R200]-[.S200])/[.AD200]" office:value-type="percentage" office:value="0" calcext:value-type="percentage">
            <text:p>0.00%</text:p>
          </table:table-cell>
          <table:table-cell table:formula="of:=[.Y200]/[.AD200]" office:value-type="percentage" office:value="-0.00589963055500309" calcext:value-type="percentage">
            <text:p>-0.59%</text:p>
          </table:table-cell>
          <table:table-cell office:value-type="float" office:value="335520000" calcext:value-type="float">
            <text:p>335520000</text:p>
          </table:table-cell>
          <table:table-cell/>
          <table:table-cell office:value-type="float" office:value="354341000" calcext:value-type="float">
            <text:p>354341000</text:p>
          </table:table-cell>
          <table:table-cell/>
          <table:table-cell office:value-type="float" office:value="2502507000" calcext:value-type="float">
            <text:p>2502507000</text:p>
          </table:table-cell>
          <table:table-cell table:number-columns-repeated="4"/>
          <table:table-cell office:value-type="float" office:value="2412699000" calcext:value-type="float">
            <text:p>2412699000</text:p>
          </table:table-cell>
          <table:table-cell office:value-type="float" office:value="3141045000" calcext:value-type="float">
            <text:p>3141045000</text:p>
          </table:table-cell>
          <table:table-cell office:value-type="float" office:value="2881672000" calcext:value-type="float">
            <text:p>2881672000</text:p>
          </table:table-cell>
          <table:table-cell office:value-type="float" office:value="27913000" calcext:value-type="float">
            <text:p>27913000</text:p>
          </table:table-cell>
          <table:table-cell office:value-type="float" office:value="-13556000" calcext:value-type="float">
            <text:p>-13556000</text:p>
          </table:table-cell>
          <table:table-cell office:value-type="float" office:value="6722000" calcext:value-type="float">
            <text:p>6722000</text:p>
          </table:table-cell>
          <table:table-cell office:value-type="float" office:value="1513000" calcext:value-type="float">
            <text:p>1513000</text:p>
          </table:table-cell>
          <table:table-cell office:value-type="float" office:value="373532000" calcext:value-type="float">
            <text:p>373532000</text:p>
          </table:table-cell>
          <table:table-cell office:value-type="float" office:value="378741000" calcext:value-type="float">
            <text:p>378741000</text:p>
          </table:table-cell>
          <table:table-cell office:value-type="float" office:value="2297771000" calcext:value-type="float">
            <text:p>2297771000</text:p>
          </table:table-cell>
          <table:table-cell table:number-columns-repeated="4"/>
          <table:table-cell office:value-type="float" office:value="1808484000" calcext:value-type="float">
            <text:p>1808484000</text:p>
          </table:table-cell>
          <table:table-cell office:value-type="float" office:value="2665139000" calcext:value-type="float">
            <text:p>2665139000</text:p>
          </table:table-cell>
          <table:table-cell office:value-type="float" office:value="2388000000" calcext:value-type="float">
            <text:p>2388000000</text:p>
          </table:table-cell>
          <table:table-cell office:value-type="float" office:value="52477000" calcext:value-type="float">
            <text:p>52477000</text:p>
          </table:table-cell>
          <table:table-cell office:value-type="float" office:value="48581000" calcext:value-type="float">
            <text:p>48581000</text:p>
          </table:table-cell>
          <table:table-cell office:value-type="string" calcext:value-type="string">
            <text:p>DebtSecuritiesAvailableForSaleUnrealizedLossPosition</text:p>
          </table:table-cell>
          <table:table-cell/>
          <table:table-cell office:value-type="string" calcext:value-type="string">
            <text:p>AvailableForSaleSecuritiesDebtSecurities</text:p>
          </table:table-cell>
          <table:table-cell/>
          <table:table-cell office:value-type="string" calcext:value-type="string">
            <text:p>Deposits</text:p>
          </table:table-cell>
          <table:table-cell table:number-columns-repeated="4"/>
          <table:table-cell office:value-type="string" calcext:value-type="string">
            <text:p>LoansAndLeasesReceivableGrossCarryingAmount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table:number-columns-repeated="4"/>
          <table:table-cell office:value-type="string" calcext:value-type="string">
            <text:p>LoansAndLeasesReceivableGrossCarryingAmount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</table:table-row>
        <table:table-row table:style-name="ro1">
          <table:table-cell office:value-type="float" office:value="1702750" calcext:value-type="float">
            <text:p>1702750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Byline Bancorp Inc.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D</text:p>
          </table:table-cell>
          <table:table-cell table:style-name="ce1" office:value-type="date" office:date-value="2022-12-31" calcext:value-type="date">
            <text:p>2022-12-31</text:p>
          </table:table-cell>
          <table:table-cell table:style-name="ce1" office:value-type="date" office:date-value="2021-12-31" calcext:value-type="date">
            <text:p>2021-12-31</text:p>
          </table:table-cell>
          <table:table-cell table:formula="of:=([.P201]-[.AD201])/[.AD201]" office:value-type="percentage" office:value="0.104766067118302" calcext:value-type="percentage">
            <text:p>10.48%</text:p>
          </table:table-cell>
          <table:table-cell table:formula="of:=([.L201]-[.M201])/[.AD201]" office:value-type="percentage" office:value="0.0395557984243403" calcext:value-type="percentage">
            <text:p>3.96%</text:p>
          </table:table-cell>
          <table:table-cell table:formula="of:=([.R201]-[.S201])/[.AD201]" office:value-type="percentage" office:value="-0.00000640149352663516" calcext:value-type="percentage">
            <text:p>0.00%</text:p>
          </table:table-cell>
          <table:table-cell table:formula="of:=[.Y201]/[.AD201]" office:value-type="percentage" office:value="-0.00413070918655058" calcext:value-type="percentage">
            <text:p>-0.41%</text:p>
          </table:table-cell>
          <table:table-cell office:value-type="float" office:value="204039000" calcext:value-type="float">
            <text:p>204039000</text:p>
          </table:table-cell>
          <table:table-cell office:value-type="float" office:value="127000" calcext:value-type="float">
            <text:p>127000</text:p>
          </table:table-cell>
          <table:table-cell office:value-type="float" office:value="1174431000" calcext:value-type="float">
            <text:p>1174431000</text:p>
          </table:table-cell>
          <table:table-cell office:value-type="float" office:value="1378343000" calcext:value-type="float">
            <text:p>1378343000</text:p>
          </table:table-cell>
          <table:table-cell office:value-type="float" office:value="5695121000" calcext:value-type="float">
            <text:p>5695121000</text:p>
          </table:table-cell>
          <table:table-cell office:value-type="float" office:value="2672000" calcext:value-type="float">
            <text:p>2672000</text:p>
          </table:table-cell>
          <table:table-cell office:value-type="float" office:value="0" calcext:value-type="float">
            <text:p>0</text:p>
          </table:table-cell>
          <table:table-cell office:value-type="float" office:value="33000" calcext:value-type="float">
            <text:p>33000</text:p>
          </table:table-cell>
          <table:table-cell office:value-type="float" office:value="2705000" calcext:value-type="float">
            <text:p>2705000</text:p>
          </table:table-cell>
          <table:table-cell office:value-type="float" office:value="5421258000" calcext:value-type="float">
            <text:p>5421258000</text:p>
          </table:table-cell>
          <table:table-cell office:value-type="float" office:value="7362941000" calcext:value-type="float">
            <text:p>7362941000</text:p>
          </table:table-cell>
          <table:table-cell office:value-type="float" office:value="6597125000" calcext:value-type="float">
            <text:p>6597125000</text:p>
          </table:table-cell>
          <table:table-cell office:value-type="float" office:value="87954000" calcext:value-type="float">
            <text:p>87954000</text:p>
          </table:table-cell>
          <table:table-cell office:value-type="float" office:value="-21294000" calcext:value-type="float">
            <text:p>-21294000</text:p>
          </table:table-cell>
          <table:table-cell office:value-type="float" office:value="22432000" calcext:value-type="float">
            <text:p>22432000</text:p>
          </table:table-cell>
          <table:table-cell office:value-type="float" office:value="10492000" calcext:value-type="float">
            <text:p>10492000</text:p>
          </table:table-cell>
          <table:table-cell office:value-type="float" office:value="1454542000" calcext:value-type="float">
            <text:p>1454542000</text:p>
          </table:table-cell>
          <table:table-cell office:value-type="float" office:value="1466482000" calcext:value-type="float">
            <text:p>1466482000</text:p>
          </table:table-cell>
          <table:table-cell office:value-type="float" office:value="5155047000" calcext:value-type="float">
            <text:p>5155047000</text:p>
          </table:table-cell>
          <table:table-cell office:value-type="float" office:value="3992000" calcext:value-type="float">
            <text:p>3992000</text:p>
          </table:table-cell>
          <table:table-cell office:value-type="float" office:value="107000" calcext:value-type="float">
            <text:p>107000</text:p>
          </table:table-cell>
          <table:table-cell office:value-type="float" office:value="0" calcext:value-type="float">
            <text:p>0</text:p>
          </table:table-cell>
          <table:table-cell office:value-type="float" office:value="3885000" calcext:value-type="float">
            <text:p>3885000</text:p>
          </table:table-cell>
          <table:table-cell office:value-type="float" office:value="4537128000" calcext:value-type="float">
            <text:p>4537128000</text:p>
          </table:table-cell>
          <table:table-cell office:value-type="float" office:value="6696172000" calcext:value-type="float">
            <text:p>6696172000</text:p>
          </table:table-cell>
          <table:table-cell office:value-type="float" office:value="5859790000" calcext:value-type="float">
            <text:p>5859790000</text:p>
          </table:table-cell>
          <table:table-cell office:value-type="float" office:value="17189000" calcext:value-type="float">
            <text:p>17189000</text:p>
          </table:table-cell>
          <table:table-cell office:value-type="float" office:value="66436000" calcext:value-type="float">
            <text:p>66436000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office:value-type="string" calcext:value-type="string">
            <text:p>HeldToMaturitySecuritiesAccumulatedUnrecognizedHoldingGain</text:p>
          </table:table-cell>
          <table:table-cell office:value-type="string" calcext:value-type="string">
            <text:p>HeldToMaturitySecuritiesAccumulatedUnrecognizedHoldingLoss</text:p>
          </table:table-cell>
          <table:table-cell office:value-type="string" calcext:value-type="string">
            <text:p>HeldToMaturitySecurities</text:p>
          </table:table-cell>
          <table:table-cell office:value-type="string" calcext:value-type="string">
            <text:p>LoansAndLeasesReceivableGrossCarryingAmount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office:value-type="string" calcext:value-type="string">
            <text:p>HeldToMaturitySecuritiesAccumulatedUnrecognizedHoldingGain</text:p>
          </table:table-cell>
          <table:table-cell office:value-type="string" calcext:value-type="string">
            <text:p>HeldToMaturitySecuritiesAccumulatedUnrecognizedHoldingLoss</text:p>
          </table:table-cell>
          <table:table-cell office:value-type="string" calcext:value-type="string">
            <text:p>HeldToMaturitySecurities</text:p>
          </table:table-cell>
          <table:table-cell office:value-type="string" calcext:value-type="string">
            <text:p>LoansAndLeasesReceivableGrossCarryingAmount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</table:table-row>
        <table:table-row table:style-name="ro1">
          <table:table-cell office:value-type="float" office:value="701347" calcext:value-type="float">
            <text:p>701347</text:p>
          </table:table-cell>
          <table:table-cell office:value-type="string" calcext:value-type="string">
            <text:p>CPF</text:p>
          </table:table-cell>
          <table:table-cell office:value-type="string" calcext:value-type="string">
            <text:p>Central Pacific Financial Corp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D</text:p>
          </table:table-cell>
          <table:table-cell table:style-name="ce1" office:value-type="date" office:date-value="2022-12-31" calcext:value-type="date">
            <text:p>2022-12-31</text:p>
          </table:table-cell>
          <table:table-cell table:style-name="ce1" office:value-type="date" office:date-value="2021-12-31" calcext:value-type="date">
            <text:p>2021-12-31</text:p>
          </table:table-cell>
          <table:table-cell table:formula="of:=([.P202]-[.AD202])/[.AD202]" office:value-type="percentage" office:value="0.0146200768229947" calcext:value-type="percentage">
            <text:p>1.46%</text:p>
          </table:table-cell>
          <table:table-cell table:formula="of:=([.L202]-[.M202])/[.AD202]" office:value-type="percentage" office:value="0.0195169327194804" calcext:value-type="percentage">
            <text:p>1.95%</text:p>
          </table:table-cell>
          <table:table-cell table:formula="of:=([.R202]-[.S202])/[.AD202]" office:value-type="percentage" office:value="-0.010257776663848" calcext:value-type="percentage">
            <text:p>-1.03%</text:p>
          </table:table-cell>
          <table:table-cell table:formula="of:=[.Y202]/[.AD202]" office:value-type="percentage" office:value="-0.00935299325607253" calcext:value-type="percentage">
            <text:p>-0.94%</text:p>
          </table:table-cell>
          <table:table-cell office:value-type="float" office:value="129582000" calcext:value-type="float">
            <text:p>129582000</text:p>
          </table:table-cell>
          <table:table-cell office:value-type="float" office:value="6000" calcext:value-type="float">
            <text:p>6000</text:p>
          </table:table-cell>
          <table:table-cell table:number-columns-repeated="2"/>
          <table:table-cell office:value-type="float" office:value="6736223000" calcext:value-type="float">
            <text:p>6736223000</text:p>
          </table:table-cell>
          <table:table-cell office:value-type="float" office:value="596780000" calcext:value-type="float">
            <text:p>596780000</text:p>
          </table:table-cell>
          <table:table-cell office:value-type="float" office:value="0" calcext:value-type="float">
            <text:p>0</text:p>
          </table:table-cell>
          <table:table-cell office:value-type="float" office:value="68103000" calcext:value-type="float">
            <text:p>68103000</text:p>
          </table:table-cell>
          <table:table-cell/>
          <table:table-cell office:value-type="float" office:value="5555466000" calcext:value-type="float">
            <text:p>5555466000</text:p>
          </table:table-cell>
          <table:table-cell office:value-type="float" office:value="7432763000" calcext:value-type="float">
            <text:p>7432763000</text:p>
          </table:table-cell>
          <table:table-cell office:value-type="float" office:value="6979892000" calcext:value-type="float">
            <text:p>6979892000</text:p>
          </table:table-cell>
          <table:table-cell office:value-type="float" office:value="73928000" calcext:value-type="float">
            <text:p>73928000</text:p>
          </table:table-cell>
          <table:table-cell office:value-type="float" office:value="-62096000" calcext:value-type="float">
            <text:p>-62096000</text:p>
          </table:table-cell>
          <table:table-cell office:value-type="float" office:value="24733000" calcext:value-type="float">
            <text:p>24733000</text:p>
          </table:table-cell>
          <table:table-cell office:value-type="float" office:value="9924000" calcext:value-type="float">
            <text:p>9924000</text:p>
          </table:table-cell>
          <table:table-cell office:value-type="float" office:value="1631699000" calcext:value-type="float">
            <text:p>1631699000</text:p>
          </table:table-cell>
          <table:table-cell office:value-type="float" office:value="1646508000" calcext:value-type="float">
            <text:p>1646508000</text:p>
          </table:table-cell>
          <table:table-cell office:value-type="float" office:value="6639158000" calcext:value-type="float">
            <text:p>6639158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101649000" calcext:value-type="float">
            <text:p>5101649000</text:p>
          </table:table-cell>
          <table:table-cell office:value-type="float" office:value="7419089000" calcext:value-type="float">
            <text:p>7419089000</text:p>
          </table:table-cell>
          <table:table-cell office:value-type="float" office:value="6860822000" calcext:value-type="float">
            <text:p>6860822000</text:p>
          </table:table-cell>
          <table:table-cell office:value-type="float" office:value="22327000" calcext:value-type="float">
            <text:p>22327000</text:p>
          </table:table-cell>
          <table:table-cell office:value-type="float" office:value="51806000" calcext:value-type="float">
            <text:p>51806000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table:number-columns-repeated="2"/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office:value-type="string" calcext:value-type="string">
            <text:p>HeldToMaturitySecuritiesAccumulatedUnrecognizedHoldingGain</text:p>
          </table:table-cell>
          <table:table-cell office:value-type="string" calcext:value-type="string">
            <text:p>HeldToMaturitySecuritiesAccumulatedUnrecognizedHoldingLoss</text:p>
          </table:table-cell>
          <table:table-cell/>
          <table:table-cell office:value-type="string" calcext:value-type="string">
            <text:p>NotesReceivableGross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table:number-columns-repeated="2"/>
          <table:table-cell office:value-type="string" calcext:value-type="string">
            <text:p>HeldToMaturitySecurities</text:p>
          </table:table-cell>
          <table:table-cell office:value-type="string" calcext:value-type="string">
            <text:p>NotesReceivableGross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</table:table-row>
        <table:table-row table:style-name="ro1">
          <table:table-cell office:value-type="float" office:value="831001" calcext:value-type="float">
            <text:p>83100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itigroup Inc.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D</text:p>
          </table:table-cell>
          <table:table-cell table:style-name="ce1" office:value-type="date" office:date-value="2022-12-31" calcext:value-type="date">
            <text:p>2022-12-31</text:p>
          </table:table-cell>
          <table:table-cell table:style-name="ce1" office:value-type="date" office:date-value="2021-12-31" calcext:value-type="date">
            <text:p>2021-12-31</text:p>
          </table:table-cell>
          <table:table-cell table:formula="of:=([.P203]-[.AD203])/[.AD203]" office:value-type="percentage" office:value="0.0369897436286753" calcext:value-type="percentage">
            <text:p>3.70%</text:p>
          </table:table-cell>
          <table:table-cell table:formula="of:=([.L203]-[.M203])/[.AD203]" office:value-type="percentage" office:value="0.145959323732378" calcext:value-type="percentage">
            <text:p>14.60%</text:p>
          </table:table-cell>
          <table:table-cell table:formula="of:=([.R203]-[.S203])/[.AD203]" office:value-type="percentage" office:value="-0.0191424428535639" calcext:value-type="percentage">
            <text:p>-1.91%</text:p>
          </table:table-cell>
          <table:table-cell table:formula="of:=[.Y203]/[.AD203]" office:value-type="percentage" office:value="0.00497103770791737" calcext:value-type="percentage">
            <text:p>0.50%</text:p>
          </table:table-cell>
          <table:table-cell office:value-type="float" office:value="192262000000" calcext:value-type="float">
            <text:p>192262000000</text:p>
          </table:table-cell>
          <table:table-cell/>
          <table:table-cell office:value-type="float" office:value="249679000000" calcext:value-type="float">
            <text:p>249679000000</text:p>
          </table:table-cell>
          <table:table-cell office:value-type="float" office:value="255608000000" calcext:value-type="float">
            <text:p>255608000000</text:p>
          </table:table-cell>
          <table:table-cell office:value-type="float" office:value="1365954000000" calcext:value-type="float">
            <text:p>1365954000000</text:p>
          </table:table-cell>
          <table:table-cell office:value-type="float" office:value="243648000000" calcext:value-type="float">
            <text:p>243648000000</text:p>
          </table:table-cell>
          <table:table-cell office:value-type="float" office:value="101000000" calcext:value-type="float">
            <text:p>101000000</text:p>
          </table:table-cell>
          <table:table-cell office:value-type="float" office:value="25316000000" calcext:value-type="float">
            <text:p>25316000000</text:p>
          </table:table-cell>
          <table:table-cell office:value-type="float" office:value="268863000000" calcext:value-type="float">
            <text:p>268863000000</text:p>
          </table:table-cell>
          <table:table-cell office:value-type="float" office:value="657221000000" calcext:value-type="float">
            <text:p>657221000000</text:p>
          </table:table-cell>
          <table:table-cell office:value-type="float" office:value="2416676000000" calcext:value-type="float">
            <text:p>2416676000000</text:p>
          </table:table-cell>
          <table:table-cell office:value-type="float" office:value="2214838000000" calcext:value-type="float">
            <text:p>2214838000000</text:p>
          </table:table-cell>
          <table:table-cell office:value-type="float" office:value="14845000000" calcext:value-type="float">
            <text:p>14845000000</text:p>
          </table:table-cell>
          <table:table-cell office:value-type="float" office:value="6548000000" calcext:value-type="float">
            <text:p>6548000000</text:p>
          </table:table-cell>
          <table:table-cell office:value-type="float" office:value="162162000000" calcext:value-type="float">
            <text:p>162162000000</text:p>
          </table:table-cell>
          <table:table-cell/>
          <table:table-cell office:value-type="float" office:value="288522000000" calcext:value-type="float">
            <text:p>288522000000</text:p>
          </table:table-cell>
          <table:table-cell office:value-type="float" office:value="289363000000" calcext:value-type="float">
            <text:p>289363000000</text:p>
          </table:table-cell>
          <table:table-cell office:value-type="float" office:value="1317230000000" calcext:value-type="float">
            <text:p>1317230000000</text:p>
          </table:table-cell>
          <table:table-cell office:value-type="float" office:value="216038000000" calcext:value-type="float">
            <text:p>216038000000</text:p>
          </table:table-cell>
          <table:table-cell office:value-type="float" office:value="1714000000" calcext:value-type="float">
            <text:p>1714000000</text:p>
          </table:table-cell>
          <table:table-cell office:value-type="float" office:value="2639000000" calcext:value-type="float">
            <text:p>2639000000</text:p>
          </table:table-cell>
          <table:table-cell office:value-type="float" office:value="216963000000" calcext:value-type="float">
            <text:p>216963000000</text:p>
          </table:table-cell>
          <table:table-cell office:value-type="float" office:value="667767000000" calcext:value-type="float">
            <text:p>667767000000</text:p>
          </table:table-cell>
          <table:table-cell office:value-type="float" office:value="2291413000000" calcext:value-type="float">
            <text:p>2291413000000</text:p>
          </table:table-cell>
          <table:table-cell office:value-type="float" office:value="2088741000000" calcext:value-type="float">
            <text:p>2088741000000</text:p>
          </table:table-cell>
          <table:table-cell office:value-type="float" office:value="3173000000" calcext:value-type="float">
            <text:p>3173000000</text:p>
          </table:table-cell>
          <table:table-cell office:value-type="float" office:value="15245000000" calcext:value-type="float">
            <text:p>15245000000</text:p>
          </table:table-cell>
          <table:table-cell office:value-type="string" calcext:value-type="string">
            <text:p>DebtSecuritiesAvailableForSaleUnrealizedLossPosition</text:p>
          </table:table-cell>
          <table:table-cell/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office:value-type="string" calcext:value-type="string">
            <text:p>HeldToMaturitySecuritiesAccumulatedUnrecognizedHoldingGain</text:p>
          </table:table-cell>
          <table:table-cell office:value-type="string" calcext:value-type="string">
            <text:p>HeldToMaturitySecuritiesAccumulatedUnrecognizedHoldingLoss</text:p>
          </table:table-cell>
          <table:table-cell office:value-type="string" calcext:value-type="string">
            <text:p>HeldToMaturitySecurities</text:p>
          </table:table-cell>
          <table:table-cell office:value-type="string" calcext:value-type="string">
            <text:p>NotesReceivableGross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  <table:table-cell office:value-type="string" calcext:value-type="string">
            <text:p>DebtSecuritiesAvailableForSaleUnrealizedLossPosition</text:p>
          </table:table-cell>
          <table:table-cell/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office:value-type="string" calcext:value-type="string">
            <text:p>HeldToMaturitySecuritiesAccumulatedUnrecognizedHoldingGain</text:p>
          </table:table-cell>
          <table:table-cell office:value-type="string" calcext:value-type="string">
            <text:p>HeldToMaturitySecuritiesAccumulatedUnrecognizedHoldingLoss</text:p>
          </table:table-cell>
          <table:table-cell office:value-type="string" calcext:value-type="string">
            <text:p>HeldToMaturitySecurities</text:p>
          </table:table-cell>
          <table:table-cell office:value-type="string" calcext:value-type="string">
            <text:p>NotesReceivableGross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</table:table-row>
        <table:table-row table:style-name="ro1">
          <table:table-cell office:value-type="float" office:value="759944" calcext:value-type="float">
            <text:p>759944</text:p>
          </table:table-cell>
          <table:table-cell office:value-type="string" calcext:value-type="string">
            <text:p>CFG</text:p>
          </table:table-cell>
          <table:table-cell office:value-type="string" calcext:value-type="string">
            <text:p>Citizens Financial Group Inc.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D</text:p>
          </table:table-cell>
          <table:table-cell table:style-name="ce1" office:value-type="date" office:date-value="2022-12-31" calcext:value-type="date">
            <text:p>2022-12-31</text:p>
          </table:table-cell>
          <table:table-cell table:style-name="ce1" office:value-type="date" office:date-value="2021-12-31" calcext:value-type="date">
            <text:p>2021-12-31</text:p>
          </table:table-cell>
          <table:table-cell table:formula="of:=([.P204]-[.AD204])/[.AD204]" office:value-type="percentage" office:value="0.170787958098224" calcext:value-type="percentage">
            <text:p>17.08%</text:p>
          </table:table-cell>
          <table:table-cell table:formula="of:=([.L204]-[.M204])/[.AD204]" office:value-type="percentage" office:value="0.0158783630580263" calcext:value-type="percentage">
            <text:p>1.59%</text:p>
          </table:table-cell>
          <table:table-cell table:formula="of:=([.R204]-[.S204])/[.AD204]" office:value-type="percentage" office:value="-0.00513082967848096" calcext:value-type="percentage">
            <text:p>-0.51%</text:p>
          </table:table-cell>
          <table:table-cell table:formula="of:=[.Y204]/[.AD204]" office:value-type="percentage" office:value="-0.0118034995886267" calcext:value-type="percentage">
            <text:p>-1.18%</text:p>
          </table:table-cell>
          <table:table-cell office:value-type="float" office:value="2462000000" calcext:value-type="float">
            <text:p>2462000000</text:p>
          </table:table-cell>
          <table:table-cell office:value-type="float" office:value="11000000" calcext:value-type="float">
            <text:p>11000000</text:p>
          </table:table-cell>
          <table:table-cell table:number-columns-repeated="2"/>
          <table:table-cell office:value-type="float" office:value="180724000000" calcext:value-type="float">
            <text:p>180724000000</text:p>
          </table:table-cell>
          <table:table-cell office:value-type="float" office:value="9042000000" calcext:value-type="float">
            <text:p>904200000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796000000" calcext:value-type="float">
            <text:p>796000000</text:p>
          </table:table-cell>
          <table:table-cell table:number-columns-repeated="2"/>
          <table:table-cell office:value-type="float" office:value="226733000000" calcext:value-type="float">
            <text:p>226733000000</text:p>
          </table:table-cell>
          <table:table-cell office:value-type="float" office:value="203043000000" calcext:value-type="float">
            <text:p>203043000000</text:p>
          </table:table-cell>
          <table:table-cell office:value-type="float" office:value="2073000000" calcext:value-type="float">
            <text:p>2073000000</text:p>
          </table:table-cell>
          <table:table-cell office:value-type="float" office:value="-1822000000" calcext:value-type="float">
            <text:p>-1822000000</text:p>
          </table:table-cell>
          <table:table-cell office:value-type="float" office:value="377000000" calcext:value-type="float">
            <text:p>377000000</text:p>
          </table:table-cell>
          <table:table-cell office:value-type="float" office:value="219000000" calcext:value-type="float">
            <text:p>219000000</text:p>
          </table:table-cell>
          <table:table-cell office:value-type="float" office:value="26067000000" calcext:value-type="float">
            <text:p>26067000000</text:p>
          </table:table-cell>
          <table:table-cell office:value-type="float" office:value="26225000000" calcext:value-type="float">
            <text:p>26225000000</text:p>
          </table:table-cell>
          <table:table-cell office:value-type="float" office:value="154361000000" calcext:value-type="float">
            <text:p>154361000000</text:p>
          </table:table-cell>
          <table:table-cell office:value-type="float" office:value="2289000000" calcext:value-type="float">
            <text:p>2289000000</text:p>
          </table:table-cell>
          <table:table-cell office:value-type="float" office:value="54000000" calcext:value-type="float">
            <text:p>54000000</text:p>
          </table:table-cell>
          <table:table-cell office:value-type="float" office:value="7000000" calcext:value-type="float">
            <text:p>7000000</text:p>
          </table:table-cell>
          <table:table-cell office:value-type="float" office:value="2242000000" calcext:value-type="float">
            <text:p>2242000000</text:p>
          </table:table-cell>
          <table:table-cell office:value-type="float" office:value="128163000000" calcext:value-type="float">
            <text:p>128163000000</text:p>
          </table:table-cell>
          <table:table-cell office:value-type="float" office:value="188409000000" calcext:value-type="float">
            <text:p>188409000000</text:p>
          </table:table-cell>
          <table:table-cell office:value-type="float" office:value="164989000000" calcext:value-type="float">
            <text:p>164989000000</text:p>
          </table:table-cell>
          <table:table-cell office:value-type="float" office:value="2319000000" calcext:value-type="float">
            <text:p>2319000000</text:p>
          </table:table-cell>
          <table:table-cell office:value-type="float" office:value="1714000000" calcext:value-type="float">
            <text:p>1714000000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table:number-columns-repeated="2"/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office:value-type="string" calcext:value-type="string">
            <text:p>HeldToMaturitySecuritiesAccumulatedUnrecognizedHoldingGain</text:p>
          </table:table-cell>
          <table:table-cell office:value-type="string" calcext:value-type="string">
            <text:p>HeldToMaturitySecuritiesAccumulatedUnrecognizedHoldingLoss</text:p>
          </table:table-cell>
          <table:table-cell table:number-columns-repeated="2"/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office:value-type="string" calcext:value-type="string">
            <text:p>HeldToMaturitySecuritiesAccumulatedUnrecognizedHoldingGain</text:p>
          </table:table-cell>
          <table:table-cell office:value-type="string" calcext:value-type="string">
            <text:p>HeldToMaturitySecuritiesAccumulatedUnrecognizedHoldingLoss</text:p>
          </table:table-cell>
          <table:table-cell office:value-type="string" calcext:value-type="string">
            <text:p>HeldToMaturitySecurities</text:p>
          </table:table-cell>
          <table:table-cell office:value-type="string" calcext:value-type="string">
            <text:p>NotesReceivableGross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</table:table-row>
        <table:table-row table:style-name="ro1">
          <table:table-cell office:value-type="float" office:value="28412" calcext:value-type="float">
            <text:p>28412</text:p>
          </table:table-cell>
          <table:table-cell office:value-type="string" calcext:value-type="string">
            <text:p>CMA</text:p>
          </table:table-cell>
          <table:table-cell office:value-type="string" calcext:value-type="string">
            <text:p>Comerica Incorporated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D</text:p>
          </table:table-cell>
          <table:table-cell table:style-name="ce1" office:value-type="date" office:date-value="2022-12-31" calcext:value-type="date">
            <text:p>2022-12-31</text:p>
          </table:table-cell>
          <table:table-cell table:style-name="ce1" office:value-type="date" office:date-value="2021-12-31" calcext:value-type="date">
            <text:p>2021-12-31</text:p>
          </table:table-cell>
          <table:table-cell table:formula="of:=([.P205]-[.AD205])/[.AD205]" office:value-type="percentage" office:value="-0.132889639174632" calcext:value-type="percentage">
            <text:p>-13.29%</text:p>
          </table:table-cell>
          <table:table-cell table:formula="of:=([.L205]-[.M205])/[.AD205]" office:value-type="percentage" office:value="0.0368355214418441" calcext:value-type="percentage">
            <text:p>3.68%</text:p>
          </table:table-cell>
          <table:table-cell table:formula="of:=([.R205]-[.S205])/[.AD205]" office:value-type="percentage" office:value="0" calcext:value-type="percentage">
            <text:p>0.00%</text:p>
          </table:table-cell>
          <table:table-cell table:formula="of:=[.Y205]/[.AD205]" office:value-type="percentage" office:value="0" calcext:value-type="percentage">
            <text:p>0.00%</text:p>
          </table:table-cell>
          <table:table-cell office:value-type="float" office:value="3033000000" calcext:value-type="float">
            <text:p>3033000000</text:p>
          </table:table-cell>
          <table:table-cell office:value-type="float" office:value="0" calcext:value-type="float">
            <text:p>0</text:p>
          </table:table-cell>
          <table:table-cell office:value-type="float" office:value="19012000000" calcext:value-type="float">
            <text:p>19012000000</text:p>
          </table:table-cell>
          <table:table-cell office:value-type="float" office:value="22045000000" calcext:value-type="float">
            <text:p>22045000000</text:p>
          </table:table-cell>
          <table:table-cell office:value-type="float" office:value="71397000000" calcext:value-type="float">
            <text:p>71397000000</text:p>
          </table:table-cell>
          <table:table-cell table:number-columns-repeated="4"/>
          <table:table-cell office:value-type="float" office:value="52792000000" calcext:value-type="float">
            <text:p>52792000000</text:p>
          </table:table-cell>
          <table:table-cell office:value-type="float" office:value="85406000000" calcext:value-type="float">
            <text:p>85406000000</text:p>
          </table:table-cell>
          <table:table-cell office:value-type="float" office:value="80225000000" calcext:value-type="float">
            <text:p>80225000000</text:p>
          </table:table-cell>
          <table:table-cell office:value-type="float" office:value="1151000000" calcext:value-type="float">
            <text:p>1151000000</text:p>
          </table:table-cell>
          <table:table-cell/>
          <table:table-cell office:value-type="float" office:value="221000000" calcext:value-type="float">
            <text:p>221000000</text:p>
          </table:table-cell>
          <table:table-cell office:value-type="float" office:value="91000000" calcext:value-type="float">
            <text:p>91000000</text:p>
          </table:table-cell>
          <table:table-cell office:value-type="float" office:value="16986000000" calcext:value-type="float">
            <text:p>16986000000</text:p>
          </table:table-cell>
          <table:table-cell office:value-type="float" office:value="17116000000" calcext:value-type="float">
            <text:p>17116000000</text:p>
          </table:table-cell>
          <table:table-cell office:value-type="float" office:value="82339000000" calcext:value-type="float">
            <text:p>82339000000</text:p>
          </table:table-cell>
          <table:table-cell table:number-columns-repeated="4"/>
          <table:table-cell office:value-type="float" office:value="48697000000" calcext:value-type="float">
            <text:p>48697000000</text:p>
          </table:table-cell>
          <table:table-cell office:value-type="float" office:value="94616000000" calcext:value-type="float">
            <text:p>94616000000</text:p>
          </table:table-cell>
          <table:table-cell office:value-type="float" office:value="86719000000" calcext:value-type="float">
            <text:p>86719000000</text:p>
          </table:table-cell>
          <table:table-cell office:value-type="float" office:value="228000000" calcext:value-type="float">
            <text:p>228000000</text:p>
          </table:table-cell>
          <table:table-cell/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table:number-columns-repeated="4"/>
          <table:table-cell office:value-type="string" calcext:value-type="string">
            <text:p>LoansAndLeasesReceivableNetReportedAmount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ProfitLoss</text:p>
          </table:table-cell>
          <table:table-cell/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table:number-columns-repeated="4"/>
          <table:table-cell office:value-type="string" calcext:value-type="string">
            <text:p>LoansAndLeasesReceivableNetReportedAmount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ProfitLoss</text:p>
          </table:table-cell>
          <table:table-cell/>
        </table:table-row>
        <table:table-row table:style-name="ro1">
          <table:table-cell office:value-type="float" office:value="723188" calcext:value-type="float">
            <text:p>723188</text:p>
          </table:table-cell>
          <table:table-cell office:value-type="string" calcext:value-type="string">
            <text:p>CBU</text:p>
          </table:table-cell>
          <table:table-cell office:value-type="string" calcext:value-type="string">
            <text:p>Community Bank System Inc.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D</text:p>
          </table:table-cell>
          <table:table-cell table:style-name="ce1" office:value-type="date" office:date-value="2022-12-31" calcext:value-type="date">
            <text:p>2022-12-31</text:p>
          </table:table-cell>
          <table:table-cell table:style-name="ce1" office:value-type="date" office:date-value="2021-12-31" calcext:value-type="date">
            <text:p>2021-12-31</text:p>
          </table:table-cell>
          <table:table-cell table:formula="of:=([.P206]-[.AD206])/[.AD206]" office:value-type="percentage" office:value="0.00783352830665669" calcext:value-type="percentage">
            <text:p>0.78%</text:p>
          </table:table-cell>
          <table:table-cell table:formula="of:=([.L206]-[.M206])/[.AD206]" office:value-type="percentage" office:value="0.0405558195819309" calcext:value-type="percentage">
            <text:p>4.06%</text:p>
          </table:table-cell>
          <table:table-cell table:formula="of:=([.R206]-[.S206])/[.AD206]" office:value-type="percentage" office:value="-0.00347760946182406" calcext:value-type="percentage">
            <text:p>-0.35%</text:p>
          </table:table-cell>
          <table:table-cell table:formula="of:=[.Y206]/[.AD206]" office:value-type="percentage" office:value="-0.0346778076158563" calcext:value-type="percentage">
            <text:p>-3.47%</text:p>
          </table:table-cell>
          <table:table-cell office:value-type="float" office:value="524188000" calcext:value-type="float">
            <text:p>524188000</text:p>
          </table:table-cell>
          <table:table-cell office:value-type="float" office:value="565000" calcext:value-type="float">
            <text:p>565000</text:p>
          </table:table-cell>
          <table:table-cell office:value-type="float" office:value="4151851000" calcext:value-type="float">
            <text:p>4151851000</text:p>
          </table:table-cell>
          <table:table-cell office:value-type="float" office:value="4675474000" calcext:value-type="float">
            <text:p>4675474000</text:p>
          </table:table-cell>
          <table:table-cell office:value-type="float" office:value="13012308000" calcext:value-type="float">
            <text:p>13012308000</text:p>
          </table:table-cell>
          <table:table-cell office:value-type="float" office:value="1034795000" calcext:value-type="float">
            <text:p>1034795000</text:p>
          </table:table-cell>
          <table:table-cell office:value-type="float" office:value="0" calcext:value-type="float">
            <text:p>0</text:p>
          </table:table-cell>
          <table:table-cell office:value-type="float" office:value="44900000" calcext:value-type="float">
            <text:p>44900000</text:p>
          </table:table-cell>
          <table:table-cell/>
          <table:table-cell office:value-type="float" office:value="8809394000" calcext:value-type="float">
            <text:p>8809394000</text:p>
          </table:table-cell>
          <table:table-cell office:value-type="float" office:value="15835651000" calcext:value-type="float">
            <text:p>15835651000</text:p>
          </table:table-cell>
          <table:table-cell office:value-type="float" office:value="14283946000" calcext:value-type="float">
            <text:p>14283946000</text:p>
          </table:table-cell>
          <table:table-cell office:value-type="float" office:value="188081000" calcext:value-type="float">
            <text:p>188081000</text:p>
          </table:table-cell>
          <table:table-cell office:value-type="float" office:value="-447731000" calcext:value-type="float">
            <text:p>-447731000</text:p>
          </table:table-cell>
          <table:table-cell office:value-type="float" office:value="111279000" calcext:value-type="float">
            <text:p>111279000</text:p>
          </table:table-cell>
          <table:table-cell office:value-type="float" office:value="65387000" calcext:value-type="float">
            <text:p>65387000</text:p>
          </table:table-cell>
          <table:table-cell office:value-type="float" office:value="4934210000" calcext:value-type="float">
            <text:p>4934210000</text:p>
          </table:table-cell>
          <table:table-cell office:value-type="float" office:value="4980102000" calcext:value-type="float">
            <text:p>4980102000</text:p>
          </table:table-cell>
          <table:table-cell office:value-type="float" office:value="12911168000" calcext:value-type="float">
            <text:p>129111680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7373639000" calcext:value-type="float">
            <text:p>7373639000</text:p>
          </table:table-cell>
          <table:table-cell office:value-type="float" office:value="15552657000" calcext:value-type="float">
            <text:p>15552657000</text:p>
          </table:table-cell>
          <table:table-cell office:value-type="float" office:value="13451850000" calcext:value-type="float">
            <text:p>13451850000</text:p>
          </table:table-cell>
          <table:table-cell office:value-type="float" office:value="189694000" calcext:value-type="float">
            <text:p>189694000</text:p>
          </table:table-cell>
          <table:table-cell office:value-type="float" office:value="76990000" calcext:value-type="float">
            <text:p>76990000</text:p>
          </table:table-cell>
          <table:table-cell office:value-type="string" calcext:value-type="string">
            <text:p>AvailableForSaleDebtSecuritiesGrossUnrealizedLoss</text:p>
          </table:table-cell>
          <table:table-cell office:value-type="string" calcext:value-type="string">
            <text:p>AvailableForSaleDebtSecuritiesGrossUnrealizedGain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office:value-type="string" calcext:value-type="string">
            <text:p>HeldToMaturitySecuritiesAccumulatedUnrecognizedHoldingGain</text:p>
          </table:table-cell>
          <table:table-cell office:value-type="string" calcext:value-type="string">
            <text:p>HeldToMaturitySecuritiesAccumulatedUnrecognizedHoldingLoss</text:p>
          </table:table-cell>
          <table:table-cell/>
          <table:table-cell office:value-type="string" calcext:value-type="string">
            <text:p>NotesReceivableGross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  <table:table-cell office:value-type="string" calcext:value-type="string">
            <text:p>AvailableForSaleDebtSecuritiesGrossUnrealizedLoss</text:p>
          </table:table-cell>
          <table:table-cell office:value-type="string" calcext:value-type="string">
            <text:p>AvailableForSaleDebtSecuritiesGrossUnrealizedGain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office:value-type="string" calcext:value-type="string">
            <text:p>HeldToMaturitySecuritiesAccumulatedUnrecognizedHoldingGain</text:p>
          </table:table-cell>
          <table:table-cell office:value-type="string" calcext:value-type="string">
            <text:p>HeldToMaturitySecuritiesAccumulatedUnrecognizedHoldingLoss</text:p>
          </table:table-cell>
          <table:table-cell/>
          <table:table-cell office:value-type="string" calcext:value-type="string">
            <text:p>NotesReceivableGross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</table:table-row>
        <table:table-row table:style-name="ro1">
          <table:table-cell office:value-type="float" office:value="39263" calcext:value-type="float">
            <text:p>39263</text:p>
          </table:table-cell>
          <table:table-cell office:value-type="string" calcext:value-type="string">
            <text:p>CFR</text:p>
          </table:table-cell>
          <table:table-cell office:value-type="string" calcext:value-type="string">
            <text:p>Cullen/Frost Bankers Inc.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D</text:p>
          </table:table-cell>
          <table:table-cell table:style-name="ce1" office:value-type="date" office:date-value="2022-12-31" calcext:value-type="date">
            <text:p>2022-12-31</text:p>
          </table:table-cell>
          <table:table-cell table:style-name="ce1" office:value-type="date" office:date-value="2021-12-31" calcext:value-type="date">
            <text:p>2021-12-31</text:p>
          </table:table-cell>
          <table:table-cell table:formula="of:=([.P207]-[.AD207])/[.AD207]" office:value-type="percentage" office:value="0.0294760389899722" calcext:value-type="percentage">
            <text:p>2.95%</text:p>
          </table:table-cell>
          <table:table-cell table:formula="of:=([.L207]-[.M207])/[.AD207]" office:value-type="percentage" office:value="0.038992853050106" calcext:value-type="percentage">
            <text:p>3.90%</text:p>
          </table:table-cell>
          <table:table-cell table:formula="of:=([.R207]-[.S207])/[.AD207]" office:value-type="percentage" office:value="-0.00401389404683788" calcext:value-type="percentage">
            <text:p>-0.40%</text:p>
          </table:table-cell>
          <table:table-cell table:formula="of:=[.Y207]/[.AD207]" office:value-type="percentage" office:value="-0.0261492868039907" calcext:value-type="percentage">
            <text:p>-2.61%</text:p>
          </table:table-cell>
          <table:table-cell office:value-type="float" office:value="1681985000" calcext:value-type="float">
            <text:p>1681985000</text:p>
          </table:table-cell>
          <table:table-cell office:value-type="float" office:value="17158000" calcext:value-type="float">
            <text:p>17158000</text:p>
          </table:table-cell>
          <table:table-cell office:value-type="float" office:value="18243605000" calcext:value-type="float">
            <text:p>18243605000</text:p>
          </table:table-cell>
          <table:table-cell office:value-type="float" office:value="19908432000" calcext:value-type="float">
            <text:p>19908432000</text:p>
          </table:table-cell>
          <table:table-cell office:value-type="float" office:value="43954196000" calcext:value-type="float">
            <text:p>43954196000</text:p>
          </table:table-cell>
          <table:table-cell office:value-type="float" office:value="2467865000" calcext:value-type="float">
            <text:p>2467865000</text:p>
          </table:table-cell>
          <table:table-cell office:value-type="float" office:value="13048000" calcext:value-type="float">
            <text:p>13048000</text:p>
          </table:table-cell>
          <table:table-cell office:value-type="float" office:value="184424000" calcext:value-type="float">
            <text:p>184424000</text:p>
          </table:table-cell>
          <table:table-cell office:value-type="float" office:value="2639241000" calcext:value-type="float">
            <text:p>2639241000</text:p>
          </table:table-cell>
          <table:table-cell office:value-type="float" office:value="16927348000" calcext:value-type="float">
            <text:p>16927348000</text:p>
          </table:table-cell>
          <table:table-cell office:value-type="float" office:value="52892376000" calcext:value-type="float">
            <text:p>52892376000</text:p>
          </table:table-cell>
          <table:table-cell office:value-type="float" office:value="49755148000" calcext:value-type="float">
            <text:p>49755148000</text:p>
          </table:table-cell>
          <table:table-cell office:value-type="float" office:value="579150000" calcext:value-type="float">
            <text:p>579150000</text:p>
          </table:table-cell>
          <table:table-cell office:value-type="float" office:value="-1116462000" calcext:value-type="float">
            <text:p>-1116462000</text:p>
          </table:table-cell>
          <table:table-cell office:value-type="float" office:value="40065000" calcext:value-type="float">
            <text:p>40065000</text:p>
          </table:table-cell>
          <table:table-cell office:value-type="float" office:value="518805000" calcext:value-type="float">
            <text:p>518805000</text:p>
          </table:table-cell>
          <table:table-cell office:value-type="float" office:value="13924628000" calcext:value-type="float">
            <text:p>13924628000</text:p>
          </table:table-cell>
          <table:table-cell office:value-type="float" office:value="13445888000" calcext:value-type="float">
            <text:p>13445888000</text:p>
          </table:table-cell>
          <table:table-cell office:value-type="float" office:value="42695696000" calcext:value-type="float">
            <text:p>42695696000</text:p>
          </table:table-cell>
          <table:table-cell office:value-type="float" office:value="1809143000" calcext:value-type="float">
            <text:p>1809143000</text:p>
          </table:table-cell>
          <table:table-cell office:value-type="float" office:value="59907000" calcext:value-type="float">
            <text:p>59907000</text:p>
          </table:table-cell>
          <table:table-cell office:value-type="float" office:value="101000" calcext:value-type="float">
            <text:p>101000</text:p>
          </table:table-cell>
          <table:table-cell office:value-type="float" office:value="1749337000" calcext:value-type="float">
            <text:p>1749337000</text:p>
          </table:table-cell>
          <table:table-cell office:value-type="float" office:value="16087731000" calcext:value-type="float">
            <text:p>16087731000</text:p>
          </table:table-cell>
          <table:table-cell office:value-type="float" office:value="50878490000" calcext:value-type="float">
            <text:p>50878490000</text:p>
          </table:table-cell>
          <table:table-cell office:value-type="float" office:value="46438935000" calcext:value-type="float">
            <text:p>46438935000</text:p>
          </table:table-cell>
          <table:table-cell office:value-type="float" office:value="443079000" calcext:value-type="float">
            <text:p>443079000</text:p>
          </table:table-cell>
          <table:table-cell office:value-type="float" office:value="277427000" calcext:value-type="float">
            <text:p>277427000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office:value-type="string" calcext:value-type="string">
            <text:p>HeldToMaturitySecuritiesAccumulatedUnrecognizedHoldingGain</text:p>
          </table:table-cell>
          <table:table-cell office:value-type="string" calcext:value-type="string">
            <text:p>HeldToMaturitySecuritiesAccumulatedUnrecognizedHoldingLoss</text:p>
          </table:table-cell>
          <table:table-cell office:value-type="string" calcext:value-type="string">
            <text:p>HeldToMaturitySecurities</text:p>
          </table:table-cell>
          <table:table-cell office:value-type="string" calcext:value-type="string">
            <text:p>LoansAndLeasesReceivableNetReportedAmount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office:value-type="string" calcext:value-type="string">
            <text:p>HeldToMaturitySecuritiesAccumulatedUnrecognizedHoldingGain</text:p>
          </table:table-cell>
          <table:table-cell office:value-type="string" calcext:value-type="string">
            <text:p>HeldToMaturitySecuritiesAccumulatedUnrecognizedHoldingLoss</text:p>
          </table:table-cell>
          <table:table-cell office:value-type="string" calcext:value-type="string">
            <text:p>HeldToMaturitySecurities</text:p>
          </table:table-cell>
          <table:table-cell office:value-type="string" calcext:value-type="string">
            <text:p>LoansAndLeasesReceivableNetReportedAmount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</table:table-row>
        <table:table-row table:style-name="ro1">
          <table:table-cell office:value-type="float" office:value="1488813" calcext:value-type="float">
            <text:p>1488813</text:p>
          </table:table-cell>
          <table:table-cell office:value-type="string" calcext:value-type="string">
            <text:p>CUBI</text:p>
          </table:table-cell>
          <table:table-cell office:value-type="string" calcext:value-type="string">
            <text:p>Customers Bancorp Inc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D</text:p>
          </table:table-cell>
          <table:table-cell table:style-name="ce1" office:value-type="date" office:date-value="2022-12-31" calcext:value-type="date">
            <text:p>2022-12-31</text:p>
          </table:table-cell>
          <table:table-cell table:style-name="ce1" office:value-type="date" office:date-value="2021-12-31" calcext:value-type="date">
            <text:p>2021-12-31</text:p>
          </table:table-cell>
          <table:table-cell table:formula="of:=([.P208]-[.AD208])/[.AD208]" office:value-type="percentage" office:value="0.0821930651253397" calcext:value-type="percentage">
            <text:p>8.22%</text:p>
          </table:table-cell>
          <table:table-cell table:formula="of:=([.L208]-[.M208])/[.AD208]" office:value-type="percentage" office:value="0.0105460604065199" calcext:value-type="percentage">
            <text:p>1.05%</text:p>
          </table:table-cell>
          <table:table-cell table:formula="of:=([.R208]-[.S208])/[.AD208]" office:value-type="percentage" office:value="-0.00276828050955529" calcext:value-type="percentage">
            <text:p>-0.28%</text:p>
          </table:table-cell>
          <table:table-cell table:formula="of:=[.Y208]/[.AD208]" office:value-type="percentage" office:value="0.00416726169459344" calcext:value-type="percentage">
            <text:p>0.42%</text:p>
          </table:table-cell>
          <table:table-cell office:value-type="float" office:value="177383000" calcext:value-type="float">
            <text:p>177383000</text:p>
          </table:table-cell>
          <table:table-cell office:value-type="float" office:value="442000" calcext:value-type="float">
            <text:p>442000</text:p>
          </table:table-cell>
          <table:table-cell table:number-columns-repeated="2"/>
          <table:table-cell office:value-type="float" office:value="18156953000" calcext:value-type="float">
            <text:p>18156953000</text:p>
          </table:table-cell>
          <table:table-cell office:value-type="float" office:value="793813000" calcext:value-type="float">
            <text:p>793813000</text:p>
          </table:table-cell>
          <table:table-cell office:value-type="float" office:value="0" calcext:value-type="float">
            <text:p>0</text:p>
          </table:table-cell>
          <table:table-cell office:value-type="float" office:value="46446000" calcext:value-type="float">
            <text:p>46446000</text:p>
          </table:table-cell>
          <table:table-cell table:number-columns-repeated="2"/>
          <table:table-cell office:value-type="float" office:value="20896112000" calcext:value-type="float">
            <text:p>20896112000</text:p>
          </table:table-cell>
          <table:table-cell office:value-type="float" office:value="19493151000" calcext:value-type="float">
            <text:p>19493151000</text:p>
          </table:table-cell>
          <table:table-cell office:value-type="float" office:value="28711000" calcext:value-type="float">
            <text:p>28711000</text:p>
          </table:table-cell>
          <table:table-cell office:value-type="float" office:value="69918000" calcext:value-type="float">
            <text:p>69918000</text:p>
          </table:table-cell>
          <table:table-cell office:value-type="float" office:value="15703000" calcext:value-type="float">
            <text:p>15703000</text:p>
          </table:table-cell>
          <table:table-cell office:value-type="float" office:value="7427000" calcext:value-type="float">
            <text:p>7427000</text:p>
          </table:table-cell>
          <table:table-cell table:number-columns-repeated="2"/>
          <table:table-cell office:value-type="float" office:value="16777924000" calcext:value-type="float">
            <text:p>1677792400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19575028000" calcext:value-type="float">
            <text:p>19575028000</text:p>
          </table:table-cell>
          <table:table-cell office:value-type="float" office:value="18208811000" calcext:value-type="float">
            <text:p>18208811000</text:p>
          </table:table-cell>
          <table:table-cell office:value-type="float" office:value="100669000" calcext:value-type="float">
            <text:p>100669000</text:p>
          </table:table-cell>
          <table:table-cell office:value-type="float" office:value="315431000" calcext:value-type="float">
            <text:p>315431000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table:number-columns-repeated="2"/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office:value-type="string" calcext:value-type="string">
            <text:p>HeldToMaturitySecuritiesAccumulatedUnrecognizedHoldingGain</text:p>
          </table:table-cell>
          <table:table-cell office:value-type="string" calcext:value-type="string">
            <text:p>HeldToMaturitySecuritiesAccumulatedUnrecognizedHoldingLoss</text:p>
          </table:table-cell>
          <table:table-cell table:number-columns-repeated="2"/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table:number-columns-repeated="2"/>
          <table:table-cell office:value-type="string" calcext:value-type="string">
            <text:p>Deposits</text:p>
          </table:table-cell>
          <table:table-cell table:number-columns-repeated="3"/>
          <table:table-cell office:value-type="string" calcext:value-type="string">
            <text:p>HeldToMaturitySecurities</text:p>
          </table:table-cell>
          <table:table-cell/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</table:table-row>
        <table:table-row table:style-name="ro1">
          <table:table-cell office:value-type="float" office:value="842518" calcext:value-type="float">
            <text:p>842518</text:p>
          </table:table-cell>
          <table:table-cell office:value-type="string" calcext:value-type="string">
            <text:p>EVBN</text:p>
          </table:table-cell>
          <table:table-cell office:value-type="string" calcext:value-type="string">
            <text:p>Evans Bancorp Inc.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D</text:p>
          </table:table-cell>
          <table:table-cell table:style-name="ce1" office:value-type="date" office:date-value="2022-12-31" calcext:value-type="date">
            <text:p>2022-12-31</text:p>
          </table:table-cell>
          <table:table-cell table:style-name="ce1" office:value-type="date" office:date-value="2021-12-31" calcext:value-type="date">
            <text:p>2021-12-31</text:p>
          </table:table-cell>
          <table:table-cell table:formula="of:=([.P209]-[.AD209])/[.AD209]" office:value-type="percentage" office:value="-0.0853664643473511" calcext:value-type="percentage">
            <text:p>-8.54%</text:p>
          </table:table-cell>
          <table:table-cell table:formula="of:=([.L209]-[.M209])/[.AD209]" office:value-type="percentage" office:value="0.0329833658314219" calcext:value-type="percentage">
            <text:p>3.30%</text:p>
          </table:table-cell>
          <table:table-cell table:formula="of:=([.R209]-[.S209])/[.AD209]" office:value-type="percentage" office:value="-0.0000722753359899682" calcext:value-type="percentage">
            <text:p>-0.01%</text:p>
          </table:table-cell>
          <table:table-cell table:formula="of:=[.Y209]/[.AD209]" office:value-type="percentage" office:value="-0.0109538434216796" calcext:value-type="percentage">
            <text:p>-1.10%</text:p>
          </table:table-cell>
          <table:table-cell office:value-type="float" office:value="63895000" calcext:value-type="float">
            <text:p>63895000</text:p>
          </table:table-cell>
          <table:table-cell office:value-type="float" office:value="5000" calcext:value-type="float">
            <text:p>5000</text:p>
          </table:table-cell>
          <table:table-cell office:value-type="float" office:value="364326000" calcext:value-type="float">
            <text:p>364326000</text:p>
          </table:table-cell>
          <table:table-cell office:value-type="float" office:value="428216000" calcext:value-type="float">
            <text:p>428216000</text:p>
          </table:table-cell>
          <table:table-cell office:value-type="float" office:value="1771679000" calcext:value-type="float">
            <text:p>1771679000</text:p>
          </table:table-cell>
          <table:table-cell office:value-type="float" office:value="6809000" calcext:value-type="float">
            <text:p>6809000</text:p>
          </table:table-cell>
          <table:table-cell/>
          <table:table-cell office:value-type="float" office:value="140000" calcext:value-type="float">
            <text:p>140000</text:p>
          </table:table-cell>
          <table:table-cell office:value-type="float" office:value="6949000" calcext:value-type="float">
            <text:p>6949000</text:p>
          </table:table-cell>
          <table:table-cell office:value-type="float" office:value="1644130000" calcext:value-type="float">
            <text:p>1644130000</text:p>
          </table:table-cell>
          <table:table-cell office:value-type="float" office:value="2178510000" calcext:value-type="float">
            <text:p>2178510000</text:p>
          </table:table-cell>
          <table:table-cell office:value-type="float" office:value="2024517000" calcext:value-type="float">
            <text:p>2024517000</text:p>
          </table:table-cell>
          <table:table-cell/>
          <table:table-cell office:value-type="float" office:value="-21218000" calcext:value-type="float">
            <text:p>-21218000</text:p>
          </table:table-cell>
          <table:table-cell office:value-type="float" office:value="5381000" calcext:value-type="float">
            <text:p>5381000</text:p>
          </table:table-cell>
          <table:table-cell office:value-type="float" office:value="1112000" calcext:value-type="float">
            <text:p>1112000</text:p>
          </table:table-cell>
          <table:table-cell office:value-type="float" office:value="305959000" calcext:value-type="float">
            <text:p>305959000</text:p>
          </table:table-cell>
          <table:table-cell office:value-type="float" office:value="310228000" calcext:value-type="float">
            <text:p>310228000</text:p>
          </table:table-cell>
          <table:table-cell office:value-type="float" office:value="1937037000" calcext:value-type="float">
            <text:p>1937037000</text:p>
          </table:table-cell>
          <table:table-cell office:value-type="float" office:value="3179000" calcext:value-type="float">
            <text:p>3179000</text:p>
          </table:table-cell>
          <table:table-cell office:value-type="float" office:value="17000" calcext:value-type="float">
            <text:p>17000</text:p>
          </table:table-cell>
          <table:table-cell office:value-type="float" office:value="3000" calcext:value-type="float">
            <text:p>3000</text:p>
          </table:table-cell>
          <table:table-cell office:value-type="float" office:value="3165000" calcext:value-type="float">
            <text:p>3165000</text:p>
          </table:table-cell>
          <table:table-cell office:value-type="float" office:value="1523498000" calcext:value-type="float">
            <text:p>1523498000</text:p>
          </table:table-cell>
          <table:table-cell office:value-type="float" office:value="2210640000" calcext:value-type="float">
            <text:p>2210640000</text:p>
          </table:table-cell>
          <table:table-cell office:value-type="float" office:value="2026748000" calcext:value-type="float">
            <text:p>2026748000</text:p>
          </table:table-cell>
          <table:table-cell/>
          <table:table-cell office:value-type="float" office:value="19091000" calcext:value-type="float">
            <text:p>19091000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/>
          <table:table-cell office:value-type="string" calcext:value-type="string">
            <text:p>HeldToMaturitySecuritiesAccumulatedUnrecognizedHoldingLoss</text:p>
          </table:table-cell>
          <table:table-cell office:value-type="string" calcext:value-type="string">
            <text:p>HeldToMaturitySecurities</text:p>
          </table:table-cell>
          <table:table-cell office:value-type="string" calcext:value-type="string">
            <text:p>NotesReceivableGross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/>
          <table:table-cell office:value-type="string" calcext:value-type="string">
            <text:p>ComprehensiveIncomeNetOfTax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office:value-type="string" calcext:value-type="string">
            <text:p>HeldToMaturitySecuritiesAccumulatedUnrecognizedHoldingGain</text:p>
          </table:table-cell>
          <table:table-cell office:value-type="string" calcext:value-type="string">
            <text:p>HeldToMaturitySecuritiesAccumulatedUnrecognizedHoldingLoss</text:p>
          </table:table-cell>
          <table:table-cell office:value-type="string" calcext:value-type="string">
            <text:p>HeldToMaturitySecurities</text:p>
          </table:table-cell>
          <table:table-cell office:value-type="string" calcext:value-type="string">
            <text:p>NotesReceivableGross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/>
          <table:table-cell office:value-type="string" calcext:value-type="string">
            <text:p>ComprehensiveIncomeNetOfTax</text:p>
          </table:table-cell>
        </table:table-row>
        <table:table-row table:style-name="ro1">
          <table:table-cell office:value-type="float" office:value="37808" calcext:value-type="float">
            <text:p>37808</text:p>
          </table:table-cell>
          <table:table-cell office:value-type="string" calcext:value-type="string">
            <text:p>FNB</text:p>
          </table:table-cell>
          <table:table-cell office:value-type="string" calcext:value-type="string">
            <text:p>F.N.B. Corporation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D</text:p>
          </table:table-cell>
          <table:table-cell table:style-name="ce1" office:value-type="date" office:date-value="2022-12-31" calcext:value-type="date">
            <text:p>2022-12-31</text:p>
          </table:table-cell>
          <table:table-cell table:style-name="ce1" office:value-type="date" office:date-value="2021-12-31" calcext:value-type="date">
            <text:p>2021-12-31</text:p>
          </table:table-cell>
          <table:table-cell table:formula="of:=([.P210]-[.AD210])/[.AD210]" office:value-type="percentage" office:value="0.0959465422681712" calcext:value-type="percentage">
            <text:p>9.59%</text:p>
          </table:table-cell>
          <table:table-cell table:formula="of:=([.L210]-[.M210])/[.AD210]" office:value-type="percentage" office:value="0.0109374015003467" calcext:value-type="percentage">
            <text:p>1.09%</text:p>
          </table:table-cell>
          <table:table-cell table:formula="of:=([.R210]-[.S210])/[.AD210]" office:value-type="percentage" office:value="-0.0126079556199962" calcext:value-type="percentage">
            <text:p>-1.26%</text:p>
          </table:table-cell>
          <table:table-cell table:formula="of:=[.Y210]/[.AD210]" office:value-type="percentage" office:value="0" calcext:value-type="percentage">
            <text:p>0.00%</text:p>
          </table:table-cell>
          <table:table-cell office:value-type="float" office:value="348000000" calcext:value-type="float">
            <text:p>348000000</text:p>
          </table:table-cell>
          <table:table-cell office:value-type="float" office:value="1000000" calcext:value-type="float">
            <text:p>1000000</text:p>
          </table:table-cell>
          <table:table-cell table:number-columns-repeated="2"/>
          <table:table-cell office:value-type="float" office:value="34770000000" calcext:value-type="float">
            <text:p>34770000000</text:p>
          </table:table-cell>
          <table:table-cell office:value-type="float" office:value="3687000000" calcext:value-type="float">
            <text:p>3687000000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403000000" calcext:value-type="float">
            <text:p>403000000</text:p>
          </table:table-cell>
          <table:table-cell table:number-columns-repeated="2"/>
          <table:table-cell office:value-type="float" office:value="43725000000" calcext:value-type="float">
            <text:p>43725000000</text:p>
          </table:table-cell>
          <table:table-cell office:value-type="float" office:value="38072000000" calcext:value-type="float">
            <text:p>38072000000</text:p>
          </table:table-cell>
          <table:table-cell office:value-type="float" office:value="439000000" calcext:value-type="float">
            <text:p>439000000</text:p>
          </table:table-cell>
          <table:table-cell/>
          <table:table-cell office:value-type="float" office:value="26000000" calcext:value-type="float">
            <text:p>26000000</text:p>
          </table:table-cell>
          <table:table-cell office:value-type="float" office:value="36000000" calcext:value-type="float">
            <text:p>36000000</text:p>
          </table:table-cell>
          <table:table-cell/>
          <table:table-cell office:value-type="float" office:value="3416000000" calcext:value-type="float">
            <text:p>3416000000</text:p>
          </table:table-cell>
          <table:table-cell office:value-type="float" office:value="31726000000" calcext:value-type="float">
            <text:p>31726000000</text:p>
          </table:table-cell>
          <table:table-cell office:value-type="float" office:value="3506000000" calcext:value-type="float">
            <text:p>3506000000</text:p>
          </table:table-cell>
          <table:table-cell office:value-type="float" office:value="62000000" calcext:value-type="float">
            <text:p>62000000</text:p>
          </table:table-cell>
          <table:table-cell office:value-type="float" office:value="19000000" calcext:value-type="float">
            <text:p>19000000</text:p>
          </table:table-cell>
          <table:table-cell table:number-columns-repeated="2"/>
          <table:table-cell office:value-type="float" office:value="39513000000" calcext:value-type="float">
            <text:p>39513000000</text:p>
          </table:table-cell>
          <table:table-cell office:value-type="float" office:value="34363000000" calcext:value-type="float">
            <text:p>34363000000</text:p>
          </table:table-cell>
          <table:table-cell office:value-type="float" office:value="405000000" calcext:value-type="float">
            <text:p>405000000</text:p>
          </table:table-cell>
          <table:table-cell/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table:number-columns-repeated="2"/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office:value-type="string" calcext:value-type="string">
            <text:p>HeldToMaturitySecuritiesAccumulatedUnrecognizedHoldingGain</text:p>
          </table:table-cell>
          <table:table-cell office:value-type="string" calcext:value-type="string">
            <text:p>HeldToMaturitySecuritiesAccumulatedUnrecognizedHoldingLoss</text:p>
          </table:table-cell>
          <table:table-cell table:number-columns-repeated="2"/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/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/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office:value-type="string" calcext:value-type="string">
            <text:p>HeldToMaturitySecuritiesAccumulatedUnrecognizedHoldingGain</text:p>
          </table:table-cell>
          <table:table-cell office:value-type="string" calcext:value-type="string">
            <text:p>HeldToMaturitySecuritiesAccumulatedUnrecognizedHoldingLoss</text:p>
          </table:table-cell>
          <table:table-cell table:number-columns-repeated="2"/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/>
        </table:table-row>
        <table:table-row table:style-name="ro1">
          <table:table-cell office:value-type="float" office:value="1649749" calcext:value-type="float">
            <text:p>1649749</text:p>
          </table:table-cell>
          <table:table-cell office:value-type="string" calcext:value-type="string">
            <text:p>FBK</text:p>
          </table:table-cell>
          <table:table-cell office:value-type="string" calcext:value-type="string">
            <text:p>FB Financial Corporation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D</text:p>
          </table:table-cell>
          <table:table-cell table:style-name="ce1" office:value-type="date" office:date-value="2022-12-31" calcext:value-type="date">
            <text:p>2022-12-31</text:p>
          </table:table-cell>
          <table:table-cell table:style-name="ce1" office:value-type="date" office:date-value="2021-12-31" calcext:value-type="date">
            <text:p>2021-12-31</text:p>
          </table:table-cell>
          <table:table-cell table:formula="of:=([.P211]-[.AD211])/[.AD211]" office:value-type="percentage" office:value="0.00174745593687935" calcext:value-type="percentage">
            <text:p>0.17%</text:p>
          </table:table-cell>
          <table:table-cell table:formula="of:=([.L211]-[.M211])/[.AD211]" office:value-type="percentage" office:value="0.0216287005403853" calcext:value-type="percentage">
            <text:p>2.16%</text:p>
          </table:table-cell>
          <table:table-cell table:formula="of:=([.R211]-[.S211])/[.AD211]" office:value-type="percentage" office:value="0" calcext:value-type="percentage">
            <text:p>0.00%</text:p>
          </table:table-cell>
          <table:table-cell table:formula="of:=[.Y211]/[.AD211]" office:value-type="percentage" office:value="-0.00468178298640284" calcext:value-type="percentage">
            <text:p>-0.47%</text:p>
          </table:table-cell>
          <table:table-cell office:value-type="float" office:value="234846000" calcext:value-type="float">
            <text:p>234846000</text:p>
          </table:table-cell>
          <table:table-cell office:value-type="float" office:value="458000" calcext:value-type="float">
            <text:p>458000</text:p>
          </table:table-cell>
          <table:table-cell table:number-columns-repeated="2"/>
          <table:table-cell office:value-type="float" office:value="10855834000" calcext:value-type="float">
            <text:p>10855834000</text:p>
          </table:table-cell>
          <table:table-cell table:number-columns-repeated="5"/>
          <table:table-cell office:value-type="float" office:value="12847756000" calcext:value-type="float">
            <text:p>12847756000</text:p>
          </table:table-cell>
          <table:table-cell office:value-type="float" office:value="11522238000" calcext:value-type="float">
            <text:p>11522238000</text:p>
          </table:table-cell>
          <table:table-cell office:value-type="float" office:value="124555000" calcext:value-type="float">
            <text:p>124555000</text:p>
          </table:table-cell>
          <table:table-cell office:value-type="float" office:value="-50736000" calcext:value-type="float">
            <text:p>-50736000</text:p>
          </table:table-cell>
          <table:table-cell office:value-type="float" office:value="18393000" calcext:value-type="float">
            <text:p>18393000</text:p>
          </table:table-cell>
          <table:table-cell office:value-type="float" office:value="23120000" calcext:value-type="float">
            <text:p>23120000</text:p>
          </table:table-cell>
          <table:table-cell table:number-columns-repeated="2"/>
          <table:table-cell office:value-type="float" office:value="10836897000" calcext:value-type="float">
            <text:p>10836897000</text:p>
          </table:table-cell>
          <table:table-cell table:number-columns-repeated="5"/>
          <table:table-cell office:value-type="float" office:value="12597686000" calcext:value-type="float">
            <text:p>12597686000</text:p>
          </table:table-cell>
          <table:table-cell office:value-type="float" office:value="11164991000" calcext:value-type="float">
            <text:p>11164991000</text:p>
          </table:table-cell>
          <table:table-cell office:value-type="float" office:value="190285000" calcext:value-type="float">
            <text:p>190285000</text:p>
          </table:table-cell>
          <table:table-cell office:value-type="float" office:value="168548000" calcext:value-type="float">
            <text:p>168548000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table:number-columns-repeated="2"/>
          <table:table-cell office:value-type="string" calcext:value-type="string">
            <text:p>Deposits</text:p>
          </table:table-cell>
          <table:table-cell table:number-columns-repeated="5"/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table:number-columns-repeated="2"/>
          <table:table-cell office:value-type="string" calcext:value-type="string">
            <text:p>Deposits</text:p>
          </table:table-cell>
          <table:table-cell table:number-columns-repeated="5"/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</table:table-row>
        <table:table-row table:style-name="ro1">
          <table:table-cell office:value-type="float" office:value="1057706" calcext:value-type="float">
            <text:p>1057706</text:p>
          </table:table-cell>
          <table:table-cell office:value-type="string" calcext:value-type="string">
            <text:p>FBP</text:p>
          </table:table-cell>
          <table:table-cell office:value-type="string" calcext:value-type="string">
            <text:p>First BanCorp.</text:p>
          </table:table-cell>
          <table:table-cell office:value-type="string" calcext:value-type="string">
            <text:p>Puerto Rico</text:p>
          </table:table-cell>
          <table:table-cell office:value-type="string" calcext:value-type="string">
            <text:p>USD</text:p>
          </table:table-cell>
          <table:table-cell table:style-name="ce1" office:value-type="date" office:date-value="2022-12-31" calcext:value-type="date">
            <text:p>2022-12-31</text:p>
          </table:table-cell>
          <table:table-cell table:style-name="ce1" office:value-type="date" office:date-value="2021-12-31" calcext:value-type="date">
            <text:p>2021-12-31</text:p>
          </table:table-cell>
          <table:table-cell table:formula="of:=([.P212]-[.AD212])/[.AD212]" office:value-type="percentage" office:value="-0.0922933248857148" calcext:value-type="percentage">
            <text:p>-9.23%</text:p>
          </table:table-cell>
          <table:table-cell table:formula="of:=([.L212]-[.M212])/[.AD212]" office:value-type="percentage" office:value="0.0448818531052251" calcext:value-type="percentage">
            <text:p>4.49%</text:p>
          </table:table-cell>
          <table:table-cell table:formula="of:=([.R212]-[.S212])/[.AD212]" office:value-type="percentage" office:value="-0.000586002930352017" calcext:value-type="percentage">
            <text:p>-0.06%</text:p>
          </table:table-cell>
          <table:table-cell table:formula="of:=[.Y212]/[.AD212]" office:value-type="percentage" office:value="-0.0233741623649823" calcext:value-type="percentage">
            <text:p>-2.34%</text:p>
          </table:table-cell>
          <table:table-cell office:value-type="float" office:value="798466000" calcext:value-type="float">
            <text:p>798466000</text:p>
          </table:table-cell>
          <table:table-cell office:value-type="float" office:value="247000" calcext:value-type="float">
            <text:p>247000</text:p>
          </table:table-cell>
          <table:table-cell office:value-type="float" office:value="5599520000" calcext:value-type="float">
            <text:p>5599520000</text:p>
          </table:table-cell>
          <table:table-cell office:value-type="float" office:value="6398197000" calcext:value-type="float">
            <text:p>6398197000</text:p>
          </table:table-cell>
          <table:table-cell office:value-type="float" office:value="16143467000" calcext:value-type="float">
            <text:p>16143467000</text:p>
          </table:table-cell>
          <table:table-cell office:value-type="float" office:value="427115000" calcext:value-type="float">
            <text:p>427115000</text:p>
          </table:table-cell>
          <table:table-cell office:value-type="float" office:value="4068000" calcext:value-type="float">
            <text:p>4068000</text:p>
          </table:table-cell>
          <table:table-cell office:value-type="float" office:value="14490000" calcext:value-type="float">
            <text:p>14490000</text:p>
          </table:table-cell>
          <table:table-cell office:value-type="float" office:value="437537000" calcext:value-type="float">
            <text:p>437537000</text:p>
          </table:table-cell>
          <table:table-cell office:value-type="float" office:value="11552825000" calcext:value-type="float">
            <text:p>11552825000</text:p>
          </table:table-cell>
          <table:table-cell office:value-type="float" office:value="18634484000" calcext:value-type="float">
            <text:p>18634484000</text:p>
          </table:table-cell>
          <table:table-cell office:value-type="float" office:value="17308944000" calcext:value-type="float">
            <text:p>17308944000</text:p>
          </table:table-cell>
          <table:table-cell office:value-type="float" office:value="305072000" calcext:value-type="float">
            <text:p>305072000</text:p>
          </table:table-cell>
          <table:table-cell office:value-type="float" office:value="-415707000" calcext:value-type="float">
            <text:p>-415707000</text:p>
          </table:table-cell>
          <table:table-cell office:value-type="float" office:value="108537000" calcext:value-type="float">
            <text:p>108537000</text:p>
          </table:table-cell>
          <table:table-cell office:value-type="float" office:value="28900000" calcext:value-type="float">
            <text:p>28900000</text:p>
          </table:table-cell>
          <table:table-cell office:value-type="float" office:value="6453761000" calcext:value-type="float">
            <text:p>6453761000</text:p>
          </table:table-cell>
          <table:table-cell office:value-type="float" office:value="6534503000" calcext:value-type="float">
            <text:p>6534503000</text:p>
          </table:table-cell>
          <table:table-cell office:value-type="float" office:value="17784894000" calcext:value-type="float">
            <text:p>17784894000</text:p>
          </table:table-cell>
          <table:table-cell office:value-type="float" office:value="167147000" calcext:value-type="float">
            <text:p>167147000</text:p>
          </table:table-cell>
          <table:table-cell office:value-type="float" office:value="2086000" calcext:value-type="float">
            <text:p>2086000</text:p>
          </table:table-cell>
          <table:table-cell office:value-type="float" office:value="13072000" calcext:value-type="float">
            <text:p>13072000</text:p>
          </table:table-cell>
          <table:table-cell office:value-type="float" office:value="178133000" calcext:value-type="float">
            <text:p>178133000</text:p>
          </table:table-cell>
          <table:table-cell office:value-type="float" office:value="11060658000" calcext:value-type="float">
            <text:p>11060658000</text:p>
          </table:table-cell>
          <table:table-cell office:value-type="float" office:value="20785275000" calcext:value-type="float">
            <text:p>20785275000</text:p>
          </table:table-cell>
          <table:table-cell office:value-type="float" office:value="18683508000" calcext:value-type="float">
            <text:p>18683508000</text:p>
          </table:table-cell>
          <table:table-cell office:value-type="float" office:value="281025000" calcext:value-type="float">
            <text:p>281025000</text:p>
          </table:table-cell>
          <table:table-cell office:value-type="float" office:value="141571000" calcext:value-type="float">
            <text:p>141571000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office:value-type="string" calcext:value-type="string">
            <text:p>HeldToMaturitySecuritiesAccumulatedUnrecognizedHoldingGain</text:p>
          </table:table-cell>
          <table:table-cell office:value-type="string" calcext:value-type="string">
            <text:p>HeldToMaturitySecuritiesAccumulatedUnrecognizedHoldingLoss</text:p>
          </table:table-cell>
          <table:table-cell office:value-type="string" calcext:value-type="string">
            <text:p>HeldToMaturitySecurities</text:p>
          </table:table-cell>
          <table:table-cell office:value-type="string" calcext:value-type="string">
            <text:p>NotesReceivableGross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office:value-type="string" calcext:value-type="string">
            <text:p>HeldToMaturitySecuritiesAccumulatedUnrecognizedHoldingGain</text:p>
          </table:table-cell>
          <table:table-cell office:value-type="string" calcext:value-type="string">
            <text:p>HeldToMaturitySecuritiesAccumulatedUnrecognizedHoldingLoss</text:p>
          </table:table-cell>
          <table:table-cell office:value-type="string" calcext:value-type="string">
            <text:p>HeldToMaturitySecurities</text:p>
          </table:table-cell>
          <table:table-cell office:value-type="string" calcext:value-type="string">
            <text:p>NotesReceivableGross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</table:table-row>
        <table:table-row table:style-name="ro1">
          <table:table-cell office:value-type="float" office:value="712537" calcext:value-type="float">
            <text:p>712537</text:p>
          </table:table-cell>
          <table:table-cell office:value-type="string" calcext:value-type="string">
            <text:p>FCF</text:p>
          </table:table-cell>
          <table:table-cell office:value-type="string" calcext:value-type="string">
            <text:p>First Commonwealth Financial Corporation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D</text:p>
          </table:table-cell>
          <table:table-cell table:style-name="ce1" office:value-type="date" office:date-value="2022-12-31" calcext:value-type="date">
            <text:p>2022-12-31</text:p>
          </table:table-cell>
          <table:table-cell table:style-name="ce1" office:value-type="date" office:date-value="2021-12-31" calcext:value-type="date">
            <text:p>2021-12-31</text:p>
          </table:table-cell>
          <table:table-cell table:formula="of:=([.P213]-[.AD213])/[.AD213]" office:value-type="percentage" office:value="0.00287767062390745" calcext:value-type="percentage">
            <text:p>0.29%</text:p>
          </table:table-cell>
          <table:table-cell table:formula="of:=([.L213]-[.M213])/[.AD213]" office:value-type="percentage" office:value="0.0170424095314524" calcext:value-type="percentage">
            <text:p>1.70%</text:p>
          </table:table-cell>
          <table:table-cell table:formula="of:=([.R213]-[.S213])/[.AD213]" office:value-type="percentage" office:value="-0.00939016834078756" calcext:value-type="percentage">
            <text:p>-0.94%</text:p>
          </table:table-cell>
          <table:table-cell table:formula="of:=[.Y213]/[.AD213]" office:value-type="percentage" office:value="-0.000093078632778862" calcext:value-type="percentage">
            <text:p>-0.01%</text:p>
          </table:table-cell>
          <table:table-cell office:value-type="float" office:value="136316000" calcext:value-type="float">
            <text:p>136316000</text:p>
          </table:table-cell>
          <table:table-cell office:value-type="float" office:value="275000" calcext:value-type="float">
            <text:p>275000</text:p>
          </table:table-cell>
          <table:table-cell office:value-type="float" office:value="762661000" calcext:value-type="float">
            <text:p>762661000</text:p>
          </table:table-cell>
          <table:table-cell office:value-type="float" office:value="898702000" calcext:value-type="float">
            <text:p>898702000</text:p>
          </table:table-cell>
          <table:table-cell office:value-type="float" office:value="8005469000" calcext:value-type="float">
            <text:p>8005469000</text:p>
          </table:table-cell>
          <table:table-cell office:value-type="float" office:value="386205000" calcext:value-type="float">
            <text:p>386205000</text:p>
          </table:table-cell>
          <table:table-cell office:value-type="float" office:value="0" calcext:value-type="float">
            <text:p>0</text:p>
          </table:table-cell>
          <table:table-cell office:value-type="float" office:value="74957000" calcext:value-type="float">
            <text:p>74957000</text:p>
          </table:table-cell>
          <table:table-cell office:value-type="float" office:value="461162000" calcext:value-type="float">
            <text:p>461162000</text:p>
          </table:table-cell>
          <table:table-cell office:value-type="float" office:value="7642143000" calcext:value-type="float">
            <text:p>7642143000</text:p>
          </table:table-cell>
          <table:table-cell office:value-type="float" office:value="9805666000" calcext:value-type="float">
            <text:p>9805666000</text:p>
          </table:table-cell>
          <table:table-cell office:value-type="float" office:value="8753592000" calcext:value-type="float">
            <text:p>8753592000</text:p>
          </table:table-cell>
          <table:table-cell office:value-type="float" office:value="128181000" calcext:value-type="float">
            <text:p>128181000</text:p>
          </table:table-cell>
          <table:table-cell office:value-type="float" office:value="-743000" calcext:value-type="float">
            <text:p>-743000</text:p>
          </table:table-cell>
          <table:table-cell office:value-type="float" office:value="13714000" calcext:value-type="float">
            <text:p>13714000</text:p>
          </table:table-cell>
          <table:table-cell office:value-type="float" office:value="9515000" calcext:value-type="float">
            <text:p>9515000</text:p>
          </table:table-cell>
          <table:table-cell office:value-type="float" office:value="1041380000" calcext:value-type="float">
            <text:p>1041380000</text:p>
          </table:table-cell>
          <table:table-cell office:value-type="float" office:value="1045579000" calcext:value-type="float">
            <text:p>1045579000</text:p>
          </table:table-cell>
          <table:table-cell office:value-type="float" office:value="7982498000" calcext:value-type="float">
            <text:p>7982498000</text:p>
          </table:table-cell>
          <table:table-cell office:value-type="float" office:value="536651000" calcext:value-type="float">
            <text:p>536651000</text:p>
          </table:table-cell>
          <table:table-cell office:value-type="float" office:value="3768000" calcext:value-type="float">
            <text:p>3768000</text:p>
          </table:table-cell>
          <table:table-cell office:value-type="float" office:value="8428000" calcext:value-type="float">
            <text:p>8428000</text:p>
          </table:table-cell>
          <table:table-cell office:value-type="float" office:value="541311000" calcext:value-type="float">
            <text:p>541311000</text:p>
          </table:table-cell>
          <table:table-cell office:value-type="float" office:value="6839230000" calcext:value-type="float">
            <text:p>6839230000</text:p>
          </table:table-cell>
          <table:table-cell office:value-type="float" office:value="9545093000" calcext:value-type="float">
            <text:p>9545093000</text:p>
          </table:table-cell>
          <table:table-cell office:value-type="float" office:value="8435721000" calcext:value-type="float">
            <text:p>8435721000</text:p>
          </table:table-cell>
          <table:table-cell office:value-type="float" office:value="138257000" calcext:value-type="float">
            <text:p>138257000</text:p>
          </table:table-cell>
          <table:table-cell office:value-type="float" office:value="112256000" calcext:value-type="float">
            <text:p>112256000</text:p>
          </table:table-cell>
          <table:table-cell office:value-type="string" calcext:value-type="string">
            <text:p>AvailableForSaleDebtSecuritiesGrossUnrealizedLoss</text:p>
          </table:table-cell>
          <table:table-cell office:value-type="string" calcext:value-type="string">
            <text:p>AvailableForSaleDebtSecuritiesGrossUnrealizedGain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office:value-type="string" calcext:value-type="string">
            <text:p>HeldToMaturitySecuritiesAccumulatedUnrecognizedHoldingGain</text:p>
          </table:table-cell>
          <table:table-cell office:value-type="string" calcext:value-type="string">
            <text:p>HeldToMaturitySecuritiesAccumulatedUnrecognizedHoldingLoss</text:p>
          </table:table-cell>
          <table:table-cell office:value-type="string" calcext:value-type="string">
            <text:p>HeldToMaturitySecurities</text:p>
          </table:table-cell>
          <table:table-cell office:value-type="string" calcext:value-type="string">
            <text:p>NotesReceivableGross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office:value-type="string" calcext:value-type="string">
            <text:p>HeldToMaturitySecuritiesAccumulatedUnrecognizedHoldingGain</text:p>
          </table:table-cell>
          <table:table-cell office:value-type="string" calcext:value-type="string">
            <text:p>HeldToMaturitySecuritiesAccumulatedUnrecognizedHoldingLoss</text:p>
          </table:table-cell>
          <table:table-cell office:value-type="string" calcext:value-type="string">
            <text:p>HeldToMaturitySecurities</text:p>
          </table:table-cell>
          <table:table-cell office:value-type="string" calcext:value-type="string">
            <text:p>NotesReceivableGross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</table:table-row>
        <table:table-row table:style-name="ro1">
          <table:table-cell office:value-type="float" office:value="36966" calcext:value-type="float">
            <text:p>36966</text:p>
          </table:table-cell>
          <table:table-cell office:value-type="string" calcext:value-type="string">
            <text:p>FHN</text:p>
          </table:table-cell>
          <table:table-cell office:value-type="string" calcext:value-type="string">
            <text:p>First Horizon Corporation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D</text:p>
          </table:table-cell>
          <table:table-cell table:style-name="ce1" office:value-type="date" office:date-value="2022-12-31" calcext:value-type="date">
            <text:p>2022-12-31</text:p>
          </table:table-cell>
          <table:table-cell table:style-name="ce1" office:value-type="date" office:date-value="2021-12-31" calcext:value-type="date">
            <text:p>2021-12-31</text:p>
          </table:table-cell>
          <table:table-cell table:formula="of:=([.P214]-[.AD214])/[.AD214]" office:value-type="percentage" office:value="-0.152293210494693" calcext:value-type="percentage">
            <text:p>-15.23%</text:p>
          </table:table-cell>
          <table:table-cell table:formula="of:=([.L214]-[.M214])/[.AD214]" office:value-type="percentage" office:value="0.114707256826223" calcext:value-type="percentage">
            <text:p>11.47%</text:p>
          </table:table-cell>
          <table:table-cell table:formula="of:=([.R214]-[.S214])/[.AD214]" office:value-type="percentage" office:value="-0.00216302823953535" calcext:value-type="percentage">
            <text:p>-0.22%</text:p>
          </table:table-cell>
          <table:table-cell table:formula="of:=[.Y214]/[.AD214]" office:value-type="percentage" office:value="-0.00240336471059483" calcext:value-type="percentage">
            <text:p>-0.24%</text:p>
          </table:table-cell>
          <table:table-cell office:value-type="float" office:value="8591000000" calcext:value-type="float">
            <text:p>8591000000</text:p>
          </table:table-cell>
          <table:table-cell table:number-columns-repeated="3"/>
          <table:table-cell office:value-type="float" office:value="63489000000" calcext:value-type="float">
            <text:p>63489000000</text:p>
          </table:table-cell>
          <table:table-cell office:value-type="float" office:value="1209000000" calcext:value-type="float">
            <text:p>1209000000</text:p>
          </table:table-cell>
          <table:table-cell office:value-type="float" office:value="0" calcext:value-type="float">
            <text:p>0</text:p>
          </table:table-cell>
          <table:table-cell office:value-type="float" office:value="162000000" calcext:value-type="float">
            <text:p>162000000</text:p>
          </table:table-cell>
          <table:table-cell office:value-type="float" office:value="1371000000" calcext:value-type="float">
            <text:p>1371000000</text:p>
          </table:table-cell>
          <table:table-cell/>
          <table:table-cell office:value-type="float" office:value="78953000000" calcext:value-type="float">
            <text:p>78953000000</text:p>
          </table:table-cell>
          <table:table-cell office:value-type="float" office:value="70406000000" calcext:value-type="float">
            <text:p>70406000000</text:p>
          </table:table-cell>
          <table:table-cell office:value-type="float" office:value="900000000" calcext:value-type="float">
            <text:p>900000000</text:p>
          </table:table-cell>
          <table:table-cell office:value-type="float" office:value="-180000000" calcext:value-type="float">
            <text:p>-180000000</text:p>
          </table:table-cell>
          <table:table-cell office:value-type="float" office:value="5458000000" calcext:value-type="float">
            <text:p>5458000000</text:p>
          </table:table-cell>
          <table:table-cell table:number-columns-repeated="3"/>
          <table:table-cell office:value-type="float" office:value="74895000000" calcext:value-type="float">
            <text:p>74895000000</text:p>
          </table:table-cell>
          <table:table-cell office:value-type="float" office:value="705000000" calcext:value-type="float">
            <text:p>705000000</text:p>
          </table:table-cell>
          <table:table-cell office:value-type="float" office:value="0" calcext:value-type="float">
            <text:p>0</text:p>
          </table:table-cell>
          <table:table-cell office:value-type="float" office:value="7000000" calcext:value-type="float">
            <text:p>7000000</text:p>
          </table:table-cell>
          <table:table-cell office:value-type="float" office:value="712000000" calcext:value-type="float">
            <text:p>712000000</text:p>
          </table:table-cell>
          <table:table-cell/>
          <table:table-cell office:value-type="float" office:value="89092000000" calcext:value-type="float">
            <text:p>89092000000</text:p>
          </table:table-cell>
          <table:table-cell office:value-type="float" office:value="80598000000" calcext:value-type="float">
            <text:p>80598000000</text:p>
          </table:table-cell>
          <table:table-cell office:value-type="float" office:value="999000000" calcext:value-type="float">
            <text:p>999000000</text:p>
          </table:table-cell>
          <table:table-cell office:value-type="float" office:value="851000000" calcext:value-type="float">
            <text:p>851000000</text:p>
          </table:table-cell>
          <table:table-cell office:value-type="string" calcext:value-type="string">
            <text:p>DebtSecuritiesAvailableForSaleUnrealizedLossPosition</text:p>
          </table:table-cell>
          <table:table-cell table:number-columns-repeated="3"/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office:value-type="string" calcext:value-type="string">
            <text:p>HeldToMaturitySecuritiesAccumulatedUnrecognizedHoldingGain</text:p>
          </table:table-cell>
          <table:table-cell office:value-type="string" calcext:value-type="string">
            <text:p>HeldToMaturitySecuritiesAccumulatedUnrecognizedHoldingLoss</text:p>
          </table:table-cell>
          <table:table-cell office:value-type="string" calcext:value-type="string">
            <text:p>HeldToMaturitySecurities</text:p>
          </table:table-cell>
          <table:table-cell/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  <table:table-cell office:value-type="string" calcext:value-type="string">
            <text:p>DebtSecuritiesAvailableForSaleUnrealizedLossPosition</text:p>
          </table:table-cell>
          <table:table-cell table:number-columns-repeated="3"/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office:value-type="string" calcext:value-type="string">
            <text:p>HeldToMaturitySecuritiesAccumulatedUnrecognizedHoldingGain</text:p>
          </table:table-cell>
          <table:table-cell office:value-type="string" calcext:value-type="string">
            <text:p>HeldToMaturitySecuritiesAccumulatedUnrecognizedHoldingLoss</text:p>
          </table:table-cell>
          <table:table-cell office:value-type="string" calcext:value-type="string">
            <text:p>HeldToMaturitySecurities</text:p>
          </table:table-cell>
          <table:table-cell/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</table:table-row>
        <table:table-row table:style-name="ro1">
          <table:table-cell office:value-type="float" office:value="868671" calcext:value-type="float">
            <text:p>868671</text:p>
          </table:table-cell>
          <table:table-cell office:value-type="string" calcext:value-type="string">
            <text:p>GBCI</text:p>
          </table:table-cell>
          <table:table-cell office:value-type="string" calcext:value-type="string">
            <text:p>Glacier Bancorp Inc.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D</text:p>
          </table:table-cell>
          <table:table-cell table:style-name="ce1" office:value-type="date" office:date-value="2022-12-31" calcext:value-type="date">
            <text:p>2022-12-31</text:p>
          </table:table-cell>
          <table:table-cell table:style-name="ce1" office:value-type="date" office:date-value="2021-12-31" calcext:value-type="date">
            <text:p>2021-12-31</text:p>
          </table:table-cell>
          <table:table-cell table:formula="of:=([.P215]-[.AD215])/[.AD215]" office:value-type="string" office:string-value="" calcext:value-type="error">
            <text:p>#DIV/0!</text:p>
          </table:table-cell>
          <table:table-cell table:formula="of:=([.L215]-[.M215])/[.AD215]" office:value-type="string" office:string-value="" calcext:value-type="error">
            <text:p>#DIV/0!</text:p>
          </table:table-cell>
          <table:table-cell table:formula="of:=([.R215]-[.S215])/[.AD215]" office:value-type="string" office:string-value="" calcext:value-type="error">
            <text:p>#DIV/0!</text:p>
          </table:table-cell>
          <table:table-cell table:formula="of:=[.Y215]/[.AD215]" office:value-type="string" office:string-value="" calcext:value-type="error">
            <text:p>#DIV/0!</text:p>
          </table:table-cell>
          <table:table-cell office:value-type="float" office:value="623881000" calcext:value-type="float">
            <text:p>623881000</text:p>
          </table:table-cell>
          <table:table-cell office:value-type="float" office:value="1085000" calcext:value-type="float">
            <text:p>1085000</text:p>
          </table:table-cell>
          <table:table-cell/>
          <table:table-cell office:value-type="float" office:value="5930103000" calcext:value-type="float">
            <text:p>5930103000</text:p>
          </table:table-cell>
          <table:table-cell/>
          <table:table-cell office:value-type="float" office:value="3274792000" calcext:value-type="float">
            <text:p>3274792000</text:p>
          </table:table-cell>
          <table:table-cell office:value-type="float" office:value="1045000" calcext:value-type="float">
            <text:p>1045000</text:p>
          </table:table-cell>
          <table:table-cell office:value-type="float" office:value="441305000" calcext:value-type="float">
            <text:p>441305000</text:p>
          </table:table-cell>
          <table:table-cell office:value-type="float" office:value="3715052000" calcext:value-type="float">
            <text:p>3715052000</text:p>
          </table:table-cell>
          <table:table-cell/>
          <table:table-cell office:value-type="float" office:value="26635375000" calcext:value-type="float">
            <text:p>26635375000</text:p>
          </table:table-cell>
          <table:table-cell office:value-type="float" office:value="23792070000" calcext:value-type="float">
            <text:p>23792070000</text:p>
          </table:table-cell>
          <table:table-cell office:value-type="float" office:value="79677000" calcext:value-type="float">
            <text:p>79677000</text:p>
          </table:table-cell>
          <table:table-cell office:value-type="float" office:value="-192949000" calcext:value-type="float">
            <text:p>-192949000</text:p>
          </table:table-cell>
          <table:table-cell office:value-type="float" office:value="72691000" calcext:value-type="float">
            <text:p>72691000</text:p>
          </table:table-cell>
          <table:table-cell office:value-type="float" office:value="68117000" calcext:value-type="float">
            <text:p>68117000</text:p>
          </table:table-cell>
          <table:table-cell office:value-type="float" office:value="9170849000" calcext:value-type="float">
            <text:p>9170849000</text:p>
          </table:table-cell>
          <table:table-cell office:value-type="float" office:value="9175423000" calcext:value-type="float">
            <text:p>9175423000</text:p>
          </table:table-cell>
          <table:table-cell/>
          <table:table-cell office:value-type="float" office:value="1220883000" calcext:value-type="float">
            <text:p>1220883000</text:p>
          </table:table-cell>
          <table:table-cell office:value-type="float" office:value="22878000" calcext:value-type="float">
            <text:p>22878000</text:p>
          </table:table-cell>
          <table:table-cell office:value-type="float" office:value="1159000" calcext:value-type="float">
            <text:p>1159000</text:p>
          </table:table-cell>
          <table:table-cell office:value-type="float" office:value="1199164000" calcext:value-type="float">
            <text:p>1199164000</text:p>
          </table:table-cell>
          <table:table-cell/>
          <table:table-cell office:value-type="float" office:value="25940645000" calcext:value-type="float">
            <text:p>25940645000</text:p>
          </table:table-cell>
          <table:table-cell office:value-type="float" office:value="22763023000" calcext:value-type="float">
            <text:p>22763023000</text:p>
          </table:table-cell>
          <table:table-cell office:value-type="float" office:value="50709000" calcext:value-type="float">
            <text:p>50709000</text:p>
          </table:table-cell>
          <table:table-cell office:value-type="float" office:value="169026000" calcext:value-type="float">
            <text:p>169026000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/>
          <table:table-cell office:value-type="string" calcext:value-type="string">
            <text:p>AvailableForSaleDebtSecuritiesAmortizedCostBasis</text:p>
          </table:table-cell>
          <table:table-cell/>
          <table:table-cell office:value-type="string" calcext:value-type="string">
            <text:p>HeldToMaturitySecuritiesFairValue</text:p>
          </table:table-cell>
          <table:table-cell office:value-type="string" calcext:value-type="string">
            <text:p>HeldToMaturitySecuritiesAccumulatedUnrecognizedHoldingGain</text:p>
          </table:table-cell>
          <table:table-cell office:value-type="string" calcext:value-type="string">
            <text:p>HeldToMaturitySecuritiesAccumulatedUnrecognizedHoldingLoss</text:p>
          </table:table-cell>
          <table:table-cell office:value-type="string" calcext:value-type="string">
            <text:p>HeldToMaturitySecurities</text:p>
          </table:table-cell>
          <table:table-cell/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/>
          <table:table-cell office:value-type="string" calcext:value-type="string">
            <text:p>HeldToMaturitySecuritiesFairValue</text:p>
          </table:table-cell>
          <table:table-cell office:value-type="string" calcext:value-type="string">
            <text:p>HeldToMaturitySecuritiesAccumulatedUnrecognizedHoldingGain</text:p>
          </table:table-cell>
          <table:table-cell office:value-type="string" calcext:value-type="string">
            <text:p>HeldToMaturitySecuritiesAccumulatedUnrecognizedHoldingLoss</text:p>
          </table:table-cell>
          <table:table-cell office:value-type="string" calcext:value-type="string">
            <text:p>HeldToMaturitySecurities</text:p>
          </table:table-cell>
          <table:table-cell/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</table:table-row>
        <table:table-row table:style-name="ro1">
          <table:table-cell office:value-type="float" office:value="1058867" calcext:value-type="float">
            <text:p>1058867</text:p>
          </table:table-cell>
          <table:table-cell office:value-type="string" calcext:value-type="string">
            <text:p>GNTY</text:p>
          </table:table-cell>
          <table:table-cell office:value-type="string" calcext:value-type="string">
            <text:p>Guaranty Bancshares Inc.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D</text:p>
          </table:table-cell>
          <table:table-cell table:style-name="ce1" office:value-type="date" office:date-value="2022-12-31" calcext:value-type="date">
            <text:p>2022-12-31</text:p>
          </table:table-cell>
          <table:table-cell table:style-name="ce1" office:value-type="date" office:date-value="2021-12-31" calcext:value-type="date">
            <text:p>2021-12-31</text:p>
          </table:table-cell>
          <table:table-cell table:formula="of:=([.P216]-[.AD216])/[.AD216]" office:value-type="percentage" office:value="0.00386659263216974" calcext:value-type="percentage">
            <text:p>0.39%</text:p>
          </table:table-cell>
          <table:table-cell table:formula="of:=([.L216]-[.M216])/[.AD216]" office:value-type="percentage" office:value="0.00720301240027902" calcext:value-type="percentage">
            <text:p>0.72%</text:p>
          </table:table-cell>
          <table:table-cell table:formula="of:=([.R216]-[.S216])/[.AD216]" office:value-type="percentage" office:value="-0.0127076744394152" calcext:value-type="percentage">
            <text:p>-1.27%</text:p>
          </table:table-cell>
          <table:table-cell table:formula="of:=[.Y216]/[.AD216]" office:value-type="percentage" office:value="0.00369997757248972" calcext:value-type="percentage">
            <text:p>0.37%</text:p>
          </table:table-cell>
          <table:table-cell office:value-type="float" office:value="19568000" calcext:value-type="float">
            <text:p>19568000</text:p>
          </table:table-cell>
          <table:table-cell office:value-type="float" office:value="330000" calcext:value-type="float">
            <text:p>330000</text:p>
          </table:table-cell>
          <table:table-cell office:value-type="float" office:value="188927000" calcext:value-type="float">
            <text:p>188927000</text:p>
          </table:table-cell>
          <table:table-cell office:value-type="float" office:value="208165000" calcext:value-type="float">
            <text:p>208165000</text:p>
          </table:table-cell>
          <table:table-cell office:value-type="float" office:value="2681154000" calcext:value-type="float">
            <text:p>2681154000</text:p>
          </table:table-cell>
          <table:table-cell office:value-type="float" office:value="475068000" calcext:value-type="float">
            <text:p>475068000</text:p>
          </table:table-cell>
          <table:table-cell office:value-type="float" office:value="658000" calcext:value-type="float">
            <text:p>658000</text:p>
          </table:table-cell>
          <table:table-cell office:value-type="float" office:value="34598000" calcext:value-type="float">
            <text:p>34598000</text:p>
          </table:table-cell>
          <table:table-cell office:value-type="float" office:value="509008000" calcext:value-type="float">
            <text:p>509008000</text:p>
          </table:table-cell>
          <table:table-cell office:value-type="float" office:value="2378176000" calcext:value-type="float">
            <text:p>2378176000</text:p>
          </table:table-cell>
          <table:table-cell office:value-type="float" office:value="3351495000" calcext:value-type="float">
            <text:p>3351495000</text:p>
          </table:table-cell>
          <table:table-cell office:value-type="float" office:value="3055937000" calcext:value-type="float">
            <text:p>3055937000</text:p>
          </table:table-cell>
          <table:table-cell office:value-type="float" office:value="40447000" calcext:value-type="float">
            <text:p>40447000</text:p>
          </table:table-cell>
          <table:table-cell office:value-type="float" office:value="9882000" calcext:value-type="float">
            <text:p>9882000</text:p>
          </table:table-cell>
          <table:table-cell office:value-type="float" office:value="2810000" calcext:value-type="float">
            <text:p>2810000</text:p>
          </table:table-cell>
          <table:table-cell office:value-type="float" office:value="3388000" calcext:value-type="float">
            <text:p>3388000</text:p>
          </table:table-cell>
          <table:table-cell office:value-type="float" office:value="342206000" calcext:value-type="float">
            <text:p>342206000</text:p>
          </table:table-cell>
          <table:table-cell office:value-type="float" office:value="341628000" calcext:value-type="float">
            <text:p>341628000</text:p>
          </table:table-cell>
          <table:table-cell office:value-type="float" office:value="2670827000" calcext:value-type="float">
            <text:p>2670827000</text:p>
          </table:table-cell>
          <table:table-cell office:value-type="float" office:value="192472000" calcext:value-type="float">
            <text:p>192472000</text:p>
          </table:table-cell>
          <table:table-cell office:value-type="float" office:value="8364000" calcext:value-type="float">
            <text:p>8364000</text:p>
          </table:table-cell>
          <table:table-cell office:value-type="float" office:value="155000" calcext:value-type="float">
            <text:p>155000</text:p>
          </table:table-cell>
          <table:table-cell office:value-type="float" office:value="184263000" calcext:value-type="float">
            <text:p>184263000</text:p>
          </table:table-cell>
          <table:table-cell office:value-type="float" office:value="1908040000" calcext:value-type="float">
            <text:p>1908040000</text:p>
          </table:table-cell>
          <table:table-cell office:value-type="float" office:value="3086070000" calcext:value-type="float">
            <text:p>3086070000</text:p>
          </table:table-cell>
          <table:table-cell office:value-type="float" office:value="2783856000" calcext:value-type="float">
            <text:p>2783856000</text:p>
          </table:table-cell>
          <table:table-cell office:value-type="float" office:value="39806000" calcext:value-type="float">
            <text:p>39806000</text:p>
          </table:table-cell>
          <table:table-cell office:value-type="float" office:value="36482000" calcext:value-type="float">
            <text:p>36482000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office:value-type="string" calcext:value-type="string">
            <text:p>HeldToMaturitySecuritiesAccumulatedUnrecognizedHoldingGain</text:p>
          </table:table-cell>
          <table:table-cell office:value-type="string" calcext:value-type="string">
            <text:p>HeldToMaturitySecuritiesAccumulatedUnrecognizedHoldingLoss</text:p>
          </table:table-cell>
          <table:table-cell office:value-type="string" calcext:value-type="string">
            <text:p>HeldToMaturitySecurities</text:p>
          </table:table-cell>
          <table:table-cell office:value-type="string" calcext:value-type="string">
            <text:p>LoansAndLeasesReceivableGrossCarryingAmount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office:value-type="string" calcext:value-type="string">
            <text:p>HeldToMaturitySecuritiesAccumulatedUnrecognizedHoldingGain</text:p>
          </table:table-cell>
          <table:table-cell office:value-type="string" calcext:value-type="string">
            <text:p>HeldToMaturitySecuritiesAccumulatedUnrecognizedHoldingLoss</text:p>
          </table:table-cell>
          <table:table-cell office:value-type="string" calcext:value-type="string">
            <text:p>HeldToMaturitySecurities</text:p>
          </table:table-cell>
          <table:table-cell office:value-type="string" calcext:value-type="string">
            <text:p>LoansAndLeasesReceivableGrossCarryingAmount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</table:table-row>
        <table:table-row table:style-name="ro1">
          <table:table-cell office:value-type="float" office:value="1265131" calcext:value-type="float">
            <text:p>1265131</text:p>
          </table:table-cell>
          <table:table-cell office:value-type="string" calcext:value-type="string">
            <text:p>HTH</text:p>
          </table:table-cell>
          <table:table-cell office:value-type="string" calcext:value-type="string">
            <text:p>Hilltop Holdings Inc.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D</text:p>
          </table:table-cell>
          <table:table-cell table:style-name="ce1" office:value-type="date" office:date-value="2022-12-31" calcext:value-type="date">
            <text:p>2022-12-31</text:p>
          </table:table-cell>
          <table:table-cell table:style-name="ce1" office:value-type="date" office:date-value="2021-12-31" calcext:value-type="date">
            <text:p>2021-12-31</text:p>
          </table:table-cell>
          <table:table-cell table:formula="of:=([.P217]-[.AD217])/[.AD217]" office:value-type="percentage" office:value="-0.117203852028662" calcext:value-type="percentage">
            <text:p>-11.72%</text:p>
          </table:table-cell>
          <table:table-cell table:formula="of:=([.L217]-[.M217])/[.AD217]" office:value-type="percentage" office:value="0.0101256218073897" calcext:value-type="percentage">
            <text:p>1.01%</text:p>
          </table:table-cell>
          <table:table-cell table:formula="of:=([.R217]-[.S217])/[.AD217]" office:value-type="percentage" office:value="-0.00703670293133674" calcext:value-type="percentage">
            <text:p>-0.70%</text:p>
          </table:table-cell>
          <table:table-cell table:formula="of:=[.Y217]/[.AD217]" office:value-type="percentage" office:value="-0.000794034861859544" calcext:value-type="percentage">
            <text:p>-0.08%</text:p>
          </table:table-cell>
          <table:table-cell office:value-type="float" office:value="130251000" calcext:value-type="float">
            <text:p>130251000</text:p>
          </table:table-cell>
          <table:table-cell office:value-type="float" office:value="460000" calcext:value-type="float">
            <text:p>460000</text:p>
          </table:table-cell>
          <table:table-cell office:value-type="float" office:value="1658766000" calcext:value-type="float">
            <text:p>1658766000</text:p>
          </table:table-cell>
          <table:table-cell office:value-type="float" office:value="1788557000" calcext:value-type="float">
            <text:p>1788557000</text:p>
          </table:table-cell>
          <table:table-cell office:value-type="float" office:value="11315749000" calcext:value-type="float">
            <text:p>11315749000</text:p>
          </table:table-cell>
          <table:table-cell office:value-type="float" office:value="785335000" calcext:value-type="float">
            <text:p>785335000</text:p>
          </table:table-cell>
          <table:table-cell office:value-type="float" office:value="26000" calcext:value-type="float">
            <text:p>26000</text:p>
          </table:table-cell>
          <table:table-cell office:value-type="float" office:value="90223000" calcext:value-type="float">
            <text:p>90223000</text:p>
          </table:table-cell>
          <table:table-cell office:value-type="float" office:value="875532000" calcext:value-type="float">
            <text:p>875532000</text:p>
          </table:table-cell>
          <table:table-cell office:value-type="float" office:value="8092673000" calcext:value-type="float">
            <text:p>8092673000</text:p>
          </table:table-cell>
          <table:table-cell office:value-type="float" office:value="16259282000" calcext:value-type="float">
            <text:p>16259282000</text:p>
          </table:table-cell>
          <table:table-cell office:value-type="float" office:value="14195753000" calcext:value-type="float">
            <text:p>14195753000</text:p>
          </table:table-cell>
          <table:table-cell office:value-type="float" office:value="25556000" calcext:value-type="float">
            <text:p>25556000</text:p>
          </table:table-cell>
          <table:table-cell office:value-type="float" office:value="-10178000" calcext:value-type="float">
            <text:p>-10178000</text:p>
          </table:table-cell>
          <table:table-cell office:value-type="float" office:value="31637000" calcext:value-type="float">
            <text:p>31637000</text:p>
          </table:table-cell>
          <table:table-cell office:value-type="float" office:value="13570000" calcext:value-type="float">
            <text:p>13570000</text:p>
          </table:table-cell>
          <table:table-cell office:value-type="float" office:value="2130568000" calcext:value-type="float">
            <text:p>2130568000</text:p>
          </table:table-cell>
          <table:table-cell office:value-type="float" office:value="2148635000" calcext:value-type="float">
            <text:p>2148635000</text:p>
          </table:table-cell>
          <table:table-cell office:value-type="float" office:value="12818077000" calcext:value-type="float">
            <text:p>12818077000</text:p>
          </table:table-cell>
          <table:table-cell office:value-type="float" office:value="276296000" calcext:value-type="float">
            <text:p>276296000</text:p>
          </table:table-cell>
          <table:table-cell office:value-type="float" office:value="8615000" calcext:value-type="float">
            <text:p>8615000</text:p>
          </table:table-cell>
          <table:table-cell office:value-type="float" office:value="3000" calcext:value-type="float">
            <text:p>3000</text:p>
          </table:table-cell>
          <table:table-cell office:value-type="float" office:value="267684000" calcext:value-type="float">
            <text:p>267684000</text:p>
          </table:table-cell>
          <table:table-cell office:value-type="float" office:value="7879904000" calcext:value-type="float">
            <text:p>7879904000</text:p>
          </table:table-cell>
          <table:table-cell office:value-type="float" office:value="18689080000" calcext:value-type="float">
            <text:p>18689080000</text:p>
          </table:table-cell>
          <table:table-cell office:value-type="float" office:value="16139877000" calcext:value-type="float">
            <text:p>16139877000</text:p>
          </table:table-cell>
          <table:table-cell office:value-type="float" office:value="62184000" calcext:value-type="float">
            <text:p>62184000</text:p>
          </table:table-cell>
          <table:table-cell office:value-type="float" office:value="346513000" calcext:value-type="float">
            <text:p>346513000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office:value-type="string" calcext:value-type="string">
            <text:p>HeldToMaturitySecuritiesAccumulatedUnrecognizedHoldingGain</text:p>
          </table:table-cell>
          <table:table-cell office:value-type="string" calcext:value-type="string">
            <text:p>HeldToMaturitySecuritiesAccumulatedUnrecognizedHoldingLoss</text:p>
          </table:table-cell>
          <table:table-cell office:value-type="string" calcext:value-type="string">
            <text:p>HeldToMaturitySecurities</text:p>
          </table:table-cell>
          <table:table-cell office:value-type="string" calcext:value-type="string">
            <text:p>NotesReceivableGross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office:value-type="string" calcext:value-type="string">
            <text:p>HeldToMaturitySecuritiesAccumulatedUnrecognizedHoldingGain</text:p>
          </table:table-cell>
          <table:table-cell office:value-type="string" calcext:value-type="string">
            <text:p>HeldToMaturitySecuritiesAccumulatedUnrecognizedHoldingLoss</text:p>
          </table:table-cell>
          <table:table-cell office:value-type="string" calcext:value-type="string">
            <text:p>HeldToMaturitySecurities</text:p>
          </table:table-cell>
          <table:table-cell office:value-type="string" calcext:value-type="string">
            <text:p>NotesReceivableGross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</table:table-row>
        <table:table-row table:style-name="ro1">
          <table:table-cell office:value-type="float" office:value="1331520" calcext:value-type="float">
            <text:p>1331520</text:p>
          </table:table-cell>
          <table:table-cell office:value-type="string" calcext:value-type="string">
            <text:p>HOMB</text:p>
          </table:table-cell>
          <table:table-cell office:value-type="string" calcext:value-type="string">
            <text:p>Home BancShares Inc.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D</text:p>
          </table:table-cell>
          <table:table-cell table:style-name="ce1" office:value-type="date" office:date-value="2022-12-31" calcext:value-type="date">
            <text:p>2022-12-31</text:p>
          </table:table-cell>
          <table:table-cell table:style-name="ce1" office:value-type="date" office:date-value="2021-12-31" calcext:value-type="date">
            <text:p>2021-12-31</text:p>
          </table:table-cell>
          <table:table-cell table:formula="of:=([.P218]-[.AD218])/[.AD218]" office:value-type="percentage" office:value="0.257928890640416" calcext:value-type="percentage">
            <text:p>25.79%</text:p>
          </table:table-cell>
          <table:table-cell table:formula="of:=([.L218]-[.M218])/[.AD218]" office:value-type="percentage" office:value="0.0282729231720752" calcext:value-type="percentage">
            <text:p>2.83%</text:p>
          </table:table-cell>
          <table:table-cell table:formula="of:=([.R218]-[.S218])/[.AD218]" office:value-type="percentage" office:value="-0.0113290702966291" calcext:value-type="percentage">
            <text:p>-1.13%</text:p>
          </table:table-cell>
          <table:table-cell table:formula="of:=[.Y218]/[.AD218]" office:value-type="percentage" office:value="-0.000747375455539295" calcext:value-type="percentage">
            <text:p>-0.07%</text:p>
          </table:table-cell>
          <table:table-cell office:value-type="float" office:value="407967000" calcext:value-type="float">
            <text:p>407967000</text:p>
          </table:table-cell>
          <table:table-cell office:value-type="float" office:value="4779000" calcext:value-type="float">
            <text:p>4779000</text:p>
          </table:table-cell>
          <table:table-cell table:number-columns-repeated="2"/>
          <table:table-cell office:value-type="float" office:value="17938783000" calcext:value-type="float">
            <text:p>17938783000</text:p>
          </table:table-cell>
          <table:table-cell office:value-type="float" office:value="1126146000" calcext:value-type="float">
            <text:p>1126146000</text:p>
          </table:table-cell>
          <table:table-cell office:value-type="float" office:value="196000" calcext:value-type="float">
            <text:p>196000</text:p>
          </table:table-cell>
          <table:table-cell office:value-type="float" office:value="161755000" calcext:value-type="float">
            <text:p>161755000</text:p>
          </table:table-cell>
          <table:table-cell table:number-columns-repeated="2"/>
          <table:table-cell office:value-type="float" office:value="22883588000" calcext:value-type="float">
            <text:p>22883588000</text:p>
          </table:table-cell>
          <table:table-cell office:value-type="float" office:value="19357226000" calcext:value-type="float">
            <text:p>19357226000</text:p>
          </table:table-cell>
          <table:table-cell/>
          <table:table-cell office:value-type="float" office:value="-10658000" calcext:value-type="float">
            <text:p>-10658000</text:p>
          </table:table-cell>
          <table:table-cell office:value-type="float" office:value="26892000" calcext:value-type="float">
            <text:p>26892000</text:p>
          </table:table-cell>
          <table:table-cell office:value-type="float" office:value="41058000" calcext:value-type="float">
            <text:p>41058000</text:p>
          </table:table-cell>
          <table:table-cell office:value-type="float" office:value="3119807000" calcext:value-type="float">
            <text:p>3119807000</text:p>
          </table:table-cell>
          <table:table-cell office:value-type="float" office:value="3106483000" calcext:value-type="float">
            <text:p>3106483000</text:p>
          </table:table-cell>
          <table:table-cell office:value-type="float" office:value="14260570000" calcext:value-type="float">
            <text:p>14260570000</text:p>
          </table:table-cell>
          <table:table-cell table:number-columns-repeated="4"/>
          <table:table-cell office:value-type="float" office:value="9836089000" calcext:value-type="float">
            <text:p>9836089000</text:p>
          </table:table-cell>
          <table:table-cell office:value-type="float" office:value="18052138000" calcext:value-type="float">
            <text:p>18052138000</text:p>
          </table:table-cell>
          <table:table-cell office:value-type="float" office:value="15286417000" calcext:value-type="float">
            <text:p>15286417000</text:p>
          </table:table-cell>
          <table:table-cell/>
          <table:table-cell office:value-type="float" office:value="285363000" calcext:value-type="float">
            <text:p>285363000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table:number-columns-repeated="2"/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office:value-type="string" calcext:value-type="string">
            <text:p>HeldToMaturitySecuritiesAccumulatedUnrecognizedHoldingGain</text:p>
          </table:table-cell>
          <table:table-cell office:value-type="string" calcext:value-type="string">
            <text:p>HeldToMaturitySecuritiesAccumulatedUnrecognizedHoldingLoss</text:p>
          </table:table-cell>
          <table:table-cell table:number-columns-repeated="2"/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/>
          <table:table-cell office:value-type="string" calcext:value-type="string">
            <text:p>ComprehensiveIncomeNetOfTax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table:number-columns-repeated="4"/>
          <table:table-cell office:value-type="string" calcext:value-type="string">
            <text:p>NotesReceivableGross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/>
          <table:table-cell office:value-type="string" calcext:value-type="string">
            <text:p>ComprehensiveIncomeNetOfTax</text:p>
          </table:table-cell>
        </table:table-row>
        <table:table-row table:style-name="ro1">
          <table:table-cell office:value-type="float" office:value="19617" calcext:value-type="float">
            <text:p>19617</text:p>
          </table:table-cell>
          <table:table-cell office:value-type="string" calcext:value-type="string">
            <text:p>JPM</text:p>
          </table:table-cell>
          <table:table-cell office:value-type="string" calcext:value-type="string">
            <text:p>JP Morgan Chase &amp; Co.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D</text:p>
          </table:table-cell>
          <table:table-cell table:style-name="ce1" office:value-type="date" office:date-value="2022-12-31" calcext:value-type="date">
            <text:p>2022-12-31</text:p>
          </table:table-cell>
          <table:table-cell table:style-name="ce1" office:value-type="date" office:date-value="2021-12-31" calcext:value-type="date">
            <text:p>2021-12-31</text:p>
          </table:table-cell>
          <table:table-cell table:formula="of:=([.P219]-[.AD219])/[.AD219]" office:value-type="percentage" office:value="-0.0495974703356979" calcext:value-type="percentage">
            <text:p>-4.96%</text:p>
          </table:table-cell>
          <table:table-cell table:formula="of:=([.L219]-[.M219])/[.AD219]" office:value-type="percentage" office:value="0.00419566560248678" calcext:value-type="percentage">
            <text:p>0.42%</text:p>
          </table:table-cell>
          <table:table-cell table:formula="of:=([.R219]-[.S219])/[.AD219]" office:value-type="percentage" office:value="-0.0148872823531466" calcext:value-type="percentage">
            <text:p>-1.49%</text:p>
          </table:table-cell>
          <table:table-cell table:formula="of:=[.Y219]/[.AD219]" office:value-type="percentage" office:value="0.00829264310688002" calcext:value-type="percentage">
            <text:p>0.83%</text:p>
          </table:table-cell>
          <table:table-cell office:value-type="float" office:value="11221000000" calcext:value-type="float">
            <text:p>11221000000</text:p>
          </table:table-cell>
          <table:table-cell office:value-type="float" office:value="890000000" calcext:value-type="float">
            <text:p>890000000</text:p>
          </table:table-cell>
          <table:table-cell table:number-columns-repeated="2"/>
          <table:table-cell office:value-type="float" office:value="2340179000000" calcext:value-type="float">
            <text:p>2340179000000</text:p>
          </table:table-cell>
          <table:table-cell office:value-type="float" office:value="388648000000" calcext:value-type="float">
            <text:p>388648000000</text:p>
          </table:table-cell>
          <table:table-cell office:value-type="float" office:value="105000000" calcext:value-type="float">
            <text:p>105000000</text:p>
          </table:table-cell>
          <table:table-cell office:value-type="float" office:value="36762000000" calcext:value-type="float">
            <text:p>36762000000</text:p>
          </table:table-cell>
          <table:table-cell table:number-columns-repeated="2"/>
          <table:table-cell office:value-type="float" office:value="3665743000000" calcext:value-type="float">
            <text:p>3665743000000</text:p>
          </table:table-cell>
          <table:table-cell office:value-type="float" office:value="3373411000000" calcext:value-type="float">
            <text:p>3373411000000</text:p>
          </table:table-cell>
          <table:table-cell office:value-type="float" office:value="37676000000" calcext:value-type="float">
            <text:p>37676000000</text:p>
          </table:table-cell>
          <table:table-cell office:value-type="float" office:value="20419000000" calcext:value-type="float">
            <text:p>20419000000</text:p>
          </table:table-cell>
          <table:table-cell office:value-type="float" office:value="2343000000" calcext:value-type="float">
            <text:p>2343000000</text:p>
          </table:table-cell>
          <table:table-cell office:value-type="float" office:value="2614000000" calcext:value-type="float">
            <text:p>2614000000</text:p>
          </table:table-cell>
          <table:table-cell table:number-columns-repeated="2"/>
          <table:table-cell office:value-type="float" office:value="2462303000000" calcext:value-type="float">
            <text:p>2462303000000</text:p>
          </table:table-cell>
          <table:table-cell office:value-type="float" office:value="362628000000" calcext:value-type="float">
            <text:p>362628000000</text:p>
          </table:table-cell>
          <table:table-cell office:value-type="float" office:value="2110000000" calcext:value-type="float">
            <text:p>2110000000</text:p>
          </table:table-cell>
          <table:table-cell office:value-type="float" office:value="3189000000" calcext:value-type="float">
            <text:p>3189000000</text:p>
          </table:table-cell>
          <table:table-cell table:number-columns-repeated="2"/>
          <table:table-cell office:value-type="float" office:value="3743567000000" calcext:value-type="float">
            <text:p>3743567000000</text:p>
          </table:table-cell>
          <table:table-cell office:value-type="float" office:value="3449440000000" calcext:value-type="float">
            <text:p>3449440000000</text:p>
          </table:table-cell>
          <table:table-cell office:value-type="float" office:value="48334000000" calcext:value-type="float">
            <text:p>48334000000</text:p>
          </table:table-cell>
          <table:table-cell office:value-type="float" office:value="40264000000" calcext:value-type="float">
            <text:p>40264000000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table:number-columns-repeated="2"/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office:value-type="string" calcext:value-type="string">
            <text:p>HeldToMaturitySecuritiesAccumulatedUnrecognizedHoldingGain</text:p>
          </table:table-cell>
          <table:table-cell office:value-type="string" calcext:value-type="string">
            <text:p>HeldToMaturitySecuritiesAccumulatedUnrecognizedHoldingLoss</text:p>
          </table:table-cell>
          <table:table-cell table:number-columns-repeated="2"/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table:number-columns-repeated="2"/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office:value-type="string" calcext:value-type="string">
            <text:p>HeldToMaturitySecuritiesAccumulatedUnrecognizedHoldingGain</text:p>
          </table:table-cell>
          <table:table-cell office:value-type="string" calcext:value-type="string">
            <text:p>HeldToMaturitySecuritiesAccumulatedUnrecognizedHoldingLoss</text:p>
          </table:table-cell>
          <table:table-cell table:number-columns-repeated="2"/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</table:table-row>
        <table:table-row table:style-name="ro1">
          <table:table-cell office:value-type="float" office:value="91576" calcext:value-type="float">
            <text:p>91576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KeyCorp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D</text:p>
          </table:table-cell>
          <table:table-cell table:style-name="ce1" office:value-type="date" office:date-value="2022-12-31" calcext:value-type="date">
            <text:p>2022-12-31</text:p>
          </table:table-cell>
          <table:table-cell table:style-name="ce1" office:value-type="date" office:date-value="2021-12-31" calcext:value-type="date">
            <text:p>2021-12-31</text:p>
          </table:table-cell>
          <table:table-cell table:formula="of:=([.P220]-[.AD220])/[.AD220]" office:value-type="percentage" office:value="-0.0653920771832315" calcext:value-type="percentage">
            <text:p>-6.54%</text:p>
          </table:table-cell>
          <table:table-cell table:formula="of:=([.L220]-[.M220])/[.AD220]" office:value-type="percentage" office:value="0.0421768083265606" calcext:value-type="percentage">
            <text:p>4.22%</text:p>
          </table:table-cell>
          <table:table-cell table:formula="of:=([.R220]-[.S220])/[.AD220]" office:value-type="percentage" office:value="-0.00391290669323336" calcext:value-type="percentage">
            <text:p>-0.39%</text:p>
          </table:table-cell>
          <table:table-cell table:formula="of:=[.Y220]/[.AD220]" office:value-type="percentage" office:value="-0.0248538394987285" calcext:value-type="percentage">
            <text:p>-2.49%</text:p>
          </table:table-cell>
          <table:table-cell office:value-type="float" office:value="6437000000" calcext:value-type="float">
            <text:p>6437000000</text:p>
          </table:table-cell>
          <table:table-cell office:value-type="float" office:value="2000000" calcext:value-type="float">
            <text:p>2000000</text:p>
          </table:table-cell>
          <table:table-cell table:number-columns-repeated="2"/>
          <table:table-cell office:value-type="float" office:value="142595000000" calcext:value-type="float">
            <text:p>142595000000</text:p>
          </table:table-cell>
          <table:table-cell office:value-type="float" office:value="8113000000" calcext:value-type="float">
            <text:p>8113000000</text:p>
          </table:table-cell>
          <table:table-cell office:value-type="float" office:value="6000000" calcext:value-type="float">
            <text:p>6000000</text:p>
          </table:table-cell>
          <table:table-cell office:value-type="float" office:value="603000000" calcext:value-type="float">
            <text:p>603000000</text:p>
          </table:table-cell>
          <table:table-cell table:number-columns-repeated="2"/>
          <table:table-cell office:value-type="float" office:value="189813000000" calcext:value-type="float">
            <text:p>189813000000</text:p>
          </table:table-cell>
          <table:table-cell office:value-type="float" office:value="176359000000" calcext:value-type="float">
            <text:p>176359000000</text:p>
          </table:table-cell>
          <table:table-cell office:value-type="float" office:value="1917000000" calcext:value-type="float">
            <text:p>1917000000</text:p>
          </table:table-cell>
          <table:table-cell office:value-type="float" office:value="-3792000000" calcext:value-type="float">
            <text:p>-3792000000</text:p>
          </table:table-cell>
          <table:table-cell office:value-type="float" office:value="853000000" calcext:value-type="float">
            <text:p>853000000</text:p>
          </table:table-cell>
          <table:table-cell office:value-type="float" office:value="324000000" calcext:value-type="float">
            <text:p>324000000</text:p>
          </table:table-cell>
          <table:table-cell table:number-columns-repeated="2"/>
          <table:table-cell office:value-type="float" office:value="152572000000" calcext:value-type="float">
            <text:p>152572000000</text:p>
          </table:table-cell>
          <table:table-cell office:value-type="float" office:value="7665000000" calcext:value-type="float">
            <text:p>7665000000</text:p>
          </table:table-cell>
          <table:table-cell office:value-type="float" office:value="157000000" calcext:value-type="float">
            <text:p>157000000</text:p>
          </table:table-cell>
          <table:table-cell office:value-type="float" office:value="31000000" calcext:value-type="float">
            <text:p>31000000</text:p>
          </table:table-cell>
          <table:table-cell office:value-type="float" office:value="7539000000" calcext:value-type="float">
            <text:p>7539000000</text:p>
          </table:table-cell>
          <table:table-cell/>
          <table:table-cell office:value-type="float" office:value="186346000000" calcext:value-type="float">
            <text:p>186346000000</text:p>
          </table:table-cell>
          <table:table-cell office:value-type="float" office:value="168923000000" calcext:value-type="float">
            <text:p>168923000000</text:p>
          </table:table-cell>
          <table:table-cell office:value-type="float" office:value="2625000000" calcext:value-type="float">
            <text:p>2625000000</text:p>
          </table:table-cell>
          <table:table-cell office:value-type="float" office:value="1301000000" calcext:value-type="float">
            <text:p>1301000000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table:number-columns-repeated="2"/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office:value-type="string" calcext:value-type="string">
            <text:p>HeldToMaturitySecuritiesAccumulatedUnrecognizedHoldingGain</text:p>
          </table:table-cell>
          <table:table-cell office:value-type="string" calcext:value-type="string">
            <text:p>HeldToMaturitySecuritiesAccumulatedUnrecognizedHoldingLoss</text:p>
          </table:table-cell>
          <table:table-cell table:number-columns-repeated="2"/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table:number-columns-repeated="2"/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office:value-type="string" calcext:value-type="string">
            <text:p>HeldToMaturitySecuritiesAccumulatedUnrecognizedHoldingGain</text:p>
          </table:table-cell>
          <table:table-cell office:value-type="string" calcext:value-type="string">
            <text:p>HeldToMaturitySecuritiesAccumulatedUnrecognizedHoldingLoss</text:p>
          </table:table-cell>
          <table:table-cell office:value-type="string" calcext:value-type="string">
            <text:p>HeldToMaturitySecurities</text:p>
          </table:table-cell>
          <table:table-cell/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</table:table-row>
        <table:table-row table:style-name="ro1">
          <table:table-cell office:value-type="float" office:value="1462120" calcext:value-type="float">
            <text:p>1462120</text:p>
          </table:table-cell>
          <table:table-cell office:value-type="string" calcext:value-type="string">
            <text:p>LOB</text:p>
          </table:table-cell>
          <table:table-cell office:value-type="string" calcext:value-type="string">
            <text:p>Live Oak Bancshares Inc.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D</text:p>
          </table:table-cell>
          <table:table-cell table:style-name="ce1" office:value-type="date" office:date-value="2022-12-31" calcext:value-type="date">
            <text:p>2022-12-31</text:p>
          </table:table-cell>
          <table:table-cell table:style-name="ce1" office:value-type="date" office:date-value="2021-12-31" calcext:value-type="date">
            <text:p>2021-12-31</text:p>
          </table:table-cell>
          <table:table-cell table:formula="of:=([.P221]-[.AD221])/[.AD221]" office:value-type="percentage" office:value="0.249279110196731" calcext:value-type="percentage">
            <text:p>24.93%</text:p>
          </table:table-cell>
          <table:table-cell table:formula="of:=([.L221]-[.M221])/[.AD221]" office:value-type="percentage" office:value="0.0170796187425162" calcext:value-type="percentage">
            <text:p>1.71%</text:p>
          </table:table-cell>
          <table:table-cell table:formula="of:=([.R221]-[.S221])/[.AD221]" office:value-type="percentage" office:value="0" calcext:value-type="percentage">
            <text:p>0.00%</text:p>
          </table:table-cell>
          <table:table-cell table:formula="of:=[.Y221]/[.AD221]" office:value-type="percentage" office:value="0" calcext:value-type="percentage">
            <text:p>0.00%</text:p>
          </table:table-cell>
          <table:table-cell office:value-type="float" office:value="121741000" calcext:value-type="float">
            <text:p>121741000</text:p>
          </table:table-cell>
          <table:table-cell office:value-type="float" office:value="270000" calcext:value-type="float">
            <text:p>270000</text:p>
          </table:table-cell>
          <table:table-cell table:number-columns-repeated="2"/>
          <table:table-cell office:value-type="float" office:value="8884928000" calcext:value-type="float">
            <text:p>8884928000</text:p>
          </table:table-cell>
          <table:table-cell table:number-columns-repeated="5"/>
          <table:table-cell office:value-type="float" office:value="9855498000" calcext:value-type="float">
            <text:p>9855498000</text:p>
          </table:table-cell>
          <table:table-cell office:value-type="float" office:value="9044465000" calcext:value-type="float">
            <text:p>9044465000</text:p>
          </table:table-cell>
          <table:table-cell office:value-type="float" office:value="176208000" calcext:value-type="float">
            <text:p>176208000</text:p>
          </table:table-cell>
          <table:table-cell/>
          <table:table-cell office:value-type="float" office:value="12212000" calcext:value-type="float">
            <text:p>12212000</text:p>
          </table:table-cell>
          <table:table-cell office:value-type="float" office:value="14772000" calcext:value-type="float">
            <text:p>14772000</text:p>
          </table:table-cell>
          <table:table-cell office:value-type="float" office:value="906052000" calcext:value-type="float">
            <text:p>906052000</text:p>
          </table:table-cell>
          <table:table-cell office:value-type="float" office:value="903492000" calcext:value-type="float">
            <text:p>903492000</text:p>
          </table:table-cell>
          <table:table-cell office:value-type="float" office:value="7112044000" calcext:value-type="float">
            <text:p>7112044000</text:p>
          </table:table-cell>
          <table:table-cell table:number-columns-repeated="4"/>
          <table:table-cell office:value-type="float" office:value="5457678000" calcext:value-type="float">
            <text:p>5457678000</text:p>
          </table:table-cell>
          <table:table-cell office:value-type="float" office:value="8213393000" calcext:value-type="float">
            <text:p>8213393000</text:p>
          </table:table-cell>
          <table:table-cell office:value-type="float" office:value="7498260000" calcext:value-type="float">
            <text:p>7498260000</text:p>
          </table:table-cell>
          <table:table-cell office:value-type="float" office:value="166995000" calcext:value-type="float">
            <text:p>166995000</text:p>
          </table:table-cell>
          <table:table-cell/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table:number-columns-repeated="2"/>
          <table:table-cell office:value-type="string" calcext:value-type="string">
            <text:p>Deposits</text:p>
          </table:table-cell>
          <table:table-cell table:number-columns-repeated="5"/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/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table:number-columns-repeated="4"/>
          <table:table-cell office:value-type="string" calcext:value-type="string">
            <text:p>LoansAndLeasesReceivableNetReportedAmount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/>
        </table:table-row>
        <table:table-row table:style-name="ro1">
          <table:table-cell office:value-type="float" office:value="36270" calcext:value-type="float">
            <text:p>36270</text:p>
          </table:table-cell>
          <table:table-cell office:value-type="string" calcext:value-type="string">
            <text:p>MTB</text:p>
          </table:table-cell>
          <table:table-cell office:value-type="string" calcext:value-type="string">
            <text:p>M&amp;T Bank Corporation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D</text:p>
          </table:table-cell>
          <table:table-cell table:style-name="ce1" office:value-type="date" office:date-value="2022-12-31" calcext:value-type="date">
            <text:p>2022-12-31</text:p>
          </table:table-cell>
          <table:table-cell table:style-name="ce1" office:value-type="date" office:date-value="2021-12-31" calcext:value-type="date">
            <text:p>2021-12-31</text:p>
          </table:table-cell>
          <table:table-cell table:formula="of:=([.P222]-[.AD222])/[.AD222]" office:value-type="percentage" office:value="0.243048733821396" calcext:value-type="percentage">
            <text:p>24.30%</text:p>
          </table:table-cell>
          <table:table-cell table:formula="of:=([.L222]-[.M222])/[.AD222]" office:value-type="percentage" office:value="0.00337676363549313" calcext:value-type="percentage">
            <text:p>0.34%</text:p>
          </table:table-cell>
          <table:table-cell table:formula="of:=([.R222]-[.S222])/[.AD222]" office:value-type="percentage" office:value="-0.00877694297857219" calcext:value-type="percentage">
            <text:p>-0.88%</text:p>
          </table:table-cell>
          <table:table-cell table:formula="of:=[.Y222]/[.AD222]" office:value-type="percentage" office:value="0.0101047328034505" calcext:value-type="percentage">
            <text:p>1.01%</text:p>
          </table:table-cell>
          <table:table-cell office:value-type="float" office:value="444706000" calcext:value-type="float">
            <text:p>444706000</text:p>
          </table:table-cell>
          <table:table-cell office:value-type="float" office:value="515000" calcext:value-type="float">
            <text:p>515000</text:p>
          </table:table-cell>
          <table:table-cell office:value-type="float" office:value="10748961000" calcext:value-type="float">
            <text:p>10748961000</text:p>
          </table:table-cell>
          <table:table-cell office:value-type="float" office:value="11193152000" calcext:value-type="float">
            <text:p>11193152000</text:p>
          </table:table-cell>
          <table:table-cell office:value-type="float" office:value="163514868000" calcext:value-type="float">
            <text:p>163514868000</text:p>
          </table:table-cell>
          <table:table-cell office:value-type="float" office:value="12375420000" calcext:value-type="float">
            <text:p>12375420000</text:p>
          </table:table-cell>
          <table:table-cell office:value-type="float" office:value="10288000" calcext:value-type="float">
            <text:p>10288000</text:p>
          </table:table-cell>
          <table:table-cell office:value-type="float" office:value="1164837000" calcext:value-type="float">
            <text:p>1164837000</text:p>
          </table:table-cell>
          <table:table-cell office:value-type="float" office:value="13529969000" calcext:value-type="float">
            <text:p>13529969000</text:p>
          </table:table-cell>
          <table:table-cell office:value-type="float" office:value="129492304000" calcext:value-type="float">
            <text:p>129492304000</text:p>
          </table:table-cell>
          <table:table-cell office:value-type="float" office:value="200729841000" calcext:value-type="float">
            <text:p>200729841000</text:p>
          </table:table-cell>
          <table:table-cell office:value-type="float" office:value="175411851000" calcext:value-type="float">
            <text:p>175411851000</text:p>
          </table:table-cell>
          <table:table-cell office:value-type="float" office:value="1991663000" calcext:value-type="float">
            <text:p>1991663000</text:p>
          </table:table-cell>
          <table:table-cell office:value-type="float" office:value="1329211000" calcext:value-type="float">
            <text:p>1329211000</text:p>
          </table:table-cell>
          <table:table-cell office:value-type="float" office:value="8848000" calcext:value-type="float">
            <text:p>8848000</text:p>
          </table:table-cell>
          <table:table-cell office:value-type="float" office:value="115305000" calcext:value-type="float">
            <text:p>115305000</text:p>
          </table:table-cell>
          <table:table-cell office:value-type="float" office:value="3955804000" calcext:value-type="float">
            <text:p>3955804000</text:p>
          </table:table-cell>
          <table:table-cell office:value-type="float" office:value="3849347000" calcext:value-type="float">
            <text:p>3849347000</text:p>
          </table:table-cell>
          <table:table-cell office:value-type="float" office:value="131543409000" calcext:value-type="float">
            <text:p>131543409000</text:p>
          </table:table-cell>
          <table:table-cell office:value-type="float" office:value="2771290000" calcext:value-type="float">
            <text:p>2771290000</text:p>
          </table:table-cell>
          <table:table-cell office:value-type="float" office:value="59743000" calcext:value-type="float">
            <text:p>59743000</text:p>
          </table:table-cell>
          <table:table-cell office:value-type="float" office:value="23127000" calcext:value-type="float">
            <text:p>23127000</text:p>
          </table:table-cell>
          <table:table-cell office:value-type="float" office:value="2734674000" calcext:value-type="float">
            <text:p>2734674000</text:p>
          </table:table-cell>
          <table:table-cell office:value-type="float" office:value="92040032000" calcext:value-type="float">
            <text:p>92040032000</text:p>
          </table:table-cell>
          <table:table-cell office:value-type="float" office:value="155107160000" calcext:value-type="float">
            <text:p>155107160000</text:p>
          </table:table-cell>
          <table:table-cell office:value-type="float" office:value="137203755000" calcext:value-type="float">
            <text:p>137203755000</text:p>
          </table:table-cell>
          <table:table-cell office:value-type="float" office:value="1858746000" calcext:value-type="float">
            <text:p>1858746000</text:p>
          </table:table-cell>
          <table:table-cell office:value-type="float" office:value="1794200000" calcext:value-type="float">
            <text:p>1794200000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office:value-type="string" calcext:value-type="string">
            <text:p>HeldToMaturitySecuritiesAccumulatedUnrecognizedHoldingGain</text:p>
          </table:table-cell>
          <table:table-cell office:value-type="string" calcext:value-type="string">
            <text:p>HeldToMaturitySecuritiesAccumulatedUnrecognizedHoldingLoss</text:p>
          </table:table-cell>
          <table:table-cell office:value-type="string" calcext:value-type="string">
            <text:p>HeldToMaturitySecurities</text:p>
          </table:table-cell>
          <table:table-cell office:value-type="string" calcext:value-type="string">
            <text:p>NotesReceivableGross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office:value-type="string" calcext:value-type="string">
            <text:p>HeldToMaturitySecuritiesAccumulatedUnrecognizedHoldingGain</text:p>
          </table:table-cell>
          <table:table-cell office:value-type="string" calcext:value-type="string">
            <text:p>HeldToMaturitySecuritiesAccumulatedUnrecognizedHoldingLoss</text:p>
          </table:table-cell>
          <table:table-cell office:value-type="string" calcext:value-type="string">
            <text:p>HeldToMaturitySecurities</text:p>
          </table:table-cell>
          <table:table-cell office:value-type="string" calcext:value-type="string">
            <text:p>NotesReceivableGross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</table:table-row>
        <table:table-row table:style-name="ro1">
          <table:table-cell office:value-type="float" office:value="1476034" calcext:value-type="float">
            <text:p>1476034</text:p>
          </table:table-cell>
          <table:table-cell office:value-type="string" calcext:value-type="string">
            <text:p>MCB</text:p>
          </table:table-cell>
          <table:table-cell office:value-type="string" calcext:value-type="string">
            <text:p>Metropolitan Bank Holding Corp.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D</text:p>
          </table:table-cell>
          <table:table-cell table:style-name="ce1" office:value-type="date" office:date-value="2022-12-31" calcext:value-type="date">
            <text:p>2022-12-31</text:p>
          </table:table-cell>
          <table:table-cell table:style-name="ce1" office:value-type="date" office:date-value="2021-12-31" calcext:value-type="date">
            <text:p>2021-12-31</text:p>
          </table:table-cell>
          <table:table-cell table:formula="of:=([.P223]-[.AD223])/[.AD223]" office:value-type="percentage" office:value="-0.179884554162396" calcext:value-type="percentage">
            <text:p>-17.99%</text:p>
          </table:table-cell>
          <table:table-cell table:formula="of:=([.L223]-[.M223])/[.AD223]" office:value-type="percentage" office:value="0" calcext:value-type="percentage">
            <text:p>0.00%</text:p>
          </table:table-cell>
          <table:table-cell table:formula="of:=([.R223]-[.S223])/[.AD223]" office:value-type="percentage" office:value="0" calcext:value-type="percentage">
            <text:p>0.00%</text:p>
          </table:table-cell>
          <table:table-cell table:formula="of:=[.Y223]/[.AD223]" office:value-type="percentage" office:value="0.00196268490197919" calcext:value-type="percentage">
            <text:p>0.20%</text:p>
          </table:table-cell>
          <table:table-cell table:number-columns-repeated="2"/>
          <table:table-cell office:value-type="float" office:value="445747000" calcext:value-type="float">
            <text:p>445747000</text:p>
          </table:table-cell>
          <table:table-cell/>
          <table:table-cell office:value-type="float" office:value="5277912000" calcext:value-type="float">
            <text:p>5277912000</text:p>
          </table:table-cell>
          <table:table-cell office:value-type="float" office:value="437300000" calcext:value-type="float">
            <text:p>437300000</text:p>
          </table:table-cell>
          <table:table-cell table:number-columns-repeated="2"/>
          <table:table-cell office:value-type="float" office:value="510425000" calcext:value-type="float">
            <text:p>510425000</text:p>
          </table:table-cell>
          <table:table-cell office:value-type="float" office:value="4853495000" calcext:value-type="float">
            <text:p>4853495000</text:p>
          </table:table-cell>
          <table:table-cell office:value-type="float" office:value="6267337000" calcext:value-type="float">
            <text:p>6267337000</text:p>
          </table:table-cell>
          <table:table-cell office:value-type="float" office:value="5691440000" calcext:value-type="float">
            <text:p>5691440000</text:p>
          </table:table-cell>
          <table:table-cell office:value-type="float" office:value="-7740000" calcext:value-type="float">
            <text:p>-7740000</text:p>
          </table:table-cell>
          <table:table-cell office:value-type="float" office:value="12631000" calcext:value-type="float">
            <text:p>12631000</text:p>
          </table:table-cell>
          <table:table-cell/>
          <table:table-cell office:value-type="float" office:value="609000" calcext:value-type="float">
            <text:p>609000</text:p>
          </table:table-cell>
          <table:table-cell office:value-type="float" office:value="566624000" calcext:value-type="float">
            <text:p>566624000</text:p>
          </table:table-cell>
          <table:table-cell/>
          <table:table-cell office:value-type="float" office:value="6435572000" calcext:value-type="float">
            <text:p>6435572000</text:p>
          </table:table-cell>
          <table:table-cell office:value-type="float" office:value="380100000" calcext:value-type="float">
            <text:p>380100000</text:p>
          </table:table-cell>
          <table:table-cell table:number-columns-repeated="2"/>
          <table:table-cell office:value-type="float" office:value="382099000" calcext:value-type="float">
            <text:p>382099000</text:p>
          </table:table-cell>
          <table:table-cell office:value-type="float" office:value="3739527000" calcext:value-type="float">
            <text:p>3739527000</text:p>
          </table:table-cell>
          <table:table-cell office:value-type="float" office:value="7116358000" calcext:value-type="float">
            <text:p>7116358000</text:p>
          </table:table-cell>
          <table:table-cell office:value-type="float" office:value="6559369000" calcext:value-type="float">
            <text:p>6559369000</text:p>
          </table:table-cell>
          <table:table-cell office:value-type="float" office:value="18887000" calcext:value-type="float">
            <text:p>18887000</text:p>
          </table:table-cell>
          <table:table-cell office:value-type="float" office:value="52078000" calcext:value-type="float">
            <text:p>52078000</text:p>
          </table:table-cell>
          <table:table-cell table:number-columns-repeated="2"/>
          <table:table-cell office:value-type="string" calcext:value-type="string">
            <text:p>AvailableForSaleSecuritiesDebtSecurities</text:p>
          </table:table-cell>
          <table:table-cell/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table:number-columns-repeated="2"/>
          <table:table-cell office:value-type="string" calcext:value-type="string">
            <text:p>HeldToMaturitySecurities</text:p>
          </table:table-cell>
          <table:table-cell office:value-type="string" calcext:value-type="string">
            <text:p>LoansAndLeasesReceivableGrossCarryingAmount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  <table:table-cell/>
          <table:table-cell office:value-type="string" calcext:value-type="string">
            <text:p>AvailableForSaleDebtSecuritiesGrossUnrealizedGain</text:p>
          </table:table-cell>
          <table:table-cell office:value-type="string" calcext:value-type="string">
            <text:p>AvailableForSaleSecuritiesDebtSecurities</text:p>
          </table:table-cell>
          <table:table-cell/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table:number-columns-repeated="2"/>
          <table:table-cell office:value-type="string" calcext:value-type="string">
            <text:p>HeldToMaturitySecurities</text:p>
          </table:table-cell>
          <table:table-cell office:value-type="string" calcext:value-type="string">
            <text:p>LoansAndLeasesReceivableGrossCarryingAmount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</table:table-row>
        <table:table-row table:style-name="ro1">
          <table:table-cell office:value-type="float" office:value="1475841" calcext:value-type="float">
            <text:p>1475841</text:p>
          </table:table-cell>
          <table:table-cell office:value-type="string" calcext:value-type="string">
            <text:p>NBHC</text:p>
          </table:table-cell>
          <table:table-cell office:value-type="string" calcext:value-type="string">
            <text:p>National Bank Holdings Corporation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D</text:p>
          </table:table-cell>
          <table:table-cell table:style-name="ce1" office:value-type="date" office:date-value="2022-12-31" calcext:value-type="date">
            <text:p>2022-12-31</text:p>
          </table:table-cell>
          <table:table-cell table:style-name="ce1" office:value-type="date" office:date-value="2021-12-31" calcext:value-type="date">
            <text:p>2021-12-31</text:p>
          </table:table-cell>
          <table:table-cell table:formula="of:=([.P224]-[.AD224])/[.AD224]" office:value-type="percentage" office:value="0.26403457322075" calcext:value-type="percentage">
            <text:p>26.40%</text:p>
          </table:table-cell>
          <table:table-cell table:formula="of:=([.L224]-[.M224])/[.AD224]" office:value-type="percentage" office:value="0.018219307652501" calcext:value-type="percentage">
            <text:p>1.82%</text:p>
          </table:table-cell>
          <table:table-cell table:formula="of:=([.R224]-[.S224])/[.AD224]" office:value-type="percentage" office:value="-0.0147078444995025" calcext:value-type="percentage">
            <text:p>-1.47%</text:p>
          </table:table-cell>
          <table:table-cell table:formula="of:=[.Y224]/[.AD224]" office:value-type="percentage" office:value="-0.00160030879039487" calcext:value-type="percentage">
            <text:p>-0.16%</text:p>
          </table:table-cell>
          <table:table-cell office:value-type="float" office:value="113474000" calcext:value-type="float">
            <text:p>113474000</text:p>
          </table:table-cell>
          <table:table-cell office:value-type="float" office:value="1000" calcext:value-type="float">
            <text:p>1000</text:p>
          </table:table-cell>
          <table:table-cell office:value-type="float" office:value="706289000" calcext:value-type="float">
            <text:p>706289000</text:p>
          </table:table-cell>
          <table:table-cell office:value-type="float" office:value="819762000" calcext:value-type="float">
            <text:p>819762000</text:p>
          </table:table-cell>
          <table:table-cell office:value-type="float" office:value="7872626000" calcext:value-type="float">
            <text:p>7872626000</text:p>
          </table:table-cell>
          <table:table-cell office:value-type="float" office:value="559924000" calcext:value-type="float">
            <text:p>559924000</text:p>
          </table:table-cell>
          <table:table-cell office:value-type="float" office:value="163000" calcext:value-type="float">
            <text:p>163000</text:p>
          </table:table-cell>
          <table:table-cell office:value-type="float" office:value="91766000" calcext:value-type="float">
            <text:p>91766000</text:p>
          </table:table-cell>
          <table:table-cell office:value-type="float" office:value="651527000" calcext:value-type="float">
            <text:p>651527000</text:p>
          </table:table-cell>
          <table:table-cell office:value-type="float" office:value="7220469000" calcext:value-type="float">
            <text:p>7220469000</text:p>
          </table:table-cell>
          <table:table-cell office:value-type="float" office:value="9573243000" calcext:value-type="float">
            <text:p>9573243000</text:p>
          </table:table-cell>
          <table:table-cell office:value-type="float" office:value="8481041000" calcext:value-type="float">
            <text:p>8481041000</text:p>
          </table:table-cell>
          <table:table-cell office:value-type="float" office:value="71274000" calcext:value-type="float">
            <text:p>71274000</text:p>
          </table:table-cell>
          <table:table-cell office:value-type="float" office:value="-9967000" calcext:value-type="float">
            <text:p>-9967000</text:p>
          </table:table-cell>
          <table:table-cell office:value-type="float" office:value="13308000" calcext:value-type="float">
            <text:p>13308000</text:p>
          </table:table-cell>
          <table:table-cell office:value-type="float" office:value="3443000" calcext:value-type="float">
            <text:p>3443000</text:p>
          </table:table-cell>
          <table:table-cell office:value-type="float" office:value="691847000" calcext:value-type="float">
            <text:p>691847000</text:p>
          </table:table-cell>
          <table:table-cell office:value-type="float" office:value="701712000" calcext:value-type="float">
            <text:p>701712000</text:p>
          </table:table-cell>
          <table:table-cell office:value-type="float" office:value="6228173000" calcext:value-type="float">
            <text:p>6228173000</text:p>
          </table:table-cell>
          <table:table-cell office:value-type="float" office:value="599260000" calcext:value-type="float">
            <text:p>599260000</text:p>
          </table:table-cell>
          <table:table-cell office:value-type="float" office:value="2183000" calcext:value-type="float">
            <text:p>2183000</text:p>
          </table:table-cell>
          <table:table-cell office:value-type="float" office:value="11935000" calcext:value-type="float">
            <text:p>11935000</text:p>
          </table:table-cell>
          <table:table-cell office:value-type="float" office:value="609012000" calcext:value-type="float">
            <text:p>609012000</text:p>
          </table:table-cell>
          <table:table-cell office:value-type="float" office:value="4513383000" calcext:value-type="float">
            <text:p>4513383000</text:p>
          </table:table-cell>
          <table:table-cell office:value-type="float" office:value="7214011000" calcext:value-type="float">
            <text:p>7214011000</text:p>
          </table:table-cell>
          <table:table-cell office:value-type="float" office:value="6373905000" calcext:value-type="float">
            <text:p>6373905000</text:p>
          </table:table-cell>
          <table:table-cell office:value-type="float" office:value="93606000" calcext:value-type="float">
            <text:p>93606000</text:p>
          </table:table-cell>
          <table:table-cell office:value-type="float" office:value="76877000" calcext:value-type="float">
            <text:p>76877000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office:value-type="string" calcext:value-type="string">
            <text:p>HeldToMaturitySecuritiesAccumulatedUnrecognizedHoldingGain</text:p>
          </table:table-cell>
          <table:table-cell office:value-type="string" calcext:value-type="string">
            <text:p>HeldToMaturitySecuritiesAccumulatedUnrecognizedHoldingLoss</text:p>
          </table:table-cell>
          <table:table-cell office:value-type="string" calcext:value-type="string">
            <text:p>HeldToMaturitySecurities</text:p>
          </table:table-cell>
          <table:table-cell office:value-type="string" calcext:value-type="string">
            <text:p>NotesReceivableGross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office:value-type="string" calcext:value-type="string">
            <text:p>HeldToMaturitySecuritiesAccumulatedUnrecognizedHoldingGain</text:p>
          </table:table-cell>
          <table:table-cell office:value-type="string" calcext:value-type="string">
            <text:p>HeldToMaturitySecuritiesAccumulatedUnrecognizedHoldingLoss</text:p>
          </table:table-cell>
          <table:table-cell office:value-type="string" calcext:value-type="string">
            <text:p>HeldToMaturitySecurities</text:p>
          </table:table-cell>
          <table:table-cell office:value-type="string" calcext:value-type="string">
            <text:p>NotesReceivableGross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</table:table-row>
        <table:table-row table:style-name="ro1">
          <table:table-cell office:value-type="float" office:value="1174850" calcext:value-type="float">
            <text:p>1174850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Nicolet Bankshares Inc.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D</text:p>
          </table:table-cell>
          <table:table-cell table:style-name="ce1" office:value-type="date" office:date-value="2022-12-31" calcext:value-type="date">
            <text:p>2022-12-31</text:p>
          </table:table-cell>
          <table:table-cell table:style-name="ce1" office:value-type="date" office:date-value="2021-12-31" calcext:value-type="date">
            <text:p>2021-12-31</text:p>
          </table:table-cell>
          <table:table-cell table:formula="of:=([.P225]-[.AD225])/[.AD225]" office:value-type="percentage" office:value="-1" calcext:value-type="percentage">
            <text:p>-100.00%</text:p>
          </table:table-cell>
          <table:table-cell table:formula="of:=([.L225]-[.M225])/[.AD225]" office:value-type="percentage" office:value="0.0121755370778092" calcext:value-type="percentage">
            <text:p>1.22%</text:p>
          </table:table-cell>
          <table:table-cell table:formula="of:=([.R225]-[.S225])/[.AD225]" office:value-type="percentage" office:value="-0.00862615598470503" calcext:value-type="percentage">
            <text:p>-0.86%</text:p>
          </table:table-cell>
          <table:table-cell table:formula="of:=[.Y225]/[.AD225]" office:value-type="percentage" office:value="0" calcext:value-type="percentage">
            <text:p>0.00%</text:p>
          </table:table-cell>
          <table:table-cell office:value-type="float" office:value="78862000" calcext:value-type="float">
            <text:p>78862000</text:p>
          </table:table-cell>
          <table:table-cell office:value-type="float" office:value="136000" calcext:value-type="float">
            <text:p>136000</text:p>
          </table:table-cell>
          <table:table-cell table:number-columns-repeated="3"/>
          <table:table-cell office:value-type="float" office:value="623352000" calcext:value-type="float">
            <text:p>623352000</text:p>
          </table:table-cell>
          <table:table-cell office:value-type="float" office:value="46000" calcext:value-type="float">
            <text:p>46000</text:p>
          </table:table-cell>
          <table:table-cell office:value-type="float" office:value="55822000" calcext:value-type="float">
            <text:p>55822000</text:p>
          </table:table-cell>
          <table:table-cell table:number-columns-repeated="2"/>
          <table:table-cell office:value-type="float" office:value="8763969000" calcext:value-type="float">
            <text:p>8763969000</text:p>
          </table:table-cell>
          <table:table-cell office:value-type="float" office:value="7791440000" calcext:value-type="float">
            <text:p>7791440000</text:p>
          </table:table-cell>
          <table:table-cell office:value-type="float" office:value="94260000" calcext:value-type="float">
            <text:p>94260000</text:p>
          </table:table-cell>
          <table:table-cell/>
          <table:table-cell office:value-type="float" office:value="5528000" calcext:value-type="float">
            <text:p>5528000</text:p>
          </table:table-cell>
          <table:table-cell office:value-type="float" office:value="9777000" calcext:value-type="float">
            <text:p>9777000</text:p>
          </table:table-cell>
          <table:table-cell table:number-columns-repeated="2"/>
          <table:table-cell office:value-type="float" office:value="6465916000" calcext:value-type="float">
            <text:p>6465916000</text:p>
          </table:table-cell>
          <table:table-cell office:value-type="float" office:value="648394000" calcext:value-type="float">
            <text:p>648394000</text:p>
          </table:table-cell>
          <table:table-cell office:value-type="float" office:value="99000" calcext:value-type="float">
            <text:p>99000</text:p>
          </table:table-cell>
          <table:table-cell office:value-type="float" office:value="3508000" calcext:value-type="float">
            <text:p>3508000</text:p>
          </table:table-cell>
          <table:table-cell/>
          <table:table-cell office:value-type="float" office:value="4621836000" calcext:value-type="float">
            <text:p>4621836000</text:p>
          </table:table-cell>
          <table:table-cell office:value-type="float" office:value="7695037000" calcext:value-type="float">
            <text:p>7695037000</text:p>
          </table:table-cell>
          <table:table-cell office:value-type="float" office:value="6803146000" calcext:value-type="float">
            <text:p>6803146000</text:p>
          </table:table-cell>
          <table:table-cell office:value-type="float" office:value="60652000" calcext:value-type="float">
            <text:p>60652000</text:p>
          </table:table-cell>
          <table:table-cell/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table:number-columns-repeated="3"/>
          <table:table-cell office:value-type="string" calcext:value-type="string">
            <text:p>HeldToMaturitySecuritiesFairValue</text:p>
          </table:table-cell>
          <table:table-cell office:value-type="string" calcext:value-type="string">
            <text:p>HeldToMaturitySecuritiesAccumulatedUnrecognizedHoldingGain</text:p>
          </table:table-cell>
          <table:table-cell office:value-type="string" calcext:value-type="string">
            <text:p>HeldToMaturitySecuritiesAccumulatedUnrecognizedHoldingLoss</text:p>
          </table:table-cell>
          <table:table-cell table:number-columns-repeated="2"/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/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table:number-columns-repeated="2"/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office:value-type="string" calcext:value-type="string">
            <text:p>HeldToMaturitySecuritiesAccumulatedUnrecognizedHoldingGain</text:p>
          </table:table-cell>
          <table:table-cell office:value-type="string" calcext:value-type="string">
            <text:p>HeldToMaturitySecuritiesAccumulatedUnrecognizedHoldingLoss</text:p>
          </table:table-cell>
          <table:table-cell/>
          <table:table-cell office:value-type="string" calcext:value-type="string">
            <text:p>NotesReceivableGross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/>
        </table:table-row>
        <table:table-row table:style-name="ro1">
          <table:table-cell office:value-type="float" office:value="1030469" calcext:value-type="float">
            <text:p>1030469</text:p>
          </table:table-cell>
          <table:table-cell office:value-type="string" calcext:value-type="string">
            <text:p>OFG</text:p>
          </table:table-cell>
          <table:table-cell office:value-type="string" calcext:value-type="string">
            <text:p>OFG Bancorp</text:p>
          </table:table-cell>
          <table:table-cell office:value-type="string" calcext:value-type="string">
            <text:p>Puerto Rico</text:p>
          </table:table-cell>
          <table:table-cell office:value-type="string" calcext:value-type="string">
            <text:p>USD</text:p>
          </table:table-cell>
          <table:table-cell table:style-name="ce1" office:value-type="date" office:date-value="2022-12-31" calcext:value-type="date">
            <text:p>2022-12-31</text:p>
          </table:table-cell>
          <table:table-cell table:style-name="ce1" office:value-type="date" office:date-value="2021-12-31" calcext:value-type="date">
            <text:p>2021-12-31</text:p>
          </table:table-cell>
          <table:table-cell table:formula="of:=([.P226]-[.AD226])/[.AD226]" office:value-type="percentage" office:value="-0.0040396981652466" calcext:value-type="percentage">
            <text:p>-0.40%</text:p>
          </table:table-cell>
          <table:table-cell table:formula="of:=([.L226]-[.M226])/[.AD226]" office:value-type="percentage" office:value="0.0127902465129503" calcext:value-type="percentage">
            <text:p>1.28%</text:p>
          </table:table-cell>
          <table:table-cell table:formula="of:=([.R226]-[.S226])/[.AD226]" office:value-type="percentage" office:value="-0.007658153706598" calcext:value-type="percentage">
            <text:p>-0.77%</text:p>
          </table:table-cell>
          <table:table-cell table:formula="of:=[.Y226]/[.AD226]" office:value-type="percentage" office:value="0.00786575285844039" calcext:value-type="percentage">
            <text:p>0.79%</text:p>
          </table:table-cell>
          <table:table-cell office:value-type="float" office:value="111031000" calcext:value-type="float">
            <text:p>111031000</text:p>
          </table:table-cell>
          <table:table-cell office:value-type="float" office:value="995000" calcext:value-type="float">
            <text:p>995000</text:p>
          </table:table-cell>
          <table:table-cell office:value-type="float" office:value="1412776000" calcext:value-type="float">
            <text:p>1412776000</text:p>
          </table:table-cell>
          <table:table-cell office:value-type="float" office:value="1522812000" calcext:value-type="float">
            <text:p>1522812000</text:p>
          </table:table-cell>
          <table:table-cell office:value-type="float" office:value="8568364000" calcext:value-type="float">
            <text:p>8568364000</text:p>
          </table:table-cell>
          <table:table-cell office:value-type="float" office:value="469186000" calcext:value-type="float">
            <text:p>469186000</text:p>
          </table:table-cell>
          <table:table-cell office:value-type="float" office:value="0" calcext:value-type="float">
            <text:p>0</text:p>
          </table:table-cell>
          <table:table-cell office:value-type="float" office:value="65884000" calcext:value-type="float">
            <text:p>65884000</text:p>
          </table:table-cell>
          <table:table-cell office:value-type="float" office:value="535070000" calcext:value-type="float">
            <text:p>535070000</text:p>
          </table:table-cell>
          <table:table-cell office:value-type="float" office:value="6835322000" calcext:value-type="float">
            <text:p>6835322000</text:p>
          </table:table-cell>
          <table:table-cell office:value-type="float" office:value="9818780000" calcext:value-type="float">
            <text:p>9818780000</text:p>
          </table:table-cell>
          <table:table-cell office:value-type="float" office:value="8776374000" calcext:value-type="float">
            <text:p>8776374000</text:p>
          </table:table-cell>
          <table:table-cell office:value-type="float" office:value="166239000" calcext:value-type="float">
            <text:p>166239000</text:p>
          </table:table-cell>
          <table:table-cell office:value-type="float" office:value="67670000" calcext:value-type="float">
            <text:p>67670000</text:p>
          </table:table-cell>
          <table:table-cell office:value-type="float" office:value="3400000" calcext:value-type="float">
            <text:p>3400000</text:p>
          </table:table-cell>
          <table:table-cell office:value-type="float" office:value="10692000" calcext:value-type="float">
            <text:p>10692000</text:p>
          </table:table-cell>
          <table:table-cell office:value-type="float" office:value="510713000" calcext:value-type="float">
            <text:p>510713000</text:p>
          </table:table-cell>
          <table:table-cell office:value-type="float" office:value="503421000" calcext:value-type="float">
            <text:p>503421000</text:p>
          </table:table-cell>
          <table:table-cell office:value-type="float" office:value="8603118000" calcext:value-type="float">
            <text:p>8603118000</text:p>
          </table:table-cell>
          <table:table-cell office:value-type="float" office:value="363653000" calcext:value-type="float">
            <text:p>363653000</text:p>
          </table:table-cell>
          <table:table-cell table:number-columns-repeated="2"/>
          <table:table-cell office:value-type="float" office:value="367507000" calcext:value-type="float">
            <text:p>367507000</text:p>
          </table:table-cell>
          <table:table-cell office:value-type="float" office:value="6402586000" calcext:value-type="float">
            <text:p>6402586000</text:p>
          </table:table-cell>
          <table:table-cell office:value-type="float" office:value="9899720000" calcext:value-type="float">
            <text:p>9899720000</text:p>
          </table:table-cell>
          <table:table-cell office:value-type="float" office:value="8830560000" calcext:value-type="float">
            <text:p>8830560000</text:p>
          </table:table-cell>
          <table:table-cell office:value-type="float" office:value="146151000" calcext:value-type="float">
            <text:p>146151000</text:p>
          </table:table-cell>
          <table:table-cell office:value-type="float" office:value="140289000" calcext:value-type="float">
            <text:p>140289000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office:value-type="string" calcext:value-type="string">
            <text:p>HeldToMaturitySecuritiesAccumulatedUnrecognizedHoldingGain</text:p>
          </table:table-cell>
          <table:table-cell office:value-type="string" calcext:value-type="string">
            <text:p>HeldToMaturitySecuritiesAccumulatedUnrecognizedHoldingLoss</text:p>
          </table:table-cell>
          <table:table-cell office:value-type="string" calcext:value-type="string">
            <text:p>HeldToMaturitySecurities</text:p>
          </table:table-cell>
          <table:table-cell office:value-type="string" calcext:value-type="string">
            <text:p>NotesReceivableGross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table:number-columns-repeated="2"/>
          <table:table-cell office:value-type="string" calcext:value-type="string">
            <text:p>HeldToMaturitySecurities</text:p>
          </table:table-cell>
          <table:table-cell office:value-type="string" calcext:value-type="string">
            <text:p>NotesReceivableGross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</table:table-row>
        <table:table-row table:style-name="ro1">
          <table:table-cell office:value-type="float" office:value="805676" calcext:value-type="float">
            <text:p>805676</text:p>
          </table:table-cell>
          <table:table-cell office:value-type="string" calcext:value-type="string">
            <text:p>PRK</text:p>
          </table:table-cell>
          <table:table-cell office:value-type="string" calcext:value-type="string">
            <text:p>Park National Corporation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D</text:p>
          </table:table-cell>
          <table:table-cell table:style-name="ce1" office:value-type="date" office:date-value="2022-12-31" calcext:value-type="date">
            <text:p>2022-12-31</text:p>
          </table:table-cell>
          <table:table-cell table:style-name="ce1" office:value-type="date" office:date-value="2021-12-31" calcext:value-type="date">
            <text:p>2021-12-31</text:p>
          </table:table-cell>
          <table:table-cell table:formula="of:=([.P227]-[.AD227])/[.AD227]" office:value-type="percentage" office:value="0.0417718806233592" calcext:value-type="percentage">
            <text:p>4.18%</text:p>
          </table:table-cell>
          <table:table-cell table:formula="of:=([.L227]-[.M227])/[.AD227]" office:value-type="percentage" office:value="0.0153274173992426" calcext:value-type="percentage">
            <text:p>1.53%</text:p>
          </table:table-cell>
          <table:table-cell table:formula="of:=([.R227]-[.S227])/[.AD227]" office:value-type="percentage" office:value="0" calcext:value-type="percentage">
            <text:p>0.00%</text:p>
          </table:table-cell>
          <table:table-cell table:formula="of:=[.Y227]/[.AD227]" office:value-type="percentage" office:value="0" calcext:value-type="percentage">
            <text:p>0.00%</text:p>
          </table:table-cell>
          <table:table-cell office:value-type="float" office:value="122776000" calcext:value-type="float">
            <text:p>122776000</text:p>
          </table:table-cell>
          <table:table-cell office:value-type="float" office:value="1620000" calcext:value-type="float">
            <text:p>1620000</text:p>
          </table:table-cell>
          <table:table-cell office:value-type="float" office:value="1733696000" calcext:value-type="float">
            <text:p>1733696000</text:p>
          </table:table-cell>
          <table:table-cell office:value-type="float" office:value="1854852000" calcext:value-type="float">
            <text:p>1854852000</text:p>
          </table:table-cell>
          <table:table-cell office:value-type="float" office:value="8234715000" calcext:value-type="float">
            <text:p>8234715000</text:p>
          </table:table-cell>
          <table:table-cell table:number-columns-repeated="4"/>
          <table:table-cell office:value-type="float" office:value="7141891000" calcext:value-type="float">
            <text:p>7141891000</text:p>
          </table:table-cell>
          <table:table-cell office:value-type="float" office:value="9854993000" calcext:value-type="float">
            <text:p>9854993000</text:p>
          </table:table-cell>
          <table:table-cell office:value-type="float" office:value="8785767000" calcext:value-type="float">
            <text:p>8785767000</text:p>
          </table:table-cell>
          <table:table-cell office:value-type="float" office:value="148351000" calcext:value-type="float">
            <text:p>148351000</text:p>
          </table:table-cell>
          <table:table-cell/>
          <table:table-cell office:value-type="float" office:value="9514000" calcext:value-type="float">
            <text:p>9514000</text:p>
          </table:table-cell>
          <table:table-cell office:value-type="float" office:value="36291000" calcext:value-type="float">
            <text:p>36291000</text:p>
          </table:table-cell>
          <table:table-cell office:value-type="float" office:value="1754140000" calcext:value-type="float">
            <text:p>1754140000</text:p>
          </table:table-cell>
          <table:table-cell office:value-type="float" office:value="1727363000" calcext:value-type="float">
            <text:p>1727363000</text:p>
          </table:table-cell>
          <table:table-cell office:value-type="float" office:value="7904528000" calcext:value-type="float">
            <text:p>7904528000</text:p>
          </table:table-cell>
          <table:table-cell table:number-columns-repeated="4"/>
          <table:table-cell office:value-type="float" office:value="6871122000" calcext:value-type="float">
            <text:p>6871122000</text:p>
          </table:table-cell>
          <table:table-cell office:value-type="float" office:value="9560254000" calcext:value-type="float">
            <text:p>9560254000</text:p>
          </table:table-cell>
          <table:table-cell office:value-type="float" office:value="8449495000" calcext:value-type="float">
            <text:p>8449495000</text:p>
          </table:table-cell>
          <table:table-cell office:value-type="float" office:value="153945000" calcext:value-type="float">
            <text:p>153945000</text:p>
          </table:table-cell>
          <table:table-cell/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table:number-columns-repeated="4"/>
          <table:table-cell office:value-type="string" calcext:value-type="string">
            <text:p>LoansAndLeasesReceivableGrossCarryingAmount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/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table:number-columns-repeated="4"/>
          <table:table-cell office:value-type="string" calcext:value-type="string">
            <text:p>NotesReceivableGross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/>
        </table:table-row>
        <table:table-row table:style-name="ro1">
          <table:table-cell office:value-type="float" office:value="713676" calcext:value-type="float">
            <text:p>713676</text:p>
          </table:table-cell>
          <table:table-cell office:value-type="string" calcext:value-type="string">
            <text:p>PNC</text:p>
          </table:table-cell>
          <table:table-cell office:value-type="string" calcext:value-type="string">
            <text:p>PNC Financial Services Group Inc.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D</text:p>
          </table:table-cell>
          <table:table-cell table:style-name="ce1" office:value-type="date" office:date-value="2022-12-31" calcext:value-type="date">
            <text:p>2022-12-31</text:p>
          </table:table-cell>
          <table:table-cell table:style-name="ce1" office:value-type="date" office:date-value="2021-12-31" calcext:value-type="date">
            <text:p>2021-12-31</text:p>
          </table:table-cell>
          <table:table-cell table:formula="of:=([.P228]-[.AD228])/[.AD228]" office:value-type="percentage" office:value="-0.0459151763259986" calcext:value-type="percentage">
            <text:p>-4.59%</text:p>
          </table:table-cell>
          <table:table-cell table:formula="of:=([.L228]-[.M228])/[.AD228]" office:value-type="percentage" office:value="0.00964183713189788" calcext:value-type="percentage">
            <text:p>0.96%</text:p>
          </table:table-cell>
          <table:table-cell table:formula="of:=([.R228]-[.S228])/[.AD228]" office:value-type="percentage" office:value="-0.0107068347919646" calcext:value-type="percentage">
            <text:p>-1.07%</text:p>
          </table:table-cell>
          <table:table-cell table:formula="of:=[.Y228]/[.AD228]" office:value-type="percentage" office:value="-0.0099283149418953" calcext:value-type="percentage">
            <text:p>-0.99%</text:p>
          </table:table-cell>
          <table:table-cell office:value-type="float" office:value="4634000000" calcext:value-type="float">
            <text:p>4634000000</text:p>
          </table:table-cell>
          <table:table-cell office:value-type="float" office:value="225000000" calcext:value-type="float">
            <text:p>225000000</text:p>
          </table:table-cell>
          <table:table-cell table:number-columns-repeated="2"/>
          <table:table-cell office:value-type="float" office:value="436282000000" calcext:value-type="float">
            <text:p>436282000000</text:p>
          </table:table-cell>
          <table:table-cell office:value-type="float" office:value="90279000000" calcext:value-type="float">
            <text:p>90279000000</text:p>
          </table:table-cell>
          <table:table-cell office:value-type="float" office:value="115000000" calcext:value-type="float">
            <text:p>115000000</text:p>
          </table:table-cell>
          <table:table-cell office:value-type="float" office:value="5011000000" calcext:value-type="float">
            <text:p>5011000000</text:p>
          </table:table-cell>
          <table:table-cell table:number-columns-repeated="2"/>
          <table:table-cell office:value-type="float" office:value="557263000000" calcext:value-type="float">
            <text:p>557263000000</text:p>
          </table:table-cell>
          <table:table-cell office:value-type="float" office:value="511451000000" calcext:value-type="float">
            <text:p>511451000000</text:p>
          </table:table-cell>
          <table:table-cell office:value-type="float" office:value="6113000000" calcext:value-type="float">
            <text:p>6113000000</text:p>
          </table:table-cell>
          <table:table-cell office:value-type="float" office:value="-4540000000" calcext:value-type="float">
            <text:p>-4540000000</text:p>
          </table:table-cell>
          <table:table-cell office:value-type="float" office:value="828000000" calcext:value-type="float">
            <text:p>828000000</text:p>
          </table:table-cell>
          <table:table-cell office:value-type="float" office:value="1566000000" calcext:value-type="float">
            <text:p>1566000000</text:p>
          </table:table-cell>
          <table:table-cell/>
          <table:table-cell office:value-type="float" office:value="130798000000" calcext:value-type="float">
            <text:p>130798000000</text:p>
          </table:table-cell>
          <table:table-cell office:value-type="float" office:value="457278000000" calcext:value-type="float">
            <text:p>457278000000</text:p>
          </table:table-cell>
          <table:table-cell office:value-type="float" office:value="1522000000" calcext:value-type="float">
            <text:p>1522000000</text:p>
          </table:table-cell>
          <table:table-cell office:value-type="float" office:value="103000000" calcext:value-type="float">
            <text:p>103000000</text:p>
          </table:table-cell>
          <table:table-cell office:value-type="float" office:value="7000000" calcext:value-type="float">
            <text:p>7000000</text:p>
          </table:table-cell>
          <table:table-cell office:value-type="float" office:value="1426000000" calcext:value-type="float">
            <text:p>1426000000</text:p>
          </table:table-cell>
          <table:table-cell/>
          <table:table-cell office:value-type="float" office:value="557191000000" calcext:value-type="float">
            <text:p>557191000000</text:p>
          </table:table-cell>
          <table:table-cell office:value-type="float" office:value="501465000000" calcext:value-type="float">
            <text:p>501465000000</text:p>
          </table:table-cell>
          <table:table-cell office:value-type="float" office:value="5725000000" calcext:value-type="float">
            <text:p>5725000000</text:p>
          </table:table-cell>
          <table:table-cell office:value-type="float" office:value="3313000000" calcext:value-type="float">
            <text:p>3313000000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table:number-columns-repeated="2"/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office:value-type="string" calcext:value-type="string">
            <text:p>HeldToMaturitySecuritiesAccumulatedUnrecognizedHoldingGain</text:p>
          </table:table-cell>
          <table:table-cell office:value-type="string" calcext:value-type="string">
            <text:p>HeldToMaturitySecuritiesAccumulatedUnrecognizedHoldingLoss</text:p>
          </table:table-cell>
          <table:table-cell table:number-columns-repeated="2"/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ProfitLoss</text:p>
          </table:table-cell>
          <table:table-cell office:value-type="string" calcext:value-type="string">
            <text:p>ComprehensiveIncomeNetOfTax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/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office:value-type="string" calcext:value-type="string">
            <text:p>HeldToMaturitySecuritiesAccumulatedUnrecognizedHoldingGain</text:p>
          </table:table-cell>
          <table:table-cell office:value-type="string" calcext:value-type="string">
            <text:p>HeldToMaturitySecuritiesAccumulatedUnrecognizedHoldingLoss</text:p>
          </table:table-cell>
          <table:table-cell office:value-type="string" calcext:value-type="string">
            <text:p>HeldToMaturitySecurities</text:p>
          </table:table-cell>
          <table:table-cell/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ProfitLoss</text:p>
          </table:table-cell>
          <table:table-cell office:value-type="string" calcext:value-type="string">
            <text:p>ComprehensiveIncomeNetOfTax</text:p>
          </table:table-cell>
        </table:table-row>
        <table:table-row table:style-name="ro1">
          <table:table-cell office:value-type="float" office:value="1068851" calcext:value-type="float">
            <text:p>1068851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Prosperity Bancshares Inc.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D</text:p>
          </table:table-cell>
          <table:table-cell table:style-name="ce1" office:value-type="date" office:date-value="2022-12-31" calcext:value-type="date">
            <text:p>2022-12-31</text:p>
          </table:table-cell>
          <table:table-cell table:style-name="ce1" office:value-type="date" office:date-value="2021-12-31" calcext:value-type="date">
            <text:p>2021-12-31</text:p>
          </table:table-cell>
          <table:table-cell table:formula="of:=([.P229]-[.AD229])/[.AD229]" office:value-type="percentage" office:value="-0.0727365238298671" calcext:value-type="percentage">
            <text:p>-7.27%</text:p>
          </table:table-cell>
          <table:table-cell table:formula="of:=([.L229]-[.M229])/[.AD229]" office:value-type="percentage" office:value="0.000142858247766248" calcext:value-type="percentage">
            <text:p>0.01%</text:p>
          </table:table-cell>
          <table:table-cell table:formula="of:=([.R229]-[.S229])/[.AD229]" office:value-type="percentage" office:value="-0.0530479210127779" calcext:value-type="percentage">
            <text:p>-5.30%</text:p>
          </table:table-cell>
          <table:table-cell table:formula="of:=[.Y229]/[.AD229]" office:value-type="percentage" office:value="0.0168737168836806" calcext:value-type="percentage">
            <text:p>1.69%</text:p>
          </table:table-cell>
          <table:table-cell office:value-type="float" office:value="5679000" calcext:value-type="float">
            <text:p>5679000</text:p>
          </table:table-cell>
          <table:table-cell office:value-type="float" office:value="1283000" calcext:value-type="float">
            <text:p>1283000</text:p>
          </table:table-cell>
          <table:table-cell office:value-type="float" office:value="456502000" calcext:value-type="float">
            <text:p>456502000</text:p>
          </table:table-cell>
          <table:table-cell office:value-type="float" office:value="460898000" calcext:value-type="float">
            <text:p>460898000</text:p>
          </table:table-cell>
          <table:table-cell office:value-type="float" office:value="28533531000" calcext:value-type="float">
            <text:p>28533531000</text:p>
          </table:table-cell>
          <table:table-cell office:value-type="float" office:value="12387125000" calcext:value-type="float">
            <text:p>12387125000</text:p>
          </table:table-cell>
          <table:table-cell office:value-type="float" office:value="3820000" calcext:value-type="float">
            <text:p>3820000</text:p>
          </table:table-cell>
          <table:table-cell office:value-type="float" office:value="1636198000" calcext:value-type="float">
            <text:p>1636198000</text:p>
          </table:table-cell>
          <table:table-cell office:value-type="float" office:value="14019503000" calcext:value-type="float">
            <text:p>14019503000</text:p>
          </table:table-cell>
          <table:table-cell office:value-type="float" office:value="18762560000" calcext:value-type="float">
            <text:p>18762560000</text:p>
          </table:table-cell>
          <table:table-cell office:value-type="float" office:value="37689829000" calcext:value-type="float">
            <text:p>37689829000</text:p>
          </table:table-cell>
          <table:table-cell office:value-type="float" office:value="30990455000" calcext:value-type="float">
            <text:p>30990455000</text:p>
          </table:table-cell>
          <table:table-cell office:value-type="float" office:value="524516000" calcext:value-type="float">
            <text:p>524516000</text:p>
          </table:table-cell>
          <table:table-cell office:value-type="float" office:value="519234000" calcext:value-type="float">
            <text:p>519234000</text:p>
          </table:table-cell>
          <table:table-cell office:value-type="float" office:value="202000" calcext:value-type="float">
            <text:p>202000</text:p>
          </table:table-cell>
          <table:table-cell office:value-type="float" office:value="2492000" calcext:value-type="float">
            <text:p>2492000</text:p>
          </table:table-cell>
          <table:table-cell office:value-type="float" office:value="514932000" calcext:value-type="float">
            <text:p>514932000</text:p>
          </table:table-cell>
          <table:table-cell office:value-type="float" office:value="512642000" calcext:value-type="float">
            <text:p>512642000</text:p>
          </table:table-cell>
          <table:table-cell office:value-type="float" office:value="30771762000" calcext:value-type="float">
            <text:p>30771762000</text:p>
          </table:table-cell>
          <table:table-cell office:value-type="float" office:value="12251213000" calcext:value-type="float">
            <text:p>12251213000</text:p>
          </table:table-cell>
          <table:table-cell office:value-type="float" office:value="94418000" calcext:value-type="float">
            <text:p>94418000</text:p>
          </table:table-cell>
          <table:table-cell office:value-type="float" office:value="147174000" calcext:value-type="float">
            <text:p>147174000</text:p>
          </table:table-cell>
          <table:table-cell office:value-type="float" office:value="12303969000" calcext:value-type="float">
            <text:p>12303969000</text:p>
          </table:table-cell>
          <table:table-cell office:value-type="float" office:value="18560194000" calcext:value-type="float">
            <text:p>18560194000</text:p>
          </table:table-cell>
          <table:table-cell office:value-type="float" office:value="37833970000" calcext:value-type="float">
            <text:p>37833970000</text:p>
          </table:table-cell>
          <table:table-cell office:value-type="float" office:value="31406734000" calcext:value-type="float">
            <text:p>31406734000</text:p>
          </table:table-cell>
          <table:table-cell office:value-type="float" office:value="519297000" calcext:value-type="float">
            <text:p>519297000</text:p>
          </table:table-cell>
          <table:table-cell office:value-type="float" office:value="520337000" calcext:value-type="float">
            <text:p>520337000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office:value-type="string" calcext:value-type="string">
            <text:p>HeldToMaturitySecuritiesAccumulatedUnrecognizedHoldingGain</text:p>
          </table:table-cell>
          <table:table-cell office:value-type="string" calcext:value-type="string">
            <text:p>HeldToMaturitySecuritiesAccumulatedUnrecognizedHoldingLoss</text:p>
          </table:table-cell>
          <table:table-cell office:value-type="string" calcext:value-type="string">
            <text:p>HeldToMaturitySecurities</text:p>
          </table:table-cell>
          <table:table-cell office:value-type="string" calcext:value-type="string">
            <text:p>NotesReceivableGross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office:value-type="string" calcext:value-type="string">
            <text:p>HeldToMaturitySecuritiesAccumulatedUnrecognizedHoldingGain</text:p>
          </table:table-cell>
          <table:table-cell office:value-type="string" calcext:value-type="string">
            <text:p>HeldToMaturitySecuritiesAccumulatedUnrecognizedHoldingLoss</text:p>
          </table:table-cell>
          <table:table-cell office:value-type="string" calcext:value-type="string">
            <text:p>HeldToMaturitySecurities</text:p>
          </table:table-cell>
          <table:table-cell office:value-type="string" calcext:value-type="string">
            <text:p>NotesReceivableGross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</table:table-row>
        <table:table-row table:style-name="ro1">
          <table:table-cell office:value-type="float" office:value="1281761" calcext:value-type="float">
            <text:p>1281761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egions Financial Corporation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D</text:p>
          </table:table-cell>
          <table:table-cell table:style-name="ce1" office:value-type="date" office:date-value="2022-12-31" calcext:value-type="date">
            <text:p>2022-12-31</text:p>
          </table:table-cell>
          <table:table-cell table:style-name="ce1" office:value-type="date" office:date-value="2021-12-31" calcext:value-type="date">
            <text:p>2021-12-31</text:p>
          </table:table-cell>
          <table:table-cell table:formula="of:=([.P230]-[.AD230])/[.AD230]" office:value-type="percentage" office:value="-0.0526993212149103" calcext:value-type="percentage">
            <text:p>-5.27%</text:p>
          </table:table-cell>
          <table:table-cell table:formula="of:=([.L230]-[.M230])/[.AD230]" office:value-type="percentage" office:value="0.0246922457432122" calcext:value-type="percentage">
            <text:p>2.47%</text:p>
          </table:table-cell>
          <table:table-cell table:formula="of:=([.R230]-[.S230])/[.AD230]" office:value-type="percentage" office:value="-0.000359526000920387" calcext:value-type="percentage">
            <text:p>-0.04%</text:p>
          </table:table-cell>
          <table:table-cell table:formula="of:=[.Y230]/[.AD230]" office:value-type="percentage" office:value="-0.00997325126553152" calcext:value-type="percentage">
            <text:p>-1.00%</text:p>
          </table:table-cell>
          <table:table-cell office:value-type="float" office:value="3435000000" calcext:value-type="float">
            <text:p>3435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7933000000" calcext:value-type="float">
            <text:p>27933000000</text:p>
          </table:table-cell>
          <table:table-cell office:value-type="float" office:value="31367000000" calcext:value-type="float">
            <text:p>31367000000</text:p>
          </table:table-cell>
          <table:table-cell office:value-type="float" office:value="131743000000" calcext:value-type="float">
            <text:p>131743000000</text:p>
          </table:table-cell>
          <table:table-cell office:value-type="float" office:value="751000000" calcext:value-type="float">
            <text:p>751000000</text:p>
          </table:table-cell>
          <table:table-cell office:value-type="float" office:value="0" calcext:value-type="float">
            <text:p>0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801000000" calcext:value-type="float">
            <text:p>801000000</text:p>
          </table:table-cell>
          <table:table-cell office:value-type="float" office:value="95545000000" calcext:value-type="float">
            <text:p>95545000000</text:p>
          </table:table-cell>
          <table:table-cell office:value-type="float" office:value="155220000000" calcext:value-type="float">
            <text:p>155220000000</text:p>
          </table:table-cell>
          <table:table-cell office:value-type="float" office:value="139269000000" calcext:value-type="float">
            <text:p>139269000000</text:p>
          </table:table-cell>
          <table:table-cell office:value-type="float" office:value="2245000000" calcext:value-type="float">
            <text:p>2245000000</text:p>
          </table:table-cell>
          <table:table-cell office:value-type="float" office:value="-1387000000" calcext:value-type="float">
            <text:p>-1387000000</text:p>
          </table:table-cell>
          <table:table-cell office:value-type="float" office:value="275000000" calcext:value-type="float">
            <text:p>275000000</text:p>
          </table:table-cell>
          <table:table-cell office:value-type="float" office:value="493000000" calcext:value-type="float">
            <text:p>493000000</text:p>
          </table:table-cell>
          <table:table-cell office:value-type="float" office:value="28481000000" calcext:value-type="float">
            <text:p>28481000000</text:p>
          </table:table-cell>
          <table:table-cell office:value-type="float" office:value="28263000000" calcext:value-type="float">
            <text:p>28263000000</text:p>
          </table:table-cell>
          <table:table-cell office:value-type="float" office:value="139072000000" calcext:value-type="float">
            <text:p>139072000000</text:p>
          </table:table-cell>
          <table:table-cell office:value-type="float" office:value="950000000" calcext:value-type="float">
            <text:p>950000000</text:p>
          </table:table-cell>
          <table:table-cell office:value-type="float" office:value="51000000" calcext:value-type="float">
            <text:p>51000000</text:p>
          </table:table-cell>
          <table:table-cell office:value-type="float" office:value="0" calcext:value-type="float">
            <text:p>0</text:p>
          </table:table-cell>
          <table:table-cell office:value-type="float" office:value="899000000" calcext:value-type="float">
            <text:p>899000000</text:p>
          </table:table-cell>
          <table:table-cell office:value-type="float" office:value="86305000000" calcext:value-type="float">
            <text:p>86305000000</text:p>
          </table:table-cell>
          <table:table-cell office:value-type="float" office:value="162938000000" calcext:value-type="float">
            <text:p>162938000000</text:p>
          </table:table-cell>
          <table:table-cell office:value-type="float" office:value="144612000000" calcext:value-type="float">
            <text:p>144612000000</text:p>
          </table:table-cell>
          <table:table-cell office:value-type="float" office:value="2521000000" calcext:value-type="float">
            <text:p>2521000000</text:p>
          </table:table-cell>
          <table:table-cell office:value-type="float" office:value="1495000000" calcext:value-type="float">
            <text:p>1495000000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office:value-type="string" calcext:value-type="string">
            <text:p>HeldToMaturitySecuritiesAccumulatedUnrecognizedHoldingGain</text:p>
          </table:table-cell>
          <table:table-cell office:value-type="string" calcext:value-type="string">
            <text:p>HeldToMaturitySecuritiesAccumulatedUnrecognizedHoldingLoss</text:p>
          </table:table-cell>
          <table:table-cell office:value-type="string" calcext:value-type="string">
            <text:p>HeldToMaturitySecurities</text:p>
          </table:table-cell>
          <table:table-cell office:value-type="string" calcext:value-type="string">
            <text:p>LoansAndLeasesReceivableNetReportedAmount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office:value-type="string" calcext:value-type="string">
            <text:p>HeldToMaturitySecuritiesAccumulatedUnrecognizedHoldingGain</text:p>
          </table:table-cell>
          <table:table-cell office:value-type="string" calcext:value-type="string">
            <text:p>HeldToMaturitySecuritiesAccumulatedUnrecognizedHoldingLoss</text:p>
          </table:table-cell>
          <table:table-cell office:value-type="string" calcext:value-type="string">
            <text:p>HeldToMaturitySecurities</text:p>
          </table:table-cell>
          <table:table-cell office:value-type="string" calcext:value-type="string">
            <text:p>LoansAndLeasesReceivableNetReportedAmount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</table:table-row>
        <table:table-row table:style-name="ro1">
          <table:table-cell office:value-type="float" office:value="1430723" calcext:value-type="float">
            <text:p>1430723</text:p>
          </table:table-cell>
          <table:table-cell office:value-type="string" calcext:value-type="string">
            <text:p>SFBS</text:p>
          </table:table-cell>
          <table:table-cell office:value-type="string" calcext:value-type="string">
            <text:p>ServisFirst Bancshares Inc.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D</text:p>
          </table:table-cell>
          <table:table-cell table:style-name="ce1" office:value-type="date" office:date-value="2022-12-31" calcext:value-type="date">
            <text:p>2022-12-31</text:p>
          </table:table-cell>
          <table:table-cell table:style-name="ce1" office:value-type="date" office:date-value="2021-12-31" calcext:value-type="date">
            <text:p>2021-12-31</text:p>
          </table:table-cell>
          <table:table-cell table:formula="of:=([.P231]-[.AD231])/[.AD231]" office:value-type="percentage" office:value="-0.0727570008952178" calcext:value-type="percentage">
            <text:p>-7.28%</text:p>
          </table:table-cell>
          <table:table-cell table:formula="of:=([.L231]-[.M231])/[.AD231]" office:value-type="percentage" office:value="0.0050238355343313" calcext:value-type="percentage">
            <text:p>0.50%</text:p>
          </table:table-cell>
          <table:table-cell table:formula="of:=([.R231]-[.S231])/[.AD231]" office:value-type="percentage" office:value="-0.00788318419996859" calcext:value-type="percentage">
            <text:p>-0.79%</text:p>
          </table:table-cell>
          <table:table-cell table:formula="of:=[.Y231]/[.AD231]" office:value-type="percentage" office:value="0" calcext:value-type="percentage">
            <text:p>0.00%</text:p>
          </table:table-cell>
          <table:table-cell office:value-type="float" office:value="62567000" calcext:value-type="float">
            <text:p>62567000</text:p>
          </table:table-cell>
          <table:table-cell office:value-type="float" office:value="6000" calcext:value-type="float">
            <text:p>6000</text:p>
          </table:table-cell>
          <table:table-cell office:value-type="float" office:value="644815000" calcext:value-type="float">
            <text:p>644815000</text:p>
          </table:table-cell>
          <table:table-cell office:value-type="float" office:value="707376000" calcext:value-type="float">
            <text:p>707376000</text:p>
          </table:table-cell>
          <table:table-cell office:value-type="float" office:value="11546805000" calcext:value-type="float">
            <text:p>11546805000</text:p>
          </table:table-cell>
          <table:table-cell office:value-type="float" office:value="935953000" calcext:value-type="float">
            <text:p>935953000</text:p>
          </table:table-cell>
          <table:table-cell office:value-type="float" office:value="7000" calcext:value-type="float">
            <text:p>7000</text:p>
          </table:table-cell>
          <table:table-cell office:value-type="float" office:value="98175000" calcext:value-type="float">
            <text:p>98175000</text:p>
          </table:table-cell>
          <table:table-cell office:value-type="float" office:value="1034121000" calcext:value-type="float">
            <text:p>1034121000</text:p>
          </table:table-cell>
          <table:table-cell office:value-type="float" office:value="11687968000" calcext:value-type="float">
            <text:p>11687968000</text:p>
          </table:table-cell>
          <table:table-cell office:value-type="float" office:value="14595753000" calcext:value-type="float">
            <text:p>14595753000</text:p>
          </table:table-cell>
          <table:table-cell office:value-type="float" office:value="13297857000" calcext:value-type="float">
            <text:p>13297857000</text:p>
          </table:table-cell>
          <table:table-cell office:value-type="float" office:value="251504000" calcext:value-type="float">
            <text:p>251504000</text:p>
          </table:table-cell>
          <table:table-cell/>
          <table:table-cell office:value-type="float" office:value="3402000" calcext:value-type="float">
            <text:p>3402000</text:p>
          </table:table-cell>
          <table:table-cell office:value-type="float" office:value="15426000" calcext:value-type="float">
            <text:p>15426000</text:p>
          </table:table-cell>
          <table:table-cell office:value-type="float" office:value="842570000" calcext:value-type="float">
            <text:p>842570000</text:p>
          </table:table-cell>
          <table:table-cell office:value-type="float" office:value="830546000" calcext:value-type="float">
            <text:p>830546000</text:p>
          </table:table-cell>
          <table:table-cell office:value-type="float" office:value="12452836000" calcext:value-type="float">
            <text:p>12452836000</text:p>
          </table:table-cell>
          <table:table-cell office:value-type="float" office:value="466286000" calcext:value-type="float">
            <text:p>466286000</text:p>
          </table:table-cell>
          <table:table-cell office:value-type="float" office:value="5278000" calcext:value-type="float">
            <text:p>5278000</text:p>
          </table:table-cell>
          <table:table-cell office:value-type="float" office:value="1949000" calcext:value-type="float">
            <text:p>1949000</text:p>
          </table:table-cell>
          <table:table-cell office:value-type="float" office:value="462957000" calcext:value-type="float">
            <text:p>462957000</text:p>
          </table:table-cell>
          <table:table-cell office:value-type="float" office:value="9532934000" calcext:value-type="float">
            <text:p>9532934000</text:p>
          </table:table-cell>
          <table:table-cell office:value-type="float" office:value="15448806000" calcext:value-type="float">
            <text:p>15448806000</text:p>
          </table:table-cell>
          <table:table-cell office:value-type="float" office:value="14296791000" calcext:value-type="float">
            <text:p>14296791000</text:p>
          </table:table-cell>
          <table:table-cell office:value-type="float" office:value="207734000" calcext:value-type="float">
            <text:p>207734000</text:p>
          </table:table-cell>
          <table:table-cell/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office:value-type="string" calcext:value-type="string">
            <text:p>HeldToMaturitySecuritiesAccumulatedUnrecognizedHoldingGain</text:p>
          </table:table-cell>
          <table:table-cell office:value-type="string" calcext:value-type="string">
            <text:p>HeldToMaturitySecuritiesAccumulatedUnrecognizedHoldingLoss</text:p>
          </table:table-cell>
          <table:table-cell office:value-type="string" calcext:value-type="string">
            <text:p>HeldToMaturitySecurities</text:p>
          </table:table-cell>
          <table:table-cell office:value-type="string" calcext:value-type="string">
            <text:p>NotesReceivableGross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/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office:value-type="string" calcext:value-type="string">
            <text:p>HeldToMaturitySecuritiesAccumulatedUnrecognizedHoldingGain</text:p>
          </table:table-cell>
          <table:table-cell office:value-type="string" calcext:value-type="string">
            <text:p>HeldToMaturitySecuritiesAccumulatedUnrecognizedHoldingLoss</text:p>
          </table:table-cell>
          <table:table-cell office:value-type="string" calcext:value-type="string">
            <text:p>HeldToMaturitySecurities</text:p>
          </table:table-cell>
          <table:table-cell office:value-type="string" calcext:value-type="string">
            <text:p>NotesReceivableGross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/>
        </table:table-row>
        <table:table-row table:style-name="ro1">
          <table:table-cell office:value-type="float" office:value="18349" calcext:value-type="float">
            <text:p>18349</text:p>
          </table:table-cell>
          <table:table-cell office:value-type="string" calcext:value-type="string">
            <text:p>SNV</text:p>
          </table:table-cell>
          <table:table-cell office:value-type="string" calcext:value-type="string">
            <text:p>Synovus Financial Corp.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D</text:p>
          </table:table-cell>
          <table:table-cell table:style-name="ce1" office:value-type="date" office:date-value="2022-12-31" calcext:value-type="date">
            <text:p>2022-12-31</text:p>
          </table:table-cell>
          <table:table-cell table:style-name="ce1" office:value-type="date" office:date-value="2021-12-31" calcext:value-type="date">
            <text:p>2021-12-31</text:p>
          </table:table-cell>
          <table:table-cell table:formula="of:=([.P232]-[.AD232])/[.AD232]" office:value-type="percentage" office:value="-0.0112431241406061" calcext:value-type="percentage">
            <text:p>-1.12%</text:p>
          </table:table-cell>
          <table:table-cell table:formula="of:=([.L232]-[.M232])/[.AD232]" office:value-type="percentage" office:value="0.0322741637633439" calcext:value-type="percentage">
            <text:p>3.23%</text:p>
          </table:table-cell>
          <table:table-cell table:formula="of:=([.R232]-[.S232])/[.AD232]" office:value-type="percentage" office:value="0" calcext:value-type="percentage">
            <text:p>0.00%</text:p>
          </table:table-cell>
          <table:table-cell table:formula="of:=[.Y232]/[.AD232]" office:value-type="percentage" office:value="-0.0121773653882929" calcext:value-type="percentage">
            <text:p>-1.22%</text:p>
          </table:table-cell>
          <table:table-cell office:value-type="float" office:value="1597784000" calcext:value-type="float">
            <text:p>1597784000</text:p>
          </table:table-cell>
          <table:table-cell office:value-type="float" office:value="2560000" calcext:value-type="float">
            <text:p>2560000</text:p>
          </table:table-cell>
          <table:table-cell office:value-type="float" office:value="9678103000" calcext:value-type="float">
            <text:p>9678103000</text:p>
          </table:table-cell>
          <table:table-cell office:value-type="float" office:value="11273327000" calcext:value-type="float">
            <text:p>11273327000</text:p>
          </table:table-cell>
          <table:table-cell office:value-type="float" office:value="48871559000" calcext:value-type="float">
            <text:p>48871559000</text:p>
          </table:table-cell>
          <table:table-cell table:number-columns-repeated="4"/>
          <table:table-cell office:value-type="float" office:value="43716353000" calcext:value-type="float">
            <text:p>43716353000</text:p>
          </table:table-cell>
          <table:table-cell office:value-type="float" office:value="59731378000" calcext:value-type="float">
            <text:p>59731378000</text:p>
          </table:table-cell>
          <table:table-cell office:value-type="float" office:value="55255577000" calcext:value-type="float">
            <text:p>55255577000</text:p>
          </table:table-cell>
          <table:table-cell office:value-type="float" office:value="757902000" calcext:value-type="float">
            <text:p>757902000</text:p>
          </table:table-cell>
          <table:table-cell office:value-type="float" office:value="-601894000" calcext:value-type="float">
            <text:p>-601894000</text:p>
          </table:table-cell>
          <table:table-cell office:value-type="float" office:value="139604000" calcext:value-type="float">
            <text:p>139604000</text:p>
          </table:table-cell>
          <table:table-cell office:value-type="float" office:value="66427000" calcext:value-type="float">
            <text:p>66427000</text:p>
          </table:table-cell>
          <table:table-cell office:value-type="float" office:value="10918329000" calcext:value-type="float">
            <text:p>10918329000</text:p>
          </table:table-cell>
          <table:table-cell office:value-type="float" office:value="10991506000" calcext:value-type="float">
            <text:p>10991506000</text:p>
          </table:table-cell>
          <table:table-cell office:value-type="float" office:value="49427276000" calcext:value-type="float">
            <text:p>49427276000</text:p>
          </table:table-cell>
          <table:table-cell table:number-columns-repeated="4"/>
          <table:table-cell office:value-type="float" office:value="39311958000" calcext:value-type="float">
            <text:p>39311958000</text:p>
          </table:table-cell>
          <table:table-cell office:value-type="float" office:value="57317226000" calcext:value-type="float">
            <text:p>57317226000</text:p>
          </table:table-cell>
          <table:table-cell office:value-type="float" office:value="52020426000" calcext:value-type="float">
            <text:p>52020426000</text:p>
          </table:table-cell>
          <table:table-cell office:value-type="float" office:value="760467000" calcext:value-type="float">
            <text:p>760467000</text:p>
          </table:table-cell>
          <table:table-cell office:value-type="float" office:value="519511000" calcext:value-type="float">
            <text:p>519511000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table:number-columns-repeated="4"/>
          <table:table-cell office:value-type="string" calcext:value-type="string">
            <text:p>NotesReceivableGross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table:number-columns-repeated="4"/>
          <table:table-cell office:value-type="string" calcext:value-type="string">
            <text:p>NotesReceivableGross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</table:table-row>
        <table:table-row table:style-name="ro1">
          <table:table-cell office:value-type="float" office:value="1005817" calcext:value-type="float">
            <text:p>1005817</text:p>
          </table:table-cell>
          <table:table-cell office:value-type="string" calcext:value-type="string">
            <text:p>TMP</text:p>
          </table:table-cell>
          <table:table-cell office:value-type="string" calcext:value-type="string">
            <text:p>Tompkins Financial Corporation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D</text:p>
          </table:table-cell>
          <table:table-cell table:style-name="ce1" office:value-type="date" office:date-value="2022-12-31" calcext:value-type="date">
            <text:p>2022-12-31</text:p>
          </table:table-cell>
          <table:table-cell table:style-name="ce1" office:value-type="date" office:date-value="2021-12-31" calcext:value-type="date">
            <text:p>2021-12-31</text:p>
          </table:table-cell>
          <table:table-cell table:formula="of:=([.P233]-[.AD233])/[.AD233]" office:value-type="percentage" office:value="-0.0278497843239315" calcext:value-type="percentage">
            <text:p>-2.78%</text:p>
          </table:table-cell>
          <table:table-cell table:formula="of:=([.L233]-[.M233])/[.AD233]" office:value-type="percentage" office:value="0.0348709808751759" calcext:value-type="percentage">
            <text:p>3.49%</text:p>
          </table:table-cell>
          <table:table-cell table:formula="of:=([.R233]-[.S233])/[.AD233]" office:value-type="percentage" office:value="-0.00745821759318907" calcext:value-type="percentage">
            <text:p>-0.75%</text:p>
          </table:table-cell>
          <table:table-cell table:formula="of:=[.Y233]/[.AD233]" office:value-type="percentage" office:value="-0.00996976338579402" calcext:value-type="percentage">
            <text:p>-1.00%</text:p>
          </table:table-cell>
          <table:table-cell office:value-type="float" office:value="236844000" calcext:value-type="float">
            <text:p>236844000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6602295000" calcext:value-type="float">
            <text:p>6602295000</text:p>
          </table:table-cell>
          <table:table-cell office:value-type="float" office:value="261692000" calcext:value-type="float">
            <text:p>261692000</text:p>
          </table:table-cell>
          <table:table-cell office:value-type="float" office:value="0" calcext:value-type="float">
            <text:p>0</text:p>
          </table:table-cell>
          <table:table-cell office:value-type="float" office:value="50652000" calcext:value-type="float">
            <text:p>50652000</text:p>
          </table:table-cell>
          <table:table-cell table:number-columns-repeated="2"/>
          <table:table-cell office:value-type="float" office:value="7670686000" calcext:value-type="float">
            <text:p>7670686000</text:p>
          </table:table-cell>
          <table:table-cell office:value-type="float" office:value="7053296000" calcext:value-type="float">
            <text:p>7053296000</text:p>
          </table:table-cell>
          <table:table-cell office:value-type="float" office:value="85030000" calcext:value-type="float">
            <text:p>85030000</text:p>
          </table:table-cell>
          <table:table-cell office:value-type="float" office:value="-67709000" calcext:value-type="float">
            <text:p>-67709000</text:p>
          </table:table-cell>
          <table:table-cell office:value-type="float" office:value="32903000" calcext:value-type="float">
            <text:p>32903000</text:p>
          </table:table-cell>
          <table:table-cell office:value-type="float" office:value="13626000" calcext:value-type="float">
            <text:p>13626000</text:p>
          </table:table-cell>
          <table:table-cell/>
          <table:table-cell office:value-type="float" office:value="2063790000" calcext:value-type="float">
            <text:p>2063790000</text:p>
          </table:table-cell>
          <table:table-cell office:value-type="float" office:value="6791435000" calcext:value-type="float">
            <text:p>6791435000</text:p>
          </table:table-cell>
          <table:table-cell office:value-type="float" office:value="282288000" calcext:value-type="float">
            <text:p>282288000</text:p>
          </table:table-cell>
          <table:table-cell office:value-type="float" office:value="668000" calcext:value-type="float">
            <text:p>668000</text:p>
          </table:table-cell>
          <table:table-cell office:value-type="float" office:value="2389000" calcext:value-type="float">
            <text:p>2389000</text:p>
          </table:table-cell>
          <table:table-cell office:value-type="float" office:value="284009000" calcext:value-type="float">
            <text:p>284009000</text:p>
          </table:table-cell>
          <table:table-cell/>
          <table:table-cell office:value-type="float" office:value="7819982000" calcext:value-type="float">
            <text:p>7819982000</text:p>
          </table:table-cell>
          <table:table-cell office:value-type="float" office:value="7091041000" calcext:value-type="float">
            <text:p>7091041000</text:p>
          </table:table-cell>
          <table:table-cell office:value-type="float" office:value="89264000" calcext:value-type="float">
            <text:p>89264000</text:p>
          </table:table-cell>
          <table:table-cell office:value-type="float" office:value="65388000" calcext:value-type="float">
            <text:p>65388000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table:number-columns-repeated="2"/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office:value-type="string" calcext:value-type="string">
            <text:p>HeldToMaturitySecuritiesAccumulatedUnrecognizedHoldingGain</text:p>
          </table:table-cell>
          <table:table-cell office:value-type="string" calcext:value-type="string">
            <text:p>HeldToMaturitySecuritiesAccumulatedUnrecognizedHoldingLoss</text:p>
          </table:table-cell>
          <table:table-cell table:number-columns-repeated="2"/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/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office:value-type="string" calcext:value-type="string">
            <text:p>HeldToMaturitySecuritiesAccumulatedUnrecognizedHoldingGain</text:p>
          </table:table-cell>
          <table:table-cell office:value-type="string" calcext:value-type="string">
            <text:p>HeldToMaturitySecuritiesAccumulatedUnrecognizedHoldingLoss</text:p>
          </table:table-cell>
          <table:table-cell office:value-type="string" calcext:value-type="string">
            <text:p>HeldToMaturitySecurities</text:p>
          </table:table-cell>
          <table:table-cell/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</table:table-row>
        <table:table-row table:style-name="ro1">
          <table:table-cell office:value-type="float" office:value="92230" calcext:value-type="float">
            <text:p>92230</text:p>
          </table:table-cell>
          <table:table-cell office:value-type="string" calcext:value-type="string">
            <text:p>TFC</text:p>
          </table:table-cell>
          <table:table-cell office:value-type="string" calcext:value-type="string">
            <text:p>Truist Financial Corporation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D</text:p>
          </table:table-cell>
          <table:table-cell table:style-name="ce1" office:value-type="date" office:date-value="2022-12-31" calcext:value-type="date">
            <text:p>2022-12-31</text:p>
          </table:table-cell>
          <table:table-cell table:style-name="ce1" office:value-type="date" office:date-value="2021-12-31" calcext:value-type="date">
            <text:p>2021-12-31</text:p>
          </table:table-cell>
          <table:table-cell table:formula="of:=([.P234]-[.AD234])/[.AD234]" office:value-type="percentage" office:value="-0.00718628147749755" calcext:value-type="percentage">
            <text:p>-0.72%</text:p>
          </table:table-cell>
          <table:table-cell table:formula="of:=([.L234]-[.M234])/[.AD234]" office:value-type="percentage" office:value="0.0294246172758879" calcext:value-type="percentage">
            <text:p>2.94%</text:p>
          </table:table-cell>
          <table:table-cell table:formula="of:=([.R234]-[.S234])/[.AD234]" office:value-type="percentage" office:value="0" calcext:value-type="percentage">
            <text:p>0.00%</text:p>
          </table:table-cell>
          <table:table-cell table:formula="of:=[.Y234]/[.AD234]" office:value-type="percentage" office:value="0" calcext:value-type="percentage">
            <text:p>0.00%</text:p>
          </table:table-cell>
          <table:table-cell office:value-type="float" office:value="12270000000" calcext:value-type="float">
            <text:p>12270000000</text:p>
          </table:table-cell>
          <table:table-cell office:value-type="float" office:value="15000000" calcext:value-type="float">
            <text:p>15000000</text:p>
          </table:table-cell>
          <table:table-cell office:value-type="float" office:value="71801000000" calcext:value-type="float">
            <text:p>71801000000</text:p>
          </table:table-cell>
          <table:table-cell office:value-type="float" office:value="84056000000" calcext:value-type="float">
            <text:p>84056000000</text:p>
          </table:table-cell>
          <table:table-cell office:value-type="float" office:value="413495000000" calcext:value-type="float">
            <text:p>413495000000</text:p>
          </table:table-cell>
          <table:table-cell office:value-type="float" office:value="47791000000" calcext:value-type="float">
            <text:p>47791000000</text:p>
          </table:table-cell>
          <table:table-cell table:number-columns-repeated="2"/>
          <table:table-cell office:value-type="float" office:value="57713000000" calcext:value-type="float">
            <text:p>57713000000</text:p>
          </table:table-cell>
          <table:table-cell office:value-type="float" office:value="325991000000" calcext:value-type="float">
            <text:p>325991000000</text:p>
          </table:table-cell>
          <table:table-cell office:value-type="float" office:value="555255000000" calcext:value-type="float">
            <text:p>555255000000</text:p>
          </table:table-cell>
          <table:table-cell office:value-type="float" office:value="494718000000" calcext:value-type="float">
            <text:p>494718000000</text:p>
          </table:table-cell>
          <table:table-cell office:value-type="float" office:value="6267000000" calcext:value-type="float">
            <text:p>6267000000</text:p>
          </table:table-cell>
          <table:table-cell/>
          <table:table-cell office:value-type="float" office:value="2720000000" calcext:value-type="float">
            <text:p>2720000000</text:p>
          </table:table-cell>
          <table:table-cell office:value-type="float" office:value="755000000" calcext:value-type="float">
            <text:p>755000000</text:p>
          </table:table-cell>
          <table:table-cell office:value-type="float" office:value="153123000000" calcext:value-type="float">
            <text:p>153123000000</text:p>
          </table:table-cell>
          <table:table-cell office:value-type="float" office:value="155088000000" calcext:value-type="float">
            <text:p>155088000000</text:p>
          </table:table-cell>
          <table:table-cell office:value-type="float" office:value="416488000000" calcext:value-type="float">
            <text:p>416488000000</text:p>
          </table:table-cell>
          <table:table-cell office:value-type="float" office:value="1495000000" calcext:value-type="float">
            <text:p>1495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" calcext:value-type="float">
            <text:p>0</text:p>
          </table:table-cell>
          <table:table-cell office:value-type="float" office:value="1494000000" calcext:value-type="float">
            <text:p>1494000000</text:p>
          </table:table-cell>
          <table:table-cell office:value-type="float" office:value="289513000000" calcext:value-type="float">
            <text:p>289513000000</text:p>
          </table:table-cell>
          <table:table-cell office:value-type="float" office:value="541241000000" calcext:value-type="float">
            <text:p>541241000000</text:p>
          </table:table-cell>
          <table:table-cell office:value-type="float" office:value="471970000000" calcext:value-type="float">
            <text:p>471970000000</text:p>
          </table:table-cell>
          <table:table-cell office:value-type="float" office:value="6437000000" calcext:value-type="float">
            <text:p>6437000000</text:p>
          </table:table-cell>
          <table:table-cell/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table:number-columns-repeated="2"/>
          <table:table-cell office:value-type="string" calcext:value-type="string">
            <text:p>HeldToMaturitySecurities</text:p>
          </table:table-cell>
          <table:table-cell office:value-type="string" calcext:value-type="string">
            <text:p>NotesReceivableGross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ProfitLoss</text:p>
          </table:table-cell>
          <table:table-cell/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office:value-type="string" calcext:value-type="string">
            <text:p>HeldToMaturitySecuritiesAccumulatedUnrecognizedHoldingGain</text:p>
          </table:table-cell>
          <table:table-cell office:value-type="string" calcext:value-type="string">
            <text:p>HeldToMaturitySecuritiesAccumulatedUnrecognizedHoldingLoss</text:p>
          </table:table-cell>
          <table:table-cell office:value-type="string" calcext:value-type="string">
            <text:p>HeldToMaturitySecurities</text:p>
          </table:table-cell>
          <table:table-cell office:value-type="string" calcext:value-type="string">
            <text:p>NotesReceivableGross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ProfitLoss</text:p>
          </table:table-cell>
          <table:table-cell/>
        </table:table-row>
        <table:table-row table:style-name="ro1">
          <table:table-cell office:value-type="float" office:value="36104" calcext:value-type="float">
            <text:p>36104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U.S. Bancorp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D</text:p>
          </table:table-cell>
          <table:table-cell table:style-name="ce1" office:value-type="date" office:date-value="2022-12-31" calcext:value-type="date">
            <text:p>2022-12-31</text:p>
          </table:table-cell>
          <table:table-cell table:style-name="ce1" office:value-type="date" office:date-value="2021-12-31" calcext:value-type="date">
            <text:p>2021-12-31</text:p>
          </table:table-cell>
          <table:table-cell table:formula="of:=([.P235]-[.AD235])/[.AD235]" office:value-type="percentage" office:value="0.151053645937253" calcext:value-type="percentage">
            <text:p>15.11%</text:p>
          </table:table-cell>
          <table:table-cell table:formula="of:=([.L235]-[.M235])/[.AD235]" office:value-type="percentage" office:value="0.0187246619584593" calcext:value-type="percentage">
            <text:p>1.87%</text:p>
          </table:table-cell>
          <table:table-cell table:formula="of:=([.R235]-[.S235])/[.AD235]" office:value-type="percentage" office:value="-0.0238246108712669" calcext:value-type="percentage">
            <text:p>-2.38%</text:p>
          </table:table-cell>
          <table:table-cell table:formula="of:=[.Y235]/[.AD235]" office:value-type="percentage" office:value="-0.00797881087433647" calcext:value-type="percentage">
            <text:p>-0.80%</text:p>
          </table:table-cell>
          <table:table-cell office:value-type="float" office:value="8566000000" calcext:value-type="float">
            <text:p>8566000000</text:p>
          </table:table-cell>
          <table:table-cell office:value-type="float" office:value="26000000" calcext:value-type="float">
            <text:p>26000000</text:p>
          </table:table-cell>
          <table:table-cell office:value-type="float" office:value="72910000000" calcext:value-type="float">
            <text:p>72910000000</text:p>
          </table:table-cell>
          <table:table-cell office:value-type="float" office:value="81450000000" calcext:value-type="float">
            <text:p>81450000000</text:p>
          </table:table-cell>
          <table:table-cell office:value-type="float" office:value="524976000000" calcext:value-type="float">
            <text:p>524976000000</text:p>
          </table:table-cell>
          <table:table-cell office:value-type="float" office:value="77874000000" calcext:value-type="float">
            <text:p>77874000000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10869000000" calcext:value-type="float">
            <text:p>10869000000</text:p>
          </table:table-cell>
          <table:table-cell/>
          <table:table-cell office:value-type="float" office:value="388213000000" calcext:value-type="float">
            <text:p>388213000000</text:p>
          </table:table-cell>
          <table:table-cell office:value-type="float" office:value="674805000000" calcext:value-type="float">
            <text:p>674805000000</text:p>
          </table:table-cell>
          <table:table-cell office:value-type="float" office:value="623573000000" calcext:value-type="float">
            <text:p>623573000000</text:p>
          </table:table-cell>
          <table:table-cell office:value-type="float" office:value="5825000000" calcext:value-type="float">
            <text:p>5825000000</text:p>
          </table:table-cell>
          <table:table-cell office:value-type="float" office:value="-3639000000" calcext:value-type="float">
            <text:p>-3639000000</text:p>
          </table:table-cell>
          <table:table-cell office:value-type="float" office:value="812000000" calcext:value-type="float">
            <text:p>812000000</text:p>
          </table:table-cell>
          <table:table-cell office:value-type="float" office:value="1534000000" calcext:value-type="float">
            <text:p>1534000000</text:p>
          </table:table-cell>
          <table:table-cell office:value-type="float" office:value="132963000000" calcext:value-type="float">
            <text:p>132963000000</text:p>
          </table:table-cell>
          <table:table-cell office:value-type="float" office:value="132241000000" calcext:value-type="float">
            <text:p>132241000000</text:p>
          </table:table-cell>
          <table:table-cell office:value-type="float" office:value="456083000000" calcext:value-type="float">
            <text:p>456083000000</text:p>
          </table:table-cell>
          <table:table-cell office:value-type="float" office:value="41812000000" calcext:value-type="float">
            <text:p>41812000000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48000000" calcext:value-type="float">
            <text:p>48000000</text:p>
          </table:table-cell>
          <table:table-cell/>
          <table:table-cell office:value-type="float" office:value="312028000000" calcext:value-type="float">
            <text:p>312028000000</text:p>
          </table:table-cell>
          <table:table-cell office:value-type="float" office:value="573284000000" calcext:value-type="float">
            <text:p>573284000000</text:p>
          </table:table-cell>
          <table:table-cell office:value-type="float" office:value="517897000000" calcext:value-type="float">
            <text:p>517897000000</text:p>
          </table:table-cell>
          <table:table-cell office:value-type="float" office:value="7963000000" calcext:value-type="float">
            <text:p>7963000000</text:p>
          </table:table-cell>
          <table:table-cell office:value-type="float" office:value="5698000000" calcext:value-type="float">
            <text:p>5698000000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office:value-type="string" calcext:value-type="string">
            <text:p>HeldToMaturitySecuritiesAccumulatedUnrecognizedHoldingGain</text:p>
          </table:table-cell>
          <table:table-cell office:value-type="string" calcext:value-type="string">
            <text:p>HeldToMaturitySecuritiesAccumulatedUnrecognizedHoldingLoss</text:p>
          </table:table-cell>
          <table:table-cell/>
          <table:table-cell office:value-type="string" calcext:value-type="string">
            <text:p>NotesReceivableGross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office:value-type="string" calcext:value-type="string">
            <text:p>HeldToMaturitySecuritiesAccumulatedUnrecognizedHoldingGain</text:p>
          </table:table-cell>
          <table:table-cell office:value-type="string" calcext:value-type="string">
            <text:p>HeldToMaturitySecuritiesAccumulatedUnrecognizedHoldingLoss</text:p>
          </table:table-cell>
          <table:table-cell/>
          <table:table-cell office:value-type="string" calcext:value-type="string">
            <text:p>NotesReceivableGross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</table:table-row>
        <table:table-row table:style-name="ro1">
          <table:table-cell office:value-type="float" office:value="801337" calcext:value-type="float">
            <text:p>801337</text:p>
          </table:table-cell>
          <table:table-cell office:value-type="string" calcext:value-type="string">
            <text:p>WBS</text:p>
          </table:table-cell>
          <table:table-cell office:value-type="string" calcext:value-type="string">
            <text:p>Webster Financial Corporation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D</text:p>
          </table:table-cell>
          <table:table-cell table:style-name="ce1" office:value-type="date" office:date-value="2022-12-31" calcext:value-type="date">
            <text:p>2022-12-31</text:p>
          </table:table-cell>
          <table:table-cell table:style-name="ce1" office:value-type="date" office:date-value="2021-12-31" calcext:value-type="date">
            <text:p>2021-12-31</text:p>
          </table:table-cell>
          <table:table-cell table:formula="of:=([.P236]-[.AD236])/[.AD236]" office:value-type="percentage" office:value="0.811045916831454" calcext:value-type="percentage">
            <text:p>81.10%</text:p>
          </table:table-cell>
          <table:table-cell table:formula="of:=([.L236]-[.M236])/[.AD236]" office:value-type="percentage" office:value="0.0289629497126833" calcext:value-type="percentage">
            <text:p>2.90%</text:p>
          </table:table-cell>
          <table:table-cell table:formula="of:=([.R236]-[.S236])/[.AD236]" office:value-type="percentage" office:value="-0.0269181230734892" calcext:value-type="percentage">
            <text:p>-2.69%</text:p>
          </table:table-cell>
          <table:table-cell table:formula="of:=[.Y236]/[.AD236]" office:value-type="percentage" office:value="-0.000606325004743353" calcext:value-type="percentage">
            <text:p>-0.06%</text:p>
          </table:table-cell>
          <table:table-cell office:value-type="float" office:value="864489000" calcext:value-type="float">
            <text:p>864489000</text:p>
          </table:table-cell>
          <table:table-cell office:value-type="float" office:value="31000" calcext:value-type="float">
            <text:p>31000</text:p>
          </table:table-cell>
          <table:table-cell table:number-columns-repeated="2"/>
          <table:table-cell office:value-type="float" office:value="54054340000" calcext:value-type="float">
            <text:p>54054340000</text:p>
          </table:table-cell>
          <table:table-cell office:value-type="float" office:value="6564697000" calcext:value-type="float">
            <text:p>6564697000</text:p>
          </table:table-cell>
          <table:table-cell office:value-type="float" office:value="2770000" calcext:value-type="float">
            <text:p>2770000</text:p>
          </table:table-cell>
          <table:table-cell office:value-type="float" office:value="806196000" calcext:value-type="float">
            <text:p>806196000</text:p>
          </table:table-cell>
          <table:table-cell office:value-type="float" office:value="6564879000" calcext:value-type="float">
            <text:p>6564879000</text:p>
          </table:table-cell>
          <table:table-cell office:value-type="float" office:value="49169685000" calcext:value-type="float">
            <text:p>49169685000</text:p>
          </table:table-cell>
          <table:table-cell office:value-type="float" office:value="71277521000" calcext:value-type="float">
            <text:p>71277521000</text:p>
          </table:table-cell>
          <table:table-cell office:value-type="float" office:value="63221335000" calcext:value-type="float">
            <text:p>63221335000</text:p>
          </table:table-cell>
          <table:table-cell office:value-type="float" office:value="644283000" calcext:value-type="float">
            <text:p>644283000</text:p>
          </table:table-cell>
          <table:table-cell office:value-type="float" office:value="-18097000" calcext:value-type="float">
            <text:p>-18097000</text:p>
          </table:table-cell>
          <table:table-cell office:value-type="float" office:value="34342000" calcext:value-type="float">
            <text:p>34342000</text:p>
          </table:table-cell>
          <table:table-cell office:value-type="float" office:value="41499000" calcext:value-type="float">
            <text:p>41499000</text:p>
          </table:table-cell>
          <table:table-cell office:value-type="float" office:value="4234854000" calcext:value-type="float">
            <text:p>4234854000</text:p>
          </table:table-cell>
          <table:table-cell office:value-type="float" office:value="4227697000" calcext:value-type="float">
            <text:p>4227697000</text:p>
          </table:table-cell>
          <table:table-cell office:value-type="float" office:value="29847029000" calcext:value-type="float">
            <text:p>29847029000</text:p>
          </table:table-cell>
          <table:table-cell office:value-type="float" office:value="6198125000" calcext:value-type="float">
            <text:p>6198125000</text:p>
          </table:table-cell>
          <table:table-cell office:value-type="float" office:value="138254000" calcext:value-type="float">
            <text:p>138254000</text:p>
          </table:table-cell>
          <table:table-cell office:value-type="float" office:value="55657000" calcext:value-type="float">
            <text:p>55657000</text:p>
          </table:table-cell>
          <table:table-cell office:value-type="float" office:value="6198339000" calcext:value-type="float">
            <text:p>6198339000</text:p>
          </table:table-cell>
          <table:table-cell office:value-type="float" office:value="21970542000" calcext:value-type="float">
            <text:p>21970542000</text:p>
          </table:table-cell>
          <table:table-cell office:value-type="float" office:value="34915599000" calcext:value-type="float">
            <text:p>34915599000</text:p>
          </table:table-cell>
          <table:table-cell office:value-type="float" office:value="31477274000" calcext:value-type="float">
            <text:p>31477274000</text:p>
          </table:table-cell>
          <table:table-cell office:value-type="float" office:value="408864000" calcext:value-type="float">
            <text:p>408864000</text:p>
          </table:table-cell>
          <table:table-cell office:value-type="float" office:value="344028000" calcext:value-type="float">
            <text:p>344028000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table:number-columns-repeated="2"/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Current</text:p>
          </table:table-cell>
          <table:table-cell office:value-type="string" calcext:value-type="string">
            <text:p>HeldToMaturitySecuritiesAccumulatedUnrecognizedHoldingGain</text:p>
          </table:table-cell>
          <table:table-cell office:value-type="string" calcext:value-type="string">
            <text:p>HeldToMaturitySecuritiesAccumulatedUnrecognizedHoldingLoss</text:p>
          </table:table-cell>
          <table:table-cell office:value-type="string" calcext:value-type="string">
            <text:p>HeldToMaturitySecurities</text:p>
          </table:table-cell>
          <table:table-cell office:value-type="string" calcext:value-type="string">
            <text:p>LoansAndLeasesReceivableNetReportedAmount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Current</text:p>
          </table:table-cell>
          <table:table-cell office:value-type="string" calcext:value-type="string">
            <text:p>HeldToMaturitySecuritiesAccumulatedUnrecognizedHoldingGain</text:p>
          </table:table-cell>
          <table:table-cell office:value-type="string" calcext:value-type="string">
            <text:p>HeldToMaturitySecuritiesAccumulatedUnrecognizedHoldingLoss</text:p>
          </table:table-cell>
          <table:table-cell office:value-type="string" calcext:value-type="string">
            <text:p>HeldToMaturitySecurities</text:p>
          </table:table-cell>
          <table:table-cell office:value-type="string" calcext:value-type="string">
            <text:p>LoansAndLeasesReceivableNetReportedAmount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</table:table-row>
        <table:table-row table:style-name="ro1">
          <table:table-cell office:value-type="float" office:value="72971" calcext:value-type="float">
            <text:p>72971</text:p>
          </table:table-cell>
          <table:table-cell office:value-type="string" calcext:value-type="string">
            <text:p>WFC</text:p>
          </table:table-cell>
          <table:table-cell office:value-type="string" calcext:value-type="string">
            <text:p>Wells Fargo &amp; Company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D</text:p>
          </table:table-cell>
          <table:table-cell table:style-name="ce1" office:value-type="date" office:date-value="2022-12-31" calcext:value-type="date">
            <text:p>2022-12-31</text:p>
          </table:table-cell>
          <table:table-cell table:style-name="ce1" office:value-type="date" office:date-value="2021-12-31" calcext:value-type="date">
            <text:p>2021-12-31</text:p>
          </table:table-cell>
          <table:table-cell table:formula="of:=([.P237]-[.AD237])/[.AD237]" office:value-type="percentage" office:value="-0.0664387151521202" calcext:value-type="percentage">
            <text:p>-6.64%</text:p>
          </table:table-cell>
          <table:table-cell table:formula="of:=([.L237]-[.M237])/[.AD237]" office:value-type="percentage" office:value="0.00548473199283093" calcext:value-type="percentage">
            <text:p>0.55%</text:p>
          </table:table-cell>
          <table:table-cell table:formula="of:=([.R237]-[.S237])/[.AD237]" office:value-type="percentage" office:value="-0.0280192839156575" calcext:value-type="percentage">
            <text:p>-2.80%</text:p>
          </table:table-cell>
          <table:table-cell table:formula="of:=[.Y237]/[.AD237]" office:value-type="percentage" office:value="0.00101384235459659" calcext:value-type="percentage">
            <text:p>0.10%</text:p>
          </table:table-cell>
          <table:table-cell office:value-type="float" office:value="8238000000" calcext:value-type="float">
            <text:p>8238000000</text:p>
          </table:table-cell>
          <table:table-cell office:value-type="float" office:value="107000000" calcext:value-type="float">
            <text:p>107000000</text:p>
          </table:table-cell>
          <table:table-cell table:number-columns-repeated="2"/>
          <table:table-cell office:value-type="float" office:value="1383985000000" calcext:value-type="float">
            <text:p>1383985000000</text:p>
          </table:table-cell>
          <table:table-cell office:value-type="float" office:value="255521000000" calcext:value-type="float">
            <text:p>255521000000</text:p>
          </table:table-cell>
          <table:table-cell office:value-type="float" office:value="39000000" calcext:value-type="float">
            <text:p>39000000</text:p>
          </table:table-cell>
          <table:table-cell office:value-type="float" office:value="41577000000" calcext:value-type="float">
            <text:p>41577000000</text:p>
          </table:table-cell>
          <table:table-cell table:number-columns-repeated="2"/>
          <table:table-cell office:value-type="float" office:value="1881016000000" calcext:value-type="float">
            <text:p>1881016000000</text:p>
          </table:table-cell>
          <table:table-cell office:value-type="float" office:value="1699141000000" calcext:value-type="float">
            <text:p>1699141000000</text:p>
          </table:table-cell>
          <table:table-cell office:value-type="float" office:value="13182000000" calcext:value-type="float">
            <text:p>13182000000</text:p>
          </table:table-cell>
          <table:table-cell office:value-type="float" office:value="1503000000" calcext:value-type="float">
            <text:p>1503000000</text:p>
          </table:table-cell>
          <table:table-cell office:value-type="float" office:value="854000000" calcext:value-type="float">
            <text:p>854000000</text:p>
          </table:table-cell>
          <table:table-cell office:value-type="float" office:value="2635000000" calcext:value-type="float">
            <text:p>2635000000</text:p>
          </table:table-cell>
          <table:table-cell office:value-type="float" office:value="177244000000" calcext:value-type="float">
            <text:p>177244000000</text:p>
          </table:table-cell>
          <table:table-cell/>
          <table:table-cell office:value-type="float" office:value="1482479000000" calcext:value-type="float">
            <text:p>1482479000000</text:p>
          </table:table-cell>
          <table:table-cell office:value-type="float" office:value="272386000000" calcext:value-type="float">
            <text:p>272386000000</text:p>
          </table:table-cell>
          <table:table-cell office:value-type="float" office:value="3570000000" calcext:value-type="float">
            <text:p>3570000000</text:p>
          </table:table-cell>
          <table:table-cell office:value-type="float" office:value="3206000000" calcext:value-type="float">
            <text:p>3206000000</text:p>
          </table:table-cell>
          <table:table-cell office:value-type="float" office:value="272118000000" calcext:value-type="float">
            <text:p>272118000000</text:p>
          </table:table-cell>
          <table:table-cell office:value-type="float" office:value="895394000000" calcext:value-type="float">
            <text:p>895394000000</text:p>
          </table:table-cell>
          <table:table-cell office:value-type="float" office:value="1948068000000" calcext:value-type="float">
            <text:p>1948068000000</text:p>
          </table:table-cell>
          <table:table-cell office:value-type="float" office:value="1757958000000" calcext:value-type="float">
            <text:p>1757958000000</text:p>
          </table:table-cell>
          <table:table-cell office:value-type="float" office:value="21548000000" calcext:value-type="float">
            <text:p>21548000000</text:p>
          </table:table-cell>
          <table:table-cell office:value-type="float" office:value="19652000000" calcext:value-type="float">
            <text:p>19652000000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table:number-columns-repeated="2"/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office:value-type="string" calcext:value-type="string">
            <text:p>HeldToMaturitySecuritiesAccumulatedUnrecognizedHoldingGain</text:p>
          </table:table-cell>
          <table:table-cell office:value-type="string" calcext:value-type="string">
            <text:p>HeldToMaturitySecuritiesAccumulatedUnrecognizedHoldingLoss</text:p>
          </table:table-cell>
          <table:table-cell table:number-columns-repeated="2"/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/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office:value-type="string" calcext:value-type="string">
            <text:p>HeldToMaturitySecuritiesAccumulatedUnrecognizedHoldingGain</text:p>
          </table:table-cell>
          <table:table-cell office:value-type="string" calcext:value-type="string">
            <text:p>HeldToMaturitySecuritiesAccumulatedUnrecognizedHoldingLoss</text:p>
          </table:table-cell>
          <table:table-cell office:value-type="string" calcext:value-type="string">
            <text:p>HeldToMaturitySecurities</text:p>
          </table:table-cell>
          <table:table-cell office:value-type="string" calcext:value-type="string">
            <text:p>NotesReceivableGross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</table:table-row>
        <table:table-row table:style-name="ro1">
          <table:table-cell office:value-type="float" office:value="1212545" calcext:value-type="float">
            <text:p>1212545</text:p>
          </table:table-cell>
          <table:table-cell office:value-type="string" calcext:value-type="string">
            <text:p>WAL</text:p>
          </table:table-cell>
          <table:table-cell office:value-type="string" calcext:value-type="string">
            <text:p>Western Alliance Bancorporation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D</text:p>
          </table:table-cell>
          <table:table-cell table:style-name="ce1" office:value-type="date" office:date-value="2022-12-31" calcext:value-type="date">
            <text:p>2022-12-31</text:p>
          </table:table-cell>
          <table:table-cell table:style-name="ce1" office:value-type="date" office:date-value="2021-12-31" calcext:value-type="date">
            <text:p>2021-12-31</text:p>
          </table:table-cell>
          <table:table-cell table:formula="of:=([.P238]-[.AD238])/[.AD238]" office:value-type="percentage" office:value="0.126690750231034" calcext:value-type="percentage">
            <text:p>12.67%</text:p>
          </table:table-cell>
          <table:table-cell table:formula="of:=([.L238]-[.M238])/[.AD238]" office:value-type="percentage" office:value="0.0185037385533059" calcext:value-type="percentage">
            <text:p>1.85%</text:p>
          </table:table-cell>
          <table:table-cell table:formula="of:=([.R238]-[.S238])/[.AD238]" office:value-type="percentage" office:value="-0.00371755019742922" calcext:value-type="percentage">
            <text:p>-0.37%</text:p>
          </table:table-cell>
          <table:table-cell table:formula="of:=[.Y238]/[.AD238]" office:value-type="percentage" office:value="0.00799378307989583" calcext:value-type="percentage">
            <text:p>0.80%</text:p>
          </table:table-cell>
          <table:table-cell office:value-type="float" office:value="890000000" calcext:value-type="float">
            <text:p>890000000</text:p>
          </table:table-cell>
          <table:table-cell office:value-type="float" office:value="9000000" calcext:value-type="float">
            <text:p>9000000</text:p>
          </table:table-cell>
          <table:table-cell office:value-type="float" office:value="7092000000" calcext:value-type="float">
            <text:p>7092000000</text:p>
          </table:table-cell>
          <table:table-cell office:value-type="float" office:value="7973000000" calcext:value-type="float">
            <text:p>7973000000</text:p>
          </table:table-cell>
          <table:table-cell office:value-type="float" office:value="53644000000" calcext:value-type="float">
            <text:p>53644000000</text:p>
          </table:table-cell>
          <table:table-cell office:value-type="float" office:value="1112000000" calcext:value-type="float">
            <text:p>1112000000</text:p>
          </table:table-cell>
          <table:table-cell office:value-type="float" office:value="0" calcext:value-type="float">
            <text:p>0</text:p>
          </table:table-cell>
          <table:table-cell office:value-type="float" office:value="177000000" calcext:value-type="float">
            <text:p>177000000</text:p>
          </table:table-cell>
          <table:table-cell office:value-type="float" office:value="1289000000" calcext:value-type="float">
            <text:p>1289000000</text:p>
          </table:table-cell>
          <table:table-cell office:value-type="float" office:value="51552000000" calcext:value-type="float">
            <text:p>51552000000</text:p>
          </table:table-cell>
          <table:table-cell office:value-type="float" office:value="67734000000" calcext:value-type="float">
            <text:p>67734000000</text:p>
          </table:table-cell>
          <table:table-cell office:value-type="float" office:value="62378000000" calcext:value-type="float">
            <text:p>62378000000</text:p>
          </table:table-cell>
          <table:table-cell office:value-type="float" office:value="1057300000" calcext:value-type="float">
            <text:p>1057300000</text:p>
          </table:table-cell>
          <table:table-cell office:value-type="float" office:value="380600000" calcext:value-type="float">
            <text:p>380600000</text:p>
          </table:table-cell>
          <table:table-cell office:value-type="float" office:value="81000000" calcext:value-type="float">
            <text:p>81000000</text:p>
          </table:table-cell>
          <table:table-cell office:value-type="float" office:value="103000000" calcext:value-type="float">
            <text:p>103000000</text:p>
          </table:table-cell>
          <table:table-cell office:value-type="float" office:value="6189000000" calcext:value-type="float">
            <text:p>6189000000</text:p>
          </table:table-cell>
          <table:table-cell office:value-type="float" office:value="6167000000" calcext:value-type="float">
            <text:p>6167000000</text:p>
          </table:table-cell>
          <table:table-cell office:value-type="float" office:value="47612000000" calcext:value-type="float">
            <text:p>47612000000</text:p>
          </table:table-cell>
          <table:table-cell office:value-type="float" office:value="1146000000" calcext:value-type="float">
            <text:p>1146000000</text:p>
          </table:table-cell>
          <table:table-cell office:value-type="float" office:value="43000000" calcext:value-type="float">
            <text:p>4300000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1107000000" calcext:value-type="float">
            <text:p>1107000000</text:p>
          </table:table-cell>
          <table:table-cell office:value-type="float" office:value="38823000000" calcext:value-type="float">
            <text:p>38823000000</text:p>
          </table:table-cell>
          <table:table-cell office:value-type="float" office:value="55983000000" calcext:value-type="float">
            <text:p>55983000000</text:p>
          </table:table-cell>
          <table:table-cell office:value-type="float" office:value="51020000000" calcext:value-type="float">
            <text:p>51020000000</text:p>
          </table:table-cell>
          <table:table-cell office:value-type="float" office:value="899200000" calcext:value-type="float">
            <text:p>899200000</text:p>
          </table:table-cell>
          <table:table-cell office:value-type="float" office:value="822600000" calcext:value-type="float">
            <text:p>822600000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office:value-type="string" calcext:value-type="string">
            <text:p>HeldToMaturitySecuritiesAccumulatedUnrecognizedHoldingGain</text:p>
          </table:table-cell>
          <table:table-cell office:value-type="string" calcext:value-type="string">
            <text:p>HeldToMaturitySecuritiesAccumulatedUnrecognizedHoldingLoss</text:p>
          </table:table-cell>
          <table:table-cell office:value-type="string" calcext:value-type="string">
            <text:p>HeldToMaturitySecurities</text:p>
          </table:table-cell>
          <table:table-cell office:value-type="string" calcext:value-type="string">
            <text:p>LoansAndLeasesReceivableNetReportedAmount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  <table:table-cell office:value-type="string" calcext:value-type="string">
            <text:p>AvailableForSaleDebtSecuritiesAccumulatedGrossUnrealizedLossBeforeTax</text:p>
          </table:table-cell>
          <table:table-cell office:value-type="string" calcext:value-type="string">
            <text:p>AvailableForSaleDebtSecuritiesAccumulatedGrossUnrealizedGainBeforeTax</text:p>
          </table:table-cell>
          <table:table-cell office:value-type="string" calcext:value-type="string">
            <text:p>AvailableForSaleSecuritiesDebtSecurities</text:p>
          </table:table-cell>
          <table:table-cell office:value-type="string" calcext:value-type="string">
            <text:p>AvailableForSaleDebtSecuritiesAmortizedCostBasis</text:p>
          </table:table-cell>
          <table:table-cell office:value-type="string" calcext:value-type="string">
            <text:p>Deposits</text:p>
          </table:table-cell>
          <table:table-cell office:value-type="string" calcext:value-type="string">
            <text:p>HeldToMaturitySecuritiesFairValue</text:p>
          </table:table-cell>
          <table:table-cell office:value-type="string" calcext:value-type="string">
            <text:p>HeldToMaturitySecuritiesAccumulatedUnrecognizedHoldingGain</text:p>
          </table:table-cell>
          <table:table-cell office:value-type="string" calcext:value-type="string">
            <text:p>HeldToMaturitySecuritiesAccumulatedUnrecognizedHoldingLoss</text:p>
          </table:table-cell>
          <table:table-cell office:value-type="string" calcext:value-type="string">
            <text:p>HeldToMaturitySecurities</text:p>
          </table:table-cell>
          <table:table-cell office:value-type="string" calcext:value-type="string">
            <text:p>LoansAndLeasesReceivableNetReportedAmount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</table:table-row>
        <table:table-row table:style-name="ro1">
          <table:table-cell office:value-type="float" office:value="910073" calcext:value-type="float">
            <text:p>910073</text:p>
          </table:table-cell>
          <table:table-cell office:value-type="string" calcext:value-type="string">
            <text:p>NYCB</text:p>
          </table:table-cell>
          <table:table-cell office:value-type="string" calcext:value-type="string">
            <text:p>York Community Bancorp Inc.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D</text:p>
          </table:table-cell>
          <table:table-cell table:style-name="ce1" office:value-type="date" office:date-value="2022-12-31" calcext:value-type="date">
            <text:p>2022-12-31</text:p>
          </table:table-cell>
          <table:table-cell table:style-name="ce1" office:value-type="date" office:date-value="2021-12-31" calcext:value-type="date">
            <text:p>2021-12-31</text:p>
          </table:table-cell>
          <table:table-cell table:formula="of:=([.P239]-[.AD239])/[.AD239]" office:value-type="percentage" office:value="0.674919421546536" calcext:value-type="percentage">
            <text:p>67.49%</text:p>
          </table:table-cell>
          <table:table-cell table:formula="of:=([.L239]-[.M239])/[.AD239]" office:value-type="percentage" office:value="0" calcext:value-type="percentage">
            <text:p>0.00%</text:p>
          </table:table-cell>
          <table:table-cell table:formula="of:=([.R239]-[.S239])/[.AD239]" office:value-type="percentage" office:value="0" calcext:value-type="percentage">
            <text:p>0.00%</text:p>
          </table:table-cell>
          <table:table-cell table:formula="of:=[.Y239]/[.AD239]" office:value-type="percentage" office:value="0.00328018483128441" calcext:value-type="percentage">
            <text:p>0.33%</text:p>
          </table:table-cell>
          <table:table-cell table:number-columns-repeated="2"/>
          <table:table-cell office:value-type="float" office:value="9060000000" calcext:value-type="float">
            <text:p>9060000000</text:p>
          </table:table-cell>
          <table:table-cell/>
          <table:table-cell office:value-type="float" office:value="58721000000" calcext:value-type="float">
            <text:p>58721000000</text:p>
          </table:table-cell>
          <table:table-cell table:number-columns-repeated="4"/>
          <table:table-cell office:value-type="float" office:value="69001000000" calcext:value-type="float">
            <text:p>69001000000</text:p>
          </table:table-cell>
          <table:table-cell office:value-type="float" office:value="90144000000" calcext:value-type="float">
            <text:p>90144000000</text:p>
          </table:table-cell>
          <table:table-cell office:value-type="float" office:value="81320000000" calcext:value-type="float">
            <text:p>81320000000</text:p>
          </table:table-cell>
          <table:table-cell office:value-type="float" office:value="650000000" calcext:value-type="float">
            <text:p>650000000</text:p>
          </table:table-cell>
          <table:table-cell office:value-type="float" office:value="115000000" calcext:value-type="float">
            <text:p>115000000</text:p>
          </table:table-cell>
          <table:table-cell table:number-columns-repeated="2"/>
          <table:table-cell office:value-type="float" office:value="5780000000" calcext:value-type="float">
            <text:p>5780000000</text:p>
          </table:table-cell>
          <table:table-cell/>
          <table:table-cell office:value-type="float" office:value="35059000000" calcext:value-type="float">
            <text:p>35059000000</text:p>
          </table:table-cell>
          <table:table-cell table:number-columns-repeated="4"/>
          <table:table-cell office:value-type="float" office:value="45738000000" calcext:value-type="float">
            <text:p>45738000000</text:p>
          </table:table-cell>
          <table:table-cell office:value-type="float" office:value="59527000000" calcext:value-type="float">
            <text:p>59527000000</text:p>
          </table:table-cell>
          <table:table-cell office:value-type="float" office:value="52483000000" calcext:value-type="float">
            <text:p>52483000000</text:p>
          </table:table-cell>
          <table:table-cell office:value-type="float" office:value="596000000" calcext:value-type="float">
            <text:p>596000000</text:p>
          </table:table-cell>
          <table:table-cell office:value-type="float" office:value="536000000" calcext:value-type="float">
            <text:p>536000000</text:p>
          </table:table-cell>
          <table:table-cell table:number-columns-repeated="2"/>
          <table:table-cell office:value-type="string" calcext:value-type="string">
            <text:p>AvailableForSaleSecuritiesDebtSecurities</text:p>
          </table:table-cell>
          <table:table-cell/>
          <table:table-cell office:value-type="string" calcext:value-type="string">
            <text:p>Deposits</text:p>
          </table:table-cell>
          <table:table-cell table:number-columns-repeated="4"/>
          <table:table-cell office:value-type="string" calcext:value-type="string">
            <text:p>LoansAndLeasesReceivableGrossCarryingAmount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  <table:table-cell table:number-columns-repeated="2"/>
          <table:table-cell office:value-type="string" calcext:value-type="string">
            <text:p>AvailableForSaleSecuritiesDebtSecurities</text:p>
          </table:table-cell>
          <table:table-cell/>
          <table:table-cell office:value-type="string" calcext:value-type="string">
            <text:p>Deposits</text:p>
          </table:table-cell>
          <table:table-cell table:number-columns-repeated="4"/>
          <table:table-cell office:value-type="string" calcext:value-type="string">
            <text:p>LoansAndLeasesReceivableGrossCarryingAmount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Liabilities</text:p>
          </table:table-cell>
          <table:table-cell office:value-type="string" calcext:value-type="string">
            <text:p>NetIncomeLoss</text:p>
          </table:table-cell>
          <table:table-cell office:value-type="string" calcext:value-type="string">
            <text:p>ComprehensiveIncomeNetOfTax</text:p>
          </table:table-cell>
        </table:table-row>
        <table:table-row table:style-name="ro1" table:number-rows-repeated="1048336">
          <table:table-cell table:number-columns-repeated="67"/>
        </table:table-row>
        <table:table-row table:style-name="ro1">
          <table:table-cell table:number-columns-repeated="67"/>
        </table:table-row>
        <calcext:conditional-formats>
          <calcext:conditional-format calcext:target-range-address="finresults.J1:finresults.J1048576">
            <calcext:condition calcext:apply-style-name="Warning" calcext:value="&lt;-0.08" calcext:base-cell-address="finresults.J1"/>
          </calcext:conditional-format>
          <calcext:conditional-format calcext:target-range-address="finresults.H1:finresults.K1048576">
            <calcext:condition calcext:apply-style-name="Warning" calcext:value="&lt;-0.05" calcext:base-cell-address="finresults.H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3-23T12:00:44.481206832</dc:date>
    <meta:editing-duration>PT14H14M6S</meta:editing-duration>
    <meta:editing-cycles>1</meta:editing-cycles>
    <meta:document-statistic meta:table-count="1" meta:cell-count="13569" meta:object-count="0"/>
    <meta:generator>LibreOffice/7.4.3.2$Linux_X86_64 LibreOffice_project/40$Build-2</meta:generator>
  </office:meta>
</office:document-meta>
</file>